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style:style>
    <style:style style:name="P2" style:family="paragraph" style:parent-style-name="Standard">
      <style:paragraph-properties fo:margin-left="0cm" fo:margin-right="0.3cm" fo:text-align="center" style:justify-single-word="false" fo:text-indent="1cm" style:auto-text-indent="false"/>
      <style:text-properties fo:color="#000000" style:font-name="Lato" fo:font-size="36pt" fo:letter-spacing="0.176cm" fo:language="tr" fo:country="TR" fo:font-weight="bold" style:font-size-asian="36pt" style:font-weight-asian="bold" style:font-name-complex="Times New Roman" style:font-size-complex="36pt" style:font-weight-complex="bold"/>
    </style:style>
    <style:style style:name="P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4" style:family="paragraph" style:parent-style-name="Standard">
      <style:paragraph-properties fo:margin-left="0cm" fo:margin-right="0.3cm" fo:line-height="0.564cm" fo:text-align="justify" style:justify-single-word="false" fo:text-indent="1cm" style:auto-text-indent="false">
        <style:tab-stops>
          <style:tab-stop style:position="0.478cm"/>
        </style:tab-stops>
      </style:paragraph-properties>
      <style:text-properties fo:color="#000000" style:font-name="Lato" fo:font-size="11pt" fo:language="tr" fo:country="TR" style:font-size-asian="11pt" style:font-name-complex="Times New Roman" style:font-size-complex="11pt"/>
    </style:style>
    <style:style style:name="P5"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style:font-size-asian="11pt" style:font-name-complex="Times New Roman" style:font-size-complex="11pt"/>
    </style:style>
    <style:style style:name="P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7" style:family="paragraph" style:parent-style-name="Standard">
      <style:paragraph-properties fo:margin-left="0cm" fo:margin-right="0.3cm" fo:line-height="0.564cm" fo:text-align="center"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style>
    <style:style style:name="P8"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9"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10"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font-name-complex="Times New Roman" style:font-size-complex="11pt" style:font-style-complex="italic"/>
    </style:style>
    <style:style style:name="P11"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anguage="tr" fo:country="TR" style:letter-kerning="false" style:font-size-asian="11pt" style:font-name-complex="Times New Roman" style:font-size-complex="11pt" style:font-style-complex="italic" style:font-weight-complex="bold"/>
    </style:style>
    <style:style style:name="P12"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37cm" fo:language="tr" fo:country="TR" fo:font-weight="bold" style:font-size-asian="11pt" style:font-weight-asian="bold" style:font-name-complex="Times New Roman" style:font-size-complex="11pt" style:font-weight-complex="bold"/>
    </style:style>
    <style:style style:name="P1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176cm" fo:language="tr" fo:country="TR" fo:font-weight="bold" style:font-size-asian="11pt" style:font-weight-asian="bold" style:font-name-complex="Times New Roman" style:font-size-complex="11pt" style:font-weight-complex="bold"/>
    </style:style>
    <style:style style:name="P14"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88cm" fo:language="tr" fo:country="TR" fo:font-style="italic" style:font-size-asian="11pt" style:font-style-asian="italic" style:font-name-complex="Times New Roman" style:font-size-complex="11pt" style:font-style-complex="italic"/>
    </style:style>
    <style:style style:name="P15"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letter-spacing="0.009cm" fo:language="tr" fo:country="TR" style:font-size-asian="11pt" style:font-name-complex="Times New Roman" style:font-size-complex="11pt"/>
    </style:style>
    <style:style style:name="P16"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language="tr" fo:country="TR" fo:font-weight="bold" style:font-size-asian="14pt" style:font-weight-asian="bold" style:font-name-complex="Times New Roman" style:font-size-complex="14pt" style:font-style-complex="italic"/>
    </style:style>
    <style:style style:name="P17"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4pt" fo:language="tr" fo:country="TR" fo:font-weight="bold" style:font-size-asian="14pt" style:font-weight-asian="bold" style:font-name-complex="Times New Roman" style:font-size-complex="14pt"/>
    </style:style>
    <style:style style:name="P18" style:family="paragraph" style:parent-style-name="Standard">
      <style:paragraph-properties fo:margin-left="0cm" fo:margin-right="0.3cm" fo:text-align="center" style:justify-single-word="false" fo:text-indent="1cm" style:auto-text-indent="false"/>
      <style:text-properties fo:color="#000000" style:font-name="Lato" fo:font-size="18pt" fo:language="tr" fo:country="TR" fo:font-weight="bold" style:font-size-asian="18pt" style:font-weight-asian="bold" style:font-name-complex="Times New Roman" style:font-size-complex="18pt"/>
    </style:style>
    <style:style style:name="P19" style:family="paragraph" style:parent-style-name="Standard">
      <style:paragraph-properties fo:margin-left="0cm" fo:margin-right="0.3cm" fo:line-height="0.564cm" fo:text-align="justify" style:justify-single-word="false" fo:text-indent="1cm" style:auto-text-indent="false"/>
      <style:text-properties fo:color="#000000" style:text-position="super 58%" style:font-name="Lato" fo:font-size="11pt" fo:language="tr" fo:country="TR" fo:font-weight="bold" style:font-size-asian="11pt" style:font-weight-asian="bold" style:font-name-complex="Times New Roman" style:font-size-complex="11pt"/>
    </style:style>
    <style:style style:name="P20" style:family="paragraph" style:parent-style-name="Standard">
      <style:paragraph-properties fo:margin-left="0cm" fo:margin-right="0.3cm" fo:text-align="center" style:justify-single-word="false" fo:text-indent="1cm" style:auto-text-indent="false"/>
      <style:text-properties style:font-name="Lato" fo:font-size="36pt" fo:language="tr" fo:country="TR" style:font-size-asian="36pt" style:font-name-complex="Times New Roman" style:font-size-complex="36pt"/>
    </style:style>
    <style:style style:name="P21"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letter-kerning="true" style:font-size-asian="26pt" style:font-weight-asian="bold" style:font-name-complex="Times New Roman" style:font-size-complex="26pt" style:font-weight-complex="bold"/>
    </style:style>
    <style:style style:name="P22"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letter-kerning="true" style:font-size-asian="11pt" style:font-weight-asian="bold" style:font-name-complex="Times New Roman" style:font-size-complex="11pt" style:font-weight-complex="bold"/>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font-weight-complex="bold"/>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ab-stops>
          <style:tab-stop style:position="11.001cm" style:type="right" style:leader-style="dotted" style:leader-text="."/>
        </style:tab-stops>
      </style:paragraph-properties>
      <style:text-properties style:font-name="Lato" fo:font-size="11pt" fo:language="tr" fo:country="TR" fo:font-weight="bold"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language-asian="tr" style:country-asian="TR" style:font-weight-asian="bold" style:font-name-complex="Times New Roman" style:font-size-complex="11pt"/>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29"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font-weight-complex="bold"/>
    </style:style>
    <style:style style:name="P30"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size-complex="11pt"/>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font-style-complex="italic"/>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26cm" fo:language="tr" fo:country="TR" fo:font-weight="bold" style:letter-kerning="true" style:font-size-asian="11pt" style:font-weight-asian="bold" style:font-name-complex="Times New Roman" style:font-size-complex="11pt"/>
    </style:style>
    <style:style style:name="P33" style:family="paragraph" style:parent-style-name="Standard">
      <style:paragraph-properties fo:margin-left="0cm" fo:margin-right="0.3cm" fo:line-height="0.564cm" fo:text-align="justify" style:justify-single-word="false" fo:text-indent="1cm" style:auto-text-indent="false"/>
      <style:text-properties style:font-name="Lato" fo:font-size="11pt" fo:letter-spacing="0.088cm" fo:language="tr" fo:country="TR" fo:font-style="italic" style:font-size-asian="11pt" style:font-style-asian="italic" style:font-name-complex="Times New Roman" style:font-size-complex="11pt" style:font-style-complex="italic"/>
    </style:style>
    <style:style style:name="P34"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36" style:family="paragraph" style:parent-style-name="Standard">
      <style:paragraph-properties fo:margin-left="0cm" fo:margin-right="0.3cm" fo:line-height="0.564cm" fo:text-align="justify" style:justify-single-word="false" fo:text-indent="1cm" style:auto-text-indent="false"/>
      <style:text-properties fo:color="#e2cb73" style:font-name="Lato" fo:font-size="11pt" fo:letter-spacing="0.176cm" fo:language="tr" fo:country="TR" fo:font-weight="bold" style:font-size-asian="11pt" style:font-weight-asian="bold" style:font-name-complex="Times New Roman" style:font-size-complex="11pt" style:font-weight-complex="bold"/>
    </style:style>
    <style:style style:name="P37" style:family="paragraph" style:parent-style-name="Standard">
      <style:paragraph-properties fo:margin-left="0cm" fo:margin-right="0.3cm" fo:line-height="0.564cm" fo:text-align="justify" style:justify-single-word="false" fo:text-indent="1cm" style:auto-text-indent="false"/>
      <style:text-properties fo:color="#c70015" style:font-name="Lato" fo:font-size="11pt" fo:language="tr" fo:country="TR" fo:font-style="italic" style:font-size-asian="11pt" style:font-style-asian="italic" style:font-name-complex="Times New Roman" style:font-size-complex="11pt" style:font-style-complex="italic"/>
    </style:style>
    <style:style style:name="P38" style:family="paragraph" style:parent-style-name="bab">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39" style:family="paragraph" style:parent-style-name="bab">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size-complex="11pt" style:font-weight-complex="bold"/>
    </style:style>
    <style:style style:name="P40"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style:font-size-asian="11pt" style:font-style-asian="italic" style:font-name-complex="Times New Roman" style:font-size-complex="11pt" style:font-style-complex="italic"/>
    </style:style>
    <style:style style:name="P41"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style:font-size-asian="11pt" style:font-style-asian="italic" style:font-size-complex="11pt" style:font-style-complex="italic"/>
    </style:style>
    <style:style style:name="P42"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P43"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44"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1pt" fo:language="tr" fo:country="TR" style:font-size-asian="11pt" style:font-name-complex="Times New Roman" style:font-size-complex="11pt"/>
    </style:style>
    <style:style style:name="P45"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1pt" fo:letter-spacing="0.088cm" fo:language="tr" fo:country="TR" fo:font-style="italic" style:font-size-asian="11pt" style:font-style-asian="italic" style:font-size-complex="11pt" style:font-style-complex="italic"/>
    </style:style>
    <style:style style:name="P46"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1pt" fo:letter-spacing="0.088cm" fo:language="tr" fo:country="TR" style:font-size-asian="11pt" style:font-size-complex="11pt"/>
    </style:style>
    <style:style style:name="P47"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1pt" fo:letter-spacing="0.176cm" fo:language="tr" fo:country="TR" fo:font-weight="bold" style:font-size-asian="11pt" style:font-weight-asian="bold" style:font-name-complex="Times New Roman" style:font-size-complex="11pt" style:font-weight-complex="bold"/>
    </style:style>
    <style:style style:name="P48"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4pt" fo:language="tr" fo:country="TR" fo:font-weight="bold" style:font-size-asian="14pt" style:font-weight-asian="bold" style:font-size-complex="14pt" style:font-style-complex="italic"/>
    </style:style>
    <style:style style:name="P49"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4pt" fo:language="tr" fo:country="TR" fo:font-weight="bold" style:font-size-asian="14pt" style:font-weight-asian="bold" style:font-size-complex="14pt" style:font-style-complex="italic" style:font-weight-complex="bold"/>
    </style:style>
    <style:style style:name="P50" style:family="paragraph" style:parent-style-name="ALINTIALT">
      <style:paragraph-properties fo:margin-left="0cm" fo:margin-right="0.3cm" fo:margin-top="0cm" fo:margin-bottom="0cm" loext:contextual-spacing="false" fo:line-height="0.564cm" fo:text-indent="1cm" style:auto-text-indent="false"/>
      <style:text-properties fo:color="#000000" style:font-name="Lato" fo:font-size="14pt" fo:language="tr" fo:country="TR" fo:font-style="italic" fo:font-weight="bold" style:font-size-asian="14pt" style:font-style-asian="italic" style:font-weight-asian="bold" style:font-name-complex="Times New Roman" style:font-size-complex="14pt" style:font-style-complex="italic" style:font-weight-complex="bold"/>
    </style:style>
    <style:style style:name="P51" style:family="paragraph" style:parent-style-name="ALINTIALT">
      <style:paragraph-properties fo:margin-left="0cm" fo:margin-right="0.3cm" fo:margin-top="0cm" fo:margin-bottom="0cm" loext:contextual-spacing="false" fo:line-height="0.564cm" fo:text-indent="1cm" style:auto-text-indent="false"/>
      <style:text-properties style:font-name="Lato"/>
    </style:style>
    <style:style style:name="P52" style:family="paragraph" style:parent-style-name="ALINTIALT">
      <style:paragraph-properties fo:margin-left="0cm" fo:margin-right="0.3cm" fo:margin-top="0cm" fo:margin-bottom="0cm" loext:contextual-spacing="false" fo:line-height="0.564cm" fo:text-indent="1cm" style:auto-text-indent="false">
        <style:tab-stops>
          <style:tab-stop style:position="-41.543cm"/>
          <style:tab-stop style:position="-26.162cm" style:leader-style="dotted" style:leader-text="."/>
          <style:tab-stop style:position="0cm"/>
          <style:tab-stop style:position="0.268cm" style:type="center" style:leader-style="solid" style:leader-text="-"/>
          <style:tab-stop style:position="9.479cm" style:type="right"/>
        </style:tab-stops>
      </style:paragraph-properties>
      <style:text-properties style:font-name="Lato"/>
    </style:style>
    <style:style style:name="P53"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1pt" fo:language="tr" fo:country="TR" fo:font-style="italic" style:font-size-asian="11pt" style:font-style-asian="italic" style:font-size-complex="11pt" style:font-style-complex="italic"/>
    </style:style>
    <style:style style:name="P54"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1pt" fo:language="tr" fo:country="TR" fo:font-style="italic" style:font-size-asian="11pt" style:font-style-asian="italic" style:font-name-complex="Times New Roman" style:font-size-complex="11pt" style:font-style-complex="italic"/>
    </style:style>
    <style:style style:name="P55"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1pt" fo:language="tr" fo:country="TR" fo:font-style="italic" fo:font-weight="bold" style:font-size-asian="11pt" style:font-style-asian="italic" style:font-weight-asian="bold" style:font-size-complex="11pt" style:font-style-complex="italic" style:font-weight-complex="bold"/>
    </style:style>
    <style:style style:name="P56"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size-complex="11pt" style:font-weight-complex="bold"/>
    </style:style>
    <style:style style:name="P57"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1pt" fo:letter-spacing="0.088cm" fo:language="tr" fo:country="TR" fo:font-style="italic" style:font-size-asian="11pt" style:font-style-asian="italic" style:font-size-complex="11pt" style:font-style-complex="italic"/>
    </style:style>
    <style:style style:name="P58"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1pt" fo:letter-spacing="0.088cm" fo:language="tr" fo:country="TR" style:font-size-asian="11pt" style:font-name-complex="Times New Roman" style:font-size-complex="11pt"/>
    </style:style>
    <style:style style:name="P59"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1pt" fo:letter-spacing="0.088cm" fo:language="tr" fo:country="TR" style:font-size-asian="11pt" style:font-size-complex="11pt"/>
    </style:style>
    <style:style style:name="P60"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4pt" fo:language="tr" fo:country="TR" fo:font-style="italic" fo:font-weight="bold" style:font-size-asian="14pt" style:font-style-asian="italic" style:font-weight-asian="bold" style:font-size-complex="14pt" style:font-style-complex="italic"/>
    </style:style>
    <style:style style:name="P61"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4pt" fo:language="tr" fo:country="TR" fo:font-style="italic" fo:font-weight="bold" style:font-size-asian="14pt" style:font-style-asian="italic" style:font-weight-asian="bold" style:font-size-complex="14pt" style:font-style-complex="italic" style:font-weight-complex="bold"/>
    </style:style>
    <style:style style:name="P62"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4pt" fo:language="tr" fo:country="TR" fo:font-weight="bold" style:font-size-asian="14pt" style:font-weight-asian="bold" style:font-size-complex="14pt" style:font-style-complex="italic"/>
    </style:style>
    <style:style style:name="P63" style:family="paragraph" style:parent-style-name="ALINTIALT">
      <style:paragraph-properties fo:margin-left="0cm" fo:margin-right="0.3cm" fo:margin-top="0cm" fo:margin-bottom="0cm" loext:contextual-spacing="false" fo:line-height="0.564cm" fo:text-indent="1cm" style:auto-text-indent="false"/>
      <style:text-properties style:font-name="Lato" fo:font-size="14pt" fo:language="tr" fo:country="TR" fo:font-weight="bold" style:font-size-asian="14pt" style:font-weight-asian="bold" style:font-size-complex="14pt" style:font-style-complex="italic" style:font-weight-complex="bold"/>
    </style:style>
    <style:style style:name="P64" style:family="paragraph" style:parent-style-name="ALINTIALT">
      <style:paragraph-properties fo:margin-left="0cm" fo:margin-right="0.3cm" fo:margin-top="0cm" fo:margin-bottom="0cm" loext:contextual-spacing="false" fo:line-height="0.564cm" fo:text-indent="1cm" style:auto-text-indent="false" fo:break-before="page"/>
      <style:text-properties fo:color="#000000" style:font-name="Lato" fo:font-size="14pt" fo:language="tr" fo:country="TR" fo:font-weight="bold" style:font-size-asian="14pt" style:font-weight-asian="bold" style:font-size-complex="14pt" style:font-style-complex="italic" style:font-weight-complex="bold"/>
    </style:style>
    <style:style style:name="P65" style:family="paragraph" style:parent-style-name="ALINTIALT">
      <style:paragraph-properties fo:margin-left="0cm" fo:margin-right="0.3cm" fo:margin-top="0cm" fo:margin-bottom="0cm" loext:contextual-spacing="false" fo:line-height="0.564cm" fo:text-indent="1cm" style:auto-text-indent="false" fo:break-before="page"/>
      <style:text-properties style:font-name="Lato" fo:font-size="14pt" fo:language="tr" fo:country="TR" fo:font-weight="bold" style:font-size-asian="14pt" style:font-weight-asian="bold" style:font-size-complex="14pt" style:font-style-complex="italic" style:font-weight-complex="bold"/>
    </style:style>
    <style:style style:name="P66" style:family="paragraph" style:parent-style-name="ALINTIALT">
      <style:paragraph-properties fo:margin-left="0cm" fo:margin-right="0.3cm" fo:margin-top="0cm" fo:margin-bottom="0cm" loext:contextual-spacing="false" fo:line-height="0.564cm" fo:text-indent="1cm" style:auto-text-indent="false" fo:break-before="page"/>
      <style:text-properties style:font-name="Lato"/>
    </style:style>
    <style:style style:name="P67" style:family="paragraph" style:parent-style-name="ALITIUST">
      <style:paragraph-properties fo:margin-left="0cm" fo:margin-right="0.3cm" fo:margin-top="0cm" fo:margin-bottom="0cm" loext:contextual-spacing="false" fo:line-height="0.564cm" fo:text-indent="1cm" style:auto-text-indent="false"/>
      <style:text-properties fo:color="#000000" style:font-name="Lato" fo:font-size="11pt" fo:language="tr" fo:country="TR" fo:font-weight="bold" style:font-size-asian="11pt" style:font-weight-asian="bold" style:font-name-complex="Times New Roman" style:font-size-complex="11pt" style:font-weight-complex="bold"/>
    </style:style>
    <style:style style:name="P68" style:family="paragraph" style:parent-style-name="ALINTI">
      <style:paragraph-properties fo:margin-left="0cm" fo:margin-right="0.3cm" fo:margin-top="0cm" fo:margin-bottom="0cm" loext:contextual-spacing="false" fo:line-height="0.564cm" fo:text-indent="1cm" style:auto-text-indent="false"/>
      <style:text-properties style:font-name="Lato" fo:font-size="11pt" fo:language="tr" fo:country="TR" fo:font-weight="bold" style:font-size-asian="11pt" style:font-weight-asian="bold" style:font-size-complex="11pt"/>
    </style:style>
    <style:style style:name="P69" style:family="paragraph" style:parent-style-name="ALINTI">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fo:font-weight="bold" style:font-size-asian="11pt" style:font-weight-asian="bold" style:font-size-complex="11pt"/>
    </style:style>
    <style:style style:name="P70" style:family="paragraph" style:parent-style-name="ALINTIORTA">
      <style:paragraph-properties fo:margin-left="0cm" fo:margin-right="0.3cm" fo:line-height="0.564cm" fo:text-indent="1cm" style:auto-text-indent="false"/>
      <style:text-properties style:font-name="Lato"/>
    </style:style>
    <style:style style:name="P71" style:family="paragraph" style:parent-style-name="ALINTIORTA">
      <style:paragraph-properties fo:margin-left="0cm" fo:margin-right="0.3cm" fo:line-height="0.564cm" fo:text-indent="1cm" style:auto-text-indent="false"/>
      <style:text-properties style:text-position="super 58%" style:font-name="Lato" fo:font-size="11pt" fo:language="tr" fo:country="TR" style:font-size-asian="11pt" style:font-size-complex="11pt"/>
    </style:style>
    <style:style style:name="P72"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1pt" fo:language="tr" fo:country="TR" fo:font-style="italic" style:font-size-asian="11pt" style:font-style-asian="italic" style:font-name-complex="Times New Roman" style:font-size-complex="11pt" style:font-style-complex="italic"/>
    </style:style>
    <style:style style:name="P73"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1pt" fo:language="tr" fo:country="TR" fo:font-weight="bold" style:font-size-asian="11pt" style:font-weight-asian="bold" style:font-name-complex="Times New Roman" style:font-size-complex="11pt"/>
    </style:style>
    <style:style style:name="P74"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1pt" fo:letter-spacing="0.176cm" fo:language="tr" fo:country="TR" fo:font-weight="bold" style:font-size-asian="11pt" style:font-weight-asian="bold" style:font-name-complex="Times New Roman" style:font-size-complex="11pt" style:font-weight-complex="bold"/>
    </style:style>
    <style:style style:name="P75"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Lato" fo:font-size="14pt" fo:language="tr" fo:country="TR" fo:font-weight="bold" style:font-size-asian="14pt" style:font-weight-asian="bold" style:font-name-complex="Times New Roman" style:font-size-complex="14pt" style:font-style-complex="italic"/>
    </style:style>
    <style:style style:name="P76"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7" style:family="paragraph" style:parent-style-name="Standard">
      <style:paragraph-properties fo:margin-left="0cm" fo:margin-right="0.3cm" fo:line-height="0.564cm" fo:text-align="justify" style:justify-single-word="false" fo:text-indent="1cm" style:auto-text-indent="false" fo:break-before="page"/>
      <style:text-properties style:font-name="Lato"/>
    </style:style>
    <style:style style:name="P78" style:family="paragraph" style:parent-style-name="Standard">
      <style:paragraph-properties fo:margin-left="1cm" fo:margin-right="0.3cm" fo:line-height="0.564cm" fo:text-align="justify" style:justify-single-word="false" fo:text-indent="0cm" style:auto-text-indent="false"/>
      <style:text-properties style:font-name="Lato" fo:font-size="11pt" fo:language="tr" fo:country="TR" fo:font-weight="bold" style:font-size-asian="11pt" style:font-weight-asian="bold" style:font-name-complex="Times New Roman" style:font-size-complex="11pt"/>
    </style:style>
    <style:style style:name="P79" style:family="paragraph" style:parent-style-name="Standard">
      <style:text-properties style:font-name="Lato" fo:language="tr" fo:country="TR"/>
    </style:style>
    <style:style style:name="P80" style:family="paragraph" style:parent-style-name="Standard">
      <style:text-properties style:font-name="Lato" fo:font-size="11pt" fo:language="tr" fo:country="TR" style:font-size-asian="11pt" style:font-name-complex="Times New Roman" style:font-size-complex="11pt"/>
    </style:style>
    <style:style style:name="P81" style:family="paragraph" style:parent-style-name="Standard">
      <style:paragraph-properties fo:margin-left="0cm" fo:margin-right="0.3cm" fo:line-height="0.564cm" fo:text-align="justify" style:justify-single-word="false" fo:text-indent="0cm" style:auto-text-indent="false"/>
      <style:text-properties style:font-name="Lato"/>
    </style:style>
    <style:style style:name="P82" style:family="paragraph" style:parent-style-name="Standard">
      <style:paragraph-properties fo:margin-left="0cm" fo:margin-right="0.3cm" fo:line-height="0.564cm" fo:text-align="justify" style:justify-single-word="false" fo:text-indent="0cm" style:auto-text-indent="false">
        <style:tab-stops>
          <style:tab-stop style:position="0.478cm"/>
        </style:tab-stops>
      </style:paragraph-properties>
      <style:text-properties style:font-name="Lato"/>
    </style:style>
    <style:style style:name="P83"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fo:language="tr" fo:country="TR" fo:font-weight="bold" style:letter-kerning="true" style:font-size-asian="11pt" style:font-weight-asian="bold" style:font-name-complex="Times New Roman" style:font-size-complex="11pt" style:font-weight-complex="bold"/>
    </style:style>
    <style:style style:name="P84" style:family="paragraph" style:parent-style-name="Standard">
      <style:paragraph-properties fo:margin-left="0cm" fo:margin-right="0.3cm" fo:line-height="0.564cm" fo:text-align="justify" style:justify-single-word="false" fo:text-indent="0cm" style:auto-text-indent="false"/>
      <style:text-properties fo:color="#000000" style:font-name="Lato" fo:font-size="11pt" fo:language="tr" fo:country="TR" style:font-size-asian="11pt" style:font-name-complex="Times New Roman" style:font-size-complex="11pt"/>
    </style:style>
    <style:style style:name="P85" style:family="paragraph" style:parent-style-name="Standard">
      <style:paragraph-properties fo:margin-left="0cm" fo:margin-right="0.3cm" fo:line-height="0.564cm" fo:text-align="justify" style:justify-single-word="false" fo:text-indent="0cm" style:auto-text-indent="false">
        <style:tab-stops>
          <style:tab-stop style:position="0.478cm"/>
        </style:tab-stops>
      </style:paragraph-properties>
      <style:text-properties fo:color="#000000" style:font-name="Lato" fo:font-size="11pt" fo:language="tr" fo:country="TR" style:font-size-asian="11pt" style:font-name-complex="Times New Roman" style:font-size-complex="11pt"/>
    </style:style>
    <style:style style:name="P86" style:family="paragraph" style:parent-style-name="ALINTIALT" style:list-style-name="">
      <style:paragraph-properties fo:margin-left="0cm" fo:margin-right="0.3cm" fo:margin-top="0cm" fo:margin-bottom="0cm" loext:contextual-spacing="false" fo:line-height="0.564cm" fo:text-indent="1cm" style:auto-text-indent="false"/>
      <style:text-properties style:font-name="Lato" fo:font-size="11pt" fo:letter-spacing="0.088cm" fo:language="tr" fo:country="TR" fo:font-style="italic" style:font-size-asian="11pt" style:font-style-asian="italic" style:font-size-complex="11pt" style:font-style-complex="italic"/>
    </style:style>
    <style:style style:name="P87" style:family="paragraph" style:parent-style-name="ALINTIALT" style:list-style-name="">
      <style:paragraph-properties fo:margin-left="0cm" fo:margin-right="0.3cm" fo:margin-top="0cm" fo:margin-bottom="0cm" loext:contextual-spacing="false" fo:line-height="0.564cm" fo:text-indent="1cm" style:auto-text-indent="false"/>
      <style:text-properties fo:color="#000000" style:font-name="Lato" fo:font-size="11pt" fo:letter-spacing="0.088cm" fo:language="tr" fo:country="TR" fo:font-style="italic" style:font-size-asian="11pt" style:font-style-asian="italic" style:font-name-complex="Times New Roman" style:font-size-complex="11pt" style:font-style-complex="italic"/>
    </style:style>
    <style:style style:name="P88" style:family="paragraph" style:parent-style-name="Heading_20_1">
      <style:paragraph-properties fo:margin-left="0cm" fo:margin-right="0.3cm" fo:margin-top="0cm" fo:margin-bottom="0cm" loext:contextual-spacing="false" fo:text-indent="1cm" style:auto-text-indent="false"/>
      <style:text-properties style:font-name="Lato" fo:font-size="36pt" fo:language="tr" fo:country="TR" style:font-size-asian="36pt" style:font-name-complex="Times New Roman" style:font-size-complex="36pt"/>
    </style:style>
    <style:style style:name="P89" style:family="paragraph" style:parent-style-name="Heading_20_1">
      <style:paragraph-properties fo:margin-left="0cm" fo:margin-right="0.3cm" fo:margin-top="0cm" fo:margin-bottom="0cm" loext:contextual-spacing="false" fo:text-indent="1cm" style:auto-text-indent="false"/>
      <style:text-properties style:font-name="Lato" fo:font-size="18pt" fo:language="tr" fo:country="TR" style:font-size-asian="18pt" style:font-name-complex="Times New Roman" style:font-size-complex="18pt"/>
    </style:style>
    <style:style style:name="P90"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style:font-name="Lato" fo:font-size="18pt" fo:language="tr" fo:country="TR" style:font-size-asian="18pt" style:font-name-complex="Times New Roman" style:font-size-complex="18pt"/>
    </style:style>
    <style:style style:name="P91" style:family="paragraph" style:parent-style-name="Heading_20_1">
      <style:paragraph-properties fo:margin-left="0cm" fo:margin-right="0.3cm" fo:margin-top="0cm" fo:margin-bottom="0cm" loext:contextual-spacing="false" fo:text-indent="1cm" style:auto-text-indent="false"/>
      <style:text-properties fo:color="#000000" style:font-name="Lato" fo:font-size="18pt" fo:language="tr" fo:country="TR" style:letter-kerning="false" style:font-size-asian="18pt" style:font-name-complex="Times New Roman" style:font-size-complex="18pt" style:font-style-complex="italic" style:font-weight-complex="normal"/>
    </style:style>
    <style:style style:name="P92" style:family="paragraph" style:parent-style-name="Heading_20_1">
      <style:paragraph-properties fo:margin-left="0cm" fo:margin-right="0.3cm" fo:margin-top="0cm" fo:margin-bottom="0cm" loext:contextual-spacing="false" fo:text-indent="1cm" style:auto-text-indent="false"/>
      <style:text-properties fo:color="#000000" style:font-name="Lato" fo:font-size="18pt" fo:language="tr" fo:country="TR" style:font-size-asian="18pt" style:font-name-complex="Times New Roman" style:font-size-complex="18pt"/>
    </style:style>
    <style:style style:name="P93"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fo:break-before="page"/>
      <style:text-properties fo:color="#000000" style:font-name="Lato" fo:font-size="11pt" fo:language="tr" fo:country="TR" style:font-size-asian="11pt" style:font-name-complex="Times New Roman" style:font-size-complex="11pt"/>
    </style:style>
    <style:style style:name="P94" style:family="paragraph" style:parent-style-name="Heading_20_1">
      <style:paragraph-properties fo:margin-left="0cm" fo:margin-right="0.3cm" fo:margin-top="0cm" fo:margin-bottom="0cm" loext:contextual-spacing="false" fo:text-indent="1cm" style:auto-text-indent="false" fo:break-before="page"/>
      <style:text-properties fo:color="#000000" style:font-name="Lato" fo:font-size="18pt" fo:language="tr" fo:country="TR" style:letter-kerning="false" style:font-size-asian="18pt" style:font-name-complex="Times New Roman" style:font-size-complex="18pt" style:font-style-complex="italic" style:font-weight-complex="normal"/>
    </style:style>
    <style:style style:name="P95" style:family="paragraph" style:parent-style-name="Heading_20_1">
      <style:paragraph-properties fo:margin-left="0cm" fo:margin-right="0.3cm" fo:margin-top="0cm" fo:margin-bottom="0cm" loext:contextual-spacing="false" fo:text-indent="1cm" style:auto-text-indent="false" fo:break-before="page"/>
      <style:text-properties fo:color="#000000" style:font-name="Lato" fo:font-size="18pt" fo:language="tr" fo:country="TR" style:font-size-asian="18pt" style:font-name-complex="Times New Roman" style:font-size-complex="18pt"/>
    </style:style>
    <style:style style:name="P96"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97" style:family="paragraph" style:parent-style-name="Heading_20_1">
      <style:paragraph-properties fo:margin-left="0cm" fo:margin-right="0.3cm" fo:margin-top="0cm" fo:margin-bottom="0cm" loext:contextual-spacing="false" fo:text-indent="1cm" style:auto-text-indent="false" fo:break-before="page"/>
      <style:text-properties style:font-name="Lato" fo:font-size="18pt" fo:language="tr" fo:country="TR" style:font-size-asian="18pt" style:font-name-complex="Times New Roman" style:font-size-complex="18pt"/>
    </style:style>
    <style:style style:name="P98"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99" style:family="paragraph" style:parent-style-name="Heading_20_1">
      <style:paragraph-properties fo:margin-left="1cm" fo:margin-right="0.3cm" fo:margin-top="0cm" fo:margin-bottom="0cm" loext:contextual-spacing="false" fo:text-indent="0cm" style:auto-text-indent="false"/>
      <style:text-properties style:font-name="Lato" fo:font-size="18pt" fo:language="tr" fo:country="TR" style:font-size-asian="18pt" style:font-name-complex="Times New Roman" style:font-size-complex="18pt"/>
    </style:style>
    <style:style style:name="P100" style:family="paragraph" style:parent-style-name="Standard" style:master-page-name="Standard">
      <style:paragraph-properties style:page-number="auto"/>
      <style:text-properties style:font-name="Lato" fo:language="tr" fo:country="TR"/>
    </style:style>
    <style:style style:name="P101" style:family="paragraph" style:parent-style-name="Standard" style:list-style-name="WW8Num11">
      <style:paragraph-properties fo:margin-left="1.635cm" fo:margin-right="0.3cm" fo:line-height="0.564cm" fo:text-align="justify" style:justify-single-word="false" fo:text-indent="-0.635cm" style:auto-text-indent="false"/>
      <style:text-properties style:font-name="Lato" fo:font-size="11pt" fo:language="tr" fo:country="TR" fo:font-weight="bold" style:font-size-asian="11pt" style:font-weight-asian="bold" style:font-name-complex="Times New Roman" style:font-size-complex="11pt"/>
    </style:style>
    <style:style style:name="P102" style:family="paragraph" style:parent-style-name="Standard" style:list-style-name="WW8Num1">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03" style:family="paragraph" style:parent-style-name="Standard" style:list-style-name="WW8Num5">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04" style:family="paragraph" style:parent-style-name="Standard" style:list-style-name="WW8Num10">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05" style:family="paragraph" style:parent-style-name="Standard" style:list-style-name="WW8Num4">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06" style:family="paragraph" style:parent-style-name="Standard" style:list-style-name="WW8Num7">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07" style:family="paragraph" style:parent-style-name="Standard" style:list-style-name="WW8Num3">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08" style:family="paragraph" style:parent-style-name="Standard" style:list-style-name="WW8Num9">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09" style:family="paragraph" style:parent-style-name="Standard" style:list-style-name="WW8Num8">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10" style:family="paragraph" style:parent-style-name="Standard" style:list-style-name="WW8Num2">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style>
    <style:style style:name="P111" style:family="paragraph" style:parent-style-name="Standard" style:list-style-name="WW8Num9">
      <style:paragraph-properties fo:margin-left="0cm" fo:margin-right="0.3cm" fo:line-height="0.564cm" fo:text-align="justify" style:justify-single-word="false" fo:orphans="2" fo:widows="2" fo:text-indent="1cm" style:auto-text-indent="false" style:text-autospace="ideograph-alpha"/>
      <style:text-properties style:font-name="Lato" fo:font-size="11pt" fo:language="tr" fo:country="TR" style:font-size-asian="11pt" style:font-name-complex="Times New Roman" style:font-size-complex="11pt" style:language-complex="none" style:country-complex="none"/>
    </style:style>
    <style:style style:name="P112" style:family="paragraph" style:parent-style-name="Standard" style:list-style-name="WW8Num9">
      <style:paragraph-properties fo:margin-left="0cm" fo:margin-right="0.3cm" fo:line-height="0.564cm" fo:text-align="justify" style:justify-single-word="false" fo:text-indent="1cm" style:auto-text-indent="false"/>
      <style:text-properties style:font-name="Lato" fo:font-size="11pt" fo:letter-spacing="0.026cm" fo:language="tr" fo:country="TR" style:letter-kerning="true" style:font-size-asian="11pt" style:font-name-complex="Times New Roman" style:font-size-complex="11pt"/>
    </style:style>
    <style:style style:name="P113" style:family="paragraph" style:parent-style-name="Standard" style:list-style-name="">
      <style:paragraph-properties fo:margin-left="0cm" fo:margin-right="0.3cm" fo:line-height="0.564cm" fo:text-align="justify" style:justify-single-word="false" fo:text-indent="1cm" style:auto-text-indent="false"/>
      <style:text-properties style:font-name="Lato" fo:font-size="11pt" fo:letter-spacing="0.088cm" fo:language="tr" fo:country="TR" style:font-size-asian="11pt" style:font-name-complex="Times New Roman" style:font-size-complex="11pt"/>
    </style:style>
    <style:style style:name="P114" style:family="paragraph" style:parent-style-name="Standard" style:list-style-name="">
      <style:paragraph-properties fo:margin-left="0cm" fo:margin-right="0.3cm" fo:text-align="justify" style:justify-single-word="false" fo:text-indent="1cm" style:auto-text-indent="false"/>
      <style:text-properties style:font-name="Lato" fo:font-size="18pt" fo:language="tr" fo:country="TR" fo:font-weight="bold" style:letter-kerning="true" style:font-size-asian="18pt" style:font-weight-asian="bold" style:font-name-complex="Times New Roman" style:font-size-complex="18pt" style:font-weight-complex="bold"/>
    </style:style>
    <style:style style:name="P115" style:family="paragraph" style:parent-style-name="Standard" style:list-style-name="">
      <style:paragraph-properties fo:margin-left="0cm" fo:margin-right="0.3cm" fo:line-height="0.564cm" fo:text-align="justify" style:justify-single-word="false" fo:text-indent="1cm" style:auto-text-indent="false"/>
      <style:text-properties fo:color="#000000" style:font-name="Lato" fo:font-size="11pt" fo:language="tr" fo:country="TR" fo:font-style="italic" style:font-size-asian="11pt" style:font-style-asian="italic" style:font-name-complex="Times New Roman" style:font-size-complex="11pt" style:font-style-complex="italic"/>
    </style:style>
    <style:style style:name="P116" style:family="paragraph" style:parent-style-name="Standard" style:list-style-name="">
      <style:paragraph-properties fo:margin-left="0cm" fo:margin-right="0.3cm" fo:line-height="0.564cm" fo:text-align="justify" style:justify-single-word="false" fo:text-indent="1cm" style:auto-text-indent="false" fo:break-before="page"/>
      <style:text-properties fo:color="#000000" style:font-name="Lato" fo:font-size="11pt" fo:language="tr" fo:country="TR" style:font-size-asian="11pt" style:font-name-complex="Times New Roman" style:font-size-complex="11pt"/>
    </style:style>
    <style:style style:name="P117" style:family="paragraph" style:parent-style-name="Standard" style:list-style-name="">
      <style:paragraph-properties fo:margin-left="0cm" fo:margin-right="0.3cm" fo:text-align="justify" style:justify-single-word="false" fo:text-indent="0cm" style:auto-text-indent="false"/>
      <style:text-properties style:font-name="Lato" fo:font-size="18pt" fo:language="tr" fo:country="TR" fo:font-weight="bold" style:letter-kerning="true" style:font-size-asian="18pt" style:font-weight-asian="bold" style:font-name-complex="Times New Roman" style:font-size-complex="18pt" style:font-weight-complex="bold"/>
    </style:style>
    <style:style style:name="T1" style:family="text">
      <style:text-properties fo:color="#000000" style:text-position="super 58%" fo:font-size="11pt" fo:language="tr" fo:country="TR" style:font-size-asian="11pt" style:font-name-complex="Times New Roman" style:font-size-complex="11pt"/>
    </style:style>
    <style:style style:name="T2" style:family="text">
      <style:text-properties fo:color="#000000" fo:font-size="11pt" fo:language="tr" fo:country="TR" fo:font-style="italic" style:font-size-asian="11pt" style:font-style-asian="italic" style:font-size-complex="11pt" style:font-style-complex="italic"/>
    </style:style>
    <style:style style:name="T3" style:family="text">
      <style:text-properties fo:color="#000000" fo:font-size="11pt" fo:language="tr" fo:country="TR" fo:font-style="italic" style:font-size-asian="11pt" style:font-style-asian="italic" style:font-size-complex="11pt" style:font-style-complex="italic" style:font-weight-complex="bold"/>
    </style:style>
    <style:style style:name="T4" style:family="text">
      <style:text-properties fo:color="#000000" fo:font-size="11pt" fo:language="tr" fo:country="TR" fo:font-style="italic" style:font-size-asian="11pt" style:font-style-asian="italic" style:font-name-complex="Times New Roman" style:font-size-complex="11pt" style:font-style-complex="italic"/>
    </style:style>
    <style:style style:name="T5" style:family="text">
      <style:text-properties fo:color="#000000" fo:font-size="11pt" fo:language="tr" fo:country="TR" fo:font-style="italic" fo:font-weight="bold" style:font-size-asian="11pt" style:font-style-asian="italic" style:font-weight-asian="bold" style:font-size-complex="11pt" style:font-style-complex="italic"/>
    </style:style>
    <style:style style:name="T6" style:family="text">
      <style:text-properties fo:color="#000000" fo:font-size="11pt" fo:language="tr" fo:country="TR" fo:font-style="italic" fo:font-weight="bold" style:font-size-asian="11pt" style:font-style-asian="italic" style:font-weight-asian="bold" style:font-size-complex="11pt" style:font-style-complex="italic" style:font-weight-complex="bold"/>
    </style:style>
    <style:style style:name="T7" style:family="text">
      <style:text-properties fo:color="#000000" fo:font-size="11pt" fo:language="tr" fo:country="TR" fo:font-style="italic" fo:font-weight="bold" style:font-size-asian="11pt" style:font-style-asian="italic" style:font-weight-asian="bold" style:font-name-complex="Times New Roman" style:font-size-complex="11pt" style:font-style-complex="italic"/>
    </style:style>
    <style:style style:name="T8" style:family="text">
      <style:text-properties fo:color="#000000"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T9" style:family="text">
      <style:text-properties fo:color="#000000" fo:font-size="11pt" fo:language="tr" fo:country="TR" style:font-size-asian="11pt" style:font-name-complex="Times New Roman" style:font-size-complex="11pt"/>
    </style:style>
    <style:style style:name="T10" style:family="text">
      <style:text-properties fo:color="#000000" fo:font-size="11pt" fo:language="tr" fo:country="TR" fo:font-weight="bold" style:font-size-asian="11pt" style:font-weight-asian="bold" style:font-name-complex="Times New Roman" style:font-size-complex="11pt" style:font-weight-complex="bold"/>
    </style:style>
    <style:style style:name="T11" style:family="text">
      <style:text-properties fo:color="#000000" fo:font-size="11pt" fo:language="tr" fo:country="TR" style:text-underline-style="solid" style:text-underline-width="auto" style:text-underline-color="font-color" fo:font-weight="bold" style:font-size-asian="11pt" style:font-weight-asian="bold" style:font-name-complex="Times New Roman" style:font-size-complex="11pt" style:font-weight-complex="bold"/>
    </style:style>
    <style:style style:name="T12" style:family="text">
      <style:text-properties fo:font-size="11pt" fo:language="tr" fo:country="TR" fo:font-weight="bold" style:font-size-asian="11pt" style:font-weight-asian="bold" style:font-size-complex="11pt" style:font-weight-complex="bold"/>
    </style:style>
    <style:style style:name="T13" style:family="text">
      <style:text-properties fo:font-size="11pt" fo:language="tr" fo:country="TR" fo:font-weight="bold" style:font-size-asian="11pt" style:font-weight-asian="bold" style:font-name-complex="Times New Roman" style:font-size-complex="11pt" style:font-weight-complex="bold"/>
    </style:style>
    <style:style style:name="T14" style:family="text">
      <style:text-properties fo:font-size="11pt" fo:language="tr" fo:country="TR" style:font-size-asian="11pt" style:font-size-complex="11pt"/>
    </style:style>
    <style:style style:name="T15" style:family="text">
      <style:text-properties fo:font-size="11pt" fo:language="tr" fo:country="TR" style:font-size-asian="11pt" style:font-name-complex="Times New Roman" style:font-size-complex="11pt"/>
    </style:style>
    <style:style style:name="T16" style:family="text">
      <style:text-properties fo:font-size="11pt" fo:language="tr" fo:country="TR" style:font-size-asian="11pt" style:font-name-complex="Times New Roman" style:font-size-complex="11pt" style:font-weight-complex="bold"/>
    </style:style>
    <style:style style:name="T17" style:family="text">
      <style:text-properties fo:font-size="11pt" fo:language="tr" fo:country="TR" fo:font-style="italic" style:font-size-asian="11pt" style:font-style-asian="italic" style:font-size-complex="11pt" style:font-style-complex="italic"/>
    </style:style>
    <style:style style:name="T18" style:family="text">
      <style:text-properties fo:font-size="11pt" fo:language="tr" fo:country="TR" fo:font-style="italic" style:font-size-asian="11pt" style:font-style-asian="italic" style:font-size-complex="11pt" style:font-style-complex="italic" style:font-weight-complex="bold"/>
    </style:style>
    <style:style style:name="T19" style:family="text">
      <style:text-properties fo:font-size="11pt" fo:language="tr" fo:country="TR" fo:font-style="italic" style:font-size-asian="11pt" style:font-style-asian="italic" style:font-name-complex="Times New Roman" style:font-size-complex="11pt" style:font-style-complex="italic"/>
    </style:style>
    <style:style style:name="T20" style:family="text">
      <style:text-properties fo:font-size="11pt" fo:language="tr" fo:country="TR" fo:font-style="italic" style:font-size-asian="11pt" style:font-style-asian="italic" style:font-name-complex="Times New Roman" style:font-size-complex="11pt" style:font-style-complex="italic" style:font-weight-complex="bold"/>
    </style:style>
    <style:style style:name="T21" style:family="text">
      <style:text-properties fo:font-size="11pt" fo:language="tr" fo:country="TR" fo:font-style="italic" fo:font-weight="bold" style:font-size-asian="11pt" style:font-style-asian="italic" style:font-weight-asian="bold" style:font-size-complex="11pt" style:font-style-complex="italic"/>
    </style:style>
    <style:style style:name="T22" style:family="text">
      <style:text-properties fo:font-size="11pt" fo:language="tr" fo:country="TR" fo:font-style="italic" fo:font-weight="bold" style:font-size-asian="11pt" style:font-style-asian="italic" style:font-weight-asian="bold" style:font-size-complex="11pt" style:font-style-complex="italic" style:font-weight-complex="bold"/>
    </style:style>
    <style:style style:name="T23" style:family="text">
      <style:text-properties fo:font-size="11pt" fo:language="tr" fo:country="TR" fo:font-style="italic" fo:font-weight="bold" style:font-size-asian="11pt" style:font-style-asian="italic" style:font-weight-asian="bold" style:font-name-complex="Times New Roman" style:font-size-complex="11pt" style:font-style-complex="italic" style:font-weight-complex="bold"/>
    </style:style>
    <style:style style:name="T24" style:family="text">
      <style:text-properties style:text-position="super 58%" fo:font-size="11pt" fo:language="tr" fo:country="TR" style:font-size-asian="11pt" style:font-size-complex="11pt"/>
    </style:style>
    <style:style style:name="T25" style:family="text">
      <style:text-properties style:font-name="Lato" fo:font-size="11pt" fo:language="tr" fo:country="TR" fo:font-weight="bold" style:font-size-asian="11pt" style:font-weight-asian="bold" style:font-name-complex="Times New Roman"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79"/>
      <text:h text:style-name="P88" text:outline-level="1"/>
      <text:h text:style-name="P88" text:outline-level="1"/>
      <text:h text:style-name="P88" text:outline-level="1"/>
      <text:h text:style-name="P88" text:outline-level="1"/>
      <text:h text:style-name="P88" text:outline-level="1">İNCİL’DEN GÜZEL SÖZLER</text:h>
      <text:p text:style-name="P20"/>
      <text:p text:style-name="P20"/>
      <text:p text:style-name="P2"/>
      <text:p text:style-name="P21">HARUN YAHYA</text:p>
      <text:p text:style-name="P21">(ADNAN OKTAR)</text:p>
      <text:p text:style-name="P22"/>
      <text:p text:style-name="P27"/>
      <text:p text:style-name="P3"/>
      <text:p text:style-name="P3"/>
      <text:p text:style-name="P6"/>
      <text:p text:style-name="P6"/>
      <text:h text:style-name="P93" text:outline-level="1"/>
      <text:p text:style-name="P80"/>
      <text:p text:style-name="P3"/>
      <text:p text:style-name="P5"/>
      <text:p text:style-name="P28"/>
      <text:p text:style-name="P28"/>
      <text:p text:style-name="P28"/>
      <text:p text:style-name="P28"/>
      <text:p text:style-name="P28">Bu kitapta kullanılan ayetler, Ali Bulaç'ın hazırladığı</text:p>
      <text:p text:style-name="P28">"Kur'an-ı Kerim ve Türkçe Anlamı" isimli mealden alınmıştır.</text:p>
      <text:p text:style-name="P28"/>
      <text:p text:style-name="P28"/>
      <text:p text:style-name="P34"><text:span text:style-name="T13">Birinci Baskı:</text:span><text:span text:style-name="T15"> Ekim 2010</text:span></text:p>
      <text:p text:style-name="P23"/>
      <text:p text:style-name="P23"/>
      <text:p text:style-name="P23">ARAŞTIRMA</text:p>
      <text:p text:style-name="P23">YAYINCILIK</text:p>
      <text:p text:style-name="P28"/>
      <text:p text:style-name="P28"/>
      <text:p text:style-name="P28">Talatpaşa Mah. Emirgazi Caddesi</text:p>
      <text:p text:style-name="P29">İbrahim Elmas İş Merkezi</text:p>
      <text:p text:style-name="P34"><text:span text:style-name="T16">A Blok Kat 4 Okmeydanı - İst</text:span><text:span text:style-name="T15">anbul</text:span></text:p>
      <text:p text:style-name="P28">Tel: (0 212) 222 00 88</text:p>
      <text:p text:style-name="P28"/>
      <text:p text:style-name="P28"/>
      <text:p text:style-name="P28">Baskı: Seçil Ofset</text:p>
      <text:p text:style-name="P28">100. Yıl Mahallesi MAS-SİT Matbaacılar Sitesi</text:p>
      <text:p text:style-name="P28">4. Cadde No: 77 Bağcılar-İstanbul</text:p>
      <text:p text:style-name="P28">Tel: (0 212) 629 06 15</text:p>
      <text:p text:style-name="P28"/>
      <text:p text:style-name="P28"/>
      <text:p text:style-name="P23">www.harunyahya.org - www.harunyahya.net</text:p>
      <text:p text:style-name="P1"><text:a xlink:type="simple" xlink:href="http://www.harunyahya.tv/" text:style-name="Internet_20_link" text:visited-style-name="Visited_20_Internet_20_Link"><text:span text:style-name="Internet_20_link"><text:span text:style-name="T25">www.harunyahya.tv</text:span></text:span></text:a></text:p>
      <text:h text:style-name="P96" text:outline-level="1">İÇİNDEKİLER</text:h>
      <text:p text:style-name="P25"/>
      <text:p text:style-name="P25"/>
      <text:p text:style-name="P24">ÖNSÖZ: </text:p>
      <text:p text:style-name="P24">MÜSLÜMANLARIN TEVRAT VE İNCİL'E BAKIŞ </text:p>
      <text:p text:style-name="P24">AÇISIYLA İLGİLİ ÖNEMLİ AÇIKLAMA</text:p>
      <text:p text:style-name="P24"/>
      <text:list xml:id="list752229920" text:style-name="WW8Num11">
        <text:list-item>
          <text:p text:style-name="P101">BÖLÜM: İNCİL'DE ALLAH SEVGİSİ VE ALLAH RIZASINA </text:p>
        </text:list-item>
      </text:list>
      <text:p text:style-name="P78">UYGUN SEVGİ ANLAYIŞI</text:p>
      <text:p text:style-name="P24"/>
      <text:p text:style-name="P24">2. BÖLÜM: İNCİL'DE ALLAH KORKUSU</text:p>
      <text:p text:style-name="P24"/>
      <text:p text:style-name="P24">3. BÖLÜM: İNCİL'DE ALLAH'A KATIKSIZ İMAN</text:p>
      <text:list xml:id="list1656857389" text:style-name="WW8Num1">
        <text:list-item>
          <text:p text:style-name="P102">Şirk Koşmadan Sadece Allah'a Kulluk Etmek</text:p>
        </text:list-item>
        <text:list-item>
          <text:p text:style-name="P102">Sadece Allah'ın Rızasına Göre Yaşamak </text:p>
        </text:list-item>
        <text:list-item>
          <text:p text:style-name="P102">Ataların Batıl Töresine-Dinine Uymamak</text:p>
        </text:list-item>
      </text:list>
      <text:p text:style-name="P24"/>
      <text:p text:style-name="P24">4. BÖLÜM: İNCİL'DE ALLAH'IN BİRLİĞİ</text:p>
      <text:p text:style-name="P24"/>
      <text:p text:style-name="P24">5. BÖLÜM: İNCİL'DE ALLAH'IN SIFATLARI</text:p>
      <text:list xml:id="list230267377" text:style-name="WW8Num5">
        <text:list-item>
          <text:p text:style-name="P103">Allah'ın Herşeyin Yaratıcısı Olması</text:p>
        </text:list-item>
        <text:list-item>
          <text:p text:style-name="P103">Allah'ın Ezeli ve Ebedi Olması</text:p>
        </text:list-item>
        <text:list-item>
          <text:p text:style-name="P103">Allah'ın Herşeyi Gören, İşiten ve Bilen Olması</text:p>
        </text:list-item>
        <text:list-item>
          <text:p text:style-name="P103">Allah'ın Herşeyin İç Yüzünden, Gizli Taraflarından Haberdar Olması</text:p>
        </text:list-item>
        <text:list-item>
          <text:p text:style-name="P103">Allah'ın Sonsuz Güç ve Kudret Sahibi Olması</text:p>
        </text:list-item>
        <text:list-item>
          <text:p text:style-name="P103">Allah'ın Tek Güç ve İrade Sahibi Olması</text:p>
        </text:list-item>
        <text:list-item>
          <text:p text:style-name="P103">Allah Övülmeye Tek Layık Olandır, Hamid'dir</text:p>
        </text:list-item>
        <text:list-item>
          <text:p text:style-name="P103">Öldüren ve Dirilten Allah'tır </text:p>
        </text:list-item>
        <text:list-item>
          <text:p text:style-name="P103">Allah'ın Rızık Veren Olması</text:p>
        </text:list-item>
        <text:list-item>
          <text:p text:style-name="P103">Allah'ın Seven, İhsanı Bol Olan, Merhamet Eden Olması</text:p>
        </text:list-item>
        <text:list-item>
          <text:p text:style-name="P103">Allah'ın Kullarını Gözeten ve Koruyan Olması</text:p>
        </text:list-item>
        <text:list-item>
          <text:p text:style-name="P103">Allah'ın Doğru Yola Ulaştıran, Manevi Kirlerden Temizleyen Olması</text:p>
        </text:list-item>
        <text:list-item>
          <text:p text:style-name="P103">Allah'ın Tövbeleri Kabul Eden, Günahları Bağışlayan Olması</text:p>
        </text:list-item>
        <text:list-item>
          <text:p text:style-name="P103">Allah'ın Hüküm Verenlerin En Hayırlısı, Sonsuz Adalet Sahibi Olması</text:p>
        </text:list-item>
      </text:list>
      <text:p text:style-name="P24"/>
      <text:p text:style-name="P24">6. BÖLÜM: İNCİL'DE AHİRETE İMAN</text:p>
      <text:list xml:id="list3172964895" text:style-name="WW8Num10">
        <text:list-item>
          <text:p text:style-name="P104">Yeniden Dirilişe İman</text:p>
        </text:list-item>
        <text:list-item>
          <text:p text:style-name="P104">Hesap Gününe İman</text:p>
        </text:list-item>
        <text:list-item>
          <text:p text:style-name="P104">Kıyamet Gününe İman</text:p>
        </text:list-item>
        <text:list-item>
          <text:p text:style-name="P104">Cennete İman</text:p>
        </text:list-item>
        <text:list-item>
          <text:p text:style-name="P104">Cehenneme İman</text:p>
        </text:list-item>
      </text:list>
      <text:p text:style-name="P24"><text:soft-page-break/></text:p>
      <text:p text:style-name="P24">7. BÖLÜM: İNCİL'DE ZAMANSIZLIK VE KADERE İMAN</text:p>
      <text:p text:style-name="P24"/>
      <text:p text:style-name="P24">8. BÖLÜM: İNCİL'DE MELEKLERE İMAN</text:p>
      <text:p text:style-name="P24"/>
      <text:p text:style-name="P24">9. BÖLÜM: İNCİL'DE İMANIN GEREKLERİ</text:p>
      <text:list xml:id="list139371052" text:style-name="WW8Num4">
        <text:list-item>
          <text:p text:style-name="P105">Allah'a Şükretmek</text:p>
        </text:list-item>
        <text:list-item>
          <text:p text:style-name="P105">Allah'a Tevvekkül Etmek</text:p>
        </text:list-item>
        <text:list-item>
          <text:p text:style-name="P105">Dua Etmek</text:p>
        </text:list-item>
        <text:list-item>
          <text:p text:style-name="P105">Vicdana Uymak</text:p>
        </text:list-item>
        <text:list-item>
          <text:p text:style-name="P105">Allah'ın Elçilerine İman ve İtaat Etmek</text:p>
        </text:list-item>
        <text:list-item>
          <text:p text:style-name="P105">Allah'ın Emirlerini Bildiren Kutsal Kitaplara İman ve İtaat</text:p>
        </text:list-item>
      </text:list>
      <text:p text:style-name="P24"/>
      <text:p text:style-name="P24">10. BÖLÜM: İNCİL'DE ALLAH'A YAKINLIK VE İMAN DERİNLİĞİ</text:p>
      <text:list xml:id="list3588698638" text:style-name="WW8Num7">
        <text:list-item>
          <text:p text:style-name="P106">Allah'a Yakınlık, Bağlılık ve Samimi İman</text:p>
        </text:list-item>
        <text:list-item>
          <text:p text:style-name="P106">İman Coşkusu, Şevki ve Sevinci</text:p>
        </text:list-item>
        <text:list-item>
          <text:p text:style-name="P106">İman Sağlamlığı ve Derinliği</text:p>
        </text:list-item>
        <text:list-item>
          <text:p text:style-name="P106">Derin Düşünmek</text:p>
        </text:list-item>
        <text:list-item>
          <text:p text:style-name="P106">Allah'ın Batın (Gizli, Görünmeyen) İlmine Yönelik İzahlar</text:p>
        </text:list-item>
        <text:list-item>
          <text:p text:style-name="P106">Dünya Hayatının Geçiciliği Üzerine İzahlar</text:p>
        </text:list-item>
      </text:list>
      <text:p text:style-name="P24"/>
      <text:p text:style-name="P24">11. BÖLÜM: İNCİL'DE KURAN'A UYGUN EMİR VE YASAKLAR</text:p>
      <text:list xml:id="list579565315" text:style-name="WW8Num3">
        <text:list-item>
          <text:p text:style-name="P107">Cinayet İşlememek</text:p>
        </text:list-item>
        <text:list-item>
          <text:p text:style-name="P107">Hırsızlık Yapmamak</text:p>
        </text:list-item>
        <text:list-item>
          <text:p text:style-name="P107">Zina ve Fuhuş Yapmamak</text:p>
        </text:list-item>
        <text:list-item>
          <text:p text:style-name="P107">Eşcinselliğin ve Sapkın İlişkilerin Yasak Olması</text:p>
        </text:list-item>
        <text:list-item>
          <text:p text:style-name="P107">Yalan Söylememek</text:p>
        </text:list-item>
        <text:list-item>
          <text:p text:style-name="P107">Hile Yapmamak</text:p>
        </text:list-item>
        <text:list-item>
          <text:p text:style-name="P107">Büyü Gibi İşlerle Uğraşmamak</text:p>
        </text:list-item>
        <text:list-item>
          <text:p text:style-name="P107">Kanın Yasak Olması</text:p>
        </text:list-item>
        <text:list-item>
          <text:p text:style-name="P107">Boğularak Öldürülen Hayvan Etinin Yasak Olması</text:p>
        </text:list-item>
        <text:list-item>
          <text:p text:style-name="P107">Allah'tan Başkası Adına Kesilen Etin Yenmemesi</text:p>
        </text:list-item>
        <text:list-item>
          <text:p text:style-name="P107">Şarap İçmemek</text:p>
        </text:list-item>
      </text:list>
      <text:p text:style-name="P24"/>
      <text:p text:style-name="P24">12. BÖLÜM: İNCİL'DE KURAN'A UYGUN DİĞER HÜKÜMLER</text:p>
      <text:list xml:id="list3056575071" text:style-name="WW8Num9">
        <text:list-item>
          <text:p text:style-name="P108">İyiliği Emredip Kötülükten Men Etmek </text:p>
        </text:list-item>
        <text:list-item>
          <text:p text:style-name="P108">Fitne Çıkarmamak</text:p>
        </text:list-item>
        <text:list-item>
          <text:p text:style-name="P108">Tövbe Etmek</text:p>
        </text:list-item>
        <text:list-item>
          <text:p text:style-name="P108">İsraf Etmemek</text:p>
        </text:list-item>
        <text:list-item>
          <text:p text:style-name="P108">Evlere Girildiğinde Önce Selam vermek</text:p>
        </text:list-item>
        <text:list-item>
          <text:p text:style-name="P108">Allah Dilerse (İnşa'Allah) Demek</text:p>
        </text:list-item>
        <text:list-item>
          <text:p text:style-name="P108"><text:soft-page-break/>İman Edenlerin Birlik Olması</text:p>
        </text:list-item>
        <text:list-item>
          <text:p text:style-name="P108">Emaneti Ehline Vermek</text:p>
        </text:list-item>
        <text:list-item>
          <text:p text:style-name="P108">Adaletle Hükmetmek</text:p>
        </text:list-item>
        <text:list-item>
          <text:p text:style-name="P108">Kötülükten Sakınmak<text:tab/> </text:p>
        </text:list-item>
        <text:list-item>
          <text:p text:style-name="P108">İyilikte Bulunmak</text:p>
        </text:list-item>
        <text:list-item>
          <text:p text:style-name="P111">Riya ve Gösterişten Kaçınmak</text:p>
        </text:list-item>
        <text:list-item>
          <text:p text:style-name="P108">Nefsi Arındırmak, Hevadan (Nefsin Bencil Tutkularından) Sakınmak</text:p>
        </text:list-item>
        <text:list-item>
          <text:p text:style-name="P111">Salih Amellerde Bulunmak, Hayırlarda Yarışmak</text:p>
        </text:list-item>
        <text:list-item>
          <text:p text:style-name="P108">Allah'ın Emirlerini Tavsiye Ederken Aynı Zamanda Uygulayıcısı Olmak</text:p>
        </text:list-item>
        <text:list-item>
          <text:p text:style-name="P108">İman Sahibi Anne ve Babaya Karşı Hürmetkar Olmak</text:p>
        </text:list-item>
      </text:list>
      <text:p text:style-name="P24"/>
      <text:p text:style-name="P24">13. BÖLÜM: İNCİL'DE TAVSİYE EDİLEN GÜZEL AHLAK ÖZELLİKLERİ </text:p>
      <text:list xml:id="list171739457212191" text:continue-numbering="true" text:style-name="WW8Num9">
        <text:list-item>
          <text:p text:style-name="P108">Alçakgönüllü Olmak ve Kibirden Sakınmak</text:p>
        </text:list-item>
        <text:list-item>
          <text:p text:style-name="P108">Cömert Olmak, Cimrilikten Kaçınmak</text:p>
        </text:list-item>
        <text:list-item>
          <text:p text:style-name="P108">Allah Rızası için Dikkat ve Teyakkuz Hali </text:p>
        </text:list-item>
        <text:list-item>
          <text:p text:style-name="P108">Doğru ve Dürüst Olmak</text:p>
        </text:list-item>
        <text:list-item>
          <text:p text:style-name="P108">Şefkatli ve Merhametli Olmak</text:p>
        </text:list-item>
        <text:list-item>
          <text:p text:style-name="P108">Affedici Olmak</text:p>
        </text:list-item>
        <text:list-item>
          <text:p text:style-name="P112">Yumuşak Huylu Olmak</text:p>
        </text:list-item>
        <text:list-item>
          <text:p text:style-name="P112">Öfkeyi Yenmek</text:p>
        </text:list-item>
        <text:list-item>
          <text:p text:style-name="P108">Güvenilir Olmak</text:p>
        </text:list-item>
        <text:list-item>
          <text:p text:style-name="P108">Sabırlı Olmak</text:p>
        </text:list-item>
        <text:list-item>
          <text:p text:style-name="P112">Kıskançlıktan Sakınmak</text:p>
        </text:list-item>
        <text:list-item>
          <text:p text:style-name="P112">Barışçıl Olmak</text:p>
        </text:list-item>
        <text:list-item>
          <text:p text:style-name="P112">Sadakat Sahibi Olmak</text:p>
        </text:list-item>
        <text:list-item>
          <text:p text:style-name="P108">Yardımsever Olmak</text:p>
        </text:list-item>
        <text:list-item>
          <text:p text:style-name="P112">İncil'de Akıl ve Hikmete Verilen Önem</text:p>
        </text:list-item>
      </text:list>
      <text:p text:style-name="P32"/>
      <text:p text:style-name="P24">14. BÖLÜM: İNCİL'DE ALLAH'I ANMAK VE GÜZEL SÖZ </text:p>
      <text:p text:style-name="P24">SÖYLEMENİN ÖNEMİ</text:p>
      <text:list xml:id="list171737784151282" text:continue-numbering="true" text:style-name="WW8Num9">
        <text:list-item>
          <text:p text:style-name="P112">Allah'ı Anmak</text:p>
        </text:list-item>
        <text:list-item>
          <text:p text:style-name="P112">Kötü Sözden Sakınmak, Güzel Sözlü Olmak</text:p>
        </text:list-item>
        <text:list-item>
          <text:p text:style-name="P112">Tartışmacı Üsluptan Sakınmak</text:p>
        </text:list-item>
        <text:list-item>
          <text:p text:style-name="P112">Boş Söz Söylemekten Kaçınmak</text:p>
        </text:list-item>
        <text:list-item>
          <text:p text:style-name="P112">Doğru Söz Söylemek</text:p>
        </text:list-item>
        <text:list-item>
          <text:p text:style-name="P112">Allah'ın Emirlerini ve Hak Dini Tebliğ Etmek</text:p>
        </text:list-item>
        <text:list-item>
          <text:p text:style-name="P112">Dedikodudan Kaçınmak</text:p>
        </text:list-item>
      </text:list>
      <text:p text:style-name="P32"/>
      <text:p text:style-name="P24">15. BÖLÜM: İNCİL'DE KURAN'A UYGUN İBADETLER</text:p>
      <text:list xml:id="list1508164070" text:style-name="WW8Num8">
        <text:list-item>
          <text:p text:style-name="P109">Oruç Tutmak</text:p>
        </text:list-item>
        <text:list-item>
          <text:p text:style-name="P109">Zekat-Sadaka İbadeti</text:p>
        </text:list-item>
        <text:list-item>
          <text:p text:style-name="P109"><text:soft-page-break/>İncil'de Namaz </text:p>
        </text:list-item>
        <text:list-item>
          <text:p text:style-name="P109">İncil'de İbadet Vakitleri</text:p>
        </text:list-item>
      </text:list>
      <text:p text:style-name="P24"/>
      <text:p text:style-name="P24">16. BÖLÜM: HZ. İSA (AS)'IN BEŞERİ ÖZELLİKLERİ VE ALLAH'IN </text:p>
      <text:p text:style-name="P24">KULU OLMASI</text:p>
      <text:list xml:id="list3254620665" text:style-name="WW8Num2">
        <text:list-item>
          <text:p text:style-name="P110">Hz. İsa (as) Bir İnsandır</text:p>
        </text:list-item>
        <text:list-item>
          <text:p text:style-name="P110">Hz. İsa (as)'ın Doğumu, Soyu, Yakınları</text:p>
        </text:list-item>
        <text:list-item>
          <text:p text:style-name="P110">Hz. İsa (as)'ın Çocukluğu, Bilgi ve Bedence Gelişimi</text:p>
        </text:list-item>
        <text:list-item>
          <text:p text:style-name="P110">Hz. İsa (as)'ın Acıkması ve Yemek Yemesi</text:p>
        </text:list-item>
        <text:list-item>
          <text:p text:style-name="P110">Hz. İsa (as)'ın Yorulup Dinlenmesi, Uyuması</text:p>
        </text:list-item>
        <text:list-item>
          <text:p text:style-name="P110">Hz. İsa (as)'ın Diğer İnsani Vasıflarına Örnekler</text:p>
        </text:list-item>
        <text:list-item>
          <text:p text:style-name="P110">Hz. İsa (as) Allah'ın Kuludur</text:p>
        </text:list-item>
        <text:list-item>
          <text:p text:style-name="P110">Hz. İsa (as)'ı Allah'ın Gönderdiği bir Peygamberdir</text:p>
        </text:list-item>
        <text:list-item>
          <text:p text:style-name="P110">Hz. İsa (as)'ın Allah'ın Verdiği Buyrukları Yerine Getirmesi</text:p>
        </text:list-item>
        <text:list-item>
          <text:p text:style-name="P110">Hz. İsa (as)'ı Konuşturan Allah'tır</text:p>
        </text:list-item>
        <text:list-item>
          <text:p text:style-name="P110">Hz. İsa (as)'a Herşeyi Veren Allah'tır</text:p>
        </text:list-item>
        <text:list-item>
          <text:p text:style-name="P110">Hz. İsa (as)'ın Allah'a İbadet ve Dua Etmesi</text:p>
        </text:list-item>
        <text:list-item>
          <text:p text:style-name="P110">Hz. İsa (as)'ın İmtihan Olması</text:p>
        </text:list-item>
      </text:list>
      <text:p text:style-name="P24"/>
      <text:p text:style-name="P24">17. BÖLÜM: İNCİL'DE İMTİHANIN SIRRI VE İMAN EDENLERİN </text:p>
      <text:p text:style-name="P24">KARŞILAŞTIKLARI İMTİHANLAR</text:p>
      <text:list xml:id="list171739613127016" text:continue-numbering="true" text:style-name="WW8Num2">
        <text:list-item>
          <text:p text:style-name="P110">İman Edenlerin Allah Yolunda Canlarıyla ve Mallarıyla Mücadele Etmeleri</text:p>
        </text:list-item>
        <text:list-item>
          <text:p text:style-name="P110">İnkarcıların, İman Edenleri Haksız Sebeplerle Hapse Atıp İşkence Yapmaları</text:p>
        </text:list-item>
        <text:list-item>
          <text:p text:style-name="P110">İnkarcıların, İman Edenleri Sürgün Etmek ya da Öldürmek İstemeleri</text:p>
        </text:list-item>
        <text:list-item>
          <text:p text:style-name="P110">İman Edenlere Atılan İftiralar ve Onlara Yapılan Baskılar</text:p>
        </text:list-item>
        <text:list-item>
          <text:p text:style-name="P110">İman Edenlerle Alay Etmeleri</text:p>
        </text:list-item>
        <text:list-item>
          <text:p text:style-name="P110">Halkın İman Edenlerden Uzak Durması</text:p>
        </text:list-item>
        <text:list-item>
          <text:p text:style-name="P110">İman Edenlerin Allah Yolunda Denemelerle Karşılaşması</text:p>
        </text:list-item>
        <text:list-item>
          <text:p text:style-name="P110">İman Edenlerin İmtihanın Sırrını Bilmeleri ve Allah Yolunda Gösterdikleri Cesaret</text:p>
        </text:list-item>
      </text:list>
      <text:p text:style-name="P24"/>
      <text:p text:style-name="P24">18. BÖLÜM: İNCİL'DE MÜNAFIK KARAKTERİ</text:p>
      <text:list xml:id="list171737740937704" text:continue-numbering="true" text:style-name="WW8Num2">
        <text:list-item>
          <text:p text:style-name="P110">Dini Sadece Zahiren Yaşamaları, Samimi İman Etmemeleri</text:p>
        </text:list-item>
        <text:list-item>
          <text:p text:style-name="P110">Dini Zor Göstermeye Çalışmaları</text:p>
        </text:list-item>
        <text:list-item>
          <text:p text:style-name="P110">Dine Bidatler Eklemeleri, Takva Görünmek İçin Helal-Haram Türetmeleri</text:p>
        </text:list-item>
        <text:list-item>
          <text:p text:style-name="P110">Gizli Dinsiz Olmaları</text:p>
        </text:list-item>
        <text:list-item>
          <text:p text:style-name="P110">Bilgi Sahibi Oldukları Halde, İmanı Kavramayan Kişiler Olmaları</text:p>
        </text:list-item>
        <text:list-item>
          <text:p text:style-name="P110">Kalplerinde Olmayanı Söylemeleri</text:p>
        </text:list-item>
        <text:list-item>
          <text:p text:style-name="P110">Gösteriş İçin İbadet Etmeleri</text:p>
        </text:list-item>
        <text:list-item>
          <text:p text:style-name="P110">Allah Rızasını Değil, İnsanların Hoşnutluğunu Gözetmeleri</text:p>
        </text:list-item>
        <text:list-item>
          <text:p text:style-name="P110">Başkalarına Söylediklerini Kendileri Yapmamaları</text:p>
        </text:list-item>
        <text:list-item>
          <text:p text:style-name="P110">Dış Görünümlerinin Aldatıcı Olması </text:p>
        </text:list-item>
        <text:list-item>
          <text:p text:style-name="P110"><text:soft-page-break/>Müminler Aleyhine Düzen Kurmaları</text:p>
        </text:list-item>
        <text:list-item>
          <text:p text:style-name="P110">İnkarcılara Haber Taşımak İçin Müminlerin Arasına Katılmaları</text:p>
        </text:list-item>
        <text:list-item>
          <text:p text:style-name="P110">Müminleri Sahte Delillerle Hapse Attırmak İstemeleri</text:p>
        </text:list-item>
        <text:list-item>
          <text:p text:style-name="P110">Müminleri Yurtlarından Sürmek, Öldürmek İstemeleri</text:p>
        </text:list-item>
        <text:list-item>
          <text:p text:style-name="P110">Müminlere Karşı İşbirliği Yapmaları ve Onlara İhanet Etmeleri</text:p>
        </text:list-item>
        <text:list-item>
          <text:p text:style-name="P110">Müminlere Karşı Kin ve Nefretle Dolu Olmaları</text:p>
        </text:list-item>
        <text:list-item>
          <text:p text:style-name="P110">Müminleri Açık Aramak Kastıyla Gözlemeleri ve Denemeleri</text:p>
        </text:list-item>
        <text:list-item>
          <text:p text:style-name="P110">Allah Yolunda Mücadeleden Bahaneler Sürerek Uzak Durmaları</text:p>
        </text:list-item>
        <text:list-item>
          <text:p text:style-name="P110">İnfak Etmek İstememeleri</text:p>
        </text:list-item>
        <text:list-item>
          <text:p text:style-name="P110">Müminlere Çıkar Sağlamak İçin Yanaşmaları</text:p>
        </text:list-item>
        <text:list-item>
          <text:p text:style-name="P110">Menfaat Elde Edemediklerinde Mümin Topluluğundan Ayrılmaları</text:p>
        </text:list-item>
        <text:list-item>
          <text:p text:style-name="P110">Akılsız Olmaları</text:p>
        </text:list-item>
        <text:list-item>
          <text:p text:style-name="P110">Kibirli ve Çirkin Cesaret Sahibi Olmaları</text:p>
        </text:list-item>
        <text:list-item>
          <text:p text:style-name="P110">Başkalarının İmanına Engel Olmaya Çalışmaları</text:p>
        </text:list-item>
        <text:list-item>
          <text:p text:style-name="P110">İmanı Zayıf Olanları Doğru Yoldan Saptırmaya Çalışmaları</text:p>
        </text:list-item>
        <text:list-item>
          <text:p text:style-name="P110">Fitne Çıkarmak İçin Müminlerin Arasına Katılmaları</text:p>
        </text:list-item>
        <text:list-item>
          <text:p text:style-name="P110">Cahiliye Hayatından Tam Olarak Kopmamaları</text:p>
        </text:list-item>
        <text:list-item>
          <text:p text:style-name="P110">Dünyada ve Ahirette Yıkım ve Azapla Karşılık Görmeleri </text:p>
        </text:list-item>
      </text:list>
      <text:p text:style-name="P26"/>
      <text:p text:style-name="P24">19. BÖLÜM: İNCİL'DE YARATILIŞLA İLGİLİ AÇIKLAMALAR</text:p>
      <text:p text:style-name="P24"/>
      <text:p text:style-name="P24">20. BÖLÜM: KURAN VE İNCİL'DEKİ BENZER İFADELERDEN BİR KISMI</text:p>
      <text:p text:style-name="P24"/>
      <text:p text:style-name="P25">EK BÖLÜM: EVRİM YANILGISI</text:p>
      <text:h text:style-name="P97" text:outline-level="1">İncil'den Güzel Sözler</text:h>
      <text:p text:style-name="P3"/>
      <text:p text:style-name="P3"/>
      <text:p text:style-name="P3">-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 <text:s/>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 <text:s/>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mani ve siyasi konularda yararlanabileceği zengin bir kaynak birikiminin bulunduğuna şahit olacaktır.</text:p>
      <text:p text:style-name="P3">- 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3"/>
      <text:h text:style-name="P97" text:outline-level="1">YAZAR VE ESERLERİ HAKKINDA</text:h>
      <text:p text:style-name="P12"/>
      <text:p text:style-name="P12"/>
      <text:p text:style-name="P3">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Harun Yahya'nın eserleri yaklaşık 40.000 resmin yer aldığı toplam 55.000 sayfalık bir külliyattır ve bu külliyat 63 farklı dile çevrilmiştir.</text:p>
      <text:p text:style-name="P3">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 </text:p>
      <text:p text:style-name="P3">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text:soft-page-break/>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Bu gerçekler göz önünde bulundurulduğunda, insanların görmediklerini görmelerini sağlayan, hidayetlerine vesile olan bu eserlerin okunmasını teşvik etmenin de, çok önemli bir hizmet olduğu ortaya çıkmaktadır.</text:p>
      <text:p text:style-name="P3">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Bu önemli hizmette öncü rolü üstlenmiş olan Harun Yahya Külliyatı, Allah'ın izniyle, 21. yüzyılda dünya insanlarını Kuran'da tarif edilen huzur ve barışa, doğruluk ve adalete, güzellik ve mutluluğa taşımaya bir vesile olacaktır.</text:p>
      <text:h text:style-name="P98" text:outline-level="1">ÖNSÖZ</text:h>
      <text:p text:style-name="P24"/>
      <text:h text:style-name="P90" text:outline-level="1">MÜSLÜMANLARIN TEVRAT VE İNCİL'E </text:h>
      <text:h text:style-name="P90" text:outline-level="1">BAKIŞ AÇISIYLA İLGİLİ ÖNEMLİ AÇIKLAMA</text:h>
      <text:p text:style-name="P13"/>
      <text:p text:style-name="P13"/>
      <text:p text:style-name="P35"><text:span text:style-name="T9">Allah Kuran'da Müslümanların Peygamberimiz Hz. Muhammed (sav)'e ve ondan önce gönderilmiş olan tüm Peygamberlere ve bu Peygamberlere indirilenlere iman ettiklerini bildirmektedir. Bakara Suresi'nin 4. ayetinde Rabbimiz Müslümanlar için; "</text:span><text:span text:style-name="T10">ve onlar, sana indirilene, senden önce indirilenlere iman ederler...</text:span><text:span text:style-name="T9">" buyurmaktadır. </text:span></text:p>
      <text:p text:style-name="P3">Kuran'da bildirildiği gibi İncil, Tevrat, Zebur ve Hz. İbrahim (as)'ın sayfaları geçmişte yaşamış Peygamberlere indirilmiş olan kitaplardır. Bu kitapların bir kısmı yok olmuş, bir kısmı da tahrif olmuş veya değiştirilmiştir. Fakat buna rağmen içlerinde, hak dine ait birçok doğru izah da yer almaktadır. Müslümanlar, bu kitapları Kuran'a ve sünnete göre değerlendirip, ayetlere ve hadislere uygun olan izahların doğru olduğuna hüsn-ü zan ederler. Dolayısıyla, Kuran'a uygun, sünnete mutabık Tevrat ve İncil izahları Müslümanların istifade edebilecekleri izahlardır. Ancak temel şart, bu izahların Kuran ayetlerine ve hadislere uygun olmalarıdır. </text:p>
      <text:p text:style-name="P3">Allah bu kitapların, gönderildikleri dönemde insanlar için yol gösterici olduklarını bildirmiştir. Ayetlerde şöyle buyrulmaktadır:</text:p>
      <text:p text:style-name="P8"/>
      <text:p text:style-name="P8">O, sana Kitabı hak ve kendinden öncekileri doğrulayıcı olarak indirdi. O, Tevrat'ı ve İncil'i de indirmişti. Bundan (Kur'an'dan) önce (onlar) insanlar için bir hidayet idiler... (Al-i İmran Suresi, 3-4)</text:p>
      <text:p text:style-name="P8"/>
      <text:p text:style-name="P3">Diğer ayetlerde İncil'le ilgili Rabbimiz şu şekilde bildirmektedir:</text:p>
      <text:p text:style-name="P8"/>
      <text:p text:style-name="P35"><text:span text:style-name="T10">Onların (Peygamberleri) ardından yanlarındaki Tevrat'ı doğrulayıcı olarak Meryem oğlu İsa'yı gönderdik ve ona </text:span><text:span text:style-name="T11">içinde hidayet ve nur bulunan</text:span><text:span text:style-name="T10">, önündeki Tevrat'ı doğrulayan ve </text:span><text:span text:style-name="T11">muttakiler için yol gösterici ve öğüt olan İncil'i </text:span><text:span text:style-name="T10">verdik. İncil sahipleri Allah'ın onda indirdikleriyle hükmetsinler. Kim Allah'ın indirdiğiyle hükmetmezse, işte onlar, fasık olanlardır. (Maide Suresi, 46-47)</text:span></text:p>
      <text:p text:style-name="P8"/>
      <text:p text:style-name="P35"><text:span text:style-name="T10">Sonra onların izleri üzerinde elçilerimizi birbiri ardınca gönderdik. Meryem oğlu İsa'yı da arkalarından gönderdik; </text:span><text:span text:style-name="T11">ona İncil'i verdik ve onu izleyenlerin kalplerinde bir şefkat ve merhamet kıldık.</text:span><text:span text:style-name="T10"> (Bir bid'at olarak) Türettikleri ruhbanlığı ise, Biz onlara yazmadık (emretmedik). Ancak Allah'ın rızasını aramak için (türettiler) ama buna da gerektiği gibi uymadılar. Bununla birlikte onlardan iman edenlere ecirlerini verdik, onlardan birçoğu da fasık olanlardır. (Hadid Suresi, 27)</text:span></text:p>
      <text:p text:style-name="P8"/>
      <text:p text:style-name="P3"><text:soft-page-break/>Okumakta olduğunuz bu kitapta da, İncil'de yer alan izahlardan bozulmuş kısımlar ele alınmamış, sadece Kuran'a ve Peygamberimiz (sav)'in hadislerine uygun izahlar kullanılmıştır. </text:p>
      <text:p text:style-name="P76">1. BÖLÜM</text:p>
      <text:h text:style-name="P99" text:outline-level="1">İNCİL'DE ALLAH SEVGİSİ VE ALLAH RIZASINA UYGUN SEVGİ ANLAYIŞI</text:h>
      <text:p text:style-name="P8"/>
      <text:p text:style-name="P9"/>
      <text:p text:style-name="P35"><text:span text:style-name="T4">Bir din bilgini yaklaşıp ona, "Tüm buyrukların en önemlisi hangisidir?" diye sordu. İsa şöyle karşılık verdi: "En önemlisi şudur: </text:span><text:span text:style-name="T8">'Dinle, ey İsrail! Allah'ımız olan Rab tek Rab'dir. Allah'ın olan Rab'bi bütün yüreğinle, bütün canınla, bütün aklınla ve bütün gücünle sev. İnsanın Allah'ı bütün yüreğiyle, bütün anlayışıyla ve bütün gücüyle sevmesi, komşusunu da kendi gibi sevmesi</text:span><text:span text:style-name="T4">, tüm yakılmalık adaklardan ve sunulan kurbanlardan </text:span><text:span text:style-name="T8">daha önemlidir.</text:span><text:span text:style-name="T4">" (Markos, 12:28-33)</text:span></text:p>
      <text:p text:style-name="P51"><text:span text:style-name="T17">Adam şöyle karşılık verdi: </text:span><text:span text:style-name="T22">"Allah'ın olan Rab'bi bütün yüreğinle, bütün canınla, bütün gücünle ve bütün aklınla sev. Komşunu da kendin gibi sev."</text:span><text:span text:style-name="T17"> (Luka, 10:27)</text:span></text:p>
      <text:p text:style-name="P35"><text:span text:style-name="T4">İsa şöyle karşılık verdi: "En önemlisi şudur: 'Dinle, ey İsrail! Allah'ımız Rab tek Rab'dir. </text:span><text:span text:style-name="T8">Allah'ın Rab'bi bütün yüreğinle, bütün canınla, bütün aklınla ve bütün gücünle seveceksin</text:span><text:span text:style-name="T4">.' İkincisi de şudur: </text:span><text:span text:style-name="T8">'Komşunu kendin gibi seveceksin'</text:span><text:span text:style-name="T4">... " (Markos, 12:29-31)</text:span></text:p>
      <text:p text:style-name="P35"><text:span text:style-name="T8">Sevgi, Allah'ın buyruklarına uygun yaşamamız demektir. </text:span><text:span text:style-name="T4">Başlangıçtan beri işittiğiniz gibi, </text:span><text:span text:style-name="T8">O'nun buyruğu, sevgi yolunda yürümenizdir.</text:span><text:span text:style-name="T4"> (Yuhanna'nın 2. Mektubu, 1:6)</text:span></text:p>
      <text:p text:style-name="P35"><text:span text:style-name="T4">... </text:span><text:span text:style-name="T8">Allah'ın Rabbi tüm yüreğinle, tüm canınla, tüm anlayışınla seveceksin.</text:span><text:span text:style-name="T4"> İşte ilk ve en önemli buyruk budur. İlkine benzeyen ikinci buyruk da şudur: </text:span><text:span text:style-name="T8">'Komşunu kendin gibi seveceksin.'</text:span><text:span text:style-name="T4"> (Matta, 22:37-39)</text:span></text:p>
      <text:p text:style-name="P35"><text:span text:style-name="T8">Herşeyden önce birbirinizi candan sevin. Çünkü sevgi birçok kötülüğü örter. </text:span><text:span text:style-name="T4">(Petrus'un 1. Mektubu, 4:8)</text:span></text:p>
      <text:p text:style-name="P35"><text:span text:style-name="T8">Birbirinize kardeşlik sevgisiyle bağlı olun.</text:span><text:span text:style-name="T4"> Birbirinize saygı göstermekte yarışın. (Pavlus'tan Romalılara Mektup, 12:10)</text:span></text:p>
      <text:p text:style-name="P35"><text:span text:style-name="T8">Sevgili kardeşlerim, birbirimizi sevelim. Çünkü sevgi Allah'tandır. Seven herkes... Allah'ı tanır.</text:span><text:span text:style-name="T4"> Sevmeyen kişi Allah'ı tanımaz. Çünkü Allah sevgidir... Sevgili kardeşlerim, Allah bizi bu kadar çok sevdiğine göre biz de birbirimizi sevmeye borçluyuz. (Yuhanna'nın 1. Mektubu, 4:7-11)</text:span></text:p>
      <text:p text:style-name="P35"><text:span text:style-name="T4">Duam şu ki; </text:span><text:span text:style-name="T8">sevginiz, bilgi ve her tür sezgiyle arttıkça artsın.</text:span><text:span text:style-name="T4"> (Pavlus'tan Filipililere Mektup, 1:9)</text:span></text:p>
      <text:p text:style-name="P35"><text:span text:style-name="T4">[Hz. İsa (as):] Size [Allah rızası için] yeni bir buyruk veriyorum: "</text:span><text:span text:style-name="T8">Birbirinizi sevin. Sizi sevdiğim gibi siz de birbirinizi sevin.</text:span><text:span text:style-name="T4"> Birbirinize sevginiz olursa, herkes bununla benim öğrencilerim olduğunuzu anlayacaktır." (Yuhanna, 13:34-35)</text:span></text:p>
      <text:p text:style-name="P35"><text:span text:style-name="T8">Sevgi sabırlıdır, sevgi şefkatlidir. Sevgi kıskanmaz, övünmez, böbürlenmez. Sevgi kaba davranmaz, kendi çıkarını aramaz, kolay kolay öfkelenmez, kötülüğün hesabını tutmaz. Sevgi haksızlığa sevinmez, gerçek olanla sevinir. Sevgi herşeye katlanır, herşeye inanır, herşeyi umut eder, herşeye dayanır. Sevgi [Allah'ın sevgisi] asla son bulmaz...</text:span><text:span text:style-name="T4"> (Pavlus'tan Korintlilere 1. Mektup, 13:4-8)</text:span></text:p>
      <text:p text:style-name="P35"><text:span text:style-name="T4">Ama </text:span><text:span text:style-name="T8">Allah'ı seveni Allah bilir.</text:span><text:span text:style-name="T4"> (Pavlus'tan Korintlilere 1. Mektup, 8:3)</text:span></text:p>
      <text:p text:style-name="P35"><text:soft-page-break/><text:span text:style-name="T4">Eğer </text:span><text:span text:style-name="T8">yalnız sizi sevenleri severseniz, ne ödülünüz olur</text:span><text:span text:style-name="T4">? Vergi görevlileri de öyle yapmıyor mu? Yalnız kardeşlerinize selam verirseniz, fazladan ne yapmış olursunuz?... (Matta, 5:46-47)</text:span></text:p>
      <text:p text:style-name="P35"><text:span text:style-name="T8">'Komşunu seveceksin</text:span><text:span text:style-name="T4">, düşmanından nefret edeceksin' dendiğini duydunuz. Ama ben size diyorum ki, '</text:span><text:span text:style-name="T8">düşmanlarınızı sevin</text:span><text:span text:style-name="T4">, size zulmedenler için dua edin.' (Matta, 5:43-44)</text:span></text:p>
      <text:p text:style-name="P35"><text:span text:style-name="T8">Mesih bizi nasıl sevdiyse... siz de öylece sevgi yolunda yürüyün. </text:span><text:span text:style-name="T4">(Pavlus'tan Efeslilere Mektup, 5:2)</text:span></text:p>
      <text:p text:style-name="P35"><text:span text:style-name="T8">Beni seviyorsanız,</text:span><text:span text:style-name="T4"> [Allah rızası için] buyruklarımı yerine getirirsiniz... Kim [Allah rızası için] buyruklarımı bilir ve yerine getirirse, işte beni seven odur. </text:span><text:span text:style-name="T8">Beni seveni Allah sevecektir. Ben de onu seveceğim... </text:span><text:span text:style-name="T4">(Yuhanna, 14:15, 21)</text:span></text:p>
      <text:p text:style-name="P35"><text:span text:style-name="T4">İsa ona şu karşılığı verdi: </text:span><text:span text:style-name="T8">"Beni seven sözüme uyar, Allah da onu sever... </text:span><text:span text:style-name="T4">Beni sevmeyen, sözlerime uymaz. İşittiğiniz söz benim değil; beni gönderen Allah'ındır." (Yuhanna, 14:23-24)</text:span></text:p>
      <text:p text:style-name="P35"><text:span text:style-name="T4">Size şu buyruğu veriyorum: "</text:span><text:span text:style-name="T8">Birbirinizi sevin!</text:span><text:span text:style-name="T4">" (Yuhanna, 15:17)</text:span></text:p>
      <text:p text:style-name="P35"><text:span text:style-name="T4">Yazılmış olduğu gibi, "</text:span><text:span text:style-name="T8">Allah'ın Kendisini sevenler için</text:span><text:span text:style-name="T4"> [ahiret hayatında] hazırladıklarını hiçbir göz görmedi, hiçbir kulak duymadı, hiçbir insan yüreği kavramadı." (Pavlus'tan Korintlilere 1. Mektup, 2:9)</text:span></text:p>
      <text:p text:style-name="P35"><text:span text:style-name="T4">... </text:span><text:span text:style-name="T8">"Komşunu kendin gibi seveceksin." </text:span><text:span text:style-name="T4">(Pavlus'tan Galatyalılara Mektup, 5:14)</text:span></text:p>
      <text:p text:style-name="P35"><text:span text:style-name="T4"><text:s/>[Hz. İsa (as):] "</text:span><text:span text:style-name="T8">Allah'ın beni sevdiği gibi, ben de sizi sevdim. Benim sevgimde kalın.</text:span><text:span text:style-name="T4"> Eğer [Allah rızası için] buyruklarımı yerine getirirseniz, sevgimde kalırsınız, tıpkı benim de Allah'ın buyruklarını yerine getirdiğim ve sevgisinde kaldığım gibi... Bunları size, sevincim sizde olsun ve sevinciniz tamamlansın diye söyledim. Benim buyruğum şudur: </text:span><text:span text:style-name="T8">Sizi sevdiğim gibi birbirinizi sevin. Hiç kimsede, insanın, [Allah rızası için] dostları uğruna canını vermesinden daha büyük bir sevgi yoktur.</text:span><text:span text:style-name="T4"> Size [Allah için] buyurduklarımı yaparsanız, benim dostlarım olursunuz." (Yuhanna, 15:9-14)</text:span></text:p>
      <text:p text:style-name="P35"><text:span text:style-name="T4">... </text:span><text:span text:style-name="T8">Birbirimizi seversek... [Allah] sevgisi içimizde mükemmelleşmiş olur. </text:span><text:span text:style-name="T4">(Yuhanna'nın 1. Mektubu, 4:12)</text:span></text:p>
      <text:p text:style-name="P35"><text:span text:style-name="T4">Umut düş kırıklığına uğratmaz. Çünkü... </text:span><text:span text:style-name="T8">Allah'ın sevgisi yüreklerimize dökülmüştür. </text:span><text:span text:style-name="T4">(Pavlus'tan Romalılara Mektup, 5:5)</text:span></text:p>
      <text:p text:style-name="P35"><text:span text:style-name="T8">Allah'ın bize olan sevgisini tanıdık ve buna inandık. Allah sevgidir. Sevgide yaşayan Allah'da [Allah'ın rızasına uygun] yaşar...</text:span><text:span text:style-name="T4"> (Yuhanna'nın 1. Mektubu, 4:16)</text:span></text:p>
      <text:p text:style-name="P35"><text:span text:style-name="T4">Öyleyse, Allah'ın kutsal ve sevgili seçilmişleri olarak </text:span><text:span text:style-name="T8">yürekten sevecenliği</text:span><text:span text:style-name="T4">, iyiliği, alçakgönüllülüğü, sabrı, yumuşaklığı </text:span><text:span text:style-name="T8">giyinin</text:span><text:span text:style-name="T4">. Birbirinize anlayışlı davranın. Birinizin ötekinden bir şikayeti varsa, Rab'bin sizi bağışladığı gibi, siz de birbirinizi bağışlayın. Bunların </text:span><text:span text:style-name="T8">hepsinin üzerine... sevgiyi giyinin.</text:span><text:span text:style-name="T4"> (Pavlus'tan Koloselilere Mektup, 3:12-14)</text:span></text:p>
      <text:p text:style-name="P35"><text:span text:style-name="T4">Bizse seviyoruz, çünkü önce O [Allah] bizi sevdi. "Allah'ı seviyorum" deyip de kardeşinden nefret eden yalancıdır. Çünkü gördüğü kardeşini sevmeyen, görmediği Allah'ı sevemez. </text:span><text:span text:style-name="T8">"Allah'ı seven kardeşini de sevsin"</text:span><text:span text:style-name="T4"> diyen buyruğu Mesih'ten aldık. (Yuhanna'nın 1. Mektubu, 4:19-21)</text:span></text:p>
      <text:p text:style-name="P10">İşte kalıcı olan üç şey vardır: İman, umut, sevgi... (Pavlus'tan Korintlilere 1. Mektup, 13:13)</text:p>
      <text:p text:style-name="P10"><text:soft-page-break/>İnsanların ve meleklerin diliyle konuşsam, ama sevgim olmasa, ses çıkaran bakırdan ya da çınlayan zilden farkım kalmaz... Bütün sırları bilsem, her bilgiye sahip olsam... ama sevgim olmasa, bir hiçim. Varımı yoğumu sadaka olarak dağıtsam, bedenimi yakılmak üzere teslim etsem, ama sevgim olmasa, bunun bana hiçbir yararı olmaz. (Pavlus'tan Korintlilere 1. Mektup, 13:1-3)</text:p>
      <text:p text:style-name="P35"><text:span text:style-name="T4">İsa... "Yaşama kavuşmak istiyorsan, O'nun [Allah'ın] buyruklarını yerine getir." "Hangi buyrukları?" diye sordu adam. İsa şu karşılığı verdi: "'Adam öldürmeyeceksin, zina etmeyeceksin, çalmayacaksın, yalan yere tanıklık etmeyeceksin, annene babana saygı göstereceksin' ve '</text:span><text:span text:style-name="T8">komşunu kendin gibi seveceksin.'</text:span><text:span text:style-name="T4"> " (Matta, 19:17-19)</text:span></text:p>
      <text:p text:style-name="P35"><text:span text:style-name="T4">Gençsin diye kimse seni küçümsemesin. Konuşmada, davranışta, </text:span><text:span text:style-name="T8">sevgide</text:span><text:span text:style-name="T4">, imanda, paklıkta </text:span><text:span text:style-name="T8">imanlılara örnek ol</text:span><text:span text:style-name="T4">. (Pavlus'tan Timoteos'a 1. Mektup, 4:12)</text:span></text:p>
      <text:p text:style-name="P35"><text:span text:style-name="T4">Kardeşler, aranızda çalışanların, Rab yolunda size önderlik edip öğüt verenlerin değerini bilmenizi rica ederiz. Yaptıkları işten ötürü onlara sınırsız saygı, </text:span><text:span text:style-name="T8">sevgi gösterin</text:span><text:span text:style-name="T4">. Birbirinizle barış içinde yaşayın. (Pavlus'tan Selaniklilere 1. Mektup, 5:12-13)</text:span></text:p>
      <text:p text:style-name="P35"><text:span text:style-name="T4">Kardeşler, sizin için her zaman Allah'a şükran borçluyuz. Böyle yapmamız da yerindedir. Çünkü imanınız büyüdükçe büyüyor, </text:span><text:span text:style-name="T8">her birinizin öbürüne olan sevgisi artıyor.</text:span><text:span text:style-name="T4"> Bu nedenle bizler, katlandığınız bütün zulüm ve sıkıntılar karşısındaki sabır ve imanınızdan ötürü... sizinle övünüyoruz. (Pavlus'tan Selaniklilere 2. Mektup, 1:3-4)</text:span></text:p>
      <text:p text:style-name="P10">Eğer yalnız sizi sevenleri severseniz, bu size ne övgü kazandırır? Günahkarlar bile kendilerini sevenleri sever. (Luka, 6:32)</text:p>
      <text:p text:style-name="P35"><text:span text:style-name="T4">Ama vay halinize... Siz nanenin, sedef otunun ve her tür sebzenin ondalığını verirsiniz de, adaleti ve </text:span><text:span text:style-name="T8">Allah sevgisini</text:span><text:span text:style-name="T4"> ihmal edersiniz. Ondalık vermeyi ihmal etmeden esas bunları yerine getirmeniz gerekirdi. (Luka, 11:42)</text:span></text:p>
      <text:p text:style-name="P10">[Allah rızası için] Mesih'in sevgisinden bizi kim ayırabilir? Sıkıntı mı, elem mi, zulüm mü, açlık mı, çıplaklık mı, tehlike mi, kılıç mı? (Pavlus'tan Romalılara Mektup, 8:35)</text:p>
      <text:p text:style-name="P35"><text:span text:style-name="T4">Eminim ki, ne ölüm, ne yaşam, ne melekler, ne yönetimler, ne şimdiki ne gelecek zaman, ne güçler, ne yükseklik, ne derinlik, ne de yaratılmış başka bir şey </text:span><text:span text:style-name="T8">bizi... Allah sevgisinden ayırmaya yetmeyecektir.</text:span><text:span text:style-name="T4"> (Pavlus'tan Romalılara Mektup, 8:38-39)</text:span></text:p>
      <text:p text:style-name="P35"><text:span text:style-name="T4">... 'Hepimizin bilgisi var' diyorsunuz, bunu biliyoruz. Bilgi insanı böbürlendirir, </text:span><text:span text:style-name="T8">sevgiyse geliştirir.</text:span><text:span text:style-name="T4"> (Pavlus'tan Korintlilere 1. Mektup, 8:1)</text:span></text:p>
      <text:p text:style-name="P35"><text:span text:style-name="T8">Birbirinizi sevmekten başka hiç kimseye bir şey borçlu olmayın. </text:span><text:span text:style-name="T4">Çünkü başkalarını seven, Kutsal Yasa'yı [Allah'ın emirlerini] yerine getirmiş olur. (Pavlus'tan Romalılara Mektup, 13:8)</text:span></text:p>
      <text:p text:style-name="P35"><text:span text:style-name="T4">Gerçeğe uymakla kendinizi arıttınız, </text:span><text:span text:style-name="T8">kardeşler için içten bir sevgiye sahip oldunuz. Onun için birbirinizi candan, yürekten sevin.</text:span><text:span text:style-name="T4"> (Petrus'un 1. Mektubu, 1:22)</text:span></text:p>
      <text:p text:style-name="P35"><text:span text:style-name="T4">Herkese saygı gösterin. </text:span><text:span text:style-name="T8">İmanlı kardeşlerinizi sevin</text:span><text:span text:style-name="T4">, Allah'tan korkun... (Petrus'un 1. Mektubu, 2:17)</text:span></text:p>
      <text:p text:style-name="P35"><text:span text:style-name="T4">Sonuç olarak hepiniz aynı düşüncede birleşin. Başkalarının duygularını paylaşın. </text:span><text:span text:style-name="T8">Birbirinizi kardeşçe sevin.</text:span><text:span text:style-name="T4"> Şefkatli, alçakgönüllü olun. (Petrus'un 1. Mektubu, 3:8)</text:span></text:p>
      <text:p text:style-name="P35"><text:span text:style-name="T4">Başlangıçtan beri işittiğiniz buyruk şudur: </text:span><text:span text:style-name="T8">Birbirimizi sevelim.</text:span><text:span text:style-name="T4"> (Yuhanna'nın 1. Mektubu, 3:11)</text:span></text:p>
      <text:p text:style-name="P35"><text:soft-page-break/><text:span text:style-name="T4">Yavrularım, sözle ve dille değil, </text:span><text:span text:style-name="T8">eylemle ve içtenlikle sevelim.</text:span><text:span text:style-name="T4"> (Yuhanna'nın 1. Mektubu, 3:18)</text:span></text:p>
      <text:p text:style-name="P35"><text:span text:style-name="T4">O'nun [Allah'ın] buyruğu... [Allah'ın elçisi] </text:span><text:span text:style-name="T8">İsa'nın buyurduğu gibi birbirimizi sevmemizdir.</text:span><text:span text:style-name="T4"> (Yuhanna'nın 1. Mektubu, 3:23)</text:span></text:p>
      <text:p text:style-name="P35"><text:span text:style-name="T8">Ona sevgiyle bakan</text:span><text:span text:style-name="T4"> İsa, "Bir eksiğin var" dedi. "Git neyin varsa sat, parasını yoksullara ver; böylece cennette hazinen olur. Sonra gel, beni izle." (Markos, 10:21)</text:span></text:p>
      <text:p text:style-name="P35"><text:span text:style-name="T8">Allah'ı sevmek O'nun buyruklarını yerine getirmek demektir.</text:span><text:span text:style-name="T4"> O'nun buyrukları da ağır değildir. (Yuhanna'nın 1. Mektubu, 5:3)</text:span></text:p>
      <text:p text:style-name="P35"><text:span text:style-name="T4">Ama </text:span><text:span text:style-name="T8">dünyanın, Allah'ı sevdiğimi </text:span><text:span text:style-name="T4">ve Allah'ın bana buyurduğu herşeyi yerine getirdiğimi </text:span><text:span text:style-name="T8">anlamasını istiyorum.</text:span><text:span text:style-name="T4"> (Yuhanna, 14:31)</text:span></text:p>
      <text:p text:style-name="P35"><text:span text:style-name="T4">[Hz. İsa (as):] </text:span><text:span text:style-name="T8">"... beni sevdiğiniz... için Allah'ın Kendisi sizi seviyor."</text:span><text:span text:style-name="T4"> (Yuhanna, 16:27)</text:span></text:p>
      <text:p text:style-name="P35"><text:span text:style-name="T4">"Zina etmeyeceksin, adam öldürmeyeceksin, çalmayacaksın, başkasının malına göz dikmeyeceksin" buyrukları ve bundan başka ne buyruk varsa, şu sözde özetlenmiştir: </text:span><text:span text:style-name="T8">"Komşunu kendin gibi seveceksin."</text:span><text:span text:style-name="T4"> Seven kişi komşusuna kötülük etmez. Bu nedenle sevmek Kutsal Yasa'yı [Allah'ın emirlerini] yerine getirmektir. (Pavlus'tan Romalılara Mektup, 13:9-10)</text:span></text:p>
      <text:p text:style-name="P35"><text:span text:style-name="T8">... Bütün kutsalları [kendini Allah'a adamış olanları] sevdiğinizi duyduğumdan </text:span><text:span text:style-name="T4">beri ben de sizin için sürekli şükrediyor, sizi dualarımda hep anıyorum. (Pavlus'tan Efeslilere Mektup, 1:15-16)</text:span></text:p>
      <text:p text:style-name="P35"><text:span text:style-name="T4">Allah'ın lütfu </text:span><text:span text:style-name="T8">İsa Mesih'i tükenmeyen bir sevgiyle sevenlerin</text:span><text:span text:style-name="T4"> hepsiyle birlikte olsun. (Pavlus'tan Efeslilere Mektup, 6:24)</text:span></text:p>
      <text:p text:style-name="P35"><text:span text:style-name="T4">Sizler için dua ederken Allah'a... her zaman şükrediyoruz. Çünkü Mesih İsa'ya iman ettiğinizi ve </text:span><text:span text:style-name="T8">bütün kutsalları [kendini Allah'a adamışları] sevdiğinizi</text:span><text:span text:style-name="T4"> duyduk. (Pavlus'tan Koloselilere Mektup, 1:3-4)</text:span></text:p>
      <text:p text:style-name="P35"><text:span text:style-name="T4">Kardeşlik sevgisi konusunda kimsenin size bir şey yazmasına gerek yoktur. Çünkü </text:span><text:span text:style-name="T8">Allah size birbirinizi sevmeyi öğretti.</text:span><text:span text:style-name="T4"> Gerçekte bütün Makedonya'daki</text:span><text:span text:style-name="T8"> kardeşlerin hepsini seviyorsunuz.</text:span><text:span text:style-name="T4"> Kardeşler, size rica ediyoruz, </text:span><text:span text:style-name="T8">bu konuda daha da ilerleyin.</text:span><text:span text:style-name="T4"> (Pavlus'tan Selaniklilere 1. Mektup, 4:9-10)</text:span></text:p>
      <text:p text:style-name="P35"><text:span text:style-name="T8">"Komşunu kendin gibi seveceksin"</text:span><text:span text:style-name="T4"> diyen Kutsal Yazı'ya uyarak... Allah'ın Yasası'nı gerçekten yerine getiriyorsanız, iyi ediyorsunuz. (Yakup'un Mektubu, 2:8)</text:span></text:p>
      <text:p text:style-name="P35"><text:span text:style-name="T8">Mesih'i görmemiş olsanız da onu seviyorsunuz.</text:span><text:span text:style-name="T4"> Şu anda onu görmediğiniz halde... sözle anlatılmaz yüce bir sevinçle coşuyorsunuz. (Petrus'un 1. Mektubu, 1:8)</text:span></text:p>
      <text:p text:style-name="P35"><text:span text:style-name="T4">Şimdi sana rica ediyorum... </text:span><text:span text:style-name="T8">birbirimizi sevelim.</text:span><text:span text:style-name="T4"> Bu sana yazdığım yeni bir buyruk değil, başlangıçtan beri kabul ettiğimiz buyruktur. (Yuhanna'nın 2. Mektubu, 1:5)</text:span></text:p>
      <text:p text:style-name="P35"><text:span text:style-name="T8">Kardeş sevgisi sürekli olsun</text:span><text:span text:style-name="T4">. Konuksever olmaktan geri kalmayın... Çünkü bu sayede bazıları bilmeden melekleri konuk ettiler. Hapiste olanları, onlarla birlikte hapsedilmiş gibi hatırlayın. Sizin de bir bedeniniz olduğunu düşünerek kötü muamele görenleri hatırlayın. (İbranilere Mektup, 13:1-3)</text:span></text:p>
      <text:p text:style-name="P35"><text:span text:style-name="T8">Rab, birbirinize ve bütün insanlara olan sevginizi, bizim size olan sevgimiz ölçüsünde çoğaltıp artırsın!</text:span><text:span text:style-name="T4"> (Pavlus'un Selaniklilere 1. Mektubu, 3:12)</text:span></text:p>
      <text:p text:style-name="P35"><text:span text:style-name="T4">Doğru olanı yapmayan ve </text:span><text:span text:style-name="T8">kardeşini sevmeyen kişi Allah'tan [Allah'ın razı olduğu </text:span><text:soft-page-break/><text:span text:style-name="T8">kullardan] değildir.</text:span><text:span text:style-name="T4"> İşte Allah'ın kulları... böyle ayırt edilir. (Yuhanna'nın 1. Mektubu, 3:10)</text:span></text:p>
      <text:p text:style-name="P35"><text:span text:style-name="T8">Kardeşini seven, ışıkta [Allah'ın nuruyla] yaşar </text:span><text:span text:style-name="T4">ve başkasının tökezlemesine neden olmaz. Ama kardeşinden nefret eden karanlıktadır; karanlıkta yürür ve nereye gittiğini bilmez. Çünkü karanlık, onun gözlerini kör etmiştir. (Yuhanna'nın 1. Mektubu, 2:10-11)</text:span></text:p>
      <text:p text:style-name="P35"><text:span text:style-name="T4">Çünkü </text:span><text:span text:style-name="T8">Allah bize</text:span><text:span text:style-name="T4"> korkaklık ruhu değil, güç, </text:span><text:span text:style-name="T8">sevgi... ruhu vermiştir. </text:span><text:span text:style-name="T4">(Pavlus'un Timoteos'a 2. Mektubu, 1:7)</text:span></text:p>
      <text:p text:style-name="P35"><text:span text:style-name="T4">... Rab'be tabi biri olarak senin için </text:span><text:span text:style-name="T8">daha da çok sevilecek bir kardeştir. </text:span><text:span text:style-name="T4">(Pavlus'tan Filimon'a Mektup, 1:16)</text:span></text:p>
      <text:p text:style-name="P35"><text:span text:style-name="T4">[Hz. İsa (as):] "Ama beni dinleyen sizlere şunu söylüyorum: </text:span><text:span text:style-name="T8">Düşmanlarınızı sevin</text:span><text:span text:style-name="T4">, sizden nefret edenlere iyilik yapın, size lanet edenler için iyilik dileyin, size hakaret edenler için dua edin." (Luka, 6:27-28)</text:span></text:p>
      <text:p text:style-name="P10">Sevginiz ikiyüzlü olmasın. Kötülükten tiksinin, iyiliğe bağlanın. (Pavlus'tan Romalılara Mektup, 12:9)</text:p>
      <text:p text:style-name="P10"/>
      <text:h text:style-name="P97" text:outline-level="1">2. BÖLÜM</text:h>
      <text:h text:style-name="P89" text:outline-level="1">İNCİL'DE ALLAH KORKUSU</text:h>
      <text:p text:style-name="P10"/>
      <text:p text:style-name="P10"/>
      <text:p text:style-name="P35"><text:span text:style-name="T4">Siz dostlarıma söylüyorum, bedeni öldüren, ama ondan sonra başka bir şey yapamayanlardan korkmayın. </text:span><text:span text:style-name="T8">Kimden korkmanız gerektiğini size açıklayayım: Kişiyi öldürdükten sonra cehenneme atmaya kadir olan Allah'tan korkun. Evet, size söylüyorum, O'ndan korkun.</text:span><text:span text:style-name="T4"> (Luka, 12:4-5)</text:span></text:p>
      <text:p text:style-name="P35"><text:span text:style-name="T4">... Gurbeti andıran bu </text:span><text:span text:style-name="T8">dünyadaki zamanınızı Allah korkusunda geçirin.</text:span><text:span text:style-name="T4"> (Petrus'un 1. Mektubu, 1:17) </text:span></text:p>
      <text:p text:style-name="P35"><text:span text:style-name="T4">... Her ulusa, her soya, her dile, her halka yüksek sesle, "</text:span><text:span text:style-name="T8">Allah'tan korkun</text:span><text:span text:style-name="T4">, O'nu yüceltin " diyordu... (Vahiy, 14:6-7)</text:span></text:p>
      <text:p text:style-name="P35"><text:span text:style-name="T4">[Hz. İsa (as):] "Bedeni öldüren, ama canı öldüremeyenlerden korkmayın. Canı da bedeni de cehennemde yıkıma uğratabilen</text:span><text:span text:style-name="T8"> Allah'tan korkun.</text:span><text:span text:style-name="T4">" (Matta, 10:28)</text:span></text:p>
      <text:p text:style-name="P35"><text:span text:style-name="T4">Herkese saygı gösterin. İmanlı kardeşlerinizi sevin, </text:span><text:span text:style-name="T8">Allah'tan korkun...</text:span><text:span text:style-name="T4"> (Petrus'un 1. Mektubu, 2:17)</text:span></text:p>
      <text:p text:style-name="P35"><text:span text:style-name="T4">Çünkü güçlü olan [Allah], benim için büyük işler yaptı. O'nun adı kutsaldır. Kuşaklar boyunca </text:span><text:span text:style-name="T8">Kendisi'nden korkanlara merhamet eder.</text:span><text:span text:style-name="T4"> (Luka, 1:49-50)</text:span></text:p>
      <text:p text:style-name="P35"><text:span text:style-name="T4">Dindar bir adamdı. Hem kendisi hem de bütün ev halkı </text:span><text:span text:style-name="T8">Allah'tan korkardı</text:span><text:span text:style-name="T4">. Halka çok yardımda bulunur, Allah'a sürekli dua ederdi. (Elçilerin İşleri, 10:2)</text:span></text:p>
      <text:p text:style-name="P35"><text:span text:style-name="T8">Rab'den korkmanın ne demek olduğunu bildiğimizden </text:span><text:span text:style-name="T4">insanları ikna etmeye çalışıyoruz. Ne olduğumuzu Allah biliyor; umarım siz de vicdanınızda biliyorsunuz. (Pavlus'tan Korintlilere 2. Mektup, 5:11)</text:span></text:p>
      <text:p text:style-name="P35"><text:span text:style-name="T4">Yüksek sesle şöyle diyordu: "</text:span><text:span text:style-name="T8">Allah'tan korkun!</text:span><text:span text:style-name="T4"> O'nu yüceltin! Çünkü O'nun yargılama saati geldi. Göğü, yeri, denizi, su pınarlarını Yaratan'a kulluk edin!" (Vahiy, 14:7)</text:span></text:p>
      <text:p text:style-name="P35"><text:span text:style-name="T4">O zaman Petrus söz alıp şöyle dedi: "Allah'ın insanlar arasında ayrım yapmadığını, ama </text:span><text:span text:style-name="T8">Kendisi'nden korkan</text:span><text:span text:style-name="T4"> ve doğru olanı yapan kişiyi, ulusuna bakmaksızın kabul ettiğini gerçekten anlıyorum. (Elçilerin İşleri, 10:34-35)</text:span></text:p>
      <text:p text:style-name="P35"><text:span text:style-name="T4">"Doğru ve </text:span><text:span text:style-name="T8">Allah'tan korkan,</text:span><text:span text:style-name="T4"> bütün Yahudi ulusunca iyiliğiyle tanınan... bir yüzbaşı var" dediler. (Elçilerin İşleri, 10:22)</text:span></text:p>
      <text:p text:style-name="P35"><text:span text:style-name="T4">Kardeşler, İbrahim'in soyundan gelenler ve </text:span><text:span text:style-name="T8">Allah'tan korkan yabancılar</text:span><text:span text:style-name="T4">, bu kurtuluş bildirisi bize gönderildi. (Elçilerin İşleri, 13:26)</text:span></text:p>
      <text:p text:style-name="P35"><text:span text:style-name="T4">... Senin gazabın üzerlerine geldi. Ölüleri yargılamak, kulların olan Peygamberleri, kutsalları, küçük olsun büyük olsun </text:span><text:span text:style-name="T8">Senin adından korkanları ödüllendirmek</text:span><text:span text:style-name="T4"> ve yeryüzünü mahvedenleri mahvetmek zamanı da geldi. (Vahiy, 11:18)</text:span></text:p>
      <text:p text:style-name="P35"><text:span text:style-name="T4">Allah kulu Musa'nın ve Kuzu'nun [Hz. İsa (as)'ın] ezgisini söylüyorlardı: "Herşeye gücü yeten Rab Allah, Senin işlerin büyük ve şaşılası işlerdir. Ey ulusların hükümdarı, Senin yolların doğru ve adildir. </text:span><text:span text:style-name="T8">Ya Rab, Senden kim korkmaz</text:span><text:span text:style-name="T4">, Adını kim yüceltmez? Çünkü kutsal olan yalnız Sensin. Bütün uluslar gelip Sana kulluk edecekler. Çünkü adil işlerin açıkça görüldü." (Vahiy, 15:3-4)</text:span></text:p>
      <text:p text:style-name="P35"><text:span text:style-name="T4">Sonra tahttan bir ses yükseldi: "Ey Allah'ın bütün kulları! Küçük büyük, </text:span><text:span text:style-name="T8">O'ndan korkan </text:span><text:soft-page-break/><text:span text:style-name="T8">hepiniz, O'nu övün!</text:span><text:span text:style-name="T4">" (Vahiy, 19:5)</text:span></text:p>
      <text:p text:style-name="P35"><text:span text:style-name="T4">... Onu azarladı. "</text:span><text:span text:style-name="T8">Sende Allah korkusu da mı yok</text:span><text:span text:style-name="T4">?" diye karşılık verdi... (Luka, 23:40)</text:span></text:p>
      <text:p text:style-name="P35"><text:span text:style-name="T4">Öyle ki, </text:span><text:span text:style-name="T8">Allah'ı hoşnut edecek biçimde saygı ve korkuyla </text:span><text:span text:style-name="T4">ibadet edelim. (İbranilere Mektup, 12:28)</text:span></text:p>
      <text:p text:style-name="P10"/>
      <text:p text:style-name="P3"/>
      <text:h text:style-name="P97" text:outline-level="1">3. BÖLÜM</text:h>
      <text:h text:style-name="P89" text:outline-level="1">İNCİL’DE ALLAH’A KATIKSIZ İMAN</text:h>
      <text:p text:style-name="P27"/>
      <text:p text:style-name="P27"/>
      <text:p text:style-name="P16">Şirk Koşmadan Sadece Allah'a </text:p>
      <text:p text:style-name="P16">Kulluk Etmek</text:p>
      <text:p text:style-name="P35"><text:span text:style-name="T4">İsa ona şu karşılığı verdi: "</text:span><text:span text:style-name="T8">'Allah'ın olan Rab'be tap, yalnız O'na kulluk et'</text:span><text:span text:style-name="T4"> diye yazılmıştır." (Luka, 4:8)</text:span></text:p>
      <text:p text:style-name="P35"><text:span text:style-name="T4">İsa onlara şu karşılığı verdi:... </text:span><text:span text:style-name="T8">'Allah'ın olan Rabbe tap, yalnız O'na kulluk et'</text:span><text:span text:style-name="T4"> diye yazılmıştır. (Matta, 4:10)</text:span></text:p>
      <text:p text:style-name="P35"><text:span text:style-name="T4">... Sevgili kardeşlerim, </text:span><text:span text:style-name="T8">putperestlikten kaçının.</text:span><text:span text:style-name="T4"> (Pavlus'tan Korintlilere 1. Mektup, 10:14)</text:span></text:p>
      <text:p text:style-name="P51"><text:span text:style-name="T17">Herkes bizi ne kadar iyi karşıladığınızı anlatıp duruyor. </text:span><text:span text:style-name="T22">Yaşayan gerçek Allah'a kulluk etmek...</text:span><text:span text:style-name="T17"> üzere putlardan Allah'a nasıl döndüğünüzü anlatıyorlar. (Pavlus'tan Selaniklilere 1. Mektup, 1:9-10)</text:span></text:p>
      <text:p text:style-name="P53">Ölümsüz Allah'ın yüceliği yerine ölümlü insana, kuşlara, dört ayaklılara, sürüngenlere benzeyen putları yeğlediler [Allah'ı tenzih ederiz]... Onlar Allah ile ilgili gerçeğin yerine yalanı koydular. Yaradan'ın yerine yaratığa tapıp kulluk ettiler. [Allah'ı tenzih ederiz.] Oysa Allah sonsuza dek övülmeye layıktır... (Pavlus'tan Romalılara Mektup, 1:23-25)</text:p>
      <text:p text:style-name="P51"><text:span text:style-name="T17">[Hz. İsa (as):] "Hiçbir uşak iki efendiye kulluk edemez… Siz </text:span><text:span text:style-name="T22">hem Allah'a, hem paraya kulluk edemezsiniz </text:span><text:span text:style-name="T17">[Allah'ı tenzih ederiz]." (Luka, 16:13)</text:span></text:p>
      <text:p text:style-name="P51"><text:span text:style-name="T17">... İçinizdeki 'ışık' karanlıksa, ne korkunçtur o karanlık! </text:span><text:span text:style-name="T22">Hiç kimse iki efendiye kulluk edemez.</text:span><text:span text:style-name="T17"> Ya birinden nefret edip öbürünü sever, ya da birine bağlanıp öbürünü hor görür. </text:span><text:span text:style-name="T22">Siz hem Allah'a, hem de paraya kulluk edemezsiniz.</text:span><text:span text:style-name="T17"> (Matta, 6:23-24)</text:span></text:p>
      <text:p text:style-name="P51"><text:span text:style-name="T22">... Hâlâ putperest alışkanlıklarının etkisinde kalan bazıları, yedikleri etin puta sunulduğunu düşünüyorlar. </text:span><text:span text:style-name="T17">Vicdanları zayıf olduğu için lekeleniyor. Yiyecek bizi Allah'a yaklaştırmaz. Yemezsek bir kaybımız olmaz, yersek de bir kazancımız olmaz. (Pavlus'tan Korintlilere 1. Mektup, 8:7-8)</text:span></text:p>
      <text:p text:style-name="P51"><text:span text:style-name="T22">Putperestler kurbanlarını Allah'a değil, cinlere sunuyorlar.</text:span><text:span text:style-name="T17"> Cinlerle paydaş olmanızı istemem. Hem Rab'bin, hem cinlerin kasesinden içemezsiniz; </text:span><text:span text:style-name="T22">hem Rab'bin, hem cinlerin sofrasına ortak olamazsınız. </text:span><text:span text:style-name="T17">(Pavlus'tan Korintlilere 1. Mektup, 10:20-21)</text:span></text:p>
      <text:p text:style-name="P51"><text:span text:style-name="T17">Putlara sunulan kurban etinin yenmesine gelince, biliyoruz ki, "Dünyada put bir hiçtir" ve </text:span><text:span text:style-name="T22">"Birden fazla Allah yoktur"</text:span><text:span text:style-name="T17">. (Pavlus'tan Korintlilere 1. Mektup, 8:4)</text:span></text:p>
      <text:p text:style-name="P53">Yavrularım, kendinizi putlardan koruyun. (Yuhanna'nın 1. Mektubu, 5:21)</text:p>
      <text:p text:style-name="P51"><text:span text:style-name="T17">Geriye kalan insanlar, yani bu belalardan ölmemiş olanlar, </text:span><text:span text:style-name="T22">kendi elleriyle yaptıkları putlardan dönüp tövbe etmediler.</text:span><text:span text:style-name="T17"> Cinlere ve göremeyen, işitemeyen, yürüyemeyen altın, gümüş, tunç, taş, tahta putlara tapmaktan vazgeçmediler. (Vahiy, 9:20)</text:span></text:p>
      <text:p text:style-name="P53"/>
      <text:p text:style-name="P16">Sadece Allah'ın Rızasına Göre Yaşamak </text:p>
      <text:p text:style-name="P51"><text:span text:style-name="T17">Sonuç olarak, ne yer ne içerseniz, ne yaparsanız, </text:span><text:span text:style-name="T22">herşeyi Allah'ın yüceliği için yapın.</text:span><text:span text:style-name="T17"> (Pavlus'tan Korintlilere 1. Mektup, 10:31)</text:span></text:p>
      <text:p text:style-name="P35"><text:soft-page-break/><text:span text:style-name="T4">Rab'den miras ödülünü alacağınızı bilerek, </text:span><text:span text:style-name="T8">her ne yaparsanız, insanlar için değil, Rab için candan yapın... </text:span><text:span text:style-name="T4">(Pavlus'tan Koloselilere Mektup, 3:23-24)</text:span></text:p>
      <text:p text:style-name="P35"><text:span text:style-name="T8">Günü kutlayan, Rab için kutlar. Herşeyi yiyen, Allah'a şükrederek bunu Rab için yer. Bazı şeyleri yemeyen de Rab için yemez</text:span><text:span text:style-name="T4"> ve Allah'a şükreder. Hiçbirimiz kendimiz için yaşamayız, hiçbirimiz de kendimiz için ölmeyiz. </text:span><text:span text:style-name="T8">Yaşarsak, Rab için yaşarız; ölürsek, Rab için ölürüz.</text:span><text:span text:style-name="T4"> (Pavlus'tan Romalılara Mektup, 14:6-8)</text:span></text:p>
      <text:p text:style-name="P51"><text:span text:style-name="T22">... Allah'ı sevmek O'nun buyruklarını yerine getirmek demektir.</text:span><text:span text:style-name="T17"> O'nun buyrukları da ağır değildir... Bize dünyaya karşı zafer kazandıran imanımızdır. (Yuhanna'nın 1. Mektubu, 5:2-4)</text:span></text:p>
      <text:p text:style-name="P51"><text:span text:style-name="T22">... Allah'ın buyruklarını yerine getiren,</text:span><text:span text:style-name="T17"> İsa'ya imanlarını sürdüren kutsalların sabrını gerektirir. (Vahiy, 14:12)</text:span></text:p>
      <text:p text:style-name="P51"><text:span text:style-name="T17">Rab'be yaraşır biçimde yaşamanız, </text:span><text:span text:style-name="T22">O'nu her yönden hoşnut etmeniz,</text:span><text:span text:style-name="T17"> her iyi işte meyve vererek Allah'ı tanımakta ilerlemeniz için dua ediyoruz. (Pavlus'tan Koloselilere Mektup, 1:10)</text:span></text:p>
      <text:p text:style-name="P51"><text:span text:style-name="T22">İman olmadan Allah'ı hoşnut etmek olanaksızdır.</text:span><text:span text:style-name="T17"> Allah'a yaklaşan, O'nun var olduğuna ve Kendisi'ni arayanları ödüllendireceğine iman etmelidir. (İbranilere Mektup, 11:6)</text:span></text:p>
      <text:p text:style-name="P51"><text:span text:style-name="T17">Böylece sarsılmaz bir egemenliğe kavuştuğumuz için minnettar olalım.</text:span><text:span text:style-name="T22"> Öyle ki, Allah'ı hoşnut edecek biçimde saygı ve korkuyla kulluk edelim.</text:span><text:span text:style-name="T17"> (İbranilere Mektup, 12:28)</text:span></text:p>
      <text:p text:style-name="P51"><text:span text:style-name="T17">Haksız yere acı çeken kişi, </text:span><text:span text:style-name="T22">Allah bilinciyle acıya katlanırsa, Allah'ı hoşnut eder. </text:span><text:span text:style-name="T17">Çünkü günah işleyip dövüldüğünüzde dayanırsanız, bunda övülecek ne var? </text:span><text:span text:style-name="T22">Ama iyilik edip acı çektiğinizde dayanırsanız, Allah'ı hoşnut edersiniz.</text:span><text:span text:style-name="T17"> (Petrus'un 1. Mektubu, 2:19-20)</text:span></text:p>
      <text:p text:style-name="P51"><text:span text:style-name="T17">.</text:span><text:span text:style-name="T22">.. Herkes Rab'bin kendisi için belirlediği duruma uygun biçimde, Allah'tan aldığı çağrıya göre yaşasın.</text:span><text:span text:style-name="T17"> Bunu bütün kiliselere buyuruyorum. (Pavlus'tan Korintlilere 1. Mektup, 7:17)</text:span></text:p>
      <text:p text:style-name="P51"><text:span text:style-name="T17">... Ancak </text:span><text:span text:style-name="T22">Allah'ın isteğini yerine getiren</text:span><text:span text:style-name="T17"> [cennet'e] girecektir. (Matta, 7:21)</text:span></text:p>
      <text:p text:style-name="P51"><text:span text:style-name="T17">O herşeyin kaynağıdır, </text:span><text:span text:style-name="T22">bizler O'nun [Allah] için yaşıyoruz. Tek bir Rab var...</text:span><text:span text:style-name="T17"> Herşey O'nun aracılığıyla yaratıldı, biz de O'nun aracılığıyla yaşıyoruz. (Pavlus'tan Korintlilere 1. Mektup, 8:5-6)</text:span></text:p>
      <text:p text:style-name="P51"><text:span text:style-name="T22">... Benliğin [nefsin] denetiminde olanlar Allah'ı hoşnut edemezler.</text:span><text:span text:style-name="T17"> Ne var ki, Allah'ın Ruhu içinizde yaşıyorsa, siz benliğin [nefsin] değil, Allah'ın Ruhu'nun denetimindesiniz. (Pavlus'tan Romalılara Mektup, 8:8-9)</text:span></text:p>
      <text:p text:style-name="P51"><text:span text:style-name="T17">Özgür insanlar olarak yaşayın; ama özgürlüğünüzü kötülük yapmak için bahane etmeyin. </text:span><text:span text:style-name="T22">Allah'ın kulları olarak yaşayın.</text:span><text:span text:style-name="T17"> (Petrus'un 1. Mektubu, 2:16) </text:span></text:p>
      <text:p text:style-name="P51"><text:span text:style-name="T17">... Acı çekmiş olan, günaha sırt çevirmiştir. Sonuç olarak, dünyadaki yaşamının geriye kalan bölümünü artık </text:span><text:span text:style-name="T22">insan tutkularına göre değil, Allah'ın isteğine göre sürdürür. </text:span><text:span text:style-name="T17">(Petrus'un 1. Mektubu, 4:1-2) </text:span></text:p>
      <text:p text:style-name="P51"><text:span text:style-name="T22">... Allah'ın isteğine uygun olarak acı çekenler,</text:span><text:span text:style-name="T17"> iyilik yaparak canlarını güvenilir Yaradan'a emanet etsinler... (Petrus'un 1. Mektubu, 4:19)</text:span></text:p>
      <text:p text:style-name="P51"><text:span text:style-name="T17">[Hz. İsa (as):] "Beni gönderen [Allah] benimledir, O beni yalnız bırakmadı. Çünkü </text:span><text:span text:style-name="T22">ben her zaman O'nu [Allah'ı] hoşnut edeni yaparım.</text:span><text:span text:style-name="T17">" (Yuhanna, 8:29)</text:span></text:p>
      <text:p text:style-name="P51"><text:span text:style-name="T22">Bunu, yalnız insanları hoşnut etmek isteyenler gibi göze hoş görünmek için </text:span><text:soft-page-break/><text:span text:style-name="T22">yapmayın… Allah'ın isteğini candan yerine getirin.</text:span><text:span text:style-name="T17"> (Pavlus'tan Efeslilere Mektup, 6:6)</text:span></text:p>
      <text:p text:style-name="P51"><text:span text:style-name="T17">Dünya da dünyasal tutkular da geçer, ama </text:span><text:span text:style-name="T22">Allah'ın isteğini yerine getiren</text:span><text:span text:style-name="T17"> sonsuza dek yaşar. (Yuhanna'nın 1. Mektubu, 2:17)</text:span></text:p>
      <text:p text:style-name="P51"><text:span text:style-name="T17">... Allah tarafından Müjde'yi [Allah'ın vahyini] emanet almaya layık görüldüğümüz için, insanları değil, yüreklerimizi sınayan </text:span><text:span text:style-name="T22">Allah'ı hoşnut edecek biçimde konuşuyoruz. </text:span><text:span text:style-name="T17">(Pavlus'tan Selaniklilere 1. Mektup, 2:4)</text:span></text:p>
      <text:p text:style-name="P51"><text:span text:style-name="T17">Kardeşler, nasıl yaşamanız, </text:span><text:span text:style-name="T22">Allah'ı nasıl hoşnut etmeniz gerektiğini bizden öğrendiniz.</text:span><text:span text:style-name="T17"> Nitekim öyle yaşıyorsunuz. Son olarak bu konuda daha da ilerlemeniz için... size rica ediyoruz... (Pavlus'tan Selaniklilere 1. Mektup, 4:1)</text:span></text:p>
      <text:p text:style-name="P51"><text:span text:style-name="T17">Mesih'e bu yolda hizmet eden [Hz. İsa (as)'a Allah yolunda yardım eden], </text:span><text:span text:style-name="T22">Allah'ı hoşnut eder</text:span><text:span text:style-name="T17">, insanların da beğenisini kazanır. Öyleyse kendimizi esenlik getiren ve karşılıklı gelişmemizi sağlayan işlere verelim. (Pavlus'tan Romalılara Mektup, 14:18-19)</text:span></text:p>
      <text:p text:style-name="P51"><text:span text:style-name="T17">Bunu sizin iyiliğiniz için söylüyorum, özgürlüğünüzü kısıtlamak için değil. İlginizi dağıtmadan, </text:span><text:span text:style-name="T22">Rab'be adanmış olarak, O'na yaraşır biçimde yaşamanızı istiyorum. </text:span><text:span text:style-name="T17">(Pavlus'tan Korintlilere 1. Mektup, 7:35)</text:span></text:p>
      <text:p text:style-name="P51"><text:span text:style-name="T17">İsa, "Bana neden iyilik hakkında soru soruyorsun?" dedi. "İyi olan yalnız Biri [Allah] var. </text:span><text:span text:style-name="T22">Yaşama kavuşmak istiyorsan, O'nun [Allah'ın] buyruklarını yerine getir."</text:span><text:span text:style-name="T17"> (Matta, 19:17)</text:span></text:p>
      <text:p text:style-name="P51"><text:span text:style-name="T17">Allah'ın, günahkarları dinlemediğini biliriz. Ama </text:span><text:span text:style-name="T22">Allah, kendisine kulluk eden ve isteğini yerine getiren kişiyi dinler.</text:span><text:span text:style-name="T17"> (Yuhanna, 9:31)</text:span></text:p>
      <text:p text:style-name="P51"><text:span text:style-name="T17">Çünkü </text:span><text:span text:style-name="T22">Allah Katında aklanacak olanlar Yasa'yı [Allah'ın emirlerini] işitenler değil, yerine getirenlerdir.</text:span><text:span text:style-name="T17"> (Pavlus'tan Romalılara Mektup, 2:13)</text:span></text:p>
      <text:p text:style-name="P51"><text:span text:style-name="T22">... Önemli olan, Allah'ın buyruklarını yerine getirmektir. </text:span><text:span text:style-name="T17">(Pavlus'tan Korintlilere 1. Mektup, 7:19)</text:span></text:p>
      <text:p text:style-name="P51"><text:span text:style-name="T17">Bunun için, ister bedende yaşayalım ister bedenden uzak olalım, </text:span><text:span text:style-name="T22">amacımız Rab'bi hoşnut etmektir.</text:span><text:span text:style-name="T17"> (Pavlus'tan Korintlilere 2. Mektup, 5:9)</text:span></text:p>
      <text:p text:style-name="P51"><text:span text:style-name="T17">Şimdi ben insanların onayını mı, </text:span><text:span text:style-name="T22">Allah'ın onayını mı arıyorum?</text:span><text:span text:style-name="T17"> Yoksa insanları mı hoşnut etmeye çalışıyorum?… [Allah'ı tenzih ederiz.] (Pavlus'tan Galatyalılara Mektup, 1:10)</text:span></text:p>
      <text:p text:style-name="P51"><text:span text:style-name="T17">Siz de böylece, </text:span><text:span text:style-name="T22">size verilen buyrukların hepsini yerine getirdikten sonra, </text:span><text:span text:style-name="T17">'Biz değersiz kullarız; sadece yapmamız gerekeni yaptık' deyin. (Luka, 17:10)</text:span></text:p>
      <text:p text:style-name="P51"><text:span text:style-name="T17">Ey çocuklar, her konuda [iman sahibi] anne babalarınızın sözünü dinleyin. </text:span><text:span text:style-name="T22">Çünkü bu Rab'bi hoşnut eder.</text:span><text:span text:style-name="T17"> (Pavlus'tan Koloselilere Mektup, 3:20)</text:span></text:p>
      <text:p text:style-name="P51"><text:span text:style-name="T22">Allah'ın isteğini kim yerine getirirse,</text:span><text:span text:style-name="T17"> kardeşim, kızkardeşim ve annem odur. (Markos, 3:35)</text:span></text:p>
      <text:p text:style-name="P51"><text:span text:style-name="T17">Herşeyden önce şunu öğütlerim: Allah yoluna tam bir bağlılık ve ağırbaşlılık içinde sakin ve huzurlu bir yaşam sürelim diye, krallarla bütün üst yöneticiler dahil, bütün insanlar için [Allah'a] dilekler, dualar, yakarışlar ve şükürler sunulsun. </text:span><text:span text:style-name="T22">Böyle yapmak iyidir ve Allah'ı hoşnut eder.</text:span><text:span text:style-name="T17"> (Pavlus'tan Timoteos'a 1. Mektup, 2:1-3)</text:span></text:p>
      <text:p text:style-name="P51"><text:span text:style-name="T17">Ama dul kadının çocukları ya da torunları varsa, bunlar öncelikle kendi ev halkına yardım ederek Allah yolunda yürümeyi ve büyüklerine iyilik borcunu ödemeyi öğrensinler. </text:span><text:span text:style-name="T22">Çünkü bu Allah'ı hoşnut eder.</text:span><text:span text:style-name="T17"> (Pavlus'tan Timoteos'a 1. Mektup, 5:4)</text:span></text:p>
      <text:p text:style-name="P51"><text:span text:style-name="T17">İsa onlara, "Benim öğretim benim değil, beni Gönderenindir [Allah'ındır]" diye karşılık </text:span><text:soft-page-break/><text:span text:style-name="T17">verdi. "Eğer </text:span><text:span text:style-name="T22">bir kimse Allah'ın isteğini yerine getirmek istiyorsa,</text:span><text:span text:style-name="T17"> bu öğretinin Allah'tan mı olduğunu, yoksa kendiliğimden mi konuştuğumu bilecektir. Kendiliğinden konuşan kendini yüceltmek ister,</text:span><text:span text:style-name="T22"> ama kendisini Göndereni [Allah'ı] yüceltmek isteyen doğrudur...</text:span><text:span text:style-name="T17">" (Yuhanna, 7:16-18)</text:span></text:p>
      <text:p text:style-name="P51"><text:span text:style-name="T17">Sevgili kardeşlerim, yüreğimiz bizi suçlamazsa, Allah'ın önünde güvenimiz olur, O'ndan [Allah'tan] ne dilersek alırız. Çünkü </text:span><text:span text:style-name="T22">O'nun buyruklarını yerine getiriyor, O'nu hoşnut eden şeyleri yapıyoruz.</text:span><text:span text:style-name="T17"> (Yuhanna'nın 1. Mektubu, 3:21-22)</text:span></text:p>
      <text:p text:style-name="P51"><text:span text:style-name="T17">Çünkü </text:span><text:span text:style-name="T22">Kendisi'ni hoşnut edeni hem istemeniz hem de yapmanız için</text:span><text:span text:style-name="T17"> sizde etki sahibi olan Allah'tır. (Pavlus'tan Filipililere Mektup, 2:13)</text:span></text:p>
      <text:p text:style-name="P51"><text:span text:style-name="T22">Allah'ın buyruklarını yerine getiren Allah'ta yaşar [Allah'a yakın yaşar],</text:span><text:span text:style-name="T17"> Allah da o kişide yaşar [Allah'ın rahmetini üzerinde hissederek yaşar]. (Yuhanna'nın 1. Mektubu, 3:24)</text:span></text:p>
      <text:p text:style-name="P51"><text:span text:style-name="T17">İsa, "Benim yemeğim, </text:span><text:span text:style-name="T22">beni gönderenin [Allah'ın] isteğini yerine getirmek ve O'nun işini tamamlamaktır [Allah'ın emirlerinin uygulanmasını sağlamaktır.]</text:span><text:span text:style-name="T17">" dedi. (Yuhanna, 4 :34)</text:span></text:p>
      <text:p text:style-name="P51"><text:span text:style-name="T17">[Hz. İsa (as)] ... kendi isteğimi değil, </text:span><text:span text:style-name="T22">beni Gönderenin [Allah'ın] isteğini yerine getirmek için </text:span><text:span text:style-name="T17">geldim. (Yuhanna, 6:38)</text:span></text:p>
      <text:p text:style-name="P53"/>
      <text:p text:style-name="P16">Ataların Batıl Töresine-Dinine </text:p>
      <text:p text:style-name="P16">Uymamak</text:p>
      <text:p text:style-name="P51"><text:span text:style-name="T17">Bunun üzerine.</text:span><text:span text:style-name="T22">.. İsa'ya gelip, "Öğrencilerin neden ataların töresini çiğniyor?" dediler... İsa onlara şu karşılığı verdi: "Ya siz, neden töreniz uğruna Allah'ın buyruğunu çiğniyorsunuz?"</text:span><text:span text:style-name="T17"> (Matta, 15:1-3)</text:span></text:p>
      <text:p text:style-name="P35"><text:span text:style-name="T4">... İsa'ya sordular: </text:span><text:span text:style-name="T8">"Öğrencilerin neden ataların töresine aykırı davranıyor?..." İsa onları şöyle yanıtladı: "… Siz Allah'ın emrini bırakıp insanların töresini tutuyorsunuz." </text:span><text:span text:style-name="T4">İsa onlara ayrıca şunu söyledi: </text:span><text:span text:style-name="T8">"İnsanların töresine uymak için Allah'ın emrini reddediyorsunuz." </text:span><text:span text:style-name="T4">(Markos, 7:5-9)</text:span></text:p>
      <text:h text:style-name="P97" text:outline-level="1">4. BÖLÜM</text:h>
      <text:h text:style-name="P89" text:outline-level="1">İNCİL'DE ALLAH'IN BİRLİĞİ</text:h>
      <text:p text:style-name="P3"/>
      <text:p text:style-name="P3"/>
      <text:p text:style-name="P35"><text:span text:style-name="T4">Onların tartışmalarını dinleyen ve İsa'nın onlara güzel yanıt verdiğini gören bir din bilgini yaklaşıp ona, "Buyrukların en önemlisi hangisidir?" diye sordu. İsa şöyle karşılık verdi: "[Allah'ın buyruklarının] en önemlisi şudur: 'Dinle, ey İsrail! </text:span><text:span text:style-name="T8">Allah'ımız Rab tek Rab'dir…</text:span><text:span text:style-name="T4"> Din bilgini İsa'ya, "İyi söyledin, öğretmenim" dedi. "'Allah tektir ve O'ndan başkası yoktur' demekle doğruyu söyledin." (Markos, 12:28-32) </text:span></text:p>
      <text:p text:style-name="P51"><text:span text:style-name="T22">... Allah birdir.</text:span><text:span text:style-name="T17"> (Pavlus'tan Galatyalılara Mektup, 3:20) </text:span></text:p>
      <text:p text:style-name="P51"><text:span text:style-name="T22">... Rab birdir.</text:span><text:span text:style-name="T17"> Çeşitli etkinlikler vardır, ama herkeste hepsini etkin kılan aynı Allah'tır. (Pavlus'tan Korintlilere 1. Mektup, 12:5-6)</text:span></text:p>
      <text:p text:style-name="P35"><text:span text:style-name="T8">Tek bir Allah vardır...</text:span><text:span text:style-name="T4"> (Pavlus'tan Timoteos'a 1. Mektup, 2:5)</text:span></text:p>
      <text:p text:style-name="P35"><text:span text:style-name="T4">İsa ona şöyle karşılık verdi: </text:span><text:span text:style-name="T8">"... Allah'ın Rab'be tapacak, yalnız O'na kulluk edeceksin" </text:span><text:span text:style-name="T4">diye yazılmıştır. (Matta, 4:10)</text:span></text:p>
      <text:p text:style-name="P35"><text:span text:style-name="T8">Kurtarıcımız Tek Allah'a yücelik olsun..</text:span><text:span text:style-name="T4">. (Yahuda'nın Mektubu, 1:24)</text:span></text:p>
      <text:p text:style-name="P35"><text:span text:style-name="T8">Sen Allah'ın bir olduğuna inanıyorsun, iyi ediyorsun. </text:span><text:span text:style-name="T4">Cinler bile buna inanıyor ve [Allah korkusuyla] titriyorlar! (Yakup'un Mektubu, 2:19)</text:span></text:p>
      <text:p text:style-name="P35"><text:span text:style-name="T4">Sonsuz çağların Hükümranı, ölümsüz, göze görünmez </text:span><text:span text:style-name="T8">tek Allah'a çağlar çağı onur ve yücelik olsun.</text:span><text:span text:style-name="T4"> (Pavlus'tan Timoteos'a 1. Mektup, 1:17)</text:span></text:p>
      <text:p text:style-name="P35"><text:span text:style-name="T4">Birbirinizi yücelten ve</text:span><text:span text:style-name="T8"> tek olan Allah'tan</text:span><text:span text:style-name="T4"> gelen yüceliği aramayan sizler, bana nasıl iman edebilirsiniz? (Yuhanna, 5:44)</text:span></text:p>
      <text:p text:style-name="P35"><text:span text:style-name="T4">İsa yola çıkarken, biri koşarak yanına geldi. Önünde diz çöküp ona, "İyi öğretmenim, sonsuz yaşama kavuşmak için ne yapmalıyım?" diye sordu. İsa ona, </text:span><text:span text:style-name="T8">"... iyi olan tek biri var, O da Allah'tır."</text:span><text:span text:style-name="T4"> (Markos, 10:17-18)</text:span></text:p>
      <text:p text:style-name="P35"><text:span text:style-name="T4">... Biliyoruz ki put, dünyada gerçekte var olmayan bir şeydir ve </text:span><text:span text:style-name="T8">birden fazla ilah yoktur... Bizim için tek Allah vardır: Herşeyin Kendisi'nden oluştuğu Allah.</text:span><text:span text:style-name="T4"> Bizler de O'nun için yaşamaktayız... (Pavlus'tan Korintlililere 1. Mektup, 8:4-6)</text:span></text:p>
      <text:p text:style-name="P35"><text:span text:style-name="T8">... Bir tek Allah'ınız var...</text:span><text:span text:style-name="T4"> (Matta, 23:9)</text:span></text:p>
      <text:p text:style-name="P35"><text:span text:style-name="T4">İsa, "Bana neden iyilik hakkında soru soruyorsun?" dedi. </text:span><text:span text:style-name="T8">"İyi olan yalnız biri var. </text:span><text:span text:style-name="T4">Yaşama kavuşmak istiyorsan, </text:span><text:span text:style-name="T8">O'nun [Allah'ın] buyruklarını yerine getir.</text:span><text:span text:style-name="T4">" (Matta, 19:17)</text:span></text:p>
      <text:p text:style-name="P35"><text:span text:style-name="T4">Yerde ya da gökte ilah diye adlandırılanlar varsa da... [Allah'ı tenzih ederiz] </text:span><text:span text:style-name="T8">bizim için tek bir Allah vardır.</text:span><text:span text:style-name="T4"> O herşeyin kaynağıdır, bizler O'nun için yaşıyoruz. (Pavlus'tan Korintlilere 1. Mektup, 8:5)</text:span></text:p>
      <text:p text:style-name="P35"><text:span text:style-name="T8">... Rab bir</text:span><text:span text:style-name="T4">, iman bir... Herşeyden üstün, herşeyle ve herşeyde olan </text:span><text:span text:style-name="T8">herkesin Allah'ı... birdir.</text:span><text:span text:style-name="T4"> (Pavlustan Efeslilere Mektup, 4:4-6)</text:span></text:p>
      <text:p text:style-name="P35"><text:span text:style-name="T4">Her evin bir yapıcısı vardır, </text:span><text:span text:style-name="T8">herşeyin yapıcısı ise Allah'tır. </text:span><text:span text:style-name="T4">(İbranilere Mektup, 3:4)</text:span></text:p>
      <text:p text:style-name="P72"/>
      <text:h text:style-name="P89" text:outline-level="1">5. BÖLÜM</text:h>
      <text:h text:style-name="P89" text:outline-level="1">İNCİL'DE ALLAH'IN SIFATLARI</text:h>
      <text:p text:style-name="P10"/>
      <text:p text:style-name="P10"/>
      <text:p text:style-name="P16">Allah'ın Herşeyin Yaratıcısı Olması</text:p>
      <text:p text:style-name="P35"><text:span text:style-name="T4">... Hep birlikte Allah'a şöyle seslendiler: "Ey Efendimiz! </text:span><text:span text:style-name="T8">Yeri göğü, denizi ve onların içindekilerin tümünü yaratan Sensin.</text:span><text:span text:style-name="T4">" (Elçilerin İşleri, 4:24)</text:span></text:p>
      <text:p text:style-name="P35"><text:span text:style-name="T8">Dünyayı ve içindekilerin tümünü yaratan, yerin ve göğün Rabbi olan Allah... </text:span><text:span text:style-name="T4">(Elçilerin İşleri, 17:24)</text:span></text:p>
      <text:p text:style-name="P35"><text:span text:style-name="T4">Her evin bir yapıcısı vardır, oysa </text:span><text:span text:style-name="T8">herşeyin yapıcısı Allah'tır.</text:span><text:span text:style-name="T4"> (İbranilere Mektup, 3:4)</text:span></text:p>
      <text:p text:style-name="P35"><text:span text:style-name="T8">Dünyayı ve içindekilerin tümünü yaratan, yerin ve göğün Rabbi olan Allah... Herkese yaşam, soluk ve herşeyi veren Kendisi olduğuna göre... Allah, bütün ulusları tek insandan türetti ve onları yeryüzünün dört bucağına yerleştirdi.</text:span><text:span text:style-name="T4"> (Elçilerin İşleri, 17:24-25)</text:span></text:p>
      <text:p text:style-name="P35"><text:span text:style-name="T4">... Sizi bu boş şeylerden vazgeçmeye, </text:span><text:span text:style-name="T8">göğü, yeri, denizi ve bunların içindekilerin hepsini yaratmış olan... Allah'a </text:span><text:span text:style-name="T4">dönmeye çağırıyoruz... [Allah] size lütufta bulunuyor. Gökten yağmur yağdırıyor, çeşitli ürünleriyle mevsimleri düzenliyor, sizi yiyecekle doyurup yüreklerinizi sevinçle dolduruyor. (Elçilerin İşleri, 14:15-17)</text:span></text:p>
      <text:p text:style-name="P51"><text:span text:style-name="T17">Allah'tan korkun! O'nu yüceltin! Çünkü O'nun yargılama saati geldi. </text:span><text:span text:style-name="T22">Göğü, yeri, denizi ve su pınarlarını Yaratan'a kulluk edinin!</text:span><text:span text:style-name="T17"> (Vahiy, 14:7)</text:span></text:p>
      <text:p text:style-name="P51"><text:span text:style-name="T17">Yine diyor ki, "</text:span><text:span text:style-name="T22">Ya Rab, başlangıçta yerin temellerini Sen attın. Gökler de Senin ellerinin yapıtıdır."</text:span><text:span text:style-name="T17"> [Allah'ın herşeyi yoktan varettiği, herşeyi yaratanın Allah olduğu teşbih kullanılarak anlatılmıştır.] (İbranilere Mektup, 1:10)</text:span></text:p>
      <text:p text:style-name="P51"><text:span text:style-name="T22">Herşeyin kaynağı O'dur; herşey O'nunla ve O'nun için var oldu. </text:span><text:span text:style-name="T17">Sonsuza dek O'na yücelik olsun. Amin. (Pavlus'tan Romalılara Mektup 11:36)</text:span></text:p>
      <text:p text:style-name="P51"><text:span text:style-name="T22">... Biz Allah'ın yapıtıyız</text:span><text:span text:style-name="T17">, O'nun önceden hazırladığı iyi işleri yapmak üzere... </text:span><text:span text:style-name="T22">yaratıldık.</text:span><text:span text:style-name="T17"> (Pavlus'tan Efeslilere Mektup, 2:10)</text:span></text:p>
      <text:p text:style-name="P51"><text:span text:style-name="T17">O... bizi, </text:span><text:span text:style-name="T22">Kendi isteği uyarınca... yaşama kavuşturdu. </text:span><text:span text:style-name="T17">(Yakup'un Mektubu, 1:18)</text:span></text:p>
      <text:p text:style-name="P51"><text:span text:style-name="T17">... Şöyle diyorlar: "Rabbimiz ve Allah'ımız! Yüceliği, saygıyı, gücü almaya layıksın. Çünkü </text:span><text:span text:style-name="T22">herşeyi Sen yarattın; hepsi Senin isteğinle yaratılıp var oldu.</text:span><text:span text:style-name="T17">" (Vahiy, 4:9-11)</text:span></text:p>
      <text:p text:style-name="P51"><text:span text:style-name="T22">... Yerde ve gökte, görünen ve görünmeyen herşey –tahtlar, egemenlikler, yönetimler, hükümranlıklar– O'nda yaratıldı. Herşey O'nun tarafından ve O'nun için yaratıldı. </text:span><text:span text:style-name="T17">Herşeyden önce var olan O'dur ve herşey varlığını O'nda sürdürmektedir. (Pavlus'tan Koloselilere Mektup, 1:16-17)</text:span></text:p>
      <text:p text:style-name="P51"><text:span text:style-name="T22">O [Allah] herşeyin kaynağıdır,</text:span><text:span text:style-name="T17"> bizler O'nun için yaşıyoruz. </text:span><text:span text:style-name="T22">Tek bir Rab var... Herşey O'nun tarafından yaratıldı,</text:span><text:span text:style-name="T17"> biz de O'nun dilemesiyle yaşıyoruz. (Pavlus'tan Korintlilere 1. Mektup, 8:6)</text:span></text:p>
      <text:p text:style-name="P53"/>
      <text:p text:style-name="P16">Allah'ın Ezeli ve Ebedi Olması</text:p>
      <text:p text:style-name="P51"><text:span text:style-name="T22">Herşeyden önce var olan O'dur</text:span><text:span text:style-name="T17"> ve herşey varlığını O'nda sürdürmektedir. (Pavlus'tan Koloseslilere Mektup, 1:17)</text:span></text:p>
      <text:p text:style-name="P51"><text:soft-page-break/><text:span text:style-name="T22">Ölümsüzlük yalnız O'na [Allah'a] özgüdür...</text:span><text:span text:style-name="T17"> O'nu ne gören olmuştur, ne de kimse görebilir... (Pavlus'tan Timoteos'a 1. Mektup, 6:16)</text:span></text:p>
      <text:p text:style-name="P51"><text:span text:style-name="T17">Onur ve yücelik </text:span><text:span text:style-name="T22">sonsuzlara dek ölümsüz</text:span><text:span text:style-name="T17">, görünmez </text:span><text:span text:style-name="T22">tek Allah'ın olsun... </text:span><text:span text:style-name="T17">(Pavlus'un Timoteos'a 1. Mektubu, 1:17)</text:span></text:p>
      <text:p text:style-name="P35"><text:span text:style-name="T8">... Başlangıçtan beri var olanı [Allah'ı]</text:span><text:span text:style-name="T4"> tanıyorsunuz. (Yuhanna'nın 1. Mektubu, 2:14)</text:span></text:p>
      <text:p text:style-name="P51"><text:span text:style-name="T22">Gerçek... [Hak olan Allah] sonsuza dek bizimle olacak. </text:span><text:span text:style-name="T18">(Yuhanna'nın 2. Mektubu, 1:2)</text:span></text:p>
      <text:p text:style-name="P51"><text:span text:style-name="T17">... Yirmi dört ihtiyar yüzüstü yere kapandı. Allah'a tapınarak şöyle dediler: "Herşeye gücü yeten, </text:span><text:span text:style-name="T22">[her zaman] var olan, var olmuş olan Rab Allah!</text:span><text:span text:style-name="T17"> Sana şükrediyoruz..." (Vahiy, 11:16-17)</text:span></text:p>
      <text:p text:style-name="P51"><text:span text:style-name="T17">... Gece gündüz durup dinlenmeden şöyle diyorlar: "Kutsal, kutsal, kutsaldır, Herşeye gücü yeten </text:span><text:span text:style-name="T22">Rab Allah, [her zaman] var olmuş, var olan ve gelecekte de var olacak olan.</text:span><text:span text:style-name="T17">" (Vahiy, 4:8)</text:span></text:p>
      <text:p text:style-name="P51"><text:span text:style-name="T17">Herşeyin kaynağı O'dur [Allah'tır]; herşey O'nun tarafından ve O'nun için var oldu. </text:span><text:span text:style-name="T22">Sonsuza dek O'na yücelik olsun. </text:span><text:span text:style-name="T17">(Pavlus'tan Romalılara Mektup, 11:36) </text:span></text:p>
      <text:p text:style-name="P51"><text:span text:style-name="T22">Ölümsüz Allah'ın yüceliği...</text:span><text:span text:style-name="T17"> (Pavlus'tan Romalılara Mektup, 1:23)</text:span></text:p>
      <text:p text:style-name="P53"/>
      <text:p text:style-name="P16">Allah'ın Herşeyi Gören, İşiten ve </text:p>
      <text:p text:style-name="P16">Bilen Olması</text:p>
      <text:p text:style-name="P51"><text:span text:style-name="T17">Siz onlara benzemeyin! Çünkü </text:span><text:span text:style-name="T22">Allah'ınız nelere gereksinmeniz olduğunu siz daha O'ndan dilemeden önce bilir. </text:span><text:span text:style-name="T17">(Matta, 6:8)</text:span></text:p>
      <text:p text:style-name="P51"><text:span text:style-name="T22">Allah'ın görmediği hiçbir varlık yoktur. Kendisi'ne hesap vereceğimiz Allah'ın gözleri önünde herşey çıplak ve açıktır. </text:span><text:span text:style-name="T17">(İbranilere Mektup, 4:13)</text:span></text:p>
      <text:p text:style-name="P51"><text:span text:style-name="T22">Nerede iki ya da üç kişi Benim adımla toplanırsa, Ben de orada onların arasındayım.</text:span><text:span text:style-name="T17"> (Matta, 18:20)</text:span></text:p>
      <text:p text:style-name="P51"><text:span text:style-name="T17">Beş serçe iki meteliğe satılmıyor mu? Ama </text:span><text:span text:style-name="T22">bunların bir teki bile Allah Katında unutulmuş değildir. Nitekim başınızdaki saçlar bile tek tek sayılıdır... </text:span><text:span text:style-name="T17">(Luka, 12:6-7)</text:span></text:p>
      <text:p text:style-name="P35"><text:span text:style-name="T4">İnsanların tanıklığını kabul ediyoruz, oysa </text:span><text:span text:style-name="T8">Allah'ın tanıklığı en üstündür. </text:span><text:span text:style-name="T4">(Yuhanna'nın 1. Mektubu, 5:9)</text:span></text:p>
      <text:p text:style-name="P51"><text:span text:style-name="T22">O günü ve saati [kıyamet günü ve saatini]</text:span><text:span text:style-name="T17">, ne gökteki melekler ne de elçi bilir; </text:span><text:span text:style-name="T22">Allah'tan başka kimse bilmez.</text:span><text:span text:style-name="T17"> (Matta, 24:36)</text:span></text:p>
      <text:p text:style-name="P51"><text:span text:style-name="T22">Allah'ın</text:span><text:span text:style-name="T17"> zenginliği, bilgeliği ve </text:span><text:span text:style-name="T22">bilgisi ne derindir!...</text:span><text:span text:style-name="T17"> (Pavlus'un Romalılara Mektubu, 11:33)</text:span></text:p>
      <text:p text:style-name="P60"/>
      <text:p text:style-name="P62">Allah'ın Herşeyin İç Yüzünden, Gizli Taraflarından </text:p>
      <text:p text:style-name="P62">Haberdar Olması</text:p>
      <text:p text:style-name="P51"><text:span text:style-name="T22">... O [Allah], karanlığın gizlediklerini aydınlığa çıkaracak, yüreklerdeki amaçları açığa vuracaktır. </text:span><text:span text:style-name="T17">O zaman herkes Allah'tan payına düşen övgüyü alacaktır. (Pavlus'tan Korintlilere 1. Mektup, 4:5)</text:span></text:p>
      <text:p text:style-name="P51"><text:span text:style-name="T22">[Allah Katında] Belli olmayacak gizli hiçbir şey yoktur, bilinmeyecek ve aydınlığa çıkmayacak saklı birşey yoktur. </text:span><text:span text:style-name="T17">(Luka, 8:17)</text:span></text:p>
      <text:p text:style-name="P51"><text:span text:style-name="T17">Allah'ın sözü diri ve etkilidir... Canla ruhu, ilikle eklemleri birbirinden ayıracak kadar </text:span><text:soft-page-break/><text:span text:style-name="T17">derinlere işler; </text:span><text:span text:style-name="T22">yüreğin düşüncelerini ve amaçlarını yargılar.</text:span><text:span text:style-name="T17"> (İbranilere Mektup, 4:12)</text:span></text:p>
      <text:p text:style-name="P35"><text:span text:style-name="T4">O da onlara şöyle dedi: "Siz insanlar önünde kendinizi temize çıkarıyorsunuz, ama </text:span><text:span text:style-name="T8">Allah yüreğinizi biliyor.</text:span><text:span text:style-name="T4"> İnsanların gururlandıkları ne varsa, Allah beğenmez." (Luka, 16:15)</text:span></text:p>
      <text:p text:style-name="P35"><text:span text:style-name="T4">Ama siz dua edeceğiniz zaman iç odanıza çekilip kapıyı örtün ve gizlide olan Allah'a dua edin. </text:span><text:span text:style-name="T8">Gizlilik içinde yapılanı gören Allah sizi ödüllendirecektir.</text:span><text:span text:style-name="T4"> (Matta, 6:6)</text:span></text:p>
      <text:p text:style-name="P40"/>
      <text:p text:style-name="P62">Allah'ın Sonsuz Güç ve Kudret </text:p>
      <text:p text:style-name="P62">Sahibi Olması</text:p>
      <text:p text:style-name="P51"><text:span text:style-name="T17">İsa onlara bakarak, "İnsanlar için bu imkansız, ama </text:span><text:span text:style-name="T22">Allah için herşey mümkün</text:span><text:span text:style-name="T17">" dedi. (Matta, 19:26)</text:span></text:p>
      <text:p text:style-name="P51"><text:span text:style-name="T22">... O, herşeyin üzerinde hüküm süren,</text:span><text:span text:style-name="T17"> sonsuza dek övülecek Allah'tır. (Pavlus'tan Romalılara Mektup, 9:5)</text:span></text:p>
      <text:p text:style-name="P51"><text:span text:style-name="T17">İki serçe bir meteliğe satılmıyor mu? Ama </text:span><text:span text:style-name="T22">Allah'ın izni olmadan bunlardan bir teki bile yere düşmez. </text:span><text:span text:style-name="T17">(Matta, 10:29)</text:span></text:p>
      <text:p text:style-name="P51"><text:span text:style-name="T17">... Egemenlik, </text:span><text:span text:style-name="T22">güç</text:span><text:span text:style-name="T17"> ve yücelik</text:span><text:span text:style-name="T22"> sonsuzlara dek Senindir</text:span><text:span text:style-name="T17">!... (Matta, 6:13)</text:span></text:p>
      <text:p text:style-name="P35"><text:span text:style-name="T8">... Gücü herşeye yeten Rab Allah, senin işlerin büyük ve şaşılacak işlerdir... </text:span><text:span text:style-name="T4">(Vahiy, 15:3)</text:span></text:p>
      <text:p text:style-name="P51"><text:span text:style-name="T22">... Kurtarış, yücelik ve güç Allah'ımıza özgüdür.</text:span><text:span text:style-name="T17"> Çünkü O'nun yargıları doğru ve adildir... Çünkü gücü herşeye yeten Rab Allah'ımız egemenlik sürüyor. (Vahiy, 19:1-6)</text:span></text:p>
      <text:p text:style-name="P51"><text:span text:style-name="T22">Herşeyi Kendi isteği doğrultusunda düzenleyen</text:span><text:span text:style-name="T17"> Allah'ın amacı uyarınca önceden belirlenip... seçildik. (Pavlus'tan Efeslilere Mektup, 1:11)</text:span></text:p>
      <text:p text:style-name="P51"><text:span text:style-name="T22">Allah'ın yapamayacağı hiçbir şey yoktur. </text:span><text:span text:style-name="T18">(Luka, 1:37)</text:span></text:p>
      <text:p text:style-name="P51"><text:span text:style-name="T22">... Allah'tan [Allah'a ait] olmayan yönetim yoktur. Var olanları Allah kurmuştur.</text:span><text:span text:style-name="T17"> (Pavlus'tan Romalılara Mektup, 13:1)</text:span></text:p>
      <text:p text:style-name="P51"><text:span text:style-name="T17">... Rab şöyle diyor: "Varlığım hakkı için </text:span><text:span text:style-name="T22">her diz önümde çökecek ve her dil Allah olduğumu açıkça söyleyecek.</text:span><text:span text:style-name="T17">" (Pavlus'tan Romalılara Mektup, 14:11)</text:span></text:p>
      <text:p text:style-name="P51"><text:span text:style-name="T22">Mübarek ve tek Hükümdar... </text:span><text:span text:style-name="T17">ölümsüzlüğün tek sahibi... hiçbir insanın görmediği ve göremeyeceği Allah, Mesih'i belirlenen zamanda ortaya çıkaracaktır. </text:span><text:span text:style-name="T22">Onur ve kudret sonsuza dek O'nun [Allah'ın] olsun. </text:span><text:span text:style-name="T17">(Pavlus'un Timoteos'a 1. Mektubu, 6:15-16)</text:span></text:p>
      <text:p text:style-name="P51"><text:span text:style-name="T17">Allah kulu Musa'nın ve Kuzu'nun ezgisini söylüyorlardı: "</text:span><text:span text:style-name="T22">Herşeye Gücü Yeten Rab Allah, Senin işlerin büyük ve şaşılası işlerdir. </text:span><text:span text:style-name="T17">Ey ulusların Hükümdarı, Senin yolların doğru ve adildir. Ya Rab, Senden kim korkmaz, adını kim yüceltmez? Çünkü kutsal olan yalnız Sensin. Bütün uluslar gelip Sana kulluk edecekler..." (Vahiy, 15:3-4)</text:span></text:p>
      <text:p text:style-name="P51"><text:span text:style-name="T22">Herşeyin kaynağı O'dur; herşey O'nun tarafından ve O'nun için var oldu. Sonsuza dek O'na yücelik olsun. </text:span><text:span text:style-name="T17">(Pavlus'tan Romalılara Mektup, 11:36) </text:span></text:p>
      <text:p text:style-name="P51"><text:span text:style-name="T17">Allah, bizde etkin olan kudretiyle, </text:span><text:span text:style-name="T22">dilediğimiz ya da düşündüğümüz herşeyden çok daha fazlasını yapabilecek güçtedir.</text:span><text:span text:style-name="T17"> (Pavlus'tan Efeslilere Mektup, 3:20)</text:span></text:p>
      <text:p text:style-name="P51"><text:span text:style-name="T22">... Herşey Allah'tandır. </text:span><text:span text:style-name="T17">(Pavlus'tan Korintlilere 1. Mektup, 11:12)</text:span></text:p>
      <text:p text:style-name="P53"/>
      <text:p text:style-name="P62">Allah'ın Tek Güç ve İrade Sahibi Olması</text:p>
      <text:p text:style-name="P51"><text:span text:style-name="T22">Eğer kendisine... [Allah'tan] verilmezse hiç kimse kendiliğinden bir şey alamaz. </text:span><text:soft-page-break/><text:span text:style-name="T17">(Yuhanna, 3:27)</text:span></text:p>
      <text:p text:style-name="P51"><text:span text:style-name="T17">... İsa, </text:span><text:span text:style-name="T22">Rabbin gücü sayesinde </text:span><text:span text:style-name="T17">hastaları iyileştiriyordu. (Luka, 5:17)</text:span></text:p>
      <text:p text:style-name="P51"><text:span text:style-name="T17">İsa onlara, "Herkes bu sözü kabul edemez, </text:span><text:span text:style-name="T22">ancak Allah'ın güç verdiği kişiler</text:span><text:span text:style-name="T17"> kabul edebilir" dedi. (Matta, 19:11)</text:span></text:p>
      <text:p text:style-name="P51"><text:span text:style-name="T17">İki serçe bir meteliğe satılmıyor mu? Ama </text:span><text:span text:style-name="T22">Allah'ın izni olmadan bunlardan bir teki bile yere düşmez.</text:span><text:span text:style-name="T17"> (Matta, 10:29)</text:span></text:p>
      <text:p text:style-name="P35"><text:span text:style-name="T4">İman yoluyla, lütufla kurtuldunuz. </text:span><text:span text:style-name="T8">Bu sizin başarınız değil, Allah'ın armağanıdır. </text:span><text:span text:style-name="T4">Kimsenin övünmemesi için iyi işlerin ödülü değildir. Çünkü</text:span><text:span text:style-name="T8"> biz Allah'ın yapıtıyız, O'nun önceden hazırladığı iyi işleri yapmak üzere... yaratıldık. </text:span><text:span text:style-name="T4">(Pavlus'tan Efeslilere Mektup, 2:8-10)</text:span></text:p>
      <text:p text:style-name="P51"><text:span text:style-name="T17">Dinleyin şimdi, "Bugün ya da yarın filan kente gideceğiz, orada bir yıl kalıp ticaret yapacağız ve para kazanacağız" diyen sizler, yarın ne olacağını bilmiyorsunuz. Yaşamınız nedir ki? Kısa bir süre görünen ve sonra kaybolan bir buğu gibisiniz. Bunun yerine, "</text:span><text:span text:style-name="T22">Rab dilerse yaşayacağız, şunu şunu yapacağız" demelisiniz</text:span><text:span text:style-name="T17">. (Yakup'un Mektubu, 4:13-15)</text:span></text:p>
      <text:p text:style-name="P51"><text:span text:style-name="T17">Çünkü </text:span><text:span text:style-name="T22">Güçlü Olan [Allah], benim için büyük işler yaptı. </text:span><text:span text:style-name="T17">O'nun adı kutsaldır. (Luka, 1:49)</text:span></text:p>
      <text:p text:style-name="P51"><text:span text:style-name="T17">... Gökten ekmeği Musa vermedi. </text:span><text:span text:style-name="T22">Size gökten gerçek ekmeği veren Rabbim'dir.</text:span><text:span text:style-name="T17"> (Yuhanna, 6:32)</text:span></text:p>
      <text:p text:style-name="P51"><text:span text:style-name="T17">Çünkü </text:span><text:span text:style-name="T22">"Yeryüzü ve içindeki herşey Rab'bindir." </text:span><text:span text:style-name="T17">(Pavlus'tan Korintlilere 1. Mektup, 10:26)</text:span></text:p>
      <text:p text:style-name="P51"><text:span text:style-name="T17">"Bu nedenle </text:span><text:span text:style-name="T22">ürünün sahibi Rab'be yalvarın,</text:span><text:span text:style-name="T17"> ürününü kaldıracak işçiler göndersin." (Matta, 9:38)</text:span></text:p>
      <text:p text:style-name="P51"><text:span text:style-name="T17">Sizleri mahkemeye verdikleri zaman, neyi nasıl söyleyeceğinizi düşünerek kaygılanmayın. Ne söyleyeceğiniz o anda size bildirilecek. </text:span><text:span text:style-name="T22">Çünkü konuşacak olan siz olmayacaksınız, Rabbinizin Ruhu sizin aracılığınızla konuşacaktır. </text:span><text:span text:style-name="T17">(Matta, 10:19-20)</text:span></text:p>
      <text:p text:style-name="P51"><text:span text:style-name="T22">Kurtarıcımız tek Allah, sizi düşmekten alıkoyacak, Kendi yüce huzuruna büyük sevinç içinde lekesiz olarak çıkaracak güçtedir... </text:span><text:span text:style-name="T17">(Yahuda'nın Mektubu, 24-25)</text:span></text:p>
      <text:p text:style-name="P51"><text:span text:style-name="T17">Oysa tek Yasa koyucu, tek Yargıç vardır; </text:span><text:span text:style-name="T22">kurtarmaya da mahvetmeye de gücü yeten O'dur [Allah'tır].</text:span><text:span text:style-name="T17"> (Yakup'un Mektubu, 4:12)</text:span></text:p>
      <text:p text:style-name="P51"><text:span text:style-name="T17">Önemli olan, eken ya da sulayan değil, </text:span><text:span text:style-name="T22">ekileni büyüten Allah'tır... </text:span><text:span text:style-name="T17">(Pavlus'tan Korintlilere 1. Mektup, 3:7)</text:span></text:p>
      <text:p text:style-name="P51"><text:span text:style-name="T17">Herhangi bir şeyi kendi başarımız olarak saymaya yeterliyiz demek istemiyorum;</text:span><text:span text:style-name="T22"> bizi yeterli kılan Allah'tır.</text:span><text:span text:style-name="T17"> (Pavlus'tan Korintlilere 2. Mektup, 3:5)</text:span></text:p>
      <text:p text:style-name="P53"/>
      <text:p text:style-name="P62">Allah Övülmeye Tek Layık Olandır, </text:p>
      <text:p text:style-name="P62">Hamid'dir</text:p>
      <text:p text:style-name="P51"><text:span text:style-name="T22">... Allah'ı överek, "En yücelerde Allah'a yücelik olsun,</text:span><text:span text:style-name="T17"> yeryüzünde O'nun hoşnut kaldığı insanlara esenlik olsun!" dediler. (Luka, 2:13-14)</text:span></text:p>
      <text:p text:style-name="P51"><text:span text:style-name="T17">... O herşeyin üzerinde hüküm süren, </text:span><text:span text:style-name="T22">sonsuza dek övülecek Allah'tır!</text:span><text:span text:style-name="T17"> Amin. (Pavlus'tan Romalılara Mektup, 9:5)</text:span></text:p>
      <text:p text:style-name="P51"><text:span text:style-name="T17">Oysa </text:span><text:span text:style-name="T22">Allah sonsuza dek övülmeye layıktır!</text:span><text:span text:style-name="T17"> Amin. (Pavlus'tan Romalılara Mektup, </text:span><text:soft-page-break/><text:span text:style-name="T17">1:25)</text:span></text:p>
      <text:p text:style-name="P35"><text:span text:style-name="T4">Çobanlar, işitip gördüklerinin tümü için </text:span><text:span text:style-name="T8">Allah'ı yüceltip överek</text:span><text:span text:style-name="T4"> geri döndüler. Herşeyi, kendilerine anlatıldığı gibi bulmuşlardı. (Luka, 2:20)</text:span></text:p>
      <text:p text:style-name="P35"><text:span text:style-name="T8">Övgü, yücelik</text:span><text:span text:style-name="T4"> ve bilgelik, şükran ve saygı, güç ve kudret </text:span><text:span text:style-name="T8">sonsuzlara dek Allah'ımızın olsun.</text:span><text:span text:style-name="T4"> (Vahiy, 7:12)</text:span></text:p>
      <text:p text:style-name="P51"><text:span text:style-name="T22">Dilimizle Rabbi överiz...</text:span><text:span text:style-name="T17"> (Yakub'un Mektubu, 3:9)</text:span></text:p>
      <text:p text:style-name="P51"><text:span text:style-name="T17">... Öteki uluslar merhameti için Allah'ı yüceltsin. Yazılmış olduğu gibi: "Bunun için uluslar arasında Sana şükredeceğim, </text:span><text:span text:style-name="T22">Adını ilahilerle öveceğim</text:span><text:span text:style-name="T17">." Yine deniyor ki, "Ey uluslar, O'nun halkıyla birlikte sevinin!" ve </text:span><text:span text:style-name="T22">"Ey bütün uluslar, Rab'be övgüler sunun! Ey bütün halklar, O'nu yüceltin!"</text:span><text:span text:style-name="T17"> (Pavlus'tan Romalılara Mektup, 15:9-11)</text:span></text:p>
      <text:p text:style-name="P51"><text:span text:style-name="T22">... Allah'a övgüler olsun.</text:span><text:span text:style-name="T17"> (Pavlus'tan Efeslilere Mektup, 1:3)</text:span></text:p>
      <text:p text:style-name="P51"><text:span text:style-name="T22">... Merhametli Allah'a... övgüler olsun!</text:span><text:span text:style-name="T17"> (Pavlus'tan Korintlilere 2. Mektup, 1:3)</text:span></text:p>
      <text:p text:style-name="P53"/>
      <text:p text:style-name="P62">Öldüren ve Dirilten Allah'tır </text:p>
      <text:p text:style-name="P51"><text:span text:style-name="T17">... Ama bu, kendimize değil, </text:span><text:span text:style-name="T22">ölüleri dirilten Allah'a güvenmemiz </text:span><text:span text:style-name="T17">için oldu. (Pavlus'tan Korintlilere 2. Mektup, 1:9)</text:span></text:p>
      <text:p text:style-name="P51"><text:span text:style-name="T17">Sizler, </text:span><text:span text:style-name="T22">Allah'ın ölüleri diriltmesini</text:span><text:span text:style-name="T17"> neden 'inanılmaz' görüyorsunuz? (Elçilerin İşleri, 26:8)</text:span></text:p>
      <text:p text:style-name="P51"><text:span text:style-name="T17">Bedeni öldürebilen, ama canı öldüremeyenlerden korkmayın. </text:span><text:span text:style-name="T22">Canı da bedeni de cehennemde yıkıma uğratabilen Allah'tan korkun. </text:span><text:span text:style-name="T17">(Matta, 10:28)</text:span></text:p>
      <text:p text:style-name="P51"><text:span text:style-name="T22">Her varlığa yaşam veren Allah'ın...</text:span><text:span text:style-name="T17"> huzurunda sana buyuruyorum. (Pavlus'tan Timoteos'a 1. Mektup, 6:13)</text:span></text:p>
      <text:p text:style-name="P35"><text:span text:style-name="T4">... Allah, içinizde yaşayan Ruhu'yla </text:span><text:span text:style-name="T8">ölümlü bedenlerinize de yaşam verecektir.</text:span><text:span text:style-name="T4"> (Pavlus'tan Romalılara Mektup, 8:11) </text:span></text:p>
      <text:p text:style-name="P51"><text:span text:style-name="T17">"Seni birçok ulusun babası yaptım" diye yazılmış olduğu gibi İbrahim, iman ettiği Allah'ın </text:span><text:span text:style-name="T22">-ölülere yaşam veren, var olmayanı buyruğuyla var eden Allah'ın-</text:span><text:span text:style-name="T17"> Katında hepimizin babasıdır. (Pavlus'tan Romalılara Mektup, 4:17)</text:span></text:p>
      <text:p text:style-name="P51"><text:span text:style-name="T22">Dünyayı ve içindekilerin tümünü yaratan, yerin ve göğün Rabbi olan Allah... Herkese yaşam, soluk ve herşeyi veren Kendisi olduğuna göre... </text:span><text:span text:style-name="T17">(Elçilerin İşleri, 17:24-25)</text:span></text:p>
      <text:p text:style-name="P51"><text:span text:style-name="T22">Allah nasıl ölüleri diriltip onlara yaşam veriyorsa... </text:span><text:span text:style-name="T18">(Yuhanna 5:21)</text:span></text:p>
      <text:p text:style-name="P55"/>
      <text:p text:style-name="P62">Allah'ın Rızık Veren Olması</text:p>
      <text:p text:style-name="P51"><text:span text:style-name="T17">... Gökten ekmeği Musa vermedi. Size gökten </text:span><text:span text:style-name="T22">gerçek ekmeği veren Rabbim'dir.</text:span><text:span text:style-name="T17"> (Yuhanna, 6:32)</text:span></text:p>
      <text:p text:style-name="P51"><text:span text:style-name="T17">"Bu nedenle size şunu söylüyorum: </text:span><text:span text:style-name="T22">'Ne yiyip ne içeceğiz?' diye canınız için, 'Ne giyeceğiz?' diye bedeniniz için kaygılanmayın. </text:span><text:span text:style-name="T17">Can yiyecekten, beden de giyecekten daha önemli değil mi? Gökte uçan kuşlara bakın! Ne eker, ne biçer, ne de ambarlarda yiyecek biriktirirler. </text:span><text:span text:style-name="T22">Allah yine de onları doyurur.</text:span><text:span text:style-name="T17"> Siz onlardan çok daha değerli değil misiniz? (Matta, 6:25-26)</text:span></text:p>
      <text:p text:style-name="P51"><text:span text:style-name="T17">[Allah] size lütufta bulunuyor. Gökten yağmur yağdırıyor, çeşitli ürünleriyle mevsimleri düzenliyor, </text:span><text:span text:style-name="T22">sizi yiyecekle doyurup </text:span><text:span text:style-name="T17">yüreklerinizi sevinçle dolduruyor. (Elçilerin İşleri, 14:17)</text:span></text:p>
      <text:p text:style-name="P51"><text:soft-page-break/><text:span text:style-name="T17">[Allah] kuşaklar boyunca Kendisi'nden korkanlara merhamet eder... </text:span><text:span text:style-name="T22">Aç olanları iyiliklerle doyurdu</text:span><text:span text:style-name="T17">, zenginleri ise elleri boş çevirdi. (Luka, 1:50-53)</text:span></text:p>
      <text:p text:style-name="P35"><text:span text:style-name="T4">İsa öğrencilerine şöyle dedi: "Bu nedenle size şunu söylüyorum: 'Ne yiyeceğiz?' diye canınız için, 'Ne giyeceğiz?' diye bedeniniz için kaygılanmayın... </text:span><text:span text:style-name="T8">Kargalara bakın! Ne eker, ne biçerler; ne kilerleri, ne ambarları vardır. Allah yine de onları doyurur.</text:span><text:span text:style-name="T4"> (Luka, 12:22-24)</text:span></text:p>
      <text:p text:style-name="P40"/>
      <text:p text:style-name="P62">Allah'ın Seven, İhsanı Bol Olan, </text:p>
      <text:p text:style-name="P62">Merhamet Eden Olması</text:p>
      <text:p text:style-name="P51"><text:span text:style-name="T22">Kuşaktan kuşağa [Allah] Kendisi'nden korkanlara merhamet eder. </text:span><text:span text:style-name="T18">(Luka, 1:50)</text:span></text:p>
      <text:p text:style-name="P51"><text:span text:style-name="T22">... Rabbin çok acıyan ve sevecenlikle davranan olduğunu</text:span><text:span text:style-name="T17"> bildiniz. (Yakup'un Mektubu, 5:11)</text:span></text:p>
      <text:p text:style-name="P51"><text:span text:style-name="T17">Çünkü </text:span><text:span text:style-name="T22">Allah'ımız merhamet doludur. O'nun merhameti sayesinde</text:span><text:span text:style-name="T17">, yücelerden doğan Güneş, karanlıkta ve ölümün gölgesinde yaşayanlara ışık saçmak ve ayaklarımızı esenlik yoluna yöneltmek üzere yardımımıza gelecektir. (Luka, 1:78-79)</text:span></text:p>
      <text:p text:style-name="P35"><text:span text:style-name="T4">Ama </text:span><text:span text:style-name="T8">merhameti bol olan Allah bizi çok sevdiği için... </text:span><text:span text:style-name="T4">yaşama kavuşturdu. </text:span><text:span text:style-name="T8">O'nun lütfuyla kurtuldunuz.</text:span><text:span text:style-name="T4"> (Pavlus'tan Efeslilere Mektup, 2:4-5)</text:span></text:p>
      <text:p text:style-name="P35"><text:span text:style-name="T4">Sıkıntıya dayanmış olanları mutlu sayarız. Eyüp'ün nasıl dayandığını duydunuz. </text:span><text:span text:style-name="T8">Rab'bin en sonunda onun için neler yaptığını bilirsiniz. Rab çok şefkatli ve merhametlidir.</text:span><text:span text:style-name="T4"> (Yakup'un Mektubu, 5:11)</text:span></text:p>
      <text:p text:style-name="P51"><text:span text:style-name="T17">Tam bir bilgelik ve anlayışla </text:span><text:span text:style-name="T22">üzerimize yağdırdığı lütfunun zenginliği sayesinde... </text:span><text:span text:style-name="T17">kurtuluşa, suçlarımızın bağışlanmasına kavuştuk. (Pavlus'tan Efeslilere Mektup, 1:7-8)</text:span></text:p>
      <text:p text:style-name="P51"><text:span text:style-name="T22">Allah'ın,</text:span><text:span text:style-name="T17"> Kendisi'ni sevenler ve amacı uyarınca çağrılmış olanlar için, </text:span><text:span text:style-name="T22">herşeyin iyilikle birlikte işlemesini sağladığını</text:span><text:span text:style-name="T17"> biliriz. (Pavlus'tan Romalılara Mektup, 8:28)</text:span></text:p>
      <text:p text:style-name="P51"><text:span text:style-name="T17">Ama</text:span><text:span text:style-name="T22"> Kurtarıcımız Allah iyiliğini ve insana olan sevgisini açıkça göstererek bizi kurtardı. </text:span><text:span text:style-name="T17">Bunu doğrulukla yaptığımız işlerden dolayı değil, </text:span><text:span text:style-name="T22">Kendi merhametiyle... yaptı.</text:span><text:span text:style-name="T17"> (Pavlus'tan Titus'a Mektup, 3:4-6)</text:span></text:p>
      <text:p text:style-name="P51"><text:span text:style-name="T22">Allah'ın size bağışladığı olağanüstü lütuftan dolayı</text:span><text:span text:style-name="T17"> sizler için dua ediyor, sizi özlüyorlar. </text:span><text:span text:style-name="T22">Sözle anlatılamayan armağanı için Allah'a şükürler olsun!</text:span><text:span text:style-name="T17"> (Pavlus'tan Korintlilere 2. Mektup, 9:14-15)</text:span></text:p>
      <text:p text:style-name="P51"><text:span text:style-name="T22">İman yoluyla, lütufla kurtuldunuz. Bu sizin başarınız değil, Allah'ın armağanıdır. </text:span><text:span text:style-name="T17">Kimsenin övünmemesi için iyi işlerin ödülü değildir. Çünkü biz Allah'ın yapıtıyız, O'nun önceden hazırladığı iyi işleri yapmak üzere... yaratıldık. (Pavlus'tan Efeslilere Mektup, 2:8-10)</text:span></text:p>
      <text:p text:style-name="P51"><text:span text:style-name="T22">Allah'ın sınırsız iyiliğini, hoşgörüsünü,</text:span><text:span text:style-name="T17"> sabrını hor mu görüyorsun? [Allah'ı tenzih ederiz.]</text:span><text:span text:style-name="T22"> O'nun iyiliğinin</text:span><text:span text:style-name="T17"> seni tövbeye yönelttiğini bilmiyor musun? (Pavlus'tan Romalılara Mektup, 2:4)</text:span></text:p>
      <text:p text:style-name="P51"><text:span text:style-name="T17">Herkesin karşılaştığı denemelerden başka denemelerle karşılaşmadınız. </text:span><text:span text:style-name="T22">Allah güvenilirdir, gücünüzü aşan biçimde denenmenize izin vermez. Dayanabilmeniz için denemeyle birlikte çıkış yolunu da sağlayacaktır.</text:span><text:span text:style-name="T17"> (Pavlus'tan Korintililere 1. Mektup, 10:13)</text:span></text:p>
      <text:p text:style-name="P51"><text:span text:style-name="T17">Sevgili kardeşlerim, </text:span><text:span text:style-name="T22">Allah bizi bu kadar çok sevdiğine göre </text:span><text:span text:style-name="T17">biz de birbirimizi sevmeye borçluyuz. (Yuhanna'nın 1. Mektubu, 4:11)</text:span></text:p>
      <text:p text:style-name="P51"><text:span text:style-name="T17">Sevgili kardeşlerim, aldanmayın! </text:span><text:span text:style-name="T22">Her nimet, her mükemmel armağan... Allah'tan gelir.</text:span><text:span text:style-name="T17"> </text:span><text:soft-page-break/><text:span text:style-name="T17">(Yakup'un Mektubu, 1:16-17)</text:span></text:p>
      <text:p text:style-name="P51"><text:span text:style-name="T17">Ey gençler, siz de ihtiyarlara bağımlı olun. Hepiniz birbirinize karşı alçakgönüllülüğü kuşanın. Çünkü, "</text:span><text:span text:style-name="T22">Allah</text:span><text:span text:style-name="T17"> kibirlilere karşıdır, ama </text:span><text:span text:style-name="T22">alçakgönüllülere lütfeder.</text:span><text:span text:style-name="T17">" (Petrus'un 1. Mektubu, 5:5)</text:span></text:p>
      <text:p text:style-name="P51"><text:span text:style-name="T22">... Bütün lütfun kaynağı olan Allah'ın Kendisi</text:span><text:span text:style-name="T17"> kısa bir süre acı çekmenizden sonra sizi yetkinleştirip pekiştirecek, güçlendirip temellendirecektir. Kudret sonsuzlara dek O'nun olsun! Amin. (Petrus'un 1. Mektubu, 5:10-11)</text:span></text:p>
      <text:p text:style-name="P51"><text:span text:style-name="T22">Esenlik kaynağı olan Allah'ın Kendisi sizi tümüyle kutsal kılsın. </text:span><text:span text:style-name="T17">Ruhunuz, canınız ve bedeniniz... İsa Mesih'in gelişinde eksiksiz ve kusursuz olmak üzere korunsun. (Pavlus'tan Selaniklilere 1. Mektup, 5:23)</text:span></text:p>
      <text:p text:style-name="P51"><text:span text:style-name="T22">Esenlik kaynağı olan Rab'bin Kendisi size her zaman, her durumda esenlik versin.</text:span><text:span text:style-name="T17"> Rab hepinizle birlikte olsun. (Pavlus'tan Selaniklilere 2. Mektup, 3:16)</text:span></text:p>
      <text:p text:style-name="P53"/>
      <text:p text:style-name="P62">Allah'ın Kullarını Gözeten ve </text:p>
      <text:p text:style-name="P62">Koruyan Olması</text:p>
      <text:p text:style-name="P51"><text:span text:style-name="T17">Ama Rab güvenilirdir. </text:span><text:span text:style-name="T22">O sizi pekiştirecek, kötü olandan koruyacaktır.</text:span><text:span text:style-name="T17"> (Pavlus'tan Selaniklilere 2. Mektup, 3:3)</text:span></text:p>
      <text:p text:style-name="P51"><text:span text:style-name="T17">Siz onlara benzemeyin! Çünkü </text:span><text:span text:style-name="T22">Allah'ımız nelere gereksinmeniz olduğunu siz daha O'ndan dilemeden önce bilir. </text:span><text:span text:style-name="T17">(Matta, 6:8)</text:span></text:p>
      <text:p text:style-name="P51"><text:span text:style-name="T17">Bunun için, Allah'ın isteği uyarınca acı çekenler, iyilik ederek </text:span><text:span text:style-name="T22">canlarını güvenilir Yaradan'a emanet etsinler. </text:span><text:span text:style-name="T17">(Petrus'un 1. Mektubu, 4:19)</text:span></text:p>
      <text:p text:style-name="P35"><text:span text:style-name="T4">Zaman sona ererken açığa çıkarılmaya hazır olan kurtuluşa kavuşasınız diye iman sayesinde </text:span><text:span text:style-name="T8">Allah'ın gücüyle korunuyorsunuz.</text:span><text:span text:style-name="T4"> (Petrus'un 1. Mektubu, 1:5)</text:span></text:p>
      <text:p text:style-name="P35"><text:span text:style-name="T4">Bugün var olup yarın ocağa atılacak olan kır otunu böyle giydiren </text:span><text:span text:style-name="T8">Allah'ın sizi de giydireceği</text:span><text:span text:style-name="T4"> çok daha kesin değil mi, ey kıt imanlılar? (Matta, 6:30)</text:span></text:p>
      <text:p text:style-name="P51"><text:span text:style-name="T17">Gökte uçan kuşlara bakın! Ne eker, ne biçer, ne de ambarlarda yiyecek biriktirirler. </text:span><text:span text:style-name="T22">Allah yine de onları doyurur. </text:span><text:span text:style-name="T17">Siz onlardan çok daha değerli değil misiniz? (Matta, 6:26)</text:span></text:p>
      <text:p text:style-name="P51"><text:span text:style-name="T17">"Öyleyse, 'Ne yiyeceğiz?' 'Ne içeceğiz?' ya da 'Ne giyeceğiz?' diyerek kaygılanmayın. Uluslar hep bu şeylerin peşinden giderler. Oysa </text:span><text:span text:style-name="T22">Allah bütün bunlara gereksinmeniz olduğunu bilir. </text:span><text:span text:style-name="T17">(Matta, 6:31-32)</text:span></text:p>
      <text:p text:style-name="P51"><text:span text:style-name="T17">O günah işlemedi, ağzından hileli söz çıkmadı. Kendisine sövüldüğünde sövgüyle karşılık vermedi, acı çektiğinde kimseyi tehdit etmedi; </text:span><text:span text:style-name="T22">davasını, adaletle yargılayan Allah'a bıraktı. </text:span><text:span text:style-name="T17">(Petrus'un 1. Mektubu, 2:22-23)</text:span></text:p>
      <text:p text:style-name="P56"/>
      <text:p text:style-name="P62">Allah'ın Doğru Yola Ulaştıran, Manevi </text:p>
      <text:p text:style-name="P62">Kirlerden Temizleyen Olması</text:p>
      <text:p text:style-name="P51"><text:span text:style-name="T22">İnsanlar... Allah'ın lütfuyla, karşılıksız olarak aklanırlar.</text:span><text:span text:style-name="T17"> (Pavlus'tan Romalılara Mektup, 3:24)</text:span></text:p>
      <text:p text:style-name="P51"><text:span text:style-name="T17">... [Allah] iman etmeleri üzerine </text:span><text:span text:style-name="T22">yüreklerini arındırdı. </text:span><text:span text:style-name="T17">(Elçilerin İşleri, 15:9)</text:span></text:p>
      <text:p text:style-name="P51"><text:span text:style-name="T22">Allah'ın insanı akladığı,</text:span><text:span text:style-name="T17"> Müjde'de açıklanır. Aklanma yalnız imanla olur. Yazılmış olduğu gibi, "İmanla aklanan yaşayacaktır. (Pavlus'tan Romalılara Mektup, 1:17)</text:span></text:p>
      <text:p text:style-name="P35"><text:soft-page-break/><text:span text:style-name="T4">Allah'ın seçtiklerini kim suçlayacak? </text:span><text:span text:style-name="T8">Onları aklayan Allah'tır.</text:span><text:span text:style-name="T4"> (Pavlus'tan Romalılara Mektup, 8:33)</text:span></text:p>
      <text:p text:style-name="P35"><text:span text:style-name="T4">Öyle ki, </text:span><text:span text:style-name="T8">O'nun [Allah'ın] lütfuyla aklanmış olarak</text:span><text:span text:style-name="T4"> umut içinde sonsuz yaşamın mirasçıları olalım. (Pavlus'tan Titus'a Mektup, 3:7)</text:span></text:p>
      <text:p text:style-name="P51"><text:span text:style-name="T22">... Tek Allah, sizi düşmekten alıkoyacak,</text:span><text:span text:style-name="T17"> Kendi yüce huzuruna büyük sevinç içinde </text:span><text:span text:style-name="T22">lekesiz olarak çıkaracak güçtedir... </text:span><text:span text:style-name="T17">(Yahuda'nın Mektubu, 1:24-25)</text:span></text:p>
      <text:p text:style-name="P51"><text:span text:style-name="T22">... Kurtarış</text:span><text:span text:style-name="T17">, yücelik ve güç </text:span><text:span text:style-name="T22">Allah'ımıza özgüdür</text:span><text:span text:style-name="T17">. Çünkü O'nun yargıları doğru ve adildir... Çünkü gücü herşeye yeten Rab Allah'ımız egemenlik sürüyor. (Vahiy, 19:1-6)</text:span></text:p>
      <text:p text:style-name="P51"><text:span text:style-name="T17">O [Allah]... bizi, Kendi isteği uyarınca... </text:span><text:span text:style-name="T22">yaşama kavuşturdu</text:span><text:span text:style-name="T17">. (Yakup'un Mektubu, 1:18)</text:span></text:p>
      <text:p text:style-name="P51"><text:span text:style-name="T22">... Sizi karanlıktan şaşılası ışığına çağıran Allah'ın</text:span><text:span text:style-name="T17"> erdemlerini duyurmak için seçildiniz... Bir zamanlar merhamete erişmemiştiniz, şimdiyse </text:span><text:span text:style-name="T22">merhamete eriştiniz.</text:span><text:span text:style-name="T17"> (Petrus'un 1. Mektubu, 2:9)</text:span></text:p>
      <text:p text:style-name="P51"><text:span text:style-name="T17">Demek ki seçilmek, insanın isteğine ya da çabasına değil, Allah'ın merhametine bağlıdır... Demek ki </text:span><text:span text:style-name="T22">Allah, istediğine merhamet eder, istediğinin yüreğini nasırlaştırır.</text:span><text:span text:style-name="T17"> (Pavlus'tan Romalılara Mektup, 9:16-18)</text:span></text:p>
      <text:p text:style-name="P57"/>
      <text:p text:style-name="P62">Allah'ın Tövbeleri Kabul Eden, </text:p>
      <text:p text:style-name="P62">Günahları Bağışlayan Olması</text:p>
      <text:p text:style-name="P51"><text:span text:style-name="T17">... [Allah'ın] lütfunun zenginliği sayesinde.</text:span><text:span text:style-name="T22">.. kurtuluşa, suçlarımızın bağışlanmasına kavuştuk. </text:span><text:span text:style-name="T17">(Pavlus'tan Efeslilere Mektup, 1:7-8)</text:span></text:p>
      <text:p text:style-name="P51"><text:span text:style-name="T17">Bunları dinledikten sonra yatıştılar. Allah'ı yücelterek şöyle dediler: "Demek ki </text:span><text:span text:style-name="T22">Allah, tövbe etme ve yaşama kavuşma fırsatını öteki uluslara da vermiştir.</text:span><text:span text:style-name="T17">" (Elçilerin İşleri, 11:18)</text:span></text:p>
      <text:p text:style-name="P51"><text:span text:style-name="T17">O [Allah] bizi karanlığın hükümranlığından kurtar[masıyla]... kurtuluşa, </text:span><text:span text:style-name="T22">günahlarımızın bağışına sahibiz. </text:span><text:span text:style-name="T17">(Pavlus'tan Koloselilere Mektup, 1:13-14)</text:span></text:p>
      <text:p text:style-name="P51"><text:span text:style-name="T17">Ama günahlarımızı itiraf edersek, güvenilir ve adil olan </text:span><text:span text:style-name="T22">Allah günahlarımızı bağışlayıp bizi her kötülükten arındıracaktır.</text:span><text:span text:style-name="T17"> (Yuhanna'nın 1. Mektubu, 1:9)</text:span></text:p>
      <text:p text:style-name="P35"><text:span text:style-name="T4">İmanla edilen dua hastayı iyileştirecek ve Rab onu ayağa kaldıracaktır. Eğer hasta günah işlemişse, </text:span><text:span text:style-name="T8">günahları bağışlanacaktır.</text:span><text:span text:style-name="T4"> (Yakup'un Mektubu, 5:15)</text:span></text:p>
      <text:p text:style-name="P51"><text:span text:style-name="T22">'Bize karşı suç işleyenleri bağışladığımız gibi, Sen de bizim suçlarımızı bağışla. </text:span><text:span text:style-name="T17">Ayartılmamıza izin verme. Bizi kötü olandan kurtar. Çünkü egemenlik, güç ve yücelik sonsuzlara dek Senindir! Amin.' </text:span><text:span text:style-name="T22">Başkalarının suçlarını bağışlarsanız, Allah da sizin suçlarınızı bağışlar. </text:span><text:span text:style-name="T17">Ama siz başkalarının suçlarını bağışlamazsanız, Allah da sizin suçlarınızı bağışlamaz. (Matta, 6:12-15)</text:span></text:p>
      <text:p text:style-name="P51"><text:span text:style-name="T17">İsa onlara, "Dua ederken şöyle söyleyin" dedi: "Allah, Adın kutsal kılınsın... </text:span><text:span text:style-name="T22">Günahlarımızı bağışla</text:span><text:span text:style-name="T17">. Çünkü biz de bize karşı suç işleyen herkesi bağışlıyoruz. Ayartılmamıza izin verme." (Luka, 11:2-4)</text:span></text:p>
      <text:p text:style-name="P51"><text:span text:style-name="T17">Başkasını yargılamayın, siz de yargılanmazsınız. Suçlu çıkarmayın, siz de suçlu çıkarılmazsınız. </text:span><text:span text:style-name="T22">Başkasını bağışlayın, siz de bağışlanırsınız.</text:span><text:span text:style-name="T17"> Verin, size verilecektir. İyice bastırılmış, silkelenmiş ve taşmış, dolu bir ölçekle kucağınıza boşaltılacak. Hangi ölçekle verirseniz, aynı ölçekle alacaksınız. (Luka, 6:37-38)</text:span></text:p>
      <text:p text:style-name="P51"><text:span text:style-name="T17">Öyleyse, </text:span><text:span text:style-name="T22">günahlarınızın silinmesi için tövbe edin ve Allah'a dönün. Öyle ki, Rab size </text:span><text:soft-page-break/><text:span text:style-name="T22">yenilenme fırsatları versin...</text:span><text:span text:style-name="T17"> (Elçilerin İşleri, 3:19-20)</text:span></text:p>
      <text:p text:style-name="P51"><text:span text:style-name="T22">Bu kötülüğünden tövbe et ve Rab'be yalvar, yüreğindeki bu düşünce belki bağışlanır.</text:span><text:span text:style-name="T17"> (Elçilerin İşleri, 8:22)</text:span></text:p>
      <text:p text:style-name="P53"/>
      <text:p text:style-name="P62">Allah'ın Hüküm Verenlerin En Hayırlısı, </text:p>
      <text:p text:style-name="P62">Sonsuz Adalet Sahibi Olması</text:p>
      <text:p text:style-name="P51"><text:span text:style-name="T22">Haksızlık eden ettiği haksızlığın karşılığını alacak, hiçbir ayrım yapılmayacaktır.</text:span><text:span text:style-name="T17"> (Pavlus'tan Koloselilere Mektup, 3:25)</text:span></text:p>
      <text:p text:style-name="P51"><text:span text:style-name="T17">Çünkü </text:span><text:span text:style-name="T22">ister köle ister özgür olsun, herkesin yaptığı her iyiliğin karşılığını Rab'den alacağını biliyorsunuz.</text:span><text:span text:style-name="T17"> Ey efendiler, siz de kölelerinize aynı biçimde davranın. Artık onları tehdit etmeyin. Onların da sizin de Efendinizin... olduğunu ve insanlar arasında ayrım yapmadığını biliyorsunuz. (Pavlus'tan Efeslilere Mektup, 6:8-9)</text:span></text:p>
      <text:p text:style-name="P51"><text:span text:style-name="T22">[Allah] kötülük eden herkese... sıkıntı ve elem verecek; iyilik eden herkese... yücelik, saygınlık, esenlik verecektir. Çünkü Allah insanlar arasında ayrım yapmaz. </text:span><text:span text:style-name="T17">(Pavlus'tan Romalılara Mektup, 2:9-11)</text:span></text:p>
      <text:p text:style-name="P51"><text:span text:style-name="T22">Haksızlık eden ettiği haksızlığın karşılığını alacak, hiçbir ayrım yapılmayacaktır.</text:span><text:span text:style-name="T17"> (Pavlus'tan Koloselilere Mektup, 3:25)</text:span></text:p>
      <text:p text:style-name="P35"><text:span text:style-name="T8">Allah "herkese, yaptıklarının karşılığını verecektir."</text:span><text:span text:style-name="T4"> Sürekli iyilik ederek yücelik, saygınlık, ölümsüzlük arayanlara sonsuz yaşam verecek. Bencillerin, gerçeğe uymayıp haksızlık peşinden gidenlerin üzerineyse gazap ve öfke yağdıracak. (Pavlus'tan Romalılara Mektup, 2:6-8)</text:span></text:p>
      <text:p text:style-name="P51"><text:span text:style-name="T22">Herkesin yaptığı iş belli olacak, yargı günü ortaya çıkacak... </text:span><text:span text:style-name="T17">(Pavlus'tan Korintlilere 1. Mektup, 3:13)</text:span></text:p>
      <text:p text:style-name="P51"><text:span text:style-name="T22">Onlar, ölüleri de dirileri de yargılamaya hazır olan Allah'a hesap verecekler. </text:span><text:span text:style-name="T17">(Petrus'un 1. Mektubu, 4:5)</text:span></text:p>
      <text:p text:style-name="P51"><text:span text:style-name="T17">Kimseyi ayırt etmeden, </text:span><text:span text:style-name="T22">kişiyi yaptıklarına bakarak yargılayan Allah...</text:span><text:span text:style-name="T17"> Gurbeti andıran bu dünyadaki zamanınızı Allah korkusuyla geçirin. (Petrus'un 1. Mektubu, 1:17)</text:span></text:p>
      <text:p text:style-name="P53">Allah adaletsiz değildir. [Allah'ı tenzih ederiz.] Emeğinizi ve kutsallara hizmet etmiş olarak ve etmeye devam ederek O'nun adına gösterdiğiniz sevgiyi unutmaz. (İbranilere Mektup, 6:10)</text:p>
      <text:p text:style-name="P53">Görülüyor ki Rab Kendi yolunda yürüyenleri karşılaştıkları denemelerden nasıl kurtaracağını bilir. Doğru olmayanları, özellikle benliğin yozlaşmış tutkuları ardından giden ve yetkisini hor görenleri [Allah'ı tenzih ederiz] cezalandırarak yargı gününe dek nasıl alıkoyacağını da bilir... (Petrus'un 2. Mektubu, 2:9-10)</text:p>
      <text:p text:style-name="P53">Allah'ın zenginliği ne büyük, bilgeliği ve bilgisi ne derindir! O'nun yargıları ne denli akıl ermez, yolları ne denli anlaşılmazdır! (Pavlus'tan Romalılara Mektup, 11:33)</text:p>
      <text:h text:style-name="P94" text:outline-level="1">6. BÖLÜM</text:h>
      <text:h text:style-name="P91" text:outline-level="1">İNCİL'DE AHİRETE İMAN</text:h>
      <text:p text:style-name="P11"/>
      <text:p text:style-name="P27"/>
      <text:p text:style-name="P62">Yeniden Dirilişe İman</text:p>
      <text:p text:style-name="P51"><text:span text:style-name="T17">... Tüm mezarda yatanların O'nun sesini işiteceği vakit geliyor... </text:span><text:span text:style-name="T22">İyilik yapanlar yaşamak için, kötülük yapanlarsa yargılanmak için dirilecekler.</text:span><text:span text:style-name="T17"> (Yuhanna, 5:28-29)</text:span></text:p>
      <text:p text:style-name="P51"><text:span text:style-name="T17">İsa kendisini yemeğe çağırmış olana da şöyle dedi: "... Ziyafet verdiğin zaman yoksulları, kötürümleri, sakatları, körleri çağır. Böylece mutlu olursun. Çünkü bunlar sana karşılık verecek durumda değildirler. </text:span><text:span text:style-name="T22">Karşılığı sana... [cennette] verilecektir.</text:span><text:span text:style-name="T17">" (Luka, 14:12-14)</text:span></text:p>
      <text:p text:style-name="P51"><text:span text:style-name="T17">Uslanıp kendinize gelin, artık günah işlemeyin. Bazılarınız Allah'ı hiç tanımıyor. Utanasınız diye söylüyorum bunları. Ama biri çıkıp, "</text:span><text:span text:style-name="T22">Ölüler nasıl dirilecek?</text:span><text:span text:style-name="T17"> Nasıl bir bedenle gelecekler?" diye sorabilir. Ne akılsızca bir soru!... </text:span><text:span text:style-name="T22">Ölülerin dirilişi de böyledir.</text:span><text:span text:style-name="T17"> Beden çürümeye mahkum olarak gömülür, çürümez olarak diriltilir. Düşkün olarak gömülür, </text:span><text:span text:style-name="T22">görkemli olarak diriltilir.</text:span><text:span text:style-name="T17"> Zayıf olarak gömülür, </text:span><text:span text:style-name="T22">güçlü olarak diriltilir.</text:span><text:span text:style-name="T17"> (Pavlus'tan Korintlilere 1. Mektup, 15:34-36, 42-43)</text:span></text:p>
      <text:p text:style-name="P51"><text:span text:style-name="T22">Ölülerin dirilmesi konusuna gelince,</text:span><text:span text:style-name="T17"> Allah'ın size bildirdiği şu sözü okumadınız mı?... (Matta, 22:31)</text:span></text:p>
      <text:p text:style-name="P51"><text:span text:style-name="T17">Aynı bu adamların kabul ettiği gibi, hem doğru kişilerin </text:span><text:span text:style-name="T22">hem doğru olmayanların ölümden dirileceğine dair Allah'a umut bağladım</text:span><text:span text:style-name="T17">. Bu nedenle ben... Allah'ın... huzurunda vicdanımı temiz tutmaya her zaman özen gösteriyorum. (Elçilerin İşleri, 24: 15-16)</text:span></text:p>
      <text:p text:style-name="P35"><text:span text:style-name="T4">Kardeşler, şunu demek istiyorum... Çürüyen de çürümezliği miras alamaz. İşte size bir sır açıklıyorum... Son borazan çalınınca hepimiz bir anda, göz açıp kapayana dek değiştirileceğiz. Evet, borazan çalınacak, </text:span><text:span text:style-name="T8">ölüler çürümez olarak dirilecek ve biz de değiştirileceğiz [yeni bir yaratılışla yaratılacağız</text:span><text:span text:style-name="T4">]. (Pavlus'tan Korintlilere 1. Mektup, 15:50-52)</text:span></text:p>
      <text:p text:style-name="P40"/>
      <text:p text:style-name="P62">Hesap Gününe İman</text:p>
      <text:p text:style-name="P51"><text:span text:style-name="T17">Allah'ın görmediği hiçbir yaratık yoktur. </text:span><text:span text:style-name="T22">Kendisi'ne hesap vereceğimiz Allah'ın</text:span><text:span text:style-name="T17"> nazarında herşey çıplak ve açıktır. (İbranilere Mektup, 4:13)</text:span></text:p>
      <text:p text:style-name="P51"><text:span text:style-name="T22">Allah, herkese, yaptıklarının karşılığını verecektir. </text:span><text:span text:style-name="T17">Durmadan iyilik ederek yücelik, saygınlık ve ölümsüzlüğü arayanlara sonsuz yaşamı [cenneti] verecek. Ama bencil olanların, gerçeğe uymayıp haksızlığın peşinden gidenlerin üzerine gazap ve öfke yağdıracak. (Pavlus'tan Romalılara Mektup, 2:6-8)</text:span></text:p>
      <text:p text:style-name="P51"><text:span text:style-name="T17">Size şunu söyleyeyim, insanlar söyledikleri her boş söz için </text:span><text:span text:style-name="T22">yargı günü hesap verecekler.</text:span><text:span text:style-name="T17"> Kendi sözlerinizle aklanacak, yine kendi sözlerinizle suçlu çıkarılacaksınız. (Matta, 12:36-37)</text:span></text:p>
      <text:p text:style-name="P51"><text:span text:style-name="T17">Yüksek sesle şöyle diyordu: "Allah'tan korkun! O'nu yüceltin! Çünkü O'nun </text:span><text:span text:style-name="T22">yargılama saati geldi.</text:span><text:span text:style-name="T17"> Göğü, yeri, denizi, su pınarlarını Yaratan'a kulluk edin!" (Vahiy, 14:7)</text:span></text:p>
      <text:p text:style-name="P51"><text:span text:style-name="T22">Herkesin yaptığı iş belli olacak, yargı günü ortaya çıkacak</text:span><text:span text:style-name="T17">. Herkesin işi ateşle açığa </text:span><text:soft-page-break/><text:span text:style-name="T17">vurulacak. Ateş her işin niteliğini sınayacak. (Pavlus'tan Korintlilere 1. Mektup, 3:13)</text:span></text:p>
      <text:p text:style-name="P35"><text:span text:style-name="T8">Allah'ın yargı kürsüsü önüne hepimiz çıkacağız. </text:span><text:span text:style-name="T4">Yazılmış olduğu gibi: "Rab şöyle diyor: Varlığım hakkı için her diz önümde çökecek ve her dil Allah olduğumu açıkça söyleyecek." </text:span><text:span text:style-name="T8">Böylece her birimiz kendi adına Allah'a hesap verecektir.</text:span><text:span text:style-name="T4"> (Pavlus'tan Romalılara Mektup, 14:10-12)</text:span></text:p>
      <text:p text:style-name="P51"><text:span text:style-name="T17">Görülüyor ki Rab Kendi yolunda yürüyenleri karşılaştıkları denemelerden nasıl kurtaracağını bilir. Doğru olmayanları, özellikle benliğin yozlaşmış tutkuları ardından giden ve yetkisini hor görenleri [Allah'ı tenzih ederiz] </text:span><text:span text:style-name="T22">cezalandırarak yargı gününe dek nasıl alıkoyacağını </text:span><text:span text:style-name="T17">da bilir. (Petrus'un 2. Mektubu, 2:9-10)</text:span></text:p>
      <text:p text:style-name="P51"><text:span text:style-name="T17">Aldanmayın... </text:span><text:span text:style-name="T22">İnsan ne ekerse, onu biçer. Kendi doğal benliğine eken [nefsine uyan], benlikten ölüm biçecektir... [Allah için] eken... sonsuz yaşam biçecektir.</text:span><text:span text:style-name="T17"> (Pavlus'tan Galatyalılara Mektup, 6:7-8)</text:span></text:p>
      <text:p text:style-name="P51"><text:span text:style-name="T17">Kutsal Yasa'da söylenenlerin [Allah'ın hükümlerinin]... </text:span><text:span text:style-name="T22">bütün dünya Allah'a hesap versin </text:span><text:span text:style-name="T17">diye, Yasa'nın yönetimi altındakilere [Allah'ın emirlerine uymakla sorumlu olanlara] söylendiğini biliyoruz. (Pavlus'tan Romalılara Mektup, 3:19)</text:span></text:p>
      <text:p text:style-name="P51"><text:span text:style-name="T17">Herkes kendi işini sınasın. </text:span><text:span text:style-name="T22">O zaman başkasının yaptıklarıyla değil, yalnız kendi yaptıklarıyla övünebilir. </text:span><text:span text:style-name="T17">Herkes kendine düşen yükü taşımalıdır. (Pavlus'un Galatyalılara Mektubu 6:4-5)</text:span></text:p>
      <text:p text:style-name="P53">Bu nedenle, bu buyrukların en küçüğünden birini kim çiğner ve başkalarına öyle öğretirse, Allah'ın Egemenliğinde [ahirette] en küçük sayılacak. Ama bu buyrukları kim yerine getirir ve başkalarına öğretirse, Allah'ın Egemenliğinde [ahirette] büyük sayılacak. (Matta, 5:19)</text:p>
      <text:p text:style-name="P51"><text:span text:style-name="T17">Atalarımıza, 'Adam öldürmeyeceksin. </text:span><text:span text:style-name="T22">Öldüren yargılanacak</text:span><text:span text:style-name="T17">' dendiğini duydunuz. Ama ben size diyorum ki, </text:span><text:span text:style-name="T22">kardeşine öfkelenen herkes yargılanacaktır.</text:span><text:span text:style-name="T17"> Kim kardeşine </text:span><text:span text:style-name="T22">aşağılayıcı bir söz söylerse... yargılanacaktır. </text:span><text:span text:style-name="T17">(Matta, 5:21-22)</text:span></text:p>
      <text:p text:style-name="P51"><text:span text:style-name="T17">Size doğrusunu söyleyeyim, </text:span><text:span text:style-name="T22">yargı günü</text:span><text:span text:style-name="T17"> o kentin hali Sodom'la Gomora bölgesinin halinden beter olacaktır. (Matta, 10:15)</text:span></text:p>
      <text:p text:style-name="P51"><text:span text:style-name="T17">Ya sen, ey Kefarnahum, göğe mi çıkarılacaksın? Hayır, ölüler diyarına [cehenneme] indirileceksin!... Sana şunu söyleyeyim, </text:span><text:span text:style-name="T22">yargı günü</text:span><text:span text:style-name="T17"> senin halin Sodom bölgesinin halinden beter olacaktır! (Matta, 11:23-24)</text:span></text:p>
      <text:p text:style-name="P51"><text:span text:style-name="T17">Size şunu söyleyeyim, </text:span><text:span text:style-name="T22">yargı günü</text:span><text:span text:style-name="T17"> o kentin hali Sodom Kenti'nin halinden beter olacaktır. "Vay haline, ey Horazin! Vay haline, ey Beytsayda! Sizlerde yapılan mucizeler Sur ve Sayda'da yapılmış olsaydı, çoktan çul kuşanıp kül içinde oturarak tövbe etmiş olurlardı. Ama </text:span><text:span text:style-name="T22">yargı günü</text:span><text:span text:style-name="T17"> sizin haliniz Sur ve Sayda'nın halinden beter olacaktır." (Luka, 10:12-14)</text:span></text:p>
      <text:p text:style-name="P51"><text:span text:style-name="T17">Beni reddeden ve sözlerimi kabul etmeyen kişiyi yargılayacak [Allah] var. O kişiyi </text:span><text:span text:style-name="T22">son günde yargılayacak olan... </text:span><text:span text:style-name="T17">(Yuhanna, 12:48)</text:span></text:p>
      <text:p text:style-name="P51"><text:span text:style-name="T17">Bu nedenle sen, ey başkasını yargılayan insan, kim olursan ol, özrün yoktur. Başkasını yargıladığın konuda kendini mahkum ediyorsun. Çünkü ey yargılayan sen, aynı şeyleri yapıyorsun. </text:span><text:span text:style-name="T22">Böyle davrananları Allah'ın haklı olarak yargıladığını biliriz. </text:span><text:span text:style-name="T17">Bu gibi şeyleri yapanları yargılayan, ama aynısını yapan ey insan, </text:span><text:span text:style-name="T22">Allah'ın yargısından kaçabileceğini mi sanıyorsun? </text:span><text:span text:style-name="T17">(Pavlus'tan Romalılara Mektup, 2:1-3)</text:span></text:p>
      <text:p text:style-name="P51"><text:soft-page-break/><text:span text:style-name="T17">İnatçılığın ve tövbesiz yüreğin yüzünden </text:span><text:span text:style-name="T22">Allah'ın adil yargısının açıklanacağı gazap günü için</text:span><text:span text:style-name="T17"> kendine karşı gazap biriktiriyorsun. </text:span><text:span text:style-name="T22">Allah herkese, yaptıklarının karşılığını verecektir.</text:span><text:span text:style-name="T17"> (Pavlus'tan Romalılara Mektup, 2:5-6)</text:span></text:p>
      <text:p text:style-name="P51"><text:span text:style-name="T17">Yeşaya, İsrail için şöyle sesleniyor: "İsrailoğulları'nın sayısı denizin kumu kadar çok olsa da, ancak pek azı kurtulacak. Çünkü </text:span><text:span text:style-name="T22">Rab yeryüzündeki yargılama işini tez yapıp bitirecek."</text:span><text:span text:style-name="T17"> [Allah hesabı çabuk görendir.] (Pavlus'tan Romalılara Mektup, 9:27-28)</text:span></text:p>
      <text:p text:style-name="P51"><text:span text:style-name="T17">Sizin tarafınızdan ya da olağan bir mahkeme tarafından yargılanırsam hiç aldırmam. Kendi kendimi de yargılamıyorum. Kendimde bir kusur görmüyorum. Ama bu beni aklamaz. </text:span><text:span text:style-name="T22">Beni yargılayan Rab'dir.</text:span><text:span text:style-name="T17"> (Pavlus'tan Korintlilere 1. Mektup, 4:3-4)</text:span></text:p>
      <text:p text:style-name="P51"><text:span text:style-name="T17">Onlar, ölüleri de dirileri de yargılamaya hazır olan </text:span><text:span text:style-name="T22">Allah'a hesap verecekler.</text:span><text:span text:style-name="T17"> (Petrus'un 1. Mektubu, 4:5)</text:span></text:p>
      <text:p text:style-name="P51"><text:span text:style-name="T17">Çünkü </text:span><text:span text:style-name="T22">yargının... başlayacağı an gelmiştir...</text:span><text:span text:style-name="T17"> (Petrus'un 1. Mektubu, 4:17)</text:span></text:p>
      <text:p text:style-name="P51"><text:span text:style-name="T22">Yargı gününde</text:span><text:span text:style-name="T17"> cesaretimiz olsun diye, [iman edenler için] sevgi böylelikle içimizde yerleşik kılınmıştır... (Yuhanna'nın 1. Mektubu, 4:17)</text:span></text:p>
      <text:p text:style-name="P51"><text:span text:style-name="T17">Kurtarıcımız tek Allah, sizi düşmekten alıkoyacak, büyük sevinç içinde lekesiz olarak </text:span><text:span text:style-name="T22">Yüce Huzuruna çıkaracak</text:span><text:span text:style-name="T17"> güçtedir. Yücelik, ululuk, güç ve yetki... bütün çağlardan önce, şimdi ve bütün çağlar boyunca Allah'ın olsun! Amin. (Yahuda'nın Mektubu, 1:24-25)</text:span></text:p>
      <text:p text:style-name="P53"/>
      <text:p text:style-name="P62">Kıyamet Gününe İman</text:p>
      <text:p text:style-name="P51"><text:span text:style-name="T17">Kendinize dikkat edin! Yürekleriniz sefahat, sarhoşluk ve bu yaşamın kaygılarıyla ağırlaşmasın. </text:span><text:span text:style-name="T22">O gün, üzerinize bir tuzak gibi aniden inmesin. Çünkü o gün bütün yeryüzünde yaşayan herkesin üzerine gelecektir.</text:span><text:span text:style-name="T17"> Her an uyanık durun, gerçekleşmek üzere olan bütün bu olaylardan kurtulabilmek... için dua edin. (Luka, 21:34-36)</text:span></text:p>
      <text:p text:style-name="P51"><text:span text:style-name="T17">Ama </text:span><text:span text:style-name="T22">o günlerde</text:span><text:span text:style-name="T17">, o sıkıntıdan sonra, '</text:span><text:span text:style-name="T22">Güneş kararacak, Ay ışığını vermez olacak, yıldızlar gökten düşecek</text:span><text:span text:style-name="T17">'... (Markos, 13:24-25)</text:span></text:p>
      <text:p text:style-name="P51"><text:span text:style-name="T17">Ama </text:span><text:span text:style-name="T22">Rab'bin günü hırsız gibi [aniden] gelecek. O gün gökler büyük bir gürültüyle ortadan kalkacak,</text:span><text:span text:style-name="T17"> maddesel öğeler yanarak yok olacak, yer ve yeryüzünde yapılmış olan herşey yanıp bitecek... O gün gökler yanarak yok olacak, maddesel öğeler şiddetli ateşte eriyecektir. (Petrus'un İkinci Mektubu, 3:10-12)</text:span></text:p>
      <text:p text:style-name="P51"><text:span text:style-name="T22">O günü ve o saati ne gökteki melekler, ne de İsa bilir; Allah'tan başka kimse bilmez... </text:span><text:span text:style-name="T17">Dikkat edin, uyanık durun, dua edin. </text:span><text:span text:style-name="T22">Çünkü o anın ne zaman geleceğini bilemezsiniz.</text:span><text:span text:style-name="T17"> (Markos, 13:32-33)</text:span></text:p>
      <text:p text:style-name="P35"><text:span text:style-name="T8">O günü ve saati, ne gökteki melekler, ne de İsa bilir; Allah'tan başka kimse bilmez. </text:span><text:span text:style-name="T4">(Markos, 24:36) </text:span></text:p>
      <text:p text:style-name="P35"><text:span text:style-name="T8">O günlerde gebe olan, çocuk emziren kadınların vay haline!... O günlerde öyle bir sıkıntı olacak ki,</text:span><text:span text:style-name="T4"> Allah'ın var ettiği yaratılışın başlangıcından bu yana böylesi olmamış, bundan sonra da olmayacaktır. (Markos, 13:17-19)</text:span></text:p>
      <text:p text:style-name="P51"><text:span text:style-name="T22">... Onun beklemediği bir günde, ummadığı bir saatte gelecek, onu şiddetle cezalandıracak</text:span><text:span text:style-name="T17"> ve ikiyüzlülerle bir tutacak. Orada ağlayış ve diş gıcırtısı olacaktır. (Matta, 24:50-51)</text:span></text:p>
      <text:p text:style-name="P51"><text:span text:style-name="T17">Haksızlıkla gerçeğe engel olan insanların bütün Allah'sızlık ve haksızlığına karşı </text:span><text:span text:style-name="T22">Allah'ın </text:span><text:soft-page-break/><text:span text:style-name="T22">gazabı</text:span><text:span text:style-name="T17"> gökten açıkça gösterilir... Allah hepsini gözlerinin önüne serdi. (Pavlus'tan Romalılara Mektup, 1:18-19)</text:span></text:p>
      <text:p text:style-name="P51"><text:span text:style-name="T17">Dinleyin şimdi ey zenginler, başınıza gelecek felaketlerden ötürü feryat ederek ağlayın. Servetiniz çürümüş, giysinizi güve yemiştir. Altınlarınız, gümüşleriniz pas tutmuştur. Bunların pası size karşı tanıklık edecek, etinizi ateş gibi yiyecektir. </text:span><text:span text:style-name="T22">Son günlerde</text:span><text:span text:style-name="T17"> servetinize servet kattınız. Bakın, ekinlerinizi biçmiş olan işçilerin haksızca alıkoyduğunuz ücretleri size karşı haykırıyor... Yeryüzünde zevk ve bolluk içinde yaşadınız. </text:span><text:span text:style-name="T22">Kıtal günü [azap günü]</text:span><text:span text:style-name="T17"> için kendinizi besiye çektiniz. (Yakup'un Mektubu, 5:1-5)</text:span></text:p>
      <text:p text:style-name="P53"/>
      <text:p text:style-name="P62">Cennete İman</text:p>
      <text:p text:style-name="P51"><text:span text:style-name="T17">Elçiliğim, yalan söylemeyen Allah'ın zamanın başlangıcından önce vaat ettiği </text:span><text:span text:style-name="T22">sonsuz yaşam [cennet] umuduna </text:span><text:span text:style-name="T17">dayanmaktadır. (Pavlus'tan Titus'a Mektup, 1:2)</text:span></text:p>
      <text:p text:style-name="P51"><text:span text:style-name="T17">İsa Yahudilere şöyle karşılık verdi:.. "Size doğrusunu söyleyeyim, sözümü işitip beni Gönderene </text:span><text:span text:style-name="T22">[Allah'a] iman edenin [cennette] sonsuz yaşamı vardır..</text:span><text:span text:style-name="T17">." (Yuhanna, 5:19-24)</text:span></text:p>
      <text:p text:style-name="P51"><text:span text:style-name="T22">Rab beni her kötülükten kurtarıp güvenlik içinde Allah'ın Egemenliğine [cennete] ulaştıracak.</text:span><text:span text:style-name="T17"> Sonsuzlara dek O'na yücelik olsun! Amin. (Pavlus'tan Timoteos'a 2. Mektup, 4:18)</text:span></text:p>
      <text:p text:style-name="P51"><text:span text:style-name="T17">Geçici yiyecek için değil, </text:span><text:span text:style-name="T22">[cennetteki] sonsuz yaşam boyunca kalıcı yiyecek için çalışın...</text:span><text:span text:style-name="T17"> (Yuhanna, 6:27)</text:span></text:p>
      <text:p text:style-name="P35"><text:span text:style-name="T4">Size doğrusunu söyleyeyim, </text:span><text:span text:style-name="T8">iman edenin [cennette] sonsuz yaşamı vardır. </text:span><text:span text:style-name="T4">(Yuhanna, 6:47)</text:span></text:p>
      <text:p text:style-name="P35"><text:span text:style-name="T4">Yeryüzünde kendinize hazineler biriktirmeyin. Burada güve ve pas onları yiyip bitirir, hırsızlar da girip çalarlar. Bunun yerine kendinize gökte </text:span><text:span text:style-name="T8">[cennette] hazineler biriktirin. Orada ne güve ne pas onları yiyip bitirir, ne de hırsızlar girip çalar.</text:span><text:span text:style-name="T4"> Hazineniz neredeyse, yüreğiniz de orada olacaktır. (Matta, 6:19-21)</text:span></text:p>
      <text:p text:style-name="P51"><text:span text:style-name="T22">Allah'ın Kendisi'ni sevenler için hazırladıklarını hiçbir göz görmedi, hiçbir kulak duymadı, hiçbir insan yüreği kavramadı.</text:span><text:span text:style-name="T17"> (Pavlus'tan Korintlilere 1. Mektup, 2:9) </text:span></text:p>
      <text:p text:style-name="P51"><text:span text:style-name="T22">Doğru kişiler, o zaman Allah'ın Egemenliğinde [cennette] Güneş gibi parlayacaklar.</text:span><text:span text:style-name="T17"> Kulağı olan işitsin!... Çağın sonunda da böyle olacak. Melekler gelecek, kötü kişileri doğruların arasından ayırıp kızgın fırına atacaklar. Orada ağlayış ve diş gıcırtısı olacaktır. İsa, "Bütün bunları anladınız mı?" diye sordu. "Evet" karşılığını verdiler. (Matta, 13:43-51)</text:span></text:p>
      <text:p text:style-name="P51"><text:span text:style-name="T17">O günden sonra İsa şu çağrıda bulunmaya başladı: "Tövbe edin! Çünkü</text:span><text:span text:style-name="T22"> Allah'ın Egemenliği [ahiret hayatı] yaklaştı.</text:span><text:span text:style-name="T17">" (Matta, 4:17)</text:span></text:p>
      <text:p text:style-name="P51"><text:span text:style-name="T17">İsa konuşmaya başlayıp onlara şunları öğretti: </text:span><text:span text:style-name="T22">"... Allah'ın Egemenliği [cennet] onlarındır... Onlar teselli edilecekler. </text:span><text:span text:style-name="T17">Ne mutlu yumuşak huylu olanlara! Çünkü onlar yeryüzünü miras alacaklar. Ne mutlu doğruluğa acıkıp susayanlara! Çünkü </text:span><text:span text:style-name="T22">onlar doyurulacaklar.</text:span><text:span text:style-name="T17"> Ne mutlu merhametli olanlara! Çünkü </text:span><text:span text:style-name="T22">onlar merhamet bulacaklar.</text:span><text:span text:style-name="T17"> Ne mutlu yüreği temiz olanlara! Çünkü onlar Allah'ı görecekler. [Salih müminlerin cennet nimeti olarak Allah'ın Yüce Zatı'nın tecellisini görmeleri kastedilmektedir.] Ne mutlu barışı sağlayanlara!... Ne mutlu doğruluk uğruna zulüm görenlere! </text:span><text:span text:style-name="T22">Çünkü Allah'ın Egemenliği [cennet] onlarındır.</text:span><text:span text:style-name="T17"> Benim yüzümden insanlar size sövüp zulmettikleri, yalan yere size karşı her türlü kötü sözü </text:span><text:soft-page-break/><text:span text:style-name="T17">söyledikleri zaman ne mutlu size! Sevinin, sevinçle coşun! Çünkü </text:span><text:span text:style-name="T22">göklerdeki [cennetteki] ödülünüz büyüktür. </text:span><text:span text:style-name="T17">Sizden önce yaşayan Peygamberlere de böyle zulmettiler." (Matta, 5:2-12)</text:span></text:p>
      <text:p text:style-name="P51"><text:span text:style-name="T17">Bu sırada öğrencileri İsa'ya yaklaşıp, </text:span><text:span text:style-name="T22">"Allah'ın Egemenliğinde [ahirette]</text:span><text:span text:style-name="T17"> en büyük kimdir?" diye sordular. İsa, yanına küçük bir çocuk çağırdı, onu orta yere dikip şöyle dedi: "Size doğrusunu söyleyeyim, [kötü olan] yolunuzdan dönüp küçük çocuklar gibi olmazsanız, Allah'ın </text:span><text:span text:style-name="T22">Egemenliğine [cennete]</text:span><text:span text:style-name="T17"> asla giremezsiniz. Kim bu çocuk gibi alçakgönüllü olursa, Allah'ın Egemenliğinde [ahirette] en büyük odur." (Matta, 18:1-4)</text:span></text:p>
      <text:p text:style-name="P51"><text:span text:style-name="T17">O'nun [Allah'ın] buyruğunun </text:span><text:span text:style-name="T22">sonsuz yaşam [cennet]</text:span><text:span text:style-name="T17"> kazandırdığını biliyorum. Bunun için ne söylüyorsam, Allah'ın bana söylediği gibi söylüyorum. (Yuhanna, 12:50)</text:span></text:p>
      <text:p text:style-name="P51"><text:span text:style-name="T17">İman uğrunda yüce mücadeleyi sürdür. </text:span><text:span text:style-name="T22">[cennette] sonsuz yaşama</text:span><text:span text:style-name="T17"> sımsıkı sarıl. Bunun için çağrıldın ve birçok tanık önünde yüce inancı açıkça benimsedin. (Pavlus'tan Timoteos'a 1. Mektup, 6:12)</text:span></text:p>
      <text:p text:style-name="P51"><text:span text:style-name="T22">Allah'ın huzur diyarına [cennete] girme vaadi hâlâ geçerliyken, herhangi birinizin buna erişmemiş sayılmasından korkalım.</text:span><text:span text:style-name="T17"> Çünkü biz de onlar gibi iyi haberi aldık. Ama onlar duydukları sözü imanla birleştirmediklerinden dolayı, bunun kendilerine bir yararı olmadı. Biz inanmış olanlar huzur diyarına </text:span><text:span text:style-name="T22">[cennete] </text:span><text:span text:style-name="T17">gireriz. Nitekim Allah şöyle demiştir: "Gazaba geldiğimde ant içtiğim gibi, onlar huzur diyarıma </text:span><text:span text:style-name="T22">[cennete] </text:span><text:span text:style-name="T17">asla girmeyecekler." (İbranilere Mektup, 4:1-3)</text:span></text:p>
      <text:p text:style-name="P51"><text:span text:style-name="T22">Demek ki, bazılarının huzur diyarına [cennete] gireceği kesindir.</text:span><text:span text:style-name="T17"> Daha önce iyi haberi almış olanlar söz dinlemedikleri için o diyara giremediler. (İbranilere Mektup, 4:6)</text:span></text:p>
      <text:p text:style-name="P51"><text:span text:style-name="T17">Bu nedenle, herhangi birimizin aynı tür söz dinlemezlikten ötürü düşmemesi için </text:span><text:span text:style-name="T22">o huzur diyarına [cennete] girmeye gayret edelim.</text:span><text:span text:style-name="T17"> (İbranilere Mektup, 4:11)</text:span></text:p>
      <text:p text:style-name="P51"><text:span text:style-name="T17">Bu konuda yine diyor ki, "Onlar </text:span><text:span text:style-name="T22">huzur diyarıma [cennete] </text:span><text:span text:style-name="T17">asla girmeyecekler. (İbranilere Mektup, 4:5)</text:span></text:p>
      <text:p text:style-name="P51"><text:span text:style-name="T22">... Huzur diyarına [cennete]</text:span><text:span text:style-name="T17"> kimlerin girmeyeceğine dair ant içti. Görüyoruz ki, imansızlıklarından ötürü oraya [cennete] giremediler. (İbranilere Mektup, 3:18-19)</text:span></text:p>
      <text:p text:style-name="P51"><text:span text:style-name="T17">... Ey kötülük yapanlar! "İbrahim'i, İshak'ı, Yakup'u ve bütün Peygamberleri Allah'ın Egemenliğinde [cennette], </text:span><text:span text:style-name="T22">kendinizi ise dışarı atılmış gördüğünüz zaman, aranızda ağlayış ve diş gıcırtısı olacaktır."</text:span><text:span text:style-name="T17"> (Luka, 13:27-28)</text:span></text:p>
      <text:p text:style-name="P51"><text:span text:style-name="T17">Allah, herkese, yaptıklarının karşılığını verecektir. </text:span><text:span text:style-name="T22">Durmadan iyilik ederek yücelik, saygınlık... arayanlara sonsuz yaşamı [cenneti] verecek...</text:span><text:span text:style-name="T17"> (Pavlus'tan Romalılara Mektup, 2:6-7)</text:span></text:p>
      <text:p text:style-name="P51"><text:span text:style-name="T17">... Bunlar [kötüler] sonsuz azaba [cehenneme], </text:span><text:span text:style-name="T22">doğrular ise sonsuz yaşama [cennete] gidecekler. </text:span><text:span text:style-name="T17">(Matta, 25:46)</text:span></text:p>
      <text:p text:style-name="P51"><text:span text:style-name="T17">Biz Allah'ın vaadine göre, </text:span><text:span text:style-name="T22">doğruluğun barınacağı yeni gökleri ve yeni yeryüzünü bekliyoruz.</text:span><text:span text:style-name="T17"> Bunun için sevgili kardeşlerim, madem ki bunları bekliyorsunuz, Allah'ın önünde lekesiz, kusursuz ve barış içinde bulunmaya gayret edin. (Petrus'un İkinci Mektubu, 3:13-14) </text:span></text:p>
      <text:p text:style-name="P51"><text:span text:style-name="T17">Allah'ın insanı akladığı, Müjde'de açıklanır. Aklanma yalnız imanla olur. Yazılmış olduğu gibi, </text:span><text:span text:style-name="T22">"İmanla aklanan insan [cennette] yaşayacaktır."</text:span><text:span text:style-name="T17"> (Pavlus'tan Romalılara Mektup, 1:17) </text:span></text:p>
      <text:p text:style-name="P51"><text:span text:style-name="T22">... O'na [Allah'a] iman edenlerin hiçbiri mahvolmasın, ama hepsi sonsuz yaşama </text:span><text:soft-page-break/><text:span text:style-name="T22">[cennete] kavuşsun. </text:span><text:span text:style-name="T17">(Yuhanna, 3:16)</text:span></text:p>
      <text:p text:style-name="P51"><text:span text:style-name="T17">"Size doğrusunu söyleyeyim" dedi İsa, "[Allah rızası için] benim ve Müjde'nin uğruna evini, kardeşlerini, anne ya da babasını, çocuklarını ya da topraklarını bırakıp da şimdi, bu çağda çekeceği zulümlerle birlikte yüz kat daha fazla eve, kardeşe, anneye, çocuğa, toprağa ve gelecek çağda </text:span><text:span text:style-name="T22">sonsuz yaşama [cennete]</text:span><text:span text:style-name="T17"> kavuşmayacak hiç kimse yoktur. Ne var ki, birincilerin birçoğu sonuncu, sonuncuların birçoğu da birinci olacak." (Markos, 10:29-31)</text:span></text:p>
      <text:p text:style-name="P53"/>
      <text:p text:style-name="P62">Cehenneme İman</text:p>
      <text:p text:style-name="P51"><text:span text:style-name="T17">Kimden korkmanız gerektiğini size açıklayayım: </text:span><text:span text:style-name="T22">Kişiyi öldürdükten sonra cehenneme atma yetkisine sahip olan Allah'tan korkun. </text:span><text:span text:style-name="T17">Evet, size söylüyorum, O'ndan korkun. (Luka, 12:5)</text:span></text:p>
      <text:p text:style-name="P51"><text:span text:style-name="T22">Orada [cehennemde] ağlayış ve diş gıcırtısı olacaktır... </text:span><text:span text:style-name="T18">(Matta, 22:13)</text:span></text:p>
      <text:p text:style-name="P51"><text:span text:style-name="T17">Deliceler (yabani ağaçlar) nasıl toplanıp ateşte yakılıyorsa, çağın sonunda da böyle olacak... [Allah] meleklerini gönderecek, onlar da insanları günaha düşüren herşeyi, kötülük yapan herkesi... toplayıp </text:span><text:span text:style-name="T22">kızgın fırına atacaklar. Orada ağlayış ve diş gıcırtısı olacaktır... Çağın sonunda da böyle olacak. Melekler gelecek, kötü kişileri doğruların arasından ayırıp kızgın fırına atacaklar. Orada ağlayış ve diş gıcırtısı olacaktır...</text:span><text:span text:style-name="T17"> [Ahiret sorgusu] denize atılan ve her türlü avı biraraya toplayan balıkçı ağına benzer. İyice dolduğunda onu kıyıya çekerler, oturup işe yarayanları kaplara toplarlar, yaramayanları ise dışarı atarlar. </text:span><text:span text:style-name="T22">Çağın sonunda durum bu olacak. Melekler çıkıp kötüleri doğrular arasından ayıracak ve yanan ocağa atacaklar. Orada [cehennemde] ağlayış ve diş gıcırtısı olacak. </text:span><text:span text:style-name="T17">(Matta, 13:40-50)</text:span></text:p>
      <text:p text:style-name="P51"><text:span text:style-name="T17">... [Allah'ın azabı] onun beklemediği bir günde, ummadığı bir saatte gelecek, onu şiddetle cezalandıracak ve ikiyüzlülerle bir tutacak. </text:span><text:span text:style-name="T22">Orada [cehennemde] ağlayış ve diş gıcırtısı olacaktır. </text:span><text:span text:style-name="T17">(Matta, 24:50-51)</text:span></text:p>
      <text:p text:style-name="P51"><text:span text:style-name="T17">Ya sen, ey Kefarnahum, göğe mi çıkarılacaksın? Hayır, </text:span><text:span text:style-name="T22">ölüler diyarına [cehenneme] indirileceksin! </text:span><text:span text:style-name="T17">Çünkü sende yapılan mucizeler Sodom'da yapılmış olsaydı, bugüne dek ayakta kalırdı. Sana şunu söyleyeyim, yargı günü senin halin Sodom bölgesinin halinden beter olacaktır! (Matta, 11:23-24)</text:span></text:p>
      <text:p text:style-name="P35"><text:span text:style-name="T4">... Bunlar </text:span><text:span text:style-name="T8">[kötüler] sonsuz azaba [cehenneme],</text:span><text:span text:style-name="T4"> doğrular ise sonsuz yaşama [cennete] </text:span><text:span text:style-name="T8">gidecekler</text:span><text:span text:style-name="T4">. (Matta, 25:46)</text:span></text:p>
      <text:p text:style-name="P51"><text:span text:style-name="T17">... Ey kötülük yapanlar! "İbrahim'i, İshak'ı, Yakup'u ve bütün Peygamberleri Allah'ın Egemenliğinde [cennette], </text:span><text:span text:style-name="T22">kendinizi ise dışarı atılmış gördüğünüz zaman, aranızda ağlayış ve diş gıcırtısı olacaktır."</text:span><text:span text:style-name="T17"> (Luka, 13:27-28)</text:span></text:p>
      <text:p text:style-name="P51"><text:span text:style-name="T17">Ya sen, ey Kefarnahum, göğe mi çıkarılacaksın? Hayır, </text:span><text:span text:style-name="T22">ölüler diyarına [cehenneme] indirileceksin!...</text:span><text:span text:style-name="T17"> Sana şunu söyleyeyim, yargı günü senin halin Sodom bölgesinin halinden beter olacaktır! (Matta, 11:23-24)</text:span></text:p>
      <text:p text:style-name="P51"><text:span text:style-name="T17">Bir gün yoksul adam öldü... Sonra zengin adam da öldü ve gömüldü. </text:span><text:span text:style-name="T22">Ölüler diyarında [cehennemde] ızdırap çeken </text:span><text:span text:style-name="T17">zengin adam başını kaldırıp uzakta İbrahim'i ve onun yanında Lazar'ı gördü. 'Ey babamız İbrahim, acı bana!' diye seslendi. 'Lazar'ı gönder de parmağının ucunu suya batırıp dilimi serinletsin. Bu </text:span><text:span text:style-name="T22">alevlerin içinde azap çekiyorum.</text:span><text:span text:style-name="T17">' İbrahim, 'Oğlum' dedi, 'Yaşamın boyunca senin iyilik payını, Lazar'ın da kötülük payını aldığını unutma. </text:span><text:soft-page-break/><text:span text:style-name="T17">Şimdiyse o burada teselli ediliyor, sen de azap çekiyorsun. Üstelik,</text:span><text:span text:style-name="T22"> aramıza öyle bir uçurum kondu ki, ne buradan size gelmek isteyenler gelebilir, ne de oradan [cehennemden] kimse bize [cennete] gelebilir.'</text:span><text:span text:style-name="T17"> (Luka, 16:22-26)</text:span></text:p>
      <text:p text:style-name="P51"><text:span text:style-name="T17">Sizi yılanlar, engerekler soyu! </text:span><text:span text:style-name="T22">Cehennem cezasından nasıl kaçacaksınız?</text:span><text:span text:style-name="T17"> İşte bunun için size peygamberler, bilge kişiler ve din bilginleri gönderiyorum. Bunlardan kimini öldürecek... kimini kamçılayacak, kentten kente kovalayacaksınız. (Matta, 23:33-34)</text:span></text:p>
      <text:p text:style-name="P53"/>
      <text:h text:style-name="P97" text:outline-level="1">7. BÖLÜM</text:h>
      <text:h text:style-name="P89" text:outline-level="1">İNCİL'DE ZAMANSIZLIK VE KADERE İMAN</text:h>
      <text:p text:style-name="P36"/>
      <text:p text:style-name="P36"/>
      <text:p text:style-name="P51"><text:span text:style-name="T2">İman yoluyla, lütufla [Allah'ın lütfuyla] kurtuldunuz. Bu sizin başarınız değil, Allah'ın armağanıdır. Kimsenin övünmemesi için iyi işlerin ödülü değildir. Çünkü biz Allah'ın yapıtıyız, </text:span><text:span text:style-name="T6">O'nun önceden hazırladığı iyi işleri yapmak üzere... yaratıldık.</text:span><text:span text:style-name="T2"> (Pavlus'tan Efeslilere Mektup, 2:8-10)</text:span></text:p>
      <text:p text:style-name="P51"><text:span text:style-name="T2">Öyle ki, geriye kalan insanlar... bütün uluslar Rab'bi arasınlar. </text:span><text:span text:style-name="T6">Bunları ta başlangıçtan bildiren Rab, işte böyle diyor. </text:span><text:span text:style-name="T2">(Elçilerin İşleri, 15:18)</text:span></text:p>
      <text:p text:style-name="P51"><text:span text:style-name="T2">...</text:span><text:span text:style-name="T6"> Allah nelere gereksinmeniz olduğunu siz daha O'ndan dilemeden önce bilir.</text:span><text:span text:style-name="T2"> (Matta, 6:8)</text:span></text:p>
      <text:p text:style-name="P51"><text:span text:style-name="T2">... Ona İsa adı verildi. </text:span><text:span text:style-name="T6">Bu, onun anne rahmine düşmesinden önce [Allah'ın izniyle] meleğin kendisine verdiği isimdi. </text:span><text:span text:style-name="T2">(Luka, 2:21)</text:span></text:p>
      <text:p text:style-name="P51"><text:span text:style-name="T2">Allah'ım, bana verdiklerinin de bulunduğum yerde benimle birlikte olmalarını... istiyorum. Çünkü </text:span><text:span text:style-name="T6">dünyanın kuruluşundan önce Sen beni sevdin. </text:span><text:span text:style-name="T2">Adil Allah, dünya Seni tanımıyor, ama ben Seni tanıyorum. Bunlar da beni Senin gönderdiğini biliyorlar. (Yuhanna, 17:24-25)</text:span></text:p>
      <text:p text:style-name="P51"><text:span text:style-name="T6">Dünyanın kuruluşundan önce bilinen Mesih, çağların sonunda sizin yararınıza ortaya çıktı... </text:span><text:span text:style-name="T2">[Allah'a] iman ediyorsunuz. Böylece imanınız ve umudunuz Allah'tadır. (Petrus'un 1. Mektubu, 1:20-21)</text:span></text:p>
      <text:p text:style-name="P51"><text:span text:style-name="T2">O'na... iman etmeyen ise </text:span><text:span text:style-name="T6">zaten yargılanmıştır...</text:span><text:span text:style-name="T2"> (Yuhanna, 3:18)</text:span></text:p>
      <text:p text:style-name="P51"><text:span text:style-name="T2">Sevgili kardeşlerim, şunu unutmayın ki, </text:span><text:span text:style-name="T6">Rab'bin Katı'nda bir gün bin yıl ve bin yıl bir gün gibidir. </text:span><text:span text:style-name="T2">(Petrus'un 2. Mektubu, 3:8)</text:span></text:p>
      <text:p text:style-name="P51"><text:span text:style-name="T2">O [Allah] Kendi huzurunda sevgide kutsal ve kusursuz olmamız için </text:span><text:span text:style-name="T6">dünyanın kuruluşundan önce bizi... seçti. </text:span><text:span text:style-name="T2">Kendi isteği ve iyi amacı uyarınca... </text:span><text:span text:style-name="T6">Kendisi'ne... [kul] olalım diye bizi önceden belirledi. </text:span><text:span text:style-name="T2">(Pavlus'tan Efeslilere Mektup, 1:4-5)</text:span></text:p>
      <text:p text:style-name="P51"><text:span text:style-name="T2">Allah bizi yaptıklarımıza göre değil, Kendi amacına ve lütfuna göre kurtarıp kutsal bir yaşama çağırdı. </text:span><text:span text:style-name="T6">Bu lütuf bize zamanın başlangıcından önce Mesih İsa'da [Hz. İsa (as)'a Allah rızası için uymamızla] bağışlanmış, şimdi de onun gelişiyle açığa çıkarılmıştır... </text:span><text:span text:style-name="T2">(Pavlus'tan Timoteos'a Mektup, 1:9-10)</text:span></text:p>
      <text:p text:style-name="P51"><text:span text:style-name="T6">Bazı kişilerin günahları bellidir, yargı kürsüsüne kendilerinden önce ulaşır... iyi işler de bellidir...</text:span><text:span text:style-name="T2"> (Pavlus'tan Timoteos'a 1. Mektup, 5:24-25)</text:span></text:p>
      <text:p text:style-name="P51"><text:span text:style-name="T2">Allah'ın sevdiği kardeşlerim, </text:span><text:span text:style-name="T6">sizleri O'nun [iman eden kullar olarak] seçtiğini biliyoruz.</text:span><text:span text:style-name="T2"> (Pavlus'un Selaniklilere 1. Mektubu, 1:4)</text:span></text:p>
      <text:p text:style-name="P51"><text:span text:style-name="T6">Zamanın başlangıcından önce Allah'ın bizim yüceliğimiz için belirlediği</text:span><text:span text:style-name="T2"> bu bilgeliği, bu çağın önderlerinden hiçbiri anlamadı... Yazılmış olduğu gibi, "Allah'ın Kendisi'ni sevenler için hazırladıklarını, hiçbir göz görmedi, hiçbir kulak duymadı, hiçbir insan yüreği kavramadı." (Pavlus'tan Korintlilere 1. Mektup, 2:7-9)</text:span></text:p>
      <text:p text:style-name="P51"><text:span text:style-name="T2">Bunun üzerine onu [Hz. İsa (as)'ı] yakalamak istediler, ama kimse ona el sürmedi. Çünkü </text:span><text:span text:style-name="T6">onun saati henüz gelmemişti. </text:span><text:span text:style-name="T2">(Yuhanna, 7:30)</text:span></text:p>
      <text:p text:style-name="P51"><text:soft-page-break/><text:span text:style-name="T2">İsa bu sözleri mescitte öğretirken, bağış toplanan yerde söyledi. Kimse onu yakalamadı. Çünkü </text:span><text:span text:style-name="T6">saati henüz gelmemişti.</text:span><text:span text:style-name="T2"> (Yuhanna, 8:20)</text:span></text:p>
      <text:p text:style-name="P51"><text:span text:style-name="T6">... Allah'ın eski çağlardan beri kutsal Peygamberlerinin ağzından bildirdiği gibi, herşeyin yeniden düzenleneceği zamana dek İsa'nın gökte [Allah Katında] kalması gerekiyor. </text:span><text:span text:style-name="T2">(Elçilerin İşleri, 3:18-21)</text:span></text:p>
      <text:p text:style-name="P51"><text:span text:style-name="T2">... Mübarek kulun İsa'ya karşı biraraya geldiler. </text:span><text:span text:style-name="T6">Senin Kendi gücün ve isteğinle önceden kararlaştırdığın herşeyi gerçekleştirdiler. </text:span><text:span text:style-name="T2">(Elçilerin İşleri, 4:27-28)</text:span></text:p>
      <text:p text:style-name="P51"><text:span text:style-name="T2">İman eden kadına ne mutlu! Çünkü </text:span><text:span text:style-name="T6">Rab'bin ona söylediği sözler gerçekleşecektir.</text:span><text:span text:style-name="T2"> (Luka, 1:45)</text:span></text:p>
      <text:p text:style-name="P51"><text:span text:style-name="T2">Allah... İsa Mesih'le ilgili bu Müjde'yi Peygamberleri aracılığıyla </text:span><text:span text:style-name="T6">Kutsal Yazılar'da önceden vaat etti. </text:span><text:span text:style-name="T2">(Pavlus'tan Romalılara Mektup, 1:2)</text:span></text:p>
      <text:p text:style-name="P51"><text:span text:style-name="T2">"Hepiniz için söylemiyorum, ben [Allah'ın izniyle] seçtiklerimi bilirim. Ama, 'Ekmeğimi yiyen bana ihanet etti' diyen </text:span><text:span text:style-name="T6">Kutsal Yazı'nın yerine gelmesi için böyle olacak. Size şimdiden, bunlar olmadan önce [Allah'ın izniyle] söylüyorum</text:span><text:span text:style-name="T2"> ki, bunlar olunca, benim o olduğuma inanasınız." (Yuhanna, 13:18-19)</text:span></text:p>
      <text:p text:style-name="P51"><text:span text:style-name="T2">Allah'ın, Kendisi'ni sevenler, </text:span><text:span text:style-name="T6">amacı uyarınca [imana] çağrılmış olanlar</text:span><text:span text:style-name="T2"> için her durumda iyilik sağladığını biliriz... </text:span><text:span text:style-name="T6">Allah önceden belirlediği kişileri çağırdı</text:span><text:span text:style-name="T2">, çağırdıklarını akladı ve akladıklarını yüceltti. (Pavlus'tan Romalılara Mektup, 8:28-30)</text:span></text:p>
      <text:p text:style-name="P51"><text:span text:style-name="T6">Yüceltmek üzere önceden hazırlayıp merhamet ettiklerine,</text:span><text:span text:style-name="T2"> yüceliğinin zenginliğini göstermek için bunu yaptıysa, ne diyelim? Yalnız Yahudiler arasından değil, öteki uluslar arasından da çağırdığı bu insanlar biziz. (Pavlus'tan Romalılara Mektup, 9:23-24)</text:span></text:p>
      <text:p text:style-name="P51"><text:span text:style-name="T2">Allah'ın seçtiği kişilerin iman etmeleri, Allah yoluna uygun gerçeği anlamaları için Allah'ın kulu ve İsa Mesih'in elçisi atanan ben Pavlus'tan selam! Elçiliğim... </text:span><text:span text:style-name="T6">Allah'ın zamanın başlangıcından önce vaat ettiği [cennetteki] sonsuz yaşam</text:span><text:span text:style-name="T2"> umuduna dayanmaktadır. Kurtarıcımız Allah'ın buyruğuyla bana emanet edilen bildiride Allah, Kendi sözünü uygun zamanda açıklamıştır. (Pavlus'tan Titus'a Mektup, 1:1-3)</text:span></text:p>
      <text:p text:style-name="P51"><text:span text:style-name="T2">Göğü ve göktekileri, yeri ve yerdekileri, denizi ve denizdekileri yaratanın, sonsuzluklar boyunca yaşayanın hakkı için ant içip dedi ki,</text:span><text:span text:style-name="T6"> "... Allah'ın vaadi tamamlanacak. Nitekim Allah bunu, kulları Peygamberlere müjdelemişti." </text:span><text:span text:style-name="T2">(Vahiy, 10:6-7)</text:span></text:p>
      <text:p text:style-name="P51"><text:span text:style-name="T2">Ama biz, ey Rab'bin sevdiği kardeşler, sizler için her zaman Allah'a şükran borçluyuz. Çünkü </text:span><text:span text:style-name="T6">Allah... gerçeğe inanarak kurtulmanız için sizi ta başlangıçtan seçti [kaderde mümin olarak yarattı].</text:span><text:span text:style-name="T2"> (Pavlus'tan Selaniklilere 2. Mektup, 2:13)</text:span></text:p>
      <text:p text:style-name="P51"><text:span text:style-name="T2">İsa onlara, "Allah'ın Kendi yetkisiyle </text:span><text:span text:style-name="T6">belirlemiş olduğu zamanları ve tarihleri</text:span><text:span text:style-name="T2"> sizin bilmenize izin yoktur" karşılığını verdi. (Elçilerin İşleri, 1:7)</text:span></text:p>
      <text:p text:style-name="P51"><text:span text:style-name="T2">Öteki uluslardan olanlar bunu işitince sevindiler ve Rab'bin sözünü yücelttiler. </text:span><text:span text:style-name="T6">Sonsuz yaşam [cennet] için belirlenmiş olanların hepsi iman etti.</text:span><text:span text:style-name="T2"> (Elçilerin İşleri, 13:48)</text:span></text:p>
      <text:p text:style-name="P51"><text:span text:style-name="T2">Bu sıkıntılardan ötürü kimse sarsılmasın diye sizi imanda güçlendirip yüreklendirmesini istedik. S</text:span><text:span text:style-name="T6">ıkıntılardan geçmek için belirlendiğimizi</text:span><text:span text:style-name="T2"> siz de biliyorsunuz. (Pavlus'tan Selaniklilere 1. Mektup, 3:3)</text:span></text:p>
      <text:p text:style-name="P51"><text:span text:style-name="T2">... İmansızlar Allah'ın sözünü dinlemedikleri için tökezlerler. </text:span><text:span text:style-name="T6">Zaten tökezlemek üzere belirlenmişlerdir [kaderde başarısız olacakları şekilde yaratılmışlardır]</text:span><text:span text:style-name="T2">. (Petrus'un 1. </text:span><text:soft-page-break/><text:span text:style-name="T2">Mektubu, 2:8)</text:span></text:p>
      <text:p text:style-name="P51"><text:span text:style-name="T6">... Allah Mesih'i belirlenen zamanda ortaya çıkaracaktır. </text:span><text:span text:style-name="T2">Onur ve kudret sonsuza dek O'nun [Allah'ın] olsun! Amin. (Pavlus'tan Timoteos'a 1. Mektup, 6:15-16)</text:span></text:p>
      <text:p text:style-name="P51"><text:span text:style-name="T2">İnsanoğlu [Hz. İsa (as)], </text:span><text:span text:style-name="T6">belirlenmiş olan yoldan gidiyor...</text:span><text:span text:style-name="T2"> (Luka, 22:22)</text:span></text:p>
      <text:h text:style-name="P97" text:outline-level="1">8. BÖLÜM</text:h>
      <text:h text:style-name="P89" text:outline-level="1">İNCİL'DE MELEKLERE İMAN</text:h>
      <text:p text:style-name="P40"/>
      <text:p text:style-name="P41"/>
      <text:p text:style-name="P51"><text:span text:style-name="T6">Melek ona şöyle karşılık verdi: "Ben Allah'ın huzurunda duran Cebrail'im. Seninle konuşmak ve bu müjdeyi sana bildirmek için gönderildim." </text:span><text:span text:style-name="T2">(Luka, 1:19)</text:span></text:p>
      <text:p text:style-name="P51"><text:span text:style-name="T6">Çünkü şöyle yazılmıştır: 'Allah, seni korumaları için meleklerine buyruk verecek.' Ayağın bir taşa çarpmasın diye seni elleri üzerinde taşıyacaklar.' [Hz. İsa (as)'a zarar gelmesin diye koruyacaklar.]</text:span><text:span text:style-name="T2"> (Luka, 4:10-11)</text:span></text:p>
      <text:p text:style-name="P51"><text:span text:style-name="T6">... Allah, melek Cebrail'i... </text:span><text:span text:style-name="T2">bir kıza gönderdi.</text:span><text:span text:style-name="T6"> Kızın adı Meryem'di. Onun yanına giren melek, "Ey Allah'ın lütfuna erişen kız, selam! Rab seninledir" dedi.</text:span><text:span text:style-name="T2"> Söylenenlere çok şaşıran Meryem, bu selamın ne anlama gelebileceğini düşünmeye başladı. </text:span><text:span text:style-name="T6">Ama melek ona, "Korkma Meryem" dedi, "sen Allah'ın lütfuna eriştin. Bak, gebe kalıp bir oğul doğuracaksın, adını İsa koyacaksın. O büyük olacak..." Meryem meleğe, "Bu nasıl olur? Ben erkeğe varmadım ki" dedi. Melek ona şöyle cevap verdi:</text:span><text:span text:style-name="T2"> "... Allah'ın yapamayacağı hiçbir şey yoktur." "Ben Rab'bin kuluyum" dedi Meryem, "bana dediğin gibi olsun." </text:span><text:span text:style-name="T6">Bundan sonra melek onun yanından ayrıldı.</text:span><text:span text:style-name="T2"> (Luka, 1:26-38)</text:span></text:p>
      <text:p text:style-name="P51"><text:span text:style-name="T6">Rab'bin bir meleği onlara göründü... </text:span><text:span text:style-name="T2">Büyük bir korkuya kapıldılar. </text:span><text:span text:style-name="T6">Melek ise onlara, "Korkmayın!" dedi.</text:span><text:span text:style-name="T2"> "Size, tüm halk için büyük sevinç kaynağı olacak bir müjde getiriyorum..." (Luka, 2:9-11)</text:span></text:p>
      <text:p text:style-name="P51"><text:span text:style-name="T2">İsa ona şöyle karşılık verdi: "Çekil git, Şeytan! 'Allah'ın olan Rab'be tap, yalnız O'na kulluk et' diye yazılmıştır." Bunun üzerine iblis İsa'yı bırakıp gitti. </text:span><text:span text:style-name="T6">Melekler de gelip İsa'ya hizmet ettiler. </text:span><text:span text:style-name="T2">(Matta, 4:10-11)</text:span></text:p>
      <text:p text:style-name="P51"><text:span text:style-name="T2">"Deliceler [yabani ağaçlar] nasıl toplanıp ateşte yakılıyorsa, çağın sonunda da böyle olacak... </text:span><text:span text:style-name="T6">[Allah] meleklerini gönderecek,</text:span><text:span text:style-name="T2"> onlar da insanları günaha düşüren herşeyi, kötülük yapan herkesi... toplayıp kızgın fırına [cehenneme] atacaklar. (Matta, 13:40-42)</text:span></text:p>
      <text:p text:style-name="P51"><text:span text:style-name="T2">Çağın sonunda da böyle olacak. </text:span><text:span text:style-name="T6">Melekler gelip kötü kişileri doğruların arasından ayıracaklar</text:span><text:span text:style-name="T2"> ve onları kızgın fırına [cehenneme] atacaklar. Orada ağlayış ve diş gıcırtısı olacaktır. "Bütün bunları anladınız mı?" diye sordu İsa. (Matta, 13:49-50)</text:span></text:p>
      <text:p text:style-name="P51"><text:span text:style-name="T6">... [Allah] meleklerini gönderecek</text:span><text:span text:style-name="T2"> ve onlar, O'nun seçtiklerini, göklerin bir ucundan öbür ucuna kadar dört yelden alıp biraraya toplayacaklar. (Matta, 24:30-31; Markos, 13:26-27)</text:span></text:p>
      <text:p text:style-name="P51"><text:span text:style-name="T6">O günü ve saati, ne gökteki melekler,</text:span><text:span text:style-name="T2"> ne de İsa </text:span><text:span text:style-name="T6">bilir</text:span><text:span text:style-name="T2">; Allah'tan başka kimse bilmez. (Matta, 24:36)</text:span></text:p>
      <text:p text:style-name="P51"><text:span text:style-name="T2">O zaman İsa ona, "... Allah'ımdan... istesem, hemen şu an bana on iki tümenden fazla </text:span><text:span text:style-name="T6">melek gönderir.</text:span><text:span text:style-name="T2">" (Matta, 26:52-53; Markos, 13:32)</text:span></text:p>
      <text:p text:style-name="P51"><text:span text:style-name="T6">... Rab'bin bir meleği gökten indi... </text:span><text:span text:style-name="T2">Görünüşü şimşek gibi, giysileri ise kar gibi bembeyazdı. Nöbetçiler korkudan titremeye başladılar, sonra ölü gibi yere yıkıldılar. </text:span><text:span text:style-name="T6">Melek kadınlara şöyle seslendi: </text:span><text:span text:style-name="T2">"Korkmayın!..." (Matta, 28:2-5)</text:span></text:p>
      <text:p text:style-name="P51"><text:span text:style-name="T2">Ama böyle düşünmesi üzerine </text:span><text:span text:style-name="T6">Rab'bin bir meleği</text:span><text:span text:style-name="T2"> ona rüyada görünerek şöyle dedi: "... Korkma... Meryem bir oğul doğuracak. Adını İsa koyacaksın..." (Matta, 1:20-21)</text:span></text:p>
      <text:p text:style-name="P51"><text:soft-page-break/><text:span text:style-name="T3">Yusuf uyanınca</text:span><text:span text:style-name="T6"> Rab'bin meleğinin kendisine buyurduğu gibi yaptı... </text:span><text:span text:style-name="T3">(Matta, 1:24)</text:span></text:p>
      <text:p text:style-name="P51"><text:span text:style-name="T6">... Rab'bin bir meleği Yusuf'a rüyada göründü.</text:span><text:span text:style-name="T2"> Ona, "Kalk!" dedi. "Çocuğu ve annesini al ve Mısır'a git. Ben sana haber verinceye dek orada kal. Çünkü Hirodes çocuğu öldürmek amacıyla onu arayacak." (Matta, 2:13)</text:span></text:p>
      <text:p text:style-name="P51"><text:span text:style-name="T2">Hirodes öldükten sonra, </text:span><text:span text:style-name="T6">Rab'bin bir meleği Mısır'da Yusuf'a rüyada görünerek,</text:span><text:span text:style-name="T2"> "Kalk!" dedi. "Çocuğu ve annesini al, İsrail diyarına dön. Çünkü çocuğu öldürmek isteyenler öldü." (Matta, 2:19-20)</text:span></text:p>
      <text:p text:style-name="P51"><text:span text:style-name="T2">... Bütün halk topluluğu dışarıda dua ediyordu. Bu sırada, </text:span><text:span text:style-name="T6">Rab'bin bir meleği... Zekeriya'ya göründü.</text:span><text:span text:style-name="T2"> Zekeriya onu görünce şaşırdı, korkuya kapıldı. </text:span><text:span text:style-name="T6">Melek ona, "Korkma, Zekeriya" dedi, "duan kabul edildi.</text:span><text:span text:style-name="T2"> Karın Elizabet sana bir oğul doğuracak, onun adını Yahya koyacaksın. Sevinip coşacaksın. Birçokları da onun doğumuna sevinecek. O, Rab'bin gözünde büyük olacak. Hiç şarap ve içki içmeyecek; daha annesinin rahmindeyken Allah'ın Ruhu'yla dolacak [Allah'ın rızasını kazanan bir ahlaka sahip olacak]. İsrailoğullarından birçoğunu, Allah'ları olan Rab'be döndürecek..." </text:span><text:span text:style-name="T6">Zekeriya meleğe</text:span><text:span text:style-name="T2">, "Bundan nasıl emin olabilirim?" dedi. "Çünkü ben yaşlandım, karımın da yaşı ilerledi." </text:span><text:span text:style-name="T6">Melek ona şöyle karşılık verdi: "Ben Allah'ın huzurunda duran Cebrail'im. Seninle konuşmak ve bu müjdeyi sana bildirmek için gönderildim... </text:span><text:span text:style-name="T2">Bunların gerçekleşeceği güne dek konuşamayacaksın." (Luka, 1:10-20)</text:span></text:p>
      <text:p text:style-name="P51"><text:span text:style-name="T6">Birdenbire Rab'bin bir meleği göründü ve hücrede bir ışık parladı. Melek, Petrus'un göğsüne dokunup onu uyandırdı. "Çabuk, kalk!" dedi.</text:span><text:span text:style-name="T2"> O anda zincirler Petrus'un bileklerinden düştü. </text:span><text:span text:style-name="T6">Melek ona, "Kuşağını bağla, çarıklarını giy" dedi. Petrus da söyleneni yaptı. "Abanı giy, beni izle" dedi melek. Petrus onu izleyerek dışarı çıktı. Ama meleğin yaptığının gerçek olduğunu anlamıyor, bir hayal gördüğünü sanıyordu. O zaman kendine gelen Petrus, "Rab'bin bana meleğini gönderdiğini şimdi gerçekten anlıyorum" dedi.</text:span><text:span text:style-name="T2"> "O beni Hirodes'in elinden ve Yahudi halkının uğrayacağımı umduğu tüm belalardan kurtardı." (Elçilerin İşleri, 12:7-11)</text:span></text:p>
      <text:p text:style-name="P51"><text:span text:style-name="T2">Bundan sonra göğün ortasında uçan başka </text:span><text:span text:style-name="T6">bir melek gördüm. Bu melek, yeryüzünde yaşayanlara her ulusa ve her oymağa, her dile ve her halka iletmek üzere sonsuza dek kalıcı olan Müjde'yi getiriyordu [Allah'ın vahyini ulaştırıyordu]. </text:span><text:span text:style-name="T2">Yüksek sesle şöyle diyordu:"Allah'tan korkun! O'nu yüceltin! Çünkü O'nun yargılama saati geldi. Göğü, yeri, denizi ve su pınarlarını yaratana tapının!" (Vahiy, 14:6-7)</text:span></text:p>
      <text:p text:style-name="P51"><text:span text:style-name="T6">... Melekler,</text:span><text:span text:style-name="T2"> otoriteler ve güçler </text:span><text:span text:style-name="T6">O'na [Allah'a] tabidir.</text:span><text:span text:style-name="T2"> (Petrus'un 1. Mektubu, 3:22)</text:span></text:p>
      <text:p text:style-name="P51"><text:span text:style-name="T6">Bütün melekler, kurtuluşu miras alacaklara hizmet etmek için gönderilen görevli ruhlar değil midir?</text:span><text:span text:style-name="T2"> (İbranilere Mektup, 1:14)</text:span></text:p>
      <text:p text:style-name="P51"><text:span text:style-name="T2">Ama </text:span><text:span text:style-name="T6">geceleyin Rab'bin bir meleği zindanın kapılarını açıp onları dışarı çıkarttı. </text:span><text:span text:style-name="T2">"Gidin! Mescide girip bu yeni yaşamla ilgili sözlerin hepsini halka duyurun" dedi. (Elçilerin İşleri, 5:19-20)</text:span></text:p>
      <text:p text:style-name="P51"><text:span text:style-name="T2">... </text:span><text:span text:style-name="T6">Melekler aracılığıyla buyrulan Yasa'yı [Allah'ın vahyi olan emir ve yasaklarını]</text:span><text:span text:style-name="T2"> alıp da buna uymayan sizler, şimdi de adil olana ihanet ettiniz... (Elçilerin İşleri, 7:52)</text:span></text:p>
      <text:p text:style-name="P51"><text:span text:style-name="T2">Bu arada </text:span><text:span text:style-name="T6">Rab'bin bir meleği Filipus'a şöyle seslendi: </text:span><text:span text:style-name="T2">"Kalk, güneye doğru, Kudüs'ten Gazze'ye inen yola, çöl yoluna git." Filipus da kalkıp gitti... (Elçilerin İşleri, 8:26-27)</text:span></text:p>
      <text:p text:style-name="P51"><text:span text:style-name="T2">Bir gün saat üç sularında, bir görümde </text:span><text:span text:style-name="T6">Allah'ın bir meleğinin kendisine geldiğini açıkça </text:span><text:soft-page-break/><text:span text:style-name="T6">gördü. Melek ona, "Kornelyus" diye seslendi.</text:span><text:span text:style-name="T2"> (Elçilerin İşleri, 10:3)</text:span></text:p>
      <text:p text:style-name="P51"><text:span text:style-name="T2">... Sonra geldiler... </text:span><text:span text:style-name="T6">İsa'nın yaşamakta olduğunu bildiren melekler</text:span><text:span text:style-name="T2"> gördüklerini söylediler. (Luka, 24:23)</text:span></text:p>
      <text:p text:style-name="P51"><text:span text:style-name="T6">... Kutsal bir melek ona</text:span><text:span text:style-name="T2">, seni evine çağırtıp senin söyleyeceklerini dinlemesini buyurdu. (Elçilerin İşleri, 10:22)</text:span></text:p>
      <text:p text:style-name="P51"><text:span text:style-name="T6">Adam bize, evinde beliren meleği nasıl gördüğünü anlattı. Melek ona şöyle demiş: </text:span><text:span text:style-name="T2">'Yafa'ya adam yolla, Petrus diye tanınan Simun'u çağırt. O sana, seninle tüm ev halkının kurtuluş bulacağı sözler söyleyecek.' (Elçilerin İşleri, 11:13-14)</text:span></text:p>
      <text:p text:style-name="P51"><text:span text:style-name="T2">Belirlenen günde krallık giysilerini giymiş olan Hirodes tahtına oturarak halka bir konuşma yaptı. Halk... bağırıyordu. </text:span><text:span text:style-name="T6">O anda Rab'bin bir meleği Hirodes'i vurdu [canını aldı]. </text:span><text:span text:style-name="T2">Çünkü Allah'a ait olan yüceliği kendine mal etmişti. İçi kurtlarca kemirilerek can verdi. (Elçilerin İşleri, 12:21-23)</text:span></text:p>
      <text:p text:style-name="P51"><text:span text:style-name="T2">Kanımca Allah biz elçileri, ölüm hükümlüleri gibi en geriden gelenler olarak gözler önüne serdi. </text:span><text:span text:style-name="T6">Hem melekler hem insanlar için, tüm evren için seyirlik olduk.</text:span><text:span text:style-name="T2"> (Pavlus'un Korintlilere 1. Mektubu, 4:9)</text:span></text:p>
      <text:p text:style-name="P51"><text:span text:style-name="T2">Eğer insanların ve </text:span><text:span text:style-name="T6">meleklerin dilleriyle konuşsam</text:span><text:span text:style-name="T2">, ama sevgim olmasa, ses çıkaran bir bakır ya da çınlayan bir zilden farkım olmaz. (Pavlus'tan Korintlilere 1. Mektup, 13:1)</text:span></text:p>
      <text:p text:style-name="P51"><text:span text:style-name="T6">... İsa... güçlü melekleriyle gökten gelip [Allah Katından nüzul edip] göründüğü zaman olacak.</text:span><text:span text:style-name="T2"> (Pavlus'tan Selaniklilere 2. Mektup, 1:7-8) </text:span></text:p>
      <text:p text:style-name="P51"><text:span text:style-name="T2">...</text:span><text:span text:style-name="T6"> O [Hz. İsa (as)]</text:span><text:span text:style-name="T2">, bedende göründü... </text:span><text:span text:style-name="T6">meleklerce görüldü</text:span><text:span text:style-name="T2">, uluslara tanıtıldı, dünyada ona iman edildi, yücelik içinde yukarı [Allah Katı'na] alındı. (Pavlus'tan Timoteos'a 1. Mektup, 3:16)</text:span></text:p>
      <text:p text:style-name="P51"><text:span text:style-name="T2">Bu söylediklerimi, taraf tutmadan ve hiç kimseyi kayırmadan yerine getirmen için seni Allah'ın, Mesih İsa'nın ve seçilmiş </text:span><text:span text:style-name="T6">meleklerin önünde uyarıyorum</text:span><text:span text:style-name="T2">. Birinin üzerine ellerini koymakta aceleci davranma, başkalarının günahlarına ortak olma. Kendini temiz tut. (Pavlus'tan Timoteos'a 1. Mektup, 5:21-22)</text:span></text:p>
      <text:p text:style-name="P51"><text:span text:style-name="T2">Çünkü </text:span><text:span text:style-name="T6">melekler aracılığıyla bildirilmiş olan söz</text:span><text:span text:style-name="T2"> geçerli olduysa, her suç ve her sözdinlemezlik hak ettiği karşılığı aldıysa, bu kadar büyük kurtuluşu görmezlikten gelirsek nasıl kurtulabiliriz? (İbranilere Mektup, 2:2-3)</text:span></text:p>
      <text:p text:style-name="P51"><text:span text:style-name="T2">... </text:span><text:span text:style-name="T6">Melekler bile, güç ve kudrette daha üstün oldukları halde</text:span><text:span text:style-name="T2"> bu varlıkları Rab'bin önünde söverek yargılamazlar. (Petrus'un 2. Mektubu, 2:11)</text:span></text:p>
      <text:p text:style-name="P51"><text:span text:style-name="T2">... </text:span><text:span text:style-name="T6">Mikail bile</text:span><text:span text:style-name="T2">... onu yargılamaya kalkışmadı. (Yahuda'nın Mektubu, 9)</text:span></text:p>
      <text:p text:style-name="P51"><text:span text:style-name="T2">... [Allah] </text:span><text:span text:style-name="T6">gönderdiği meleği aracılığıyla</text:span><text:span text:style-name="T2"> bunu kulu Yuhanna'ya iletti. (Vahiy, 1:1)</text:span></text:p>
      <text:p text:style-name="P51"><text:span text:style-name="T2">Yüksek sesle, "Tomarı açmaya, mühürlerini çözmeye kim layıktır?" diye seslenen </text:span><text:span text:style-name="T6">güçlü bir melek de gördüm.</text:span><text:span text:style-name="T2"> Ama ne gökte, ne yeryüzünde, ne de yer altında tomarı açıp içine bakabilecek kimse yoktu. (Vahiy, 5:2-3)</text:span></text:p>
      <text:p text:style-name="P51"><text:span text:style-name="T2">Sonra, </text:span><text:span text:style-name="T5">gökten inen başka bir güçlü melek gördüm...</text:span><text:span text:style-name="T2"> (Vahiy, 10:1)</text:span></text:p>
      <text:p text:style-name="P51"><text:span text:style-name="T2">Sekizinci gün... ona İsa adı verildi. Bu, onun anne rahmine düşmesinden önce </text:span><text:span text:style-name="T6">meleğin kendisine verdiği isimdi. </text:span><text:span text:style-name="T2">(Luka, 2:21)</text:span></text:p>
      <text:h text:style-name="P97" text:outline-level="1">9. BÖLÜM</text:h>
      <text:h text:style-name="P89" text:outline-level="1">İNCİL'DE İMANIN GEREKLERİ</text:h>
      <text:p text:style-name="P40"/>
      <text:p text:style-name="P41"/>
      <text:p text:style-name="P48">Allah'a Şükretmek</text:p>
      <text:p text:style-name="P51"><text:span text:style-name="T6">Her durumda şükredin. Çünkü Allah'ın sizin için istediği budur.</text:span><text:span text:style-name="T2"> (Pavlus'un Selaniklilere 1. Mektubu, 5:18)</text:span></text:p>
      <text:p text:style-name="P35"><text:span text:style-name="T19">Allah'ın size bağışladığı olağanüstü lütuftan dolayı sizler için dua ediyor, sizi özlüyorlar. </text:span><text:span text:style-name="T23">Sözle anlatılamayan armağanı için Allah'a şükürler olsun! </text:span><text:span text:style-name="T19">(Pavlus'tan Korintlilere 2. Mektup, 9:14-15)</text:span></text:p>
      <text:p text:style-name="P51"><text:span text:style-name="T2">Bunun üzerine İsa, halka yere oturmalarını buyurdu. Sonra </text:span><text:span text:style-name="T6">yedi ekmeği aldı, şükredip bunları böldü,</text:span><text:span text:style-name="T2"> dağıtmaları için öğrencilerine verdi. Onlar da halka dağıttılar. Birkaç küçük balıkları da vardı. </text:span><text:span text:style-name="T6">İsa şükredip bunları da dağıtmalarını söyledi.</text:span><text:span text:style-name="T2"> (Markos, 8:6-7)</text:span></text:p>
      <text:p text:style-name="P51"><text:span text:style-name="T2">Oysa Allah'ın yarattığı herşey iyidir, hiçbir şey reddedilmemeli; </text:span><text:span text:style-name="T6">yeter ki, şükranla kabul edilsin.</text:span><text:span text:style-name="T2"> (Pavlus'tan Timoteos'a 1. Mektup, 4:4)</text:span></text:p>
      <text:p text:style-name="P51"><text:span text:style-name="T2">Kendinizi duaya verin. Duada uyanık kalın, </text:span><text:span text:style-name="T6">şükredin. </text:span><text:span text:style-name="T2">(Pavlus'tan Koloselilere Mektup, 4:2)</text:span></text:p>
      <text:p text:style-name="P51"><text:span text:style-name="T2">Belli bir günü kutlayan, Rab için kutlar. </text:span><text:span text:style-name="T6">Herşeyi yiyen, Allah'a şükrederek Rab için yer. Bazı şeyleri yemeyen de Rab için yemez ve Allah'a şükreder. </text:span><text:span text:style-name="T2">(Pavlus'tan Romalılara Mektup, 14:6)</text:span></text:p>
      <text:p text:style-name="P51"><text:span text:style-name="T2">...</text:span><text:span text:style-name="T6"> Bizi zafere ulaştıran Allah'a şükürler olsun!</text:span><text:span text:style-name="T2"> Bu nedenle, sevgili kardeşlerim, Rab yolunda verdiğiniz emeğin boşa gitmeyeceğini bilerek dayanın, sarsılmayın, Rab'bin işinde her zaman gayretli olun. (Pavlus'tan Korintlilere 1. Mektup, 15:57-58)</text:span></text:p>
      <text:p text:style-name="P51"><text:span text:style-name="T2">Aranızda açık saçıklık, budalaca konuşmalar, bayağı şakalar da olmasın. Bunlar size yakışmaz. </text:span><text:span text:style-name="T6">Bunun yerine şükredin.</text:span><text:span text:style-name="T2"> (Pavlus'tan Efeslilere Mektup, 5:4)</text:span></text:p>
      <text:p text:style-name="P51"><text:span text:style-name="T2">Birbirinize mezmurlar, ilahiler, ruhsal ezgiler söyleyin; yürekten Rab'be ezgiler, mezmurlar okuyun; </text:span><text:span text:style-name="T6">durmadan, herşey için... Allah'a şükredin;</text:span><text:span text:style-name="T2"> [Allah rızası için] Mesih'e duyduğunuz saygıdan ötürü birbirinize bağımlı olun. (Pavlus'tan Efeslilere Mektup, 5:19-21)</text:span></text:p>
      <text:p text:style-name="P51"><text:span text:style-name="T6">Sizi hatırladıkça Allah'ıma şükrediyorum.</text:span><text:span text:style-name="T2"> (Pavlus'tan Filipililere Mektup, 1:3)</text:span></text:p>
      <text:p text:style-name="P51"><text:span text:style-name="T6">... Şükredici olun!</text:span><text:span text:style-name="T2"> Mesih'in sözü bütün zenginliğiyle içinizde yaşasın. Tam bir bilgelikle birbirinize öğretin, öğüt verin, mezmurlar, ilahiler, ruhsal ezgiler söyleyerek </text:span><text:span text:style-name="T6">yüreklerinizde şükranla Allah'a nağmeler yükseltin</text:span><text:span text:style-name="T2">. Söylediğiniz, yaptığınız herşeyi.. </text:span><text:span text:style-name="T6">Allah'a şükrederek yapın.</text:span><text:span text:style-name="T2"> (Pavlus'tan Koloselilere Mektup, 3:15-17)</text:span></text:p>
      <text:p text:style-name="P51"><text:span text:style-name="T2">Dualarımızda sizleri anıyor,</text:span><text:span text:style-name="T6"> her zaman hepiniz için Allah'a şükrediyoruz.</text:span><text:span text:style-name="T2"> İmanın ürünü olan etkinliğinizi, sevgiye dayanan emeğinizi ve... İsa Mesih'e bağladığınız umuttan kaynaklanan dayanıklılığınızı Allah'ın huzurunda durmadan anıyoruz. (Pavlus'un Selaniklilere 1. Mektubu, 1:2-3)</text:span></text:p>
      <text:p text:style-name="P51"><text:span text:style-name="T6">Şükranla dolup taşarak</text:span><text:span text:style-name="T2"> O'nda [Allah'a bağlılıkta] köklenin ve gelişin, size öğretildiği gibi imanda güçlenin. (Pavlus'tan Koloselilere Mektup, 2:7)</text:span></text:p>
      <text:p text:style-name="P51"><text:span text:style-name="T2">O anda İsa... şöyle dedi: "Allah, yerin ve göğün Rabbi! Bu gerçekleri bilge ve akıllı kişilerden gizleyip küçük çocuklara açtığın için </text:span><text:span text:style-name="T6">Sana şükrederim.</text:span><text:span text:style-name="T2"> Evet Allah, Senin isteğin </text:span><text:soft-page-break/><text:span text:style-name="T2">buydu." (Luka, 10:21; Matta, 11:25)</text:span></text:p>
      <text:p text:style-name="P51"><text:span text:style-name="T2">[Hz. İsa (as):] "Onları aç aç evlerine gönderirsem, yolda bayılırlar. Hem bazıları uzak yoldan geliyor." Öğrencileri buna karşılık, "Böyle ıssız bir yerde bu kadar kişiyi doyuracak ekmeği insan nereden bulabilir?" dediler. İsa, "Kaç ekmeğiniz var?" diye sordu. "Yedi tane" dediler. Bunun üzerine İsa, halka yere oturmalarını buyurdu. Sonra </text:span><text:span text:style-name="T6">yedi ekmeği aldı, şükredip bunları böldü</text:span><text:span text:style-name="T2">, dağıtmaları için öğrencilerine verdi. Onlar da halka dağıttılar. Birkaç küçük balıkları da vardı.</text:span><text:span text:style-name="T6"> İsa şükredip bunları da dağıtmalarını söyledi. Herkes yiyip doydu. </text:span><text:span text:style-name="T2">Artakalan parçalardan yedi küfe dolusu topladılar. Orada yaklaşık dört bin kişi vardı. (Markos, 8:3-10)</text:span></text:p>
      <text:p text:style-name="P51"><text:span text:style-name="T6">Allah'a sürekli şükretmemiz için bir neden daha var:</text:span><text:span text:style-name="T2"> Allah sözünü bizden duyup kabul ettiğiniz zaman bunu insan sözü olarak değil, gerçekte olduğu gibi, Allah sözü olarak benimsediniz. Siz imanlılarda etkin olan da bu sözdür. (Pavlus'tan Selaniklilere 1. Mektup, 2:13)</text:span></text:p>
      <text:p text:style-name="P51"><text:span text:style-name="T2">... Yirmi dört ihtiyar yüzüstü yere kapandı. Allah'a tapınarak şöyle dediler: "</text:span><text:span text:style-name="T6">Herşeye gücü yeten, var olan, var olmuş olan Rab Allah! Sana şükrediyoruz</text:span><text:span text:style-name="T2">..." (Vahiy, 11:16-17)</text:span></text:p>
      <text:p text:style-name="P51"><text:span text:style-name="T2">İsa, "Kaç ekmeğiniz var?" diye sordu. "Yedi ekmekle birkaç küçük balığımız var" dediler. Bunun üzerine İsa, halka yere oturmalarını buyurdu. </text:span><text:span text:style-name="T6">Yedi ekmekle balıkları aldı, şükredip bunları böldü, öğrencilerine verdi. </text:span><text:span text:style-name="T2">Onlar da halka dağıttılar. Herkes yiyip doydu. Artakalan parçalardan yedi küfe dolusu topladılar. Yemek yiyenlerin sayısı, kadın ve çocuklar hariç, dört bin erkekti. (Matta, 15:34-38)</text:span></text:p>
      <text:p text:style-name="P51"><text:span text:style-name="T2">Tam o sırada ortaya çıkan Anna, </text:span><text:span text:style-name="T6">Allah'a şükrederek </text:span><text:span text:style-name="T2">Yeruşalim'in kurtuluşunu bekleyen herkese [Allah'ın elçisi] İsa'dan söz etmeye başladı. (Luka, 2:38)</text:span></text:p>
      <text:p text:style-name="P51"><text:span text:style-name="T2">Bunun için... İsa'ya [Allah'ın Peygamberi olarak] iman ettiğinizi ve bütün kutsalları [kendini Allah'a adamışları] sevdiğinizi duyduğumdan beri, </text:span><text:span text:style-name="T6">ben de sizin için sürekli [Allah'a] şükrediyor, sizi dualarımda hep anıyorum. </text:span><text:span text:style-name="T2">(Pavlus'tan Efeslilere Mektup, 1:15-16)</text:span></text:p>
      <text:p text:style-name="P51"><text:span text:style-name="T2">Hiç kaygılanmayın; her konudaki dileklerinizi, </text:span><text:span text:style-name="T6">Allah'a dua edip yalvararak şükranla bildirin.</text:span><text:span text:style-name="T2"> (Pavlus'tan Filipililere Mektup, 4:6)</text:span></text:p>
      <text:p text:style-name="P51"><text:span text:style-name="T2">... Yüzüstü yere kapanıp Allah'a tapınarak şöyle diyorlardı: "Amin! Övgü, yücelik, bilgelik, </text:span><text:span text:style-name="T6">şükran</text:span><text:span text:style-name="T2">, saygı, güç, kudret, </text:span><text:span text:style-name="T6">sonsuzlara dek Allah'ımızın olsun!</text:span><text:span text:style-name="T2"> Amin!" (Vahiy, 7:11-12)</text:span></text:p>
      <text:p text:style-name="P51"><text:span text:style-name="T2">Ama </text:span><text:span text:style-name="T6">şükürler olsun Allah'a</text:span><text:span text:style-name="T2">! Eskiden günahın köleleri olan sizler... [size anlatılan] öğretinin özüne yürekten bağlandınız. Günahtan özgür kılınarak doğruluğun köleleri oldunuz. (Pavlus'tan Romalılara Mektup, 6:17-18)</text:span></text:p>
      <text:p text:style-name="P51"><text:span text:style-name="T2">İç varlığımda Allah'ın Yasası'ndan [Allah'ın emir ve yasaklarına uymaktan] zevk alıyorum... </text:span><text:span text:style-name="T6">Allah'a şükürler olsun! </text:span><text:span text:style-name="T2">Sonuç olarak ben aklımla Allah'ın Yasası'na... kulluk ediyorum. (Pavlus'tan Romalılara Mektup, 7:22, 25)</text:span></text:p>
      <text:p text:style-name="P51"><text:span text:style-name="T2">Ferisi ayakta kendi kendine şöyle dua etti: "Allah'ım, öbür insanlara –soygunculara, hak yiyenlere, zina edenlere–... benzemediğim için </text:span><text:span text:style-name="T6">Sana şükrederim.</text:span><text:span text:style-name="T2">" (Luka, 18:11)</text:span></text:p>
      <text:p text:style-name="P51"><text:span text:style-name="T2">İlkin </text:span><text:span text:style-name="T6">hepiniz için... Allah'ıma şükrediyorum</text:span><text:span text:style-name="T2">. Çünkü imanınız bütün dünyada duyuruluyor. (Pavlus'tan Romalılara Mektup, 1:8)</text:span></text:p>
      <text:p text:style-name="P51"><text:span text:style-name="T2">... Öyle ki, atalarımıza verilen sözler doğrulansın ve öteki uluslar merhameti için Allah'ı </text:span><text:soft-page-break/><text:span text:style-name="T2">yüceltsin. Yazılmış olduğu gibi: "Bunun için </text:span><text:span text:style-name="T6">uluslar arasında Sana şükredeceğim</text:span><text:span text:style-name="T2">, Adını ilahilerle öveceğim." (Pavlus'tan Romalılara Mektup, 15:8-9)</text:span></text:p>
      <text:p text:style-name="P51"><text:span text:style-name="T2">[Allah rızası için] İsa Mesih'in adını her yerde anan herkese, Allah'tan... lütuf ve esenlik olsun. Allah'ın, Mesih İsa'da [Hz. İsa (as) vesilesiyle] size bağışladığı lütuftan ötürü, sizin için </text:span><text:span text:style-name="T6">her zaman Allah'ıma şükrediyorum.</text:span><text:span text:style-name="T2"> (Pavlus'tan Korintlilere 1. Mektup, 1:4)</text:span></text:p>
      <text:p text:style-name="P51"><text:span text:style-name="T2">... </text:span><text:span text:style-name="T6">Allah'a şükrediyorum.</text:span><text:span text:style-name="T2"> (Pavlus'tan Korintlilere 1. Mektup, 1:15)</text:span></text:p>
      <text:p text:style-name="P51"><text:span text:style-name="T6">Şükrederek yemeğe katılırsam</text:span><text:span text:style-name="T2">, şükrettiğim yiyecekten ötürü neden kınanayım? Sonuç olarak, ne yer ne içerseniz, ne yaparsanız, herşeyi Allah'ın yüceliği için yapın. (Pavlus'tan Korintlilere 1. Mektup, 10:30-31)</text:span></text:p>
      <text:p text:style-name="P51"><text:span text:style-name="T2">Size ilettiğimi ben Rab'den öğrendim... </text:span><text:span text:style-name="T6">İsa eline ekmek aldı, şükredip ekmeği böldü</text:span><text:span text:style-name="T2">... (Pavlus'tan Korintlilere 1. Mektup, 11:23-24)</text:span></text:p>
      <text:p text:style-name="P51"><text:span text:style-name="T2">Ekinciye tohum ve yiyecek ekmek sağlayan Allah, sizin de ekeceğinizi sağlayıp çoğaltacak, doğruluğunuzun ürünlerini artıracaktır. Her durumda cömert olmanız için her bakımdan zenginleştiriliyorsunuz. </text:span><text:span text:style-name="T6">Cömertliğiniz... Allah'a şükran nedeni oluyor.</text:span><text:span text:style-name="T2"> Yaptığınız bu hizmet yalnız kutsalların [kendini Allah'a adamışların] eksiklerini gidermekle kalmıyor,</text:span><text:span text:style-name="T6"> birçoklarının Allah'a şükretmesiyle de zenginleşiyor.</text:span><text:span text:style-name="T2"> (Pavlus'tan Korintlilere 2. Mektup, 9:10-12)</text:span></text:p>
      <text:p text:style-name="P51"><text:span text:style-name="T2">Allah bizi böylesine büyük bir ölüm tehlikesinden kurtardı; daha da kurtaracaktır. Umudumuzu O'na bağladık. Siz de dualarınızla bize yardım ettikçe, bizi yine kurtaracaktır. Öyle ki, </text:span><text:span text:style-name="T6">birçok kişinin dualarıyla bize sağlanan lütuftan ötürü birçoklarının ağzından bizim için [Allah'a] şükranlar sunulsun.</text:span><text:span text:style-name="T2"> (Pavlus'tan Korintlilere 2. Mektup, 1:10-11)</text:span></text:p>
      <text:p text:style-name="P51"><text:span text:style-name="T2">Bütün bunlar sizin yararınızadır. Böylelikle </text:span><text:span text:style-name="T6">Allah'ın lütfu çoğalıp daha çok insana ulaştıkça, Allah'ın yüceliği için şükran da artsın. </text:span><text:span text:style-name="T2">(Pavlus'tan Korintlilere 2. Mektup, 4:15)</text:span></text:p>
      <text:p text:style-name="P51"><text:span text:style-name="T2">Bizi her zaman Mesih'in zafer alayında yürüten, O'nu tanımanın güzel kokusunu aracılığımızla her yerde yayan </text:span><text:span text:style-name="T6">Allah'a şükürler olsun</text:span><text:span text:style-name="T2">! Çünkü biz hem kurtulanlar hem de mahvolanlar arasında Allah için Mesih'in güzel kokusuyuz. Mahvolanlar için ölüme götüren [cehennemine vesile olan] ölüm kokusu, kurtulanlar içinse yaşama götüren [cennetine vesile olan] yaşam kokusuyuz... (Pavlus'tan Korintlilere 2. Mektup, 2:14-16)</text:span></text:p>
      <text:p text:style-name="P51"><text:span text:style-name="T2">Titus'un yüreğinde sizin için aynı ilgiyi uyandıran </text:span><text:span text:style-name="T6">Allah'a şükürler olsun! </text:span><text:span text:style-name="T2">Çünkü Titus yalnız ricamızı kabul etmekle kalmadı, size derin ilgi duyduğu için kendi isteğiyle yanınıza geliyor. (Pavlus'tan Korintlilere 2. Mektup, 8:16-17)</text:span></text:p>
      <text:p text:style-name="P51"><text:span text:style-name="T2">Herşeyden önce şunu öğütlerim: Allah yoluna tam bir bağlılık ve ağırbaşlılık içinde sakin ve huzurlu bir yaşam sürelim diye, krallarla bütün üst yöneticiler dahil, bütün insanlar için [Allah'a] dilekler, dualar, yakarışlar ve </text:span><text:span text:style-name="T6">şükürler sunulsun.</text:span><text:span text:style-name="T2"> (Pavlus'tan Timoteos'a 1. Mektup, 2:1-2)</text:span></text:p>
      <text:p text:style-name="P51"><text:span text:style-name="T2">Durmadan, gece gündüz dualarımda seni anarak atalarım gibi </text:span><text:span text:style-name="T6">temiz vicdanla kulluk ettiğim Allah'a şükrediyorum. </text:span><text:span text:style-name="T2">(Pavlus'tan Timoteos'a 2. Mektup, 1:3)</text:span></text:p>
      <text:p text:style-name="P51"><text:span text:style-name="T2">İsa, "Gitmelerine gerek yok, onlara siz yiyecek verin" dedi. Öğrenciler, "Burada beş ekmekle iki balıktan başka bir şeyimiz yok ki" dediler. </text:span><text:span text:style-name="T6">İsa</text:span><text:span text:style-name="T2">, "Onları buraya, bana getirin" dedi. Halka çayıra oturmalarını buyurduktan sonra, beş ekmekle iki balığı aldı, </text:span><text:span text:style-name="T6">gözlerini göğe kaldırarak şükretti; sonra ekmekleri bölüp öğrencilerine verdi, onlar da halka dağıttılar. </text:span><text:soft-page-break/><text:span text:style-name="T2">Herkes yiyip doydu. Artakalan parçalardan on iki sepet dolusu topladılar. Yemek yiyenlerin sayısı, kadın ve çocuklar hariç, yaklaşık beş bin erkekti. (Matta, 14:16-21)</text:span></text:p>
      <text:p text:style-name="P51"><text:span text:style-name="T6">Yemek sırasında İsa eline ekmek aldı, şükredip ekmeği böldü </text:span><text:span text:style-name="T2">ve öğrencilerine verdi. "Alın, yiyin" dedi... </text:span><text:span text:style-name="T6">Sonra bir kase alıp şükretti </text:span><text:span text:style-name="T2">ve bunu öğrencilerine vererek, "Hepiniz bundan için" dedi. (Matta, 26:26-27; Markos, 14:22-23)</text:span></text:p>
      <text:p text:style-name="P51"><text:span text:style-name="T2">İsa onlara, "Kaç ekmeğiniz var, gidin bakın" dedi. Öğrenip geldiler, "Beş ekmekle iki balığımız var" dediler. İsa herkesi küme küme yeşil çayıra oturtmalarını buyurdu. Halk yüzer ellişer kişilik bölükler halinde oturdu</text:span><text:span text:style-name="T6">. İsa</text:span><text:span text:style-name="T2"> beş ekmekle iki balığı aldı, gözlerini göğe kaldırarak </text:span><text:span text:style-name="T6">şükretti; sonra ekmekleri böldü</text:span><text:span text:style-name="T2"> ve halka dağıtmaları için öğrencilerine verdi. İki balığı da hepsinin arasında paylaştırdı. Herkes yiyip doydu. Artakalan ekmek ve balıktan on iki sepet dolusu topladılar. Yemek yiyen erkeklerin sayısı beş bin kadardı. (Markos, 6:38-44)</text:span></text:p>
      <text:p text:style-name="P51"><text:span text:style-name="T2">İsa, "Onlara siz yiyecek verin" dedi. "Beş ekmekle iki balıktan başka bir şeyimiz yok" dediler. "Yoksa bunca halk için yiyecek almaya biz mi gidelim?" Orada yaklaşık beş bin erkek vardı. İsa öğrencilerine, "Halkı yaklaşık ellişer kişilik kümeler halinde yere oturtun" dedi. Öğrenciler öyle yapıp herkesi yere oturttular. </text:span><text:span text:style-name="T6">İsa</text:span><text:span text:style-name="T2">, beş ekmekle iki balığı aldı, gözlerini göğe kaldırarak </text:span><text:span text:style-name="T6">şükretti;</text:span><text:span text:style-name="T2"> sonra bunları böldü ve halka dağıtmaları için öğrencilerine verdi. Herkes yiyip doydu. Artakalan parçalardan on iki sepet dolusu toplandı. (Luka, 9:13-17)</text:span></text:p>
      <text:p text:style-name="P51"><text:span text:style-name="T2">Yemek saati gelince İsa, elçileriyle birlikte sofraya oturdu ve onlara şöyle dedi: "... Fısıh yemeğini sizinle birlikte yemeyi çok arzulamıştım..."</text:span><text:span text:style-name="T6"> Sonra kaseyi alarak şükretti </text:span><text:span text:style-name="T2">ve "Bunu alın, aranızda paylaşın" dedi... Sonra </text:span><text:span text:style-name="T6">eline ekmek aldı, şükredip ekmeği böldü ve onlara verdi...</text:span><text:span text:style-name="T2"> (Luka, 22:14-19)</text:span></text:p>
      <text:p text:style-name="P51"><text:span text:style-name="T2">Gitmekte oldukları köye yaklaştıkları sırada İsa, yoluna devam edecekmiş gibi davrandı. Ama onlar, "Bizimle kal. Neredeyse akşam olacak, gün batmak üzere" diyerek onu zorladılar. Böylece İsa onlarla birlikte kalmak üzere içeri girdi. </text:span><text:span text:style-name="T6">Onlarla sofrada otururken İsa ekmek aldı, şükretti ve ekmeği bölüp onlara verdi.</text:span><text:span text:style-name="T2"> (Luka, 24:28-30)</text:span></text:p>
      <text:p text:style-name="P51"><text:span text:style-name="T2">Pavlus bunları söyledikten sonra </text:span><text:span text:style-name="T6">ekmek aldı, hepsinin önünde Allah'a şükretti,</text:span><text:span text:style-name="T2"> ekmeği bölüp yemeye başladı. (Elçilerin İşleri, 27:35)</text:span></text:p>
      <text:p text:style-name="P51"><text:span text:style-name="T2">Sonunda Roma'ya vardık. Haberimizi alan Roma'daki kardeşler, bizi karşılamak için Appius Çarşısı'na ve Üç Hanlar'a kadar geldiler. </text:span><text:span text:style-name="T6">Pavlus onları görünce Allah'a şükretti, yüreklendi. </text:span><text:span text:style-name="T2">(Elçilerin İşleri, 28:15)</text:span></text:p>
      <text:p text:style-name="P51"><text:span text:style-name="T2">Öğrencilerinden biri, Simun Petrus'un kardeşi Andreas, İsa'ya dedi ki: "Burada beş arpa ekmeğiyle iki balığı olan bir çocuk var. Ama bu kadar adam için bunlar nedir ki?" İsa, "Halkı yere oturtun" dedi. Orası çayırlıktı. Böylece halk yere oturdu. Yaklaşık beş bin erkek vardı. </text:span><text:span text:style-name="T6">İsa ekmekleri aldı, şükrettikten sonra oturanlara dağıttı.</text:span><text:span text:style-name="T2"> Balıklardan da istedikleri kadar verdi. Herkes doyunca İsa öğrencilerine, "Artakalan parçaları toplayın, hiçbir şey ziyan olmasın" dedi. Onlar da topladılar. Yedikleri beş arpa ekmeğinden artakalan parçalarla on iki sepet doldurdular. Halk, İsa'nın yaptığı mucizeyi görünce, "Gerçekten dünyaya gelecek olan Peygamber budur" dedi. (Yuhanna, 6:8-14)</text:span></text:p>
      <text:p text:style-name="P51"><text:span text:style-name="T2">Bunun üzerine taşı çektiler. İsa gözlerini gökyüzüne kaldırarak şöyle dedi: "Allah'ım, beni işittiğin [dualarımı kabul ettiğin] için </text:span><text:span text:style-name="T6">Sana şükrediyorum.</text:span><text:span text:style-name="T2"> Beni her zaman işittiğini biliyordum. Ama bunu, çevrede duran halk için, beni Senin gönderdiğine iman etsinler diye </text:span><text:soft-page-break/><text:span text:style-name="T2">söyledim." (Yuhanna, 11:41-42)</text:span></text:p>
      <text:p text:style-name="P51"><text:span text:style-name="T2">Herşeye sevinçle katlanıp sabredebilmeniz için O'nun yüce gücüne dayanarak bütün kudretle güçlenmenizi diliyoruz. Bizi kutsalların [kendini Allah'a adamışların]... mirasına ortak olmaya yeterli kılan </text:span><text:span text:style-name="T6">Allah'a şükretmeniz için dua ediyoruz. </text:span><text:span text:style-name="T2">O bizi karanlığın hükümranlığından kurtarıp... egemenliğine aktardı... (Pavlus'tan Koloselilere Mektup, 1:11-14)</text:span></text:p>
      <text:p text:style-name="P51"><text:span text:style-name="T2">Allah'ımızın huzurunda sizden ötürü büyük sevinç duymaktayız. Buna karşılık </text:span><text:span text:style-name="T6">Allah'ımıza sizin için yeterince nasıl şükredebiliriz</text:span><text:span text:style-name="T2">? Sizinle yüz yüze görüşmek, iman konusundaki eksiklerinizi tamamlamak için gece gündüz var gücümüzle dua ediyoruz. (Pavlus'tan Selaniklilere 1. Mektup, 3:9-10)</text:span></text:p>
      <text:p text:style-name="P51"><text:span text:style-name="T2">Kardeşler, </text:span><text:span text:style-name="T6">sizin için her zaman Allah'a şükran borçluyuz. </text:span><text:span text:style-name="T2">Böyle yapmamız da yerindedir. Çünkü imanınız büyüdükçe büyüyor, her birinizin öbürüne olan sevgisi artıyor. (Pavlus'tan Selaniklilere 2. Mektup, 1:3)</text:span></text:p>
      <text:p text:style-name="P51"><text:span text:style-name="T2">Ama biz, ey Rab'bin sevdiği kardeşler, </text:span><text:span text:style-name="T6">sizler için her zaman Allah'a şükran borçluyuz.</text:span><text:span text:style-name="T2"> Çünkü Allah... [sizleri] gerçeğe inanarak kurtulmanız için sizi ta başlangıçtan seçti. (Pavlus'tan Selaniklilere 1. Mektup, 2:13)</text:span></text:p>
      <text:p text:style-name="P51"><text:span text:style-name="T2">Sizler için dua ederken </text:span><text:span text:style-name="T6">Allah'a... her zaman şükrediyoruz. </text:span><text:span text:style-name="T2">Çünkü Mesih İsa'ya [Allah'ın Peygamberi olarak] iman ettiğinizi ve bütün kutsalları [kendini Allah'a adamışları] sevdiğinizi duyduk. (Pavlus'tan Koloselilere Mektup, 1:3-4)</text:span></text:p>
      <text:p text:style-name="P51"><text:span text:style-name="T2">... [Allah'ın Peygamberi olarak] İsa'ya olan imanını ve bütün kutsallara [kendini Allah'a adamışlara] beslediğin sevgiyi duydukça dualarımda seni anıyor, </text:span><text:span text:style-name="T6">Allah'ıma sürekli şükrediyorum.</text:span><text:span text:style-name="T2"> (Pavlus'tan Filimon'a Mektup 1:4-5)</text:span></text:p>
      <text:p text:style-name="P41">Allah'ı bildikleri halde O'nu Allah olarak yüceltmediler, O'na şükretmediler. Tersine, düşüncelerinde budalalığa düştüler; anlayışsız yüreklerini karanlık bürüdü. (Pavlus'tan Romalılara Mektup, 1:21)</text:p>
      <text:p text:style-name="P41"/>
      <text:p text:style-name="P48">Allah'a Tevekkül Etmek*</text:p>
      <text:p text:style-name="P31">* Her türlü zorluk ve sıkıntının Allah'tan geldiğini bilip, yalnızca Allah'a güvenmek, Allah'tan yardım dilemek.</text:p>
      <text:p text:style-name="P31"/>
      <text:p text:style-name="P52"><text:span text:style-name="T2">Onun için, ayakta sağlam durduğunu sanan dikkat etsin, düşmesin! </text:span><text:span text:style-name="T6">Herkesin karşılaştığı denemelerden başka denemelerle karşılaşmadınız. Allah güvenilirdir, gücünüzü aşan biçimde denenmenize izin vermez. Dayanabilmeniz için denemeyle birlikte çıkış yolunu da sağlayacaktır. </text:span><text:span text:style-name="T2">(Pavlus'tan Korintlilere 1. Mektup, 10:12-13)</text:span></text:p>
      <text:p text:style-name="P52"><text:span text:style-name="T2">Bu nedenle, sevgili kardeşlerim, </text:span><text:span text:style-name="T6">Rab yolunda verdiğiniz emeğin boşa gitmeyeceğini bilerek dayanın, sarsılmayın, </text:span><text:span text:style-name="T2">Rab'bin işinde her zaman gayretli olun. (Pavlus'tan Korintlilere 1. Mektup, 15:58)</text:span></text:p>
      <text:p text:style-name="P35"><text:span text:style-name="T19">Ama biz [ahirette] aklanmanın verdiği umudun gerçekleşmesini </text:span><text:span text:style-name="T23">Allah'ın Ruhuna dayanarak, imanla bekliyoruz. </text:span><text:span text:style-name="T19">(Pavlus'tan Galatyalılara Mektup, 5:5)</text:span></text:p>
      <text:p text:style-name="P31">Tersine Allah'ın hizmetkarları olarak olağanüstü dayanmada, sıkıntı, güçlük ve elemlerde, dayak, hapis, karışıklık, emek, uykusuzluk ve açlıkta; pak yaşayışta, bilgi, sabır, <text:soft-page-break/>iyilik... ve içten sevgide; gerçeğin ilanında ve Allah'ın gücünde; sağ ve sol ellerimizde doğruluğun silahlarıyla... iyi ünde ve kötü ünde, kendimizi her durumda örnek gösteriyoruz. Aldatanlar sayılıyorsak da dürüst kişileriz. (Pavlus'tan Korintlilere 2. Mektup, 6:4-8)</text:p>
      <text:p text:style-name="P35"><text:span text:style-name="T23">Olağan insanlar gibi yaşıyorsak da, insansal güce dayanarak savaşmıyoruz [mücadele etmiyoruz].</text:span><text:span text:style-name="T19"> Çünkü savaşımızın [fikri mücadelemizin] silahları insansal silahlar değil, </text:span><text:span text:style-name="T23">kaleleri yıkan Allah'ın gücüne sahip [imana dayalı], [manevi] silahlardır. </text:span><text:span text:style-name="T19">(Pavlus'tan Korintlilere 2. Mektup, 10:3-4)</text:span></text:p>
      <text:p text:style-name="P35"><text:span text:style-name="T19">Ama biz, ey Rab'bin sevdiği kardeşler, sizler için her zaman Allah'a şükran borçluyuz. Çünkü Allah... gerçeğe inanarak kurtulmanız için sizi ta başlangıçtan seçti... </text:span><text:span text:style-name="T23">Öyleyse dayanın, kardeşlerim! İster sözle ister mektupla, size ilettiğimiz öğretilere sımsıkı tutunun... Bizi sevip lütfuyla bize sonsuz cesaret ve sağlam bir umut veren Allah'ımız sizi yüreklendirsin, her iyi eylem ve sözde pekiştirsin. </text:span><text:span text:style-name="T19">(Pavlus'tan Selaniklilere 2. Mektup, 2:13-17)</text:span></text:p>
      <text:p text:style-name="P35"><text:span text:style-name="T23">Doğruluk uğruna acı çekseniz bile, size ne mutlu! İnsanların korktuklarından korkmayın ve telaşlanmayın. </text:span><text:span text:style-name="T19">(Petrus'un 1. Mektubu, 3:14)</text:span></text:p>
      <text:p text:style-name="P35"><text:span text:style-name="T19">Bu yüzden </text:span><text:span text:style-name="T23">onlardan korkmayın. Çünkü [Allah için] örtülü olup da açığa çıkarılmayacak, gizli olup da bilinmeyecek hiçbir şey yoktur.</text:span><text:span text:style-name="T19">.. Bedeni öldüren, ama canı öldüremeyenlerden korkmayın. Canı da bedeni de cehennemde yıkıma uğratabilen Allah'tan korkun. (Matta, 10:26-28)</text:span></text:p>
      <text:p text:style-name="P35"><text:span text:style-name="T19">Son olarak Rab'de, </text:span><text:span text:style-name="T23">O'nun üstün gücüyle güçlenin. </text:span><text:span text:style-name="T19">İblisin hilelerine karşı durabilmek için Allah'ın sağladığı bütün</text:span><text:span text:style-name="T23"> [manevi] </text:span><text:span text:style-name="T19">silahları kuşanın. Çünkü savaşımız [fikri mücadelemiz]... bu karanlık dünyanın güçlerine, kötülüğün... ordularına karşıdır. Bu nedenle, </text:span><text:span text:style-name="T23">kötü günde dayanabilmek, gerekli herşeyi yaptıktan sonra yerinizde durabilmek için Allah'ın bütün [manevi] silahlarını kuşanın. </text:span><text:span text:style-name="T19">Böylece, belinizi gerçekle kuşatmış, göğsünüze doğruluk zırhını takmış ve ayaklarınıza esenlik müjdesini yayma hazırlığını giymiş olarak yerinizde durun. Bunların hepsine ek olarak, şeytanın bütün ateşli oklarını söndürebileceğiniz </text:span><text:span text:style-name="T23">iman kalkanını alın. </text:span><text:span text:style-name="T19">(Pavlus'tan Efeslilere Mektup, 6:10-16)</text:span></text:p>
      <text:p text:style-name="P35"><text:span text:style-name="T19">Bunu işittiğimiz günden beri biz de sizler için dua etmekten, tam bir bilgelik ve ruhsal anlayışla Allah'ın isteğini bütünüyle bilmenizi sağlamasını dilemekten geri kalmadık. Rab'be yaraşır biçimde yaşamanız, O'nu her yönden hoşnut etmeniz, her iyi işte meyve vererek Allah'ı tanımakta ilerlemeniz için dua ediyoruz. </text:span><text:span text:style-name="T23">Herşeyi sevinçle karşılayıp sabredebilmeniz için O'nun yüce gücüne dayanarak bütün kudretle güçlenmenizi diliyoruz... </text:span><text:span text:style-name="T19">(Pavlus'tan Koloselilere Mektup, 1:9-11)</text:span></text:p>
      <text:p text:style-name="P35"><text:span text:style-name="T19">Ama yanınızdan henüz dönen Timoteos, imanınıza, sevginize ilişkin bize güzel haberler getirdi. Bizi her zaman iyi anılarla hatırladığınızı, sizi görmeyi özlediğimiz kadar sizin de bizi özlediğinizi söyledi. Bu nedenle kardeşler, </text:span><text:span text:style-name="T23">bütün çile ve sıkıntılarımız arasında, imanınızdan ötürü sizinle huzur duyduk. Çünkü siz Rab'be bağlı kalırsanız, biz asıl o zaman yaşarız.</text:span><text:span text:style-name="T19"> (Pavlus'tan Selaniklilere 1. Mektup, 3:6-8)</text:span></text:p>
      <text:p text:style-name="P35"><text:span text:style-name="T23">Giyecek konusunda neden kaygılanıyorsunuz? Kır zambaklarının nasıl büyüdüğüne bakın! Ne çalışırlar, ne de iplik eğirirle</text:span><text:span text:style-name="T19">r... (Matta, 6:28-29)</text:span></text:p>
      <text:p text:style-name="P35"><text:span text:style-name="T23">Haksız yere acı çeken kişi, Allah rızası için acıya katlanırsa, Allah'ı hoşnut eder.</text:span><text:span text:style-name="T19"> Çünkü günah işleyip dövüldüğünüzde dayanırsanız, bunda övülecek ne var? Ama </text:span><text:span text:style-name="T23">iyilik edip acı </text:span><text:soft-page-break/><text:span text:style-name="T23">çektiğinizde sebat gösterirseniz, Allah'ı hoşnut edersiniz</text:span><text:span text:style-name="T19">. Nitekim bunun için çağrıldınız. [Allah rızası için] Mesih, izinden gidesiniz diye... size örnek oldu. O günah işlemedi, ağzından hileli söz çıkmadı. Kendisine sövüldüğünde sövgüyle karşılık vermedi, acı çektiğinde kimseyi tehdit etmedi;</text:span><text:span text:style-name="T23"> davasını, adaletle yargılayan Allah'a bıraktı.</text:span><text:span text:style-name="T19"> (Petrus'un 1. Mektubu, 2:19-23)</text:span></text:p>
      <text:p text:style-name="P35"><text:span text:style-name="T19">Anne babanız, kardeşleriniz, akraba ve dostlarınız bile sizi ele verecek ve bazılarınızı öldürtecekler. Benim adımdan ötürü [Allah rızasına uyarak beni izlediğiniz için] herkes sizden nefret edecek. Ne var ki, başınızdaki saçlardan bir tel bile yok olmayacaktır. </text:span><text:span text:style-name="T23">Sebat göstermekle canlarınızı [cennetteki sonsuz yaşamı] kazanacaksınız.</text:span><text:span text:style-name="T19"> (Luka, 21:16-19)</text:span></text:p>
      <text:p text:style-name="P35"><text:span text:style-name="T19">Yargı da şudur: Dünyaya ışık geldi, ama insanlar ışık yerine karanlığı sevdiler. Çünkü yaptıkları işler kötüydü. Kötülük yapan herkes ışıktan nefret eder ve yaptıkları açığa çıkmasın diye ışığa yaklaşmaz. Ama </text:span><text:span text:style-name="T23">gerçeği uygulayan kişi yaptıklarını, Allah'a dayanarak yaptığını göstermek için ışığa gelir.</text:span><text:span text:style-name="T19"> (Yuhanna, 3:19-21)</text:span></text:p>
      <text:p text:style-name="P35"><text:span text:style-name="T19">İçinde bulunduğumuz bu lütfa... imanla kavuştuk ve Allah'ın yüceliğine [rahmetine ve rızasına] erişmek umuduyla övünüyoruz. Yalnız bununla değil, </text:span><text:span text:style-name="T23">sıkıntılarla da övünüyoruz. Çünkü biliyoruz ki, sıkıntı sebat gücünü, sebat gücü Allah'ın beğenisini, Allah'ın beğenisi de umudu sağlar. </text:span><text:span text:style-name="T19">Umut düş kırıklığına uğratmaz. (Pavlus'tan Romalılara Mektup, 5:2-5)</text:span></text:p>
      <text:p text:style-name="P35"><text:span text:style-name="T19">Böylece</text:span><text:span text:style-name="T23"> İbrahim sabırla [Allah'a] dayanarak </text:span><text:span text:style-name="T19">vaade erişti. (İbranilere Mektup, 6:15)</text:span></text:p>
      <text:p text:style-name="P35"><text:span text:style-name="T19">Kardeşlerim, </text:span><text:span text:style-name="T23">çeşitli denemelerle yüz yüze geldiğinizde bunu büyük sevinçle karşılayın. Çünkü bilirsiniz ki, imanınızın sınanması sebat gücünü oluşturur.</text:span><text:span text:style-name="T19"> Sebat gücü de, hiçbir eksiği olmayan, olgun, mükemmelliğe erişmiş kişiler olmanız için etkili olsun. İçinizden birinin bilgelikte eksiği varsa, herkese cömertçe... veren Allah'tan istesin; kendisine verilecektir. Yalnız hiç kuşku duymadan, imanla istesin. Çünkü kuşku duyan kişi rüzgarın sürükleyip savurduğu deniz dalgasına benzer. (Yakup'un Mektubu, 1:2-6)</text:span></text:p>
      <text:p text:style-name="P35"><text:span text:style-name="T19">Siz de </text:span><text:span text:style-name="T23">büyük sıkıntılara karşın,</text:span><text:span text:style-name="T19"> Allah'ın... verdiği </text:span><text:span text:style-name="T23">sevinçle Allah sözünü kabul ederek bizi.</text:span><text:span text:style-name="T19">.. örnek aldınız. (Pavlus'tan Selaniklilere 1. Mektup, 1:6)</text:span></text:p>
      <text:p text:style-name="P35"><text:span text:style-name="T19">Bu nedenle bizler, </text:span><text:span text:style-name="T23">katlandığınız bütün zulüm ve sıkıntılar karşısındaki sabır ve imanınızdan ötürü</text:span><text:span text:style-name="T19"> Allah'ın kiliseleri arasında sizinle övünüyoruz. Bütün bunlar Allah'ın adil yargısının belirtisidir. Sonuç olarak, </text:span><text:span text:style-name="T23">uğrunda acı çektiğiniz Allah Egemenliği'ne [cennete] layık sayılacaksınız.</text:span><text:span text:style-name="T19"> Allah adil olanı yapacak: </text:span><text:span text:style-name="T23">Size sıkıntı çektirenlere sıkıntı ile karşılık verecek, sıkıntı çeken sizleriyse bizimle birlikte rahata kavuşturacaktır... </text:span><text:span text:style-name="T19">(Pavlus'tan Selaniklilere 2. Mektup, 1:4-6)</text:span></text:p>
      <text:p text:style-name="P35"><text:span text:style-name="T19">Çünkü öyle bir zaman gelecek ki, sağlam öğretiye katlanamayacaklar. Kulaklarını okşayan sözler duymak için çevrelerine kendi arzularına uygun öğretmenler toplayacaklar. Kulaklarını gerçeğe tıkayıp masallara sapacaklar. Ama sen her durumda ayık ol, </text:span><text:span text:style-name="T23">sıkıntıya göğüs ger, </text:span><text:span text:style-name="T19">müjdeci olarak işini yap, görevini tamamla. (Pavlus'tan Timoteos'a 2. Mektup, 4:3-5)</text:span></text:p>
      <text:p text:style-name="P35"><text:span text:style-name="T23">Çekmek üzere olduğun sıkıntılardan korkma!...</text:span><text:span text:style-name="T19"> On gün sıkıntı çekeceksiniz. </text:span><text:span text:style-name="T23">Ölüm pahasına da olsa sadık kal</text:span><text:span text:style-name="T19">, sana yaşam tacını [cennetteki sonsuz yaşamı] vereceğim. (Vahiy, 2:10)</text:span></text:p>
      <text:p text:style-name="P35"><text:span text:style-name="T19">Ama </text:span><text:span text:style-name="T23">Rab güvenilirdir. O sizi pekiştirecek, kötü olandan koruyacaktır. </text:span><text:span text:style-name="T19">(Pavlus'un Selaniklilere 2. Mektubu, 3:3)</text:span></text:p>
      <text:p text:style-name="P35"><text:soft-page-break/><text:span text:style-name="T23">İsa öğrencilerine şöyle dedi: "Bu nedenle size şunu söylüyorum: 'Ne yiyeceğiz?' diye canınız için, ya da 'ne giyeceğiz?' diye bedeniniz için kaygılanmayın..</text:span><text:span text:style-name="T19">. Kargalara bakın! Ne eker, ne biçerler; ne kilerleri, ne ambarları vardır. Allah yine de onları doyurur... Hangi biriniz kaygılanmakla ömrünü bir anlık uzatabilir? Bu küçücük işe bile gücünüz yetmediğine göre, öbür konularda neden kaygılanıyorsunuz? Zambakların nasıl büyüdüğüne bakın! Ne çalışırlar, ne de iplik eğirirler... Bugün var olup yarın ocağa atılacak olan kır otunu böyle giydiren Allah'ın sizi de giydireceği ne kadar daha kesindir, ey imanı kıt olanlar! </text:span><text:span text:style-name="T23">'Ne yiyeceğiz, ne içeceğiz?' diye düşünüp tasalanmayın.</text:span><text:span text:style-name="T19"> Dünya ulusları hep bu şeylerin peşinden giderler. Oysa Allah'ımız, bunlara gereksinmeniz olduğunu bilir. Siz O'nun Egemenliğinin ardından gidin, o zaman size bunlar da verilecektir." (Luka, 12:22-31; Matta, 6:25-33)</text:span></text:p>
      <text:p text:style-name="P35"><text:span text:style-name="T19">Bu nedenle şimdi </text:span><text:span text:style-name="T23">kısa bir süre çeşitli denemeler sonucu acı çekmeniz gerekiyorsa</text:span><text:span text:style-name="T19"> da, sevinçle coşmaktasınız... (Petrus'un 1. Mektubu, 1:6)</text:span></text:p>
      <text:p text:style-name="P35"><text:span text:style-name="T23">Rab'be güvenim odur ki</text:span><text:span text:style-name="T19">, ben de yakında geleceğim. (Pavlus'tan Filipililere Mektup, 2:24)</text:span></text:p>
      <text:p text:style-name="P35"><text:span text:style-name="T19">Ne var ki, önce Müjde'nin bütün uluslara duyurulması gerekir. Sizi tutuklayıp mahkemeye verdiklerinde, </text:span><text:span text:style-name="T23">'Ne söyleyeceğiz?' diye önceden kaygılanmayın. O anda size ne esinlenirse onu söyleyin. </text:span><text:span text:style-name="T19">Çünkü konuşan siz değil, Allah... olacak. (Markos, 13:10-11)</text:span></text:p>
      <text:p text:style-name="P35"><text:span text:style-name="T19">"Sizi havra topluluklarının, yöneticilerin ve yetkililerin önüne çıkardıklarında, </text:span><text:span text:style-name="T23">'Kendimizi neyle, nasıl savunacağız?' ya da, 'Ne söyleyeceğiz?' diye kaygılanmayın.</text:span><text:span text:style-name="T19"> Allah... o anda size ne söylemeniz gerektiğini öğretecektir." (Luka, 12:11-12)</text:span></text:p>
      <text:p text:style-name="P35"><text:span text:style-name="T23">"... Rabbiniz, nelere gereksinmeniz olduğunu daha siz O'ndan dilemeden önce bilir. "</text:span><text:span text:style-name="T19"> Bunun için siz şöyle dua edin: 'Doğru yoldan saptırılmamıza izin verme. Kötü olandan bizi kurtar. Çünkü egemenlik, güç ve yücelik sonsuzlara dek Senindir. Amin.' (Matta, 6:8-13) </text:span></text:p>
      <text:p text:style-name="P35"><text:span text:style-name="T19">Bunun için Rabbimiz'e tanıklık etmekten [Allah'ın varlığının delillerini tasdik etmekten] de, O'nun uğruna tutuklu bulunan benden de utanma. </text:span><text:span text:style-name="T23">Allah'ın gücüyle Müjde [Allah'ın dini, hükümleri] uğruna benimle birlikte sıkıntıya göğüs ger.</text:span><text:span text:style-name="T19"> Allah bizi, yaptıklarımıza göre değil, Kendi amacına ve lütfuna göre kurtarıp mübarek bir yaşama çağırdı... (Pavlus'tan Timoteos'a 2. Mektup, 1:8-9)</text:span></text:p>
      <text:p text:style-name="P35"><text:span text:style-name="T19">Dar kapıdan girin. Çünkü kişiyi yıkıma götüren kapı geniş ve yol enlidir. Bu kapıdan girenler çoktur.</text:span><text:span text:style-name="T23"> [cennetteki sonsuz] yaşama götüren kapı ise dar, yol da çetindir.</text:span><text:span text:style-name="T19"> Bu yolu bulanlar azdır. (Matta, 7:13-14)</text:span></text:p>
      <text:p text:style-name="P35"><text:span text:style-name="T19">Kendimizi doğrulukla yargılasaydık, yargılanmazdık. Dünyayla birlikte mahkum olmayalım diye </text:span><text:span text:style-name="T23">Rab bizi yargılayıp terbiye ediyor.</text:span><text:span text:style-name="T19"> (Pavlus'tan Korintlilere 1. Mektup, 11:31-32)</text:span></text:p>
      <text:p text:style-name="P35"><text:span text:style-name="T19">Bu nedenle vaat, Allah'ın lütfuna dayanmak ve İbrahim'in bütün soyu için güvence altına alınmak üzere imana bağlı kılınmıştır... İbrahim zor bir durumdayken birçok ulusun babası olacağına </text:span><text:span text:style-name="T23">umutla iman etti. [Allah'ın vaadi olan] "Senin soyun böyle olacak" sözüne güveniyordu. </text:span><text:span text:style-name="T19">Yüz yaşına yaklaşmışken, ölü denebilecek bedenini ve Sara'nın ölü rahmini düşündüğünde</text:span><text:span text:style-name="T23"> imanı zayıflamadı. </text:span><text:span text:style-name="T19">(Pavlus'tan Romalılara Mektup, 4:16-19)</text:span></text:p>
      <text:p text:style-name="P35"><text:span text:style-name="T23">Dünyasal çadırda yaşayan bizler ağır bir yük altında inliyoruz.</text:span><text:span text:style-name="T19"> Asıl istediğimiz soyunmak değil, giyinmektir. Öyle ki, ölümlü olan, yaşam tarafından yutulsun. Bizleri tam bu </text:span><text:soft-page-break/><text:span text:style-name="T19">amaç için hazırlamış ve güvence olarak bize Kendisi'nin Ruhundan vermiş olan Allah'tır. </text:span><text:span text:style-name="T23">Bu nedenle her zaman cesaretimiz vardır... Gözle görülene değil, imana dayanarak yaşarız.</text:span><text:span text:style-name="T19"> (Pavlus'tan Korintlilere 2. Mektup, 5:4-7)</text:span></text:p>
      <text:p text:style-name="P35"><text:span text:style-name="T19">Sizlerse aydınlandıktan sonra </text:span><text:span text:style-name="T23">acılarla dolu büyük bir mücadeleye dayandığınız</text:span><text:span text:style-name="T19"> o ilk günleri anımsayın. Bazen sitemlere, sıkıntılara uğrayıp seyirlik oldunuz, bazen de aynı durumda olanlarla dayanışma içine girdiniz. Hem hapistekilerin dertlerine ortak oldunuz, hem de daha iyi ve kalıcı bir malınız olduğunu bilerek mallarınızın yağma edilmesini sevinçle karşıladınız. Onun için </text:span><text:span text:style-name="T23">cesaretinizi yitirmeyin; </text:span><text:span text:style-name="T19">bu cesaretin ödülü büyüktür. (İbranilere Mektup, 10:32-35)</text:span></text:p>
      <text:p text:style-name="P35"><text:span text:style-name="T19">İman olmadan Allah'ı hoşnut etmek olanaksızdır. Allah'a yaklaşan, O'nun var olduğuna ve Kendisi'ni arayanları ödüllendireceğine iman etmelidir. İman sayesinde Nuh, henüz olmamış olaylarla ilgili olarak Allah tarafından uyarılınca, Allah korkusuyla ev halkının kurtuluşu için bir gemi yaptı. Bununla dünyayı yargıladı ve </text:span><text:span text:style-name="T23">imana dayanan doğruluğun mirasçısı oldu. İman sayesinde İbrahim miras alacağı yere gitmesi için çağrılınca, Allah'ın sözünü dinledi ve nereye gideceğini bilmeden yola çıktı. İman sayesinde bir yabancı olarak vaat edilen ülkeye yerleşti</text:span><text:span text:style-name="T19">. Aynı vaadin ortak mirasçıları olan İshak ve Yakup'la birlikte çadırlarda yaşadı. Çünkü mimarı ve kurucusu Allah olan temelli kenti bekliyordu. (İbranilere Mektup, 11:6-10)</text:span></text:p>
      <text:p text:style-name="P35"><text:span text:style-name="T19">Pavlus, Milet'ten Efes'e haber yollayarak kilisenin ihtiyarlarını yanına çağırttı. Yanına geldikleri zaman onlara şöyle dedi: "Asya İli'ne ayak bastığım ilk günden beri, sizinle bulunduğum bütün süre boyunca, nasıl davrandığımı biliyorsunuz. Yahudiler'in kurduğu düzenlerden </text:span><text:span text:style-name="T23">çektiğim sıkıntıların ortasında Rab'be tam bir alçakgönüllülükle, gözyaşları içinde kulluk ettim. Yararlı olan herhangi bir şeyi size duyurmaktan, gerek açıkta gerek evden eve dolaşarak size öğretmekten çekinmedim. </text:span><text:span text:style-name="T19">Hem Yahudiler'i hem de Grekler'i, tövbe edip Allah'a dönmeye ve... İsa'ya [onun Allah'ın elçisi olduğuna] inanmaya çağırdım. Şimdi de... [Allah'a] boyun eğerek Yeruşalim'e gidiyorum. Orada başıma neler geleceğini bilmiyorum... Beni zincirler ve sıkıntıların beklediğine dair her kentte beni uyarıyor. Canımı hiç önemsemiyorum, ona değer vermiyorum. Yeter ki yarışı bitireyim ve... [Allah rızası için] İsa'dan aldığım görevi, Allah'ın lütfunu bildiren Müjde'ye [Allah'ın vahyine] tanıklık etme görevini tamamlayayım. (Elçilerin İşleri, 20:17-24)</text:span></text:p>
      <text:p text:style-name="P35"><text:span text:style-name="T19">[Allah rızası için] Mesih'in sevgisinden bizi kim ayırabilir? </text:span><text:span text:style-name="T23">Sıkıntı mı, elem mi, zulüm mü, açlık mı, çıplaklık mı, tehlike mi, kılıç mı? Yazılmış olduğu gibi: "Senin uğruna bütün gün öldürülüyoruz, kasaplık koyun sayılıyoruz." Ama bizi seven [Allah] tarafından bu durumların hepsinde galiplerden üstünüz.</text:span><text:span text:style-name="T19"> Eminim ki, ne ölüm, ne yaşam... ne yönetimler, ne şimdiki ne gelecek zaman, ne güçler, ne yükseklik, ne derinlik, ne de yaratılmış başka bir şey bizi... Allah sevgisinden ayırmaya yetecektir. (Pavlus'tan Romalılara Mektup, 8:35-39)</text:span></text:p>
      <text:p text:style-name="P35"><text:span text:style-name="T19">Kardeşler, sizlere Allah'ın Makedonya'daki kiliselerine sağladığı lütuftan söz etmek istiyoruz: </text:span><text:span text:style-name="T23">Büyük sıkıntılarla denendiklerinde,</text:span><text:span text:style-name="T19"> coşkun sevinçleri ve aşırı yoksullukları tam bir cömertliğe dönüştü. Ellerinden geldiği kadarını, hatta daha fazlasını kendi istekleriyle verdiklerine tanıklık ederim. (Pavlus'tan Korintlilere 2. Mektup, 8:1-3)</text:span></text:p>
      <text:p text:style-name="P35"><text:span text:style-name="T19">Bir süre için... sefasını sürmektense, </text:span><text:span text:style-name="T23">Allah'ın halkıyla [samimi olarak iman edenlerle] </text:span><text:soft-page-break/><text:span text:style-name="T23">birlikte baskı görmeyi yeğledi. [Allah] uğruna aşağılanmayı Mısır hazinelerinden daha büyük zenginlik saydı. Çünkü [ahirette] alacağı ödülü düşünüyordu. Kralın öfkesinden korkmadan imanla Mısır'dan ayrıldı... </text:span><text:span text:style-name="T19">İman sayesinde İsrailliler karadan geçer gibi Kamış Denizi'nden geçtiler. Mısırlılar bunu deneyince boğuldular. İsrailliler yedi gün boyunca Eriha surları çevresinde dolandılar; sonunda </text:span><text:span text:style-name="T23">imanları sayesinde surlar yıkıldı</text:span><text:span text:style-name="T19">. (İbranilere Mektup, 11:24-30)</text:span></text:p>
      <text:p text:style-name="P35"><text:span text:style-name="T19">Uygun zamanda [Allah'ın] sizi yüceltmesi için... kendinizi alçaltın. </text:span><text:span text:style-name="T23">Bütün kaygılarınızı O'na yükleyin [Allah'a tevekkül edin], çünkü O sizi korur.</text:span><text:span text:style-name="T19"> Ayık ve uyanık olun. Düşmanınız iblis kükreyen aslan gibi yutacak birini arayarak dolaşıyor. Dünyanın her yerindeki kardeşlerinizin de aynı acıları çektiğini bilerek imanda sarsılmadan iblise karşı direnin... Bütün lütfun kaynağı olan Allah'ın Kendisi kısa bir süre acı çekmenizden sonra sizi yetkinleştirip pekiştirecek, güçlendirip temellendirecektir. (Petrus'un 1. Mektubu, 5:6-10)</text:span></text:p>
      <text:p text:style-name="P35"><text:span text:style-name="T19">Yol kenarındakiler sözü işiten kişilerdir. Ama sonra iblis gelir, inanıp kurtulmasınlar diye sözü yüreklerinden alır götürür. Kayalık yere düşenler, işittikleri sözü sevinçle kabul eden, ama kök salamadıkları için ancak bir süre inanan kişilerdir. </text:span><text:span text:style-name="T23">Böyleleri denendikleri zaman imandan dönerler. </text:span><text:span text:style-name="T19">Dikenler arasına düşenler, sözü işiten ama zamanla yaşamın kaygıları, zenginlikleri ve zevkleri içinde boğulan, dolayısıyla olgun ürün vermeyenlerdir. </text:span><text:span text:style-name="T23">İyi toprağa düşenler ise, sözü işitince onu iyi ve sağlam bir yürekte saklayanlardır. Bunlar sabırla dayanarak ürün verirler.</text:span><text:span text:style-name="T19"> (Luka, 8:12-15)</text:span></text:p>
      <text:p text:style-name="P35"><text:span text:style-name="T19">İsa onlara, "Ulusların kralları, kendi uluslarına egemen kesilirler. İleri gelenleri de kendilerine iyiliksever unvanını yakıştırırlar" dedi. "Ama siz böyle olmayacaksınız. Aranızda en büyük olan, en küçük gibi olsun; yöneten, hizmet eden gibi olsun. Hangisi daha büyük, sofrada oturan mı, hizmet eden mi? Sofrada oturan değil mi? Oysa ben aranızda hizmet eden biri gibi oldum. </text:span><text:span text:style-name="T23">Denendiğim zamanlar benimle birlikte [Allah rızası için] dayanmış olanlar sizlersiniz.</text:span><text:span text:style-name="T19">" (Luka, 22:25-28)</text:span></text:p>
      <text:p text:style-name="P35"><text:span text:style-name="T23">Her türlü tesellinin kaynağı olan Allah'a,</text:span><text:span text:style-name="T19"> merhametli Allah'a... övgüler olsun!</text:span><text:span text:style-name="T23"> Kendisi'nden [Allah'tan] aldığımız güçle her türlü sıkıntıda olanları teselli edebilmemiz için bizi bütün sıkıntılarımızda bize güç veriyor...</text:span><text:span text:style-name="T19"> Sıkıntı çekiyorsak, bu sizin rahatınız ve kurtuluşunuz içindir. Rahat oluyorsa bu, </text:span><text:span text:style-name="T23">bizim çektiğimiz acıların aynısına sebat göstermenizde etkili olacak [Allah'ta] huzur ve güven bulmanız içindir.</text:span><text:span text:style-name="T19"> Size ilişkin umudumuz sarsılmaz. Çünkü acılarımıza olduğu gibi, huzurumuza da ortak olduğunuzu biliyoruz. (Pavlus'tan Korintlilere 2. Mektup, 1:3-7)</text:span></text:p>
      <text:p text:style-name="P35"><text:span text:style-name="T19">Bana dedi ki, </text:span><text:span text:style-name="T23">"Bunlar o büyük sıkıntıdan geçip gelenlerdir... </text:span><text:span text:style-name="T19">Bunun için, Allah'ın... Mescidinde gece gündüz O'na tapınıyorlar..." (Vahiy, 7:15)</text:span></text:p>
      <text:p text:style-name="P35"><text:span text:style-name="T19">İsa, gözlerini öğrencilerine çevirerek şöyle dedi: "Ne mutlu size, ey yoksullar! Çünkü Allah'ın Egemenliği [cennet] sizindir. Ne mutlu size, şimdi açlık çekenler! Çünkü doyurulacaksınız... </text:span><text:span text:style-name="T23">[Allah rızası için] İnsanoğlu'na [Hz. İsa (as)'a] bağlılığınız yüzünden insanlar sizden nefret ettikleri, sizi toplum dışı edip aşağıladıkları ve adınızı kötüleyip sizi reddettikleri zaman ne mutlu size!</text:span><text:span text:style-name="T19"> O gün sevinin, coşkuyla zıplayın! </text:span><text:span text:style-name="T23">Çünkü cennetteki ödülünüz büyüktür.</text:span><text:span text:style-name="T19"> Nitekim onların ataları da Peygamberlere böyle davrandılar. (Luka, 6:20-23)</text:span></text:p>
      <text:p text:style-name="P35"><text:soft-page-break/><text:span text:style-name="T19">Siz öncelikle O'nun [Allah'ın] Egemenliğinin ve doğruluğunun ardından gidin, o zaman size bütün bunlar da verilecektir. O halde </text:span><text:span text:style-name="T23">yarın için kaygılanmayın</text:span><text:span text:style-name="T19">... (Matta, 6:33-34)</text:span></text:p>
      <text:p text:style-name="P35"><text:span text:style-name="T19">... Ama bu, kendimize değil, ölüleri dirilten Allah'a güvenmemiz için oldu. Allah bizi böylesine büyük bir ölüm tehlikesinden kurtardı; daha da kurtaracaktır. </text:span><text:span text:style-name="T23">Umudumuzu O'na bağladık</text:span><text:span text:style-name="T19">. (Pavlus'tan Korintlilere 2. Mektup, 1:9-10)</text:span></text:p>
      <text:p text:style-name="P35"><text:span text:style-name="T19">... Sahip olduklarınızla yetinin... Böylece cesaretle diyoruz ki, "</text:span><text:span text:style-name="T23">Rab benim yardımcımdır, korkmam; insan bana ne yapabilir?</text:span><text:span text:style-name="T19">" (İbranililere Mektup, 13:5-6)</text:span></text:p>
      <text:p text:style-name="P35"><text:span text:style-name="T19">... </text:span><text:span text:style-name="T23">İmanın verdiği tam güvenceyle,</text:span><text:span text:style-name="T19"> yürekten bir içtenlikle Allah'a yaklaşalım. </text:span><text:span text:style-name="T23">Açıkça benimsediğimiz umuda [Allah'ın yardımına] sımsıkı tutunalım.</text:span><text:span text:style-name="T19"> Çünkü vaat eden Allah güvenilirdir. (İbranililere Mektup, 10:22-23)</text:span></text:p>
      <text:p text:style-name="P35"><text:span text:style-name="T19">Ben de yakında geleceğim, </text:span><text:span text:style-name="T23">bu konuda Rab'be güveniyorum.</text:span><text:span text:style-name="T19"> (Pavlus'tan Filipililere Mektup, 2:24)</text:span></text:p>
      <text:p text:style-name="P35"><text:span text:style-name="T23">Ama bugüne dek Allah yardımcım oldu.</text:span><text:span text:style-name="T19"> Bu sayede burada duruyor, büyük küçük herkese tanıklık ediyorum. Benim söylediklerim, peygamberlerin ve Musa'nın önceden haber verdiği olaylardan başka bir şey değildir. (Elçilerin İşleri, 26:22)</text:span></text:p>
      <text:p text:style-name="P31"/>
      <text:p text:style-name="P48">Dua Etmek</text:p>
      <text:p text:style-name="P35"><text:span text:style-name="T23">Kendinizi duaya verin. Duada uyanık kalın ve şükredin. </text:span><text:span text:style-name="T19">(Pavlus'tan Koloselilere Mektup, 4:2)</text:span></text:p>
      <text:p text:style-name="P35"><text:span text:style-name="T23">İçinizden biri sıkıntıda mı, dua etsin.</text:span><text:span text:style-name="T19"> Sevinçli mi, ilahi söylesin. İçinizden biri hasta mı... Rab'bin adıyla... onun için dua etsinler. </text:span><text:span text:style-name="T23">İmanla edilen dua hastayı iyileştirecek ve Rab onu ayağa kaldıracaktır.</text:span><text:span text:style-name="T19"> Eğer hasta günah işlemişse, günahları bağışlanacaktır. Bu nedenle, şifa bulmak için günahlarınızı birbirinize itiraf edin ve </text:span><text:span text:style-name="T23">birbiriniz için dua edin</text:span><text:span text:style-name="T19">. Doğru kişinin yalvarışı çok güçlü ve etkilidir. (Yakup'un Mektubu, 5:13-16)</text:span></text:p>
      <text:p text:style-name="P51"><text:span text:style-name="T2">... Bütün varlığımla kulluk ettiğim </text:span><text:span text:style-name="T6">Allah, sizi durmadan, her zaman dualarımda andığıma tanıktır. Allah'ın isteğiyle sonunda bir yol bulup yanınıza gelmek için dua ediyorum.</text:span><text:span text:style-name="T2"> Çünkü ruhça pekişmeniz [manevi olarak güçlenmeniz] için size manevi bir armağan ulaştırmak üzere sizi görmeyi çok istiyorum. (Pavlus'tan Romalılara Mektup, 1:9-11)</text:span></text:p>
      <text:p text:style-name="P51"><text:span text:style-name="T2">Umudunuzla sevinin. Sıkıntıya sabredin. </text:span><text:span text:style-name="T6">Kendinizi duaya verin. </text:span><text:span text:style-name="T2">(Pavlus'tan Romalılara Mektup, 12:12)</text:span></text:p>
      <text:p text:style-name="P51"><text:span text:style-name="T6">Sürekli dua edin. </text:span><text:span text:style-name="T2">Her durumda şükredin. Çünkü Allah'ın, Mesih İsa'da sizin için istediği budur... (Pavlus'tan Selaniklilere 1. Mektup, 5:17-19)</text:span></text:p>
      <text:p text:style-name="P51"><text:span text:style-name="T6">Kardeşler, bizim için dua edin.</text:span><text:span text:style-name="T2"> (Pavlus'tan Selaniklilere 1. Mektup, 5:25)</text:span></text:p>
      <text:p text:style-name="P51"><text:span text:style-name="T6">Kendinizi duaya verin. Duada uyanık kalın,</text:span><text:span text:style-name="T2"> şükredin. </text:span><text:span text:style-name="T6">Aynı zamanda bizim için de dua edin ki </text:span><text:span text:style-name="T2">Allah, sözünü yaymamız ve uğruna [Allah rızası için] hapsedildiğim Mesih sırrını açıklamamız için bize bir kapı açsın. </text:span><text:span text:style-name="T6">Bu sırrı gerektiği gibi açıklıkla bildirebilmem için dua edin.</text:span><text:span text:style-name="T2"> (Pavlus'tan Koloselilere Mektup, 4: 2-4)</text:span></text:p>
      <text:p text:style-name="P51"><text:span text:style-name="T2">Hiç kaygılanmayın; </text:span><text:span text:style-name="T6">her konudaki dileklerinizi, Allah'a dua edip yalvararak şükranla bildirin</text:span><text:span text:style-name="T2">. O zaman Allah'ın her kavrayışı aşan esenliği... yüreklerinizi ve düşüncelerinizi koruyacaktır. (Pavlus'tan Filipililere Mektup, 4:6-7)</text:span></text:p>
      <text:p text:style-name="P51"><text:soft-page-break/><text:span text:style-name="T6">Duam şu ki sevginiz, bilgi ve her tür sezgiyle arttıkça artsın</text:span><text:span text:style-name="T2">. (Pavlus'tan Filipililere Mektup, 1:9)</text:span></text:p>
      <text:p text:style-name="P51"><text:span text:style-name="T6">Durmadan dua edin.</text:span><text:span text:style-name="T2"> (Pavlus'tan Selaniklilere 1. Mektup, 5:17)</text:span></text:p>
      <text:p text:style-name="P51"><text:span text:style-name="T2">Dikkat edin, uyanık durun, </text:span><text:span text:style-name="T6">dua edin</text:span><text:span text:style-name="T2">... Çünkü o anın ne zaman geleceğini bilemezsiniz. (Markos, 13:33)</text:span></text:p>
      <text:p text:style-name="P51"><text:span text:style-name="T2">İsa öğrencilerine, "</text:span><text:span text:style-name="T6">Ben dua ederken</text:span><text:span text:style-name="T2"> siz burada oturun" dedi. (Markos, 14:32)</text:span></text:p>
      <text:p text:style-name="P51"><text:span text:style-name="T6">Her türlü dua ve yalvarışla, her zaman... dua edin.</text:span><text:span text:style-name="T2"> Bu amaçla, tüm kutsallar [kendini Allah'a adamışlar] için yalvarışta bulunarak tam bir adanmışlıkla uyanık durun. (Pavlos'un Efeslilere Mektubu, 6:18)</text:span></text:p>
      <text:p text:style-name="P51"><text:span text:style-name="T6">Duam şu ki, sevginiz, bilgi ve her tür sezgiyle durmadan artsın.</text:span><text:span text:style-name="T2"> Öyle ki, üstün değerleri ayırt edebilesiniz ve böylece Allah'ın yüceltilip övülmesi için, İsa Mesih aracılığıyla gelen doğruluk meyvesiyle dolarak... saf ve kusursuz olasınız. (Pavlus'tan Filipililere Mektup, 1:9-11)</text:span></text:p>
      <text:p text:style-name="P51"><text:span text:style-name="T6">Kötü bir şey yapmamanız için Allah'a dua ediyoruz.</text:span><text:span text:style-name="T2"> Dileğimiz, bizim sınavı geçmiş görünmemiz değil, biz sınavda başarısız görünsek bile sizin iyi olanı yapmanızdır. Çünkü gerçeğe karşı değil, ancak gerçek uğruna bir şey yapabiliriz. Biz güçsüz, sizse güçlüyken seviniyoruz. </text:span><text:span text:style-name="T6">Mükemmelliğe erişmeniz için de dua ediyoruz. </text:span><text:span text:style-name="T2">(Pavlus'tan Korintlilere 2. Mektup, 13:7-9)</text:span></text:p>
      <text:p text:style-name="P51"><text:span text:style-name="T2">Bunun için... İsa'ya [Allah'ın Peygamberi olarak] iman ettiğinizi ve bütün kutsalları [kendini Allah'a adamışları] sevdiğinizi duyduğumdan beri, ben de sizin için sürekli şükrediyor, </text:span><text:span text:style-name="T6">sizi dualarımda hep anıyorum... Yüce Allah, Kendisi'ni tanımanız için size bilgelik ve hidayet versin diye dua ediyorum.</text:span><text:span text:style-name="T2"> O'nun çağrısından doğan umudu, kutsallara verdiği mirasın yüce zenginliğini ve iman eden bizler için etki oluşturan [Allah'ın] kudretinin, aşkın büyüklüğünü anlamanız için, yüreklerinizin gözleri aydınlansın diye dua ediyorum. Bu kudret, Allah'ın... sergilediği üstün güçle aynı etkinliktedir. (Pavlus'tan Efeslilere Mektup, 1:15-20)</text:span></text:p>
      <text:p text:style-name="P51"><text:span text:style-name="T2">Böylece, belinizi gerçekle kuşatmış, göğsünüze doğruluk zırhını takmış ve ayaklarınıza esenlik Müjdesi'ni yayma hazırlığını giymiş olarak yerinizde durun. Bunların hepsine ek olarak, şeytanın bütün ateşli oklarını söndürebileceğiniz iman kalkanını alın. Kurtuluş miğferini ve Allah'ın... kılıcını, yani Allah sözünü alın. </text:span><text:span text:style-name="T6">Her türlü dua ve yalvarışla, her zaman... dua edin. </text:span><text:span text:style-name="T2">Bu amaçla, bütün kutsallar [kendini Allah'a adamışlar] için yalvarışta bulunarak tam bir adanmışlıkla uyanık durun. </text:span><text:span text:style-name="T6">Ağzımı her açtığımda bana gerekli söz verilsin diye benim için de dua edin; </text:span><text:span text:style-name="T2">öyle ki, Müjde'nin sırrını cesaretle bildirebileyim. [Allah rızası için] Uğruna zincire vurulmuş durumda elçilik ettiğim </text:span><text:span text:style-name="T6">Müjde'yi gerektiği gibi cesaretle duyurabilmem için dua edin.</text:span><text:span text:style-name="T2"> (Pavlus'tan Efeslilere Mektup, 6: 14-20)</text:span></text:p>
      <text:p text:style-name="P51"><text:span text:style-name="T6">Kendinizi duaya verin. </text:span><text:span text:style-name="T2">(Pavlus'tan Romalılara Mektup, 12:12)</text:span></text:p>
      <text:p text:style-name="P51"><text:span text:style-name="T6">İsa bir yerde dua ediyordu. Duasını bitirince</text:span><text:span text:style-name="T2"> öğrencilerinden biri... "Yahya'nın kendi öğrencilerine öğrettiği gibi sen de </text:span><text:span text:style-name="T6">bize dua etmesini öğret.</text:span><text:span text:style-name="T2">" İsa onlara, "</text:span><text:span text:style-name="T6">Dua ederken şöyle söyleyin</text:span><text:span text:style-name="T2">" dedi: "Allah, adın kutsal kılınsın. Egemenliğin gelsin [Hak din ahlakı dünyaya hakim olsun]. Her gün bize gündelik ekmeğimizi ver. Günahlarımızı bağışla. Çünkü biz de bize karşı suç işleyen herkesi bağışlıyoruz. Doğru yoldan ayrılmamıza izin verme." (Luka, 11:1-4)</text:span></text:p>
      <text:p text:style-name="P51"><text:span text:style-name="T2">O günlerde </text:span><text:span text:style-name="T6">İsa, dua etmek için dağa çıktı ve bütün geceyi Allah'a dua ederek geçirdi. </text:span><text:soft-page-break/><text:span text:style-name="T2">(Luka, 6:12)</text:span></text:p>
      <text:p text:style-name="P51"><text:span text:style-name="T6">Sizinle yüz yüze görüşmek, iman konusundaki eksiklerinizi tamamlamak için gece gündüz var gücümüzle dua ediyoruz.</text:span><text:span text:style-name="T2"> Allah'ımız... [siz Selaniklilere] kavuşmamız için yolumuzu açsın! Rab birbirinize ve bütün insanlara beslediğiniz sevgiyi, bizim size beslediğimiz sevgi ölçüsünde çoğaltıp artırsın! Öyle ki... Allah'ın huzurunda kutsallıkta kusursuz olmanız için yüreklerinizi pekiştirsin. (Pavlus'tan Selaniklilere 1. Mektup, 3:10-13)</text:span></text:p>
      <text:p text:style-name="P51"><text:span text:style-name="T2">İşte bu nedenle Allah'ımız sizi çağrısına layık görsün, iyiliğe yönelik her dileğinizi, imana dayanan her uğraşınızı Kendi gücüyle sonuçlandırsın diye </text:span><text:span text:style-name="T6">sizin için her zaman dua ediyoruz. </text:span><text:span text:style-name="T2">(Pavlus'tan Selaniklilere 2. Mektup, 1:11)</text:span></text:p>
      <text:p text:style-name="P51"><text:span text:style-name="T2">Son olarak, kardeşler, </text:span><text:span text:style-name="T6">Rab'bin sözü aranızda olduğu gibi hızla yayılıp yüceltilsin diye bizim için dua edin. Ahlaksız, kötü insanlardan kurtulmamız için de dua edin.</text:span><text:span text:style-name="T2"> Çünkü herkes iman etmiş değildir. Ama Rab güvenilirdir. O sizi pekiştirecek, kötü olandan koruyacaktır. Buyurduklarımızı yaptığınıza ve yapacağınıza dair Rab'de [Allah rızası için] size güveniyoruz. (Pavlus'tan Selaniklilere 2. Mektup, 3:1-4)</text:span></text:p>
      <text:p text:style-name="P51"><text:span text:style-name="T2">"Ben size şunu söyleyeyim: </text:span><text:span text:style-name="T6">Dileyin, size verilecek; arayın, bulacaksınız; kapıyı çalın, size açılacaktır. Çünkü her dileyen alır, arayan bulur, kapı çalana açılır." </text:span><text:span text:style-name="T2">(Luka, 11:9-10; Matta, 7:7-8)</text:span></text:p>
      <text:p text:style-name="P51"><text:span text:style-name="T6">Dua ettiğiniz zaman ikiyüzlüler gibi olmayın</text:span><text:span text:style-name="T2">. Onlar, herkes kendilerini görsün diye havralarda ve caddelerin köşe başlarında dikilip dua etmekten zevk alırlar. Size doğrusunu söyleyeyim, onlar ödüllerini almışlardır. Siz ise, </text:span><text:span text:style-name="T6">dua edeceğiniz zaman odanıza girip kapıyı örtün ve gizlide olan Rabbinize dua edin. </text:span><text:span text:style-name="T2">Gizlilik içinde yapılanı gören Rabbiniz sizi ödüllendirecektir... </text:span><text:span text:style-name="T6">Rabbiniz, nelere gereksinmeniz olduğunu daha siz O'ndan dilemeden önce bilir. Bunun için siz şöyle dua edin:</text:span><text:span text:style-name="T2"> "... Rabbimiz, adın kutsal kılınsın. Egemenliğin gelsin [Hak din ahlakı dünyaya hakim olsun]... Bugün bize gündelik ekmeğimizi ver. Bize karşı suç işleyenleri bağışladığımız gibi, Sen de bizim suçlarımızı bağışla. Doğru yoldan ayrılmamıza izin verme. Kötü olandan bizi kurtar. Çünkü egemenlik, güç ve yücelik sonsuzlara dek Senindir. Amin." (Matta, 6:5-13)</text:span></text:p>
      <text:p text:style-name="P51"><text:span text:style-name="T2">İsa dışarı çıktı, her zamanki gibi Zeytin Dağı'na gitti. Öğrenciler de onun ardından gittiler. Oraya varınca </text:span><text:span text:style-name="T6">İsa onlara, "Dua edin ki doğru yoldan sapmayasınız"</text:span><text:span text:style-name="T2"> dedi. Onlardan bir taş atımı kadar uzaklaştı ve </text:span><text:span text:style-name="T6">diz çökerek şöyle dua etti:</text:span><text:span text:style-name="T2"> "Allah'ım, Senin isteğine uygunsa, bu kaseyi benden uzaklaştır. Yine de benim değil, Senin istediğin olsun." Gökten bir melek İsa'ya görünerek onu güçlendirdi... İsa daha hararetle dua etti...</text:span><text:span text:style-name="T6"> İsa duadan kalkıp öğrencilerin yanına dönünce</text:span><text:span text:style-name="T2"> onları... uyumuş buldu. Onlara, "Niçin uyuyorsunuz?" dedi. </text:span><text:span text:style-name="T6">"Kalkıp dua edin ki doğru yoldan sapmayasınız."</text:span><text:span text:style-name="T2"> (Luka, 22:39-46)</text:span></text:p>
      <text:p text:style-name="P51"><text:span text:style-name="T6">Sizden birinin bilgelikte eksiği varsa, herkese cömertçe... veren Allah'tan istesin; Allah ona verecektir. Yalnız hiç kuşku duymadan, imanla istesin.</text:span><text:span text:style-name="T2"> Çünkü kuşku duyan kişi rüzgarın sürükleyip savurduğu deniz dalgasına benzer. Tüm yaşamında böyle değişken, kararsız olan adam Rab'den bir şey alacağını ummasın. (Yakup'un Mektubu, 1:5-8)</text:span></text:p>
      <text:p text:style-name="P51"><text:span text:style-name="T2">İsa onlara şu karşılığı verdi: "Size doğrusunu söyleyeyim, eğer imanınız olur da kuşku duymazsanız, yalnız incir ağacına olanı yapmakla kalmazsınız; şu dağa, 'Kalk, denize atıl' derseniz, dediğiniz olacaktır. </text:span><text:span text:style-name="T6">İman ederek dua ettiğinizde, dilediğiniz herşeyi alacaksınız."</text:span><text:span text:style-name="T2"> </text:span><text:soft-page-break/><text:span text:style-name="T2">(Matta, 21:21-22)</text:span></text:p>
      <text:p text:style-name="P51"><text:span text:style-name="T2">İlk günden şimdiye dek Müjde'nin [Allah'ın vahyinin] yayılmasındaki işbirliğinizden dolayı, </text:span><text:span text:style-name="T6">her duamda hepiniz için her zaman sevinçle dilekte bulunuyorum.</text:span><text:span text:style-name="T2"> (Pavlus'tan Filipililere Mektup 1:4-5)</text:span></text:p>
      <text:p text:style-name="P51"><text:span text:style-name="T2">... Bütün kutsallara [kendini Allah'a adamışlara] beslediğin sevgiyi duydukça </text:span><text:span text:style-name="T6">dualarımda seni anıyor, Rabbime sürekli şükrediyorum. İmanını başkalarıyla paylaşmakta faal olman ve böylelikle... sahip olduğumuz her iyiliğin bilincine ulaşman için dua ediyorum.</text:span><text:span text:style-name="T2"> (Pavlus'tan Filimon'a Mektup, 4:6) </text:span></text:p>
      <text:p text:style-name="P51"><text:span text:style-name="T2">Bunlar İsa'nın annesi Meryem, öbür kadınlar ve İsa'nın kardeşleriyle tam bir birlik içinde </text:span><text:span text:style-name="T6">sürekli dua ediyordu</text:span><text:span text:style-name="T2">. (Elçilerin İşleri, 1:14)</text:span></text:p>
      <text:p text:style-name="P51"><text:span text:style-name="T6">Sonra şöyle dua ettiler:</text:span><text:span text:style-name="T2"> "Ya Rab, Sen herkesin yüreğini bilirsin. Yahuda'nın, ait olduğu yere gitmek için bıraktığı bu hizmeti ve elçilik görevini üstlenmek üzere bu iki kişiden hangisini seçtiğini göster bize." (Elçilerin İşleri, 1:24-25)</text:span></text:p>
      <text:p text:style-name="P51"><text:span text:style-name="T2">Petrus daha birçok sözlerle onları uyardı. "Kendinizi bu sapkın kuşaktan kurtarın!" diye yalvardı... O gün yaklaşık üç bin kişi topluluğa katıldı. Bunlar kendilerini elçilerin öğretisine, birlik olmaya, ekmek bölmeye ve </text:span><text:span text:style-name="T6">duaya adadılar. </text:span><text:span text:style-name="T2">(Elçilerin İşleri, 2:40-42)</text:span></text:p>
      <text:p text:style-name="P51"><text:span text:style-name="T2">Bir gün Petrus'la Yuhanna, saat üçte, </text:span><text:span text:style-name="T6">dua vaktinde mescide çıkıyorlardı.</text:span><text:span text:style-name="T2"> (Elçilerin İşleri, 3:1)</text:span></text:p>
      <text:p text:style-name="P51"><text:span text:style-name="T2">"Ve şimdi </text:span><text:span text:style-name="T6">ya Rab... Senin sözünü tam bir yüreklilikle duyurmak için biz kullarına güç ver..." Duaları bitince</text:span><text:span text:style-name="T2"> toplandıkları yer sarsıldı... Allah'ın sözünü cesaretle duyurmaya devam ettiler. (Elçilerin İşleri, 4:29-31)</text:span></text:p>
      <text:p text:style-name="P51"><text:span text:style-name="T2">"Bu nedenle, kardeşler, aranızdan Allah'ın Ruhuyla [Allah'ın razı olduğu ahlakla] ve bilgelikle dolu, yedi saygın kişi seçin. Onları bu iş için görevlendirelim. </text:span><text:span text:style-name="T6">Biz ise kendimizi duaya ve Allah sözünü yaymaya adayalım."</text:span><text:span text:style-name="T2"> Bu öneri bütün topluluğu hoşnut etti... </text:span><text:span text:style-name="T6">Elçiler de dua edip</text:span><text:span text:style-name="T2"> ellerini onların üzerine koydular. Böylece Allah'ın sözü yayılıyor, Yeruşalim'deki öğrencilerin sayısı arttıkça artıyor, din adamlarının birçoğu da iman çağrısına uyuyordu. (Elçilerin İşleri, 6:3-7)</text:span></text:p>
      <text:p text:style-name="P51"><text:span text:style-name="T2">Petrus'la Yuhanna oraya varınca, Samiriyeli imanlıların Allah'ın Ruhunu almaları [Allah'ın razı olacağı ahlaka kavuşmaları, iman etmeleri] için </text:span><text:span text:style-name="T6">dua ettiler.</text:span><text:span text:style-name="T2"> (Elçilerin İşleri 8:15)</text:span></text:p>
      <text:p text:style-name="P51"><text:span text:style-name="T2">... [Hz. İsa (as)] "Kalk" dedi, "Doğru Sokak denilen sokağa git ve Yahuda'nın evinde Saul adında Tarsuslu birini sor. </text:span><text:span text:style-name="T6">Şu anda orada dua ediyor.</text:span><text:span text:style-name="T2">" (Elçilerin İşleri, 9:11)</text:span></text:p>
      <text:p text:style-name="P51"><text:span text:style-name="T5">Petrus, herkesi dışarı çıkarttı, diz çöküp dua etti...</text:span><text:span text:style-name="T2"> (Elçilerin İşleri, 9:40)</text:span></text:p>
      <text:p text:style-name="P51"><text:span text:style-name="T2">Sezariye'de Kornelius adında bir adam vardı. İtalyan taburunda yüzbaşıydı. Dindar bir adamdı. Hem kendisi hem de bütün ev halkı Allah'tan korkardı. Halka çok yardımda bulunur,</text:span><text:span text:style-name="T6"> Allah'a sürekli dua ederdi.</text:span><text:span text:style-name="T2"> (Elçilerin İşleri, 10: 1-2)</text:span></text:p>
      <text:p text:style-name="P51"><text:span text:style-name="T2">Ertesi gün onlar yol alıp kente yaklaşırlarken, saat on iki sularında Petrus</text:span><text:span text:style-name="T6"> dua etmek için</text:span><text:span text:style-name="T2"> dama çıktı. (Elçilerin İşleri, 10:9)</text:span></text:p>
      <text:p text:style-name="P51"><text:span text:style-name="T2">Kornelius, "Üç gün önce bu sıralarda, saat üçte </text:span><text:span text:style-name="T6">evimde dua ediyordum</text:span><text:span text:style-name="T2">" dedi. "Birdenbire, parlak giysili bir adam önüme çıkıverdi. 'Kornelius' dedi, 'Allah senin duanı işitti [duanı kabul etti], verdiğin sadakaları kabul etti.'" (Elçilerin İşleri, 10:30-31)</text:span></text:p>
      <text:p text:style-name="P51"><text:span text:style-name="T2">"Ben Yafa Kenti'nde </text:span><text:span text:style-name="T6">dua ediyordum</text:span><text:span text:style-name="T2">" dedi... (Elçilerin İşleri, 11:5)</text:span></text:p>
      <text:p text:style-name="P51"><text:soft-page-break/><text:span text:style-name="T2">... Petrus hapiste tutuldu. Ama</text:span><text:span text:style-name="T6"> inanlılar topluluğu onun için Allah'a coşkun bir şekilde dua ediyordu.</text:span><text:span text:style-name="T2">.. (Elçilerin İşleri, 12:5)</text:span></text:p>
      <text:p text:style-name="P51"><text:span text:style-name="T2">Petrus olanların farkına varınca Markos diye tanınan Yuhanna'nın annesi Meryem'in evine gitti. Orada </text:span><text:span text:style-name="T6">birçok kişi toplanmış dua ediyordu</text:span><text:span text:style-name="T2">. (Elçilerin İşleri, 12:12)</text:span></text:p>
      <text:p text:style-name="P51"><text:span text:style-name="T2">Böylece </text:span><text:span text:style-name="T6">oruç tutup dua ettikten sonra</text:span><text:span text:style-name="T2">, Barnaba'yla Saul'un üzerine ellerini koyup onları yolcu ettiler. (Elçilerin İşleri, 13:3)</text:span></text:p>
      <text:p text:style-name="P51"><text:span text:style-name="T2">Şabat Günü kent kapısından çıkıp ırmak kıyısına gittik. Orada</text:span><text:span text:style-name="T6"> bir dua yeri</text:span><text:span text:style-name="T2"> olacağını düşünüyorduk. Oturduk, orada toplanmış kadınlarla konuşmaya başladık. (Elçilerin İşleri, 16:13)</text:span></text:p>
      <text:p text:style-name="P51"><text:span text:style-name="T2">Gece yarısına doğru Pavlus'la Silas d</text:span><text:span text:style-name="T6">ua ediyor, Allah'ı ilahilerle yüceltiyorlardı.</text:span><text:span text:style-name="T2"> Öbür tutuklular da onları dinliyordu. (Elçilerin İşleri, 16:25)</text:span></text:p>
      <text:p text:style-name="P51"><text:span text:style-name="T2">Pavlus bu sözleri söyledikten sonra </text:span><text:span text:style-name="T6">diz çöküp onlarla birlikte dua etti.</text:span><text:span text:style-name="T2"> (Elçilerin İşleri, 20:36)</text:span></text:p>
      <text:p text:style-name="P51"><text:span text:style-name="T2">Günümüz dolunca kentten ayrılıp yolumuza devam ettik. İmanlıların hepsi, eşleri ve çocuklarıyla birlikte bizi kentin dışına kadar geçirdiler. Deniz kıyısında </text:span><text:span text:style-name="T6">diz çöküp dua ettik. </text:span><text:span text:style-name="T2">(Elçilerin İşleri, 21:5)</text:span></text:p>
      <text:p text:style-name="P51"><text:span text:style-name="T2">Yeruşalim'e döndükten sonra, </text:span><text:span text:style-name="T6">mescitte dua ettiğim bir sırada...</text:span><text:span text:style-name="T2"> (Elçilerin İşleri, 221:17)</text:span></text:p>
      <text:p text:style-name="P51"><text:span text:style-name="T2">Kayalıklara bindirmekten korkarak arka taraftan dört demir attılar ve günün tez doğması için </text:span><text:span text:style-name="T6">dua ettiler.</text:span><text:span text:style-name="T2"> (Elçilerin İşleri, 27:29)</text:span></text:p>
      <text:p text:style-name="P51"><text:span text:style-name="T2">... Hastanın yanına giren Pavlus </text:span><text:span text:style-name="T6">dua etti...</text:span><text:span text:style-name="T2"> (Elçilerin İşleri, 28:8)</text:span></text:p>
      <text:p text:style-name="P51"><text:span text:style-name="T2">... "Allah'ın Egemenliği'ne [cennete], birçok sıkıntıdan geçerek girmemiz gerekir" diyorlardı. İmanlılar için her kilisede ihtiyarlar seçtiler. </text:span><text:span text:style-name="T6">Dua ve oruçla onları, inandıkları Rab'be emanet ettiler.</text:span><text:span text:style-name="T2"> (Elçilerin İşleri, 14:23)</text:span></text:p>
      <text:p text:style-name="P51"><text:span text:style-name="T2">Kardeşler... size yalvarıyorum,</text:span><text:span text:style-name="T6"> benim için Allah'a dua ederek uğraşıma katılın.</text:span><text:span text:style-name="T2"> Yahudiye'deki imansızlardan kurtulmam için ve Yeruşalim'e olan hizmetimin... kabul edilmesi için </text:span><text:span text:style-name="T6">dua edin</text:span><text:span text:style-name="T2">. (Pavlus'tan Romalılara Mektup, 15:30-31)</text:span></text:p>
      <text:p text:style-name="P51"><text:span text:style-name="T2">Geçici bir süre için anlaşıp </text:span><text:span text:style-name="T6">kendinizi duaya vermekten başka bir nedenle birbirinizi mahrum etmeyin [birbirinizden ayrılmayın].</text:span><text:span text:style-name="T2"> Sonra yine birleşin ki, kendinizi denetleyemediğiniz için şeytan sizi ayartmasın. (Pavlus'tan Korintlilere 1. Mektup, 7:5)</text:span></text:p>
      <text:p text:style-name="P51"><text:span text:style-name="T2">Öyleyse ne yapmalıyım? </text:span><text:span text:style-name="T6">Ruhumla da zihnimle de dua edeceğim.</text:span><text:span text:style-name="T2"> Ruhumla da zihnimle de ilahi söyleyeceğim. (Pavlus'tan Korintlilere 1. Mektup, 14:15)</text:span></text:p>
      <text:p text:style-name="P51"><text:span text:style-name="T2">Allah bizi böylesine büyük bir ölüm tehlikesinden kurtardı; daha da kurtaracaktır. Umudumuzu O'na bağladık. </text:span><text:span text:style-name="T6">Siz de dualarınızla bize yardım ettikçe,</text:span><text:span text:style-name="T2"> bizi yine kurtaracaktır. Öyle ki, birçok kişinin dualarıyla bize sağlanan lütuftan ötürü birçoklarının ağzından bizim için şükranlar sunulsun. (Pavlus'tan Korintlilere 2. Mektup, 1:10-11)</text:span></text:p>
      <text:p text:style-name="P51"><text:span text:style-name="T2">Allah'ın size bağışladığı mükemmel lütuftan dolayı </text:span><text:span text:style-name="T6">sizler için dua ediyor</text:span><text:span text:style-name="T2">, sizi özlüyorlar. Sözle anlatılamayan armağanı için Allah'a şükürler olsun! (Pavlus'tan Korintlilere 2. Mektup, 9:14-15)</text:span></text:p>
      <text:p text:style-name="P51"><text:span text:style-name="T2">Sizi hatırladıkça Allah'ıma şükrediyorum. İlk günden şimdiye dek Müjde'nin yayılmasındaki işbirliğinizden dolayı </text:span><text:span text:style-name="T6">her duamda hepiniz için her zaman sevinçle dilekte bulunuyorum.</text:span><text:span text:style-name="T2"> (Pavlus'tan Filipililere Mektup, 1:3-5)</text:span></text:p>
      <text:p text:style-name="P51"><text:soft-page-break/><text:span text:style-name="T2">Çünkü </text:span><text:span text:style-name="T6">dualarınızla... bunun bana kurtuluş getireceğini biliyorum.</text:span><text:span text:style-name="T2"> (Pavlus'tan Filipililere Mektup, 1:19)</text:span></text:p>
      <text:p text:style-name="P51"><text:span text:style-name="T6">Sizler için dua ederken Allah'a...</text:span><text:span text:style-name="T2"> her zaman şükrediyoruz. (Pavlus'tan Koloselilere Mektup, 1:3)</text:span></text:p>
      <text:p text:style-name="P51"><text:span text:style-name="T2">Bunu işittiğimiz günden beri biz de </text:span><text:span text:style-name="T6">sizler için dua etmekten</text:span><text:span text:style-name="T2">, tam bir bilgelik ve ruhsal anlayışla Allah'ın isteğini bütünüyle bilmenizi sağlamasını dilemekten geri kalmadık. Rab'be yaraşır biçimde yaşamanız, O'nu her yönden hoşnut etmeniz, her iyi işte meyve vererek </text:span><text:span text:style-name="T6">Allah'ı tanımakta ilerlemeniz için dua ediyoruz.</text:span><text:span text:style-name="T2"> Herşeye sevinçle katlanıp sabredebilmeniz için O'nun yüce gücüne dayanarak, bütün kudretle güçlenmenizi diliyoruz. Bizi kutsalların... [kendini Allah'a adamışların] mirasına ortak olmaya yeterli kılan </text:span><text:span text:style-name="T6">Allah'a şükretmeniz için dua ediyoruz.</text:span><text:span text:style-name="T2"> (Pavlus'tan Koloselilere Mektup, 1: 9-12)</text:span></text:p>
      <text:p text:style-name="P51"><text:span text:style-name="T2">Sizden biri ve Mesih İsa'nın tabisi olan Epafras size selam eder. Allah'ın her isteğinden emin, olgun kişiler olarak ayakta kalasınız diye sizin için </text:span><text:span text:style-name="T6">her zaman duayla </text:span><text:span text:style-name="T2">mücadele ediyor. (Pavlus'tan Koloselilere Mektup, 4:12)</text:span></text:p>
      <text:p text:style-name="P51"><text:span text:style-name="T6">Dualarımızda sizleri anıyor, </text:span><text:span text:style-name="T2">her zaman hepiniz için Allah'a şükrediyoruz. İmanın ürünü olan etkinliğinizi, sevgiye dayanan emeğinizi ve... umuttan kaynaklanan dayanıklılığınızı Allah'ın huzurunda durmadan anıyoruz. (Pavlus'tan Selaniklilere 1. Mektup, 1:2-3)</text:span></text:p>
      <text:p text:style-name="P51"><text:span text:style-name="T2">Herşeyden önce şunu öğütlerim: Allah yoluna tam bir bağlılık ve ağırbaşlılık içinde sakin ve huzurlu bir yaşam sürelim diye, krallarla bütün üst yöneticiler dahil, bütün insanlar için dilekler, </text:span><text:span text:style-name="T6">dualar</text:span><text:span text:style-name="T2">, yakarışlar ve şükürler</text:span><text:span text:style-name="T6"> sunulsun.</text:span><text:span text:style-name="T2"> (Pavlus'tan Timoteos'a 1. Mektup, 2:1-2)</text:span></text:p>
      <text:p text:style-name="P51"><text:span text:style-name="T2">Buna göre, erkeklerin öfkelenip çekişmeden, </text:span><text:span text:style-name="T6">her yerde pak eller yükselterek dua etmelerini isterim. </text:span><text:span text:style-name="T2">(Pavlus'tan Timoteos'a 1. Mektup, 2:8)</text:span></text:p>
      <text:p text:style-name="P51"><text:span text:style-name="T2">Oysa Allah'ın yarattığı herşey iyidir, hiçbir şey reddedilmemeli; yeter ki, şükranla kabul edilsin. Çünkü </text:span><text:span text:style-name="T6">herşey Allah'ın sözüyle ve duayla kutsal kılınır.</text:span><text:span text:style-name="T2"> (Pavlus'tan Timoteos'a 1. Mektup, 4:4-5)</text:span></text:p>
      <text:p text:style-name="P51"><text:span text:style-name="T2">Gerçekten kimsesiz, yalnız kalmış dul kadın umudunu Allah'a bağlamıştır; gece gündüz O'na dilekte bulunmaya ve </text:span><text:span text:style-name="T6">dua etmeye devam eder.</text:span><text:span text:style-name="T2"> Kendini zevke veren dul kadınsa daha yaşarken ölmüştür. (Pavlus'tan Timoteos'a 1. Mektup, 5:5-6)</text:span></text:p>
      <text:p text:style-name="P51"><text:span text:style-name="T6">Durmadan, gece gündüz dualarımda</text:span><text:span text:style-name="T2"> seni anarak atalarım gibi temiz vicdanla kulluk ettiğim Allah'a şükrediyorum. (Pavlus'tan Timoteos'a 2. Mektup, 1:3)</text:span></text:p>
      <text:p text:style-name="P51"><text:span text:style-name="T2">... [Allah'ın Peygamberi olarak] İsa'ya olan imanını ve bütün kutsallara [kendini Allah'a adamışlara] beslediğin sevgiyi duydukça </text:span><text:span text:style-name="T6">dualarımda seni anıyor, Allah'ıma sürekli şükrediyorum...</text:span><text:span text:style-name="T2"> Her iyiliğin bilincine vararak imana dayanan birlikte faal olman için </text:span><text:span text:style-name="T6">dua ediyorum.</text:span><text:span text:style-name="T2"> (Pavlus'tan Filimon'a Mektup, 1:4-6)</text:span></text:p>
      <text:p text:style-name="P51"><text:span text:style-name="T2">Bu arada bana kalabileceğim bir yer hazırla. Çünkü </text:span><text:span text:style-name="T6">dualarınız aracılığıyla sizlere bağışlanacağımı [Allah'ın sizlerle birlikte olmama izin vereceğini] umuyorum.</text:span><text:span text:style-name="T2"> (Pavlus'tan Filimon'a Mektup, 1:22)</text:span></text:p>
      <text:p text:style-name="P51"><text:span text:style-name="T2">... Kendisini ölümden kurtaracak güçte olan </text:span><text:span text:style-name="T6">Allah'a büyük feryat ve gözyaşlarıyla dua etti, yakardı </text:span><text:span text:style-name="T2">ve Allah korkusu nedeniyle işitildi [duaları kabul oldu]. (İbranilere Mektup, 5:7)</text:span></text:p>
      <text:p text:style-name="P51"><text:span text:style-name="T6">Bizim için dua edin. </text:span><text:span text:style-name="T2">Vicdanımızı temiz tuttuğumuza, her bakımdan olumlu bir yaşam </text:span><text:soft-page-break/><text:span text:style-name="T2">sürmek istediğimize eminiz. </text:span><text:span text:style-name="T6">Yanınıza tez zamanda dönebilmem için dua etmenizi özellikle rica ediyorum.</text:span><text:span text:style-name="T2"> (İbranilere Mektup, 13:18-19)</text:span></text:p>
      <text:p text:style-name="P51"><text:span text:style-name="T2">... Birbiriniz için dua edin. </text:span><text:span text:style-name="T6">Doğru kişinin yalvarışı çok güçlü ve etkilidir. </text:span><text:span text:style-name="T2">İlyas da tıpkı bizim gibi insandı. </text:span><text:span text:style-name="T6">Yağmur yağmaması için gayretle dua etti;</text:span><text:span text:style-name="T2"> üç yıl altı ay ülkeye yağmur yağmadı. </text:span><text:span text:style-name="T6">Yeniden dua etti; gök yağmurunu, toprak da ürününü verdi. </text:span><text:span text:style-name="T2">(Yakup'un Mektubu, 5:16-18)</text:span></text:p>
      <text:p text:style-name="P51"><text:span text:style-name="T2">Herşeyin sonu yakındır. Bu nedenle, </text:span><text:span text:style-name="T6">sağduyulu olun ve dua etmek için ayık durun. </text:span><text:span text:style-name="T2">Herşeyden önce birbirinizi candan sevin. Çünkü sevgi birçok günahı örter. Söylenmeksizin birbirinize konukseverlik gösterin. Her biriniz hangi ruhsal armağanı [manevi güzelliği] aldıysanız, bunu Allah'ın çok yönlü lütfunun iyi kahyaları olarak birbirinize hizmet etmekte kullanın. (Petrus'un 1. Mektubu, 4:7-10)</text:span></text:p>
      <text:p text:style-name="P51"><text:span text:style-name="T6">Kardeşinin ölümcül olmayan bir günah işlediğini gören, onun için dua etsin... </text:span><text:span text:style-name="T2">(Yuhanna'nın 1. Mektubu, 5:16)</text:span></text:p>
      <text:p text:style-name="P51"><text:span text:style-name="T2">Sevgili kardeşim, canın gönenç içinde olduğu gibi, </text:span><text:span text:style-name="T6">her bakımdan sağlıklı ve gönenç içinde olman için dua ediyorum.</text:span><text:span text:style-name="T2"> Bazı kardeşler gelip senin gerçeğe bağlı kaldığına, gerçeğin izinden yürüdüğüne tanıklık edince çok sevindim... (Yuhanna'nın 3. Mektubu, 1:2-4)</text:span></text:p>
      <text:p text:style-name="P51"><text:span text:style-name="T2">Ama siz, sevgili kardeşlerim, kendinizi tümden kutsal olan imanınızın temeli üzerinde geliştirin... </text:span><text:span text:style-name="T6">Dua edin... </text:span><text:span text:style-name="T2">Rabbimiz'in sizi sonsuz yaşama kavuşturacak olan merhametini beklerken, kendinizi Allah'ın sevgisinde koruyun. Kimi kararsızlara merhamet edin. Kimini ateşten çekip kurtarın. Kimine de korkuyla merhamet edin. Ama günahlı bir bedenin lekelediği giysiden bile tiksinin. (Yahuda'nın Mektubu, 1:20-23)</text:span></text:p>
      <text:p text:style-name="P51"><text:span text:style-name="T2">Allah'ın huzurunda güvenimiz şu ki,</text:span><text:span text:style-name="T6"> O'nun isteğine uygun ne dilersek bizi işitir [Allah dualarımıza icabet eder]. </text:span><text:span text:style-name="T2">Her ne dilersek bizi işittiğini bildiğimize göre, O'ndan dilediklerimizi aldığımızı da biliriz. (Yuhanna'nın 1. Mektubu, 5:14-15)</text:span></text:p>
      <text:p text:style-name="P51"><text:span text:style-name="T2">... Bunları ikişer ikişer, kendisinin gideceği her kente, her yere kendi önünden gönderdi. Onlara, "Ürün bol, ama işçi az" dedi, "Bu nedenle</text:span><text:span text:style-name="T6"> ürünün sahibi Rab'be yalvarın,</text:span><text:span text:style-name="T2"> ürününü kaldıracak işçiler göndersin." (Luka, 10:1-2)</text:span></text:p>
      <text:p text:style-name="P51"><text:span text:style-name="T6">İsa öğrencilerine, hiç usanmadan, her zaman dua etmeleri gerektiğini belirten şu benzetmeyi anlattı. </text:span><text:span text:style-name="T2">"... Allah da, </text:span><text:span text:style-name="T6">gece gündüz kendisine yakaran seçilmişlerinin</text:span><text:span text:style-name="T2"> hakkını almayacak mı? Size şunu söyleyeyim, onların hakkını tez alacaktır..." (Luka, 18:1-8)</text:span></text:p>
      <text:p text:style-name="P51"><text:span text:style-name="T2">Sabah erkenden incir ağacının yanından geçerlerken, ağacın kökten kurumuş olduğunu gördüler. Olayı hatırlayan Petrus, "... İncir ağacı kurumuş!" dedi. İsa onlara şöyle karşılık verdi: "Allah'a iman edin. Size doğrusunu söyleyeyim, kim şu dağa, 'Kalk, denize atıl!' der ve </text:span><text:span text:style-name="T6">yüreğinde kuşku duymadan dediğinin olacağına inanırsa, dileği yerine gelecektir. Bunun için size diyorum ki, duayla dilediğiniz herşeyi daha şimdiden almış olduğunuza inanın, dileğiniz yerine gelecektir. Kalkıp dua ettiğiniz zaman,</text:span><text:span text:style-name="T2"> birine karşı bir şikayetiniz varsa onu bağışlayın ki..." (Markos, 11:20-26)</text:span></text:p>
      <text:p text:style-name="P51"><text:span text:style-name="T2">Biraz ilerledi, </text:span><text:span text:style-name="T6">yüzüstü yere kapanıp dua etmeye başladı. </text:span><text:span text:style-name="T2">(Markos, 14:35)</text:span></text:p>
      <text:p text:style-name="P51"><text:span text:style-name="T2">"Simun, Simun, şeytan sizleri buğday gibi kalburdan geçirmek için [Allah'tan] izin almıştır. Ama ben, </text:span><text:span text:style-name="T6">imanını yitirmeyesin diye senin için [Allah'a] dua ettim.</text:span><text:span text:style-name="T2"> Geri döndüğün zaman kardeşlerini güçlendir." (Luka, 22:31-32)</text:span></text:p>
      <text:p text:style-name="P51"><text:soft-page-break/><text:span text:style-name="T2">O gün bana hiçbir şey sormayacaksınız. Size doğrusunu söyleyeyim... </text:span><text:span text:style-name="T6">Allah'tan ne dilerseniz, size verecektir... Dileyin, alacaksınız.</text:span><text:span text:style-name="T2"> Öyle ki, sevinciniz tam olsun. (Yuhanna, 16:23-24)</text:span></text:p>
      <text:p text:style-name="P51"><text:span text:style-name="T2">Çünkü Yahudi ve Grek ayrımı yoktur, Rab hepsinin Rabbidir. </text:span><text:span text:style-name="T6">Kendisine yakaranların hepsine karşı eli açıktır [İhsanı bol olandır]. Rab'be yakaran herkes kurtulacaktır. </text:span><text:span text:style-name="T2">(Pavlus'tan Romalılara Mektup, 10:12-13)</text:span></text:p>
      <text:p text:style-name="P51"><text:span text:style-name="T6">Allah'ın Kendi yüceliğinin zenginliği uyarınca... sizi iç varlığınızda kudretle güçlendirmesini... dilerim.</text:span><text:span text:style-name="T2"> Öyle ki, Allah'ın bütün doluluğuyla dolmanız için, sevgide köklenmiş ve temellenmiş olarak bütün kutsallarla [kendini Allah'a adamışlara] birlikte Mesih'in sevgisinin ne denli geniş ve uzun, yüksek ve derin olduğunu anlamaya, bilgiyi çok aşan bu sevgiyi kavramaya gücünüz yetsin. Allah, bizde etkili olan kudretiyle, dilediğimiz ya da düşündüğümüz herşeyden çok daha fazlasını yapabilecek güçtedir. (Pavlus'tan Efeslilere Mektup, 3:19-20)</text:span></text:p>
      <text:p text:style-name="P51"><text:span text:style-name="T2">O'nun çağrısından [Allah'ın vaadinden] doğan umudu, kutsallara [kendini Allah'a adamışlara] verdiği mirasın [cennetin] yüce zenginliğini ve iman eden bizler için etkili olan kudretinin aşkın büyüklüğünü anlamanız için, </text:span><text:span text:style-name="T6">yüreklerinizin gözleri aydınlansın diye dua ediyorum.</text:span><text:span text:style-name="T2"> (Pavlus'tan Efeslilere 1. Mektup, 1:18-19)</text:span></text:p>
      <text:p text:style-name="P41"/>
      <text:p text:style-name="P48">Vicdana Uymak</text:p>
      <text:p text:style-name="P35"><text:span text:style-name="T19">Durmadan, gece gündüz dualarımda seni anarak [senin için Allah'a dua ederek]</text:span><text:span text:style-name="T23"> atalarım gibi temiz vicdanla kulluk ettiğim Allah'a şükrediyorum. </text:span><text:span text:style-name="T19">(Pavlus'un Timoteos'a 2. Mektubu, 1:3)</text:span></text:p>
      <text:p text:style-name="P35"><text:span text:style-name="T23">... Vicdanınızı temiz tutun. </text:span><text:span text:style-name="T19">(Petrus'un 1. Mektubu 3:16) </text:span></text:p>
      <text:p text:style-name="P51"><text:span text:style-name="T2">Oğlum Timoteos... bu buyruğu sana emanet ediyorum. Öyle ki, bu sözlere dayanarak iyi savaşı [iyilik için, güzellikle mücadeleyi] sürdüresin. </text:span><text:span text:style-name="T6">İmana ve temiz vicdana sarıl.</text:span><text:span text:style-name="T2"> Bazıları temiz vicdanı bir yana iterek iman konusunda battılar. (Pavlus'un Timoteos'a 1. Mektubu, 1:18-19)</text:span></text:p>
      <text:p text:style-name="P51"><text:span text:style-name="T2">... Atalarınızın başkaldırdığı ve çölde onu sınadığı günkü gibi, </text:span><text:span text:style-name="T6">yüreklerinizi nasırlaştırmayın.</text:span><text:span text:style-name="T2"> (İbranilere Mektup, 3:7-8)</text:span></text:p>
      <text:p text:style-name="P51"><text:span text:style-name="T2">... Birbirinizi her gün yüreklendirin. Öyle ki, </text:span><text:span text:style-name="T6">hiçbirinizin yüreği günahın aldatmasıyla nasırlaşmasın.</text:span><text:span text:style-name="T2"> (İbranilere Mektup, 3:13)</text:span></text:p>
      <text:p text:style-name="P51"><text:span text:style-name="T2">... Pavlus, "Kardeşler" dedi, "</text:span><text:span text:style-name="T6">Ben bugüne dek Allah'nın huzurunda tertemiz bir vicdanla yaşadım.</text:span><text:span text:style-name="T2">" (Elçilerin İşleri, 23:1)</text:span></text:p>
      <text:p text:style-name="P51"><text:span text:style-name="T2">[Allah rızası için] Mesih'e bağlı biri olarak gerçeği söylüyorum, yalan söylemiyorum. </text:span><text:span text:style-name="T6">Vicdanım da söylediklerimi... doğruluyor. </text:span><text:span text:style-name="T2">(Pavlus'tan Romalılara Mektup, 9: 1)</text:span></text:p>
      <text:p text:style-name="P51"><text:span text:style-name="T2">Aynı bu adamların kabul ettiği gibi, hem doğru kişilerin hem doğru olmayanların ölümden dirileceğine dair Allah'a umut bağladım. Bu nedenle ben... </text:span><text:span text:style-name="T6">Allah'ın... huzurunda vicdanımı temiz tutmaya her zaman özen gösteriyorum. </text:span><text:span text:style-name="T2">(Elçilerin İşleri, 24: 15-16)</text:span></text:p>
      <text:p text:style-name="P51"><text:span text:style-name="T2">Dünyaya ve özellikle size, insan bilgeliğiyle değil, Allah'ın lütfuyla, Allah'tan gelen </text:span><text:span text:style-name="T6">saflık ve içtenlikle davrandığımıza vicdanımız tanıktır</text:span><text:span text:style-name="T2">. Ve biz bununla övünüyoruz. (Pavlus'tan Korintlilere 2. Mektup, 1:12)</text:span></text:p>
      <text:p text:style-name="P51"><text:soft-page-break/><text:span text:style-name="T2">Bu hizmeti Allah'ın merhametiyle üstlendiğimiz için cesaretimizi yitirmeyiz. Utanç verici gizli yolları reddettik. Hileye başvurmayız, Allah'ın sözünü de çarpıtmayız. </text:span><text:span text:style-name="T6">Gerçeği ortaya koyarak kendimizi Allah'ın huzurunda her insanın vicdanına tavsiye ederiz. </text:span><text:span text:style-name="T2">(Pavlus'tan Korintlilere 2. Mektup, 4:1-2)</text:span></text:p>
      <text:p text:style-name="P51"><text:span text:style-name="T2">... Kilise görevlileri, özü sözü ayrı, şarap tutkunu, haksız kazanç peşinde koşan kişiler değil, ağırbaşlı kişiler olmalı. </text:span><text:span text:style-name="T6">Temiz vicdanla imanın sırrına sarılmalıdırlar.</text:span><text:span text:style-name="T2"> Bunlar da önce denensin; eleştirilecek bir yönleri yoksa görev alsınlar. (Pavlus'tan Timoteos'a 1. Mektup, 3:8-10)</text:span></text:p>
      <text:p text:style-name="P51"><text:span text:style-name="T2">... Amacımız Rab'bi hoşnut etmektir... Rab'den korkmanın ne demek olduğunu bildiğimizden insanları ikna etmeye çalışıyoruz. </text:span><text:span text:style-name="T6">Ne olduğumuzu Allah biliyor; umarım siz de vicdanınızda biliyorsunuz.</text:span><text:span text:style-name="T2"> (Pavlus'tan Korintlilere 2. Mektup, 5:8-11)</text:span></text:p>
      <text:p text:style-name="P51"><text:span text:style-name="T6">Bu buyruğun amacı, pak yürekten, temiz vicdandan, içten imandan doğan sevgiyi uyandırmaktır. </text:span><text:span text:style-name="T2">Bazı kişiler bunlardan saparak boş konuşmalara daldılar. Kutsal Yasa öğretmeni olmak istiyorlar, ama ne söyledikleri sözleri ne de iddialı oldukları konuları anlıyorlar. (Pavlus'tan Timoteos'a 1. Mektup, 1:5-7)</text:span></text:p>
      <text:p text:style-name="P51"><text:span text:style-name="T2">Öyleyse </text:span><text:span text:style-name="T6">yüreklerimiz... kötü vicdandan arınmış</text:span><text:span text:style-name="T2">, bedenlerimiz temiz suyla yıkanmış olarak, imanın verdiği tam güvenceyle, </text:span><text:span text:style-name="T6">yürekten bir içtenlikle Allah'a yaklaşalım. </text:span><text:span text:style-name="T2">Açıkça benimsediğimiz umuda sımsıkı tutunalım. Çünkü vaat eden Allah güvenilirdir. Birbirimizi sevgi ve iyi işler için nasıl gayrete getirebileceğimizi düşünelim. Bazılarının alıştığı gibi, biraraya gelmekten vazgeçmeyelim; o günün yaklaştığını gördükçe birbirimizi daha da çok yüreklendirelim. (İbranilere Mektup, 10:22-25)</text:span></text:p>
      <text:p text:style-name="P51"><text:span text:style-name="T2">İyilik yapmayı, sizde olanı başkalarıyla paylaşmayı unutmayın. Çünkü Allah bu tür kurbanlardan hoşnut olur. Önderlerinizin sözünü dinleyin, onlara bağlı kalın. Çünkü onlar... sizi kollarlar. Onların sözünü dinleyin ki, görevlerini... sevinçle yapsınlar. Bizim için dua edin. </text:span><text:span text:style-name="T6">Vicdanımızı temiz tuttuğumuza, her bakımdan olumlu bir yaşam sürmek istediğimize eminiz. </text:span><text:span text:style-name="T2">Yanınıza tez zamanda dönebilmem için dua etmenizi özellikle rica ediyorum. (İbranilere Mektup, 13:16-19)</text:span></text:p>
      <text:p text:style-name="P51"><text:span text:style-name="T2">Yalnız bunu yumuşak huyla, saygıyla yapın. </text:span><text:span text:style-name="T6">Vicdanınızı temiz tutun... </text:span><text:span text:style-name="T2">Sürdürdüğünüz olumlu yaşamı kınayanlar size ettikleri iftiradan utansınlar. İyilik edip acı çekmek –eğer Allah'ın isteği buysa– kötülük yapıp acı çekmekten daha iyidir. (Petrus'un 1. Mektubu, 3:16-17)</text:span></text:p>
      <text:p text:style-name="P51"><text:span text:style-name="T2">... Bizim için tek bir Allah vardır. O herşeyin kaynağıdır, bizler O'nun için yaşıyoruz. Tek bir Rab var... Herşey O'nun tarafından yaratıldı, biz de O'nun izniyle yaşıyoruz. Ne var ki, herkes bu bilgiye sahip değildir. Hâlâ putperest alışkanlıklarının etkisinde kalan bazıları, yedikleri etin puta sunulduğunu düşünüyorlar. </text:span><text:span text:style-name="T6">Vicdanları zayıf olduğu için lekeleniyor.</text:span><text:span text:style-name="T2"> (Pavlus'tan Korintlilere 1. Mektup, 8:5-7)</text:span></text:p>
      <text:p text:style-name="P51"><text:span text:style-name="T2">Sevgili kardeşlerim, </text:span><text:span text:style-name="T6">yüreğimiz bizi suçlamazsa,</text:span><text:span text:style-name="T2"> Allah'ın huzurunda kendimize güvenimiz olur ve O'ndan her ne dilersek alırız [dualarımız kabul olur]. Çünkü O'nun buyruklarını yerine getiriyor ve O'nu hoşnut eden şeyleri yapıyoruz. (Yuhanna'nın 1. Mektubu, 3: 21-22)</text:span></text:p>
      <text:p text:style-name="P51"><text:span text:style-name="T2">... Son zamanlarda bazıları yalancıların ikiyüzlülüğü nedeniyle aldatıcı ruhlara ve </text:span><text:soft-page-break/><text:span text:style-name="T2">cinlerin öğretilerine kulak vererek imandan dönecek. </text:span><text:span text:style-name="T6">Vicdanları adeta kızgın bir demirle dağlanmış bu yalancılar...</text:span><text:span text:style-name="T2"> iman edip gerçeği bilenlerin şükranla yemesi için Allah'ın yarattığı yiyeceklerden çekinmek gerektiğini buyuracaklar. (Pavlus'tan Timoteos'a 1. Mektup, 4:1-3)</text:span></text:p>
      <text:p text:style-name="P51"><text:span text:style-name="T2">Yüreği temiz olanlar için herşey temizdir, ama yüreği kirli olanlar ve imansızlar için hiçbir şey temiz değildir. Çünkü </text:span><text:span text:style-name="T6">onların zihinleri de vicdanları da kirlenmiştir. </text:span><text:span text:style-name="T2">Allah'ı tanıdıklarını ileri sürer, ama yaptıklarıyla O'nu yadsırlar. Söz dinlemez, hiçbir iyi işe yaramaz iğrenç kişilerdir. (Pavlus'tan Titus'a Mektup, 1:15-16)</text:span></text:p>
      <text:p text:style-name="P51"><text:span text:style-name="T2">Ne mutlu yumuşak huylu olanlara! Çünkü onlar yeryüzünü miras alacaklar. Ne mutlu doğruluğa acıkıp susayanlara! Çünkü onlar doyurulacaklar. Ne mutlu merhametli olanlara! Çünkü onlar merhamet bulacaklar. </text:span><text:span text:style-name="T6">Ne mutlu yüreği temiz olanlara!...</text:span><text:span text:style-name="T2"> (Matta, 5:5-8)</text:span></text:p>
      <text:p text:style-name="P51"><text:span text:style-name="T2">... Kişi de kendini bayağı işlerden arıtırsa, onurlu amaçlara uygun, kutsal kılınmış... yararlı, her iyi işe hazır bir kap olur. Gençlik arzularından kaç. </text:span><text:span text:style-name="T6">Temiz yürekle Rab'be yakaranlarla birlikte doğruluğun, imanın, sevginin ve esenliğin ardından koş. </text:span><text:span text:style-name="T2">(Pavlus'tan Timoteos'a 2. Mektup, 2:21-22)</text:span></text:p>
      <text:p text:style-name="P51"><text:span text:style-name="T2">... </text:span><text:span text:style-name="T6">Vicdanları buna tanıklık eder.</text:span><text:span text:style-name="T2"> Düşünceleriyse onları ya suçlar ya da savunur. Yaydığım Müjde'ye [Allah'ın emirlerine] göre Allah'ın, insanları gizlice yaptıkları şeylerden ötürü... yargılayacağı gün böyle olacaktır. (Pavlus'tan Romalılara Mektup, 12:14-16)</text:span></text:p>
      <text:p text:style-name="P51"><text:span text:style-name="T2">Bunun için Allah'a bağlı olun. Şeytana karşı direnin, sizden kaçacaktır. Allah'a yaklaşın... Ey günahkarlar, ellerinizi günahtan temizleyin. Ey kararsızlar, </text:span><text:span text:style-name="T6">yüreklerinizi paklayın.</text:span><text:span text:style-name="T2"> (Yakup'un Mektubu, 4:7-8)</text:span></text:p>
      <text:p text:style-name="P51"><text:span text:style-name="T2">... Daha önce denildiği gibi, "Bugün O'nun sesini [Allah'tan gelen vahyi] duyarsanız, </text:span><text:span text:style-name="T6">yüreklerinizi nasırlaştırmayın</text:span><text:span text:style-name="T2">." (İbranilere Mektup, 4:7)</text:span></text:p>
      <text:p text:style-name="P51"><text:span text:style-name="T2">... </text:span><text:span text:style-name="T6">Temiz yürekle</text:span><text:span text:style-name="T2"> Rab'be yakaranlarla birlikte doğruluğun, imanın, sevginin ve esenliğin ardından koş. (Pavlus'tan Timoteos'a 2. Mektup, 2:22)</text:span></text:p>
      <text:p text:style-name="P51"><text:span text:style-name="T2">Yaşlı adama çıkışma, babanmış gibi yol göster. Genç erkeklere kardeşinmiş gibi, yaşlı kadınlara annenmiş gibi, genç kadınlara </text:span><text:span text:style-name="T6">tam bir yürek temizliğiyle</text:span><text:span text:style-name="T2"> kızkardeşinmiş gibi yol göster. Gerçekten kimsesiz dul kadınlara saygı göster. (Pavlus'tan Timoteos'a 1. Mektup, 5:1-3)</text:span></text:p>
      <text:p text:style-name="P41"/>
      <text:p text:style-name="P48">Allah'ın Elçilerine İman ve </text:p>
      <text:p text:style-name="P48">İtaat Etmek</text:p>
      <text:p text:style-name="P35"><text:span text:style-name="T19">[Hz. İsa (as):] "</text:span><text:span text:style-name="T23">Benden yana olmayan bana karşıdır. </text:span><text:span text:style-name="T19">Benimle birlikte toplamayan dağıtıyor demektir." (Matta, 12:30)</text:span></text:p>
      <text:p text:style-name="P51"><text:span text:style-name="T3">Allah tarafından onaylanan,</text:span><text:span text:style-name="T6"> O'nun gönderdiği kişiye iman etmenizdir. </text:span><text:span text:style-name="T3">(Yuhanna, 6:29)</text:span><text:span text:style-name="T6"> </text:span></text:p>
      <text:p text:style-name="P51"><text:span text:style-name="T6">Beni kabul eden de beni Göndereni [Allah'ı] kabul etmiş olur. </text:span><text:span text:style-name="T2">(Luka, 9:48; Markos, 9:37; Matta, 10:40)</text:span></text:p>
      <text:p text:style-name="P51"><text:span text:style-name="T2">[Hz. İsa (as):] "Sizi dinleyen beni dinlemiş olur, sizi reddeden beni reddetmiş olur. </text:span><text:span text:style-name="T6">Beni reddeden de beni Göndereni [Allah'ı] reddetmiş olur."</text:span><text:span text:style-name="T2"> (Luka, 10:16)</text:span></text:p>
      <text:p text:style-name="P51"><text:span text:style-name="T2">Onlar da şunu sordular: "Allah'ın istediği işleri yapmak için ne yapmalıyız?" İsa, "Allah'ın işi </text:span><text:span text:style-name="T6">[Allah'ın istediği] O'nun gönderdiği kişiye iman etmenizdir</text:span><text:span text:style-name="T2">" diye yanıt verdi. (Yuhanna, 6:28-29)</text:span></text:p>
      <text:p text:style-name="P51"><text:soft-page-break/><text:span text:style-name="T2">Size doğrusunu söyleyeyim, </text:span><text:span text:style-name="T6">sözümü işitip beni Gönderene [Allah'a] iman edenin [cennet'te] sonsuz yaşamı vardır. </text:span><text:span text:style-name="T2">Böyle biri... ölümden yaşama geçmiştir. (Yuhanna, 5:24)</text:span></text:p>
      <text:p text:style-name="P51"><text:span text:style-name="T2">"Niçin... söylediklerimi yapmıyorsunuz? </text:span><text:span text:style-name="T6">Bana gelen ve sözlerimi duyup uygulayan kişinin kime benzediğini size anlatayım. Böyle bir kişi, evini yaparken toprağı kazan, derinlere inip temeli kaya üzerine atan adama benzer. Sel sularıyla kabaran ırmak o eve saldırsa da, onu sarsamaz. Çünkü ev sağlam yapılmıştır. </text:span><text:span text:style-name="T2">Ama sözlerimi duyup da uygulamayan kişi, evini temel koymaksızın toprağın üzerine kuran adama benzer. Kabaran ırmak saldırınca ev hemen çöker. Evin yıkılışı da korkunç olur." (Luka, 6:46-49)</text:span></text:p>
      <text:p text:style-name="P51"><text:span text:style-name="T2">Ama </text:span><text:span text:style-name="T6">onun [Hz. İsa (as)'ın] sözüne uyanın Allah'a olan sevgisi gerçekten olgunluğa ermiştir.</text:span><text:span text:style-name="T2"> Allah'ta olduğumuzu [Allah'ın rızasına uyduğumuzu] bununla anlarız. "Allah'ta [Allah'ın rızasına uygun] yaşıyorum" diyen, Mesih'in yürüdüğü yolda yürümelidir. (Yuhanna'nın 1. Mektubu, 2:5-6)</text:span></text:p>
      <text:p text:style-name="P51"><text:span text:style-name="T6">Önderlerinizin sözünü [Allah rızası için] dinleyin, onlara bağlı kalın. </text:span><text:span text:style-name="T2">Çünkü onlar... sizi kollarlar. Onların sözünü dinleyin ki... sevinçle yapsınlar. (İbranilere Mektup, 13:17)</text:span></text:p>
      <text:p text:style-name="P51"><text:span text:style-name="T2">[Hz. İsa (as):] "</text:span><text:span text:style-name="T6">[Allah rızası için] benim adım uğruna evlerini, kardeşlerini, anne ya da babalarını, çocuklarını ya da topraklarını bırakan herkes, bunların yüz katını elde edecek ve [cennetteki] sonsuz yaşamı miras alacak. </text:span><text:span text:style-name="T2">Ne var ki, birincilerin birçoğu sonuncu, sonuncuların birçoğu da birinci olacak." (Matta, 19:29-30)</text:span></text:p>
      <text:p text:style-name="P51"><text:span text:style-name="T6">Kardeşler, hep birlikte beni örnek alın [benim gibi Allah'a ve onun Peygamberi Hz. İsa (as)'a iman edin]. </text:span><text:span text:style-name="T2">Size verdiğimiz örneğe göre yaşayanlara dikkatle bakın. (Pavlus'tan Filipililere Mektup, 3:17)</text:span></text:p>
      <text:p text:style-name="P51"><text:span text:style-name="T2">[Hz. İsa (as):] "</text:span><text:span text:style-name="T6">Size bir örnek gösterdim; yaptığımın aynısını siz de birbirinize yapasınız diye.</text:span><text:span text:style-name="T2">" (Yuhanna, 13:15) </text:span></text:p>
      <text:p text:style-name="P51"><text:span text:style-name="T6">Allah'ın gönderdiği kişi Allah'ın sözlerini söyler</text:span><text:span text:style-name="T2">... (Yuhanna, 3:34)</text:span></text:p>
      <text:p text:style-name="P51"><text:span text:style-name="T2">[Hz. İsa (as):] "</text:span><text:span text:style-name="T6">Size doğrusunu söyleyeyim, bir kimse sözüme uyarsa, ölümü [cehennem hayatını] asla görmeyecektir.</text:span><text:span text:style-name="T2">" (Yuhanna, 8:51)</text:span></text:p>
      <text:p text:style-name="P51"><text:span text:style-name="T2">İsa, çevresindeki kalabalığı görünce gölün karşı yakasına geçilmesini buyurdu. O sırada din bilginlerinden biri ona yaklaşıp, "</text:span><text:span text:style-name="T6">Öğretmenim" dedi, "Nereye gidersen, senin ardından geleceğim.</text:span><text:span text:style-name="T2">" (Matta, 8:18-19) </text:span></text:p>
      <text:p text:style-name="P51"><text:span text:style-name="T2">İsa oradan geçerken, vergi toplama yerinde oturan birini gördü. Matta adındaki bu adama, </text:span><text:span text:style-name="T6">"Ardımdan gel" dedi. Adam da kalkıp İsa'nın ardından gitti.</text:span><text:span text:style-name="T2"> (Matta, 9:9)</text:span></text:p>
      <text:p text:style-name="P51"><text:span text:style-name="T2">Yahudiler şaşırdılar. "Bu adam hiç öğrenim görmediği halde, nasıl bu kadar bilgili olabilir?" dediler. </text:span><text:span text:style-name="T6">İsa onlara, "Benim öğretim benim değil, beni Gönderenindir" diye karşılık verdi. "Eğer bir kimse Allah'ın isteğini yerine getirmek istiyorsa, bu öğretinin Allah'tan mı olduğunu, yoksa kendiliğimden mi konuştuğumu bilecektir.</text:span><text:span text:style-name="T2"> Kendiliğinden konuşan kendini yüceltmek ister, ama kendisini Göndereni [Allah'ı] yüceltmek isteyen doğrudur ve onda haksızlık yoktur." (Yuhanna, 7:15-18)</text:span></text:p>
      <text:p text:style-name="P51"><text:span text:style-name="T6">İsa kendisine iman etmiş olan Yahudiler'e, "Eğer benim sözüme bağlı kalırsanız, gerçekten öğrencilerim olursunuz. Gerçeği bileceksiniz ve gerçek sizi özgür kılacak." dedi.</text:span><text:span text:style-name="T2"> (Yuhanna, 8:31-32)</text:span></text:p>
      <text:p text:style-name="P51"><text:span text:style-name="T6">İsa yüksek sesle, "Bana iman eden bana değil, beni Gönderene [Allah'a] iman etmiş </text:span><text:soft-page-break/><text:span text:style-name="T6">olur" dedi</text:span><text:span text:style-name="T2">... Bana iman eden hiç kimse karanlıkta kalmasın diye, dünyaya ışık olarak [dünyanın hidayeti için] geldim. Sözlerimi işitip de onlara uymayanı ben yargılamam. Çünkü ben dünyayı yargılamaya değil, dünyayı kurtarmaya geldim. Beni reddeden ve sözlerimi kabul etmeyen kişiyi yargılayacak Biri [Allah] var... (Yuhanna, 12:44-48)</text:span></text:p>
      <text:p text:style-name="P51"><text:span text:style-name="T2">İsa, Celile Gölü'nün kıyısında yürürken Petrus diye de anılan Simun'la kardeşi Andreas'ı gördü. Balıkçı olan bu iki kardeş göle ağ atıyorlardı. </text:span><text:span text:style-name="T6">Onlara, "Ardımdan gelin" dedi,</text:span><text:span text:style-name="T2"> "Sizleri insan tutan balıkçılar yapacağım." </text:span><text:span text:style-name="T6">Onlar da hemen ağlarını bırakıp onun ardından gittiler.</text:span><text:span text:style-name="T2"> İsa daha ileri gidince başka iki kardeşi, Zebedi'nin oğulları Yakup'la Yuhanna'yı gördü. Babaları Zebedi'yle birlikte teknede ağlarını onarıyorlardı. Onları da çağırdı. </text:span><text:span text:style-name="T6">Hemen tekneyi ve babalarını bırakıp İsa'nın ardından gittiler.</text:span><text:span text:style-name="T2"> (Matta, 4:18-22)</text:span></text:p>
      <text:p text:style-name="P51"><text:span text:style-name="T2">İsa tekneye binerken, önceleri cinli olan adam ona, "Seninle geleyim" diye yalvardı. Ama </text:span><text:span text:style-name="T6">İsa adama izin vermedi. Ona, "Evine, yakınlarının yanına dön" dedi. "Rab'bin senin için neler yaptığını, sana nasıl merhamet ettiğini onlara anlat." Adam da gitti, İsa'nın [Allah'ın izniyle] kendisi için neler yaptığını Dekapolis'te duyurmaya başladı. </text:span><text:span text:style-name="T2">Anlattıklarına herkes şaşıp kalıyordu. (Markos, 5:18-20)</text:span></text:p>
      <text:p text:style-name="P51"><text:span text:style-name="T2">İki tekneden Simun'a ait olanına binen İsa, ona kıyıdan biraz açılmasını rica etti. Sonra oturdu, teknenin içinden halka öğretmeye devam etti. Konuşmasını bitirince Simun'a, "Derin sulara açılın, balık tutmak için ağlarınızı atın" dedi. Simun şu karşılığı verdi: "</text:span><text:span text:style-name="T6">Efendimiz, bütün gece çabaladık, hiçbir şey tutamadık. Yine de senin sözün üzerine ağları atacağım." Bunu yapınca öyle çok balık yakaladılar ki, ağları yırtılmaya başladı.</text:span><text:span text:style-name="T2"> (Luka, 5:3-6)</text:span></text:p>
      <text:p text:style-name="P51"><text:span text:style-name="T2">İsa ona şu karşılığı verdi: "</text:span><text:span text:style-name="T6">Beni seven sözüme uyar, Allah'ım da onu sever...</text:span><text:span text:style-name="T2"> Beni sevmeyen, sözlerime uymaz. İşittiğiniz söz benim değil, beni gönderen Allah'ındır." (Yuhanna, 14:23-24)</text:span></text:p>
      <text:p text:style-name="P51"><text:span text:style-name="T2">[Hz. İsa (as):] "</text:span><text:span text:style-name="T6">Kim buyruklarımı bilir ve yerine getirirse, işte beni seven odur. Beni seveni Allah'ım da sevecektir.</text:span><text:span text:style-name="T2"> Ben de onu seveceğim..." (Yuhanna, 14:21)</text:span></text:p>
      <text:p text:style-name="P51"><text:span text:style-name="T2">[Hz. İsa (as):] "Size doğrusunu söyleyeyim... </text:span><text:span text:style-name="T6">Beni kabul eden de beni Göndereni [Allah'ı] kabul etmiş olur.</text:span><text:span text:style-name="T2">" (Yuhanna, 13:20)</text:span></text:p>
      <text:p text:style-name="P51"><text:span text:style-name="T2">İsa Eriha'ya girdi. Kentin içinden geçiyordu. Orada vergi görevlilerinin başı olan, Zakkay adında zengin bir adam vardı. İsa'nın kim olduğunu görmek istiyor, ama boyu kısa olduğu için kalabalıktan ötürü göremiyordu. İsa'yı görebilmek için önden koşup bir yabanıl incir ağacına tırmandı. Çünkü İsa oradan geçecekti. </text:span><text:span text:style-name="T6">İsa oraya varınca yukarı bakıp, "Zakkay, çabuk aşağı in!" dedi. "Bugün senin evinde kalmam gerekiyor." Zakkay hızla aşağı indi ve sevinç içinde İsa'yı evine buyur etti. </text:span><text:span text:style-name="T2">(Luka, 19:1-6)</text:span></text:p>
      <text:p text:style-name="P51"><text:span text:style-name="T2">... Ne görmüş ne işitmişse ona tanıklık eder, ama tanıklığını kimse kabul etmez. Onun tanıklığını kabul eden, Allah'ın gerçek olduğunu kavramıştır. </text:span><text:span text:style-name="T6">Allah'ın gönderdiği kişi Allah'ın sözlerini söyler... İsa'ya iman edenin [cennet'te] sonsuz yaşamı vardır. Ama İsa'nın sözünü dinlemeyen yaşamı görmeyecektir. Allah'ın gazabı böylesinin üzerinde kalır.</text:span><text:span text:style-name="T2"> (Yuhanna, 3:32-36)</text:span></text:p>
      <text:p text:style-name="P51"><text:span text:style-name="T2">...</text:span><text:span text:style-name="T6"> O'nun [Allah'ın] gönderdiği kişiye iman etmiyorsunuz. </text:span><text:span text:style-name="T2">Kutsal Yazılar'ı araştırıyorsunuz. Çünkü bunlar aracılığıyla sonsuz yaşama sahip olduğunuzu sanıyorsunuz. Bana tanıklık eden de bu yazılardır! Öyleyken siz, yaşama kavuşmak için bana gelmek </text:span><text:soft-page-break/><text:span text:style-name="T2">istemiyorsunuz. (Yuhanna, 5:38-40)</text:span></text:p>
      <text:p text:style-name="P41">"O zaman... [Hz. İsa (as)] sağındaki kişilere, 'Sizler, Allah'ımın kutsadıkları, gelin!' diyecek. 'Dünya kurulduğundan beri sizin için hazırlanmış olan egemenliği [cenneti] miras alın! Çünkü acıkmıştım, bana yiyecek verdiniz; susamıştım, bana içecek verdiniz; yabancıydım, beni içeri aldınız. Çıplaktım, beni giydirdiniz; hastaydım, benimle ilgilendiniz; zindandaydım, yanıma geldiniz.'... Sonra solundakilere şöyle diyecek: 'Ey lanetliler... sönmez ateşe gidin! Çünkü acıkmıştım, bana yiyecek vermediniz; susamıştım, bana içecek vermediniz; yabancıydım, beni içeri almadınız; çıplaktım, beni giydirmediniz; hastaydım, zindandaydım, benimle ilgilenmediniz.'" (Matta, 25:34-36; 41-43)</text:p>
      <text:p text:style-name="P41"><text:s/></text:p>
      <text:p text:style-name="P49">Allah'ın Emirlerini Bildiren Kutsal </text:p>
      <text:p text:style-name="P49">Kitaplara İman ve İtaat</text:p>
      <text:p text:style-name="P51"><text:span text:style-name="T6">... Kutsal Yasa'da [Allah'ın buyruklarını içeren vahiyde] ve Peygamberlerin Kitaplarında yazılı herşeye inanıyorum. </text:span><text:span text:style-name="T2">Aynı bu şahısların kabul ettiği gibi, hem doğru kişilerin hem doğru olmayanların ölümden dirileceğine dair Allah'a umut bağladım. Bu nedenle ben Allah'ın huzurunda... vicdanımı temiz tutmaya her zaman özen gösteriyorum. (Elçilerin İşleri, 24:14-16)</text:span></text:p>
      <text:p text:style-name="P35"><text:span text:style-name="T19">Ama o bana, "Sakın yapma!" dedi, "Ben senin, Peygamber kardeşlerin ve</text:span><text:span text:style-name="T23"> bu Kitabın sözlerine uyanlar gibi bir Allah kuluyum.</text:span><text:span text:style-name="T19"> Allah'a kulluk et!" (Vahiy, 22:9)</text:span></text:p>
      <text:p text:style-name="P51"><text:span text:style-name="T2">Yahya'nın tutuklanmasından sonra </text:span><text:span text:style-name="T6">İsa, Allah'ın Müjdesi'ni [Allah'ın emirlerini] duyura duyura Celile'ye gitti. </text:span><text:span text:style-name="T2">"Zaman doldu" diyordu, "Allah'ın Egemenliği [cennet vaadi] yaklaştı. </text:span><text:span text:style-name="T6">Tövbe edin, Müjde'ye [Allah'ın emirlerine] inanın!</text:span><text:span text:style-name="T2">" (Markos, 1:14-15)</text:span></text:p>
      <text:p text:style-name="P51"><text:span text:style-name="T2">Her ikisi de Allah'ın nazarında doğru kişilerdi, </text:span><text:span text:style-name="T6">Rab'bin bütün buyruk ve kurallarına eksiksizce uyarlardı.</text:span><text:span text:style-name="T2"> (Luka, 1:6)</text:span></text:p>
      <text:p text:style-name="P51"><text:span text:style-name="T2">Bu nedenle Roma'da bulunan sizlere de Müjde'yi [Allah'ın emirlerini] elimden geldiğince bildirmek için sabırsızlanıyorum... </text:span><text:span text:style-name="T6">Müjde [Allah'ın emirleri] iman eden herkesin –önce Yahudiler'in, sonra Yahudi olmayanların– kurtuluşu için Allah'ın gücüdür... Aklanma yalnız imanla olur. </text:span><text:span text:style-name="T2">Yazılmış olduğu gibi, "İmanla aklanan yaşayacaktır." (Pavlus'tan Romalılara Mektup, 1:15-17)</text:span></text:p>
      <text:p text:style-name="P51"><text:span text:style-name="T6">[Hz. İsa (as):] "Kutsal Yasa'yı [önceki Allah'ın vahyini] ya da Peygamberlerin sözlerini geçersiz kılmak için geldiğimi sanmayın. Ben geçersiz kılmaya değil, tamamlamaya geldim...</text:span><text:span text:style-name="T2"> Bu buyrukların en küçüklerinden birini kim çiğner ve başkalarına öyle yapmayı öğretirse, Allah'ın Egemenliğinde [ahirette] en küçük sayılacak. </text:span><text:span text:style-name="T6">Ama bu buyrukları kim yerine getirir ve başkalarına öğretirse, Allah'ın Egemenliğinde [ahirette] büyük sayılacak. </text:span><text:span text:style-name="T2">(Matta, 5:17-19)</text:span></text:p>
      <text:p text:style-name="P51"><text:span text:style-name="T2">Sevgili kardeşler... Her iki mektubumda da bu konuları anımsatarak temiz düşüncelerinizi uyandırmaya çalıştım. Öyle ki, </text:span><text:span text:style-name="T6">kutsal Peygamberlerin çok önceden söylediği sözleri... anımsayasınız.</text:span><text:span text:style-name="T2"> (Petrus'un 2. Mektubu, 3:1-2)</text:span></text:p>
      <text:p text:style-name="P51"><text:span text:style-name="T2">Şimdi, kardeşler, size bildirdiğim, sizin de </text:span><text:span text:style-name="T6">kabul edip bağlı kaldığınız Müjde'yi [Allah'ın emirlerini] anımsatmak istiyorum. Size müjdelediğim bu söze sımsıkı sarılırsanız, onun aracılığıyla kurtulursunuz... </text:span><text:span text:style-name="T2">(Pavlus'tan Korintlilere 1. Mektup, 15:1-2) </text:span></text:p>
      <text:p text:style-name="P51"><text:span text:style-name="T6">... [Allah] Allah'ı tanımayanları ve Kendisi'yle ilgili Müjde'ye [Allah'ın emirlerine] </text:span><text:soft-page-break/><text:span text:style-name="T6">uymayanları cezalandıracak. </text:span><text:span text:style-name="T2">Böyleleri Rab'bin varlığından ve yüce gücünden uzak kalarak sonsuza dek mahvolma cezasına çarptırılacaklar... (Pavlus'tan Selaniklilere 2. Mektup, 1:8-9)</text:span></text:p>
      <text:p text:style-name="P51"><text:span text:style-name="T6">Musa, Kutsal Yasa'ya [Allah'ın buyruklarını içeren vahiye] dayanan doğrulukla ilgili şöyle yazıyor: "Yasa'nın gereklerini yapan, onlar sayesinde yaşayacaktır [ahirette sonsuz cennet hayatı ile karşılık görecektir]." </text:span><text:span text:style-name="T2">İmana dayanan doğruluk ise şöyle diyor: ... "Allah sözü sana yakındır, ağzında ve yüreğindedir." (Pavlus'tan Romalılara Mektup, 10:5-8)</text:span></text:p>
      <text:p text:style-name="P51"><text:span text:style-name="T2">Kendini... ruhça olgun sayan varsa, bilsin ki, </text:span><text:span text:style-name="T6">size yazdıklarım Rab'bin buyruğudur.</text:span><text:span text:style-name="T2"> Bunları önemsemeyenin kendisi de önemsenmesin. (Pavlus'tan Korintlilere 1. Mektup, 14:37-38)</text:span></text:p>
      <text:p text:style-name="P51"><text:span text:style-name="T2">[Hz. İsa (as):] Öğrencileriyle birlikte halkı da yanına çağırıp şöyle konuştu: "Ardımdan gelmek isteyen... beni izlesin. Canını kurtarmak isteyen onu yitirecek,</text:span><text:span text:style-name="T6"> canını [Allah rızası için] benim ve Müjde'nin [Allah'ın emirlerinin] uğruna yitiren ise onu kurtaracaktır." </text:span><text:span text:style-name="T2">(Markos, 8:34-35)</text:span></text:p>
      <text:p text:style-name="P51"><text:span text:style-name="T2">Petrus ona, "Bak, biz herşeyi bırakıp senin ardından geldik" demeye başladı. "Size doğrusunu söyleyeyim" dedi İsa, </text:span><text:span text:style-name="T6">"[Allah rızası için] Benim ve Müjde'nin [Allah'ın emirlerinin] uğruna evini, kardeşlerini, anne ya da babasını, çocuklarını ya da topraklarını bırakıp da şimdi, bu çağda çekeceği zulümlerle birlikte yüz kat daha fazla eve, kardeşe, anneye, çocuğa, toprağa ve gelecek çağda sonsuz yaşama [cennete] kavuşmayacak hiç kimse yoktur." </text:span><text:span text:style-name="T2">(Markos, 10:28-30)</text:span></text:p>
      <text:p text:style-name="P51"><text:span text:style-name="T6">Ne var ki, herkes Müjde'ye [Allah'ın emirlerine] uymadı. </text:span><text:span text:style-name="T2">Yeşaya'nın dediği gibi: "Ya Rab, verdiğimiz habere kim inandı?" Demek ki iman, haberi duymakla, duymak da Mesih'le ilgili sözün yayılmasıyla olur. Ama soruyorum: Onlar duymadılar mı? Elbette duydular. "Sesleri bütün yeryüzüne, sözleri dünyanın dört bucağına ulaştı."... (Pavlus'tan Romalılara Mektup, 10:16-18)</text:span></text:p>
      <text:p text:style-name="P51"><text:span text:style-name="T6">... Bu kitaptaki peygamberlik sözlerine uyana ne mutlu! </text:span><text:span text:style-name="T2">(Vahiy, 7:22)</text:span></text:p>
      <text:p text:style-name="P51"><text:span text:style-name="T2">Bu peygamberlik sözlerini okuyana, </text:span><text:span text:style-name="T6">burada [Allah'ın Kutsal Kitabında] yazılanları dinleyip yerine getirene ne mutlu! </text:span><text:span text:style-name="T2">Çünkü beklenen zaman yakındır. (Vahiy, 1:3)</text:span></text:p>
      <text:p text:style-name="P41"/>
      <text:h text:style-name="P97" text:outline-level="1">10. BÖLÜM</text:h>
      <text:h text:style-name="P89" text:outline-level="1">İNCİL'DE ALLAH’A YAKINLIK VE </text:h>
      <text:h text:style-name="P89" text:outline-level="1">İMAN DERİNLİĞİ</text:h>
      <text:p text:style-name="P27"/>
      <text:p text:style-name="P27"/>
      <text:p text:style-name="P49">İncil'de Allah'a Yakınlık, Bağlılık </text:p>
      <text:p text:style-name="P49">ve Samimi İman</text:p>
      <text:p text:style-name="P51"><text:span text:style-name="T2">Öyleyse yüreklerimiz kötü vicdandan arınmış ve bedenimiz temiz su ile yıkanmış olarak,</text:span><text:span text:style-name="T6"> imanın verdiği tam güvenceyle, yürekten bir içtenlikle Allah'a yaklaşalım.</text:span><text:span text:style-name="T2"> (İbranilere Mektup, 10:22)</text:span></text:p>
      <text:p text:style-name="P51"><text:span text:style-name="T2">Ferisiler, İsa'nın Sadukileri susturduğunu duyunca biraraya toplandılar. Onlardan biri... ona [Hz. İsa (as)'a] şunu sordu: "Öğretmenim, Kutsal Yasa'da [Allah'ın vahyi olan buyrukları arasında] en önemli buyruk hangisi?" İsa ona şu karşılığı verdi: "'</text:span><text:span text:style-name="T6">Allah'ın olan Rab'bi bütün yüreğinle, bütün canınla ve bütün aklınla sev.' İşte ilk ve en önemli buyruk budur."</text:span><text:span text:style-name="T2"> (Matta, 22:34-38)</text:span></text:p>
      <text:p text:style-name="P35"><text:span text:style-name="T19">Bunun için </text:span><text:span text:style-name="T23">Allah'a tabi olun</text:span><text:span text:style-name="T19">. iblise karşı direnin, sizden kaçacaktır. </text:span><text:span text:style-name="T23">Allah'a yaklaşın, O da size yaklaşacaktır</text:span><text:span text:style-name="T19">. Ey günahkarlar, ellerinizi günahtan temizleyin. Ey kararsızlar, yüreklerinizi paklayın... (Yakup'un Mektubu, 4:7-8)</text:span></text:p>
      <text:p text:style-name="P51"><text:span text:style-name="T2">İman olmadan Allah'ı hoşnut etmek imkansızdır. </text:span><text:span text:style-name="T6">Allah'a yaklaşan, O'nun var olduğuna ve Kendisi'ni arayanları ödüllendireceğine iman etmelidir.</text:span><text:span text:style-name="T2"> İman sayesinde Nuh, henüz olmamış olaylarla ilgili olarak Allah tarafından uyarıldığında, Allah korkusuyla ev halkının kurtuluşu için bir gemi yaptı... İmana dayanan doğruluğun mirasçısı oldu. (İbranilere Mektup, 11:6-7)</text:span></text:p>
      <text:p text:style-name="P51"><text:span text:style-name="T6">Nerede iki ya da üç kişi Benim adımla toplanırsa, Ben de orada onların arasındayım.</text:span><text:span text:style-name="T2"> (Matta, 18:20)</text:span></text:p>
      <text:p text:style-name="P51"><text:span text:style-name="T2">Dünyayı ve içindekilerin tümünü yaratan, yerin ve göğün Rabbi olan Allah... Herkese yaşam, soluk ve herşeyi veren kendisi olduğuna göre... Allah, bütün ulusları tek insandan türetti ve onları yeryüzünün dört bucağına yerleştirdi. Ulusların var olacağı belirli süreleri ve yerleşecekleri bölgelerin sınırlarını önceden saptadı. </text:span><text:span text:style-name="T6">Bunu, Kendisi'ni arasınlar ve... bulabilsinler diye yaptı. Aslında Allah hiçbirimizden uzak değildir.</text:span><text:span text:style-name="T2"> Nitekim, O'nda yaşıyor [sadece Allah'ın rızası için yaşıyor] ve hareket ediyoruz, O'nda [Allah'ın lütfuyla] varız... (Elçilerin İşleri, 17:24-28)</text:span></text:p>
      <text:p text:style-name="P51"><text:span text:style-name="T2">Sevgili kardeşim, </text:span><text:span text:style-name="T6">sana yabancı oldukları halde, kardeşler için yaptığın herşeyi içten bir bağlılıkla yapıyorsun.</text:span><text:span text:style-name="T2"> Onlar kilise önünde sevgine tanıklık ettiler. Onları Allah'a yaraşır biçimde [Allah'ın razı olacağı şekilde] yardımlarınla birlikte uğurlarsan iyi edersin. Çünkü inanmayanlardan hiçbir yardım almadan, [Allah rızası için] Mesih'in adı uğruna yola çıktılar. (Yuhanna'nın 3. Mektubu, 1:5-7)</text:span></text:p>
      <text:p text:style-name="P51"><text:span text:style-name="T2">... "Bundan böyle </text:span><text:span text:style-name="T6">Rab'be ait olarak [Allah'ın rızasını arayarak yaşarken] ölenlere ne mutlu!...</text:span><text:span text:style-name="T2"> Uğraşlarından dinlenecekler. Çünkü yaptıkları onları izleyecek [yaptıklarının karşılığını ahirette alacaklardır]." (Vahiy, 14:13)</text:span></text:p>
      <text:p text:style-name="P51"><text:soft-page-break/><text:span text:style-name="T6">Allah'ın buyruklarını yerine getiren Allah'ta yaşar [Allah'ın rızasına uygun yaşar],</text:span><text:span text:style-name="T2"> Allah da o kişide yaşar [Allah o kişiye rahmet eder]... (Yuhanna'nın 1. Mektubu, 3:24)</text:span></text:p>
      <text:p text:style-name="P51"><text:span text:style-name="T2">İşte bu nedenle </text:span><text:span text:style-name="T6">her türlü gayreti göstererek imanınıza</text:span><text:span text:style-name="T2"> erdemi, erdeminize bilgiyi, bilginize özdenetimi, özdenetiminize dayanma gücünü, dayanma gücünüze </text:span><text:span text:style-name="T6">Allah yoluna bağlılığı</text:span><text:span text:style-name="T2">, bağlılığınıza kardeşseverliği, kardeşseverliğinize sevgiyi </text:span><text:span text:style-name="T6">katın</text:span><text:span text:style-name="T2">. (Petrus'un 2. Mektubu, 1:5-7)</text:span></text:p>
      <text:p text:style-name="P51"><text:span text:style-name="T2">Böylelikle </text:span><text:span text:style-name="T6">içtenliği kanıtlanan imanınız...</text:span><text:span text:style-name="T2"> size övgü, yücelik, onur kazandıracak. İmanınız, ateşle arıtıldığı halde yok olup giden altından daha değerlidir. (Petrus'un 1. Mektubu, 1:7)</text:span></text:p>
      <text:p text:style-name="P51"><text:span text:style-name="T2">... Bunu [Allah'ın buyruklarına itaati], yalnız insanları hoşnut etmek isteyenler gibi göze hoş görünen hizmetle değil, </text:span><text:span text:style-name="T6">saf yürekle, Rab korkusuyla yapın.</text:span><text:span text:style-name="T2"> Rab'den miras [cennet] ödülünü alacağınızı bilerek, </text:span><text:span text:style-name="T6">her ne yaparsanız, insanlar için değil, Rab için candan yapın... </text:span><text:span text:style-name="T2">(Pavlus'tan Koloselilere Mektup, 3:22-24)</text:span></text:p>
      <text:p text:style-name="P51"><text:span text:style-name="T2">Dünyaya ve özellikle size, insan bilgeliğiyle değil, Allah'ın lütfuyla, </text:span><text:span text:style-name="T6">Allah'tan gelen saflık ve içtenlikle davrandığımıza</text:span><text:span text:style-name="T2"> vicdanımız tanıktır. Ve biz bununla övünüyoruz. (Pavlus'tan Korintlilere 2. Mektup, 1:12)</text:span></text:p>
      <text:p text:style-name="P51"><text:span text:style-name="T6">... İnsan yürekten iman ederek aklanır...</text:span><text:span text:style-name="T2"> (Pavlus'tan Romalılara Mektup, 10:10)</text:span></text:p>
      <text:p text:style-name="P51"><text:span text:style-name="T2">Bu buyruğun amacı, pak yürekten, temiz vicdandan, </text:span><text:span text:style-name="T6">içten imandan doğan </text:span><text:span text:style-name="T2">sevgiyi</text:span><text:span text:style-name="T6"> </text:span><text:span text:style-name="T2">uyandırmaktır. (Pavlus'tan Timoteos'a 1. Mektup, 1:5)</text:span></text:p>
      <text:p text:style-name="P51"><text:span text:style-name="T6">Temiz vicdanla imanın sırrına sarılmalıdırlar.</text:span><text:span text:style-name="T2"> (Pavlus'tan Timoteos'a 1. Mektup, 3:9)</text:span></text:p>
      <text:p text:style-name="P51"><text:span text:style-name="T2">Allah'ın size verdiği sürüyü güdün [sorumluluğunuzdaki müminlere yol gösterin]. Zorunluymuş gibi değil, </text:span><text:span text:style-name="T6">Allah'ın istediği gibi gönüllü gözetmenlik yapın.</text:span><text:span text:style-name="T2"> Para hırsıyla değil, gönül rızasıyla, size emanet edilenlere egemenlik taslamadan, sürüye örnek olarak görevinizi yapın... (Petrus'un 1. Mektubu, 5:2-3)</text:span></text:p>
      <text:p text:style-name="P51"><text:span text:style-name="T2">... İnsanları hoşnut etmek isteyenler gibi göze hoş görünmek için yapmayın... </text:span><text:span text:style-name="T6">Allah'ın isteğini candan yerine getirin.</text:span><text:span text:style-name="T2"> İnsanlara değil, Rab'be hizmet eder gibi gönülden hizmet edin. Çünkü ister köle ister özgür olsun, herkesin yaptığı her iyiliğin karşılığını Rab'den alacağını biliyorsunuz. (Pavlus'tan Efeslilere 1. Mektup, 6:6-8)</text:span></text:p>
      <text:p text:style-name="P51"><text:span text:style-name="T2">.</text:span><text:span text:style-name="T6">.. İmanınız insan bilgeliğine değil, Allah gücüne dayansın. </text:span><text:span text:style-name="T2">(Pavlus'tan Korintlilere 1. Mektup, 2:5)</text:span></text:p>
      <text:p text:style-name="P51"><text:span text:style-name="T2">İyi toprağa düşenler ise, </text:span><text:span text:style-name="T6">sözü işitince onu iyi ve sağlam bir yürekte saklayanlardır.</text:span><text:span text:style-name="T2"> Bunlar sabırla dayanarak ürün verirler. (Luka, 8:15)</text:span></text:p>
      <text:p text:style-name="P51"><text:span text:style-name="T2">... İmanla dolu, iyi bir adam olan Barnaba, Antakya'ya varıp Allah'ın lütfunun meyvelerini görünce sevindi. </text:span><text:span text:style-name="T6">Herkesi, candan ve yürekten Rab'be bağlı kalmaya özendirdi.</text:span><text:span text:style-name="T2"> Sonuç olarak Rab'be [iman eden] daha birçok kişi kazanıldı. (Elçilerin İşleri, 11:23-24)</text:span></text:p>
      <text:p text:style-name="P41"/>
      <text:p text:style-name="P49">İncil'de İman Coşkusu, Şevki </text:p>
      <text:p text:style-name="P49">ve Sevinci</text:p>
      <text:p text:style-name="P51"><text:span text:style-name="T6">Gayretiniz eksilmesin. Ruhta şevkli olun.</text:span><text:span text:style-name="T2"> Rab'be kulluk edin. (Pavlus'tan Romalılara Mektup, 12:11)</text:span></text:p>
      <text:p text:style-name="P51"><text:span text:style-name="T2">Kardeşlerim, </text:span><text:span text:style-name="T6">çeşitli denemelerle yüz yüze geldiğinizde bunu büyük sevinçle karşılayın. </text:span><text:soft-page-break/><text:span text:style-name="T2">Çünkü bilirsiniz ki, imanınızın sınanması dayanma gücünü yaratır. Dayanma gücü de, hiçbir eksiği olmayan, olgun, kamil kişiler olmanızı sağlasın. (Yakup'un Mektubu, 1:2-4)</text:span></text:p>
      <text:p text:style-name="P35"><text:span text:style-name="T23">İç varlığımda Allah'ın Yasası'ndan [Allah'ın hükümlerinden] zevk alıyorum.</text:span><text:span text:style-name="T19"> (Pavlus'tan Romalılara Mektup, 7:22)</text:span></text:p>
      <text:p text:style-name="P51"><text:span text:style-name="T2">Bu nedenle, sevgili kardeşlerim, Rab yolunda verdiğiniz emeğin boşa gitmeyeceğini bilerek sebat gösterin, sarsılmayın, </text:span><text:span text:style-name="T6">Rab'bin işinde [Allah yolunda yaptığınız hizmette] her zaman gayretli olun. </text:span><text:span text:style-name="T2">(Pavlus'tan Korintlilere 1. Mektup, 15:58)</text:span></text:p>
      <text:p text:style-name="P51"><text:span text:style-name="T2">Zaman sona ererken açığa çıkarılmaya hazır olan kurtuluşa kavuşasınız diye iman sayesinde Allah'ın gücüyle korunuyorsunuz. Bu nedenle şimdi </text:span><text:span text:style-name="T6">kısa bir süre çeşitli denemeler sonucu acı çekmeniz gerekiyorsa da, sevinçle coşmaktasınız. Böylelikle içtenliği kanıtlanan imanınız... size övgü, yücelik, onur kazandıracak.</text:span><text:span text:style-name="T2"> İmanınız, ateşle arıtıldığı halde yok olup giden altından daha değerlidir. Mesih'i görmemiş olsanız da [Allah rızası için] onu seviyorsunuz. Şu anda onu görmediğiniz halde ona [Allah'ın bir Peygamberi olarak] iman ediyor, </text:span><text:span text:style-name="T6">sözle anlatılmaz yüce bir sevinçle coşuyorsunuz. </text:span><text:span text:style-name="T2">Çünkü imanınızın sonucu olarak canlarınızın kurtuluşuna erişiyorsunuz. (Petrus'un 1. Mektubu, 1:5-9)</text:span></text:p>
      <text:p text:style-name="P51"><text:span text:style-name="T2">Sözüm ve bildirim, insan bilgeliğinin ikna edici sözlerine değil, Allah'ın... [vahyinin] kanıtlayıcı gücüne dayanıyordu. Öyle ki, </text:span><text:span text:style-name="T6">imanınız insan bilgeliğine değil, Allah'ın gücüne dayansın. </text:span><text:span text:style-name="T2">(Pavlus'tan Korintlilere 1. Mektup, 2:4-5)</text:span></text:p>
      <text:p text:style-name="P51"><text:span text:style-name="T3">Komşularıyla akrabaları, Rab'bin ona ne büyük merhamet gösterdiğini duyunca</text:span><text:span text:style-name="T6">, onun sevincine katıldılar. (Luka, 1:58)</text:span></text:p>
      <text:p text:style-name="P51"><text:span text:style-name="T6">Öğrenciler ise sevinç ve Allah'ın Ruhu'yla doluydu.</text:span><text:span text:style-name="T3"> (Elçilerin İşleri, 13:52)</text:span></text:p>
      <text:p text:style-name="P51"><text:span text:style-name="T6">Rab'de [Allah'a imanınızda] her zaman sevinin; yine söylüyorum, sevinin!</text:span><text:span text:style-name="T2"> (Pavlus'tan Filipililere Mektup, 4:4)</text:span></text:p>
      <text:p text:style-name="P51"><text:span text:style-name="T6">... Sendeki içten imanı anımsıyorum... Allah'ın sana verdiği armağanı alevlendirmen [arttırman] gerektiğini hatırlatıyorum.</text:span><text:span text:style-name="T2"> (Pavlus'tan Timoteos'a 2. Mektup, 1:5-6)</text:span></text:p>
      <text:p text:style-name="P51"><text:span text:style-name="T2">Kardeşler, ben kendimi henüz bunu kazanmış saymıyorum. Ancak şunu yapıyorum: geride kalan herşeyi [geçmişte yaptıklarımı] unutup ileride olanlara uzanarak [ileride yapacaklarıma yönelerek], Allah'ın... [vaadinde] </text:span><text:span text:style-name="T6">öngörülen ödülü kazanmak için hedefe doğru koşuyorum.</text:span><text:span text:style-name="T2"> (Pavlus'tan Filipililere Mektup 3:13-14)</text:span></text:p>
      <text:p text:style-name="P51"><text:span text:style-name="T2">Sakın kimse kötülüğe kötülükle karşılık vermesin. Birbiriniz ve bütün insanlar için her zaman iyiliği amaç edinin. </text:span><text:span text:style-name="T6">Her zaman sevinin.</text:span><text:span text:style-name="T2"> Sürekli dua edin. Her durumda şükredin. Çünkü Allah'ın... sizin için istediği budur. (Pavlus'tan Selaniklilere 1. Mektup, 5:15-18)</text:span></text:p>
      <text:p text:style-name="P51"><text:span text:style-name="T2">Müjde'yi [Allah'ın emirlerini] yayıyorum diye övünmeye hakkım yok. Çünkü bunu yapmakla yükümlüyüm. Müjde'yi [Allah'ın emirlerini] yaymazsam vay halime! </text:span><text:span text:style-name="T6">Eğer Müjde'yi [Allah'ın emirlerini] gönülden yayarsam, ödülüm olur; </text:span><text:span text:style-name="T2">gönülsüzce yayarsam, yalnızca bana emanet edilen görevi yapmış olurum. Peki, ödülüm nedir? </text:span><text:span text:style-name="T6">Müjde'yi [Allah'ın emirlerini] karşılıksız yaymak... </text:span><text:span text:style-name="T2">(Pavlus'tan Korintlilere 1. Mektup, 9:16-18)</text:span></text:p>
      <text:p text:style-name="P51"><text:span text:style-name="T2">Çünkü siz Rab'be bağlı kalırsanız, biz asıl o zaman yaşarız. </text:span><text:span text:style-name="T6">Allah'ımızın huzurunda sizden ötürü büyük sevinç duymaktayız... </text:span><text:span text:style-name="T2">(Pavlus'tan Selaniklilere 1. Mektup, 3:8-9)</text:span></text:p>
      <text:p text:style-name="P51"><text:span text:style-name="T2">"Benim yüzümden </text:span><text:span text:style-name="T6">insanlar size sövüp zulmettikleri, yalan yere size karşı her türlü kötü sözü söyledikleri zaman ne mutlu size! Sevinin, sevinçle coşun!</text:span><text:span text:style-name="T2"> Çünkü göklerdeki </text:span><text:soft-page-break/><text:span text:style-name="T2">[ahiretteki] ödülünüz büyüktür. Sizden önce yaşayan Peygamberlere de böyle zulmettiler." (Matta, 5:11-12)</text:span></text:p>
      <text:p text:style-name="P51"><text:span text:style-name="T2">[Hz. İsa (as):] "Allah'ın Egemenliği [cennet], tarlada saklı bir defineye benzer. Onu bulan yeniden sakladı, </text:span><text:span text:style-name="T6">sevinçle koşup gitti</text:span><text:span text:style-name="T2">, varını yoğunu satıp tarlayı satın aldı." (Matta, 13:44)</text:span></text:p>
      <text:p text:style-name="P51"><text:span text:style-name="T6">İman eden kadına ne mutlu!</text:span><text:span text:style-name="T2"> Çünkü Rab'bin ona söylediği sözler gerçekleşecektir. Meryem de şöyle dedi: "Canım Rab'bi yüceltir; </text:span><text:span text:style-name="T6">ruhum, kurtarıcım Allah için sevinçle coşar.</text:span><text:span text:style-name="T2"> Çünkü O, sıradan biri olan kuluna rahmetini nasip etti. İşte, </text:span><text:span text:style-name="T6">bundan böyle bütün kuşaklar beni mutlu sayacak.</text:span><text:span text:style-name="T2"> Çünkü Güçlü Olan [Rabbim], benim için büyük işler yaptı [bana büyük lütufta bulundu]. O'nun adı kutsaldır." (Luka, 1:45-49)</text:span></text:p>
      <text:p text:style-name="P51"><text:span text:style-name="T2">... Davut şöyle der: "Rab'bi her zaman önümde gördüm [Allah'ın yardımını her zaman hissettim], sağımda durduğu için [Allah'ın inayeti altında olduğum için] sarsılmam. </text:span><text:span text:style-name="T6">Bu nedenle yüreğim mutlu, dilim sevinçlidir. Dahası, bedenim de umut içinde yaşayacak...</text:span><text:span text:style-name="T2"> Yaşam yollarını bana bildirdin; </text:span><text:span text:style-name="T6">varlığınla beni sevinçle dolduracaksın.</text:span><text:span text:style-name="T2">" (Elçilerin İşleri, 2:25-28)</text:span></text:p>
      <text:p text:style-name="P51"><text:span text:style-name="T2">Her gün mescitte toplanmaya devam eden imanlılar, kendi evlerinde de ekmek bölüp </text:span><text:span text:style-name="T6">içten bir sevinç ve sadelikle yemek yiyor ve Allah'ı övüyorlardı.</text:span><text:span text:style-name="T2"> Bütün halkın beğenisini kazanmışlardı. Rab de her gün yeni kurtulanları [hidayet bulanları] topluluğa katıyordu. (Elçilerin İşleri, 2:46-47)</text:span></text:p>
      <text:p text:style-name="P51"><text:span text:style-name="T2">Çünkü Allah'ın Egemenliği [cennet], yiyecek içecek sorunu değil, doğruluk, </text:span><text:span text:style-name="T6">esenlik ve Allah'ın Ruhu'nda sevinçtir. </text:span><text:span text:style-name="T2">Mesih'e [Allah rızası için] bu yolda hizmet eden, Allah'ı hoşnut eder, insanların da beğenisini kazanır. (Pavlus'tan Romalılara Mektup, 14:17-18)</text:span></text:p>
      <text:p text:style-name="P51"><text:span text:style-name="T6">Umut kaynağı olan Allah... umutla dolup taşmanız için iman yaşamınızda sizleri tam bir sevinç ve esenlikle doldursun.</text:span><text:span text:style-name="T2"> (Pavlus'tan Romalılara Mektup, 15:13)</text:span></text:p>
      <text:p text:style-name="P51"><text:span text:style-name="T6">Bunları size, sevincim sizde olsun ve sevinciniz tamamlansın diye söyledim. </text:span><text:span text:style-name="T2">Benim [Allah rızası için uymanızı istediğim] buyruğum şudur: Sizi sevdiğim gibi birbirinizi sevin... Size buyurduklarımı yaparsanız, [Allah için] benim dostlarım olursunuz. (Yuhanna, 15:11-14)</text:span></text:p>
      <text:p text:style-name="P51"><text:span text:style-name="T2">[Allah rahmetiyle] size iyilik ediyor. Gökten yağmur yağdırıyor, çeşitli ürünleriyle mevsimleri düzenliyor, sizi yiyecekle doyurup </text:span><text:span text:style-name="T6">yüreklerinizi sevinçle dolduruyor.</text:span><text:span text:style-name="T2"> (Elçilerin İşleri, 14:16-17)</text:span></text:p>
      <text:p text:style-name="P51"><text:span text:style-name="T2">Senin çocuklarından bazılarının Allah'tan aldığımız buyruğa uyarak </text:span><text:span text:style-name="T6">gerçeğin izinden yürüdüğünü görünce çok sevindim.</text:span><text:span text:style-name="T2"> (Yuhanna'nın 2. Mektubu, 1:4)</text:span></text:p>
      <text:p text:style-name="P51"><text:span text:style-name="T2">Ama sen, ey Allah adamı, bu şeylerden kaç! Doğruluğun, </text:span><text:span text:style-name="T6">Allah yolunun, imanın</text:span><text:span text:style-name="T2">, sevginin, sabrın, uysallığın </text:span><text:span text:style-name="T6">ardından koş. İman uğrunda yüce mücadeleyi sürdür. Sonsuz yaşama [cennet vaadine] sımsıkı sarıl. </text:span><text:span text:style-name="T2">Bunun için çağrıldın ve birçok tanık önünde yüce inancı açıkça benimsedin. (Pavlus'tan Timoteos'a 1. Mektup, 6:11-12)</text:span></text:p>
      <text:p text:style-name="P51"><text:span text:style-name="T6">Temiz vicdanla imanın sırrına sarılmalıdırlar.</text:span><text:span text:style-name="T2"> (Pavlus'tan Timoteos'a 1. Mektup, 3:9)</text:span></text:p>
      <text:p text:style-name="P51"><text:span text:style-name="T2">Sonuç olarak kardeşlerim, </text:span><text:span text:style-name="T6">Rab'de sevinin [Allah'a imanla sevinin]... </text:span><text:span text:style-name="T2">(Pavlus'tan Filipililere Mektup, 3:1)</text:span></text:p>
      <text:p text:style-name="P51"><text:span text:style-name="T2">Öyleyse sevgili kardeşlerim... kurtuluşunuzu sonuca götürmek için </text:span><text:span text:style-name="T6">daha çok gayret edin.</text:span><text:span text:style-name="T2"> (Pavlus'tan Filipililere Mektup, 2:12)</text:span></text:p>
      <text:p text:style-name="P51"><text:span text:style-name="T2">İşte bu nedenle </text:span><text:span text:style-name="T6">her türlü gayreti göstererek</text:span><text:span text:style-name="T2"> imanınıza erdemi, erdeminize bilgiyi, </text:span><text:soft-page-break/><text:span text:style-name="T2">bilginize özdenetimi, özdenetiminize sebat gücünü, sebat gücünüze Allah yoluna bağlılığı, bu bağlılığınıza kardeşseverliği, kardeşseverliğinize sevgiyi katın. (Petrus'un 2. Mektubu 1:5-7) </text:span></text:p>
      <text:p text:style-name="P51"><text:span text:style-name="T6">... Yürekten bir sevgi ve sevecenlik</text:span><text:span text:style-name="T2"> varsa, aynı düşüncede, sevgide, ruhta ve amaçta birleşerek sevincimi tamamlayın. (Pavlus'tan Filipililere Mektup, 2:1-2)</text:span></text:p>
      <text:p text:style-name="P51"><text:span text:style-name="T6">Birbirinizi yüreklendirip</text:span><text:span text:style-name="T2"> birbirinizi ruhça geliştirin. (Pavlus'un Selaniklilere 1. Mektubu, 5:11)</text:span></text:p>
      <text:p text:style-name="P51"><text:span text:style-name="T2">Aynı şekilde </text:span><text:span text:style-name="T6">siz de sevinin ve benim sevincime katılın.</text:span><text:span text:style-name="T2"> (Pavlus'tan Filipililere Mektup, 2:18)</text:span></text:p>
      <text:p text:style-name="P51"><text:span text:style-name="T2">Bakın bu acılar, Allah'ın isteğiyle çektiğiniz bu acılar [Allah'ın imtihanı olarak karşılaştığınız zorluklar] sizde ne büyük ciddiyet, </text:span><text:span text:style-name="T6">arınmak için ne büyük istek yarattı!... </text:span><text:span text:style-name="T2">(Pavlus'tan Korintlilere 2. Mektup, 7:11)</text:span></text:p>
      <text:p text:style-name="P51"><text:span text:style-name="T2">Ümidinizden doğan tam güvenceye kavuşmanız için her birinizin </text:span><text:span text:style-name="T6">sona dek aynı gayreti göstermesini </text:span><text:span text:style-name="T2">arzu ediyoruz. Tembel olmamanızı, vaat edilenleri iman ve sabırla miras alanların örneğine uymanızı istiyoruz. (İbranilere Mektup, 6:11-12)</text:span></text:p>
      <text:p text:style-name="P41"/>
      <text:p text:style-name="P49">İncil'de İman Sağlamlığı ve Derinliği</text:p>
      <text:p text:style-name="P51"><text:span text:style-name="T2">Yeter ki, duyduğunuz Müjde'nin [Allah'ın emirlerinin] verdiği umuttan kopmadan, </text:span><text:span text:style-name="T6">imanda temellenip yerleşmiş olarak kalın. </text:span><text:span text:style-name="T2">(Pavlus'tan Koloselilere Mektup, 1:23)</text:span></text:p>
      <text:p text:style-name="P51"><text:span text:style-name="T2">Sözüm ve bildirim, insan bilgeliğinin ikna edici sözlerine değil, Allah'ın kanıtlayıcı gücüne dayanıyordu. Öyle ki, </text:span><text:span text:style-name="T6">imanınız insan bilgeliğine değil, Allah gücüne dayansın. </text:span><text:span text:style-name="T2">(Pavlus'tan Korintlilere 1. Mektup, 2:4-5)</text:span></text:p>
      <text:p text:style-name="P35"><text:span text:style-name="T23">... İsa varken, açıkça benimsediğimiz inanca sımsıkı sarılalım.</text:span><text:span text:style-name="T19"> (İbranilere Mektup, 4:14)</text:span></text:p>
      <text:p text:style-name="P51"><text:span text:style-name="T6">Bize dünyaya karşı zafer kazandıran imanımızdır. </text:span><text:span text:style-name="T2">(Yuhanna'nın 1. Mektubu, 5)</text:span></text:p>
      <text:p text:style-name="P51"><text:span text:style-name="T6">İsa onlara benzetmelerle birçok şey anlattı.</text:span><text:span text:style-name="T2"> "Bakın" dedi, "Ekincinin biri tohum ekmeye çıktı. Ektiği tohumlardan kimi yol kenarına düştü. Kuşlar gelip bunları yedi. Kimi, toprağı az, kayalık yerlere düştü; toprak derin olmadığından hemen filizlendi. Ne var ki, Güneş doğunca kavruldular, kök salamadıkları için kuruyup gittiler. Kimi, dikenler arasına düştü. Dikenler büyüdü, filizleri boğdu. </text:span><text:span text:style-name="T6">Kimi ise iyi toprağa düştü. Bazısı yüz, bazısı altmış, bazısı da otuz kat ürün verdi.</text:span><text:span text:style-name="T2"> Kulağı olan işitsin!... Şimdi ekinciyle ilgili benzetmeyi siz dinleyin. Kim Allah'ın Egemenliğiyle [cennetle] ilgili sözü işitir de anlamazsa, kötü olan gelir, onun yüreğine ekileni söker götürür. Yol kenarına ekilen tohum işte budur. Kayalık yerlere ekilen ise, işittiği sözü hemen sevinçle kabul eden, ama kök salamadığı için ancak bir süre dayanan kişidir. Böyle biri Allah sözünden [Allah'ın emirlerine uymasından] ötürü sıkıntı ya da zulme uğrayınca hemen sendeleyip düşer. Dikenler arasında ekilen de şudur: Sözü işitir, ama dünyasal kaygılar ve zenginliğin aldatıcılığı sözü boğar ve ürün vermesini engeller. </text:span><text:span text:style-name="T6">İyi toprağa ekilen tohum ise, sözü işitip anlayan birine benzer. Böylesi elbette ürün verir, kimi yüz, kimi altmış, kimi de otuz kat."</text:span><text:span text:style-name="T2"> (Matta, 13:3-9; 18-23)</text:span></text:p>
      <text:p text:style-name="P51"><text:span text:style-name="T2">... Sevinmeniz için sizinle birlikte çalışıyoruz. Çünkü</text:span><text:span text:style-name="T6"> imanda dimdik duruyorsunuz.</text:span><text:span text:style-name="T2"> (Pavlus'tan Korintlilere 2. Mektup, 1:24)</text:span></text:p>
      <text:p text:style-name="P51"><text:span text:style-name="T2">İçinizden birinin bilgelikte eksiği varsa, herkese cömertçe... veren </text:span><text:span text:style-name="T6">Allah'tan istesin; </text:span><text:soft-page-break/><text:span text:style-name="T6">kendisine verilecektir. Yalnız hiç kuşku duymadan, imanla istesin.</text:span><text:span text:style-name="T2"> Çünkü kuşku duyan kişi rüzgarın sürükleyip savurduğu deniz dalgasına benzer. Her bakımdan değişken, kararsız olan kişi Rab'den bir şey alacağını ummasın. (Yakup'un Mektubu, 1:5-8)</text:span></text:p>
      <text:p text:style-name="P51"><text:span text:style-name="T2">... [Hz. İsa (as):] "</text:span><text:span text:style-name="T6">Ben gelinceye dek sizde olana [imanınıza] sımsıkı sarılın.</text:span><text:span text:style-name="T2"> Üzerinize bundan başka bir yük koymuyorum." (Vahiy, 2:24-25)</text:span></text:p>
      <text:p text:style-name="P51"><text:span text:style-name="T2">Bunun için, ey kardeşler... </text:span><text:span text:style-name="T6">[imanınızı] kökleştirmeye daha çok gayret edin.</text:span><text:span text:style-name="T2"> Bunları yaparsanız, hiçbir zaman tökezlemezsiniz. (Petrus'un 2. Mektubu, 1:10)</text:span></text:p>
      <text:p text:style-name="P51"><text:span text:style-name="T2">Bu nedenle, sevgili kardeşlerim, </text:span><text:span text:style-name="T6">Rab yolunda verdiğiniz emeğin boşa gitmeyeceğini bilerek sebat edin, sarsılmayın, Rab'bin işinde her zaman gayretli olun.</text:span><text:span text:style-name="T2"> (Pavlus'tan Korintlilere 1. Mektup, 15:58)</text:span></text:p>
      <text:p text:style-name="P51"><text:span text:style-name="T2">Ama siz, sevgili kardeşlerim, </text:span><text:span text:style-name="T6">kendinizi tümden kutsal olan imanınızın temeli üzerinde geliştirin... </text:span><text:span text:style-name="T2">dua edin... [Allah'ın] sizi sonsuz yaşama kavuşturacak olan merhametini beklerken kendinizi Allah'ın sevgisinde koruyun. (Yahuda'nın Mektubu, 1:20-21)</text:span></text:p>
      <text:p text:style-name="P51"><text:span text:style-name="T2">Çekmek üzere olduğun sıkıntılardan korkma! Bak, denenesiniz diye iblis içinizden bazılarını yakında zindana atacak. On gün sıkıntı çekeceksiniz. </text:span><text:span text:style-name="T6">Ölüm pahasına da olsa sadık kal, sana yaşam tacını [cenneti] vereceğim.</text:span><text:span text:style-name="T2"> (Vahiy, 2:10)</text:span></text:p>
      <text:p text:style-name="P51"><text:span text:style-name="T2">Ayık ve uyanık olun. Düşmanınız iblis kükreyen aslan gibi yutacak birini arayarak dolaşıyor. </text:span><text:span text:style-name="T6">Dünyanın her yerindeki kardeşlerinizin de aynı acıları çektiğini bilerek imanda sarsılmadan iblise karşı direnin... </text:span><text:span text:style-name="T2">Bütün lütfun kaynağı olan Allah'ın Kendisi kısa bir süre acı çekmenizden sonra </text:span><text:span text:style-name="T6">sizi mükemmelleştirip pekiştirecek, güçlendirip temellendirecektir. </text:span><text:span text:style-name="T2">Kudret sonsuzlara dek O'nun olsun! Amin. (Petrus'un 1. Mektubu, 5:8-11)</text:span></text:p>
      <text:p text:style-name="P51"><text:span text:style-name="T6">İyilik yapmakta gayretli olursanız</text:span><text:span text:style-name="T2">, size kim kötülük edecek? Doğruluk uğruna acı çekseniz bile, ne mutlu size! </text:span><text:span text:style-name="T6">İnsanların "korktuğundan korkmayın, ürkmeyin.</text:span><text:span text:style-name="T2">" (Petrus'un 1. Mektubu, 3:13-14)</text:span></text:p>
      <text:p text:style-name="P51"><text:span text:style-name="T2">Bu </text:span><text:span text:style-name="T6">nedenle zihinlerinizi eyleme hazırlayıp ayık kalarak umudunuzu tümüyle... size sağlanacak olan lütfa [ahirete] bağlayın.</text:span><text:span text:style-name="T2"> Söz dinleyen çocuklar olarak, bilgisiz olduğunuz geçmiş zamandaki tutkularınıza uymayın. Sizi çağıran Allah kutsal olduğuna göre, siz de her davranışınızda kutsal olun. Nitekim şöyle yazılmıştır: "Kutsal olun, çünkü Ben kutsalım." (Petrus'un 1. Mektubu, 1:13-16)</text:span></text:p>
      <text:p text:style-name="P51"><text:span text:style-name="T6">İman sayesinde</text:span><text:span text:style-name="T2"> Nuh, henüz olmamış olaylarla ilgili olarak Allah tarafından uyarılınca, Allah korkusuyla ev halkının kurtuluşu için bir gemi yaptı. Bununla dünyayı yargıladı ve imana dayanan doğruluğun mirasçısı oldu. </text:span><text:span text:style-name="T6">İman sayesinde</text:span><text:span text:style-name="T2"> İbrahim miras alacağı yere gitmesi için çağrılınca, Allah'ın sözünü dinledi ve nereye gideceğini bilmeden yola çıktı.</text:span><text:span text:style-name="T6"> İman sayesinde </text:span><text:span text:style-name="T2">bir yabancı olarak vaat edilen ülkeye yerleşti. Aynı vaadin ortak mirasçıları olan İshak ve Yakup'la birlikte çadırlarda yaşadı. Çünkü mimarı ve kurucusu Allah olan temelli kenti bekliyordu. İbrahim, yaşı geçmiş ve karısı Sara kısır olduğu halde, </text:span><text:span text:style-name="T6">imanı sayesinde</text:span><text:span text:style-name="T2"> Vaat Edeni güvenilir saydığından çocuk sahibi olmak için </text:span><text:span text:style-name="T6">güç buldu</text:span><text:span text:style-name="T2">. Böylece tek bir adamdan, üstelik ölüden farksız birinden gökteki yıldızlar, deniz kıyısındaki kum kadar çok torun meydana geldi.</text:span><text:span text:style-name="T6"> Bu kişilerin hepsi imanlı olarak öldüler. </text:span><text:span text:style-name="T2">Vaat edilenlere kavuşamadılarsa da bunları uzaktan görüp selamladılar, yeryüzünde yabancı ve konuk olduklarını açıkça kabul ettiler. (İbranilere Mektup, 11:7-13)</text:span></text:p>
      <text:p text:style-name="P51"><text:soft-page-break/><text:span text:style-name="T6">Açıkça benimsediğimiz umuda sımsıkı tutunalım.</text:span><text:span text:style-name="T2"> Çünkü vaat eden Allah güvenilirdir. (İbranilere Mektup, 10:23)</text:span></text:p>
      <text:p text:style-name="P51"><text:span text:style-name="T2">Allah... emeğinizi ve kutsallara [kendini Allah'a adamışlara] hizmet etmiş olarak ve etmeye devam ederek O'nun adına gösterdiğiniz sevgiyi unutmaz. Umudunuzdan doğan tam güvenceye kavuşmanız için </text:span><text:span text:style-name="T6">her birinizin sona dek aynı gayreti göstermesini diliyoruz. Tembel olmamanızı, vaat edilenleri iman ve sabır aracılığıyla miras alanların örneğine uymanızı istiyoruz.</text:span><text:span text:style-name="T2"> (İbranilere Mektup, 6:10-12)</text:span></text:p>
      <text:p text:style-name="P51"><text:span text:style-name="T2">Yeter ki, duyduğunuz </text:span><text:span text:style-name="T6">Müjde'nin [Allah'ın vahyinin] verdiği umuttan kopmadan, imanda temellenip yerleşmiş olarak kalın.</text:span><text:span text:style-name="T2"> Ben Pavlus... bu Müjde'nin [Allah'ın vahyini yaymakla sorumlu] hizmetkârı oldum. (Pavlus'tan Koloselilere Mektup, 1:23)</text:span></text:p>
      <text:p text:style-name="P51"><text:span text:style-name="T2">Gençlik arzularından kaç. </text:span><text:span text:style-name="T6">Temiz yürekle Rab'be yakaranlarla birlikte doğruluğun, imanın, sevginin ve esenliğin ardından koş.</text:span><text:span text:style-name="T2"> (Pavlus'tan Timoteos'a 2. Mektup, 2:22)</text:span></text:p>
      <text:p text:style-name="P51"><text:span text:style-name="T2">Bedeni eğitmenin biraz yararı var; ama şimdiki ve gelecek yaşamın vaadini içeren Allah yolunda yürümek her yönden yararlıdır. Bu güvenilir ve her bakımdan kabule layık bir sözdür. </text:span><text:span text:style-name="T6">Bunun için emek veriyor, mücadele ediyoruz. Çünkü umudumuzu bütün insanların, özellikle iman edenlerin Kurtarıcısı olan diri Allah'a bağladık.</text:span><text:span text:style-name="T2"> (Pavlus'tan Timoteos'a 1. Mektup, 4:8-10)</text:span></text:p>
      <text:p text:style-name="P51"><text:span text:style-name="T2">... Sende olan ruhsal armağanı [Allah'ın lütfu olan imanını] ihmal etme. </text:span><text:span text:style-name="T6">Bu konuların üzerinde dur, kendini bunlara ver ki, ilerlediğini herkes görsün. Kendine ve öğretine dikkat et, bu yolda yürümeye devam et. </text:span><text:span text:style-name="T2">Çünkü bunu yapmakla hem kendini hem seni dinleyenleri kurtaracaksın. (Pavlus'tan Timoteos'a 1. Mektup, 4:14-16)</text:span></text:p>
      <text:p text:style-name="P51"><text:span text:style-name="T2">... Peygamberlik sözlerini küçümsemeyin. </text:span><text:span text:style-name="T6">Herşeyi sınayın, iyi olana sımsıkı tutunun.</text:span><text:span text:style-name="T2"> Her çeşit kötülükten kaçının. Esenlik kaynağı olan Allah'ın Kendisi sizi tümüyle kutsal kılsın. Ruhunuz, canınız ve bedeniniz... İsa Mesih'in gelişinde eksiksiz ve kusursuz olmak üzere korunsun. (Pavlus'tan Selaniklilere 1. Mektup, 5:19-23)</text:span></text:p>
      <text:p text:style-name="P51"><text:span text:style-name="T2">Çünkü bu ümitle kurtulduk. Ama </text:span><text:span text:style-name="T6">görülen ümit, ümit değildir. Gördüğü şeyi kim ümit eder? Ama henüz görmediğimize ümit bağlamışsak, sabırla bekleyebiliriz.</text:span><text:span text:style-name="T2"> (Pavlus'tan Romalılara Mektup, 8:24-25)</text:span></text:p>
      <text:p text:style-name="P51"><text:span text:style-name="T6">Bu nedenle cesaretimizi yitirmeyiz. Her ne kadar dış varlığımız harap oluyorsa da, iç varlığımız günden güne yenileniyor.</text:span><text:span text:style-name="T2"> (Pavlus'tan Korintlilere 2. Mektup, 4:16)</text:span></text:p>
      <text:p text:style-name="P51"><text:span text:style-name="T5">İsa ona, "Elimden gelirse mi? İman eden biri için herşey mümkün!" dedi.</text:span><text:span text:style-name="T2"> (Markos, 9:23)</text:span></text:p>
      <text:p text:style-name="P51"><text:span text:style-name="T2">Bunu işiten öğrenciler büsbütün şaşırdılar, "Öyleyse kim kurtulabilir?" diye sordular. İsa onlara bakarak, "</text:span><text:span text:style-name="T6">İnsanlar için bu imkansız, ama Allah için herşey mümkündür"</text:span><text:span text:style-name="T2"> dedi. (Matta, 19:25-26; Luka, 18:26-27)</text:span></text:p>
      <text:p text:style-name="P51"><text:span text:style-name="T2">Sonra öğrenciler tek başlarına İsa'ya gelip, "Biz cini neden kovamadık?" diye sordular. İsa, "İmanınız az olduğu için" karşılığını verdi. "Size doğrusunu söyleyeyim, bir hardal tanesi kadar </text:span><text:span text:style-name="T6">imanınız olsa</text:span><text:span text:style-name="T2"> şu dağa, 'Buradan şuraya göç' derseniz, göçer; </text:span><text:span text:style-name="T6">sizin için imkansız bir şey olmayacaktır.</text:span><text:span text:style-name="T2">" (Matta, 17:19-21; Luka, 17:6-?)</text:span></text:p>
      <text:p text:style-name="P51"><text:span text:style-name="T2">İsa onlara şöyle karşılık verdi: "</text:span><text:span text:style-name="T6">Allah'a iman edin. Size doğrusunu söyleyeyim, kim şu dağa, 'Kalk, denize atıl!' der ve yüreğinde kuşku duymadan dediğinin olacağına inanırsa, </text:span><text:soft-page-break/><text:span text:style-name="T6">dileği yerine gelecektir.</text:span><text:span text:style-name="T2">" (Markos, 11:22-23)</text:span></text:p>
      <text:p text:style-name="P51"><text:span text:style-name="T2">Sonra İsa </text:span><text:span text:style-name="T5">yüzbaşıya, "Git, inandığın gibi olsun" dedi. Ve uşak o anda iyileşti."</text:span><text:span text:style-name="T2"> (Matta, 8:13)</text:span></text:p>
      <text:p text:style-name="P51"><text:span text:style-name="T2">İman olmadan Allah'ı hoşnut etmek olanaksızdır. Allah'a yaklaşan, </text:span><text:span text:style-name="T6">O'nun var olduğuna ve Kendisi'ni arayanları ödüllendireceğine iman etmelidir.</text:span><text:span text:style-name="T2"> (İbranilere Mektup, 11:6)</text:span></text:p>
      <text:p text:style-name="P51"><text:span text:style-name="T2">Allah'ın Kendi yüceliğinin zenginliği uyarınca... </text:span><text:span text:style-name="T6">sizi iç varlığınızda kudretle güçlendirmesini...</text:span><text:span text:style-name="T2"> dilerim. Öyle ki, Allah'ın bütün doluluğuyla </text:span><text:span text:style-name="T6">[kamil imanla]</text:span><text:span text:style-name="T2"> </text:span><text:span text:style-name="T6">dolmanız için</text:span><text:span text:style-name="T2">, sevgide köklenmiş ve temellenmiş olarak bütün kutsallarla [Allah'a kendini adamışlarla] birlikte Mesih'in sevgisinin ne denli geniş ve uzun, yüksek ve derin olduğunu anlamaya, bilgiyi çok aşan bu sevgiyi kavramaya gücünüz yetsin. (Pavlus'tan Efeslilere Mektup, 3:16-19)</text:span></text:p>
      <text:p text:style-name="P51"><text:span text:style-name="T2">Bu nedenle... gerçeği reddedenlerin buyruklarına kulak vermeyip </text:span><text:span text:style-name="T6">sağlam imana sahip olmaları için</text:span><text:span text:style-name="T2"> onları ciddi bir şekilde uyar. (Pavlus'tan Titus'a Mektup, 1:13-14)</text:span></text:p>
      <text:p text:style-name="P41"/>
      <text:p text:style-name="P49">İncil'de Derin Düşünmek</text:p>
      <text:p text:style-name="P35"><text:span text:style-name="T23">Meryem ise bütün bu sözleri derin derin düşünerek yüreğinde saklıyordu. </text:span><text:span text:style-name="T20">(Luka, 2:19)</text:span></text:p>
      <text:p text:style-name="P35"><text:span text:style-name="T23">Dediklerimi iyi düşün.</text:span><text:span text:style-name="T19"> Rab sana her konuda anlayış verecektir. (Pavlus'tan Timoteos'a 2. Mektup, 2:7)</text:span></text:p>
      <text:p text:style-name="P51"><text:span text:style-name="T2">Kardeşlerim, </text:span><text:span text:style-name="T5">aldığınız çağrıyı düşünün...</text:span><text:span text:style-name="T2"> (Pavlus'tan Korintlilere 1. Mektup, 1:26)</text:span></text:p>
      <text:p text:style-name="P51"><text:span text:style-name="T2">... Öbürleri </text:span><text:span text:style-name="T6">söylenenleri iyice düşünüp tartsın</text:span><text:span text:style-name="T2">. (Pavlus'tan Korintlilere 1. Mektup, 14:29)</text:span></text:p>
      <text:p text:style-name="P51"><text:span text:style-name="T2">Kardeşler, çocuk gibi düşünmeyin. Kötülük konusunda çocuklar gibi, ama </text:span><text:span text:style-name="T6">düşünmekte yetişkinler gibi olun. </text:span><text:span text:style-name="T2">(Pavlus'tan Korintlilere 1. Mektup, 14:20)</text:span></text:p>
      <text:p text:style-name="P51"><text:span text:style-name="T6">... Düşünmüyor musunuz?</text:span><text:span text:style-name="T2"> Anlamıyor musunuz? Yüreğiniz öylesine mi katılaştı? (Markos, 8:17)</text:span></text:p>
      <text:p text:style-name="P51"><text:span text:style-name="T2">Sonuç olarak, kardeşlerim, </text:span><text:span text:style-name="T6">gerçek, saygıdeğer, doğru, pak, sevimli, hayranlık uyandıran, erdemli ve övülmeye değer ne varsa, onu düşünün.</text:span><text:span text:style-name="T2"> (Pavlus'tan Filipililere Mektup, 4:8)</text:span></text:p>
      <text:p text:style-name="P51"><text:span text:style-name="T6">Birbirimizi sevgi ve iyi işler için nasıl gayrete getirebileceğimizi düşünelim.</text:span><text:span text:style-name="T2"> Bazılarının alıştığı gibi, biraraya gelmekten vazgeçmeyelim; o günün yaklaştığını gördükçe birbirimizi daha da çok yüreklendirelim. (İbranilere Mektup, 10:24-25)</text:span></text:p>
      <text:p text:style-name="P51"><text:span text:style-name="T2">... Gökteki değerlerin [Allah'ın Katı'nda değerli olan şeylerin] ardından gidin.... </text:span><text:span text:style-name="T6">Yeryüzündeki değil, gökteki [Allah'ın Katı'ndaki] değerleri düşünün... </text:span><text:span text:style-name="T2">(Pavlus'tan Koloselilere Mektup, 3:1-2)</text:span></text:p>
      <text:p text:style-name="P51"><text:span text:style-name="T2">Yorulup cesaretinizi yitirmemek için, günahkarların bunca karşı koymasına katlanmış olanı </text:span><text:span text:style-name="T6">[Hz. İsa (as)'ın örnek imanını] düşünün.</text:span><text:span text:style-name="T2"> (İbranilere Mektup, 12:3)</text:span></text:p>
      <text:p text:style-name="P51"><text:span text:style-name="T2">... Sözleriyle hata yapmayan kimse, bütün bedenini de dizginleyebilen yetkin bir kişidir. Bize boyun eğmeleri için atların ağzına gem vururuz, böylece bütün bedenlerini yönlendiririz. </text:span><text:span text:style-name="T6">Düşünün</text:span><text:span text:style-name="T2">, gemiler de o kadar büyük olduğu, güçlü rüzgarlar tarafından sürüklendiği halde, dümencinin gönlü nereye isterse küçücük bir dümenle o yöne çevrilirler. Bunun gibi, dil de bedenin küçük bir üyesidir, ama büyük işlerle övünür. </text:span><text:span text:style-name="T6">Düşünün</text:span><text:span text:style-name="T2">, küçücük bir kıvılcım koca bir ormanı tutuşturabilir. Dil de [Allah'ın rızasına uygun konuşulmadığında] bir ateş, bedenimizin </text:span><text:soft-page-break/><text:span text:style-name="T2">üyeleri arasında bir kötülük dünyasıdır. Bütün varlığımızı kirletir. (Yakup'un Mektubu, 3:2-7)</text:span></text:p>
      <text:p text:style-name="P45"/>
      <text:p text:style-name="P49">İncil'de Allah'ın Batın (Gizli, Görünmeyen) </text:p>
      <text:p text:style-name="P49">İlmine Yönelik İzahlar</text:p>
      <text:p text:style-name="P51"><text:span text:style-name="T6">"Bunu benim için yapan Rab'dir"</text:span><text:span text:style-name="T2"> dedi... (Luka, 1:25)</text:span></text:p>
      <text:p text:style-name="P35"><text:span text:style-name="T23">... Allah'tan olmayan yönetim yoktur. Var olanlar Allah tarafından kurulmuştur.</text:span><text:span text:style-name="T19"> (Pavlus'tan Romalılara Mektup, 13:1)</text:span></text:p>
      <text:p text:style-name="P35"><text:span text:style-name="T23">Nerede iki ya da üç kişi Benim adımla toplanırsa, Ben de orada onların arasındayım.</text:span><text:span text:style-name="T19"> (Matta, 18:20)</text:span></text:p>
      <text:p text:style-name="P51"><text:span text:style-name="T2">Bunu, kendisini arasınlar ve el yordamıyla da olsa bulabilsinler diye yaptı. </text:span><text:span text:style-name="T6">Aslında Allah hiçbirimizden uzak değildir. Nitekim, 'O'nda yaşıyor ve hareket ediyoruz; O'nda varız.'</text:span><text:span text:style-name="T2">... (Elçilerin İşleri, 17:27-28)</text:span></text:p>
      <text:p text:style-name="P51"><text:span text:style-name="T6">Bunu, Kendisi'ni arasınlar ve... bulabilsinler diye yaptı. Aslında Allah hiçbirimizden uzak değildir.</text:span><text:span text:style-name="T2"> Nitekim, O'nda yaşıyor ve hareket ediyoruz, O'nda varız [Allah her yeri sarıp kuşatandır, herşey Allah'ın izniyle olur.]... (Elçilerin İşleri, 17:27)</text:span></text:p>
      <text:p text:style-name="P51"><text:span text:style-name="T2">Oraya vardıklarında inananlar topluluğunu biraraya getirip, </text:span><text:span text:style-name="T6">Allah'ın kendileri aracılığıyla neler yaptığını [onları nasıl vesile kıldığını]</text:span><text:span text:style-name="T2">, diğer uluslara iman kapısını nasıl açtığını anlattılar. (Elçilerin İşleri, 14:27)</text:span></text:p>
      <text:p text:style-name="P51"><text:span text:style-name="T2">Kudüs'e geldiklerinde inananlar topluluğu, elçiler ve ihtiyarlarca iyi karşılandılar. </text:span><text:span text:style-name="T6">Allah'ın kendileri aracılığıyla [onları nasıl vesile kılarak] yapmış olduğu</text:span><text:span text:style-name="T2"> herşeyi anlattılar. (Elçilerin İşleri, 15:4)</text:span></text:p>
      <text:p text:style-name="P51"><text:span text:style-name="T2"> Yüreğindeki gizli düşünceler açığa çıkacak ve </text:span><text:span text:style-name="T6">"Allah gerçekten aranızdadır!" [Allah her yeri sarıp kuşatan, her an herkese şahit olandır] </text:span><text:span text:style-name="T2">diyerek yüzüstü yere kapanıp Allah'a ibadet edecektir. (Pavlus'tan Korintlilere 1. Mektup, 14:25)</text:span></text:p>
      <text:p text:style-name="P51"><text:span text:style-name="T2">Bu nedenle İsa şöyle dedi: </text:span><text:span text:style-name="T6">"... Benim kendiliğimden hiçbir şey yapmadığımı, ama tıpkı Allah'ın bana öğrettiği gibi konuştuğumu anlayacaksınız."</text:span><text:span text:style-name="T2"> (Yuhanna, 8:28)</text:span></text:p>
      <text:p text:style-name="P51"><text:span text:style-name="T2">"Çünkü </text:span><text:span text:style-name="T6">ben kendiliğimden konuşmadım.</text:span><text:span text:style-name="T2"> Beni Gönderen Allah'ın Kendisi ne söylemem ve ne konuşmam gerektiğini bana buyurdu. O'nun buyruğunun sonsuz yaşam [cennet] olduğunu biliyorum. Bunun için ne söylüyorsam, Allah'ın bana söylediği gibi söylüyorum." (Yuhanna, 12:49-50)</text:span></text:p>
      <text:p text:style-name="P51"><text:span text:style-name="T6">"Beni Gönderen benimledir,</text:span><text:span text:style-name="T2"> O beni yalnız bırakmadı. Çünkü ben her zaman O'nu hoşnut edeni yaparım." Bu sözler üzerine birçokları O'na [Allah'a] iman etti. (Yuhanna, 8:29-30)</text:span></text:p>
      <text:p text:style-name="P51"><text:span text:style-name="T2">Ne var ki, önce Müjde'nin [Allah'ın emirlerinin] bütün uluslara duyurulması gerekir. Sizi tutuklayıp mahkemeye verdiklerinde, </text:span><text:span text:style-name="T6">'Ne söyleyeceğiz?' diye önceden kaygılanmayın. O anda size ne ilham edilirse onu söyleyin. Çünkü konuşan siz değil, Allah'ın Ruhu olacak.</text:span><text:span text:style-name="T2"> (Markos, 13:10-11)</text:span></text:p>
      <text:p text:style-name="P51"><text:span text:style-name="T2">Sizleri mahkemeye verdikleri zaman, neyi nasıl söyleyeceğinizi düşünerek kaygılanmayın. Ne söyleyeceğiniz o anda size bildirilecek. </text:span><text:span text:style-name="T6">Çünkü konuşacak olan siz olmayacaksınız, Rabbinizin Ruhu sizin aracılığınızla konuşacaktır. </text:span><text:span text:style-name="T2">(Matta, 10:19-20)</text:span></text:p>
      <text:p text:style-name="P51"><text:span text:style-name="T6">İman, umut edilenlere güvenmek, görünmeyen şeylerin varlığından emin olmaktır.</text:span><text:span text:style-name="T2"> </text:span><text:soft-page-break/><text:span text:style-name="T2">Atalarımız bununla Allah'ın beğenisini kazandılar. Evrenin Allah'ın buyruğuyla yaratıldığını, </text:span><text:span text:style-name="T6">böylece görülenlerin görünmeyenlerden oluştuğunu iman sayesinde anlıyoruz. </text:span><text:span text:style-name="T2">(İbranilere Mektup, 11:1-3)</text:span></text:p>
      <text:p text:style-name="P41"/>
      <text:p text:style-name="P49">İncil'de Dünya Hayatının Geçiciliği </text:p>
      <text:p text:style-name="P49">Üzerine İzahlar</text:p>
      <text:p text:style-name="P51"><text:span text:style-name="T6">Geçici yiyecek için değil, sonsuz yaşam boyunca kalıcı yiyecek için çalışın... </text:span><text:span text:style-name="T3">(Yuhanna, 6:27)</text:span></text:p>
      <text:p text:style-name="P51"><text:span text:style-name="T6">... Gurbeti andıran bu dünyadaki zamanınızı</text:span><text:span text:style-name="T2"> Allah korkusuyla geçirin. Biliyorsunuz ki, atalarınızdan kalma boş yaşayışınızdan</text:span><text:span text:style-name="T6"> altın ya da gümüş gibi geçici şeylerle</text:span><text:span text:style-name="T2"> [kurtulamazsınız]... (Petrus'un 1. Mektubu, 1:17-18)</text:span></text:p>
      <text:p text:style-name="P35"><text:span text:style-name="T23">İnsan bütün dünyayı kazanıp da canını yitirirse, canından olursa, bunun kendisine ne yararı olur? </text:span><text:span text:style-name="T19">(Luka, 9:25)</text:span></text:p>
      <text:p text:style-name="P51"><text:span text:style-name="T6">İnsan bütün dünyayı kazanıp da canından olursa, bunun kendisine ne yararı olur? İnsan kendi canına karşılık ne verebilir? </text:span><text:span text:style-name="T2">(Markos, 8:36-37; Matta, 16:26)</text:span></text:p>
      <text:p text:style-name="P51"><text:span text:style-name="T6">... Zengin adam bir kır çiçeği gibi solup gidecek.</text:span><text:span text:style-name="T2"> Güneş yakıcı sıcağıyla doğar ve otu kurutur. </text:span><text:span text:style-name="T6">Otun çiçeği düşer, görünüşünün güzelliği yok olur. </text:span><text:span text:style-name="T2">Zengin de bunun gibi kendi uğraşları içinde kaybolup gidecektir. (Yakup'un Mektubu, 1:9-11)</text:span></text:p>
      <text:p text:style-name="P51"><text:span text:style-name="T2">... Çünkü </text:span><text:span text:style-name="T6">dünyanın şimdiki hali geçicidir.</text:span><text:span text:style-name="T2"> (Pavlus'tan Korintlilere 1. Mektup, 7:31)</text:span></text:p>
      <text:p text:style-name="P51"><text:span text:style-name="T2">Nuh'un gemiye bindiği güne dek</text:span><text:span text:style-name="T6"> insanlar yiyip içiyor, evlenip evlendiriliyorlardı. Sonra tufan gelip hepsini yok etti. </text:span><text:span text:style-name="T2">Lut'un günlerinde de durum aynıydı. İnsanlar </text:span><text:span text:style-name="T6">yiyip içiyor, alıp satıyor, tohum ekiyor, ev yapıyorlardı.</text:span><text:span text:style-name="T2"> Ama Lut'un Sodom'dan ayrıldığı gün </text:span><text:span text:style-name="T6">gökten ateşle kükürt yağdı ve hepsini yok etti</text:span><text:span text:style-name="T2">. (Luka, 17:27-29)</text:span></text:p>
      <text:p text:style-name="P51"><text:span text:style-name="T2">Şimdiki çağda zengin olanlara gururlanmamalarını, </text:span><text:span text:style-name="T6">gelip geçici zenginliğe umut bağlamamalarını buyur.</text:span><text:span text:style-name="T2"> Zevk almamız için bize herşeyi bol bol veren Allah'a umut bağlasınlar. İyilik yapmalarını, iyilikten yana zengin, eliaçık ve paylaşmaya istekli olmalarını buyur. Böylelikle </text:span><text:span text:style-name="T6">gerçek yaşama kavuşmak üzere</text:span><text:span text:style-name="T2">, gelecek için kendilerine sağlam temel olacak bir hazine biriktirmiş olurlar. (Pavlus'tan Timoteos'a 1. Mektup, 6:17-19)</text:span></text:p>
      <text:p text:style-name="P51"><text:span text:style-name="T2">Gözlerimizi görünen şeylere [dünyevi kazanca] değil, görünmeyenlere [ahiretteki kazanca] çeviriyoruz. Çünkü </text:span><text:span text:style-name="T6">görünenler geçicidir, görünmeyenlerse sonsuza dek kalıcıdır.</text:span><text:span text:style-name="T2"> (Pavlus'tan Korintlilere 1. Mektup, 4:15-18)</text:span></text:p>
      <text:p text:style-name="P51"><text:span text:style-name="T2">Kardeşler, şunu demek istiyorum: Zaman daralmıştır. Bundan böyle... mal alanlar malları yokmuş gibi... olsun. Çünkü </text:span><text:span text:style-name="T6">dünyanın şimdiki hali geçicidir.</text:span><text:span text:style-name="T2"> (Pavlus'tan Korintlilere 1. Mektup, 7:29-32)</text:span></text:p>
      <text:p text:style-name="P51"><text:span text:style-name="T2">En küçük işte güvenilir olan kişi, büyük işte de güvenilir olur. En küçük işte dürüst olmayan kişi, büyük işte de dürüst olmaz. </text:span><text:span text:style-name="T6">Dünyanın aldatıcı serveti konusunda güvenilir değilseniz, gerçek serveti size kim emanet eder?</text:span><text:span text:style-name="T2"> Başkasının malı konusunda güvenilir değilseniz, kendi malınız olmak üzere size kim bir şey verir? (Luka, 16:10-14)</text:span></text:p>
      <text:p text:style-name="P51"><text:span text:style-name="T2">Gerçi olgun kişiler arasında bilgece sözler söylüyoruz; ama bu bilgelik ne şimdiki çağın, ne de </text:span><text:span text:style-name="T6">bu çağın gelip geçici önderlerinin</text:span><text:span text:style-name="T2"> bilgeliğidir. (Pavlus'tan Korintlilere 1. Mektup, 2:6)</text:span></text:p>
      <text:p text:style-name="P51"><text:span text:style-name="T2">Biliyoruz ki, </text:span><text:span text:style-name="T6">barındığımız bu dünyasal çadır yıkılırsa, cennette Allah'ın bize sağladığı </text:span><text:soft-page-break/><text:span text:style-name="T6">bir konut... sonsuza dek kalacak bir evimiz vardır... Dünyasal çadırda yaşayan bizler ağır bir yük altında inliyoruz...</text:span><text:span text:style-name="T2"> Öyle ki, </text:span><text:span text:style-name="T6">ölümlü olan</text:span><text:span text:style-name="T2">, yaşam tarafından yutulsun. Bizleri tam bu amaç için hazırlamış... olan Allah'tır. (Pavlus'tan Korintlilere 2. Mektup, 5:1-5)</text:span></text:p>
      <text:p text:style-name="P51"><text:span text:style-name="T2">Evet, borazan çalınacak, ölüler çürümez olarak dirilecek ve biz de değiştirileceğiz. Çünkü </text:span><text:span text:style-name="T6">bu çürüyen beden</text:span><text:span text:style-name="T2"> çürümezliği, bu ölümlü beden ölümsüzlüğü giyinmelidir. </text:span><text:span text:style-name="T6">Çürüyen ve ölümlü beden</text:span><text:span text:style-name="T2"> çürümezliği ve ölümsüzlüğü giyinince... söz yerine gelecektir. (Pavlus'tan Korintlilere 1. Mektup, 15:53-54)</text:span></text:p>
      <text:p text:style-name="P51"><text:span text:style-name="T6">Yeryüzündeki değil, gökteki [ahiretteki] değerleri düşünün.</text:span><text:span text:style-name="T2"> (Pavlus'tan Koloselilere Mektup, 3:2)</text:span></text:p>
      <text:p text:style-name="P51"><text:span text:style-name="T2">Yine diyor ki, "Ya Rab, başlangıçta Dünyanın temellerini Sen attın. Gökler de Senin... yapıtındır. </text:span><text:span text:style-name="T6">Onlar yok olacak, ama Sen kalıcısın. Hepsi bir giysi gibi eskiyecek.</text:span><text:span text:style-name="T2"> Onları bir kaftan gibi düreceksin ve </text:span><text:span text:style-name="T6">bir giysi gibi değiştirilecekler.</text:span><text:span text:style-name="T2"> Ama Sen hep aynısın..." (İbranilere Mektup, 1:10-12)</text:span></text:p>
      <text:p text:style-name="P51"><text:span text:style-name="T2">Nitekim, "</text:span><text:span text:style-name="T6">İnsan soyu bir ota benzer. Tüm yüceliği de kır çiçeği gibidir. Ot kurur, çiçeği düşer. </text:span><text:span text:style-name="T2">Ama Rab'bin sözü sonsuza dek kalıcıdır." İşte size müjdelenmiş olan söz budur. (Petrus'un 1. Mektubu 1:24-25)</text:span></text:p>
      <text:p text:style-name="P51"><text:span text:style-name="T6">Herşeyin sonu</text:span><text:span text:style-name="T2"> yakındır... (Petrus'un 1. Mektubu, 4:7)</text:span></text:p>
      <text:p text:style-name="P51"><text:span text:style-name="T6">Dünyayı ve dünyaya ait şeyleri sevmeyin.</text:span><text:span text:style-name="T2"> Dünyayı sevenin Allah'a sevgisi yoktur. Çünkü dünyaya ait olan herşey, doğal benliğin tutkuları, gözün tutkuları ve maddi yaşamın verdiği gurur Allah'tan değil, dünyadandır. </text:span><text:span text:style-name="T6">Dünya ve dünyasal tutkular geçer, ama Allah'ın isteğini yerine getiren sonsuza</text:span><text:span text:style-name="T2"> dek yaşar. (Yuhanna'nın 1. Mektubu, 2:15-17)</text:span></text:p>
      <text:p text:style-name="P51"><text:span text:style-name="T2">Kendinize dikkat edin. </text:span><text:span text:style-name="T6">Zevk-sefayla, sarhoşlukla, yaşamın kaygılarıyla yürekleriniz katılaşmasın. </text:span><text:span text:style-name="T2">Ve o gün size bir tuzak gibi ansızın gelmesin. Çünkü bu, yeryüzünde oturanların tümüne gelecektir. Hep uyanık olun, dua edin... (Luka, 21:34-36)</text:span></text:p>
      <text:p text:style-name="P51"><text:span text:style-name="T2">Yine bazıları dikenler arasında ekilen tohumlara benzerler. Bunlar sözü işitirler, ama </text:span><text:span text:style-name="T6">dünyasal kaygılar, zenginliğin aldatıcılığı ve daha başka hevesler araya girip sözü boğar ve ürün vermesini engeller.</text:span><text:span text:style-name="T2"> İyi toprağa ekilenler ise, sözü işiten, onu benimseyen, kimi otuz, kimi altmış, kimi de yüz kat ürün veren kişilerdir. (Markos, 4:18-20)</text:span></text:p>
      <text:p text:style-name="P51"><text:span text:style-name="T2">Herkes,</text:span><text:span text:style-name="T6"> kendi arzularıyla sürüklenip aldanarak ayartılır</text:span><text:span text:style-name="T2">. Sonra arzu gebe kalınca günah doğurur. Günah olgunlaşınca da ölüm [cehennem azabı] getirir. Sevgili kardeşlerim, aldanmayın! (Yakup'un Mektubu, 1:14-16)</text:span></text:p>
      <text:p text:style-name="P51"><text:span text:style-name="T2">...</text:span><text:span text:style-name="T6"> Sizden kim varını yoğunu gözden çıkarmazsa, öğrencim olamaz.</text:span><text:span text:style-name="T2"> Tuz yararlıdır. Ama tuz tadını yitirirse, bir daha nasıl o tadı kazanabilir? Ne toprağa, ne de gübreye yarar; onu çöpe atarlar. İşitecek kulağı olan işitsin. (Luka, 14:33-35)</text:span></text:p>
      <text:p text:style-name="P51"><text:span text:style-name="T2">Allah'a bağımlı olun. Aranızdaki kavga ve çekişmelerin kaynağı nedir? Bedenlerinizin üyelerinde savaşan tutkularınız değil mi? Bir şey arzu ediyorsunuz, ama elde edemeyince adam öldürüyorsunuz. Kıskanıyorsunuz, ama isteğinize erişemeyince çekişiyor ve kavga ediyorsunuz. Elde edemiyorsunuz, çünkü Allah'tan dilemiyorsunuz. Dilediğiniz zaman da dileğinize kavuşamıyorsunuz. Çünkü kötü amaçla, tutkularınız uğruna kullanmak için diliyorsunuz. </text:span><text:span text:style-name="T6">Siz ey vefasızlar, dünya ile dostluğun Allah'a düşmanlık olduğunu bilmiyor musunuz? Dünya ile dost olmak isteyen, kendini Allah'a düşman eder.</text:span><text:span text:style-name="T2"> (Yakup'un Mektubu, </text:span><text:soft-page-break/><text:span text:style-name="T2">4:1-4)</text:span></text:p>
      <text:p text:style-name="P51"><text:span text:style-name="T6">Şimdi herşeyi aynadaki silik görüntü gibi görüyoruz, ama o zaman [ahirette] yüz yüze görüşeceğiz. Şimdi bilgim sınırlıdır, ama o zaman bilindiğim gibi tam bileceğim.</text:span><text:span text:style-name="T2"> (Pavlus'tan Korintlilere 1. Mektup, 13:12)</text:span></text:p>
      <text:p text:style-name="P51"><text:span text:style-name="T6">Zengin bir adam vardı... bolluk içinde her gün eğlenirdi.</text:span><text:span text:style-name="T2"> Her tarafı yara içinde olan Lazar adında yoksul bir adam bu zenginin kapısının önüne bırakılırdı; zenginin sofrasından düşen kırıntılarla karnını doyurmaya can atardı... Bir gün yoksul adam öldü, melekler onu alıp İbrahim'in yanına götürdüler. </text:span><text:span text:style-name="T6">Sonra zengin adam da öldü ve gömüldü. Ölüler diyarında [cehennemde] ıstırap çeken zengin adam </text:span><text:span text:style-name="T2">başını kaldırıp uzakta İbrahim'i ve onun yanında Lazar'ı gördü... "İbrahim, 'Oğlum' dedi, 'Yaşamın boyunca senin iyilik payını, Lazar'ın da kötülük payını aldığını unutma. Şimdiyse o burada teselli ediliyor, sen de azap çekiyorsun. (Luka, 16:19-25)</text:span></text:p>
      <text:p text:style-name="P51"><text:span text:style-name="T2">"</text:span><text:span text:style-name="T6">Yeryüzünde kendinize hazineler biriktirmeyin. Burada güve ve pas onları yiyip bitirir</text:span><text:span text:style-name="T2">, hırsızlar da girip çalarlar. Bunun yerine kendinize gökte [ahirette] hazineler biriktirin. Orada ne güve ne pas onları yiyip bitirir, ne de hırsızlar girip çalar. Hazineniz neredeyse, yüreğiniz de orada olacaktır. (Matta, 6:19-21)</text:span></text:p>
      <text:p text:style-name="P51"><text:span text:style-name="T2">Sevgili kardeşler... benliğin [nefsin] tutkularından kaçının. Çünkü</text:span><text:span text:style-name="T6"> bu dünyada yabancı ve konuksunuz.</text:span><text:span text:style-name="T2"> İnanmayanlar arasında olumlu bir yaşam sürün. (Petrus'un 1. Mektubu, 2:11-12)</text:span></text:p>
      <text:p text:style-name="P51"><text:span text:style-name="T2">Gözlerimizi görünen şeylere değil, görünmeyenlere çeviriyoruz. Çünkü </text:span><text:span text:style-name="T6">görünenler geçicidir, görünmeyenlerse sonsuza dek kalıcıdır. </text:span><text:span text:style-name="T2">(Pavlus'tan Korintlilere 2. Mektup, 4:18)</text:span></text:p>
      <text:p text:style-name="P51"><text:span text:style-name="T2">Çünkü </text:span><text:span text:style-name="T6">dünyaya ne bir şey getirdik, ne de ondan bir şey götürebiliriz. </text:span><text:span text:style-name="T2">Yiyeceğimiz, giyeceğimiz varsa bunlarla yetiniriz. Zengin olmak isteyenler ayartılıp tuzağa düşerler, insanı çöküşe ve yıkıma [cehennem azabına] götüren birçok saçma ve zararlı arzulara kapılırlar. Çünkü her türlü kötülüğün bir kökü de para sevgisidir. Kimileri zengin olma hevesiyle imandan saptılar, kendi kendilerine çok acı çektirdiler. Ama sen, ey Allah adamı, bu şeylerden kaç! Doğruluğun, Allah yolunun, imanın, sevginin, sabrın, uysallığın ardından koş. İman uğrunda yüce mücadeleyi sürdür. Sonsuz yaşama [cennete] sımsıkı sarıl. (Pavlus'tan Timoteos'a 1. Mektup, 6:7-12)</text:span></text:p>
      <text:p text:style-name="P51"><text:span text:style-name="T2">Varlıklı bir adamın tarlaları bol ürün verdi. Adam içinden, "Ne yapacağım ben?" diyordu, "Çünkü ürünlerimi koyacak yerim yok!" Sonra, "Ne yapacağımı biliyorum" dedi, "Ambarlarımı yıkıp daha büyüklerini kuracağım. Buğdayımın tümünü ve başka herşeyimi de oraya koyacağım. Canıma da diyeceğim ki, ey can, yıllarca yetecek kadar bol malın var. Rahatına bak. Ye, iç, mutlu ol!" Ama Allah ona, "</text:span><text:span text:style-name="T6">Ey akılsız adam, canın bu gece senden isteniyor</text:span><text:span text:style-name="T2">" dedi. "</text:span><text:span text:style-name="T6">Biriktirdiklerin kimin olacak?" Kendi yararına mal biriktiren ama Allah Katında zengin olmayan insanın durumu budur.</text:span><text:span text:style-name="T2"> (Luka, 12:16-21)</text:span></text:p>
      <text:h text:style-name="P97" text:outline-level="1">11. BÖLÜM</text:h>
      <text:h text:style-name="P89" text:outline-level="1">İNCİL’DE KURAN’A UYGUN EMİR </text:h>
      <text:h text:style-name="P89" text:outline-level="1">VE YASAKLAR</text:h>
      <text:p text:style-name="P40"/>
      <text:p text:style-name="P41"/>
      <text:p text:style-name="P49">Cinayet İşlememek</text:p>
      <text:p text:style-name="P51"><text:span text:style-name="T2">Başlangıçtan beri işittiğiniz buyruk şudur: Birbirimizi sevelim. </text:span><text:span text:style-name="T6">Şeytana ait olup kardeşini öldüren Kayin gibi olmayalım. Kayin kardeşini neden öldürdü? Kendi yaptıkları kötü, kardeşinin yaptıkları doğru olduğu için öldürdü... Hiçbir katilin sonsuz yaşama [cennete] sahip olmadığını bilirsiniz. </text:span><text:span text:style-name="T2">(Yuhanna'nın 1. Mektubu, 3:11-15)</text:span></text:p>
      <text:p text:style-name="P51"><text:span text:style-name="T6">Atalarımıza, 'Adam öldürmeyeceksin. Öldüren yargılanacak' dendiğini duydunuz.</text:span><text:span text:style-name="T2"> (Matta, 5:21)</text:span></text:p>
      <text:p text:style-name="P51"><text:span text:style-name="T2">İsa ona, "Bana neden iyi diyorsun?" dedi. "İyi olan tek biri var, O da Allah'tır. </text:span><text:span text:style-name="T6">O'nun buyruklarını biliyorsun: 'Adam öldürme</text:span><text:span text:style-name="T2">, zina etme, hırsızlık yapma, yalan yere tanıklık etme, kimsenin hakkını yeme, annene babana saygı göster.'" (Markos, 10:18-19; Luka, 18:19-20)</text:span></text:p>
      <text:p text:style-name="P35"><text:span text:style-name="T19">"Zina etmeyeceksin, </text:span><text:span text:style-name="T23">adam öldürmeyeceksin, </text:span><text:span text:style-name="T19">çalmayacaksın, başkasının malına göz dikmeyeceksin" buyrukları ve bundan başka ne buyruk varsa, şu sözde özetlenmiştir: "Komşunu kendin gibi seveceksin." (Pavlus'tan Romalılara Mektup, 13:9)</text:span></text:p>
      <text:p text:style-name="P51"><text:span text:style-name="T2">Çünkü Yasa'nın her dediğini yerine getirse de tek konuda ondan sapan kişi bütün Yasa'ya karşı suçlu olur. Nitekim "Zina etmeyeceksin" diyen, aynı zamanda "</text:span><text:span text:style-name="T6">Adam öldürmeyeceksin</text:span><text:span text:style-name="T2">" demiştir. Zina etmez, ama </text:span><text:span text:style-name="T6">adam öldürürsen, Yasa'yı yine de çiğnemiş olursun. </text:span><text:span text:style-name="T2">(Yakup'un Mektubu, 2:10-11)</text:span></text:p>
      <text:p text:style-name="P51"><text:span text:style-name="T2">... İnsanı kirleten de budur. Çünkü kötü düşünceler,</text:span><text:span text:style-name="T6"> cinayet</text:span><text:span text:style-name="T2">, zina, fuhuş, hırsızlık, yalan yere tanıklık ve iftira hep yürekten kaynaklanır. </text:span><text:span text:style-name="T6">İnsanı kirleten bunlardır.</text:span><text:span text:style-name="T2">.. (Matta, 15:18-20)</text:span></text:p>
      <text:p text:style-name="P51"><text:span text:style-name="T2">İsa şöyle devam etti: "İnsanı kirleten, insanın içinden çıkandır. Çünkü kötü düşünceler, fuhuş, hırsızlık, </text:span><text:span text:style-name="T6">cinayet</text:span><text:span text:style-name="T2">, zina, açgözlülük, kötülük, hile, sefahat, kıskançlık, iftira, kibir ve akılsızlık içten, insanın yüreğinden kaynaklanır. </text:span><text:span text:style-name="T6">Bu kötülüklerin hepsi içten kaynaklanır ve insanı kirletir.</text:span><text:span text:style-name="T2">" (Markos, 7:20-23)</text:span></text:p>
      <text:p text:style-name="P51"><text:span text:style-name="T6">Adam öldürmekten,</text:span><text:span text:style-name="T2"> büyü, fuhuş, hırsızlık yapmaktan da </text:span><text:span text:style-name="T6">tövbe etmediler.</text:span><text:span text:style-name="T2"> (Vahiy, 9:21)</text:span></text:p>
      <text:p text:style-name="P51"><text:span text:style-name="T2">Allah'ı tanımakta yarar görmedikleri için [Allah'ı tenzih ederiz], Allah onları yararsız düşüncelere, yakışıksız davranışlara teslim etti. Her türlü haksızlık, kötülük, açgözlülük ve kinle doldular. Kıskançlık,</text:span><text:span text:style-name="T6"> öldürme hırsı,</text:span><text:span text:style-name="T2"> çekişme, hile, kötü niyetle </text:span><text:span text:style-name="T6">doludurlar</text:span><text:span text:style-name="T2">. Dedikoducu, yerici, Allah'tan nefret eden [Allah'ı tenzih ederiz], küstah, kibirli, övüngen, kötülük üreten, anne baba sözü dinlemeyen, anlayışsız, sözünde durmaz, sevgiden yoksun, acımasız insanlardır. </text:span><text:span text:style-name="T6">Böyle davrananların ölümü [cehennemi] hak ettiğine ilişkin Allah buyruğunu bildikleri halde, bunları yalnız yapmakla kalmaz, yapanları da onaylarlar.</text:span><text:span text:style-name="T2"> (Pavlus'tan Romalılara Mektup, 1:28-32)</text:span></text:p>
      <text:p text:style-name="P51"><text:span text:style-name="T2">Aranızdaki kavgaların, çekişmelerin kaynağı nedir? Bedeninizin üyelerinde savaşan tutkularınız değil mi? </text:span><text:span text:style-name="T6">Bir şey arzu ediyor, elde edemeyince adam öldürüyorsunuz.</text:span><text:span text:style-name="T2"> Kıskanıyorsunuz, isteğinize erişemeyince çekişip kavga ediyorsunuz. Elde edemiyorsunuz, </text:span><text:soft-page-break/><text:span text:style-name="T2">çünkü Allah'tan dilemiyorsunuz. Dilediğiniz zaman da dileğinize kavuşamıyorsunuz. Çünkü kötü amaçla, tutkularınız uğruna kullanmak için diliyorsunuz. Ey vefasızlar, dünyayla dostluğun Allah'a düşmanlık olduğunu bilmiyor musunuz? Dünyayla dost olmak isteyen, kendini Allah'a düşman eder. [Allah'ı tenzih ederiz.] (Yakup'un Mektubu, 4:1-4)</text:span></text:p>
      <text:p text:style-name="P41"/>
      <text:p text:style-name="P49">Hırsızlık Yapmamak</text:p>
      <text:p text:style-name="P51"><text:span text:style-name="T6">Hırsızlık eden artık hırsızlık etmesin. </text:span><text:span text:style-name="T2">Tersine, kendi elleriyle iyi olanı yaparak emek versin; böylece ihtiyacı olanla paylaşacak bir şeyi olsun. (Pavlus'tan Efeslilere Mektup, 4:28)</text:span></text:p>
      <text:p text:style-name="P51"><text:span text:style-name="T2"><text:s/>[Hz. İsa (as):] "O'nun buyruklarını biliyorsun: 'Zina etmeyeceksin, adam öldürmeyeceksin, </text:span><text:span text:style-name="T6">çalmayacaksın</text:span><text:span text:style-name="T2">, yalan yere tanıklık etmeyeceksin, annene babana saygı göstereceksin.'" "Bunların hepsini gençliğimden beri yerine getiriyorum" dedi adam. (Luka, 18:20-21, Matta, 19:17-19)</text:span></text:p>
      <text:p text:style-name="P35"><text:span text:style-name="T19">"Zina etmeyeceksin, adam öldürmeyeceksin, </text:span><text:span text:style-name="T23">çalmayacaksın</text:span><text:span text:style-name="T19">, başkasının malına göz dikmeyeceksin" buyrukları ve bundan başka ne buyruk varsa, şu sözde özetlenmiştir: "Komşunu kendin gibi seveceksin." Seven kişi komşusuna kötülük etmez. Bu nedenle sevmek Kutsal Yasa'yı [Allah'ın emirlerini] yerine getirmektir. (Pavlus'tan Romalılara Mektup, 13:9-10)</text:span></text:p>
      <text:p text:style-name="P35"><text:span text:style-name="T23">Hiçbiriniz</text:span><text:span text:style-name="T19"> katil,</text:span><text:span text:style-name="T23"> hırsız</text:span><text:span text:style-name="T19">, kötülük yapan ya da başkalarının işine karışan </text:span><text:span text:style-name="T23">biri olarak acı çekmesin</text:span><text:span text:style-name="T19">. Ama Mesih'e inanan olduğu için acı çeken, bundan utanç duymasın. Taşıdığı bu adla Allah'ı yüceltsin. (Petrus'un 1. Mektubu, 4:15-16)</text:span></text:p>
      <text:p text:style-name="P51"><text:span text:style-name="T2">Kutsal Yasa'da bilginin ve gerçeğin özüne kavuşmuş olarak körlerin kılavuzu, karanlıkta kalanların ışığı, akılsızların eğiticisi, çocukların öğretmeni olduğuna inanmışsın. Öyleyse başkasına öğretirken, kendine de öğretmez misin? </text:span><text:span text:style-name="T6">Çalmamayı öğütlerken, çalar mısın?</text:span><text:span text:style-name="T2"> (Pavlus'tan Romalılara Mektup, 2:19-21)</text:span></text:p>
      <text:p text:style-name="P51"><text:span text:style-name="T2">Adam öldürmekten, büyü, fuhuş, </text:span><text:span text:style-name="T6">hırsızlık yapmaktan da tövbe etmediler.</text:span><text:span text:style-name="T2"> (Vahiy, 9:21)</text:span></text:p>
      <text:p text:style-name="P51"><text:span text:style-name="T2">[Hz. İsa (as):] "O'nun buyruklarını biliyorsun: 'Adam öldürmeyeceksin, zina etmeyeceksin, </text:span><text:span text:style-name="T6">çalmayacaksın</text:span><text:span text:style-name="T2">, yalan yere tanıklık etmeyeceksin, kimsenin hakkını yemeyeceksin, annene babana saygı göstereceksin.'" (Markos, 10:19)</text:span></text:p>
      <text:p text:style-name="P46"/>
      <text:p text:style-name="P49">Zina ve Fuhuş Yapmamak</text:p>
      <text:p text:style-name="P51"><text:span text:style-name="T6">Herkes evliliğe saygı göstersin... günahla lekelenmesin. Çünkü Allah cinsel ahlaksızlıkta bulunan ve zina edenleri yargılayacak.</text:span><text:span text:style-name="T2"> (Pavlus'tan İbranilere Mektup, 13:4)</text:span></text:p>
      <text:p text:style-name="P51"><text:span text:style-name="T2">O'nun buyruklarını biliyorsun: 'Adam öldürmeyeceksin, </text:span><text:span text:style-name="T6">zina etmeyeceksin</text:span><text:span text:style-name="T2">, çalmayacaksın, yalan yere tanıklık etmeyeceksin, kimsenin hakkını yemeyeceksin, annene babana saygı göstereceksin.' " (Markos, 10:19)</text:span></text:p>
      <text:p text:style-name="P35"><text:span text:style-name="T23">'Zina etmeyeceksin' dendiğini duydunuz. </text:span><text:span text:style-name="T19">(Matta, 5:27)</text:span></text:p>
      <text:p text:style-name="P35"><text:span text:style-name="T23">Allah'ın isteği şudur: Kutsal olmanız, fuhuştan kaçınmanız.</text:span><text:span text:style-name="T19"> (Pavlus'tan Selaniklilere 1. Mektup, 4:3)</text:span></text:p>
      <text:p text:style-name="P51"><text:span text:style-name="T6">Sodom, Gomora ve çevrelerindeki kentler de benzer biçimde kendilerini fuhuş ve sapıklığa teslim ettiler. Sonsuza dek ateşte yanma cezasını çeken bu kentler ders alınacak </text:span><text:soft-page-break/><text:span text:style-name="T6">birer örnektir. </text:span><text:span text:style-name="T2">(Yahuda'nın Mektubu, 1:7)</text:span></text:p>
      <text:p text:style-name="P51"><text:span text:style-name="T6">Fuhuştan kaçının</text:span><text:span text:style-name="T2">... (Pavlus'tan Korintlilere 1. Mektup, 6:18)</text:span></text:p>
      <text:p text:style-name="P51"><text:span text:style-name="T6">Aranızda fuhuş, pislik </text:span><text:span text:style-name="T2">ya da açgözlülük </text:span><text:span text:style-name="T6">anılmasın bile. Kimse fuhuş yapmasın...</text:span><text:span text:style-name="T2"> kutsal değerlere saygısızlık etmesin. (İbranilere Mektup, 12:16)</text:span></text:p>
      <text:p text:style-name="P51"><text:span text:style-name="T6">Kutsallara [kendini Allah'a adamışlara] yaraşmaz bu.</text:span><text:span text:style-name="T2"> Aranızda açık saçıklık, budalaca konuşmalar, bayağı şakalar da olmasın. Bunlar size yakışmaz. Bunun yerine şükredin. </text:span><text:span text:style-name="T6">Şunu kesinlikle bilin ki, fuhuş yapanın, </text:span><text:span text:style-name="T2">pisliğe düşkün olanın ya da putperest demek olan açgözlü kişinin...</text:span><text:span text:style-name="T6"> Allah'ın Egemenliği'nde [cennette] mirası yoktur.</text:span><text:span text:style-name="T2"> Hiç kimse sizi boş sözlerle aldatmasın. Bu şeylerden ötürü Allah'ın gazabı söz dinlemeyenlerin üzerine gelir. Onun için böyleleriyle oturup kalkmayın. (Pavlus'tan Efeslilere Mektup, 5:3-7)</text:span></text:p>
      <text:p text:style-name="P51"><text:span text:style-name="T2">İnsanı kirleten, insanın içinden çıkandır... </text:span><text:span text:style-name="T6">cinsel ahlaksızlık, </text:span><text:span text:style-name="T2">hırsızlık, cinayet, </text:span><text:span text:style-name="T6">zina</text:span><text:span text:style-name="T2">, açgözlülük, kötülük, hile, sefahat, kıskançlık, iftira, kibir ve akılsızlık içten, insanın yüreğinden kaynaklanır. </text:span><text:span text:style-name="T6">Bu kötülüklerin hepsi içten kaynaklanır ve insanı kirletir.</text:span><text:span text:style-name="T2"> (Markos, 7:20-22)</text:span></text:p>
      <text:p text:style-name="P51"><text:span text:style-name="T2">"Bana herşey serbest" diyorsunuz, ama herşey yararlı değildir. "Bana herşey serbest" diyorsunuz, ama hiçbir şeyin tutsağı olmayacağım. "Yemek mide için, mide de yemek içindir" diyorsunuz, ama Allah hem mideyi hem de yemeği ortadan kaldıracaktır. </text:span><text:span text:style-name="T6">Beden fuhuş için değil, Rab içindir [Allah'ın emir ve yasaklarına uyması içindir]... Fuhuştan kaçının. </text:span><text:span text:style-name="T2">İnsanın işlediği bütün öbür günahlar bedenin dışındadır; ama fuhuş yapan, kendi bedenine karşı günah işler. (Pavlus'tan Korintlilere 1. Mektup, 6:12-13)</text:span></text:p>
      <text:p text:style-name="P51"><text:span text:style-name="T2">Ancak putlara sunulup murdar hale gelen etlerden, </text:span><text:span text:style-name="T6">fuhuştan</text:span><text:span text:style-name="T2">, boğularak öldürülen hayvanların etinden ve kandan </text:span><text:span text:style-name="T6">sakınmaları gerektiğini onlara yazmalıyız.</text:span><text:span text:style-name="T2"> Çünkü çok eski zamanlardan beri Musa'nın sözleri her kentte duyurulmakta, her Şabat Günü havralarda okunmaktadır. (Elçilerin İşleri, 15:20-21)</text:span></text:p>
      <text:p text:style-name="P51"><text:span text:style-name="T2">... Gerekli olan şu kuralların dışında size herhangi bir şey yüklememeyi uygun gördük: Putlara sunulan kurbanların etinden, kandan, boğularak öldürülen hayvanların etinden ve </text:span><text:span text:style-name="T6">fuhuştan sakınmalısınız.</text:span><text:span text:style-name="T2"> Bunlardan kaçınırsanız, iyi edersiniz. Esen kalın. (Elçilerin İşleri 15:28-29)</text:span></text:p>
      <text:p text:style-name="P51"><text:span text:style-name="T2">Öteki uluslardan olan imanlılara gelince, biz onlara, putlara sunulan kurbanların etinden, kandan, boğularak öldürülen hayvanlardan ve </text:span><text:span text:style-name="T6">fuhuştan sakınmalarını öngören kararımızı yazmıştık</text:span><text:span text:style-name="T2">. (Elçilerin İşleri, 21:25)</text:span></text:p>
      <text:p text:style-name="P51"><text:span text:style-name="T2">Çünkü kötü düşünceler, cinayet, zina, </text:span><text:span text:style-name="T6">fuhuş</text:span><text:span text:style-name="T2">, hırsızlık, yalan yere tanıklık ve iftira hep yürekten kaynaklanır. </text:span><text:span text:style-name="T6">İnsanı kirleten bunlardır... </text:span><text:span text:style-name="T2">(Matta, 15:19-20)</text:span></text:p>
      <text:p text:style-name="P51"><text:span text:style-name="T2">İsa, "Bana neden iyilik hakkında soru soruyorsun?" dedi. "İyi olan yalnız biri var. Yaşama kavuşmak istiyorsan, O'nun [Allah'ın] buyruklarını yerine getir." "Hangi buyrukları?" diye sordu adam. İsa şu karşılığı verdi: "'Adam öldürmeyeceksin, </text:span><text:span text:style-name="T6">zina etmeyeceksin</text:span><text:span text:style-name="T2">, çalmayacaksın, yalan yere tanıklık etmeyeceksin, annene babana saygı göstereceksin' ve 'komşunu kendin gibi seveceksin.'" (Matta, 19:17-19, Luka, 18:18-20)</text:span></text:p>
      <text:p text:style-name="P51"><text:span text:style-name="T6">"Zina etmeyeceksin</text:span><text:span text:style-name="T2">, adam öldürmeyeceksin, çalmayacaksın, başkasının malına göz dikmeyeceksin" buyrukları ve bundan başka ne buyruk varsa, şu sözde özetlenmiştir: "Komşunu kendin gibi seveceksin." (Pavlus'tan Romalılara Mektup, 13:9)</text:span></text:p>
      <text:p text:style-name="P51"><text:span text:style-name="T2">Galip gelen bunları miras alacak... Ama korkak, imansız, iğrenç, adam öldüren, </text:span><text:span text:style-name="T6">fuhuş </text:span><text:soft-page-break/><text:span text:style-name="T6">yapan</text:span><text:span text:style-name="T2">, büyücü, putperest ve bütün yalancılara gelince, </text:span><text:span text:style-name="T6">onların yeri, kükürtle yanan ateş gölüdür [cehennemdir]. İkinci ölüm budur.</text:span><text:span text:style-name="T2">" (Vahiy, 21:7-8)</text:span></text:p>
      <text:p text:style-name="P51"><text:span text:style-name="T6">... Fuhuş yapanlar</text:span><text:span text:style-name="T2">, adam öldürenler, putperestler, yalanı sevip hile yapanların hepsi </text:span><text:span text:style-name="T6">dışarıda [cennetin dışında] kalacaklar.</text:span><text:span text:style-name="T2"> (Vahiy, 22:15)</text:span></text:p>
      <text:p text:style-name="P51"><text:span text:style-name="T2">Günahkarların, Allah'ın Egemenliği'ni [cenneti] miras almayacağını bilmiyor musunuz? Aldanmayın! </text:span><text:span text:style-name="T6">Ne fuhuş yapanlar Allah'ın Egemenliği'ni miras alacaktır, </text:span><text:span text:style-name="T2">ne puta tapanlar, </text:span><text:span text:style-name="T6">ne zina edenler... </text:span><text:span text:style-name="T2">ne hırsızlar, ne açgözlüler, ne ayyaşlar, ne sövücüler, ne de soyguncular. (Pavlus'tan Korintlilere 1. Mektup, 6:9-10)</text:span></text:p>
      <text:p text:style-name="P51"><text:span text:style-name="T2">Çünkü Yasa'nın her dediğini yerine getirse de tek konuda ondan sapan kişi bütün Yasa'ya karşı suçlu olur. Nitekim </text:span><text:span text:style-name="T6">"Zina etmeyeceksin"</text:span><text:span text:style-name="T2"> diyen, aynı zamanda "Adam öldürmeyeceksin" demiştir... (Yakup'un Mektubu, 2:10-11)</text:span></text:p>
      <text:p text:style-name="P51"><text:span text:style-name="T6">Aranızda fuhuş olduğu söyleniyor, üstelik putperestler arasında bile rastlanmayan türden bir fuhuş!</text:span><text:span text:style-name="T2"> Biri babasının karısını almış... Oysa... bu işi yapanı aranızdan atmanız gerekmez miydi?... Mektubumda </text:span><text:span text:style-name="T6">size fuhuş yapanlarla arkadaşlık etmemenizi yazdım... Kardeş diye bilinirken fuhuş yapan, açgözlü, putperest, sövücü, ayyaş ya da soyguncu olanla arkadaşlık etmeyin,</text:span><text:span text:style-name="T2"> böyle biriyle yemek bile yemeyin. (Pavlus'tan Korintlilere 1. Mektup, 5:1-12)</text:span></text:p>
      <text:p text:style-name="P51"><text:span text:style-name="T2">Bu nedenle bedenin dünyasal eğilimlerini</text:span><text:span text:style-name="T6"> –fuhşu</text:span><text:span text:style-name="T2">, pisliği, şehveti, kötü arzuları ve putperestlikle eş olan açgözlülüğü– </text:span><text:span text:style-name="T6">öldürün</text:span><text:span text:style-name="T2">. (Pavlus'tan Koloselilere Mektup, 3:5)</text:span></text:p>
      <text:p text:style-name="P51"><text:span text:style-name="T2">Benliğin [nefsin] işleri bellidir. Bunlar </text:span><text:span text:style-name="T6">fuhuş</text:span><text:span text:style-name="T2">, pislik, sefahat, putperestlik, büyücülük, düşmanlık, çekişme, kıskançlık, öfke, bencil tutkular, ayrılıklar, bölünmeler, çekememezlik, sarhoşluk, çılgın eğlenceler ve benzeri şeylerdir. Sizi daha önce uyardığım gibi yine uyarıyorum, </text:span><text:span text:style-name="T6">böyle davrananlar Allah'ın Egemenliği'ni [cenneti] miras alamayacaklar. </text:span><text:span text:style-name="T2">(Pavlus'tan Galatyalılara Mektup, 5:19-21)</text:span></text:p>
      <text:p text:style-name="P51"><text:span text:style-name="T2">Adam öldürmekten, büyü, </text:span><text:span text:style-name="T6">fuhuş</text:span><text:span text:style-name="T2">, hırsızlık </text:span><text:span text:style-name="T6">yapmaktan da tövbe etmediler.</text:span><text:span text:style-name="T2"> (Vahiy, 9:21)</text:span></text:p>
      <text:p text:style-name="P51"><text:span text:style-name="T2">... Bu kadın öğretisiyle kullarımı </text:span><text:span text:style-name="T6">saptırıp fuhuş yapmaya, </text:span><text:span text:style-name="T2">putlara sunulan kurbanların etini yemeye </text:span><text:span text:style-name="T6">yöneltiyor. Tövbe etmesi için ona bir süre tanıdım, ama fuhuş yapmaktan tövbe etmek istemiyor.</text:span><text:span text:style-name="T2"> Bak, onu yatağa düşüreceğim; onun yaptıklarından </text:span><text:span text:style-name="T6">tövbe etmezlerse, onunla zina edenleri de büyük sıkıntıların içine atacağım..</text:span><text:span text:style-name="T2">. Her birinize yaptıklarınızın karşılığını vereceğim. (Vahiy, 2:20-23)</text:span></text:p>
      <text:p text:style-name="P51"><text:span text:style-name="T2">İsa şöyle devam etti: "İnsanı kirleten, insanın içinden çıkandır. Çünkü kötü düşünceler, </text:span><text:span text:style-name="T6">fuhuş</text:span><text:span text:style-name="T2">, hırsızlık, cinayet, </text:span><text:span text:style-name="T6">zina</text:span><text:span text:style-name="T2">, açgözlülük, kötülük, hile, sefahat, kıskançlık, iftira, kibir ve akılsızlık içten, insanın yüreğinden kaynaklanır. </text:span><text:span text:style-name="T6">Bu kötülüklerin hepsi içten kaynaklanır ve insanı kirletir.</text:span><text:span text:style-name="T2">" (Markos, 7:20-23)</text:span></text:p>
      <text:p text:style-name="P51"><text:span text:style-name="T2">Ama anlamadıkları konularda sövüp sayan bu kişiler, içgüdüleriyle yaşayan, yakalanıp boğazlanmak üzere doğan, akıldan yoksun hayvanlar gibidir. Hayvanlar gibi onlar da yıkıma uğrayacaklar. Ettikleri haksızlığa karşılık zarar görecekler. Gündüzün zevk alemlerine dalmayı eğlence sayarlar. Birer leke ve yüzkarasıdırlar. Sizinle yiyip içerken kendi hilelerinden zevk alırlar. </text:span><text:span text:style-name="T6">Gözleri zinayla doludur, günaha doymazlar.</text:span><text:span text:style-name="T2"> Kararsız kişileri ayartırlar. Yüreği açgözlülüğe alıştırılmış lanetli insanlardır. (Petrus'un 2. Mektubu, 2:12-14)</text:span></text:p>
      <text:p text:style-name="P41"/>
      <text:p text:style-name="P49"><text:soft-page-break/>Eşcinselliğin ve Sapkın İlişkilerin </text:p>
      <text:p text:style-name="P49">Yasak Olması</text:p>
      <text:p text:style-name="P51"><text:span text:style-name="T2">... Allah, birbirlerinin bedenlerini aşağılasınlar diye, onları yüreklerinin tutkuları içinde ahlaksızlığa teslim etti. Allah'la ilgili gerçeğin yerine yalanı koydular... İşte böylece Allah onları utanç verici tutkulara teslim etti. </text:span><text:span text:style-name="T6">Kadınları bile doğal ilişki yerine doğal olmayanı yeğlediler. Aynı şekilde erkekler de kadınla doğal ilişkilerini bırakıp birbirleri için şehvetle yanıp tutuştular. Erkekler erkeklerle utanç verici ilişkilere girdiler ve kendi bedenlerinde sapıklıklarına yaraşan karşılığı aldılar. </text:span><text:span text:style-name="T2">Allah'ı tanımakta yarar görmedikleri için [Allah'ı tenzih ederiz], Allah onları yararsız düşüncelere, yakışıksız davranışlara teslim etti. (Pavlus'tan Romalılara Mektupa Mektup 1:24-28)</text:span></text:p>
      <text:p text:style-name="P51"><text:span text:style-name="T6">Günahkarların, Allah'ın Egemenliği'ni [cenneti] miras almayacağını bilmiyor musunuz?</text:span><text:span text:style-name="T2"> Aldanmayın! Ne fuhuş yapanlar Allah'ın Egemenliği'ni [cenneti] miras alacaktır, ne puta tapanlar, ne zina edenler, </text:span><text:span text:style-name="T6">ne eşcinseller</text:span><text:span text:style-name="T2">, ne hırsızlar, ne açgözlüler, ne ayyaşlar, ne sövücüler, ne de soyguncular. (Pavlus'tan Korintlilere 1. Mektup, 6:9-10)</text:span></text:p>
      <text:p text:style-name="P35"><text:span text:style-name="T19">[Allah] Sodom ve Gomora kentlerini yakıp yıkarak yargıladı. Böylece Allah'sızların başına geleceklere bir örnek verdi. Ama </text:span><text:span text:style-name="T23">ilke tanımayan kişilerin sefih yaşayışından</text:span><text:span text:style-name="T19"> azap duyan doğru adam Lut'u kurtardı. Çünkü onların arasında yaşayan bu doğru adam, </text:span><text:span text:style-name="T23">görüp işittiği yasa tanımaz davranışlar yüzünden doğru yüreğinde her gün ıstırap çekerdi.</text:span><text:span text:style-name="T19"> Görülüyor ki Rab Kendi yolunda yürüyenleri karşılaştıkları denemelerden nasıl kurtaracağını bilir. Doğru olmayanları, </text:span><text:span text:style-name="T23">özellikle benliğin yozlaşmış tutkuları ardından giden ve yetkisini hor görenleri cezalandırarak yargı gününe dek nasıl alıkoyacağını da bilir. </text:span><text:span text:style-name="T19">(Petrus'un 2. Mektubu, 2:6-10)</text:span></text:p>
      <text:p text:style-name="P35"><text:span text:style-name="T19">Çünkü Allah'ımızın lütfunu sefahate araç eden... bazı Allah'sızlar gizlice aranıza sızdılar. Onların yargılanacakları çoktan beri yazılmıştır. Bütün bunları bildiğiniz halde, size anımsatmak isterim ki, ilk ve son kez halkı Mısır'dan kurtaran Rab iman etmeyenleri daha sonra yok etti... </text:span><text:span text:style-name="T23">Sodom, Gomora ve çevrelerindeki kentler de benzer biçimde kendilerini fuhuş ve sapıklığa teslim ettiler. Sonsuza dek ateşte yanma cezasını çeken bu kentler ders alınacak birer örnektir.</text:span><text:span text:style-name="T19"> Aranıza sızan bu kişiler de onlar gibi gördükleri düşlere dayanarak öz bedenlerini kirletiyor, Rab'bin yetkisini hiçe sayıyor, yüce varlıklara sövüyorlar... Öte yandan, </text:span><text:span text:style-name="T23">akıldan yoksun hayvanlar gibi içgüdüleriyle anladıkları ne varsa, onları yıkıma götürüyor.</text:span><text:span text:style-name="T19"> (Yahuda'nın Mektubu, 1:4-10)</text:span></text:p>
      <text:p text:style-name="P51"><text:span text:style-name="T2">Çünkü biliyoruz ki, </text:span><text:span text:style-name="T6">Yasa doğrular için değil, yasa tanımayanlarla </text:span><text:span text:style-name="T2">asiler, Allah'sızlarla günahkarlar, kutsallıktan yoksunlarla kutsala karşı saygısız olanlar, anne ya da babasını öldürenler, katiller, fuhuş yapanlar, </text:span><text:span text:style-name="T6">eşcinseller</text:span><text:span text:style-name="T2">, köle tüccarları, yalancılar, yalan yere ant içenler ve sağlam öğretiye karşıt olan başka ne varsa onlar </text:span><text:span text:style-name="T6">için konmuştur.</text:span><text:span text:style-name="T2"> (Pavlus'tan Timoteos'a 1. Mektup, 1:9-10)</text:span></text:p>
      <text:p text:style-name="P41"/>
      <text:p text:style-name="P49">Yalan Söylememek</text:p>
      <text:p text:style-name="P51"><text:span text:style-name="T6">Birbirinize yalan söylemeyin.</text:span><text:span text:style-name="T2"> (Pavlus'tan Koloselilere Mektup, 3:9)</text:span></text:p>
      <text:p text:style-name="P51"><text:span text:style-name="T2">Yine atalarımıza, '</text:span><text:span text:style-name="T6">Yalan yere ant içmeyeceksin</text:span><text:span text:style-name="T2">, ama Rab'bin huzurunda içtiğin antları yerine getireceksin' dendiğini duydunuz. (Matta, 5:33)</text:span></text:p>
      <text:p text:style-name="P51"><text:soft-page-break/><text:span text:style-name="T6">O'nun [Allah'ın] buyruklarını biliyorsun: </text:span><text:span text:style-name="T2">'Adam öldürmeyeceksin, zina etmeyeceksin, çalmayacaksın, </text:span><text:span text:style-name="T6">yalan yere tanıklık etmeyeceksin,</text:span><text:span text:style-name="T2"> kimsenin hakkını yemeyeceksin, annene babana saygı göstereceksin.' (Markos, 10:19)</text:span></text:p>
      <text:p text:style-name="P35"><text:span text:style-name="T19">İsa, "Bana neden iyilik hakkında soru soruyorsun?" dedi. "İyi olan yalnız biri var. Yaşama kavuşmak istiyorsan, O'nun buyruklarını yerine getir." "Hangi buyrukları?" diye sordu adam. İsa şu karşılığı verdi:" 'Adam öldürmeyeceksin, zina etmeyeceksin, çalmayacaksın, </text:span><text:span text:style-name="T23">yalan yere tanıklık etmeyeceksin,</text:span><text:span text:style-name="T19"> annene babana saygı göstereceksin' ve 'Komşunu kendin gibi seveceksin.'" (Matta, 19:17-19; Markos, 10:18-19; Luka, 18:18-20)</text:span></text:p>
      <text:p text:style-name="P51"><text:span text:style-name="T6">Birbirinize yalan söylemeyin.</text:span><text:span text:style-name="T2"> Çünkü eski yaradılışı [fıtratınızı] kötü alışkanlıklarıyla birlikte üzerinizden çıkarıp attınız; eksiksiz bilgiye erişmek için... yenilenen yeni yaradılışı [fıtratınızı] giyindiniz. (Pavlus'tan Koloselilere Mektup, 3:9-10)</text:span></text:p>
      <text:p text:style-name="P51"><text:span text:style-name="T2"><text:s/>[Hz. İsa (as):] "... Kötü düşünceler... </text:span><text:span text:style-name="T6">yalan yere tanıklık ve iftira</text:span><text:span text:style-name="T2"> hep yürekten kaynaklanır. </text:span><text:span text:style-name="T6">İnsanı kirleten bunlardır</text:span><text:span text:style-name="T2">..." (Matta, 15:19-20; Markos, 7:20-23)</text:span></text:p>
      <text:p text:style-name="P51"><text:span text:style-name="T2">Ama şimdi öfke, kızgınlık, kötü niyet dahil, hepsini üzerinizden sıyırıp atın. </text:span><text:span text:style-name="T6">Ağzınızdan hiçbir iftira... çıkmasın. </text:span><text:span text:style-name="T2">(Pavlus'tan Koloselilere Mektup, 3:8)</text:span></text:p>
      <text:p text:style-name="P51"><text:span text:style-name="T2">Ey Timoteos, sana emanet edileni koru! Kutsallıktan yoksun, boş sözlerden, </text:span><text:span text:style-name="T6">yalan yere "bilgi" denen düşüncelerin çelişkilerinden sakın. </text:span><text:span text:style-name="T2">Kimileri bu sözde bilgiye sahip olduklarını ileri sürerek imandan saptılar. (Pavlus'tan Timoteos'a 1. Mektup, 6:20-21)</text:span></text:p>
      <text:p text:style-name="P51"><text:span text:style-name="T2">Hananya adında bir adam, karısı Safira'nın onayıyla bir mülk sattı, paranın bir kısmını kendine saklayarak gerisini getirip elçilerin buyruğuna verdi. Karısının da olup bitenlerden haberi vardı. Petrus ona, "Hananya, nasıl oldu da şeytana uydun... </text:span><text:span text:style-name="T6">yalan söyleyip mülkün parasının bir kısmını kendine sakladın?" dedi.</text:span><text:span text:style-name="T2"> "Mülk satılmadan önce sana ait değil miydi? Sen onu sattıktan sonra da parayı dilediğin gibi kullanamaz mıydın? </text:span><text:span text:style-name="T6">Neden yüreğinde böyle bir düzen kurdun? Sen insanlara değil, Allah'a yalan söylemiş oldun.</text:span><text:span text:style-name="T2">" Hananya bu sözleri işitince yere yıkılıp can verdi. Olanları duyan herkesi büyük bir korku sardı... (Elçilerin İşleri, 5:1-6)</text:span></text:p>
      <text:p text:style-name="P41"/>
      <text:p text:style-name="P49">Hile Yapmamak</text:p>
      <text:p text:style-name="P51"><text:span text:style-name="T2">Bu nedenle </text:span><text:span text:style-name="T6">her kötülüğü, hileyi, ikiyüzlülüğü</text:span><text:span text:style-name="T2">, kıskançlığı ve bütün iftiraları </text:span><text:span text:style-name="T6">üzerinizden sıyırıp atın. Yeni doğmuş bebekler gibi, hilesiz sütü andıran Allah sözünü özleyin ki, bununla beslenip büyüyerek kurtuluşa erişesiniz.</text:span><text:span text:style-name="T2"> Çünkü Rab'bin iyiliğini tattınız [Allah'ın rahmetini gördünüz]. (Petrus'un 1. Mektubu, 2:1-3)</text:span></text:p>
      <text:p text:style-name="P51"><text:span text:style-name="T2">Bu hizmeti Allah'ın merhametiyle üstlendiğimiz için cesaretimizi yitirmeyiz. </text:span><text:span text:style-name="T6">Utanç verici gizli yolları reddettik. Hileye başvurmayız, Allah'ın sözünü de çarpıtmayız. </text:span><text:span text:style-name="T2">Gerçeği ortaya koyarak kendimizi Allah'ın huzurunda her insanın vicdanına tavsiye ederiz. (Pavlus'tan Korintlilere 2. Mektup, 4:1-2)</text:span></text:p>
      <text:p text:style-name="P51"><text:span text:style-name="T2">Köpekler, büyücüler, fuhuş yapanlar, adam öldürenler, putperestler, </text:span><text:span text:style-name="T6">yalanı sevip hile yapanların hepsi dışarıda [cennetin dışında] kalacaklar. </text:span><text:span text:style-name="T2">(Vahiy, 22:15)</text:span></text:p>
      <text:p text:style-name="P35"><text:span text:style-name="T19">İsa şöyle devam etti: "İnsanı kirleten, insanın içinden çıkandır. Çünkü kötü düşünceler, fuhuş, hırsızlık, cinayet, zina, açgözlülük, kötülük, </text:span><text:span text:style-name="T23">hile</text:span><text:span text:style-name="T19">, sefahat, kıskançlık, iftira, kibir ve akılsızlık içten, insanın yüreğinden kaynaklanır. </text:span><text:span text:style-name="T23">Bu kötülüklerin hepsi içten kaynaklanır ve </text:span><text:soft-page-break/><text:span text:style-name="T23">insanı kirletir</text:span><text:span text:style-name="T19">." (Markos, 7:20-23)</text:span></text:p>
      <text:p text:style-name="P51"><text:span text:style-name="T2">Allah'ı tanımakta yarar görmedikleri için Allah onları yararsız düşüncelere, yakışıksız davranışlara teslim etti. Her türlü haksızlık, kötülük, açgözlülük ve kinle doldular. Kıskançlık, öldürme hırsı, çekişme, </text:span><text:span text:style-name="T6">hile, kötü niyetle doludurlar.</text:span><text:span text:style-name="T2"> Dedikoducu, yerici, Allah'tan nefret eden, küstah, kibirli, övüngen, kötülük üreten, anne baba sözü dinlemeyen, anlayışsız, sözünde durmaz, sevgiden yoksun, acımasız insanlardır. </text:span><text:span text:style-name="T6">Böyle davrananların ölümü [cehennemi] hak ettiğine ilişkin Allah buyruğunu bildikleri halde, bunları yalnız yapmakla kalmaz, yapanları da onaylarlar.</text:span><text:span text:style-name="T2"> (Pavlus'tan Romalılara Mektup, 1:28-32)</text:span></text:p>
      <text:p text:style-name="P51"><text:span text:style-name="T2">Son olarak Rab'de [Allah'ın rızasına uymakta], O'nun üstün gücüyle güçlenin. </text:span><text:span text:style-name="T6">İblisin hilelerine karşı durabilmek için Allah'ın verdiği bütün [manevi] silahları kuşanın.</text:span><text:span text:style-name="T2"> Çünkü savaşımız insanlara karşı değil... bu karanlık dünyanın güçlerine, kötülüğün... ruhsal ordularına karşıdır. Bu nedenle, kötü günde dayanabilmek, gerekli herşeyi yaptıktan sonra yerinizde durabilmek için Allah'ın bütün [manevi] silahlarını kuşanın. (Pavlus'tan Efeslilere Mektup, 6:10-13)</text:span></text:p>
      <text:p text:style-name="P51"><text:span text:style-name="T2">Natanel Filipus'a, "Nasıra'dan iyi bir şey çıkabilir mi?" diye sordu. Filipus, "Gel de gör" dedi. İsa, Natanel'in kendisine doğru geldiğini görünce onun için, "</text:span><text:span text:style-name="T6">İşte, içinde hile olmayan gerçek bir İsrailli!</text:span><text:span text:style-name="T2">" dedi. (Yuhanna, 1:46-47)</text:span></text:p>
      <text:p text:style-name="P51"><text:span text:style-name="T2">... Saul, yani Pavlus, gözlerini Elimas'a dikerek, "Ey iblisin oğlu!" dedi. "</text:span><text:span text:style-name="T6">Yüreğin her türlü hile ve sahtekarlıkla dolu; doğru olan herşeyin düşmanısın.</text:span><text:span text:style-name="T2"> Rab'bin düz yollarını çarpıtmaktan vazgeçmeyecek misin? İşte şimdi Rab'bin eli sana karşı kalktı [Allah'ın azabından karşılık alacaksın]. Kör olacaksın, bir süre gün ışığını göremeyeceksin." (Elçilerin İşleri, 13:9-11)</text:span></text:p>
      <text:p text:style-name="P51"><text:span text:style-name="T2">... Sizinle yiyip içerken </text:span><text:span text:style-name="T6">kendi hilelerinden zevk alırlar.</text:span><text:span text:style-name="T2"> Gözleri zinayla doludur, günaha doymazlar. Kararsız kişileri ayartırlar. Yüreği açgözlülüğe alıştırılmış lanetli insanlardır. Haksızlıkla elde ettiği kazancı seven Beor oğlu Balam'ın yolunu tutarak doğru yolu bırakıp saptılar. (Petrus'un 2. Mektubu, 2:13-15)</text:span></text:p>
      <text:p text:style-name="P41"/>
      <text:p text:style-name="P49">Büyü Gibi İşlerle Uğraşmamak</text:p>
      <text:p text:style-name="P51"><text:span text:style-name="T2">Adam öldürmekten, </text:span><text:span text:style-name="T6">büyü</text:span><text:span text:style-name="T2">, fuhuş, hırsızlık </text:span><text:span text:style-name="T6">yapmaktan da tövbe etmediler.</text:span><text:span text:style-name="T2"> (Vahiy, 9:21)</text:span></text:p>
      <text:p text:style-name="P51"><text:span text:style-name="T2">Galip gelen bunları miras alacak... Ama korkak, imansız, iğrenç, adam öldüren, fuhuş yapan, </text:span><text:span text:style-name="T6">büyücü</text:span><text:span text:style-name="T2">, putperest ve bütün yalancılara gelince, </text:span><text:span text:style-name="T6">onların yeri, kükürtle yanan ateş gölüdür [cehennemdir]</text:span><text:span text:style-name="T2">. İkinci ölüm budur." (Vahiy, 21:7-8)</text:span></text:p>
      <text:p text:style-name="P51"><text:span text:style-name="T2">... </text:span><text:span text:style-name="T6">Büyücüler</text:span><text:span text:style-name="T2">, fuhuş yapanlar, adam öldürenler, putperestler, yalanı sevip hile yapanların hepsi </text:span><text:span text:style-name="T6">dışarıda [cennetin dışında] kalacaklar. </text:span><text:span text:style-name="T2">(Vahiy, 22:15)</text:span></text:p>
      <text:p text:style-name="P35"><text:span text:style-name="T19">... Orada büyücü ve sahte peygamber Baryeşu adında bir Yahudi'yle karşılaştılar. Baryeşu, Vali Sergius Pavlus'a yakın biriydi. Akıllı bir kişi olan vali, Barnaba'yla Saul'u çağırtıp Allah'ın sözünü dinlemek istedi. Ne var ki </text:span><text:span text:style-name="T23">Baryeşu –büyücü anlamına gelen öbür adıyla Elimas– onlara karşı koyarak valiyi iman etmekten caydırmaya çalıştı. </text:span><text:span text:style-name="T19">Ama Allah'ın Ruhu'yla [Allah'a imanla] dolan Saul, yani Pavlus, gözlerini Elimas'a dikerek, "Ey iblisin oğlu!" dedi. "Yüreğin her türlü hile ve sahtekarlıkla dolu; doğru olan herşeyin düşmanısın. Rab'bin düz yollarını çarpıtmaktan vazgeçmeyecek misin?" (Elçilerin İşleri, 13:6-10)</text:span></text:p>
      <text:p text:style-name="P40"><text:soft-page-break/></text:p>
      <text:p text:style-name="P49">Kanın Yasak Olması</text:p>
      <text:p text:style-name="P51"><text:span text:style-name="T2">Ancak putlara sunulup murdar hale gelen etlerden, fuhuştan, boğularak öldürülen hayvanların etinden ve </text:span><text:span text:style-name="T6">kandan sakınmaları gerektiğini onlara yazmalıyız.</text:span><text:span text:style-name="T2"> Çünkü çok eski zamanlardan beri Musa'nın sözleri her kentte duyurulmakta, her Şabat Günü havralarda okunmaktadır. (Elçilerin İşleri, 15:20-21)</text:span></text:p>
      <text:p text:style-name="P51"><text:span text:style-name="T2">... Gerekli olan şu kuralların dışında size herhangi bir şey yüklememeyi uygun gördük: Putlara sunulan kurbanların etinden, </text:span><text:span text:style-name="T6">kandan</text:span><text:span text:style-name="T2">, boğularak öldürülen hayvanların etinden ve fuhuştan</text:span><text:span text:style-name="T6"> sakınmalısınız.</text:span><text:span text:style-name="T2"> Bunlardan kaçınırsanız, iyi edersiniz. Esen kalın. (Elçilerin İşleri 15:28-29)</text:span></text:p>
      <text:p text:style-name="P51"><text:span text:style-name="T2">Öteki uluslardan olan imanlılara gelince, biz onlara, putlara sunulan kurbanların etinden, </text:span><text:span text:style-name="T6">kandan</text:span><text:span text:style-name="T2">, boğularak öldürülen hayvanlardan ve fuhuştan </text:span><text:span text:style-name="T6">sakınmalarını öngören kararımızı yazmıştık.</text:span><text:span text:style-name="T2"> (Elçilerin İşleri, 21:25)</text:span></text:p>
      <text:p text:style-name="P10"/>
      <text:p text:style-name="P49">Boğularak Öldürülen Hayvan Etinin </text:p>
      <text:p text:style-name="P49">Yasak Olması</text:p>
      <text:p text:style-name="P51"><text:span text:style-name="T2">Ancak putlara sunulup murdar hale gelen etlerden, fuhuştan, </text:span><text:span text:style-name="T6">boğularak öldürülen hayvanların etinden</text:span><text:span text:style-name="T2"> ve kandan </text:span><text:span text:style-name="T6">sakınmaları gerektiğini onlara yazmalıyız</text:span><text:span text:style-name="T2">. Çünkü çok eski zamanlardan beri Musa'nın sözleri her kentte duyurulmakta, her Şabat Günü havralarda okunmaktadır. (Elçilerin İşleri, 15:20-21)</text:span></text:p>
      <text:p text:style-name="P51"><text:span text:style-name="T2">... Gerekli olan şu kuralların dışında size herhangi bir şey yüklememeyi uygun gördük: Putlara sunulan kurbanların etinden, kandan, </text:span><text:span text:style-name="T6">boğularak öldürülen hayvanların etinden</text:span><text:span text:style-name="T2"> ve fuhuştan </text:span><text:span text:style-name="T6">sakınmalısınız.</text:span><text:span text:style-name="T2"> Bunlardan kaçınırsanız, iyi edersiniz. Esen kalın. (Elçilerin İşleri 15:28-29)</text:span></text:p>
      <text:p text:style-name="P35"><text:span text:style-name="T19">Öteki uluslardan olan imanlılara gelince, biz onlara, putlara sunulan kurbanların etinden, kandan, </text:span><text:span text:style-name="T23">boğularak öldürülen hayvanlardan</text:span><text:span text:style-name="T19"> ve fuhuştan </text:span><text:span text:style-name="T23">sakınmalarını öngören kararımızı yazmıştık.</text:span><text:span text:style-name="T19"> (Elçilerin İşleri, 21:25)</text:span></text:p>
      <text:p text:style-name="P31"/>
      <text:p text:style-name="P49">Allah'tan Başkası Adına Kesilen </text:p>
      <text:p text:style-name="P49">Etin Yenmemesi</text:p>
      <text:p text:style-name="P51"><text:span text:style-name="T2">... Gerekli olan şu kuralların dışında size herhangi bir şey yüklememeyi uygun gördük: </text:span><text:span text:style-name="T6">Putlara sunulan kurbanların etinden</text:span><text:span text:style-name="T2">, kandan, boğularak öldürülen hayvanların etinden ve fuhuştan </text:span><text:span text:style-name="T6">sakınmalısınız. </text:span><text:span text:style-name="T2">Bunlardan kaçınırsanız, iyi edersiniz. Esen kalın. (Elçilerin İşleri, 15:28-29)</text:span></text:p>
      <text:p text:style-name="P51"><text:span text:style-name="T2">Ancak </text:span><text:span text:style-name="T6">putlara sunulup murdar hale gelen etlerden,</text:span><text:span text:style-name="T2"> fuhuştan, boğularak öldürülen hayvanların etinden ve kandan </text:span><text:span text:style-name="T6">sakınmaları gerektiğini onlara yazmalıyız. </text:span><text:span text:style-name="T2">Çünkü çok eski zamanlardan beri Musa'nın sözleri her kentte duyurulmakta, her Şabat günü havralarda okunmaktadır. (Elçilerin İşleri, 15:20-21)</text:span></text:p>
      <text:p text:style-name="P51"><text:span text:style-name="T2">Öteki uluslardan olan imanlılara gelince, biz onlara, </text:span><text:span text:style-name="T6">putlara sunulan kurbanların etinden,</text:span><text:span text:style-name="T2"> kandan, boğularak öldürülen hayvanlardan ve </text:span><text:span text:style-name="T6">fuhuştan sakınmalarını öngören kararımızı yazmıştık. </text:span><text:span text:style-name="T2">(Elçilerin İşleri, 21:25)</text:span></text:p>
      <text:p text:style-name="P35"><text:soft-page-break/><text:span text:style-name="T19">Şimdi putlara sunulan kurbanların etine gelelim. "Hepimizin bilgisi var" diyorsunuz, bunu biliyoruz. Bilgi insanı böbürlendirir, sevgiyse geliştirir. Bir şey bildiğini sanan, henüz bilmesi gerektiği gibi bilmiyordur. Ama Allah'ı seveni Allah bilir. </text:span><text:span text:style-name="T23">Putlara sunulan kurban etinin yenmesine gelince, biliyoruz ki, "Dünyada put bir hiçtir" ve "Birden fazla ilah yoktur"</text:span><text:span text:style-name="T19">... Bizim için tek bir Allah vardır. O herşeyin kaynağıdır, bizler O'nun için yaşıyoruz... Ne var ki, herkes bu bilgiye sahip değildir. </text:span><text:span text:style-name="T23">Hâlâ putperest alışkanlıklarının etkisinde kalan bazıları, yedikleri etin puta sunulduğunu düşünüyorlar. Vicdanları zayıf olduğu için lekeleniyor. </text:span><text:span text:style-name="T19">(Pavlus'tan Korintlilere 1. Mektup, 8:1-7)</text:span></text:p>
      <text:p text:style-name="P51"><text:span text:style-name="T2">Ne var ki, </text:span><text:span text:style-name="T6">birkaç konuda sana karşıyım:</text:span><text:span text:style-name="T2"> Aranızda Balam'ın öğretisine bağlı olanlar var. </text:span><text:span text:style-name="T6">Putlara sunulan kurbanların etini yemeleri, </text:span><text:span text:style-name="T2">fuhuş yapmaları için İsrailoğulları'nı ayartmayı Balak'a öğreten Balam'dı. (Vahiy, 2:14)</text:span></text:p>
      <text:p text:style-name="P41"/>
      <text:p text:style-name="P49">Şarap İçmemek</text:p>
      <text:p text:style-name="P51"><text:span text:style-name="T2">... Akılsız olmayın, Rab'bin isteğinin ne olduğunu anlayın. </text:span><text:span text:style-name="T6">Şarapla sarhoş olmayın, bu sizi sefahate götürür...</text:span><text:span text:style-name="T2"> (Pavlus'tan Efeslilere Mektup, 5:17-18)</text:span></text:p>
      <text:p text:style-name="P51"><text:span text:style-name="T2">Yahya geldiği zaman </text:span><text:span text:style-name="T6">oruç tutup şaraptan kaçındı... </text:span><text:span text:style-name="T2">(Luka, 7:33)</text:span></text:p>
      <text:p text:style-name="P51"><text:span text:style-name="T2">Melek, "Korkma, Zekeriya" dedi, "Duan kabul edildi. Karın Elizabet sana bir oğul doğuracak, adını Yahya koyacaksın. Sevinip coşacaksın. Birçokları da onun doğumuna sevinecek. O, Rab'bin gözünde büyük olacak. </text:span><text:span text:style-name="T6">Hiç şarap ve içki içmeyecek</text:span><text:span text:style-name="T2">... İsrailoğulları'ndan birçoğunu, Allah'ları Rab'be döndürecek. Babaların yüreklerini çocuklarına döndürmek, söz dinlemeyenleri doğru kişilerin anlayışına yöneltmek üzere... gidecektir." (Luka, 1:13-17)</text:span></text:p>
      <text:p text:style-name="P35"><text:span text:style-name="T19">Topluluğun dışındakiler tarafından da iyi bir insan olarak tanınmalıdır. Öyle ki, ayıplanacak duruma ve iblisin tuzağına düşmesin. Aynı şekilde </text:span><text:span text:style-name="T23">kilise görevlileri, özü sözü ayrı, şarap tutkunu, haksız kazanç peşinde koşan kişiler değil, ağırbaşlı kişiler olmalı.</text:span><text:span text:style-name="T19"> Temiz vicdanla imanın sırrına sarılmalıdırlar. (Pavlus'tan Timoteos'a 1. Mektup, 3:7-9)</text:span></text:p>
      <text:p text:style-name="P51"><text:span text:style-name="T2">Ama o köle kötü olur da... öteki köleleri dövmeye başlarsa, </text:span><text:span text:style-name="T6">sarhoşlarla birlikte yiyip içerse... [Allah'ın azabı] onun beklemediği günde, ummadığı saatte gelecek, onu şiddetle cezalandırıp ikiyüzlülerle bir tutacak.</text:span><text:span text:style-name="T2"> Orada ağlayış ve diş gıcırtısı olacaktır. (Matta, 24:48-51; Luka, 12:43-47)</text:span></text:p>
      <text:p text:style-name="P51"><text:span text:style-name="T2">İşte güvenilir söz: Bir kimse gözetmen olmayı gönülden istiyorsa, iyi bir görev arzu etmiş olur. Ancak gözetmen ayıplanacak bir yanı olmayan... ölçülü, sağduyulu, saygın, konuksever, öğretmeye yetenekli biri olmalı. </text:span><text:span text:style-name="T6">Şarap düşkünü, zorba olmamalı;</text:span><text:span text:style-name="T2"> uysal, kavgadan ve para sevgisinden uzak olmalı. (Pavlus'tan Timoteos'a 1. Mektup, 3:1-3)</text:span></text:p>
      <text:p text:style-name="P51"><text:span text:style-name="T2">İhtiyar seçilecek kişi eleştirilecek yönü olmayan... biri olsun. Çocukları imanlı olmalı, sefahatle suçlanan ya da asi çocuklar olmamalı. Gözetmen, Allah evinin [mescidinin] kahyası olduğuna göre, eleştirilecek yönü olmamalı. Dikbaşlı, tez öfkelenen, </text:span><text:span text:style-name="T6">şarap düşkünü, zorba</text:span><text:span text:style-name="T2">, haksız kazanç peşinde koşan biri olmamalı. Tersine, konuksever, iyiliksever, sağduyulu, adil, pak, kendini denetleyebilen </text:span><text:span text:style-name="T6">biri olmalı.</text:span><text:span text:style-name="T2"> (Pavlus'tan Titus'a Mektup, 1:6-8)</text:span></text:p>
      <text:p text:style-name="P51"><text:span text:style-name="T2">Sana gelince, sağlam öğretiye uygun olanı öğret. Yaşlı erkeklere ölçülü, ağırbaşlı, sağduyulu olmalarını buyur. İmanda, sevgide ve sabırda sağlam olsunlar. Aynı şekilde yaşlı </text:span><text:soft-page-break/><text:span text:style-name="T2">kadınlar saygın bir yaşam sürmeli. İftiracı, </text:span><text:span text:style-name="T6">şaraba tutsak olmamalı;</text:span><text:span text:style-name="T2"> iyi olanı öğretmeli. (Pavlus'tan Titus'a Mektup, 2:1-3)</text:span></text:p>
      <text:h text:style-name="P97" text:outline-level="1">12. BÖLÜM</text:h>
      <text:h text:style-name="P89" text:outline-level="1">İNCİL'DE KURAN’A UYGUN </text:h>
      <text:h text:style-name="P89" text:outline-level="1">DİĞER HÜKÜMLER</text:h>
      <text:p text:style-name="P40"/>
      <text:p text:style-name="P41"/>
      <text:p text:style-name="P49">İyiliği Emredip Kötülükten </text:p>
      <text:p text:style-name="P49">Men Etmek </text:p>
      <text:p text:style-name="P51"><text:span text:style-name="T2">Yaşantınıza dikkat edin! </text:span><text:span text:style-name="T6">Kardeşiniz günah işlerse, onu uyarın; tövbe ederse, bağışlayın</text:span><text:span text:style-name="T2">. Günde yedi kez size karşı günah işler ve yedi kez size gelip, 'Tövbe ediyorum' derse, onu bağışlayın. (Luka, 17:3-4)</text:span></text:p>
      <text:p text:style-name="P51"><text:span text:style-name="T6">Günah işleyenleri herkesin önünde uyar</text:span><text:span text:style-name="T2"> ki, öbürleri de [Allah'tan] korksun. (Pavlus'tan Timoteos'a 1. Mektup, 5:20)</text:span></text:p>
      <text:p text:style-name="P51"><text:span text:style-name="T2">Aldanmayın, "Kötü arkadaşlıklar iyi huyu bozar." Uslanıp </text:span><text:span text:style-name="T6">kendinize gelin, artık günah işlemeyin.</text:span><text:span text:style-name="T2"> Bazılarınız Allah'ı hiç tanımıyor. </text:span><text:span text:style-name="T6">Utanasınız diye söylüyorum bunları.</text:span><text:span text:style-name="T2"> (Pavlus'tan Korintlilere 1. Mektup, 15:33-34)</text:span></text:p>
      <text:p text:style-name="P51"><text:span text:style-name="T2">"</text:span><text:span text:style-name="T6">Eğer kardeşin sana karşı günah işlerse, ona git, suçunu kendisine göster.</text:span><text:span text:style-name="T2"> Herşey yalnız ikinizin arasında kalsın. Kardeşin seni dinlerse, onu kazanmış olursun. Ama dinlemezse, yanına bir ya da iki kişi daha al ki, söylenen herşey iki ya da üç tanığın sözüyle doğrulansın. Onları da dinlemezse, durumu iman edenler topluluğuna bildir. Topluluğu da dinlemezse, onu putperest ya da vergi görevlisi say. (Matta, 18:15-17)</text:span></text:p>
      <text:p text:style-name="P10"/>
      <text:p text:style-name="P49">Fitne Çıkarmamak</text:p>
      <text:p text:style-name="P51"><text:span text:style-name="T2">Kardeşler, size yalvarırım, aldığınız öğretiye [Allah'ın emirlerine] karşı gelerek </text:span><text:span text:style-name="T6">ayrılıklara ve sapmalara neden olanlara dikkat edin, onlardan sakının.</text:span><text:span text:style-name="T2"> (Pavlus'tan Romalılara Mektup, 16:17)</text:span></text:p>
      <text:p text:style-name="P51"><text:span text:style-name="T2">İsa öğrencilerine şöyle dedi: "</text:span><text:span text:style-name="T6">İnsanı günaha düşüren tuzakların olması kaçınılmazdır. Ama bu tuzaklara aracılık eden kişinin vay haline!</text:span><text:span text:style-name="T2"> Böyle bir kişi bu </text:span><text:span text:style-name="T6">küçüklerden birini günaha düşüreceğine</text:span><text:span text:style-name="T2">, boynuna bir değirmen taşı geçirilip denize atılsa, kendisi için daha iyi olur. (Luka, 17:1§-2)</text:span></text:p>
      <text:p text:style-name="P51"><text:span text:style-name="T2">... [Allah] meleklerini gönderecek, onlar da </text:span><text:span text:style-name="T6">insanları günaha düşüren herşeyi, kötülük yapan herkesi O'nun Egemenliğinden [ahiret hesabından] toplayıp kızgın fırına [cehennem ateşine] atacaklar.</text:span><text:span text:style-name="T2"> Orada ağlayış ve diş gıcırtısı olacaktır. Doğru kişiler o zaman Allah'ın Egemenliğinde [cennette] güneş gibi parlayacaklar. Kulağı olan işitsin! (Matta, 13:41-43)</text:span></text:p>
      <text:p text:style-name="P35"><text:span text:style-name="T19"><text:s/>[Hz. İsa (as):] "</text:span><text:span text:style-name="T23">... İnsanı günaha düşüren tuzaklardan ötürü vay dünyanın haline!</text:span><text:span text:style-name="T19"> Böyle tuzakların olması kaçınılmazdır. Ama bu </text:span><text:span text:style-name="T23">tuzaklara aracılık eden kişinin vay haline!</text:span><text:span text:style-name="T19">" (Matta, 18:7)</text:span></text:p>
      <text:p text:style-name="P37"/>
      <text:p text:style-name="P49">Tövbe Etmek</text:p>
      <text:p text:style-name="P51"><text:span text:style-name="T2">İsa onlara şu karşılığı verdi: "Sağlıklı olanların değil, hastaların hekime ihtiyacı var. </text:span><text:span text:style-name="T6">Ben doğru kişileri değil, günahkarları tövbeye çağırmaya geldim.</text:span><text:span text:style-name="T2">" (Luka, 5:31-32)</text:span></text:p>
      <text:p text:style-name="P51"><text:soft-page-break/><text:span text:style-name="T2">Öyleyse,</text:span><text:span text:style-name="T6"> günahlarınızın affedilmesi için tövbe edin ve Allah'a dönün</text:span><text:span text:style-name="T2">. Öyle ki, Rab size yenilenme fırsatları versin... (Elçilerin İşleri, 3:19)</text:span></text:p>
      <text:p text:style-name="P51"><text:span text:style-name="T2">Senin bu işte bir payın, bir hakkın yok. Yüreğin, Allah'ın gözünde doğru değildir. </text:span><text:span text:style-name="T6">Bu kötülüğünden tövbe et ve Rab'be yalvar, yüreğindeki bu düşünce belki bağışlanır.</text:span><text:span text:style-name="T2"> Senin kin dolu, kötülüğe tutsak biri olduğunu görüyorum. (Elçilerin İşleri, 8:21-23)</text:span></text:p>
      <text:p text:style-name="P35"><text:span text:style-name="T19">... İsa, Allah'ın Müjdesi'ni [Allah'ın emirlerini] duyura duyura Celile'ye gitti. "Zaman doldu" diyordu, "Allah'ın Egemenliği [ahiret hesabı] yaklaştı. </text:span><text:span text:style-name="T23">Tövbe edin, Müjde'ye [Allah'ın emirlerine] inanın!</text:span><text:span text:style-name="T19">" (Markos, 1:14-15)</text:span></text:p>
      <text:p text:style-name="P35"><text:span text:style-name="T19">O günlerde... Yahya Yahudiye Çölü'nde ortaya çıktı. Şu çağrıyı yapıyordu: </text:span><text:span text:style-name="T23">"Tövbe edin! Allah'ın Egemenliği yaklaşmıştır."</text:span><text:span text:style-name="T19"> (Matta, 3:1-2)</text:span></text:p>
      <text:p text:style-name="P51"><text:span text:style-name="T2">Rab'bin kulu kavgacı olmamalı. Tersine, herkese şefkatle davranmalı, öğretme yeteneği olmalı, haksızlıklara sabırla dayanmalıdır. Kendisine karşı olanları yumuşak huyla yola getirmeli. </text:span><text:span text:style-name="T6">Gerçeği anlamaları için Allah belki onlara bir tövbe yolu açar.</text:span><text:span text:style-name="T2"> Böylelikle ayılabilir, isteğini yerine getirmeleri için kendilerini tutsak eden iblisin tuzağından kurtulabilirler. (Pavlus'tan Timoteos'a 2. Mektup, 2:24-26)</text:span></text:p>
      <text:p text:style-name="P51"><text:span text:style-name="T2">[Hz. İsa (as):] "Şiloah'taki kule üzerlerine yıkılınca ölen o on sekiz kişinin, Yeruşalim'de yaşayan öbür insanların hepsinden daha suçlu olduğunu mu sanıyorsunuz? Size hayır diyorum. Ama </text:span><text:span text:style-name="T6">tövbe etmezseniz, hepiniz böyle mahvolacaksınız.</text:span><text:span text:style-name="T2">" (Luka, 13:4-5)</text:span></text:p>
      <text:p text:style-name="P51"><text:span text:style-name="T2">Petrus onlara şu karşılığı verdi: "</text:span><text:span text:style-name="T6">Tövbe edin... Böylece günahlarınız bağışlanacak.... </text:span><text:span text:style-name="T2">Bu vaat sizler, çocuklarınız, uzaktakilerin hepsi için, Allah'ımız Rab'bin çağıracağı herkes için geçerlidir." (Elçilerin İşleri, 2:38-39)</text:span></text:p>
      <text:p text:style-name="P51"><text:span text:style-name="T2">Allah'ı yücelterek şöyle dediler: "Demek ki </text:span><text:span text:style-name="T6">Allah, tövbe etme ve yaşama kavuşma fırsatını öteki uluslara da vermiştir.</text:span><text:span text:style-name="T2">" (Elçilerin İşleri, 11:18)</text:span></text:p>
      <text:p text:style-name="P51"><text:span text:style-name="T2"><text:s/>[Hz. Yahya (as):] "Bundan böyle </text:span><text:span text:style-name="T6">tövbeye yaraşır meyveler verin!</text:span><text:span text:style-name="T2"> Kendi kendinize, 'Biz İbrahim'in soyundanız' demeye kalkmayın. Ben size şunu söyleyeyim: Allah, İbrahim'e şu taşlardan da çocuk yaratabilir. Balta ağaçların köküne dayanmış bile. İyi meyve vermeyen her ağaç kesilip ateşe atılır." (Luka, 3:8-9)</text:span></text:p>
      <text:p text:style-name="P51"><text:span text:style-name="T2">İsa, "Daha doğrusu, ne mutlu Allah'ın sözünü dinleyip uygulayanlara!" dedi. Çevredeki kalabalık büyürken İsa konuşmaya başladı. "Şimdiki kuşak kötü bir kuşaktır" dedi... "Ninovalılar, </text:span><text:span text:style-name="T6">Yunus'un çağrısı üzerine tövbe ettiler.</text:span><text:span text:style-name="T2">" (Luka, 11:28-29, 32)</text:span></text:p>
      <text:p text:style-name="P51"><text:span text:style-name="T2">... Yahya çölde ortaya çıktı. </text:span><text:span text:style-name="T6">İnsanları, günahlarının bağışlanması için tövbe etmeye... çağırıyordu. </text:span><text:span text:style-name="T2">(Markos, 1:4)</text:span></text:p>
      <text:p text:style-name="P51"><text:span text:style-name="T2">Önce Şam ve Yeruşalim halkını, sonra bütün Yahudiye bölgesini ve öteki ulusları,</text:span><text:span text:style-name="T6"> tövbe edip Allah'a dönmeye ve bu tövbeye yaraşır işler yapmaya çağırdım</text:span><text:span text:style-name="T2">. (Elçilerin İşleri, 26:20)</text:span></text:p>
      <text:p text:style-name="P51"><text:span text:style-name="T2">Böylece</text:span><text:span text:style-name="T6"> öğrenciler yola çıkıp insanları tövbeye çağırmaya başladılar.</text:span><text:span text:style-name="T2"> (Markos, 6:12)</text:span></text:p>
      <text:p text:style-name="P51"><text:span text:style-name="T2">O da Şeria Irmağı'nın çevresindeki </text:span><text:span text:style-name="T6">bütün bölgeyi dolaşarak insanları, günahlarının bağışlanması için tövbe etmeye... çağırdı.</text:span><text:span text:style-name="T2"> (Luka, 3:3)</text:span></text:p>
      <text:p text:style-name="P51"><text:span text:style-name="T2">Yaşantınıza dikkat edin! Kardeşiniz günah işlerse, onu uyarın; </text:span><text:span text:style-name="T6">tövbe ederse, bağışlayın.</text:span><text:span text:style-name="T2"> Günde yedi kez size karşı günah işler ve yedi kez size gelip, 'tövbe ediyorum' derse, onu bağışlayın. (Luka, 17:3-4)</text:span></text:p>
      <text:p text:style-name="P51"><text:span text:style-name="T2">Allah, geçmiş dönemlerin bilgisizliğini görmezlikten geldi [affetti]; ama şimdi </text:span><text:span text:style-name="T6">her yerde </text:span><text:soft-page-break/><text:span text:style-name="T6">herkesin tövbe etmesini buyuruyor. </text:span><text:span text:style-name="T2">(Elçilerin İşleri, 17:30)</text:span></text:p>
      <text:p text:style-name="P51"><text:span text:style-name="T2">Hem Yahudiler'i hem de Grekler'i, </text:span><text:span text:style-name="T6">tövbe edip Allah'a dönmeye</text:span><text:span text:style-name="T2"> ve... [Allah için] İsa'ya inanmaya </text:span><text:span text:style-name="T6">çağırdım.</text:span><text:span text:style-name="T2"> (Elçilerin İşleri, 20:21)</text:span></text:p>
      <text:p text:style-name="P51"><text:span text:style-name="T2">Geriye kalan insanlar, yani bu belalardan ölmemiş olanlar, </text:span><text:span text:style-name="T6">kendi elleriyle yaptıkları putlardan dönüp tövbe etmediler.</text:span><text:span text:style-name="T2"> Cinlere ve göremeyen, işitemeyen, yürüyemeyen altın, gümüş, tunç, taş, tahta putlara tapmaktan vazgeçmediler. </text:span><text:span text:style-name="T6">Adam öldürmekten, büyü, fuhuş, hırsızlık yapmaktan da tövbe etmediler</text:span><text:span text:style-name="T2">. (Vahiy, 9:20-21)</text:span></text:p>
      <text:p text:style-name="P51"><text:span text:style-name="T2">Bazılarının düşündüğü gibi Rab vaadini yerine getirmekte gecikmez; ama size karşı sabrediyor [vakit veriyor]. Çünkü </text:span><text:span text:style-name="T6">[Allah] kimsenin mahvolmasını istemiyor, herkesin tövbe etmesini istiyor. </text:span><text:span text:style-name="T2">Ama Rab'bin günü... [aniden] gelecek. O gün gökler büyük bir gürültüyle ortadan kalkacak, maddesel öğeler yanarak yok olacak, yer ve yeryüzünde yapılmış olan herşey yanıp tükenecek. (Petrus'un 2. Mektubu, 3:9-10)</text:span></text:p>
      <text:p text:style-name="P51"><text:span text:style-name="T2">Ne var ki, bir konuda sana karşıyım: Başlangıçtaki sevginden uzaklaştın. Bunun için, nereden düştüğünü anımsa! </text:span><text:span text:style-name="T6">Tövbe et ve başlangıçta yaptıklarını sürdür...</text:span><text:span text:style-name="T2"> (Vahiy, 2:4-5)</text:span></text:p>
      <text:p text:style-name="P51"><text:span text:style-name="T2">Ben sevdiklerimi uyarıp terbiye ederim. Onun için gayrete gel, </text:span><text:span text:style-name="T6">tövbe et.</text:span><text:span text:style-name="T2"> (Vahiy, 3:19)</text:span></text:p>
      <text:p text:style-name="P51"><text:span text:style-name="T2">Allah'ın isteğiyle çekilen acı, </text:span><text:span text:style-name="T6">kişiyi kurtuluşla sonuçlanan ve pişmanlık doğurmayan tövbeye götürür. </text:span><text:span text:style-name="T2">Dünyanın acılarıysa ölüm [cehennem azabı] getirir. Bakın bu acılar, Allah'ın isteğiyle çektiğiniz bu acılar sizde ne büyük ciddiyet, paklanmak için ne büyük istek yarattı! Sizde ne büyük öfke, korku, özlem, gayret ve suçluyu cezalandırma arzusu uyandırdı! Bu konuda her bakımdan masum olduğunuzu kanıtladınız. (Pavlus'tan Korintlilere 2. Mektup, 7:10-11)</text:span></text:p>
      <text:p text:style-name="P51"><text:span text:style-name="T2">Size şunu söyleyeyim, aynı şekilde </text:span><text:span text:style-name="T6">Allah'ın melekleri de tövbe eden bir tek günahkar için sevinç duyacaklar. </text:span><text:span text:style-name="T2">(Luka, 15:10)</text:span></text:p>
      <text:p text:style-name="P51"><text:span text:style-name="T2">Bunun için, </text:span><text:span text:style-name="T6">ölü işlerden [cehennem azabına götüren işlerden] tövbe etmenin</text:span><text:span text:style-name="T2"> ve Allah'a inanmanın temelini... ölülerin dirilişi ve sonsuz yargıyla ilgili öğretinin temelini atmadan... yetkinliğe doğru ilerleyelim. Allah izin verirse, bunu yapacağız. Bir kez aydınlatılmış maneviyatı tatmış ve Allah sözünün iyiliğini ve gelecek çağın güçlerini tatmış oldukları halde, </text:span><text:span text:style-name="T6">yoldan sapanları yeniden tövbe edecek duruma getirmeye olanak yoktur... </text:span><text:span text:style-name="T2">(İbranilere Mektup, 6:1-6)</text:span></text:p>
      <text:p text:style-name="P41"/>
      <text:p text:style-name="P49">İsraf Etmemek</text:p>
      <text:p text:style-name="P51"><text:span text:style-name="T2">Herkes doyunca İsa öğrencilerine, </text:span><text:span text:style-name="T6">"Artakalan parçaları toplayın, hiçbir şey ziyan olmasın"</text:span><text:span text:style-name="T2"> dedi. Onlar da topladılar. Yedikleri beş arpa ekmeğinden artakalan parçalarla on iki sepet doldurdular. Halk, İsa'nın yaptığı mucizeyi görünce, "Gerçekten dünyaya gelecek olan Peygamber budur" dedi. (Yuhanna, 6:12-14)</text:span></text:p>
      <text:p text:style-name="P41"/>
      <text:p text:style-name="P49">Allah Dilerse (İnşaAllah) Demek</text:p>
      <text:p text:style-name="P35"><text:span text:style-name="T19">Dinleyin şimdi, "Bugün ya da yarın filan kente gideceğiz, orada bir yıl kalıp ticaret yapacağız ve para kazanacağız" diyen sizler, yarın ne olacağını bilmiyorsunuz. Yaşamınız nedir ki? Kısa bir süre görünen ve sonra kaybolan bir buğu gibisiniz. Bunun yerine, "</text:span><text:span text:style-name="T23">Rab dilerse yaşayacağız, şunu şunu yapacağız" demelisiniz.</text:span><text:span text:style-name="T19"> (Yakup'un Mektubu, 4. Bölüm, </text:span><text:soft-page-break/><text:span text:style-name="T19">13:15)</text:span></text:p>
      <text:p text:style-name="P35"><text:span text:style-name="T19">... Mükemmelliğe doğru ilerleyelim. </text:span><text:span text:style-name="T23">Allah izin verirse, bunu yapacağız. </text:span><text:span text:style-name="T19">(İbranilere Mektup, 6:1-3)</text:span></text:p>
      <text:p text:style-name="P33"/>
      <text:p text:style-name="P49">Evlere Girildiğinde Önce Selam Vermek</text:p>
      <text:p text:style-name="P51"><text:span text:style-name="T6">Hangi eve girerseniz, önce, 'Bu eve esenlik olsun!' deyin. </text:span><text:span text:style-name="T2">Orada esenliksever biri varsa, dilediğiniz esenlik onun üzerinde kalacak; yoksa, size dönecektir. (Luka, 10:5-6)</text:span></text:p>
      <text:p text:style-name="P51"><text:span text:style-name="T2">Onun evine girerken, </text:span><text:span text:style-name="T6">evdekilere esenlik dileyin</text:span><text:span text:style-name="T2">. Eğer evdekiler buna layıksa, dilediğiniz esenlik üzerlerinde kalsın; layık değillerse, size geri dönsün (Matta, 10:12-13)</text:span></text:p>
      <text:p text:style-name="P35"><text:span text:style-name="T23">... İsa oraya geldi, ortada durup onlara, "Üzerinize esenlik olsun" dedi...</text:span><text:span text:style-name="T19"> İsa yine onlara, "Size esenlik olsun!" dedi. (Yuhanna, 20:19-21)</text:span></text:p>
      <text:p text:style-name="P33"/>
      <text:p text:style-name="P49">İman Edenlerin Birlik Olması</text:p>
      <text:p text:style-name="P35"><text:span text:style-name="T23">Kardeşler... hepiniz uyum içinde olun, aranızda bölünmeler olmadan aynı düşünce ve görüşte birleşin</text:span><text:span text:style-name="T19">... (Pavlus'tan Korintlilere 1. Mektup, 1:10)</text:span></text:p>
      <text:p text:style-name="P51"><text:span text:style-name="T6">Kardeş kardeşe karşı dava açıyor, üstelik imansızlar önünde! Aslında birbirinizden davacı olmanız bile sizin için düpedüz yenilgidir.</text:span><text:span text:style-name="T2"> Haksızlığa uğrasanız daha iyi olmaz mı? Dolandırılsanız daha iyi olmaz mı? Bunun yerine, siz kendiniz haksızlık edip başkasını dolandırıyorsunuz. Üstelik bunu kardeşlerinize yapıyorsunuz. (Pavlus'tan Korintlilere 1. Mektup, 6:6-8)</text:span></text:p>
      <text:p text:style-name="P51"><text:span text:style-name="T6">Artık ne Yahudi ne Grek, ne köle ne özgür, ne erkek ne dişi ayrımı var. Hepiniz [Allah rızası için] Mesih İsa'da [Hz. İsa (as)'a bağlılıkta] birsiniz. </text:span><text:span text:style-name="T2">(Pavlus'tan Galatyalılara 1. Mektup, 3:28)</text:span></text:p>
      <text:p text:style-name="P51"><text:span text:style-name="T2">Bazılarının alıştığı gibi, </text:span><text:span text:style-name="T6">biraraya gelmekten vazgeçmeyelim</text:span><text:span text:style-name="T2">; o günün yaklaştığını gördükçe birbirimizi daha da çok yüreklendirelim. (İbranilere Mektup, 10:25)</text:span></text:p>
      <text:p text:style-name="P35"><text:span text:style-name="T19">... Yaşayışınız Mesih'in müjdesine [Allah'ın Kitabına] layık olsun. Öyle ki, gelip sizi görsem de, uzakta kalsam da, sizinle ilgili haberleri, </text:span><text:span text:style-name="T23">tek bir ruhta dimdik durduğunuzu, Müjde'de [Allah'ın emirlerinde] açıklanan inanç uğruna tek bir can halinde birlikte mücadele ettiğinizi, size karşı duranlardan hiçbir şekilde yılmadığınızı duyayım. Böyle davranmanız onlar için bir belirtidir, kendilerinin mahvolacağını, sizlerin ise kurtulacağını gösteren bir belirti. </text:span><text:span text:style-name="T19">Ve bu Allah'ın işidir [Adetullahı'dır]." (Pavlus'tan Filipililere Mektup, 1:27-28)</text:span></text:p>
      <text:p text:style-name="P51"><text:span text:style-name="T2">[Hz. İsa (as):] "[Allah rızası için] benden yana olmayan bana karşıdır, </text:span><text:span text:style-name="T6">benimle birlikte toplamayan dağıtıyor demektir.</text:span><text:span text:style-name="T2">" (Luka, 11:23)</text:span></text:p>
      <text:p text:style-name="P51"><text:span text:style-name="T2">Onların ne düşündüğünü bilen İsa şöyle dedi: </text:span><text:span text:style-name="T6">"Kendi içinde bölünmüş olan her ülke yıkıma uğrar. Kendi içinde bölünmüş hiçbir kent ya da ev ayakta kalamaz."</text:span><text:span text:style-name="T2"> (Matta, 12:25; Luka, 11:17; Markos, 9:39)</text:span></text:p>
      <text:p text:style-name="P51"><text:span text:style-name="T2">... Kardeşine karşı öfkelenen her kişi yargılanmayı hak edecek. Kim kardeşine aşağılayıcı bir söz söylerse... kim kardeşine ahmak derse, cehennem ateşini hak edecek. Bu yüzden... </text:span><text:span text:style-name="T6">kardeşinin sana karşı bir şikayeti olduğunu hatırlarsan... git, önce kardeşinle barış; </text:span><text:span text:style-name="T2">sonra gel, adağını sun. (Matta, 5:21-24)</text:span></text:p>
      <text:p text:style-name="P51"><text:soft-page-break/><text:span text:style-name="T2">İsa buna karşılık onlara, "Kimdir annem ve kardeşlerim?" dedi. Sonra çevresinde oturanlara bakıp şöyle dedi: </text:span><text:span text:style-name="T6">"İşte annem, işte kardeşlerim! Allah'ın isteğini kim yerine getirirse, kardeşim, kızkardeşim ve annem odur."</text:span><text:span text:style-name="T2"> (Markos, 3:33-35)</text:span></text:p>
      <text:p text:style-name="P51"><text:span text:style-name="T2">Her bakımdan alçakgönüllü, yumuşak huylu, sabırlı olun. </text:span><text:span text:style-name="T6">Birbirinize sevgiyle, anlayışla davranın.</text:span><text:span text:style-name="T2"> (Pavlus'tan Efeslilere Mektup, 4:2)</text:span></text:p>
      <text:p text:style-name="P51"><text:span text:style-name="T2">Kardeşler, siz özgür olmaya çağrıldınız. Ancak özgürlüğünüz doğal benliğe fırsat olmasın. </text:span><text:span text:style-name="T6">Birbirinize sevgiyle hizmet edin.</text:span><text:span text:style-name="T2"> Bütün Kutsal Yasa tek bir sözde özetlenmiştir: "Komşunu kendin gibi sev." </text:span><text:span text:style-name="T6">Ama birbirinizi yiyip bitirirken, dikkat edin, birbirinizi yok etmeyesiniz!</text:span><text:span text:style-name="T2"> (Pavlus'un Galatyalılara Mektubu, 5:13-15)</text:span></text:p>
      <text:p text:style-name="P51"><text:span text:style-name="T2">Yüreklerinin cesaret bulmasını, </text:span><text:span text:style-name="T6">sevgide birleşmelerini dilerim</text:span><text:span text:style-name="T2">. Öyle ki, anlayışın verdiği tam güvenliğin bütün zenginliğine kavuşsunlar ve Allah'ın sırrını, yani bilginin ve bilgeliğin bütün hazinelerinin saklı olduğu Mesih'i tanısınlar. (Pavlus'tan Koloselilere Mektup, 2:2-3)</text:span></text:p>
      <text:p text:style-name="P51"><text:span text:style-name="T2">Bunun üzerine İsa din bilginlerini yanına çağırıp onlara benzetmelerle seslendi: </text:span><text:span text:style-name="T6">"Bir ülke kendi içinde bölünmüşse, ayakta kalamaz. Bir ev kendi içinde bölünmüşse, ayakta kalamaz... </text:span><text:span text:style-name="T2">Hiç kimse güçlü adamın evine girip malını çalamaz." (Markos, 3:23-27)</text:span></text:p>
      <text:p text:style-name="P51"><text:span text:style-name="T2">İsa'nın annesiyle kardeşleri ona geldiler, ama kalabalıktan ötürü kendisine yaklaşamadılar. İsa'ya, "Annenle kardeşlerin dışarıda duruyor, seni görmek istiyorlar" diye haber verildi. </text:span><text:span text:style-name="T6">İsa haberi getirenlere şöyle karşılık verdi: "Annemle kardeşlerim, Allah'ın sözünü duyup yerine getirenlerdir."</text:span><text:span text:style-name="T2"> (Luka, 8:19-21)</text:span></text:p>
      <text:p text:style-name="P51"><text:span text:style-name="T2">İsa, "Ona engel olmayın!" dedi. </text:span><text:span text:style-name="T6">"Size karşı olmayan, sizden yanadır."</text:span><text:span text:style-name="T2"> (Luka, 9:50)</text:span></text:p>
      <text:p text:style-name="P51"><text:span text:style-name="T6">Bizim de [Allah rızası için] kardeşlerimiz için canımızı vermemiz gerekir.</text:span><text:span text:style-name="T2"> (Yuhanna'nın 1. Mektubu, 3:16)</text:span></text:p>
      <text:p text:style-name="P41"/>
      <text:p text:style-name="P49">Emaneti Ehline Vermek</text:p>
      <text:p text:style-name="P51"><text:span text:style-name="T6">En küçük işte güvenilir olan kişi, büyük işte de güvenilir olur. En küçük işte dürüst olmayan kişi, büyük işte de dürüst olmaz. </text:span><text:span text:style-name="T2">Dünyanın aldatıcı serveti konusunda güvenilir değilseniz, gerçek serveti size kim emanet eder? Başkasının malı konusunda güvenilir değilseniz, kendi malınız olmak üzere size kim bir şey verir? (Luka, 16:10-12)</text:span></text:p>
      <text:p text:style-name="P51"><text:span text:style-name="T2">Birçok tanık önünde benden işittiğin sözleri, </text:span><text:span text:style-name="T6">başkalarına da öğretmeye yeterli olacak güvenilir kişilere emanet et. </text:span><text:span text:style-name="T2">Mesih İsa'nın iyi bir askeri [öğrencisi, takipçisi] olarak benimle birlikte sıkıntıya göğüs ger. (Pavlus'tan Timoteos'a 2. Mektup, 2:2-3)</text:span></text:p>
      <text:p text:style-name="P41">Kutsal olanı köpeklere vermeyin. İncilerinizi domuzların önüne atmayın. Yoksa bunları ayaklarıyla çiğnedikten sonra dönüp sizi parçalayabilirler. (Matta, 7:6)</text:p>
      <text:p text:style-name="P10"/>
      <text:p text:style-name="P49">Adaletle Hükmetmek</text:p>
      <text:p text:style-name="P51"><text:span text:style-name="T2">Vay halinize...! Siz nanenin, anasonun ve kimyonun ondalığını verirsiniz de, </text:span><text:span text:style-name="T6">Kutsal Yasa'nın [Allah'ın emirlerinin] daha önemli yönleri olan adalet, merhamet ve sadakati ihmal edersiniz.</text:span><text:span text:style-name="T2"> Ondalık vermeyi ihmal etmeden esas bunları yerine getirmeniz gerekirdi. (Matta, 23:23; Luka, 11:42)</text:span></text:p>
      <text:p text:style-name="P35"><text:span text:style-name="T23">Dış görünüşe göre yargılamayın, yargınız adil olsun. </text:span><text:span text:style-name="T20">(Yuhanna, 7:24)</text:span></text:p>
      <text:p text:style-name="P51"><text:span text:style-name="T2">Siz, </text:span><text:span text:style-name="T6">efendiler uşaklarınıza adalet ve eşitlikle davranın... </text:span><text:span text:style-name="T2">(Pavlus'tan Koloselilere </text:span><text:soft-page-break/><text:span text:style-name="T2">Mektup, 4:1)</text:span></text:p>
      <text:p text:style-name="P35"><text:span text:style-name="T19">İsa ona, "Bana neden iyi diyorsun?" dedi. "İyi olan tek biri var, O da Allah'tır. O'nun buyruklarını biliyorsun: 'Adam öldürme, zina etme, hırsızlık yapma, </text:span><text:span text:style-name="T23">yalan yere tanıklık etme, kimsenin hakkını yeme</text:span><text:span text:style-name="T19">, annene babana saygı göster.'" (Markos, 10:18-19)</text:span></text:p>
      <text:p text:style-name="P35"><text:span text:style-name="T23">... Nasıl yargılarsanız [ahirette] öyle yargılanacaksınız. </text:span><text:span text:style-name="T19">Hangi ölçekle verirseniz, [ahirette] aynı ölçekle alacaksınız. (Matta, 7:1-2)</text:span></text:p>
      <text:p text:style-name="P51"><text:span text:style-name="T2">Bunlar iman sayesinde ülkeler ele geçirdiler, </text:span><text:span text:style-name="T6">adaleti sağladılar, </text:span><text:span text:style-name="T2">vaat edilenlere kavuştular, aslanların ağzını kapadılar. (Pavlus'tan İbranilere Mektup , 11:33)</text:span></text:p>
      <text:p text:style-name="P51"><text:span text:style-name="T2">Tersine, konuksever, iyiliksever, sağduyulu, </text:span><text:span text:style-name="T6">adil,</text:span><text:span text:style-name="T2"> pak, kendini denetleyebilen </text:span><text:span text:style-name="T6">biri olmalı</text:span><text:span text:style-name="T2">. (Pavlus'tan Titus'a Mektup, 1:8)</text:span></text:p>
      <text:p text:style-name="P51"><text:span text:style-name="T2">İman eden sizlere karşı davranışımızın ne denli kutlu, </text:span><text:span text:style-name="T6">adil</text:span><text:span text:style-name="T2">, kusursuz </text:span><text:span text:style-name="T6">olduğuna siz tanıksınız</text:span><text:span text:style-name="T2">; Allah da buna tanıktır. (Pavlus'tan Selaniklilere 1. Mektup, 2:10)</text:span></text:p>
      <text:p text:style-name="P51"><text:span text:style-name="T2">Kardeşlerim... </text:span><text:span text:style-name="T6">insanlar arasında ayrım yapmayın. </text:span><text:span text:style-name="T2">Toplandığınız yere altın yüzüklü, şık giyimli bir adamla kirli giysiler içinde yoksul bir adam geldiğinde, şık giyimli adama ilgiyle, "Sen buraya, iyi yere otur", yoksula da "Sen orada dur", ya da "Ayaklarımın dibine otur" derseniz, </text:span><text:span text:style-name="T6">aranızda ayrım yapmış, kötü niyetli yargıçlar olmuş olmuyor musunuz?</text:span><text:span text:style-name="T2"> (Yakup'un Mektubu, 2:1-4) </text:span></text:p>
      <text:p text:style-name="P51"><text:span text:style-name="T6">... Egemenliğinin asası adalet asasıdır.</text:span><text:span text:style-name="T2"> Doğruluğu sevdin, kötülükten nefret ettin... (İbranilere Mektup, 1:8-9)</text:span></text:p>
      <text:p text:style-name="P51"><text:span text:style-name="T2">... Gönlümün hoşnut olduğu sevgili kulum odur... O </text:span><text:span text:style-name="T6">adaleti uluslara bildirecek...</text:span><text:span text:style-name="T2"> Ezilmiş kamışı kırmayacak, tüten fitili söndürmeyecek ve sonunda </text:span><text:span text:style-name="T6">adaleti zafere ulaştıracak.</text:span><text:span text:style-name="T2"> (Matta, 12:18-20)</text:span></text:p>
      <text:p text:style-name="P51"><text:span text:style-name="T2">Onlardan birine </text:span><text:span text:style-name="T6">haksızlık edildiğini gören Musa,</text:span><text:span text:style-name="T2"> onu savundu... Ertesi gün Musa, kavga eden iki İbrani'yle karşılaşınca onları barıştırmak istedi. 'Efendiler' dedi,</text:span><text:span text:style-name="T6"> 'Siz kardeşsiniz. Niye birbirinize haksızlık ediyorsunuz?'</text:span><text:span text:style-name="T2"> (Elçilerin İşleri, 7:24-26)</text:span></text:p>
      <text:p text:style-name="P51"><text:span text:style-name="T2">[Hz. İsa (as):] </text:span><text:span text:style-name="T6">"Siz insan gözüyle yargılıyorsunuz.</text:span><text:span text:style-name="T2"> Ben kimseyi yargılamam. </text:span><text:span text:style-name="T6">Yargılasam bile benim yargım doğrudur.</text:span><text:span text:style-name="T2"> (Yuhanna, 8:15-16)</text:span></text:p>
      <text:p text:style-name="P51"><text:span text:style-name="T6">Ama insanlar arasında ayrım yaparsanız, günah işlemiş olursunuz</text:span><text:span text:style-name="T2">; Yasa [Kutsal Kitap] tarafından, Yasa'yı [Allah'ın emirlerini] çiğneyenler olarak suçlu bulunursunuz. (Yakup'un Mektubu, 2:9-10)</text:span></text:p>
      <text:p text:style-name="P51"><text:span text:style-name="T2">Allah "herkese, yaptıklarının karşılığını verecektir." Sürekli iyilik ederek yücelik, saygınlık, ölümsüzlük arayanlara sonsuz yaşam [cennet] verecek. Bencillerin, gerçeğe uymayıp </text:span><text:span text:style-name="T6">haksızlık peşinden gidenlerin üzerineyse gazap ve öfke yağdıracak. </text:span><text:span text:style-name="T2">(Pavlus'tan Romalılara Mektup, 2:6-8)</text:span></text:p>
      <text:p text:style-name="P51"><text:span text:style-name="T6">Haksızlık eden ettiği haksızlığın karşılığını alacak,</text:span><text:span text:style-name="T2"> hiçbir ayrım yapılmayacaktır. (Pavlus'tan Koloselilere Mektup, 3:25)</text:span></text:p>
      <text:p text:style-name="P51"><text:span text:style-name="T6">Ettikleri haksızlığa karşılık zarar görecekler...</text:span><text:span text:style-name="T2"> (Petrus'un 2. Mektubu, 2:13)</text:span></text:p>
      <text:p text:style-name="P51"><text:span text:style-name="T2">Bu söylediklerimi, </text:span><text:span text:style-name="T6">taraf tutmadan ve hiç kimseyi kayırmadan</text:span><text:span text:style-name="T2"> yerine getirmen için seni Allah'ın, Mesih İsa'nın ve seçilmiş meleklerin huzurunda uyarıyorum... Başkalarının günahlarına ortak olma. Kendini temiz tut. (Pavlus'tan Timoteos'a 1. Mektup, 5:20-22)</text:span></text:p>
      <text:p text:style-name="P51"><text:span text:style-name="T2">Yüreklerinizde bize yer verin. </text:span><text:span text:style-name="T6">Kimseye haksızlık etmedik, </text:span><text:span text:style-name="T2">kimseyi yoldan saptırmadık, </text:span><text:soft-page-break/><text:span text:style-name="T2">kimseyi sömürmedik. (Pavlus'tan Korintlilere 2. Mektup, 7:2)</text:span></text:p>
      <text:p text:style-name="P51"><text:span text:style-name="T2">Bunlar gelip İsa'ya, "Öğretmenimiz" dediler, "Senin dürüst biri olduğunu, </text:span><text:span text:style-name="T6">kimseyi kayırmadan, insanlar arasında ayrım yapmadan</text:span><text:span text:style-name="T2"> Allah yolunu dürüstçe öğrettiğini biliyoruz..." (Markos, 12:14; Matta, 22:16)</text:span></text:p>
      <text:p text:style-name="P41"/>
      <text:p text:style-name="P49">Kötülükten Sakınmak </text:p>
      <text:p text:style-name="P51"><text:span text:style-name="T6">Kötülüğe kötülükle karşılık vermeyin. </text:span><text:span text:style-name="T2">Herkesin gözünde iyi olanı yapmaya dikkat edin. Herkesle barış içinde yaşamak için elinizden geleni yapın. Mümkünse, elinizden geldiğince herkesle barış içinde yaşayın. Sevgili kardeşler, kimseden öç almayın; bunu Allah'ın gazabına bırakın. Çünkü şöyle yazılmıştır: "Rab diyor ki, 'Öç benimdir, ben karşılık vereceğim.'" Ama, "Düşmanın acıkmışsa doyur, susamışsa su ver. Bunu yapmakla onu utanca boğarsın." </text:span><text:span text:style-name="T6">Kötülüğe yenilme, kötülüğü iyilikle yen.</text:span><text:span text:style-name="T2"> (Pavlus'tan Romalılara Mektup, 12:17-21)</text:span></text:p>
      <text:p text:style-name="P51"><text:span text:style-name="T2">Her tür acı söz, öfke, kızgınlık, gürültücülük, sövücülük ve bunların yanı sıra </text:span><text:span text:style-name="T6">her tür kötülük üzerinizden gitsin. </text:span><text:span text:style-name="T2">Birbirinize karşı iyi yürekli olun... Sevecenlikle birbirinizi bağışlayın. (Pavlus'tan Efesoslulara Mektup, 4:31-32)</text:span></text:p>
      <text:p text:style-name="P51"><text:span text:style-name="T2">Öğüt veren, öğütte bulunsun. Bağışta bulunan, bunu cömertçe yapsın. Yöneten, gayretle yönetsin. Merhamet eden, bunu güler yüzle yapsın. Sevginiz ikiyüzlü olmasın. </text:span><text:span text:style-name="T6">Kötülükten tiksinin,</text:span><text:span text:style-name="T2"> iyiliğe bağlanın. (Pavlus'tan Romalılara Mektup, 12:8-9)</text:span></text:p>
      <text:p text:style-name="P35"><text:span text:style-name="T19">Bunun için, </text:span><text:span text:style-name="T23">her türlü pisliği ve her tarafa yayılmış olan kötülüğü üstünüzden sıyırıp atarak,</text:span><text:span text:style-name="T19"> içinize ekilmiş, canlarınızı kurtaracak güçte olan sözü alçakgönüllülükle kabul edin. (Yakup'un Mektubu, 1:21)</text:span></text:p>
      <text:p text:style-name="P35"><text:span text:style-name="T23">Kötülüğe kötülükle, sövgüye sövgüyle değil, tersine, kutluluk dileyerek karşılık verin.</text:span><text:span text:style-name="T19"> Çünkü kutlu kılınmayı miras almak için çağrıldınız. (Petrus'un 1. Mektubu, 3:9)</text:span></text:p>
      <text:p text:style-name="P51"><text:span text:style-name="T6">Seven kişi komşusuna kötülük etmez.</text:span><text:span text:style-name="T2"> Bu nedenle sevmek Kutsal Yasa'yı [Allah'ın emirlerini] yerine getirmektir. (Pavlus'tan Romalılara Mektup, 13:10)</text:span></text:p>
      <text:p text:style-name="P51"><text:span text:style-name="T2">Bunun için eski mayayla –</text:span><text:span text:style-name="T6">kin ve kötülük mayasıyla– değil, </text:span><text:span text:style-name="T2">içtenliğin ve dürüstlüğün mayasız ekmeğiyle bayram edelim. (Pavlus'tan Korintlilere 1. Mektup, 5:8)</text:span></text:p>
      <text:p text:style-name="P51"><text:span text:style-name="T2">Size yalvarırız, kardeşler, boş gezenleri uyarın, yüreksizleri cesaretlendirin, güçsüzlere destek olun, herkese karşı sabırlı olun. </text:span><text:span text:style-name="T6">Sakın kimse kötülüğe kötülükle karşılık vermesin. </text:span><text:span text:style-name="T2">Birbiriniz ve bütün insanlar için her zaman iyiliği amaç edinin. Her zaman sevinin. Sürekli dua edin. Her durumda şükredin. Çünkü Allah'ın... sizin için istediği budur. (Pavlus'tan Selaniklilere 1. Mektup , 5:14-18)</text:span></text:p>
      <text:p text:style-name="P51"><text:span text:style-name="T2">Herşeyi sınayın, iyi olana sımsıkı tutunun. </text:span><text:span text:style-name="T6">Her çeşit kötülükten kaçının.</text:span><text:span text:style-name="T2"> (Pavlus'tan Selaniklilere 1. Mektup , 5:21-22)</text:span></text:p>
      <text:p text:style-name="P51"><text:span text:style-name="T2">Diriliş olup bitti diyerek gerçek yoldan saptılar. Şimdi de bazılarının imanını altüst ediyorlar. Ne var ki, Allah'ın attığı sağlam temel, "Rab Kendine ait olanları bilir" ve "</text:span><text:span text:style-name="T6">Rab'bin adını anan herkes kötülükten uzak dursun"</text:span><text:span text:style-name="T2"> sözleriyle mühürlenmiş olarak duruyor. (Pavlus'tan Timoteos'a 2. Mektup, 2:18-19)</text:span></text:p>
      <text:p text:style-name="P51"><text:span text:style-name="T6">Kötülükten sakınıp iyilik yapsın.</text:span><text:span text:style-name="T2"> Esenliği amaçlasın, ardınca gitsin. Çünkü Rab'bin gözleri [Allah inayeti] doğru kişilerin üzerindedir. Kulakları onların yakarışına açıktır [Allah doğruların dualarını kabul eder]. Ama Rab kötülük yapanlara karşıdır. (Petrus'un 1. Mektubu, </text:span><text:soft-page-break/><text:span text:style-name="T2">3:11-12)</text:span></text:p>
      <text:p text:style-name="P51"><text:span text:style-name="T2">Sevgi sabırlıdır, sevgi şefkatlidir. Sevgi kıskanmaz, övünmez, böbürlenmez. Sevgi kaba davranmaz, kendi çıkarını aramaz, kolay kolay öfkelenmez, </text:span><text:span text:style-name="T6">kötülüğün hesabını tutmaz</text:span><text:span text:style-name="T2">. Sevgi haksızlığa sevinmez, gerçek olanla sevinir. Sevgi herşeye katlanır... herşeye dayanır. (Pavlus'tan Korintlilere 1. Mektup , 13:4-7)</text:span></text:p>
      <text:p text:style-name="P51"><text:span text:style-name="T2">Aranızdaki kavga ve çekişmelerin kaynağı nedir? Bedenlerinizin üyelerinde savaşan tutkularınız değil mi? Bir şey arzu ediyorsunuz, ama elde edemeyince adam öldürüyorsunuz. Kıskanıyorsunuz, ama isteğinize erişemeyince çekişiyor ve kavga ediyorsunuz. Elde edemiyorsunuz, çünkü Allah'tan dilemiyorsunuz. Dilediğiniz zaman da dileğinize kavuşamıyorsunuz. </text:span><text:span text:style-name="T6">Çünkü kötü amaçla, tutkularınız uğruna kullanmak için diliyorsunuz. </text:span><text:span text:style-name="T2">Siz ey vefasızlar, dünya ile dostluğun Allah'a düşmanlık olduğunu bilmiyor musunuz? Dünya ile dost olmak isteyen, kendini Allah'a düşman eder. (Yakub'un Mektubu, 4:1-4)</text:span></text:p>
      <text:p text:style-name="P41"/>
      <text:p text:style-name="P49">İyilikte Bulunmak</text:p>
      <text:p text:style-name="P51"><text:span text:style-name="T6">İyilik yapmayı </text:span><text:span text:style-name="T2">ve sizde olanı başkalarıyla paylaşmayı </text:span><text:span text:style-name="T6">unutmayın. </text:span><text:span text:style-name="T2">Çünkü Allah... [bunlardan] hoşnut olur. (Pavlus'tan İbranilere Mektup, 13:16)</text:span></text:p>
      <text:p text:style-name="P51"><text:span text:style-name="T2">... Kardeşler... sakın kimse kötülüğe kötülükle karşılık vermesin. </text:span><text:span text:style-name="T6">Birbiriniz ve bütün insanlar için her zaman iyiliği amaç edinin.</text:span><text:span text:style-name="T2"> (Pavlus'tan Selaniklilere 1. Mektup, 5:14-15)</text:span></text:p>
      <text:p text:style-name="P51"><text:span text:style-name="T6">Size zulmedenler için iyilik dileyin. İyilik dileyin, </text:span><text:span text:style-name="T2">lanet etmeyin. (Pavlus'tan Romalılara Mektup, 12:14)</text:span></text:p>
      <text:p text:style-name="P35"><text:span text:style-name="T19">Sevgili kardeşim, kötüyü değil, </text:span><text:span text:style-name="T23">iyiyi örnek al. İyilik yapan, Allah'tandır [Allah'ın rızasına uyanlardandır]... </text:span><text:span text:style-name="T19">(Yuhanna'nın 3. Mektubu, 1:11)</text:span></text:p>
      <text:p text:style-name="P35"><text:span text:style-name="T23">Birbirimizi sevgi ve iyi işler için nasıl gayrete getirebileceğimizi düşünelim. </text:span><text:span text:style-name="T19">(Pavlus'tan İbranilere Mektup, 10:24) </text:span></text:p>
      <text:p text:style-name="P51"><text:span text:style-name="T2">... Bunun için fırsatımız varken herkese, </text:span><text:span text:style-name="T6">özellikle iman ailesinin üyelerine iyilik yapalım. </text:span><text:span text:style-name="T2">(Pavlus'tan Galatyalılara Mektup, 6:9-10)</text:span></text:p>
      <text:p text:style-name="P51"><text:span text:style-name="T2">[Hz. İsa (as):] "Ama beni dinleyen sizlere şunu söylüyorum: Düşmanlarınızı sevin, </text:span><text:span text:style-name="T6">sizden nefret edenlere iyilik yapın, size lanet edenler için iyilik dileyin</text:span><text:span text:style-name="T2">, size hakaret edenler için dua edin." (Luka, 6:27-28) </text:span></text:p>
      <text:p text:style-name="P51"><text:span text:style-name="T2">[Hz. İsa (as):] "Sizden bir şey dileyen herkese verin, malınızı alandan onu geri istemeyin.</text:span><text:span text:style-name="T6"> İnsanların size nasıl davranmasını istiyorsanız, siz de onlara öyle davranın.</text:span><text:span text:style-name="T2"> Eğer yalnız sizi sevenleri severseniz, bu size ne övgü kazandırır? Günahkârlar bile kendilerini sevenleri sever. </text:span><text:span text:style-name="T6">Yalnız size iyilik yapanlara iyilik yaparsanız, bu size ne övgü kazandırır?</text:span><text:span text:style-name="T2"> Günahkarlar bile böyle yapar. Ama siz düşmanlarınızı sevin,</text:span><text:span text:style-name="T6"> iyilik yapın</text:span><text:span text:style-name="T2">, hiçbir karşılık beklemeden ödünç verin. Alacağınız ödül büyük olacak..." (Luka, 6:30-35)</text:span></text:p>
      <text:p text:style-name="P51"><text:span text:style-name="T6">İyi ağaç kötü meyve vermez.</text:span><text:span text:style-name="T2"> Kötü ağaç da iyi meyve vermez. Her ağaç meyvesinden tanınır. Dikenli bitkilerden incir toplanmaz, çalılardan üzüm devşirilmez. </text:span><text:span text:style-name="T6">İyi insan, yüreğindeki iyilik hazinesinden iyilik,</text:span><text:span text:style-name="T2"> kötü insan ise içindeki kötülük hazinesinden kötülük </text:span><text:span text:style-name="T6">çıkarır.</text:span><text:span text:style-name="T2"> İnsanın ağzı, yüreğinden taşanı söyler. (Luka, 6:43-45; Matta, 12:33-35)</text:span></text:p>
      <text:p text:style-name="P51"><text:span text:style-name="T2">Sizler ise kardeşler, </text:span><text:span text:style-name="T6">iyilik yapmaktan usanmayın... </text:span><text:span text:style-name="T2">(Pavlus'tan Selaniklilere 2. Mektup, 3:13)</text:span></text:p>
      <text:p text:style-name="P51"><text:soft-page-break/><text:span text:style-name="T6">Allah'ın isteği, iyilik yaparak akılsızların bilgisizliğini susturmanızdır.</text:span><text:span text:style-name="T2"> Özgür insanlar olarak yaşayın; ama özgürlüğünüzü kötülük yapmak için bahane etmeyin. Allah'ın kulları olarak yaşayın. Bütün insanlara saygı gösterin. İmanlı kardeşlerinizi sevin. Allah'tan korkun... (Petrus'un 1. Mektubu, 2:16-17)</text:span></text:p>
      <text:p text:style-name="P51"><text:span text:style-name="T2">... Yaşamdan zevk almak ve iyi günler görmek isteyen, dilini kötülükten, dudaklarını hileli sözlerden uzak tutsun. Kötülükten sakınsın ve </text:span><text:span text:style-name="T6">iyilik etsin. Esenliği arayıp onun ardınca gitsin. </text:span><text:span text:style-name="T2">Çünkü Rab'bin gözleri [Allah'ın rahmeti ve yardımı] doğru kişilerin üzerindedir... (Petrus'un 1. Mektubu, 3:10-12)</text:span></text:p>
      <text:p text:style-name="P51"><text:span text:style-name="T2">Ve onlar mezarlarından çıkacaklar. </text:span><text:span text:style-name="T6">İyilik yapmış olanlar yaşamak [sonsuz cennet hayatında yaşamak],</text:span><text:span text:style-name="T2"> kötülük yapmış olanlar yargılanmak [ahiret azabını çekmek] </text:span><text:span text:style-name="T6">üzere dirilecekler.</text:span><text:span text:style-name="T2"> (Yuhanna, 5:29)</text:span></text:p>
      <text:p text:style-name="P51"><text:span text:style-name="T6">İsa her yanı dolaşarak iyilik yapıyor,</text:span><text:span text:style-name="T2"> şeytanın baskısı altında olanların hepsini iyileştiriyordu. Çünkü Allah onunla birlikteydi. (Elçilerin İşleri, 10:37-38)</text:span></text:p>
      <text:p text:style-name="P51"><text:span text:style-name="T2">Sevginiz ikiyüzlü olmasın. Kötülükten tiksinin, </text:span><text:span text:style-name="T6">iyiliğe bağlanın.</text:span><text:span text:style-name="T2"> (Pavlus'tan Romalılara Mektup, 12:9)</text:span></text:p>
      <text:p text:style-name="P51"><text:span text:style-name="T2">Çünkü ister köle ister özgür olsun, </text:span><text:span text:style-name="T6">herkesin yaptığı her iyiliğin karşılığını Rab'den alacağını biliyorsunuz. </text:span><text:span text:style-name="T2">(Pavlus'tan Efeslilere Mektup, 6:8)</text:span></text:p>
      <text:p text:style-name="P51"><text:span text:style-name="T2">Her birimiz komşusunu ruhça geliştirmek için, </text:span><text:span text:style-name="T6">komşusunun iyiliğini gözeterek</text:span><text:span text:style-name="T2"> [Allah rızası için] onu hoşnut etsin. (Pavlus'tan Romalılara Mektup, 15:2)</text:span></text:p>
      <text:p text:style-name="P51"><text:span text:style-name="T2">Kendi ellerimizle çalışıp emek veriyoruz. </text:span><text:span text:style-name="T6">Bize sövenlere iyilik diliyoruz,</text:span><text:span text:style-name="T2"> zulmedilince sabrediyoruz. (Pavlus'tan Korintlilere 1. Mektup, 4:12)</text:span></text:p>
      <text:p text:style-name="P51"><text:span text:style-name="T6">Kötülükten sakınıp iyilik yapsın.</text:span><text:span text:style-name="T2"> Esenliği amaçlasın, ardınca gitsin. (Petrus'un 1. Mektubu, 3:11)</text:span></text:p>
      <text:p text:style-name="P51"><text:span text:style-name="T6">İyilik yapmakta gayretli olursanız, size kim kötülük edecek?</text:span><text:span text:style-name="T2"> Doğruluk uğruna acı çekseniz bile, ne mutlu size! İnsanların "korktuğundan korkmayın, ürkmeyin."... İçinizdeki umudun nedenini soran herkese uygun bir yanıt vermeye her zaman hazır olun. Yalnız bunu yumuşak huyla, saygıyla yapın. Vicdanınızı temiz tutun... (Petrus'un 1. Mektubu, 3:13-16)</text:span></text:p>
      <text:p text:style-name="P51"><text:span text:style-name="T2">Ama dul kadının çocukları ya da torunları varsa, bunlar öncelikle kendi ev halkına yardım ederek Allah yolunda yürümeyi ve </text:span><text:span text:style-name="T6">büyüklerine iyilik borcunu ödemeyi öğrensinler. Çünkü bu Allah'ı hoşnut eder.</text:span><text:span text:style-name="T2"> (Pavlus'tan Timoteos'a 1. Mektup, 5:4)</text:span></text:p>
      <text:p text:style-name="P51"><text:span text:style-name="T2">Şimdiki çağda zengin olanlara gururlanmamalarını, gelip geçici zenginliğe umut bağlamamalarını buyur. Zevk almamız için bize herşeyi bol bol veren Allah'a umut bağlasınlar. </text:span><text:span text:style-name="T6">İyilik yapmalarını, iyilikten yana zengin, eliaçık ve paylaşmaya istekli olmalarını buyur.</text:span><text:span text:style-name="T2"> Böylelikle gerçek yaşama kavuşmak üzere gelecek için kendilerine sağlam temel olacak bir hazine biriktirmiş olurlar. (Pavlus'tan Timoteos'a 1. Mektup, 6:17-19)</text:span></text:p>
      <text:p text:style-name="P51"><text:span text:style-name="T2">Çünkü günah işleyip dövüldüğünüzde dayanırsanız, bunda övülecek ne var? Ama </text:span><text:span text:style-name="T6">iyilik edip acı çektiğinizde dayanırsanız, Allah'ı hoşnut edersiniz. </text:span><text:span text:style-name="T2">(Petrus'un 1. Mektubu, 2:20)</text:span></text:p>
      <text:p text:style-name="P51"><text:span text:style-name="T2">Öyleyse, Allah'ın mübarek ve sevgili seçilmişleri [iman etmiş kulları] olarak yürekten sevecenliği,</text:span><text:span text:style-name="T6"> iyiliği</text:span><text:span text:style-name="T2">, alçakgönüllülüğü, sabrı, yumuşaklığı </text:span><text:span text:style-name="T6">giyinin</text:span><text:span text:style-name="T2">. (Pavlus'tan Koloselilere Mektup, 3:12)</text:span></text:p>
      <text:p text:style-name="P51"><text:span text:style-name="T2">İnatçılığın ve tövbesiz yüreğin yüzünden Allah'ın adil yargısının açıklanacağı gazap </text:span><text:soft-page-break/><text:span text:style-name="T2">günü için kendine karşı gazap biriktiriyorsun. Allah "herkese, yaptıklarının karşılığını verecektir." </text:span><text:span text:style-name="T6">Sürekli iyilik ederek yücelik, saygınlık, ölümsüzlük arayanlara sonsuz yaşam [cennet hayatı] verecek. </text:span><text:span text:style-name="T2">Bencillerin, gerçeğe uymayıp haksızlık peşinden gidenlerin üzerineyse gazap ve öfke yağdıracak. Kötülük eden herkese... sıkıntı ve elem verecek; </text:span><text:span text:style-name="T6">iyilik eden herkese... yücelik, saygınlık, esenlik verecektir.</text:span><text:span text:style-name="T2"> (Pavlus'tan Romalılara Mektup, 2:5-10)</text:span></text:p>
      <text:p text:style-name="P51"><text:span text:style-name="T2">Size gelince, kardeşlerim,</text:span><text:span text:style-name="T6"> iyilikle dolu</text:span><text:span text:style-name="T2">, her bilgiyle donanmış </text:span><text:span text:style-name="T6">olduğunuzdan ben eminim</text:span><text:span text:style-name="T2">. Ayrıca, birbirinize öğüt verebilecek durumdasınız. (Pavlus'tan Romalılara Mektup, 15:14)</text:span></text:p>
      <text:p text:style-name="P51"><text:span text:style-name="T2">Sözdinlerliğinizi herkes duydu, bu nedenle sizin adınıza seviniyorum.</text:span><text:span text:style-name="T6"> İyilik konusunda bilge,</text:span><text:span text:style-name="T2"> kötülük konusunda deneyimsiz </text:span><text:span text:style-name="T6">olmanızı isterim</text:span><text:span text:style-name="T2">. (Pavlus'tan Romalılara Mektup , 16:19)</text:span></text:p>
      <text:p text:style-name="P51"><text:span text:style-name="T2">Çünkü </text:span><text:span text:style-name="T6">ışığın meyvesi her iyilikte, doğrulukta ve gerçekte görülür.</text:span><text:span text:style-name="T2"> Rab'bi neyin hoşnut ettiğini ayırt edin. Karanlığın meyvesiz işlerine katılmayın. Tersine, onları açığa çıkarın. Karanlıktakilerin gizlice yaptıklarından söz etmek bile ayıptır. (Pavlus'tan Efeslilere Mektup, 5:9-12)</text:span></text:p>
      <text:p text:style-name="P51"><text:span text:style-name="T2">Müjde'nin [Allah'ın emirlerinin] uğruna tutuklu kaldığım sürece senin yerine bana hizmet etmesi için onu yanımda alıkoymak isterdim; ama senin onayın olmadan bir şey yapmak istemedim. </text:span><text:span text:style-name="T6">Öyle ki, yapacağın iyilik zorunluluktanmış gibi görünmesin, gönülden olsun. </text:span><text:span text:style-name="T2">(Pavlus'tan Filimona Mektup, 1:13-14)</text:span></text:p>
      <text:p text:style-name="P51"><text:span text:style-name="T2">Örneğin Sara İbrahim'i "Efendim" diye çağırır, sözünü dinlerdi. </text:span><text:span text:style-name="T6">İyilik eder, hiçbir tehditten yılmazsanız,</text:span><text:span text:style-name="T2"> siz de Sara'nın çocukları olursunuz. (Petrus'un 1. Mektubu, 3:6)</text:span></text:p>
      <text:p text:style-name="P51"><text:span text:style-name="T2">Bunun için, Allah'ın isteği uyarınca acı çekenler, </text:span><text:span text:style-name="T6">iyilik ederek canlarını güvenilir Yaradan'a emanet etsinler. </text:span><text:span text:style-name="T2">(Petrus'un 1. Mektubu, 4:19)</text:span></text:p>
      <text:p text:style-name="P51"><text:span text:style-name="T2">İşte bu nedenle Allah'ımız sizi çağrısına layık görsün, </text:span><text:span text:style-name="T6">iyiliğe yönelik her dileğinizi,</text:span><text:span text:style-name="T2"> imana dayanan her uğraşınızı </text:span><text:span text:style-name="T6">Kendi gücüyle sonuçlandırsın diye sizin için her zaman dua ediyoruz.</text:span><text:span text:style-name="T2"> (Pavlus'tan Selaniklilere 2. Mektup, 1:11)</text:span></text:p>
      <text:p text:style-name="P51"><text:span text:style-name="T2">Tersine Allah'ın hizmetkarları olarak olağanüstü dayanmada, sıkıntı, güçlük ve elemlerde, dayak, hapis, karışıklık, emek, uykusuzluk ve açlıkta; pak yaşayışta, bilgi, sabır, </text:span><text:span text:style-name="T6">iyilik... ve içten sevgide</text:span><text:span text:style-name="T2">; gerçeğin ilanında ve Allah'ın gücünde; sağ ve sol ellerimizde doğruluğun silahlarıyla...</text:span><text:span text:style-name="T6"> kendimizi her durumda örnek gösteriyoruz... </text:span><text:span text:style-name="T2">(Pavlus'tan Korintlilere 2. Mektup, 6:4-8)</text:span></text:p>
      <text:p text:style-name="P51"><text:span text:style-name="T2">"</text:span><text:span text:style-name="T6">İyilik bulmak</text:span><text:span text:style-name="T2">, yeryüzünde uzun ömürlü olmak için annene babana saygı göstereceksin." Vaat içeren ilk buyruk budur. (Pavlus'tan Efeslilere Mektup, 6:2-3)</text:span></text:p>
      <text:p text:style-name="P51"><text:span text:style-name="T6">Bunu sizin iyiliğiniz için söylüyorum</text:span><text:span text:style-name="T2">, özgürlüğünüzü kısıtlamak için değil. İlginizi dağıtmadan, Rab'be adanmış olarak, O'na yaraşır biçimde yaşamanızı istiyorum. (Pavlus'tan Korintlilere 1. Mektup, 7:35)</text:span></text:p>
      <text:p text:style-name="P51"><text:span text:style-name="T2">Yafa'da, İsa öğrencisi olan Tabita adında bir kadın vardı... </text:span><text:span text:style-name="T6">Bu kadın her zaman iyilik yapıp yoksullara yardım ederdi.</text:span><text:span text:style-name="T2"> (Elçilerin İşleri, 9:36)</text:span></text:p>
      <text:p text:style-name="P51"><text:span text:style-name="T2">"Doğru ve Allah'tan korkan, bütün Yahudi ulusunca </text:span><text:span text:style-name="T6">iyiliğiyle tanınan,</text:span><text:span text:style-name="T2"> Kornelius adında bir yüzbaşı var" dediler... (Elçilerin İşleri, 10:22)</text:span></text:p>
      <text:p text:style-name="P41"/>
      <text:p text:style-name="P49"><text:soft-page-break/>Riya ve Gösterişten Kaçınmak</text:p>
      <text:p text:style-name="P51"><text:span text:style-name="T6">Doğruluğunuzu insanların gözü önünde gösteriş amacıyla sergilemekten kaçının.</text:span><text:span text:style-name="T2"> Yoksa Allah'tan ödül alamazsınız. (Matta, 6:1)</text:span></text:p>
      <text:p text:style-name="P51"><text:span text:style-name="T6">... Birisine sadaka verirken bunu borazan çaldırarak ilan etmeyin. İkiyüzlüler, insanların övgüsünü kazanmak için... böyle yaparlar.</text:span><text:span text:style-name="T2"> Size doğrusunu söyleyeyim, onlar karşılıklarını almışlardır. Siz sadaka verirken, sol eliniz sağ elinizin ne yaptığını bilmesin. Öyle ki, verdiğiniz sadaka gizli kalsın. Gizlice yapılanı gören Allah sizi ödüllendirecektir. (Matta, 6:2-4)</text:span></text:p>
      <text:p text:style-name="P51"><text:span text:style-name="T6">Dua ettiğiniz zaman ikiyüzlüler gibi olmayın. Onlar, herkes kendilerini görsün diye... caddelerin köşe başlarında dikilip dua etmekten zevk alırlar.</text:span><text:span text:style-name="T2"> Size doğrusunu söyleyeyim, onlar karşılığını almışlardır. (Matta, 6:5)</text:span></text:p>
      <text:p text:style-name="P51"><text:span text:style-name="T2">Bundan sonra İsa halka ve öğrencilerine şöyle seslendi: "... Size söylediklerinin tümünü yapın ve yerine getirin, ama onların yaptıklarını yapmayın. Çünkü söyledikleri şeyleri kendileri yapmazlar. Ağır ve taşınması güç yükleri bağlayıp başkalarının sırtına yüklerler, kendileriyse bu yükleri taşımak için parmaklarını bile oynatmak istemezler. </text:span><text:span text:style-name="T6">Yaptıklarının tümünü gösteriş için yaparlar...</text:span><text:span text:style-name="T2">" (Matta, 23:1-5) </text:span></text:p>
      <text:p text:style-name="P35"><text:span text:style-name="T19">[Hz. İsa (as):] "Vay halinize... iki yüzlüler! Siz badanalı kabirlere benzersiniz ki, dıştan güzel görünürler, fakat içten ölü kemikleri ve her türlü murdarlıkla doludurlar. </text:span><text:span text:style-name="T23">Siz de böylece insanlara dıştan salih görünürsünüz, fakat içten ikiyüzlülük ve fesatla dolusunuz."</text:span><text:span text:style-name="T19"> (Matta, 23:27-28)</text:span></text:p>
      <text:p text:style-name="P51"><text:span text:style-name="T2">Oruç tuttuğunuz zaman, ikiyüzlüler gibi surat asmayın. </text:span><text:span text:style-name="T6">Onlar oruç tuttuklarını insanlara belli etmek için kendilerine perişan bir görünüm verirler... </text:span><text:span text:style-name="T2">(Matta, 6:16)</text:span></text:p>
      <text:p text:style-name="P51"><text:span text:style-name="T2">Dul kadınların malını mülkünü sömüren, </text:span><text:span text:style-name="T6">gösteriş için uzun uzun dua eden bu kişilerin cezası daha da ağır olacaktır. </text:span><text:span text:style-name="T2">(Markos, 12:40; Luka, 20:47)</text:span></text:p>
      <text:p text:style-name="P51"><text:span text:style-name="T2">İsa kendisini yemeğe çağırmış olana da şöyle dedi: "... Ama </text:span><text:span text:style-name="T6">ziyafet verdiğin zaman yoksulları, kötürümleri, sakatları, körleri çağır. Böylece mutlu olursun. Çünkü bunlar sana karşılık verecek durumda değildirler. </text:span><text:span text:style-name="T2">Karşılığı sana... insanlar dirildiği zaman verilecektir." Sofrada oturanlardan biri bunu duyunca İsa'ya, "Allah'ın Egemenliği'nde [cennette] yemek yiyecek olana ne mutlu!" dedi. (Luka, 14:12-15)</text:span></text:p>
      <text:p text:style-name="P41"/>
      <text:p text:style-name="P49">Nefsi Arındırmak, Hevadan </text:p>
      <text:p text:style-name="P49">(Nefsin Bencil Tutkularından) Sakınmak</text:p>
      <text:p text:style-name="P51"><text:span text:style-name="T6">Benliğin işleri açıktır. Bunlar cinsel ahlaksızlık, pislik, sefahat, putperestlik, büyücülük, düşmanlık, çekişme, kıskançlık, öfke, bencil tutkular, ayrılıklar, bölünmeler, çekememezlik, sarhoşluk, çılgınca eğlenceler ve benzeri şeylerdir. Sizi daha önce uyardığım gibi yine uyarıyorum, böyle davrananlar Allah'ın Egemenliğini [cenneti] miras alamayacaklar.</text:span><text:span text:style-name="T2"> Allah'ın Ruhu'nun meyvesi [Rahmani olan] ise sevgi, sevinç, esenlik, sabır, şefkat, iyilik, bağlılık, yumuşak huyluluk ve özdenetimdir. Bu tür nitelikleri yasaklayan yasa yoktur. (Pavlus'un Galatyalılara Mektubu, 5:19-23)</text:span></text:p>
      <text:p text:style-name="P51"><text:span text:style-name="T2">Öyle ki, Yasa'nın [Allah'ın emirlerinin] gereği, benliğe göre değil, Allah'ın Ruhu'na [Allah rızasına] göre yaşayan bizlerde yerine gelsin. Benliğe uyanlar benlikle ilgili... düşünürler. </text:span><text:soft-page-break/><text:span text:style-name="T6">Benliğe dayanan düşünce ölüm [cehennem azabı], Allah'ın Ruhu'na [Allah rızasına] dayanan düşünceyse yaşam ve esenliktir. Çünkü benliğe dayanan düşünce Allah'a düşmandır</text:span><text:span text:style-name="T2">; Allah'ın Yasası'na boyun eğmez, eğemez de... </text:span><text:span text:style-name="T6">Benliğin denetiminde olanlar Allah'ı hoşnut edemezler.</text:span><text:span text:style-name="T2"> (Pavlus'tan Romalılara Mektup, 8:4-8)</text:span></text:p>
      <text:p text:style-name="P51"><text:span text:style-name="T2">Kuşkusuz İsa'nın sesini duydunuz... Onun yolunda eğitildiniz. </text:span><text:span text:style-name="T6">Önceki yaşayışınıza ait olup aldatıcı tutkularla yozlaşan eski yaradılışı üzerinizden sıyırıp atmayı, </text:span><text:span text:style-name="T2">düşüncede ve ruhta yenilenmeyi, gerçek doğruluk ve kutsallıkta... yeni yaradılışı giyinmeyi </text:span><text:span text:style-name="T6">öğrendiniz</text:span><text:span text:style-name="T2">. (Pavlus'tan Efeslilere Mektup, 4:21-24)</text:span></text:p>
      <text:p text:style-name="P35"><text:span text:style-name="T19">Şunu demek istiyorum: ... [Allah'ın rızasına uygun] yaşayın. </text:span><text:span text:style-name="T23">O zaman benliğin tutkularını asla yerine getirmezsiniz. </text:span><text:span text:style-name="T19">(Pavlus'tan Galatyalılara Mektup, 5:16)</text:span></text:p>
      <text:p text:style-name="P35"><text:span text:style-name="T19">Bu nedenle </text:span><text:span text:style-name="T23">bedenin dünyasal eğilimlerini fuhşu, pisliği, şehveti, kötü arzuları ve putperestlikle eş olan açgözlülüğü öldürün.</text:span><text:span text:style-name="T19"> Bunlar yüzünden Allah'ın gazabı söz dinlemeyenlerin üzerine geliyor. Geçmişte bunlarla iç içe yaşadığınız zaman siz de bu yollarda yürüdünüz. Ama şimdi öfke, kızgınlık, kötü niyet dahil, hepsini üzerinizden sıyırıp atın. Ağzınızdan hiçbir iftira ya da uygunsuz söz çıkmasın. Birbirinize yalan söylemeyin. Çünkü eski yaradılışı kötü alışkanlıklarıyla birlikte üzerinizden çıkarıp attınız... (Pavlus'tan Koloselilere Mektup, 3:5-10)</text:span></text:p>
      <text:p text:style-name="P51"><text:span text:style-name="T6">Çünkü benliğe göre yaşarsanız öleceksiniz [cehenneme gideceksiniz]; ama bedenin kötü işlerini Allah'ın Ruhu'yla [Allah rızası için yaşayarak] öldürürseniz yaşayacaksınız [cennete gideceksiniz].</text:span><text:span text:style-name="T2"> (Pavlus'tan Romalılara Mektup, 8:13)</text:span></text:p>
      <text:p text:style-name="P51"><text:span text:style-name="T6">Çünkü biz benliğin denetimindeyken... günah tutkuları bedenimizin üyelerinde etkindi.</text:span><text:span text:style-name="T2"> Bunun sonucu olarak ölüme [cehennem azabına] götüren meyveler verdik. (Pavlus'tan Romalılara Mektup, 7:5)</text:span></text:p>
      <text:p text:style-name="P51"><text:span text:style-name="T6">Kendi benliğine eken, benlikten ölüm [cehennem azabı] biçecektir. Allah'ın Ruhu'na eken [Allah'ın rızasına göre yaşayan]... sonsuz yaşam biçecektir [cenneti kazanacaktır]</text:span><text:span text:style-name="T2">. İyilik yapmaktan usanmayalım. Gevşemezsek mevsiminde biçeriz. Bunun için fırsatımız varken herkese, özellikle iman ailesinin üyelerine iyilik yapalım. (Pavlus'tan Galatyalılara Mektup, 6:8-10)</text:span></text:p>
      <text:p text:style-name="P51"><text:span text:style-name="T2">O'nun [Allah'ın] yüceliği ve erdemi sayesinde bize çok büyük ve değerli vaatler verildi. Öyle ki, dünyada </text:span><text:span text:style-name="T6">kötü arzuların yol açtığı yozlaşmadan kurtulmuş olarak [yaşayasınız]...</text:span><text:span text:style-name="T2"> İşte bu nedenle her türlü gayreti göstererek imanınıza erdemi, erdeminize bilgiyi, bilginize özdenetimi, özdenetiminize dayanma gücünü, dayanma gücünüze Allah yoluna bağlılığı, bağlılığınıza kardeşseverliği, kardeşseverliğinize sevgiyi katın. (Petrus'un 2. Mektubu, 1:4-7)</text:span></text:p>
      <text:p text:style-name="P51"><text:span text:style-name="T2">Bu kişiler, susuz pınarlar, fırtınanın dağıttığı sis gibidirler. Onları koyu karanlık bekliyor. Çünkü yanlış yolda yürüyenlerden henüz kurtulanları, </text:span><text:span text:style-name="T6">boş ve kurumlu sözler söyleyerek benliğin tutkularıyla, sefahatle ayartırlar. Onlara özgürlük vaat ederler, oysa kendileri yozlaşmışlığın kölesidirler. Çünkü insan neye yenilirse onun kölesi olur. </text:span><text:span text:style-name="T2">(Petrus'un 2. Mektubu, 2:17-19)</text:span></text:p>
      <text:p text:style-name="P51"><text:span text:style-name="T2">Söz dinleyen çocuklar olarak, </text:span><text:span text:style-name="T6">bilgisiz olduğunuz geçmiş zamandaki tutkularınıza uymayın</text:span><text:span text:style-name="T2">. Sizi çağıran Allah kutsal olduğuna göre, siz de her davranışınızda kutsal olun. (Petrus'un 1. Mektubu, 1:14-15)</text:span></text:p>
      <text:p text:style-name="P51"><text:soft-page-break/><text:span text:style-name="T2">Sevgili kardeşler... </text:span><text:span text:style-name="T6">cana karşı savaşan benliğin tutkularından kaçının. </text:span><text:span text:style-name="T2">Çünkü bu dünyada yabancı ve konuksunuz. İnanmayanlar arasında olumlu bir yaşam sürün. Öyle ki, kötülük yapanlarmışsınız gibi size iftira etseler de, iyi işlerinizi görerek Allah'ı, kendilerine yaklaştığı gün yüceltsinler. (Petrus'un 1. Mektubu, 2:11-12)</text:span></text:p>
      <text:p text:style-name="P51"><text:span text:style-name="T2">Gece ilerledi, gündüz yaklaştı. Bunun için karanlığın işlerini üzerimizden atıp ışığın silahlarını [manevi silahları] kuşanalım. Kendimizi çılgınca eğlenceye ve sarhoşluğa, ahlaksızlığa ve sefahate, çekişmeye ve kıskançlığa kaptırmayalım. Gün ışığında olduğu gibi, saygın bir yaşam sürelim.... </text:span><text:span text:style-name="T6">Benliğinizin tutkularına uymayı düşünmeyin. </text:span><text:span text:style-name="T2">(Pavlus'tan Romalılara Mektup, 13:12-14)</text:span></text:p>
      <text:p text:style-name="P51"><text:span text:style-name="T6">Zengin olmak isteyenler ayartılıp tuzağa düşerler, insanı çöküşe ve yıkıma götüren birçok saçma ve zararlı arzulara kapılırlar.</text:span><text:span text:style-name="T2"> Çünkü her türlü kötülüğün bir kökü de para sevgisidir. Kimileri zengin olma hevesiyle imandan saptılar, kendi kendilerine çok acı çektirdiler. (Pavlus'tan Timoteos'a 1. Mektup, 6:9-10)</text:span></text:p>
      <text:p text:style-name="P51"><text:span text:style-name="T6">Birçokları da onların sefahatine kapılacak.</text:span><text:span text:style-name="T2"> Onların yüzünden gerçeğin yoluna sövülecek. Açgözlülüklerinden ötürü uydurma sözlerle sizi sömürecekler. Onlar için çoktan beri verilmiş olan yargı gecikmez. Onları bekleyen yıkım da uyuklamaz. (Petrus'un 2. Mektubu, 2:2-3)</text:span></text:p>
      <text:p text:style-name="P51"><text:span text:style-name="T2">Sizler bir zamanlar içinde yaşadığınız suçlardan ve günahlardan ötürü ölüydünüz. Bu dünyanın gidişine... yani söz dinlemeyen insanlarda şimdi etkin olan ruha uymaktaydınız. </text:span><text:span text:style-name="T6">Bir zamanlar hepimiz böyle insanların arasında, benliğin... isteklerini yerine getirerek benliğimizin tutkularına göre yaşıyorduk</text:span><text:span text:style-name="T2">. Doğal olarak ötekiler gibi biz de gazap çocuklarıydık. (Pavlus'tan Efeslilere Mektup, 2:1-3)</text:span></text:p>
      <text:p text:style-name="P51"><text:span text:style-name="T2">Görülüyor ki Rab Kendi yolunda yürüyenleri karşılaştıkları denemelerden nasıl kurtaracağını bilir. Doğru olmayanları, </text:span><text:span text:style-name="T6">özellikle benliğin yozlaşmış tutkuları ardından giden</text:span><text:span text:style-name="T2"> ve yetkisini hor görenleri cezalandırarak yargı gününe dek nasıl alıkoyacağını da bilir. Bu küstah, dikbaşlı kişiler yüce varlıklara sövmekten korkmazlar... Ama anlamadıkları konularda sövüp sayan bu kişiler, içgüdüleriyle yaşayan, yakalanıp boğazlanmak üzere doğan, akıldan yoksun hayvanlar gibidir. Hayvanlar gibi onlar da yıkıma uğrayacaklar. Ettikleri haksızlığa karşılık zarar görecekler. Gündüzün zevk alemlerine dalmayı eğlence sayarlar. Birer leke ve yüzkarasıdırlar. Sizinle yiyip içerken kendi hilelerinden zevk alırlar. Gözleri zinayla doludur, günaha doymazlar. Kararsız kişileri ayartırlar. Yüreği açgözlülüğe alıştırılmış lanetli insanlardır. (Petrus'un 2. Mektubu, 2:9-14)</text:span></text:p>
      <text:p text:style-name="P41"/>
      <text:p text:style-name="P49">Salih Amellerde Bulunmak, </text:p>
      <text:p text:style-name="P49">Hayırlarda Yarışmak</text:p>
      <text:p text:style-name="P51"><text:span text:style-name="T2">Kardeşler, siz özgür olmaya çağrıldınız. Ancak özgürlük benlik [nefsinize uymak] için fırsat olmasın. </text:span><text:span text:style-name="T6">Birbirinize sevgiyle hizmet edin. </text:span><text:span text:style-name="T2">(Pavlus'tan Galatyalılara Mektup, 5:13)</text:span></text:p>
      <text:p text:style-name="P51"><text:span text:style-name="T2">İnsanlara değil, </text:span><text:span text:style-name="T6">Rab'be hizmet eder gibi [Allah rızası için] gönülden hizmet edin.</text:span><text:span text:style-name="T2"> Çünkü ister köle ister özgür olsun, herkesin yaptığı her iyiliğin karşılığını Rab'den alacağını biliyorsunuz. (Pavlus'tan Efeslilere Mektup, 6:7-8)</text:span></text:p>
      <text:p text:style-name="P51"><text:span text:style-name="T6">[Hz. İsa (as):] "[Allah rızası için] bana hizmet etmek isteyen, ardımdan gelsin.</text:span><text:span text:style-name="T2"> Ben </text:span><text:soft-page-break/><text:span text:style-name="T2">neredeysem bana hizmet eden de orada olacak. </text:span><text:span text:style-name="T6">Allah, bana hizmet edeni onurlandıracaktır</text:span><text:span text:style-name="T2">." (Yuhanna, 12:26)</text:span></text:p>
      <text:p text:style-name="P35"><text:span text:style-name="T19">Her biriniz hangi ruhsal armağanı aldıysanız, bunu </text:span><text:span text:style-name="T23">Allah'ın çok yönlü lütfunun iyi hizmetkarları olarak birbirinize hizmet etmekte kullanın</text:span><text:span text:style-name="T19">. Konuşan, Allah'ın sözlerini iletir gibi konuşsun. </text:span><text:span text:style-name="T23">Başkalarına hizmet eden, Allah'ın verdiği güçle hizmet etsin. </text:span><text:span text:style-name="T19">Öyle ki... Allah herşeyde yüceltilsin... (Pavlus'tan Petrus'a 1. Mektup, 4:10-11)</text:span></text:p>
      <text:p text:style-name="P35"><text:span text:style-name="T19">İsa onlara, "Ulusların kralları, kendi uluslarına egemen kesilirler. İleri gelenleri de kendilerine iyiliksever unvanını yakıştırırlar" dedi. </text:span><text:span text:style-name="T23">"Ama siz böyle olmayacaksınız. Aranızda en büyük olan, en küçük gibi olsun; yöneten, hizmet eden gibi olsun."</text:span><text:span text:style-name="T19"> (Luka, 22:25-26)</text:span></text:p>
      <text:p text:style-name="P51"><text:span text:style-name="T6">Yaptığınız bu hizmet yalnız kutsalların [kendini Allah'a adamışların] eksiklerini gidermekle kalmıyor,</text:span><text:span text:style-name="T2"> birçoklarının Allah'a şükretmesiyle de zenginleşiyorsunuz. Onlar, </text:span><text:span text:style-name="T6">içtenliğinizi kanıtlayan bu hizmetten ötürü</text:span><text:span text:style-name="T2">, açıkça benimsediğiniz Mesih Müjdesi'ne [Allah'ın Hz. İsa (as)'a vahyine] uyarak kendileriyle ve herkesle malınızı cömertçe paylaştığınız için Allah'ı yüceltiyorlar. (Pavlus'tan Korintlilere 2. Mektup, 9:12-13)</text:span></text:p>
      <text:p text:style-name="P51"><text:span text:style-name="T6">Koşu alanında yarışanların hepsi koştuğu halde ödülü bir kişinin kazandığını bilmiyor musunuz? Öyle koşun ki ödülü kazanasınız. Yarışa katılan herkes</text:span><text:span text:style-name="T2"> kendini her yönden denetler. Böyleleri bunu çürüyüp gidecek bir defne tacı kazanmak için yaparlar. Bizse hiç çürümeyecek bir taç için yapıyoruz. Bunun içindir ki, </text:span><text:span text:style-name="T6">amaçsızca koşan biri gibi koşmuyorum... </text:span><text:span text:style-name="T2">(Pavlus'tan Korintlilere 1. Mektup, 9:24-27)</text:span></text:p>
      <text:p text:style-name="P51"><text:span text:style-name="T2">... Allah'ın nazarında </text:span><text:span text:style-name="T6">temiz ve kusursuz olan dindarlık kişinin, öksüzlerle dulları sıkıntılı durumlarında ziyaret etmesi</text:span><text:span text:style-name="T2"> ve kendini dünyanın lekelemesinden korumasıdır." (Yakup'un Mektubu, 1:27)</text:span></text:p>
      <text:p text:style-name="P51"><text:span text:style-name="T2">İsa şöyle yanıt verdi: "Adamın biri Yeruşalim'den Eriha'ya inerken haydutların eline düştü. Onu soyup dövdüler, yarı ölü bırakıp gittiler... O yoldan geçen bir Samiriyeli ise... adamın yanına gitti... Sonra </text:span><text:span text:style-name="T6">adamı kendi hayvanına bindirip hana götürdü, onunla ilgilendi.</text:span><text:span text:style-name="T2"> Ertesi gün iki dinar çıkararak hancıya verdi. 'Ona iyi bak' dedi, 'Bundan fazla ne harcarsan, dönüşümde sana öderim.' Sence bu üç kişiden hangisi haydutlar arasına düşen adama komşu gibi davrandı?" Yasa uzmanı [din alimi], "</text:span><text:span text:style-name="T6">Ona acıyıp yardım eden" dedi. İsa, "Git, sen de öyle yap" dedi.</text:span><text:span text:style-name="T2"> (Luka, 10:30-37)</text:span></text:p>
      <text:p text:style-name="P51"><text:span text:style-name="T2">Yafa'da, İsa öğrencisi olan Tabita adında bir kadın vardı. Tabita, ceylan anlamına gelir. </text:span><text:span text:style-name="T6">Bu kadın her zaman iyilik yapıp yoksullara yardım ederdi</text:span><text:span text:style-name="T2">. (Elçilerin İşleri, 9:36)</text:span></text:p>
      <text:p text:style-name="P51"><text:span text:style-name="T2">Öğrenciler, her biri kendi gücü oranında, </text:span><text:span text:style-name="T6">Yahudiye'de yaşayan kardeşlere gönderilmek üzere yardım toplamayı kararlaştırdılar.</text:span><text:span text:style-name="T2"> Bu kararı yerine getirip bağışlarını Barnaba ve Saul'un eliyle kilisenin ihtiyarlarına gönderdiler. (Elçilerin İşleri, 11:29-30)</text:span></text:p>
      <text:p text:style-name="P51"><text:span text:style-name="T2">İsa daha Celile'deyken </text:span><text:span text:style-name="T6">bu kadınlar onun ardından gitmiş, ona hizmet etmişlerdi...</text:span><text:span text:style-name="T2"> (Markos, 15:41)</text:span></text:p>
      <text:p text:style-name="P51"><text:span text:style-name="T2">Siz de bilirsiniz ki, </text:span><text:span text:style-name="T6">bu eller hem benim, hem de benimle birlikte olanların gereksinmelerini karşılamak için hizmet etmiştir. </text:span><text:span text:style-name="T2">(Elçilerin İşleri, 20:34)</text:span></text:p>
      <text:p text:style-name="P51"><text:span text:style-name="T2">Mesih'e [Allah rızası için] </text:span><text:span text:style-name="T6">bu yolda hizmet eden, Allah'ı hoşnut eder</text:span><text:span text:style-name="T2">, insanların da beğenisini kazanır. (Pavlus'tan Romalılara Mektup, 14:18)</text:span></text:p>
      <text:p text:style-name="P51"><text:span text:style-name="T2">Bunun için Mesih İsa'ya ait [Allah rızası için Hz. İsa (as)'a bağlı] biri olarak </text:span><text:span text:style-name="T6">Allah'a </text:span><text:soft-page-break/><text:span text:style-name="T6">verdiğim hizmetle övünebilirim.</text:span><text:span text:style-name="T2"> (Pavlus'tan Romalılara Mektup, 15:17)</text:span></text:p>
      <text:p text:style-name="P51"><text:span text:style-name="T2">Birbirinize kardeşlik sevgisiyle bağlı olun. Birbirinize saygı göstermekte yarışın. Gayretiniz eksilmesin... Rab'be kulluk edin. Umudunuzla sevinin. Sıkıntıya dayanın. Kendinizi duaya verin. </text:span><text:span text:style-name="T6">İhtiyaç içinde olan kutsallara [kendini Allah'a adamışlara] yardım edin. Konuksever olmayı amaç edinin.</text:span><text:span text:style-name="T2"> (Pavlus'tan Romalılara Mektup, 10:10-13)</text:span></text:p>
      <text:p text:style-name="P51"><text:span text:style-name="T6">Ama şimdi kutsallara [kendini Allah'a adamışlara] bir hizmet için Yeruşalim'e gidiyorum.</text:span><text:span text:style-name="T2"> Çünkü Makedonya ve Ahaya'da bulunanlar, Yeruşalim'deki kutsallar arasında yoksul olanlar için yardım toplamayı uygun gördüler... Bu işi bitirip sağlanan yardımı onlara ulaştırdıktan sonra size uğrayacağım, sonra da İspanya'ya gideceğim... (Pavlus'tan Romalılara Mektup, 15:25-29)</text:span></text:p>
      <text:p text:style-name="P51"><text:span text:style-name="T6">Yaptığı iyiliklerle tanınmış... sıkıntıda olanlara yardım etmiş, kendini her tür iyi işe adamışsa...</text:span><text:span text:style-name="T2"> (Pavlus'tan Timoteos'a 1. Mektup, 5:9-10)</text:span></text:p>
      <text:p text:style-name="P51"><text:span text:style-name="T6">İmanlı bir kadının dul yakınları varsa onlara yardım etsin.</text:span><text:span text:style-name="T2"> İnananlar topluluğu yük altına girmesin ki, gerçekten kimsesiz olan dullara yardım edebilsin. (Pavlus'tan Timoteos'a 1. Mektup, 5:16)</text:span></text:p>
      <text:p text:style-name="P51"><text:span text:style-name="T6">Yoksullar her zaman aranızdadır, dilediğiniz anda onlara yardım edebilirsiniz;</text:span><text:span text:style-name="T2"> ama ben her zaman aranızda olmayacağım. (Markos, 14:7)</text:span></text:p>
      <text:p text:style-name="P51"><text:span text:style-name="T6">Mallarını mülklerini satıyor ve bunun parasını herkese ihtiyacına göre dağıtıyorlardı.</text:span><text:span text:style-name="T2"> (Elçilerin İşleri, 2:45)</text:span></text:p>
      <text:p text:style-name="P51"><text:span text:style-name="T2">Aralarında yoksul olan yoktu. </text:span><text:span text:style-name="T6">Çünkü toprak ya da ev sahibi olanlar bunları satar, sattıklarının bedelini getirip elçilerin buyruğuna verirlerdi; bu da herkese ihtiyacına göre dağıtılırdı.</text:span><text:span text:style-name="T2"> (Elçilerin İşleri, 4:34-35)</text:span></text:p>
      <text:p text:style-name="P51"><text:span text:style-name="T2">Kardeşlerim, </text:span><text:span text:style-name="T6">eğer bir kimse iyi eylemleri yokken imanı olduğunu söylerse, bu neye yarar? Öyle bir iman o kimseyi kurtarabilir mi? Bir erkek ya da kız kardeş çıplak ve günlük yiyecekten yoksunken, sizden biri ona, "Esenlikle git, ısınmanı ve doymanı dilerim" derse, ama bedenin gereksindiklerini vermezse, bu neye yarar?... Görüyorsun, onun [Hz. İbrahim (as)'ın] imanı eylemleriyle birlikte etkindi; imanı, eylemleriyle tamamlandı. </text:span><text:span text:style-name="T2">(Yakup'un Mektubu, 2:14-22)</text:span></text:p>
      <text:p text:style-name="P51"><text:span text:style-name="T2">Geçici yiyecek için değil, </text:span><text:span text:style-name="T6">sonsuz yaşam boyunca kalıcı yiyecek için çalışın...</text:span><text:span text:style-name="T2"> (Yuhanna, 6:27)</text:span></text:p>
      <text:p text:style-name="P51"><text:span text:style-name="T6">... Bunlar, kendi olanaklarıyla İsa'ya ve öğrencilerine yardım ediyorlardı. </text:span><text:span text:style-name="T2">(Luka, 8:3)</text:span></text:p>
      <text:p text:style-name="P51"><text:span text:style-name="T6">Bizimkiler de kendilerini iyi işlere vermeyi öğrensinler.</text:span><text:span text:style-name="T2"> Böylelikle temel ihtiyaçları karşılanmış ve verimsiz bir yaşam sürmemiş olurlar. (Pavlus'tan Titus'a Mektup, 3:14)</text:span></text:p>
      <text:p text:style-name="P51"><text:span text:style-name="T6">Rab'bin hizmetinde [Allah yolunda] çalışan</text:span><text:span text:style-name="T2"> Trifena'yla Trifosa'ya selam edin. </text:span><text:span text:style-name="T6">Rab'bin hizmetinde çok çalışmış olan </text:span><text:span text:style-name="T2">sevgili Persis'e selam söyleyin. (Pavlus'tan Romalılara Mektup, 16:12)</text:span></text:p>
      <text:p text:style-name="P51"><text:span text:style-name="T2">Ahaya'da </text:span><text:span text:style-name="T6">ilk iman eden ve kendilerini kutsalların [kendini Allah'a adamışların] hizmetine adayan</text:span><text:span text:style-name="T2"> İstefanas'ın ev halkını bilirsiniz. Kardeşler, size yalvarırım, bu gibilere ve onlarla birlikte çalışıp emek verenlerin hepsine bağımlı olun. (Pavlus'tan Korintlilere 1. Mektup, 16:15-16)</text:span></text:p>
      <text:p text:style-name="P51"><text:span text:style-name="T2">Müjde'yi [Allah'ın emirlerini] yayma çabalarından ötürü bütün kiliselerce övülen bir </text:span><text:soft-page-break/><text:span text:style-name="T2">kardeşi de onunla birlikte gönderiyoruz. Üstelik bu kardeş, Rab'bi yüceltmek ve </text:span><text:span text:style-name="T6">yardıma hazır olduğumuzu göstermek için yürüttüğümüz bu hayırlı hizmette</text:span><text:span text:style-name="T2"> yol arkadaşımız olmak üzere kiliseler tarafından seçildi. (Pavlus'tan Korintlilere 2. Mektup, 8:18-19)</text:span></text:p>
      <text:p text:style-name="P51"><text:span text:style-name="T2">... Timoteos'un, değerini kanıtlamış biri olduğunu... Müjde'nin [Allah'ın emirlerinin] yayılması için benim yanımda</text:span><text:span text:style-name="T6"> hizmet ettiğini </text:span><text:span text:style-name="T2">bilirsiniz. (Pavlus'tan Filipililere Mektup, 2:22)</text:span></text:p>
      <text:p text:style-name="P51"><text:span text:style-name="T2">Efendileri iman etmiş olanlarsa, nasıl olsa kardeşiz deyip efendilerine saygısızlık etmesinler. </text:span><text:span text:style-name="T6">Tersine, daha iyi hizmet etsinler. Çünkü bu iyi hizmetten yararlananlar, sevdikleri imanlılardır.</text:span><text:span text:style-name="T2"> Bu ilkeleri öğret ve öğütle. (Pavlus'tan Timoteos'a 2. Mektup, 6:2)</text:span></text:p>
      <text:p text:style-name="P51"><text:span text:style-name="T2">... Roma'ya geldiğinde </text:span><text:span text:style-name="T6">beni gayretle arayıp buldu.</text:span><text:span text:style-name="T2"> O gün Rab'den merhamet bulmasını dilerim. Efes'te </text:span><text:span text:style-name="T6">onun bana ne kadar hizmet ettiğini sen de çok iyi bilirsin. </text:span><text:span text:style-name="T2">(Pavlus'tan Timoteos'a 2. Mektup, 1:16-18)</text:span></text:p>
      <text:p text:style-name="P51"><text:span text:style-name="T6">... Yapacağın iyilik zorunluluktanmış gibi görünmesin, gönülden olsun. </text:span><text:span text:style-name="T2">(Pavlus'tan Filimon'a Mektup, 1:13-14)</text:span></text:p>
      <text:p text:style-name="P51"><text:span text:style-name="T2">Allah... </text:span><text:span text:style-name="T6">emeğinizi ve kutsallara [kendini Allah'a adamışlara] hizmet etmiş olarak ve etmeye devam ederek </text:span><text:span text:style-name="T2">O'nun adına [Allah'ın rızası için] gösterdiğiniz sevgiyi unutmaz. Umudunuzdan doğan tam güvenceye kavuşmanız için her birinizin sona dek aynı gayreti göstermesini diliyoruz. Tembel olmamanızı, vaat edilenleri iman ve sabır aracılığıyla miras alanların örneğine uymanızı istiyoruz. (İbranilere Mektup, 6:10-12)</text:span></text:p>
      <text:p text:style-name="P51"><text:span text:style-name="T6">Yaptıklarını, sevgini, imanını, hizmetini, sabrını biliyorum. </text:span><text:span text:style-name="T2">Son yaptıklarının ilk yaptıklarını aştığını da biliyorum. (Vahiy, 2:19)</text:span></text:p>
      <text:p text:style-name="P51"><text:span text:style-name="T6">Bu hizmeti Allah'ın merhametiyle üstlendiğimiz için cesaretimizi yitirmeyiz.</text:span><text:span text:style-name="T2"> Utanç verici gizli yolları reddettik. Hileye başvurmayız, Allah'ın sözünü de çarpıtmayız. Gerçeği ortaya koyarak kendimizi Allah'ın önünde her insanın vicdanına tavsiye ederiz. (Pavlus'tan Korintlilere 2. Mektup, 4:1-2)</text:span></text:p>
      <text:p text:style-name="P51"><text:span text:style-name="T2">[Hz. İsa (as)] eline dokununca kadının ateşi düştü. </text:span><text:span text:style-name="T6">Kadın kalkıp İsa'ya [Allah rızası için] hizmet etmeye başladı.</text:span><text:span text:style-name="T2"> (Matta, 8:15)</text:span></text:p>
      <text:p text:style-name="P51"><text:span text:style-name="T2">Davut, kendi kuşağında </text:span><text:span text:style-name="T6">Allah'ın amacı uyarınca hizmet ettikten sonra gözlerini yaşama kapadı</text:span><text:span text:style-name="T2">, ataları gibi gömüldü ve bedeni çürüyüp gitti. (Elçilerin İşleri, 13:36)</text:span></text:p>
      <text:p text:style-name="P51"><text:span text:style-name="T2">Öyle ki, </text:span><text:span text:style-name="T6">kutsallar [kendini Allah'a adamışlar] hizmet görevini yapmak... </text:span><text:span text:style-name="T2">üzere donatılsın. (Pavlus'tan Efeslilere Mektup, 4:12)</text:span></text:p>
      <text:p text:style-name="P41"/>
      <text:p text:style-name="P49">Allah'ın Emirlerini Tavsiye Ederken Aynı Zamanda </text:p>
      <text:p text:style-name="P49">Uygulayıcısı Olmak</text:p>
      <text:p text:style-name="P51"><text:span text:style-name="T6">Allah sözünü yalnız duymakla kalarak kendinizi aldatmayın, bu sözün uygulayıcıları da olun. </text:span><text:span text:style-name="T2">(Yakup'un Mektubu, 1:22)</text:span></text:p>
      <text:p text:style-name="P51"><text:span text:style-name="T2">... Mükemmel yasaya [Allah'ın emirlerine], özgürlük yasasına yakından bakan ve ona bağlı kalan, </text:span><text:span text:style-name="T6">unutkan dinleyici değil de etkin uygulayıcı olan adam, yaptıklarıyla mutlu olacaktır.</text:span><text:span text:style-name="T2"> (Yakup'un Mektubu, 1:25)</text:span></text:p>
      <text:p text:style-name="P51"><text:span text:style-name="T2">... Yasa'yı [Allah'ın emirlerini] bildikleri halde günah işleyenlerse Yasa'yla yargılanacaklar. Çünkü </text:span><text:span text:style-name="T6">Allah Katında aklanacak olanlar Yasa'yı işitenler değil, yerine getirenlerdir. </text:span><text:span text:style-name="T2">(Pavlus'tan Romalılara Mektup, 2:12-13)</text:span></text:p>
      <text:p text:style-name="P51"><text:soft-page-break/><text:span text:style-name="T2">Ne var ki, şimdi küstahlıklarınızla övünüyorsunuz. Bu tür övünmelerin hepsi kötüdür. Bu nedenle, </text:span><text:span text:style-name="T6">yapılması gereken iyi şeyi bilip de yapmayan, günah işlemiş olur.</text:span><text:span text:style-name="T2"> (Yakup'un Mektubu, 4:16-17)</text:span></text:p>
      <text:p text:style-name="P14"/>
      <text:p text:style-name="P49">İman Sahibi Anne ve Babaya Karşı </text:p>
      <text:p text:style-name="P49">Hürmetkar Olmak</text:p>
      <text:p text:style-name="P51"><text:span text:style-name="T2">[Hz. İsa (as):] "O'nun [Allah'ın] buyruklarını biliyorsun: 'Adam öldürmeyeceksin, zina etmeyeceksin, çalmayacaksın, yalan yere tanıklık etmeyeceksin, kimsenin hakkını yemeyeceksin, </text:span><text:span text:style-name="T6">annene babana saygı göstereceksin.</text:span><text:span text:style-name="T2">'" (Markos, 10:19)</text:span></text:p>
      <text:p text:style-name="P51"><text:span text:style-name="T2">[Hz. İsa (as):] "</text:span><text:span text:style-name="T6">... Annene babana saygı göstereceksin.</text:span><text:span text:style-name="T2">" (Luka, 18:20; Matta, 19:19)</text:span></text:p>
      <text:p text:style-name="P51"><text:span text:style-name="T2">Ey çocuklar, </text:span><text:span text:style-name="T6">Rab yolunda anne babanızın sözünü dinleyin</text:span><text:span text:style-name="T2">. Çünkü doğrusu budur. "İyilik bulmak, yeryüzünde uzun ömürlü olmak için </text:span><text:span text:style-name="T6">annene babana saygı göstereceksin.</text:span><text:span text:style-name="T2">" Vaat içeren ilk buyruk budur. Ey babalar, siz de çocuklarınızın öfkesini uyandırmayın. Onları Rab'bin terbiye ve öğüdüyle büyütün. (Pavlus'tan Efeslilere Mektup, 6:1-4)</text:span></text:p>
      <text:p text:style-name="P35"><text:span text:style-name="T19">Musa, '</text:span><text:span text:style-name="T23">Annene babana saygı göstereceksin</text:span><text:span text:style-name="T19">'... (Markos, 7:10)</text:span></text:p>
      <text:h text:style-name="P97" text:outline-level="1">13.BÖLÜM</text:h>
      <text:h text:style-name="P89" text:outline-level="1">İNCİL’DE TAVSİYE EDİLEN </text:h>
      <text:h text:style-name="P89" text:outline-level="1">GÜZEL AHLAK ÖZELLİKLERİ</text:h>
      <text:h text:style-name="P113" text:outline-level="1"/>
      <text:h text:style-name="P113" text:outline-level="1"/>
      <text:p text:style-name="P49">Alçakgönüllü Olmak ve Kibirden </text:p>
      <text:p text:style-name="P49">Sakınmak</text:p>
      <text:p text:style-name="P51"><text:span text:style-name="T2">Ey gençler...</text:span><text:span text:style-name="T6"> hepiniz birbirinize karşı alçakgönüllülüğü kuşanın. Çünkü, "Allah kibirlilere karşıdır, ama alçakgönüllülere lütfeder."</text:span><text:span text:style-name="T2"> (Petrus'un 1. Mektubu, 5:5)</text:span></text:p>
      <text:p text:style-name="P51"><text:span text:style-name="T6">Her bakımdan alçakgönüllü</text:span><text:span text:style-name="T2">, yumuşak huylu, sabırlı </text:span><text:span text:style-name="T6">olun</text:span><text:span text:style-name="T2">, sevgiyle birbirinize sabredin. (Pavlus'tan Efeslilere Mektup, 4:2) </text:span></text:p>
      <text:p text:style-name="P51"><text:span text:style-name="T6">Aranızda en üstün olan, ötekilerin hizmetkarı olsun. Kendini yücelten alçaltılacak, kendini alçaltan yüceltilecektir.</text:span><text:span text:style-name="T2"> (Matta, 23:11-12)</text:span></text:p>
      <text:p text:style-name="P51"><text:span text:style-name="T6">Hiçbir şeyi bencil tutkularla ya da boş övünmeyle yapmayın. Her biriniz alçakgönüllülükle diğerini kendinden üstün saysın.</text:span><text:span text:style-name="T2"> (Pavlus'tan Filipililere Mektup, 2:3)</text:span></text:p>
      <text:p text:style-name="P51"><text:span text:style-name="T2">İsa onlara, "Ulusların kralları, kendi uluslarına egemen kesilirler. İleri gelenleri de kendilerine iyiliksever unvanını yakıştırırlar" dedi. "</text:span><text:span text:style-name="T6">Ama siz böyle olmayacaksınız. Aranızda en büyük olan, en küçük gibi olsun; yöneten, hizmet eden gibi olsun. </text:span><text:span text:style-name="T2">Hangisi daha büyük, sofrada oturan mı, hizmet eden mi? Sofrada oturan değil mi? Oysa ben aranızda hizmet eden biri gibi oldum. Denendiğim zamanlar benimle birlikte dayanmış olanlar sizlersiniz..." (Luka, 22:25-28; Matta, 20:25-26)</text:span></text:p>
      <text:p text:style-name="P35"><text:span text:style-name="T19">Bilirsiniz ki, ulusların önderleri sayılanlar, onları egemenlik hırsıyla yönetirler, ileri gelenleri de onlara ağırlıklarını hissettirirler. Sizin aranızda böyle olmayacak. </text:span><text:span text:style-name="T23">Aranızda büyük olmak isteyen, diğerlerinin hizmetkarı olsun. Aranızda birinci olmak isteyen, hepinizin hizmetlisi olsun.</text:span><text:span text:style-name="T19"> Çünkü İnsanoğlu [Hz. İsa (as)] bile hizmet edilmeye değil, hizmet etmeye... geldi. (Markos, 10:41-45)</text:span></text:p>
      <text:p text:style-name="P51"><text:span text:style-name="T2">Bu sırada öğrencileri İsa'ya yaklaşıp, "Allah'ın Egemenliği'nde [ahirette] en büyük kimdir?" diye sordular. İsa, yanına küçük bir çocuk çağırdı, onu orta yere dikip şöyle dedi: "Size doğrusunu söyleyeyim, yolunuzdan dönüp küçük çocuklar gibi olmazsanız, Allah'ın Egemenliği'ne [cennete] asla giremezsiniz. </text:span><text:span text:style-name="T6">Kim bu çocuk gibi alçakgönüllü olursa, Allah'ın Egemenliği'nde [ahirette] en büyük odur.</text:span><text:span text:style-name="T2">" (Matta, 18:1-4)</text:span></text:p>
      <text:p text:style-name="P51"><text:span text:style-name="T2">... [Hz. İsa (as):] onlara şöyle dedi: "</text:span><text:span text:style-name="T6">Birinci olmak isteyen en sonuncu olsun, herkesin hizmetkarı olsun.</text:span><text:span text:style-name="T2">" (Markos, 9:35)</text:span></text:p>
      <text:p text:style-name="P51"><text:span text:style-name="T2">"</text:span><text:span text:style-name="T6">Bu küçüklerden birini bile hor görmekten sakının!..</text:span><text:span text:style-name="T2">." (Matta, 18:10-11)</text:span></text:p>
      <text:p text:style-name="P51"><text:span text:style-name="T2">Öğrenciler, aralarında kimin en büyük olduğunu tartışmaya başladılar. Akıllarından geçeni bilen İsa... onlara şöyle dedi: </text:span><text:span text:style-name="T6">"... Aranızda en küçük kim ise, işte en büyük odur."</text:span><text:span text:style-name="T2"> (Luka, 9:46-48)</text:span></text:p>
      <text:p text:style-name="P51"><text:span text:style-name="T2">Yemeğe çağrılanların başköşeleri seçtiğini fark eden İsa, onlara şu benzetmeyi anlattı: "Biri seni düğüne çağırdığı zaman başköşeye kurulma. Belki senden daha saygın birini de çağırmıştır. İkinizi de çağıran gelip, 'Yerini bu adama ver' diyebilir. O zaman utançla kalkıp en </text:span><text:soft-page-break/><text:span text:style-name="T2">arkaya geçersin. Bir yere çağrıldığın zaman git, en arkada otur. Öyle ki, seni çağıran gelince, 'Arkadaşım, daha öne buyurmaz mısın?' desin. O zaman seninle birlikte sofrada oturan herkesin önünde onurlandırılmış olursun. </text:span><text:span text:style-name="T6">Kendini yücelten herkes alçaltılacak, kendini alçaltan yüceltilecektir."</text:span><text:span text:style-name="T2"> (Luka, 14:7-11)</text:span></text:p>
      <text:p text:style-name="P51"><text:span text:style-name="T2">Kendi doğruluklarına güvenip </text:span><text:span text:style-name="T6">başkalarına tepeden bakan bazı kişilere İsa şu benzetmeyi anlattı... </text:span><text:span text:style-name="T2">"Size şunu söyleyeyim... </text:span><text:span text:style-name="T6">Kendini yücelten herkes alçaltılacak, kendini alçaltan ise yüceltilecektir.</text:span><text:span text:style-name="T2">" (Luka, 18:9, 14)</text:span></text:p>
      <text:p text:style-name="P51"><text:span text:style-name="T2">Birbirinizle aynı düşüncede olun. </text:span><text:span text:style-name="T6">Böbürlenmeyin; tersine, hor görülenlerle arkadaşlık edin. Bilgiçlik taslamayın. </text:span><text:span text:style-name="T2">Kötülüğe kötülükle karşılık vermeyin. Herkesin gözünde iyi olanı yapmaya dikkat edin. Mümkünse, elinizden geldiğince herkesle barış içinde yaşayın. (Pavlus'tan Romalılara Mektup, 12:16-18)</text:span></text:p>
      <text:p text:style-name="P51"><text:span text:style-name="T2">.</text:span><text:span text:style-name="T6">.. "Allah kibirlilere karşıdır, ama alçakgönüllülere lütfeder."</text:span><text:span text:style-name="T2"> Bunun için Allah'a tabi olun. İblise karşı direnin, o da sizden kaçacaktır. (Yakup'un Mektubu, 4:6-8)</text:span></text:p>
      <text:p text:style-name="P51"><text:span text:style-name="T2"><text:s/>[Hz. İsa (as):] "Ey bütün yorgunlar ve yükü ağır olanlar! Bana gelin, ben size rahat veririm. Boyunduruğumu yüklenin, benden öğrenin. Çünkü </text:span><text:span text:style-name="T6">ben yumuşak huylu, alçakgönüllüyüm. </text:span><text:span text:style-name="T2">Böylece canlarınız rahata kavuşur. Boyunduruğumu taşımak kolay, yüküm hafiftir." (Matta, 11:28-30)</text:span></text:p>
      <text:p text:style-name="P51"><text:span text:style-name="T2">Bilgi insanı böbürlendirir, sevgiyse geliştirir. </text:span><text:span text:style-name="T6">Bir şey bildiğini sanan, henüz bilmesi gerektiği gibi bilmiyordur... </text:span><text:span text:style-name="T2">(Pavlus'tan Korintlilere 1. Mektup, 8:1-3)</text:span></text:p>
      <text:p text:style-name="P51"><text:span text:style-name="T6">Rab'bin huzurunda kendinizi alçaltın... </text:span><text:span text:style-name="T2">(Yakup'un Mektubu, 4:10)</text:span></text:p>
      <text:p text:style-name="P51"><text:span text:style-name="T2">Sonuç olarak hepiniz aynı düşüncede birleşin. Başkalarının duygularını paylaşın. Birbirinizi kardeşçe sevin. Şefkatli, </text:span><text:span text:style-name="T6">alçakgönüllü olun.</text:span><text:span text:style-name="T2"> Kötülüğe kötülükle, sövgüye sövgüyle değil, tersine, kutsal sayarak karşılık verin. Çünkü kutsanmayı [mübarek kılınmayı] miras almak için çağrıldınız. (Petrus'un 1. Mektubu, 3:8-9)</text:span></text:p>
      <text:p text:style-name="P51"><text:span text:style-name="T2">Siz de böylece, size verilen buyrukların hepsini yerine getirdikten sonra, </text:span><text:span text:style-name="T6">'Biz değersiz kullarız; sadece yapmamız gerekeni yaptık' deyin.</text:span><text:span text:style-name="T2">" (Luka, 17:10)</text:span></text:p>
      <text:p text:style-name="P51"><text:span text:style-name="T6">... Gururlanmamalarını</text:span><text:span text:style-name="T2">, gelip geçici zenginliğe ümit bağlamamalarını</text:span><text:span text:style-name="T6"> buyur.</text:span><text:span text:style-name="T2"> Zevk almamız için bize herşeyi bol bol veren Allah'a ümit bağlasınlar. (Pavlus'tan Timoteos'a 1. Mektup, 6:17)</text:span></text:p>
      <text:p text:style-name="P51"><text:span text:style-name="T2">Kardeşlerim, aldığınız çağrıyı düşünün. Birçoğunuz insan ölçülerine göre bilge, güçlü ya da soylu kişiler değildiniz. Ne var ki, </text:span><text:span text:style-name="T6">Allah bilgeleri utandırmak için dünyanın saçma saydıklarını, güçlüleri utandırmak için de dünyanın zayıf saydıklarını seçti. Dünyanın önemli gördüklerini hiçe indirmek için dünyanın önemsiz, soysuz, değersiz gördüklerini seçti.</text:span><text:span text:style-name="T2"> Öyle ki, Allah'ın önünde hiç kimse övünemesin... Bunun için yazılmış olduğu gibi, "Övünen, Allah ile övünsün." (Pavlus'tan Korintlilere 1. Mektup, 1:26-31)</text:span></text:p>
      <text:p text:style-name="P51"><text:span text:style-name="T6">Övünmeniz yersizdir. </text:span><text:span text:style-name="T2">Azıcık mayanın bütün hamuru kabarttığını bilmiyor musunuz? Yeni bir hamur olabilmek için eski mayadan arınıp temizlenin... Bunun için eski mayayla -kin ve kötülük mayasıyla- değil, içtenliğin ve dürüstlüğün mayasız ekmeğiyle bayram edelim. (Pavlus'tan Korintlilere 1. Mektup, 5:6-8) </text:span></text:p>
      <text:p text:style-name="P51"><text:span text:style-name="T2">Uygun zamanda sizi yüceltmesi için, </text:span><text:span text:style-name="T6">kendinizi Allah'ın kudretli eli altında [Allah'ın kudreti, gücü huzurunda] alçaltın. </text:span><text:span text:style-name="T2">(Petrus'un 1. Mektubu 5:6)</text:span></text:p>
      <text:p text:style-name="P51"><text:soft-page-break/><text:span text:style-name="T2">O da onlara şöyle dedi: "Siz insanlar önünde kendinizi temize çıkarıyorsunuz, ama Allah yüreğinizi biliyor. </text:span><text:span text:style-name="T6">İnsanların gururlandıkları ne varsa, Allah Katında beğenilmez."</text:span><text:span text:style-name="T2"> (Luka, 16:15)</text:span></text:p>
      <text:p text:style-name="P51"><text:span text:style-name="T2">Sevgi sabırlıdır, sevgi şefkatlidir. </text:span><text:span text:style-name="T6">Sevgi [Allah rızası için seven, gerçek sevgiyi yaşayan] kıskanmaz, övünmez, böbürlenmez.</text:span><text:span text:style-name="T2"> (Pavlus'tan Korintlilere 1. Mektup, 13:4)</text:span></text:p>
      <text:p text:style-name="P51"><text:span text:style-name="T2">Ama zeytin ağacının bazı dalları kesildiyse ve sen yabanıl bir zeytin filiziyken onların yerine aşılanıp ağacın semiz köküne ortak oldunsa, o dallara karşı övünme. </text:span><text:span text:style-name="T6">Eğer övünüyorsan, unutma ki, sen kökü taşımıyorsun, kök seni taşıyor. </text:span><text:span text:style-name="T2">O zaman, "Ben aşılanayım diye dallar kesildi" diyeceksin. Doğru, onlar imansızlık yüzünden kesildiler. Sense imanla yerinde duruyorsun. </text:span><text:span text:style-name="T6">Böbürlenme, [Allah'tan] kork! </text:span><text:span text:style-name="T2">(Pavlus'tan Romalılara Mektup, 11:18-20)</text:span></text:p>
      <text:p text:style-name="P51"><text:span text:style-name="T2">Kendilerini tavsiye eden bazılarıyla kendimizi bir tutmaya ya da karşılaştırmaya elbette cesaret edemeyiz! Onlar kendilerini kendileriyle ölçüp karşılaştırmakla akılsızlık ediyorlar. Ama </text:span><text:span text:style-name="T6">biz haddimizi aşıp fazla övünmeyiz; övünmemiz, Allah'ın bizim için belirlediği, sizlere kadar da uzanan alanın sınırları içinde kalır.</text:span><text:span text:style-name="T2"> (Pavlus'tan Korintlilere 2. Mektup, 10:12-13)</text:span></text:p>
      <text:p text:style-name="P51"><text:span text:style-name="T2">Övünmek istesem bile akılsız olmayacağım. Çünkü gerçeği söylemiş olacağım. Ama </text:span><text:span text:style-name="T6">kimse beni gördüğünden ya da işittiğinden daha üstün görmesin diye övünmekten kaçınıyorum. </text:span><text:span text:style-name="T2">(Pavlus'tan Korintlilere 2. Mektup, 12:6)</text:span></text:p>
      <text:p text:style-name="P51"><text:span text:style-name="T6">Boş yere övünen</text:span><text:span text:style-name="T2">, birbirine meydan okuyan, birbirini kıskanan </text:span><text:span text:style-name="T6">kişiler olmayalım.</text:span><text:span text:style-name="T2"> (Pavlus'tan Galatyalılara Mektup, 5:26)</text:span></text:p>
      <text:p text:style-name="P51"><text:span text:style-name="T2">Aranızda bilge ve anlayışlı olan kim? Olumlu yaşayışıyla, </text:span><text:span text:style-name="T6">bilgelikten doğan alçakgönüllülükle iyi eylemlerini göstersin.</text:span><text:span text:style-name="T2"> Ama yüreğinizde kin, kıskançlık, bencillik varsa </text:span><text:span text:style-name="T6">övünmeyin,</text:span><text:span text:style-name="T2"> gerçeği yadsımayın... Çünkü nerede kıskançlık, bencillik varsa, orada karışıklık ve her tür kötülük vardır. Ama gökten inen [Allah rızasına uygun olan] bilgelik herşeyden önce paktır, sonra barışçıldır, yumuşaktır, uysaldır. Merhamet ve iyi meyvelerle doludur. Kayırıcılığı, ikiyüzlülüğü yoktur. (Yakup'un Mektubu, 3:13-17)</text:span></text:p>
      <text:p text:style-name="P41"/>
      <text:p text:style-name="P49">Cömert Olmak, Cimrilikten </text:p>
      <text:p text:style-name="P49">Kaçınmak</text:p>
      <text:p text:style-name="P51"><text:span text:style-name="T2">Şimdiki çağda zengin olanlara gururlanmamalarını, gelip geçici zenginliğe ümit bağlamamalarını buyur. Zevk almamız için bize herşeyi bol bol veren Allah'a ümit bağlasınlar. Onlara, iyilik yapmalarını, iyilikten yana zengin olmalarını, </text:span><text:span text:style-name="T6">cömert ve paylaşmaya istekli olmalarını buyur. Böylelikle gerçek yaşama [cennete] kavuşmak üzere gelecek için kendilerine sağlam temel olacak bir hazine biriktirmiş olurlar. </text:span><text:span text:style-name="T2">(Pavlus'tan Timoteos'a 1. Mektup, 6:16-19)</text:span></text:p>
      <text:p text:style-name="P51"><text:span text:style-name="T2">Öğüt veren, öğütte bulunsun. </text:span><text:span text:style-name="T6">Bağışta bulunan, bunu cömertçe yapsın.</text:span><text:span text:style-name="T2"> Yöneten, gayretle yönetsin. Merhamet eden, bunu güler yüzle yapsın. (Pavlus'tan Romalılara Mektup, 12:8)</text:span></text:p>
      <text:p text:style-name="P51"><text:span text:style-name="T6">Ben de... [Allah rızası için] malımı da kendimi de seve seve harcayacağım...</text:span><text:span text:style-name="T2"> (Pavlus'tan Korintlilere 2. Mektup, 12:15)</text:span></text:p>
      <text:p text:style-name="P51"><text:span text:style-name="T2"><text:s/>[Hz. İsa (as):] "Ama beni dinleyen sizlere şunu söylüyorum: </text:span><text:span text:style-name="T6">... Abanızı alandan </text:span><text:soft-page-break/><text:span text:style-name="T6">mintanınızı da esirgemeyin. Sizden bir şey dileyen herkese verin, malınızı alandan onu geri istemeyin. </text:span><text:span text:style-name="T2">İnsanların size nasıl davranmasını istiyorsanız, siz de onlara öyle davranın... Size iyilik yapanlara iyilik yaparsanız, bu size ne övgü kazandırır? Günahkarlar bile böyle yapar. Geri alacağınızı umduğunuz kişilere ödünç verirseniz, bu size ne övgü kazandırır? Günahkarlar bile verdiklerini geri almak koşuluyla günahkarlara ödünç verirler. Ama siz düşmanlarınızı sevin, iyilik yapın, hiçbir karşılık beklemeden ödünç verin. Alacağınız ödül büyük olacak..." (Luka, 6:27-35)</text:span></text:p>
      <text:p text:style-name="P35"><text:span text:style-name="T23">Her durumda cömert olmanız için her bakımdan zenginleştiriliyorsunuz. Cömertliğiniz... Allah'a şükran nedeni oluyor...</text:span><text:span text:style-name="T19"> Onlar, içtenliğinizi kanıtlayan bu hizmetten ötürü, açıkça benimsediğiniz Mesih Müjdesi'ne [Allah'ın Hz. İsa (as)'a vahyine] uyarak kendileriyle ve </text:span><text:span text:style-name="T23">herkesle malınızı cömertçe paylaştığınız için Allah'ı yüceltiyorlar.</text:span><text:span text:style-name="T19"> (Pavlus'tan Korintlilere 2. Mektup, 9:11-13)</text:span></text:p>
      <text:p text:style-name="P35"><text:span text:style-name="T19">Bu nedenle önce yanınıza gelmeleri ve </text:span><text:span text:style-name="T23">cömertçe vermeyi vaat ettiğiniz armağanları</text:span><text:span text:style-name="T19"> hazırlamaları için kardeşlere ricada bulunmayı gerekli gördüm. Öyle ki, </text:span><text:span text:style-name="T23">armağanınız cimrilik değil, cömertlik örneği olarak hazır olsun.</text:span><text:span text:style-name="T19"> Şunu unutmayın: Az eken az biçer, çok eken çok biçer. Herkes yüreğinde niyet ettiği gibi versin; isteksizce ya da zorlanmış gibi değil. Çünkü </text:span><text:span text:style-name="T23">Allah sevinçle vereni sever. </text:span><text:span text:style-name="T19">Her zaman, her yönden, herşeye yeterli ölçüde sahip olarak </text:span><text:span text:style-name="T23">her iyi işe cömertçe katkıda bulunabilmeniz için,</text:span><text:span text:style-name="T19"> Allah her nimeti size bol bol sağlayacak güçtedir. (Pavlus'tan Korintlilere 2. Mektup, 9:5-8)</text:span></text:p>
      <text:p text:style-name="P51"><text:span text:style-name="T2">... Büyük sıkıntılarla denendiklerinde, </text:span><text:span text:style-name="T6">coşkun sevinçleri ve aşırı yoksullukları tam bir cömertliğe dönüştü. Ellerinden geldiği kadarını, hatta daha fazlasını kendi istekleriyle verdiklerine tanıklık ederim.</text:span><text:span text:style-name="T2"> Kutsallara [kendini Allah'a adamışlara] yapılan yardıma katkıda bulunma ayrıcalığının kendilerine verilmesi için bize yalvarıp yakardılar. (Pavlus'tan Korintlilere 2. Mektup, 8:1-4)</text:span></text:p>
      <text:p text:style-name="P51"><text:span text:style-name="T2">Varlıklı bir adamın tarlaları bol ürün verdi. Adam içinden, "Ne yapacağım ben?" diyordu, "Çünkü ürünlerimi koyacak yerim yok!" Sonra, "Ne yapacağımı biliyorum" dedi, "Ambarlarımı yıkıp daha büyüklerini kuracağım. Buğdayımın tümünü ve başka herşeyimi de oraya koyacağım. Canıma da diyeceğim ki, ey can, yıllarca yetecek kadar bol malın var. Rahatına bak. Ye, iç, mutlu ol!" Ama Allah ona, "Ey akılsız adam, canın bu gece senden isteniyor" dedi. "Biriktirdiklerin kimin olacak?" </text:span><text:span text:style-name="T6">Kendi yararına mal biriktiren ama Allah Katında zengin olmayan insanın durumu budur. </text:span><text:span text:style-name="T2">(Luka, 12:16-21)</text:span></text:p>
      <text:p text:style-name="P51"><text:span text:style-name="T2">Yahya onlara, </text:span><text:span text:style-name="T6">"İki mintanı olan birini mintanı olmayana versin; yiyeceği olan yiyeceği olmayanla paylaşsın"</text:span><text:span text:style-name="T2"> yanıtını verdi. (Luka, 3:11)</text:span></text:p>
      <text:p text:style-name="P51"><text:span text:style-name="T2">Gittiğiniz her yerde Allah'ın Egemenliği'nin [cennet vaadinin] yaklaştığını duyurun. Hastaları iyileştirin... cüzzamlıları temiz kılın... </text:span><text:span text:style-name="T6">Karşılıksız aldınız, karşılıksız verin. </text:span><text:span text:style-name="T2">Kuşağınıza altın, gümüş ya da bakır para koymayın. (Matta, 10:7-9)</text:span></text:p>
      <text:p text:style-name="P51"><text:span text:style-name="T2">... Allah'ın büyük lütfu hepsinin [iman edenler] üzerindeydi. Aralarında yoksul olan yoktu. Çünkü </text:span><text:span text:style-name="T6">toprak ya da ev sahibi olanlar bunları satar, sattıklarının bedelini getirip elçilerin buyruğuna verirlerdi; bu da herkese ihtiyacına göre dağıtılırdı.</text:span><text:span text:style-name="T2"> (Elçilerin İşleri, 4:33-35)</text:span></text:p>
      <text:p text:style-name="P51"><text:span text:style-name="T6">İmanlıların tümü bir arada bulunuyor, herşeyi ortaklaşa kullanıyorlardı. Mallarını </text:span><text:soft-page-break/><text:span text:style-name="T6">mülklerini satıyor ve bunun parasını herkese ihtiyacına göre dağıtıyorlardı. </text:span><text:span text:style-name="T2">Her gün mescitte toplanmaya devam eden imanlılar, kendi evlerinde de ekmek bölüp içten bir sevinç ve sadelikle yemek yiyor ve Allah'ı övüyorlardı. Bütün halkın beğenisini kazanmışlardı. Rab de her gün yeni kurtulanları [hidayete erenleri] topluluğa katıyordu. (Elçilerin İşleri, 2:44-47)</text:span></text:p>
      <text:p text:style-name="P51"><text:span text:style-name="T6">Yaşayışınız para sevgisinden uzak olsun. Sahip olduklarınızla yetinin.</text:span><text:span text:style-name="T2"> Çünkü Allah şöyle dedi: "Seni asla terk etmem, seni asla bırakmam." (İbranilere Mektup, 13:6)</text:span></text:p>
      <text:p text:style-name="P51"><text:span text:style-name="T6">Yeryüzünde kendinize hazineler biriktirmeyin.</text:span><text:span text:style-name="T2"> Burada güve ve pas onları yiyip bitirir, hırsızlar da girip çalarlar. Bunun yerine kendinize gökte hazineler biriktirin. Orada ne güve ne pas onları yiyip bitirir, ne de hırsızlar girip çalar. Hazineniz neredeyse, yüreğiniz de orada olacak. (Matta, 6:19-21)</text:span></text:p>
      <text:p text:style-name="P51"><text:span text:style-name="T2">Ama </text:span><text:span text:style-name="T6">ziyafet verdiğin zaman yoksulları, kötürümleri, sakatları, körleri çağır. </text:span><text:span text:style-name="T2">Böylece mutlu olursun. </text:span><text:span text:style-name="T6">Çünkü bunlar sana karşılık verecek durumda değildirler. </text:span><text:span text:style-name="T2">Karşılığı sana, insanlar dirildiği zaman verilecektir. (Luka, 14:13-14)</text:span></text:p>
      <text:p text:style-name="P51"><text:span text:style-name="T2">İsa mescidin para kutusu karşısında oturup topluluğun kutuya para atışını gözledi. Birçok varlıklı kişi bol para attı. Bu arada yoksul bir dul kadın yaklaşıp bir metelik değerinde iki bakır kuruş attı. İsa öğrencilerini yanına çağırarak, "Doğrusu size derim ki" dedi, "</text:span><text:span text:style-name="T6">Bu yoksul dul kutuya para atanların tümünden daha çok para attı. Çünkü ötekilerin tümü varlıklarının bolluğundan bıraktılar. Ama bu kadın yoksulluğundan –nesi varsa onu, tüm geçim olanağını- bıraktı."</text:span><text:span text:style-name="T2"> (Markos, 12:41-44; Luka, 21:1-4)</text:span></text:p>
      <text:p text:style-name="P51"><text:span text:style-name="T2">Adam, "Öğretmenim, bunların hepsini gençliğimden beri yerine getiriyorum" dedi. </text:span><text:span text:style-name="T6">Ona sevgiyle bakan İsa, "Bir eksiğin var" dedi. "Git neyin varsa sat, parasını yoksullara ver; böylece gökte [ahirette] hazinen olur. Sonra gel, beni izle."</text:span><text:span text:style-name="T2"> (Markos, 10:20-21)</text:span></text:p>
      <text:p text:style-name="P51"><text:span text:style-name="T2">İşte güvenilir söz: Bir kimse gözetmen olmayı gönülden istiyorsa, iyi bir görev arzu etmiş olur. Ancak gözetmen ayıplanacak bir yanı olmayan... ölçülü, sağduyulu, saygın, konuksever, öğretmeye yetenekli biri olmalı. Şarap düşkünü, zorba olmamalı; uysal, kavgadan ve </text:span><text:span text:style-name="T6">para sevgisinden uzak olmalı. </text:span><text:span text:style-name="T2">(Pavlus'tan Timoteos'a 1. Mektup, 3 :1-3)</text:span></text:p>
      <text:p text:style-name="P51"><text:span text:style-name="T2">Sonra [Hz. İsa (as)] onlara, "Dikkatli olun!" dedi. "</text:span><text:span text:style-name="T6">Her türlü açgözlülükten sakının. </text:span><text:span text:style-name="T2">Çünkü insanın yaşamı, malının çokluğundan ibaret değildir." (Luka, 12:15)</text:span></text:p>
      <text:p text:style-name="P51"><text:span text:style-name="T2">Yaptığım her işte sizlere, böyle emek vererek </text:span><text:span text:style-name="T6">güçsüzlere yardım etmemiz ve... İsa'nın, 'vermek, almaktan daha büyük mutluluktur' diyen sözünü</text:span><text:span text:style-name="T2"> unutmamamız gerektiğini gösterdim. (Resullerin İşleri, 20:35)</text:span></text:p>
      <text:p text:style-name="P41"/>
      <text:p text:style-name="P49">Allah Rızası için Dikkat ve </text:p>
      <text:p text:style-name="P49">Teyakkuz Hali </text:p>
      <text:p text:style-name="P51"><text:span text:style-name="T6">Öyleyse başkaları gibi uyumayalım, ayık ve uyanık olalım.</text:span><text:span text:style-name="T2"> Çünkü uyuyanlar gece uyur... Gündüze ait olan bizlerse, </text:span><text:span text:style-name="T6">iman ve sevgi zırhını kuşanıp başımıza miğfer olarak kurtuluş umudunu giyerek ayık duralım.</text:span><text:span text:style-name="T2"> (Pavlus'tan Selaniklilere 1. Mektup, 5:6-8)</text:span></text:p>
      <text:p text:style-name="P51"><text:span text:style-name="T6">Ayık ve uyanık olun.</text:span><text:span text:style-name="T2"> Düşmanınız iblis kükreyen aslan gibi yutacak birini arayarak dolaşıyor. Dünyanın her yerindeki kardeşlerinizin de aynı acıları çektiğini bilerek imanda sarsılmadan iblise karşı direnin. (Petrus'un 1. Mektubu, 5:8-9)</text:span></text:p>
      <text:p text:style-name="P51"><text:span text:style-name="T2">... Her türlü dua ve yalvarışla, her zaman... dua edin. Bu amaçla, bütün kutsallar </text:span><text:soft-page-break/><text:span text:style-name="T2">[kendini Allah'a adamışlar] için yalvarışta bulunarak </text:span><text:span text:style-name="T6">tam bir [Allah'a] adanmışlıkla uyanık durun. </text:span><text:span text:style-name="T2">(Pavlus'tan Efeslilere 1. Mektup, 6:17-18)</text:span></text:p>
      <text:p text:style-name="P51"><text:span text:style-name="T2">... [Hz. İsa (as):] "Burada kalın, </text:span><text:span text:style-name="T6">benimle birlikte uyanık durun.</text:span><text:span text:style-name="T2">" (Matta, 26:38)</text:span></text:p>
      <text:p text:style-name="P35"><text:span text:style-name="T23">Öyleyse nasıl yaşadığınıza çok dikkat edin.</text:span><text:span text:style-name="T19"> Bilgelikten yoksun olanlar gibi değil, bilgeler gibi yaşayın. Fırsatı değerlendirin. Çünkü yaşadığımız günler kötüdür. Bunun için akılsız olmayın, Rab'bin isteğinin ne olduğunu anlayın. (Pavlus'tan Efeslilere 1. Mektup, 5:15-17)</text:span></text:p>
      <text:p text:style-name="P35"><text:span text:style-name="T23">Uyanık kalın, imanda dimdik durun,</text:span><text:span text:style-name="T19"> mert ve güçlü olun. Herşeyi sevgiyle yapın. Ahaya'da ilk iman eden ve kendilerini kutsalların [Allah'ın dinine hizmetle görevlilerin] hizmetine adayan İstefanas'ın ev halkını bilirsiniz. Kardeşler, size yalvarırım, bu gibilere ve onlarla birlikte çalışıp emek verenlerin hepsine tabi olun. (Pavlus'tan Korintlilere Mektup, 16:13-16) </text:span></text:p>
      <text:p text:style-name="P51"><text:span text:style-name="T6">"Kendinize dikkat edin! Yürekleriniz sefahat, sarhoşluk ve bu yaşamın kaygılarıyla ağırlaşmasın. </text:span><text:span text:style-name="T2">O gün [kıyamet günü], üzerinize bir tuzak gibi aniden inmesin. Çünkü o gün bütün yeryüzünde yaşayan herkesin üzerine gelecektir. </text:span><text:span text:style-name="T6">Her an uyanık kalın,</text:span><text:span text:style-name="T2"> gerçekleşmek üzere olan bütün bu olaylardan kurtulabilmek... için dua edin." (Luka, 21:34-36)</text:span></text:p>
      <text:p text:style-name="P51"><text:span text:style-name="T6">Yaşantınıza dikkat edin!</text:span><text:span text:style-name="T2"> Kardeşiniz günah işlerse, onu uyarın; tövbe ederse, bağışlayın. Günde yedi kez size karşı günah işler ve yedi kez size gelip, 'Tövbe ediyorum' derse, onu bağışlayın. (Luka, 17:3-4)</text:span></text:p>
      <text:p text:style-name="P51"><text:span text:style-name="T2">Kötülüğe kötülükle karşılık vermeyin. </text:span><text:span text:style-name="T6">Herkesin gözünde iyi olanı yapmaya dikkat edin. </text:span><text:span text:style-name="T2">(Pavlus'tan Romalılara Mektup, 12:17)</text:span></text:p>
      <text:p text:style-name="P51"><text:span text:style-name="T2">Kardeşler, size yalvarırım, aldığınız öğretiye [Allah'ın emirlerine] karşı gelerek </text:span><text:span text:style-name="T6">ayrılıklara ve sapmalara neden olanlara dikkat edin, onlardan sakının.</text:span><text:span text:style-name="T2"> (Pavlus'tan Romalılara Mektup, 16:17)</text:span></text:p>
      <text:p text:style-name="P51"><text:span text:style-name="T6">Başardıklarınızı yitirmemek ve ödülünüzü eksiksiz almak için kendinize dikkat edin.</text:span><text:span text:style-name="T2"> (Yuhanna'nın 2. Mektubu, 1:8)</text:span></text:p>
      <text:p text:style-name="P51"><text:span text:style-name="T2">... Mübarek kardeşlerim, </text:span><text:span text:style-name="T6">dikkatinizi açıkça benimsediğimiz inancın elçisi ve baş dinadamı İsa'ya çevirin.</text:span><text:span text:style-name="T2"> Musa... Allah'a nasıl sadık kaldıysa, İsa da kendisini görevlendirene sadıktır... Ey kardeşler, </text:span><text:span text:style-name="T6">hiçbirinizde diri [Hayy olan] Allah'ı terk eden, kötü, imansız bir yüreğin bulunmamasına dikkat edin.</text:span><text:span text:style-name="T2"> (Pavlus'tan İbranililere Mektup, 3:1-2, 12)</text:span></text:p>
      <text:p text:style-name="P51"><text:span text:style-name="T6">Dikkat edin, kimse Allah'ın lütfundan yoksun kalmasın. </text:span><text:span text:style-name="T2">İçinizde sizi rahatsız edecek ve birçoklarını zehirleyecek acı bir kök filizlenmesin. (İbranililere Mektup, 12:15)</text:span></text:p>
      <text:p text:style-name="P51"><text:span text:style-name="T2">Bedenin ışığı gözdür. Gözün sağlamsa, bütün bedenin de aydınlık olur. Gözün bozuksa, bedenin de karanlık olur. </text:span><text:span text:style-name="T6">Öyleyse dikkat et, sendeki 'ışık' karanlık olmasın. </text:span><text:span text:style-name="T2">Eğer bütün bedenin aydınlık olur ve hiçbir yanı karanlık kalmazsa, kandilin seni ışınlarıyla aydınlattığı zamanki gibi, bedenin tümden aydınlık olur. (Luka, 11 :34-36)</text:span></text:p>
      <text:p text:style-name="P51"><text:span text:style-name="T2">"Bunun için </text:span><text:span text:style-name="T6">uyanık kalın...</text:span><text:span text:style-name="T2"> Şunu bilin ki, ev sahibi, hırsızın gece hangi saatte geleceğini bilse, uyanık kalır, evinin soyulmasına fırsat vermez. Bunun için </text:span><text:span text:style-name="T6">siz de hazır olun!</text:span><text:span text:style-name="T2"> Çünkü İnsanoğlu [Hz. İsa (as)] beklemediğiniz saatte gelecektir. (Matta, 24:42-44)</text:span></text:p>
      <text:p text:style-name="P51"><text:span text:style-name="T2">Allah'ın bana lütfettiği görev uyarınca bilge bir mimar gibi temel attım, başkaları da bu temel üzerine inşa ediyor. </text:span><text:span text:style-name="T6">Herkes nasıl inşa ettiğine dikkat etsin. </text:span><text:span text:style-name="T2">Çünkü hiç kimse atılan </text:span><text:soft-page-break/><text:span text:style-name="T2">temelden, yani İsa Mesih'ten başka bir temel atamaz. Bu temel üzerine kimi altın, gümüş ya da değerli taşlarla, kimi de tahta, ot ya da kamışla inşa edecek. Herkesin yaptığı iş belli olacak, yargı günü ortaya çıkacak. Herkesin işi ateşle açığa vurulacak. Ateş her işin niteliğini sınayacak. (Pavlus'tan Korintlilere 1. Mektup, 3:10-13)</text:span></text:p>
      <text:p text:style-name="P51"><text:span text:style-name="T2">Bu olaylar başkalarına ders olsun diye onların başına geldi; çağların sonuna ulaşmış olan bizleri uyarmak için yazıya geçirildi. Onun için, </text:span><text:span text:style-name="T6">ayakta sağlam durduğunu sanan dikkat etsin, düşmesin! </text:span><text:span text:style-name="T2">Herkesin karşılaştığı denemelerden başka denemelerle karşılaşmadınız. Allah güvenilirdir, gücünüzü aşan biçimde denenmenize izin vermez. Dayanabilmeniz için denemeyle birlikte çıkış yolunu da sağlayacaktır. (Pavlus'tan Korintlilere 1. Mektup, 10:11-13)</text:span></text:p>
      <text:p text:style-name="P51"><text:span text:style-name="T2">Hatta öğrencileri kendi peşlerinden sürüklemek için sizin aranızdan da sapkın sözler söyleyen kişiler çıkacak. </text:span><text:span text:style-name="T6">Bunun için uyanık durun. </text:span><text:span text:style-name="T2">Üç yıl boyunca, aralıksız, gece gündüz demeden... her birinizi nasıl uyardığımı hatırlayın. Şimdi sizi Allah'a ve O'nun lütfunu bildiren söze [Allah'ın vahyi olan emirlerine] emanet ediyorum. Bu söz, sizi ruhça geliştirecek ve kutsal kılınmış olan bütün insanlar arasında mirasa kavuşturacak güçtedir. (Elçilerin İşleri, 20 :30-32) </text:span></text:p>
      <text:p text:style-name="P51"><text:span text:style-name="T2">"Bu nedenle </text:span><text:span text:style-name="T6">uyanık kalın.</text:span><text:span text:style-name="T2"> Çünkü o günü [kıyamet gününü] ve o saati bilemezsiniz." (Matta, 25:13)</text:span></text:p>
      <text:p text:style-name="P51"><text:span text:style-name="T2">Öğrencilerin yanına döndüğünde onları uyumuş buldu. Petrus'a, "Demek ki benimle birlikte bir saat uyanık kalamadınız!" dedi. "</text:span><text:span text:style-name="T6">Uyanık durup dua edin ki, doğru yoldan saptırılmayasınız.</text:span><text:span text:style-name="T2"> Ruh isteklidir, ama beden güçsüzdür." (Matta, 26:40-41; Markos, 14:37-41)</text:span></text:p>
      <text:p text:style-name="P51"><text:span text:style-name="T2">İsa şöyle devam etti: "</text:span><text:span text:style-name="T6">İşittiklerinize dikkat edin!</text:span><text:span text:style-name="T2"> Hangi ölçekle verirseniz, aynı ölçekle alacaksınız. Hatta size daha fazlası verilecek. Çünkü kimde varsa, ona daha çok verilecek. Ama kimde yoksa, elindeki de alınacak." (Markos, 4 :24-25)</text:span></text:p>
      <text:p text:style-name="P51"><text:span text:style-name="T2">Çünkü açığa çıkarılmayacak gizli hiçbir şey yok; bilinmeyecek, aydınlığa çıkmayacak saklı hiçbir şey yoktur. Bunun için, [Allah'ın emirlerini] </text:span><text:span text:style-name="T6">nasıl dinlediğinize dikkat edin. </text:span><text:span text:style-name="T2">Kimde varsa, ona daha çok verilecek. Ama kimde yoksa, kendisinde var sandığı bile elinden alınacak. (Luka, 8:17-18)</text:span></text:p>
      <text:p text:style-name="P51"><text:span text:style-name="T6">Bunları söyleyeni reddetmemeye dikkat edin.</text:span><text:span text:style-name="T2"> Çünkü yeryüzünde kendilerini uyaranı reddedenler kurtulamadılarsa, göklerden bizi uyarandan [Allah'ın gönderdiği elçisi Hz. İsa (as)'dan] yüz çevirirsek, bizim de kurtulamayacağımız çok daha kesindir. O zaman O'nun sesi yeri sarsmıştı. Ama şimdi, "Bir kez daha yalnız yeri değil, göğü de sarsacağım" diye söz vermiştir. "Bir kez daha" sözü, sarsılanların, yani yaratılmış olan şeylerin ortadan kaldırılacağını, böylelikle sarsılmayanların kalacağını anlatıyor. Böylece sarsılmaz bir egemenliğe kavuştuğumuz için minnettar olalım. Öyle ki, Allah'ı hoşnut edecek biçimde saygı ve korkuyla ibadet edelim. (İbranililere Mektup, 12:25-28)</text:span></text:p>
      <text:p text:style-name="P51"><text:span text:style-name="T2">Ama </text:span><text:span text:style-name="T6">siz kendinize dikkat edin!</text:span><text:span text:style-name="T2"> İnsanlar sizi mahkemelere verecek, havralarda dövecekler. Benden ötürü valilerin, kralların önüne çıkarılacak, böylece onlara tanıklık edeceksiniz. Ne var ki, önce Müjde'nin [Allah'ın emirlerinin] bütün uluslara duyurulması gerekir. Sizi tutuklayıp mahkemeye verdiklerinde, 'Ne söyleyeceğiz?' diye önceden </text:span><text:soft-page-break/><text:span text:style-name="T2">kaygılanmayın. O anda size ne vahyolunursa onu söyleyin. Çünkü konuşan siz değil, Allah'ın Ruhu olacak. (Markos, 13 :9-11)</text:span></text:p>
      <text:p text:style-name="P51"><text:span text:style-name="T2">O günü ve o saati ne gökteki melekler, ne de İsa bilir; Allah'tan başka kimse bilmez... </text:span><text:span text:style-name="T6">Dikkat edin, uyanık durun, dua edin.</text:span><text:span text:style-name="T2"> Çünkü o anın ne zaman geleceğini bilemezsiniz. Bu, yolculuğa çıkan bir adamın durumuna benzer. Evinden ayrılırken kölelerine yetki ve görev verir, kapıdaki nöbetçiye de uyanık kalmasını buyurur. </text:span><text:span text:style-name="T6">Siz de uyanık kalın.</text:span><text:span text:style-name="T2"> Çünkü ev sahibi ne zaman gelecek, akşam mı, gece yarısı mı, horoz öttüğünde mi, sabaha doğru mu, bilemezsiniz. Ansızın gelip sizi uykuda bulmasın! </text:span><text:span text:style-name="T6">Size söylediklerimi herkese söylüyorum; uyanık kalın!</text:span><text:span text:style-name="T2">" (Markos, 13:32-37)</text:span></text:p>
      <text:p text:style-name="P51"><text:span text:style-name="T2">Kalabalığın içinden biri İsa'ya, "Öğretmenim, kardeşime söyle de mirası benimle paylaşsın" dedi. İsa ona şöyle dedi: "Ey adam! Kim beni üzerinizde yargıç ya da hakem yaptı?" </text:span><text:span text:style-name="T6">Sonra onlara, "Dikkatli olun!" dedi.</text:span><text:span text:style-name="T2"> "Her türlü açgözlülükten sakının. Çünkü insanın yaşamı, malının çokluğuna bağlı değildir." İsa onlara şu benzetmeyi anlattı: "Zengin bir adamın toprakları bol ürün verdi. Adam kendi kendine, 'Ne yapacağım? Ürünlerimi koyacak yerim yok' diye düşündü. Sonra, 'Şöyle yapacağım' dedi. 'Ambarlarımı yıkıp daha büyüklerini yapacağım, bütün tahıllarımı ve mallarımı oraya yığacağım. Kendime, ey canım, yıllarca yetecek kadar bol malın var. Rahatına bak, ye, iç, yaşamın tadını çıkar diyeceğim.' Ama Allah ona, 'Ey akılsız!' dedi. 'Bu gece canın senden istenecek. Biriktirdiğin bu şeyler kime kalacak?' Kendisi için servet biriktiren, ama Allah Katında zengin olmayan kişinin sonu böyle olur." (Luka, 12:13-21)</text:span></text:p>
      <text:p text:style-name="P51"><text:span text:style-name="T2">"Kuşaklarınız belinizde bağlı ve kandilleriniz yanar durumda hazır olun. Düğün şenliğinden dönecek olan efendilerinin gelip kapıyı çaldığı an kapıyı açmak için hazır bekleyen köleler gibi olun. </text:span><text:span text:style-name="T6">Efendileri geldiğinde uyanık bulunan kölelere ne mutlu!</text:span><text:span text:style-name="T2"> Size doğrusunu söyleyeyim, efendileri beline kuşağını bağlayacak, kölelerini sofraya oturtacak ve gelip onlara hizmet edecek. </text:span><text:span text:style-name="T6">Efendi gecenin ister ikinci, ister üçüncü nöbetinde gelsin, uyanık bulacağı kölelere ne mutlu! </text:span><text:span text:style-name="T2">Ama şunu bilin ki, ev sahibi, hırsızın hangi saatte geleceğini bilse, evinin soyulmasına fırsat vermez. </text:span><text:span text:style-name="T6">Siz de hazır olun. </text:span><text:span text:style-name="T2">Çünkü İnsanoğlu [Hz. İsa (as)] beklemediğiniz saatte gelecektir." (Luka, 12:35-40; Matta, 24:42-51; Markos, 13:34-36)</text:span></text:p>
      <text:p text:style-name="P41"/>
      <text:p text:style-name="P49">Doğru ve Dürüst Olmak</text:p>
      <text:p text:style-name="P51"><text:span text:style-name="T2">Bunlar gelip İsa'ya, "Öğretmenimiz" dediler, "</text:span><text:span text:style-name="T6">Senin dürüst biri olduğunu, kimseyi ayırt etmeden, insanlar arasında ayrım yapmadan Allah yolunu dürüstçe öğrettiğini biliyoruz...</text:span><text:span text:style-name="T2">" (Markos, 12:14; Matta, 22:16; Luka, 20:21-22)</text:span></text:p>
      <text:p text:style-name="P51"><text:span text:style-name="T2">[Hz. İsa (as):] "</text:span><text:span text:style-name="T6">En küçük işte güvenilir olan kişi, büyük işte de güvenilir olur. En küçük işte dürüst olmayan kişi, büyük işte de dürüst olmaz</text:span><text:span text:style-name="T2">. Dünyanın aldatıcı serveti konusunda güvenilir değilseniz, gerçek serveti size kim emanet eder? Başkasının malı konusunda güvenilir değilseniz, kendi malınız olmak üzere size kim bir şey verir?" (Luka, 16:10-12)</text:span></text:p>
      <text:p text:style-name="P51"><text:span text:style-name="T2">İyi olanı yaparak her konuda onlara örnek ol. </text:span><text:span text:style-name="T6">Öğretişinde dürüst ve ağırbaşlı ol, kimsenin kınayamayacağı doğru sözler söyle.</text:span><text:span text:style-name="T2"> Öyle ki bize karşı gelen, hakkımızda söyleyecek kötü bir söz bulamayıp utansın. (Pavlus'tan Titus'a Mektup, 2:7-8)</text:span></text:p>
      <text:p text:style-name="P51"><text:span text:style-name="T6">Ne mutlu doğruluğa acıkıp susayanlara!</text:span><text:span text:style-name="T2"> Çünkü onlar doyurulacaklar. (Matta, 5:6)</text:span></text:p>
      <text:p text:style-name="P35"><text:soft-page-break/><text:span text:style-name="T23">Ne mutlu doğruluk uğruna zulüm görenlere!</text:span><text:span text:style-name="T19"> Çünkü Allah'ın Egemenliği [cennet] onlarındır. (Matta, 5:10)</text:span></text:p>
      <text:p text:style-name="P35"><text:span text:style-name="T19">[Allah Hz. İsa (as) için:] "</text:span><text:span text:style-name="T23">Doğruluğu sevdin,</text:span><text:span text:style-name="T19"> kötülükten nefret ettin." (İbranilere Mektup, 1:9)</text:span></text:p>
      <text:p text:style-name="P51"><text:span text:style-name="T2">Önceki yaşayışınıza ait olup aldatıcı tutkularla yozlaşan eski yaradılışı üzerinizden sıyırıp atmayı, düşüncede ve ruhta </text:span><text:span text:style-name="T6">yenilenmeyi, gerçek doğruluk ve kutsallıkta... yeni yaradılışı giyinmeyi öğrendiniz. Bunun için yalanı üzerinizden sıyırıp atarak her biriniz komşusuna gerçeği söylesin. </text:span><text:span text:style-name="T2">Çünkü hepimiz aynı bedenin üyeleriyiz... Günah işlemeyin... İblise de fırsat vermeyin. (Pavlus'tan Efeslilere Mektup, 4:22-27)</text:span></text:p>
      <text:p text:style-name="P51"><text:span text:style-name="T2">Siz öncelikle </text:span><text:span text:style-name="T6">O'nun Egemenliğinin [Allah'ın rızasının] ve doğruluğunun ardından gidin,</text:span><text:span text:style-name="T2"> o zaman size bütün bunlar da verilecektir. (Matta, 6:33)</text:span></text:p>
      <text:p text:style-name="P51"><text:span text:style-name="T2">Bazı vergi görevlileri de... "Öğretmenimiz, biz ne yapalım?" dediler. Yahya, "</text:span><text:span text:style-name="T6">Size buyrulandan çok vergi almayın</text:span><text:span text:style-name="T2">" dedi. Bazı askerler de, "Ya biz ne yapalım?" diye sordular. O da, "Kaba kuvvetle ya da yalan suçlamalarla kimseden para koparmayın" dedi, "Ücretinizle yetinin." (Luka, 3:12-14)</text:span></text:p>
      <text:p text:style-name="P51"><text:span text:style-name="T2">Kötülük yapan herkes ışıktan nefret eder ve yaptıkları açığa çıkmasın diye ışığa yaklaşmaz. Ama </text:span><text:span text:style-name="T6">gerçeği uygulayan kişi yaptıklarını, Allah'a dayanarak yaptığını göstermek için ışığa gelir. </text:span><text:span text:style-name="T2">(Yuhanna, 3:20-21)</text:span></text:p>
      <text:p text:style-name="P51"><text:span text:style-name="T2">Bu nedenle bedenin tutkularına uymamak için günahın ölümlü bedenlerinizde egemenlik sürmesine izin vermeyin. Bedeninizin üyelerini haksızlığa araç ederek günaha sunmayın. Ölümden dirilenler gibi kendinizi Allah'a adayın; </text:span><text:span text:style-name="T6">bedeninizin üyelerini doğruluk araçları olarak Allah'a sunun. </text:span><text:span text:style-name="T2">Günah size egemen olmayacaktır. Çünkü... Allah'ın lütfu altındasınız. (Pavlus'tan Romalılara Mektup, 6:12-14)</text:span></text:p>
      <text:p text:style-name="P51"><text:span text:style-name="T2">İman sayesinde Nuh, henüz olmamış olaylarla ilgili olarak Allah tarafından uyarılınca, Allah korkusuyla ev halkının kurtuluşu için bir gemi yaptı. Bununla... </text:span><text:span text:style-name="T6">imana dayanan doğruluğun mirasçısı oldu. </text:span><text:span text:style-name="T2">(İbranililere Mektup, 11:7)</text:span></text:p>
      <text:p text:style-name="P51"><text:span text:style-name="T2">Söz dinleyen köleler gibi kendinizi kime teslim ederseniz, sözünü dinlediğiniz kişinin köleleri olduğunuzu bilmez misiniz? Ya ölüme götüren günahın ya da </text:span><text:span text:style-name="T6">doğruluğa götüren sözdinlerliğin kölelerisiniz.</text:span><text:span text:style-name="T2"> Ama şükürler olsun Allah'a! Eskiden günahın köleleri olan sizler, adandığınız öğretinin özüne yürekten bağlandınız. </text:span><text:span text:style-name="T6">Günahtan özgür kılınarak doğruluğun köleleri oldunuz.</text:span><text:span text:style-name="T2"> (Pavlus'tan Romalılara Mektup, 6:16-18)</text:span></text:p>
      <text:p text:style-name="P51"><text:span text:style-name="T2">Onlara ilişkin tanıklık ederim ki, Allah için gayretlidirler; ama bu bilinçli bir gayret değildir. </text:span><text:span text:style-name="T6">Allah'ın öngördüğü doğruluğu anlamadıkları ve kendi doğruluklarını yerleştirmeye çalıştıkları için Allah'ın öngördüğü doğruluğa boyun eğmediler.</text:span><text:span text:style-name="T2"> (Pavlus'tan Romalılara Mektup, 10:2-3)</text:span></text:p>
      <text:p text:style-name="P51"><text:span text:style-name="T2">Tersine Allah'ın hizmetkarları olarak olağanüstü dayanmada, sıkıntı, güçlük ve elemlerde, dayak, hapis, karışıklık, emek, uykusuzluk ve açlıkta; pak yaşayışta, bilgi, sabır, iyilik... ve içten sevgide;</text:span><text:span text:style-name="T6"> gerçeğin ilanında ve Allah'ın gücünde; sağ ve sol ellerimizde doğruluğun silahlarıyla..</text:span><text:span text:style-name="T2">. iyi ünde ve kötü ünde, kendimizi her durumda örnek gösteriyoruz. </text:span><text:span text:style-name="T6">Aldatanlar sayılıyorsak da dürüst kişileriz.</text:span><text:span text:style-name="T2"> (Pavlus'tan Korintlilere 2. Mektup, 6:4-8)</text:span></text:p>
      <text:p text:style-name="P51"><text:span text:style-name="T2">Ama sen, ey Allah adamı, bu şeylerden kaç! </text:span><text:span text:style-name="T6">Doğruluğun, </text:span><text:span text:style-name="T2">Allah yolunun, imanın, </text:span><text:soft-page-break/><text:span text:style-name="T2">sevginin, sabrın, uysallığın </text:span><text:span text:style-name="T6">ardından koş</text:span><text:span text:style-name="T2">. İman uğrunda yüce mücadeleyi sürdür. Sonsuz yaşama sımsıkı sarıl. Bunun için çağrıldın ve birçok tanık önünde yüce inancı [Allah'a imanı] açıkça benimsedin. (Pavlus'tan Timoteos'a 1. Mektup, 6:11-12)</text:span></text:p>
      <text:p text:style-name="P51"><text:span text:style-name="T2">Gençlik arzularından kaç. Temiz yürekle Rab'be yakaranlarla birlikte </text:span><text:span text:style-name="T6">doğruluğun</text:span><text:span text:style-name="T2">, imanın, sevginin ve esenliğin </text:span><text:span text:style-name="T6">ardından koş</text:span><text:span text:style-name="T2">. (Pavlus'tan Timoteos'a 2. Mektup, 2:22)</text:span></text:p>
      <text:p text:style-name="P51"><text:span text:style-name="T2">Bu nedenle, kötü günde dayanabilmek, gerekli herşeyi yaptıktan sonra yerinizde durabilmek için Allah'ın bütün silahlarını [Allah'a imandan gelen manevi gücünüzü] kuşanın. Böylece, </text:span><text:span text:style-name="T6">belinizi gerçekle kuşatmış, göğsünüze doğruluk zırhını takmış</text:span><text:span text:style-name="T2"> ve ayaklarınıza esenlik Müjdesi'ni [Allah'ın emirlerini] yayma hazırlığını giymiş </text:span><text:span text:style-name="T6">olarak yerinizde durun</text:span><text:span text:style-name="T2">. Bunların hepsine ek olarak, şeytanın bütün ateşli oklarını söndürebileceğiniz iman kalkanını alın. Kurtuluş miğferini ve ruhun kılıcını, yani Allah sözünü alın. (Pavlus'tan Efeslilere Mektup, 6:13-17)</text:span></text:p>
      <text:p text:style-name="P51"><text:span text:style-name="T2">Ekinciye tohum ve yiyecek ekmek sağlayan Allah, sizin de ekeceğinizi sağlayıp çoğaltacak, </text:span><text:span text:style-name="T6">doğruluğunuzun ürünlerini artıracaktır. </text:span><text:span text:style-name="T2">(Pavlus'tan Korintlilere 2. Mektup, 9:10)</text:span></text:p>
      <text:p text:style-name="P51"><text:span text:style-name="T2">Ama siz Allah sayesinde Mesih İsa'dasınız [Hz. İsa (as) ile birlikte iman ettiniz]. O bizim için Allah'tan gelen bilgelik, </text:span><text:span text:style-name="T6">doğruluk,</text:span><text:span text:style-name="T2"> kutsallık ve kurtuluş [vesilesi] </text:span><text:span text:style-name="T6">oldu</text:span><text:span text:style-name="T2">. (Pavlus'tan Korintlilere 1. Mektup, 1:30)</text:span></text:p>
      <text:p text:style-name="P51"><text:span text:style-name="T2">Bir zamanlar karanlıktınız, ama şimdi Rab'de ışıksınız [Allah'ın nuru üzerinizde tecelli ediyor]</text:span><text:span text:style-name="T6">... Işığın meyvesi her iyilikte, doğrulukta ve gerçekte görülür.</text:span><text:span text:style-name="T2"> Rab'bi neyin hoşnut ettiğini ayırt edin. Karanlığın meyvesiz işlerine katılmayın. Tersine, onları açığa çıkarın. (Pavlus'tan Efeslilere Mektup, 5:8-11)</text:span></text:p>
      <text:p text:style-name="P51"><text:span text:style-name="T2">Duam şu ki, sevginiz, bilgi ve her tür sezgiyle durmadan artsın. Öyle ki, üstün değerleri ayırt edebilesiniz ve böylece </text:span><text:span text:style-name="T6">Allah'ın yüceltilip övülmesi için İsa Mesih aracılığıyla gelen doğruluk meyvesiyle dolarak...</text:span><text:span text:style-name="T2"> saf ve kusursuz olasınız. (Pavlus'tan Filipililere Mektup, 1:9-11)</text:span></text:p>
      <text:p text:style-name="P51"><text:span text:style-name="T2">Kutsal Yazılar'ın [Allah'ın vahyi olan Kutsal Kitapların] tümü Allah vahyidir ve öğretmek, uyarmak, yola getirmek, </text:span><text:span text:style-name="T6">doğruluk konusunda eğitmek için yararlıdır. </text:span><text:span text:style-name="T2">Bunlar sayesinde Allah adamı her iyi iş için donatılmış olarak olgun olur. (Pavlus'tan Timoteos'a 2. Mektup, 3:16-17)</text:span></text:p>
      <text:p text:style-name="P51"><text:span text:style-name="T2">Allah... bizi kendi yararımıza terbiye ediyor. Terbiye edilmek başlangıçta hiç tatlı gelmez, acı gelir. Ne var ki, </text:span><text:span text:style-name="T6">böyle eğitilenler için bu sonradan esenlik veren doğruluğu üretir.</text:span><text:span text:style-name="T2"> Bunun için sarkık ellerinizi kaldırın, bükük dizlerinizi doğrultun, </text:span><text:span text:style-name="T6">ayaklarınız için düz yollar yapın</text:span><text:span text:style-name="T2">. Öyle ki, kötürüm olan parça eklemden çıkmasın, tersine şifa bulsun. (İbranililere Mektup, 12:11-13)</text:span></text:p>
      <text:p text:style-name="P51"><text:span text:style-name="T2">Çünkü nerede kıskançlık, bencillik varsa, orada karışıklık ve her tür kötülük vardır. Ama gökten inen [Allah Katından gelen] bilgelik herşeyden önce paktır, sonra barışçıldır, yumuşaktır, uysaldır. Merhamet ve iyi meyvelerle doludur. Kayırıcılığı, ikiyüzlülüğü yoktur. </text:span><text:span text:style-name="T6">Barış içinde eken barış yapıcıları doğruluk ürününü biçerler. </text:span><text:span text:style-name="T2">(Yakup'un Mektubu, 3:16-18)</text:span></text:p>
      <text:p text:style-name="P51"><text:span text:style-name="T2">İyilik yapmakta gayretli olursanız, size kim kötülük edecek? </text:span><text:span text:style-name="T6">Doğruluk uğruna acı çekseniz bile, ne mutlu size! </text:span><text:span text:style-name="T2">İnsanların "korktuğundan korkmayın, ürkmeyin."... İçinizdeki umudun nedenini soran herkese uygun bir yanıt vermeye her zaman hazır olun. Yalnız bunu </text:span><text:soft-page-break/><text:span text:style-name="T2">yumuşak huyla, saygıyla yapın. Vicdanınızı temiz tutun. Öyle ki, Mesih'e bağlı olarak sürdürdüğünüz olumlu yaşamı kınayanlar size ettikleri iftiradan utansınlar. İyilik edip acı çekmek –eğer Allah'ın isteği buysa– kötülük yapıp acı çekmekten daha iyidir. (Petrus'un 1. Mektubu, 3:13-17)</text:span></text:p>
      <text:p text:style-name="P51"><text:span text:style-name="T2">Başınızın üzerine de ant içmeyin. Çünkü saçınızın tek telini ak ya da kara edemezsiniz. </text:span><text:span text:style-name="T6">'Evet'iniz evet, 'hayır'ınız hayır olsun.</text:span><text:span text:style-name="T2"> Bundan fazlası şeytandandır. (Matta, 5:36-37)</text:span></text:p>
      <text:p text:style-name="P51"><text:span text:style-name="T2">Kardeşlerim, öncelikle şunu söyleyeyim, ne gök üzerine, ne yer üzerine, ne de başka bir şey üzerine yemin edin. </text:span><text:span text:style-name="T6">'Evet'iniz evet, 'hayır'ınız hayır olsun ki,</text:span><text:span text:style-name="T2"> yargıya [hesap gününde azaba] uğramayasınız. (Yakup'un Mektubu, 4:12)</text:span></text:p>
      <text:p text:style-name="P51"><text:span text:style-name="T2">Size göre iyi olanın kötülenmesine fırsat vermeyin. Çünkü Allah'ın Egemenliği [ahiret hesabı], yiyecek içecek sorunu değil, </text:span><text:span text:style-name="T6">doğruluk</text:span><text:span text:style-name="T2">, esenlik ve... sevinçtir. Mesih'e bu yolda hizmet eden, Allah'ı hoşnut eder, insanların da beğenisini kazanır. Öyleyse kendimizi esenlik getiren ve karşılıklı gelişmemizi sağlayan işlere verelim. (Pavlus'tan Romalılara Mektup, 14:16-19)</text:span></text:p>
      <text:p text:style-name="P41"/>
      <text:p text:style-name="P49">Şefkatli ve Merhametli Olmak</text:p>
      <text:p text:style-name="P51"><text:span text:style-name="T6">Ne mutlu merhametli olanlara!</text:span><text:span text:style-name="T2"> Çünkü onlar merhamet bulacaklar. (Matta, 5:7)</text:span></text:p>
      <text:p text:style-name="P51"><text:span text:style-name="T6">Kimi kararsızlara merhamet edin. Kimini ateşten çekip kurtarın. Kimine de korkuyla merhamet edin.</text:span><text:span text:style-name="T2"> Ama günahlı bir bedenin lekelediği giysiden bile tiksinin. (Yahuda'nın Mektubu, 1:22-23)</text:span></text:p>
      <text:p text:style-name="P51"><text:span text:style-name="T2"><text:s/>Gençlik arzularından kaç. Temiz yürekle Rab'be yakaranlarla birlikte doğruluğun, imanın, sevginin ve esenliğin ardından koş. Saçma, cahilce tartışmalara girmeyi reddet. Bunların kavga doğurduğunu bilirsin. Rab'bin kulu kavgacı olmamalı. </text:span><text:span text:style-name="T6">Tersine, herkese şefkatle davranmalı, </text:span><text:span text:style-name="T2">öğretme yeteneği olmalı, haksızlıklara sabırla dayanmalıdır. </text:span><text:span text:style-name="T6">Kendisine karşı olanları yumuşak huyla yola getirmeli. Gerçeği anlamaları için Allah belki onlara bir tövbe yolu açar. </text:span><text:span text:style-name="T2">Böylelikle ayılabilir, isteğini yerine getirmeleri için kendilerini tutsak eden iblisin tuzağından kurtulabilirler. (Pavlus'tan Timoteos'a 2. Mektup, 2:22-26)</text:span></text:p>
      <text:p text:style-name="P51"><text:span text:style-name="T6">... Merhamet eden, bunu güler yüzle yapsın.</text:span><text:span text:style-name="T2"> (Pavlus'tan Romalılara Mektup, 12:8)</text:span></text:p>
      <text:p text:style-name="P51"><text:span text:style-name="T6">Dünya malına sahip olup da kardeşini ihtiyaç içinde gördüğü halde ondan şefkatini esirgeyen kişide Allah'ın sevgisi olabilir mi?</text:span><text:span text:style-name="T2"> Yavrularım, sözle ve dille değil, eylemle ve içtenlikle sevelim. (Yuhanna'nın 1. Mektubu, 3:17-18)</text:span></text:p>
      <text:p text:style-name="P35"><text:span text:style-name="T19">Sizlerse kardeşler, iyilik yapmaktan usanmayın. Eğer bu mektuptaki sözlerimize uymayan olursa onu mimleyin. Yaptıklarından utanması için onunla ilişkinizi kesin. </text:span><text:span text:style-name="T23">Yine de onu düşman saymayın, bir kardeş olarak uyarın</text:span><text:span text:style-name="T19">. (Pavlus'tan Selaniklilere 2. Mektup, 3:13-15)</text:span></text:p>
      <text:p text:style-name="P51"><text:span text:style-name="T2">Vay halinize... ikiyüzlüler! Siz nanenin, dereotunun ve kimyonun ondalığını verirsiniz de, Kutsal Yasa'nın [Allah'ın emirlerinin] daha önemli konularını –adaleti, </text:span><text:span text:style-name="T6">merhameti, </text:span><text:span text:style-name="T2">sadakati– </text:span><text:span text:style-name="T6">ihmal edersiniz. </text:span><text:span text:style-name="T2">Ondalık vermeyi ihmal etmeden asıl bunları yerine getirmeniz gerekirdi. (Matta, 23:23)</text:span></text:p>
      <text:p text:style-name="P51"><text:span text:style-name="T2">[Hz. İsa (as):] "Kendileriyle birlikte olduğum sürece... </text:span><text:span text:style-name="T6">onları esirgeyip korudum...</text:span><text:span text:style-name="T2">" (Yuhanna, 17:12)</text:span></text:p>
      <text:p text:style-name="P51"><text:span text:style-name="T2">İsa tekneye binerken, önceleri cinli olan adam ona, "Seninle geleyim" diye yalvardı. </text:span><text:soft-page-break/><text:span text:style-name="T2">Ama İsa adama izin vermedi. Ona, "Evine, yakınlarının yanına dön" dedi. "</text:span><text:span text:style-name="T6">Rab'bin senin için neler yaptığını, sana nasıl merhamet ettiğini onlara anlat.</text:span><text:span text:style-name="T2">" (Markos, 5:18-19)</text:span></text:p>
      <text:p text:style-name="P51"><text:span text:style-name="T6">... Rahmani bilgelik</text:span><text:span text:style-name="T2"> herşeyden önce paktır, sonra barışçıldır, yumuşaktır, uysaldır.</text:span><text:span text:style-name="T6"> Merhamet ve iyi meyvelerle doludur. Kayırıcılığı, ikiyüzlülüğü yoktur. </text:span><text:span text:style-name="T2">Barış içinde eken barış yapıcıları doğruluk ürününü biçerler. (Yakup'un Mektubu, 3:17-18)</text:span></text:p>
      <text:p text:style-name="P51"><text:span text:style-name="T2">... [Allah'a iman ruhunun] ürünüyse sevgi, sevinç, esenlik, sabır, </text:span><text:span text:style-name="T6">şefkat</text:span><text:span text:style-name="T2">, iyilik, bağlılık, yumuşak huyluluk ve özdenetimdir. Bu tür nitelikleri yasaklayan yasa yoktur. (Pavlus'tan Galatyalılara Mektup, 5:22-23)</text:span></text:p>
      <text:p text:style-name="P51"><text:span text:style-name="T2">Bildiğiniz gibi, hiçbir zaman pohpohlayıcı sözlerle ya da açgözlülüğü örten bir maskeyle gelmedik. Allah buna tanıktır. İnsanlardan –ne sizden ne başkalarından– gelecek övgünün peşinde de değildik. Mesih'in elçileri [temsilcileri, şakirtleri] olarak size ağırlığımızı hissettirebilirdik. Ama </text:span><text:span text:style-name="T6">çocuklarını bağrına basan bir anne gibi size şefkatle davrandık.</text:span><text:span text:style-name="T2"> Sizlere öylesine gönülden bağlanmıştık ki, sizinle yalnız Allah'ın Müjdesi'ni [Allah'ın emirlerini] değil, [Allah rızası için] kendi canlarımızı da paylaşmaya razıydık. Çünkü sizi o denli çok sevdik! Evet, kardeşler, nasıl uğraşıp didindiğimizi anımsarsınız. Hiçbirinize yük olmamak için gece gündüz çalıştık, Allah'ın Müjdesi'ni [Allah'ın emirlerini] size duyurduk. İman eden sizlere karşı davranışımızın ne denli kutsal, adil, kusursuz olduğuna siz tanıksınız; Allah da buna tanıktır. (Pavlus'tan Selaniklilere 1. Mektup, 2:5-10)</text:span></text:p>
      <text:p text:style-name="P51"><text:span text:style-name="T2">[Hz. İsa (as):] "Ama </text:span><text:span text:style-name="T6">siz düşmanlarınızı sevin,</text:span><text:span text:style-name="T2"> iyilik yapın, hiçbir karşılık beklemeden ödünç verin. Alacağınız ödül büyük olacak... O [Allah], nankör ve kötü kişilere karşı iyi yüreklidir [Rahim'dir]. Allah'ınız merhametli olduğu gibi, </text:span><text:span text:style-name="T6">siz de merhametli olun.</text:span><text:span text:style-name="T2"> (Luka, 6:35-36)</text:span></text:p>
      <text:p text:style-name="P41"/>
      <text:p text:style-name="P49">Affedici Olmak</text:p>
      <text:p text:style-name="P51"><text:span text:style-name="T2">[Hz. İsa (as):] "Ama beni dinleyen sizlere şunu söylüyorum: </text:span><text:span text:style-name="T6">Düşmanlarınızı sevin, sizden nefret edenlere iyilik yapın, size lanet edenler için iyilik dileyin, size hakaret edenler için dua edin.</text:span><text:span text:style-name="T2">" (Luka 6:27-28)</text:span></text:p>
      <text:p text:style-name="P51"><text:span text:style-name="T2">Kalkıp dua ettiğiniz zaman,</text:span><text:span text:style-name="T6"> birine karşı bir şikayetiniz varsa onu bağışlayın... </text:span><text:span text:style-name="T2">(Markos, 11:25-26)</text:span></text:p>
      <text:p text:style-name="P51"><text:span text:style-name="T6">Başkalarının suçlarını bağışlarsanız, Allah da sizin suçlarınızı bağışlar. </text:span><text:span text:style-name="T3">(Matta, 6:14)</text:span></text:p>
      <text:p text:style-name="P51"><text:span text:style-name="T2">Başkasını yargılamayın, siz de yargılanmazsınız. Suçlu çıkarmayın, siz de suçlu çıkarılmazsınız. </text:span><text:span text:style-name="T6">Başkasını bağışlayın, siz de bağışlanırsınız.</text:span><text:span text:style-name="T2"> Sizde olanı verin, size verilecek. İyice bastırılmış, silkelenmiş ve taşmış, dolu bir ölçekle kucağınıza boşaltılacak. Hangi ölçekle ölçerseniz, size de aynı ölçek uygulanacak. (Luka, 6 :37-38)</text:span></text:p>
      <text:p text:style-name="P51"><text:span text:style-name="T2">"Göze göz, dişe diş' dendiğini duydunuz. Ama ben size diyorum ki, kötüye karşı direnmeyin. </text:span><text:span text:style-name="T6">Sağ yanağınıza bir tokat atana öbür yanağınızı da çevirin. Size karşı davacı olup mintanınızı almak isteyene abanızı da verin. Sizi bin adım yol yürümeye zorlayanla iki bin adım yürüyün.</text:span><text:span text:style-name="T2">" (Matta, 5:38-41)</text:span></text:p>
      <text:p text:style-name="P35"><text:span text:style-name="T19">"Öyleyse, Allah'ın kutsal ve sevgili seçilmişleri olarak yürekten sevecenliği, iyiliği, alçakgönüllülüğü, sabrı, yumuşaklığı giyinin. Birbirinize anlayışlı davranın. </text:span><text:span text:style-name="T23">Birinizin ötekinden bir şikâyeti varsa, Rab'bin sizi bağışladığı gibi, siz de birbirinizi bağışlayın</text:span><text:span text:style-name="T19">. Bunların hepsinin </text:span><text:soft-page-break/><text:span text:style-name="T19">üzerine yetkin birliğin bağı olan sevgiyi giyinin." (Pavlus'tan Koloselilere Mektup, 3:12-14)</text:span></text:p>
      <text:p text:style-name="P51"><text:span text:style-name="T2">Yaşantınıza dikkat edin! </text:span><text:span text:style-name="T6">Kardeşiniz günah işlerse, onu uyarın; tövbe ederse, bağışlayın. </text:span><text:span text:style-name="T2">Günde yedi kez size karşı günah işler ve yedi kez size gelip, 'Tövbe ediyorum' derse, </text:span><text:span text:style-name="T6">onu bağışlayın</text:span><text:span text:style-name="T2">." (Luka, 17:3-4)</text:span></text:p>
      <text:p text:style-name="P51"><text:span text:style-name="T2">Bunun üzerine Petrus İsa'ya gelip... </text:span><text:span text:style-name="T6">"Kardeşim bana karşı kaç kez günah işlerse onu bağışlamalıyım? Yedi kez mi?" İsa, "Yedi kez değil" dedi. "Yetmiş kere yedi kez derim sana."</text:span><text:span text:style-name="T2"> (Matta, 18:21-22)</text:span></text:p>
      <text:p text:style-name="P51"><text:span text:style-name="T2">İsa onlara, "Dua ederken şöyle söyleyin" dedi: ... </text:span><text:span text:style-name="T6">"[Rabbimiz] günahlarımızı bağışla. Çünkü biz de bize karşı suç işleyen herkesi bağışlıyoruz.</text:span><text:span text:style-name="T2"> Doğru yoldan sapmamıza izin verme." (Luka, 11:2-4)</text:span></text:p>
      <text:p text:style-name="P51"><text:span text:style-name="T6">"Bize karşı suç işleyenleri bağışladığımız gibi, Sen de bizim suçlarımızı bağışla. </text:span><text:span text:style-name="T2">Doğru yoldan sapmamıza izin verme. Bizi kötü olandan kurtar. Çünkü egemenlik, güç ve yücelik sonsuzlara dek Senindir! Amin." (Matta, 6:12-13)</text:span></text:p>
      <text:p text:style-name="P51"><text:span text:style-name="T2">"'Komşunu seveceksin, düşmanından nefret edeceksin' dendiğini duydunuz. Ama </text:span><text:span text:style-name="T6">ben size diyorum ki, düşmanlarınızı sevin, size zulmedenler için dua edin...</text:span><text:span text:style-name="T2"> Çünkü O [Allah], Güneşini hem kötülerin hem iyilerin üzerine doğdurur; yağmurunu hem doğruların hem eğrilerin üzerine yağdırır. Eğer yalnız sizi sevenleri severseniz, ne ödülünüz olur?..." (Matta, 5:43-46) </text:span></text:p>
      <text:p text:style-name="P41"/>
      <text:p text:style-name="P49">Yumuşak Huylu Olmak</text:p>
      <text:p text:style-name="P51"><text:span text:style-name="T6">Ne mutlu yumuşak huylu olanlara! Çünkü onlar yeryüzünü miras alacaklar. </text:span><text:span text:style-name="T3">(Matta, 5:5)</text:span></text:p>
      <text:p text:style-name="P51"><text:span text:style-name="T2">Gizli olan iç varlığınız, </text:span><text:span text:style-name="T6">sakin ve yumuşak bir ruhun solmayan güzelliğiyle </text:span><text:span text:style-name="T2">süsünüz olsun. Bu, Allah'ın gözünde çok değerlidir. (Petrus'un 1. Mektubu, 3:4)</text:span></text:p>
      <text:p text:style-name="P51"><text:span text:style-name="T6">Rab'bin kulu kavgacı olmamalı.</text:span><text:span text:style-name="T2"> Tersine, herkese şefkatle davranmalı, öğretme yeteneği olmalı, haksızlıklara sabırla dayanmalıdır. </text:span><text:span text:style-name="T6">Kendisine karşı olanları yumuşak huyla yola getirmeli.</text:span><text:span text:style-name="T2"> Gerçeği anlamaları için Allah belki onlara bir tövbe yolu açar. Böylelikle ayılabilir, isteğini yerine getirmeleri için kendilerini tutsak eden iblisin tuzağından kurtulabilirler. (Pavlus'tan Timoteos'a 2. Mektup, 2:24-26)</text:span></text:p>
      <text:p text:style-name="P51"><text:span text:style-name="T2">Kardeşler, eğer biri suç işlerken yakalanırsa, </text:span><text:span text:style-name="T6">Allah'ın Ruhu'na uyan sizler, böyle birini yumuşak ruhla yola getirin</text:span><text:span text:style-name="T2">. Siz de doğru yoldan sapmamak için kendinizi kollayın. Birbirinizin yüklerini taşıyın, böylece Mesih'in yasasını [Hz. İsa (as)'a vahyolunan Allah'ın emirlerini] yerine getirirsiniz. (Pavlus'un Galatyalılara Mektubu, 6:1-2)</text:span></text:p>
      <text:p text:style-name="P51"><text:span text:style-name="T2">Yöneticilerle yönetimlere bağlı olmaları, </text:span><text:span text:style-name="T6">söz dinlemeleri ve iyi olan herşeyi yapmaya hazır olmaları gerektiğini imanlılara anımsat.</text:span><text:span text:style-name="T2"> Kimseyi kötülemesinler. </text:span><text:span text:style-name="T6">Kavgacı değil, uysal olsunlar. Herkese her zaman yumuşak davransınlar</text:span><text:span text:style-name="T2">. (Pavlus'tan Titus'a Mektup, 3:1-2)</text:span></text:p>
      <text:p text:style-name="P35"><text:span text:style-name="T19">[Hz. İsa (as):] "Ey bütün yorgunlar ve yükü ağır olanlar! Bana gelin, ben size rahatlık veririm... Benden öğrenin. Çünkü </text:span><text:span text:style-name="T23">ben yumuşak huylu, alçakgönüllüyüm. </text:span><text:span text:style-name="T19">Böylece canlarınız rahata kavuşur." (Matta, 11:28-29)</text:span></text:p>
      <text:p text:style-name="P51"><text:span text:style-name="T2">... İçinizdeki umudun nedenini soran herkese uygun bir yanıt vermeye her zaman hazır olun. </text:span><text:span text:style-name="T6">Yalnız bunu yumuşak huyla, saygıyla yapın.</text:span><text:span text:style-name="T2"> Vicdanınızı temiz tutun. Öyle ki, Mesih'e </text:span><text:soft-page-break/><text:span text:style-name="T2">ait olarak [Hz. İsa (as)'a uyarak] sürdürdüğünüz olumlu yaşamı kınayanlar size ettikleri iftiradan utansınlar. (Petrus'un 1. Mektubu, 3:15-16)</text:span></text:p>
      <text:p text:style-name="P51"><text:span text:style-name="T2">Ama gökten inen [Allah Katından olan] bilgelik herşeyden önce paktır, sonra </text:span><text:span text:style-name="T6">barışçıldır, yumuşaktır, uysaldır. </text:span><text:span text:style-name="T2">Merhamet ve iyi meyvelerle doludur. Kayırıcılığı, ikiyüzlülüğü yoktur. (Yakup'un Mektubu, 3:17)</text:span></text:p>
      <text:p text:style-name="P51"><text:span text:style-name="T2">Her kötü niyetle birlikte her türlü kin, öfke, kızgınlık, bağrışma ve iftira sizden uzak olsun. </text:span><text:span text:style-name="T6">Birbirinize karşı iyi yürekli, şefkatli olun.</text:span><text:span text:style-name="T2"> Allah'ın... sizi bağışladığı gibi, siz de birbirinizi bağışlayın. (Pavlus'tan Efeslilere Mektup, 4:31-32)</text:span></text:p>
      <text:p text:style-name="P51"><text:span text:style-name="T2">Kardeşler, aranızda çalışanların, Rab yolunda size önderlik edip öğüt verenlerin değerini bilmenizi rica ederiz. Yaptıkları işten ötürü onlara sınırsız saygı, sevgi gösterin. </text:span><text:span text:style-name="T6">Birbirinizle barış içinde yaşayın... </text:span><text:span text:style-name="T2">Kardeşler, boş gezenleri uyarın, yüreksizleri cesaretlendirin, güçsüzlere destek olun, herkese karşı sabırlı olun. </text:span><text:span text:style-name="T6">Sakın kimse kötülüğe kötülükle karşılık vermesin. Birbiriniz ve bütün insanlar için her zaman iyiliği amaç edinin.</text:span><text:span text:style-name="T2"> Her zaman sevinin. (Pavlus'tan Selaniklilere 1. Mektup, 5:12-16)</text:span></text:p>
      <text:p text:style-name="P51"><text:span text:style-name="T2">Allah'ın Ruhu'nun ürünüyse </text:span><text:span text:style-name="T6">[Allah rızasına uygun olan ise]</text:span><text:span text:style-name="T2"> sevgi, sevinç, esenlik, sabır, şefkat, iyilik, bağlılık, </text:span><text:span text:style-name="T6">yumuşak huyluluk</text:span><text:span text:style-name="T2"> ve özdenetimdir. Bu tür nitelikleri yasaklayan yasa yoktur. (Pavlus'tan Galatyalılara Mektup, 5:22-23)</text:span></text:p>
      <text:p text:style-name="P51"><text:span text:style-name="T2">... Aldığınız çağrıya yaraşır biçimde [size ulaşan Allah'ın vahyine göre] yaşamanızı rica ederim. </text:span><text:span text:style-name="T6">Her bakımdan alçakgönüllü, yumuşak huylu, sabırlı olun. Birbirinize sevgiyle, anlayışla davranın. </text:span><text:span text:style-name="T2">(Pavlus'tan Efeslilere Mektup , 4:1-2)</text:span></text:p>
      <text:p text:style-name="P51"><text:span text:style-name="T2">Ancak gözetmen ayıplanacak bir yanı olmayan... ölçülü, sağduyulu, saygın, konuksever, öğretmeye yetenekli biri olmalı. Şarap düşkünü, zorba olmamalı; </text:span><text:span text:style-name="T6">uysal, kavgadan</text:span><text:span text:style-name="T2"> ve para sevgisinden </text:span><text:span text:style-name="T6">uzak olmalı. </text:span><text:span text:style-name="T2">(Pavlus'tan Timoteos'a 1. Mektup , 3:2-3)</text:span></text:p>
      <text:p text:style-name="P41"/>
      <text:p text:style-name="P49">Öfkeyi Yenmek</text:p>
      <text:p text:style-name="P51"><text:span text:style-name="T2">Her kötü niyetle birlikte </text:span><text:span text:style-name="T6">her türlü kin, öfke, kızgınlık, </text:span><text:span text:style-name="T2">bağrışma ve iftira </text:span><text:span text:style-name="T6">sizden uzak olsun.</text:span><text:span text:style-name="T2"> Birbirinize karşı iyi yürekli, şefkatli olun. Allah'ın... sizi bağışladığı gibi, siz de birbirinizi bağışlayın. (Pavlus'tan Efeslilere Mektup, 4:31-32)</text:span></text:p>
      <text:p text:style-name="P51"><text:span text:style-name="T2">Sevgili kardeşlerim, şunu aklınızda tutun: Herkes dinlemekte çabuk... </text:span><text:span text:style-name="T6">öfkelenmekte de yavaş olsun. Çünkü insanın öfkesi, Allah'ın istediği doğruluğu sağlamaz.</text:span><text:span text:style-name="T2"> Bunun için her türlü pisliği ve her tarafa yayılmış olan kötülüğü üstünüzden sıyırıp atarak, içinize ekilmiş ve canlarınızı kurtaracak güçte olan sözü [Allah'ın emirlerini] alçakgönüllülükle kabul edin. (Yakup'un Mektubu, 1:19-21)</text:span></text:p>
      <text:p text:style-name="P51"><text:span text:style-name="T2">Ama ben size diyorum ki,</text:span><text:span text:style-name="T6"> kardeşine öfkelenen herkes yargılanacaktır... </text:span><text:span text:style-name="T2">(Matta, 5:22)</text:span></text:p>
      <text:p text:style-name="P51"><text:span text:style-name="T2">Ama şimdi </text:span><text:span text:style-name="T6">öfke, kızgınlık</text:span><text:span text:style-name="T2">, kötü niyet dahil, </text:span><text:span text:style-name="T6">hepsini üzerinizden sıyırıp atın.</text:span><text:span text:style-name="T2"> Ağzınızdan hiçbir iftira ya da utanmaz söz çıkmasın. Birbirinize yalan söylemeyin. Çünkü eski yaradılışı kötü alışkanlıklarıyla birlikte üzerinizden çıkarıp attınız... (Pavlus'tan Koloselilere Mektup, 3:8-10)</text:span></text:p>
      <text:p text:style-name="P41"/>
      <text:p text:style-name="P49">Güvenilir Olmak</text:p>
      <text:p text:style-name="P51"><text:span text:style-name="T6">En küçük işte güvenilir olan kişi, büyük işte de güvenilir olur. </text:span><text:span text:style-name="T2">En küçük işte dürüst </text:span><text:soft-page-break/><text:span text:style-name="T2">olmayan kişi, büyük işte de dürüst olmaz. Dünyanın aldatıcı serveti konusunda güvenilir değilseniz, gerçek serveti size kim emanet eder? Başkasının malı konusunda güvenilir değilseniz, kendi malınız olmak üzere size kim bir şey verir? (Luka, 16:10-12)</text:span></text:p>
      <text:p text:style-name="P51"><text:span text:style-name="T2">Böylece insanlar bizi Mesih'in [Allah rızası için] hizmetkarları ve Allah'ın sırlarının hizmetlileri saysın. Hizmetlide aranan </text:span><text:span text:style-name="T6">başlıca nitelik güvenilir olmasıdır.</text:span><text:span text:style-name="T2"> (Pavlus'tan Korintlilere 1. Mektup, 4:1-2)</text:span></text:p>
      <text:p text:style-name="P51"><text:span text:style-name="T2">... Ama Rab'bin merhameti sayesinde </text:span><text:span text:style-name="T6">güvenilir biri olarak düşündüklerimi söylüyorum.</text:span><text:span text:style-name="T2"> (Pavlus'tan Korintlilere 1. Mektup, 7:25)</text:span></text:p>
      <text:p text:style-name="P51"><text:span text:style-name="T2">... Çünkü [Hz. İsa (as)] </text:span><text:span text:style-name="T6">beni güvenilir sayarak hizmetine aldı. </text:span><text:span text:style-name="T2">Bir zamanlar ona küfreden, zalim ve küstah biri olduğum halde, bana merhamet edildi. Çünkü ne yaptıysam bilgisizlikten ve imansızlıktan yaptım. (Pavlus'tan Timoteos'a 1. Mektup, 1:12-13)</text:span></text:p>
      <text:p text:style-name="P35"><text:span text:style-name="T19">Aynı şekilde kadınlar ağırbaşlı olmalı; iftiracı değil, ama ölçülü ve </text:span><text:span text:style-name="T23">her bakımdan güvenilir olmalı. </text:span><text:span text:style-name="T19">(Pavlus'tan Timoteos'a 1. Mektup, 3:11)</text:span></text:p>
      <text:p text:style-name="P35"><text:span text:style-name="T19">... Birçok tanık önünde benden işittiğin sözleri,</text:span><text:span text:style-name="T23"> başkalarına da öğretmeye yeterli olacak güvenilir kişilere emanet et. </text:span><text:span text:style-name="T19">Mesih İsa'nın iyi bir askeri [öğrencisi, takipçisi] olarak benimle birlikte sıkıntıya göğüs ger. (Pavlus'tan Timoteos'a 2. Mektup, 2:1-3)</text:span></text:p>
      <text:p text:style-name="P51"><text:span text:style-name="T2">... Mesih'e bağlı mübarek ve </text:span><text:span text:style-name="T6">güvenilir kardeşlere selam! </text:span><text:span text:style-name="T2">Allah'tan sizlere lütuf ve esenlik olsun. (Pavlus'tan Koloselilere Mektup, 1:1-2)</text:span></text:p>
      <text:p text:style-name="P51"><text:span text:style-name="T2">Müjde'yi [Allah'ın emirlerini] bizim adımıza </text:span><text:span text:style-name="T6">Mesih'in güvenilir hizmetkarı </text:span><text:span text:style-name="T2">olan sevgili emektaşımız Epafras'tan öğrendiniz... (Pavlus'tan Koloselilere Mektup, 1:7-8)</text:span></text:p>
      <text:p text:style-name="P51"><text:span text:style-name="T2">Rab yolunda emektaşım ve </text:span><text:span text:style-name="T6">güvenilir bir hizmetkar olan sevgili kardeşimiz </text:span><text:span text:style-name="T2">Tihikos, benimle ilgili herşeyi size bildirecektir. İşte bu amaçla, durumumuzu iletmesi ve yüreklerinize cesaret vermesi için kendisini size gönderiyorum. Onunla birlikte, </text:span><text:span text:style-name="T6">sizden biri olan, güvenilir ve sevgili kardeş</text:span><text:span text:style-name="T2"> Onisimos'u da gönderiyorum. Burada olup biten herşeyi size bildirecekler. (Pavlus'tan Koloselilere Mektup, 4:7-9)</text:span></text:p>
      <text:p text:style-name="P51"><text:span text:style-name="T2">Nasıl olduğumu, ne yaptığımı sizin de bilmeniz için sevgili kardeşimiz, </text:span><text:span text:style-name="T6">Rab'bin güvenilir hizmetkarı</text:span><text:span text:style-name="T2"> Tihikos size herşeyi bildirecektir. Kendisini bu amaçla, durumumuzu iletmesi ve yüreklerinize cesaret vermesi için size gönderiyorum. (Pavlus'tan Efeslilere Mektup 6:21-22)</text:span></text:p>
      <text:p text:style-name="P51"><text:span text:style-name="T6">Kendisini güvenilir bir kardeş saydığım</text:span><text:span text:style-name="T2"> Silvanus aracılığıyla size kısaca yazmış bulunuyorum. Sizi yüreklendiriyor ve sözünü ettiğim lütfun Allah'ın gerçek lütfu olduğuna tanıklık ediyorum. Buna bağlı kalın... Birbirinizi sevgiyle öperek selamlayın. Sizlere, Mesih'e ait olan [Allah rızası için Hz. İsa (as)'ı izleyenlere] herkese esenlik olsun. (Petrus'un 1. Mektubu, 5:12-14)</text:span></text:p>
      <text:p text:style-name="P51"><text:span text:style-name="T2">Efendinin, hizmetkarlarına vaktinde yiyecek vermek için </text:span><text:span text:style-name="T6">başlarına atadığı güvenilir ve akıllı köle kimdir?</text:span><text:span text:style-name="T2"> Efendisi eve döndüğünde işinin başında bulacağı o köleye ne mutlu! Size doğrusunu söyleyeyim, efendisi onu bütün malının üzerinde yetkili kılacak. (Matta, 24:45-47)</text:span></text:p>
      <text:p text:style-name="P51"><text:span text:style-name="T2">Efendisi ona, 'Aferin, iyi ve </text:span><text:span text:style-name="T6">güvenilir</text:span><text:span text:style-name="T2"> köle!' dedi. 'Sen küçük işlerde güvenilir olduğunu gösterdin, ben de seni büyük işlerin başına geçireceğim. Gel, efendinin şenliğine katıl!' (Matta, 25:21; Luka, 19:17)</text:span></text:p>
      <text:p text:style-name="P51"><text:span text:style-name="T2">... Efendinin, uşaklarına vaktinde azık vermek için başlarına atadığı </text:span><text:span text:style-name="T6">güvenilir ve akıllı kahya kimdir?</text:span><text:span text:style-name="T2"> Efendisi eve döndüğünde işinin başında bulacağı o köleye ne mutlu! Size </text:span><text:soft-page-break/><text:span text:style-name="T2">gerçeği söyleyeyim, efendisi onu bütün malının üzerinde yetkili kılacak. (Luka, 12:42-44)</text:span></text:p>
      <text:p text:style-name="P51"><text:span text:style-name="T2">Köleleri, her konuda efendilerine bağımlı olmaya özendir. Efendilerini hoşnut etsinler. Ters yanıt vermeden, hırsızlık yapmadan, </text:span><text:span text:style-name="T6">tümüyle güvenilir olduklarını göstersinler... </text:span><text:span text:style-name="T2">Allah'ın bütün insanlara kurtuluş sağlayan lütfu ortaya çıkmıştır. Bu lütuf, Allah'sızlığı ve dünyasal arzuları reddedip şimdiki çağda sağduyulu, doğru, Allah yoluna yaraşır bir yaşam sürebilmemiz için bizi eğitiyor... (Pavlus'ın Titus'a Mektubu, 2:9-13)</text:span></text:p>
      <text:p text:style-name="P41"/>
      <text:p text:style-name="P49">Sabırlı Olmak</text:p>
      <text:p text:style-name="P51"><text:span text:style-name="T6">Bir kimse haksız yere acı çektiğinde Allah bilinciyle bu acılara sabrederse, Allah'ı hoşnut eder... İyilik edip acı çektiğinizde sabrederseniz, Allah'ı hoşnut edersiniz. </text:span><text:span text:style-name="T2">(Petrus'un 1. Mektubu, 2:19-20)</text:span></text:p>
      <text:p text:style-name="P51"><text:span text:style-name="T6">Siz de sabredin.</text:span><text:span text:style-name="T2"> Yüreklerinizi güçlendirin. Çünkü Rab'bin... [yardımı] yakındır. Kardeşler, yargılanmamak için birbirinize karşı homurdanmayın... Kardeşler, Rab'bin adıyla konuşmuş olan </text:span><text:span text:style-name="T6">Peygamberleri sıkıntılarda sabır örneği olarak alın. Sıkıntıya sabretmiş olanları mutlu sayarız. Eyüp'ün nasıl sabrettiğini duydunuz. Rab'bin en sonunda onun için neler yaptığını bilirsiniz.</text:span><text:span text:style-name="T2"> Rab çok şefkatli ve merhametlidir. (Yakup'un Mektubu, 5:8-11)</text:span></text:p>
      <text:p text:style-name="P51"><text:span text:style-name="T2">Rab'bin kulu kavgacı olmamalı. Tersine, herkese karşı sevecen ve öğretmeye yetenekli olmalı, </text:span><text:span text:style-name="T6">haksızlıklara sabırla dayanmalı.</text:span><text:span text:style-name="T2"> (Pavlus'tan Timoteosa 2. Mektup, 2:24)</text:span></text:p>
      <text:p text:style-name="P51"><text:span text:style-name="T2">Ama sen, ey Allah adamı, bu şeylerden kaç! Doğruluğun, Allah yolunun, imanın, sevginin, </text:span><text:span text:style-name="T6">sabrın,</text:span><text:span text:style-name="T2"> uysallığın </text:span><text:span text:style-name="T6">ardından koş. </text:span><text:span text:style-name="T2">(Pavlus'tan Timoteos'a 1. Mektup, 6:11)</text:span></text:p>
      <text:p text:style-name="P35"><text:span text:style-name="T19">Böylece </text:span><text:span text:style-name="T23">İbrahim sabırla dayanarak vaade erişti. </text:span><text:span text:style-name="T19">(İbranililere Mektup, 6:15)</text:span></text:p>
      <text:p text:style-name="P35"><text:span text:style-name="T19">Her bakımdan alçakgönüllü, yumuşak huylu, </text:span><text:span text:style-name="T23">sabırlı olun. </text:span><text:span text:style-name="T19">Birbirinize sevgiyle, anlayışla davranın. (Pavlus'tan Efeslilere Mektup, 4:2)</text:span></text:p>
      <text:p text:style-name="P51"><text:span text:style-name="T2">... Kardeşler, boş gezenleri uyarın, yüreksizleri cesaretlendirin, güçsüzlere destek olun, </text:span><text:span text:style-name="T6">herkese karşı sabırlı olun. </text:span><text:span text:style-name="T2">Sakın kimse kötülüğe kötülükle karşılık vermesin. Birbiriniz ve bütün insanlar için her zaman iyiliği amaç edinin. (Pavlus'tan Selaniklilere 1. Mektup, 5:14-15)</text:span></text:p>
      <text:p text:style-name="P51"><text:span text:style-name="T6">Herşeye sevinçle dayanıp sabredebilmeniz için</text:span><text:span text:style-name="T2"> O'nun [Allah'ın] yüce gücüne dayanarak bütün kudretle güçlenmenizi diliyoruz. (Pavlus'tan Koloselilere Mektup, 1:11)</text:span></text:p>
      <text:p text:style-name="P51"><text:span text:style-name="T2">... Öyle ki, dünyada kötü arzuların yol açtığı yozlaşmadan kurtulmuş... olasınız. İşte bu nedenle </text:span><text:span text:style-name="T6">her türlü gayreti göstererek imanınıza</text:span><text:span text:style-name="T2"> erdemi, erdeminize bilgiyi, bilginize özdenetimi, özdenetiminize sebat gücünü, </text:span><text:span text:style-name="T6">sebat gücünüze Allah yoluna bağlılığı,</text:span><text:span text:style-name="T2"> bağlılığınıza kardeşseverliği, kardeşseverliğinize sevgiyi </text:span><text:span text:style-name="T6">katın</text:span><text:span text:style-name="T2">. Çünkü bu niteliklere artan ölçüde sahip olursanız... İsa Mesih'i tanımakta etkisiz ve verimsiz olmazsınız. (Petrus'un 2. Mektubu, 1:4-8)</text:span></text:p>
      <text:p text:style-name="P51"><text:span text:style-name="T2">[Hz. İsa (as):] "Kardeş kardeşi, baba çocuğunu ölüme teslim edecek. Çocuklar anne babaya başkaldırıp onları öldürtecek. Benim adımdan ötürü [Allah rızasına uyarak beni izlediğiniz için] herkes sizden nefret edecek. Ama </text:span><text:span text:style-name="T6">sonuna kadar sebat gösteren kurtulacaktır.</text:span><text:span text:style-name="T2">" (Matta, 10:21-22; Markos, 13:12-13)</text:span></text:p>
      <text:p text:style-name="P51"><text:span text:style-name="T2">[Hz. İsa (as):] "O zaman birçok kişi imandan sapacak, birbirlerini ele verecek ve birbirlerinden nefret edecekler. Birçok sahte peygamber türeyecek ve bunlar birçok kişiyi saptıracak. Kötülüklerin çoğalmasından ötürü birçoklarının sevgisi soğuyacak. Ama </text:span><text:span text:style-name="T6">sonuna </text:span><text:soft-page-break/><text:span text:style-name="T6">kadar sabreden kurtulacaktır.</text:span><text:span text:style-name="T2">" (Matta, 24:10-13)</text:span></text:p>
      <text:p text:style-name="P51"><text:span text:style-name="T2">Sense benim öğretimi, davranışımı, amacımı, imanımı, sabrımı, sevgimi, </text:span><text:span text:style-name="T6">sebat gücümü, çektiğim zulüm ve acıları, </text:span><text:span text:style-name="T2">örneğin Antakya'da, Konya'da ve Listra'da başıma gelenleri yakından izledin. </text:span><text:span text:style-name="T6">Ne zulümlere sabrettim! Ama Rab beni hepsinden kurtardı... Allah yoluna yaraşır bir yaşam sürmek isteyenlerin hepsi zulüm görecek. </text:span><text:span text:style-name="T2">Ama kötüler ve sahtekarlar, aldatarak ve aldanarak gittikçe daha beter olacaklar. (Pavlus'tan Timoteos'a 2. Mektup, 3:10-13)</text:span></text:p>
      <text:p text:style-name="P51"><text:span text:style-name="T2">Gayretiniz eksilmesin... Rab'be kulluk edin. Umudunuzla sevinin. </text:span><text:span text:style-name="T6">Sıkıntıya sebat gösterin.</text:span><text:span text:style-name="T2"> Kendinizi duaya verin. (Pavlus'tan Romalılara Mektup, 12:11-12)</text:span></text:p>
      <text:p text:style-name="P51"><text:span text:style-name="T2">Mesih İsa'nın iyi bir askeri [talebesi, takipçisi] olarak benimle birlikte sıkıntıya göğüs ger... Dediklerimi iyi düşün. Rab sana her konuda anlayış verecektir. Bu Müjde [Kutsal Kitap] uğruna bir suçlu gibi </text:span><text:span text:style-name="T6">zincire vurulmaya kadar varan sıkıntılara sabrediyorum. </text:span><text:span text:style-name="T2">Ama Allah'ın sözü zincire vurulmuş değildir. Bunun içindir ki, </text:span><text:span text:style-name="T6">seçilmişler [Allah'ın iman nasip ettiği kulları] uğruna herşeye sabrediyorum. </text:span><text:span text:style-name="T2">Öyle ki, onlar da... kurtuluşa kavuşsunlar. (Pavlus'tan Timoteos'a 2. Mektup, 2:3, 7-10) </text:span></text:p>
      <text:p text:style-name="P51"><text:span text:style-name="T2">İyi toprağa düşenler ise, sözü işitince onu iyi ve sağlam bir yürekte saklayanlardır. </text:span><text:span text:style-name="T6">Bunlar sabırla dayanarak ürün verirler. </text:span><text:span text:style-name="T2">(Luka, 8:15)</text:span></text:p>
      <text:p text:style-name="P51"><text:span text:style-name="T2">[Hz. İsa (as):] "Denendiğim zamanlar </text:span><text:span text:style-name="T6">benimle birlikte sabretmiş olanlar </text:span><text:span text:style-name="T2">sizlersiniz." (Luka, 22:28)</text:span></text:p>
      <text:p text:style-name="P51"><text:span text:style-name="T2">Yaptıklarını, çalışkanlığını, </text:span><text:span text:style-name="T6">sabrını biliyorum.</text:span><text:span text:style-name="T2"> Kötü kişilere katlanamadığını da [buğz ettiğini] biliyorum. Elçi olmadıkları halde kendilerini elçi diye tanıtanları sınadın ve onları yalancı buldun. </text:span><text:span text:style-name="T6">Evet, sabırlısın, [Allah rızası için]... acılara dayandın ve yılmadın.</text:span><text:span text:style-name="T2"> (Vahiy, 2:2-3)</text:span></text:p>
      <text:p text:style-name="P51"><text:span text:style-name="T2">Bu nedenle, sevgili kardeşlerim, </text:span><text:span text:style-name="T6">Rab yolunda verdiğiniz emeğin boşa gitmeyeceğini bilerek sebat gösterin, sarsılmayın, </text:span><text:span text:style-name="T2">Rab'bin yolunda her zaman gayretli olun. (Pavlus'tan Korintlilere 1. Mektup, 15:58)</text:span></text:p>
      <text:p text:style-name="P41"/>
      <text:p text:style-name="P49">Kıskançlıktan Sakınmak</text:p>
      <text:p text:style-name="P51"><text:span text:style-name="T2">Sevgi sabırlıdır, sevgi şefkatlidir. </text:span><text:span text:style-name="T6">Sevgi kıskanmaz,</text:span><text:span text:style-name="T2"> övünmez, böbürlenmez. (Pavlus'tan Korintlilere 1. Mektup, 13:4)</text:span></text:p>
      <text:p text:style-name="P51"><text:span text:style-name="T2">Allah sayesinde yaşıyorsak... boş yere övünen, birbirine meydan okuyan, </text:span><text:span text:style-name="T6">birbirini kıskanan kişiler olmayalım. </text:span><text:span text:style-name="T2">(Pavlus'tan Galatyalılara Mektup, 5:25-26)</text:span></text:p>
      <text:p text:style-name="P51"><text:span text:style-name="T2">İsa şöyle devam etti: "İnsanı kirleten, insanın içinden çıkandır. Çünkü kötü düşünceler, fuhuş, hırsızlık, cinayet, zina, açgözlülük, kötülük, hile, sefahat,</text:span><text:span text:style-name="T6"> kıskançlık</text:span><text:span text:style-name="T2">, iftira, kibir ve akılsızlık içten, insanın yüreğinden kaynaklanır. </text:span><text:span text:style-name="T6">Bu kötülüklerin hepsi içten [nefisten] kaynaklanır ve insanı kirletir</text:span><text:span text:style-name="T2">." (Markos, 7:20-23)</text:span></text:p>
      <text:p text:style-name="P51"><text:span text:style-name="T2">Benliğin [nefsin] işleri açıktır. Bunlar cinsel ahlaksızlık, pislik, sefahat, putperestlik, büyücülük, düşmanlık, çekişme, </text:span><text:span text:style-name="T6">kıskançlık</text:span><text:span text:style-name="T2">, öfke, </text:span><text:span text:style-name="T6">bencil tutkular</text:span><text:span text:style-name="T2">, ayrılıklar, bölünmeler, </text:span><text:span text:style-name="T6">çekememezlik</text:span><text:span text:style-name="T2">, sarhoşluk, çılgınca eğlenceler ve benzeri şeylerdir... (Pavlus'tan Galatyalılara Mektup, 5:19-21)</text:span></text:p>
      <text:p text:style-name="P51"><text:span text:style-name="T2">Bu nedenle her kötülüğü, hileyi, ikiyüzlülüğü, </text:span><text:span text:style-name="T6">kıskançlığı </text:span><text:span text:style-name="T2">ve bütün iftiraları </text:span><text:span text:style-name="T6">üzerinizden </text:span><text:soft-page-break/><text:span text:style-name="T6">sıyırıp atın.</text:span><text:span text:style-name="T2"> Yeni doğmuş bebekler gibi, hilesiz sütü andıran Allah sözünü özleyin ki, bununla beslenip büyüyerek kurtuluşa erişesiniz. Çünkü Rab'bin iyiliğini tattınız. (Petrus'un 1. Mektubu, 2:1-3)</text:span></text:p>
      <text:p text:style-name="P35"><text:span text:style-name="T19">Çünkü hâlâ benliğe [nefsinize] uyuyorsunuz. </text:span><text:span text:style-name="T23">Aranızda kıskançlık ve çekişme olması, benliğe uyduğunuzu, öbür insanlar gibi yaşadığınızı göstermiyor mu? </text:span><text:span text:style-name="T19">(Pavlus'tan Korintlilere 1. Mektup, 3:3)</text:span></text:p>
      <text:p text:style-name="P51"><text:span text:style-name="T6">Kıskanıyorsunuz,</text:span><text:span text:style-name="T2"> isteğinize erişemeyince çekişip kavga ediyorsunuz. </text:span><text:span text:style-name="T6">Elde edemiyorsunuz, çünkü Allah'tan dilemiyorsunuz. </text:span><text:span text:style-name="T2">(Yakup'un Mektubu, 4:2)</text:span></text:p>
      <text:p text:style-name="P51"><text:span text:style-name="T2">Aranızda bilge ve anlayışlı olan kim? Olumlu yaşayışıyla, bilgelikten doğan alçakgönüllülükle iyi eylemlerini göstersin. Ama </text:span><text:span text:style-name="T6">yüreğinizde kin, kıskançlık, bencillik varsa övünmeyin</text:span><text:span text:style-name="T2">, gerçeği yadsımayın. Böylesi "bilgelik" Rahmani değil, dünyadan, insan doğasından, cinlerden gelen bilgeliktir. Çünkü </text:span><text:span text:style-name="T6">nerede kıskançlık, bencillik varsa, orada karışıklık ve her tür kötülük vardır. </text:span><text:span text:style-name="T2">Ama gökten inen [Rahmani olan] bilgelik herşeyden önce paktır, sonra barışçıldır, yumuşaktır, uysaldır. Merhamet ve iyi meyvelerle doludur. Kayırıcılığı, ikiyüzlülüğü yoktur. Barış içinde eken barış yapıcıları doğruluk ürününü biçerler. (Yakup'un Mektubu, 3:13-18)</text:span></text:p>
      <text:p text:style-name="P51"><text:span text:style-name="T2">Allah'ı tanımakta yarar görmedikleri için, Allah onları yararsız düşüncelere, yakışıksız davranışlara teslim etti. Her türlü haksızlık, kötülük, açgözlülük ve kinle doldular. </text:span><text:span text:style-name="T6">Kıskançlık,</text:span><text:span text:style-name="T2"> öldürme hırsı, çekişme, hile, kötü niyetle doludurlar. Dedikoducu, yerici, Allah'tan nefret eden [Allah'ı tenzih ederiz], küstah, kibirli, övüngen, kötülük üreten, anne baba sözü dinlemeyen, anlayışsız, sözünde durmaz, sevgiden yoksun, acımasız insanlardır. </text:span><text:span text:style-name="T6">Böyle davrananların ölümü [cehennem azabını] hak ettiğine ilişkin Allah buyruğunu bildikleri halde, bunları yalnız yapmakla kalmaz, yapanları da onaylarlar.</text:span><text:span text:style-name="T2"> (Pavlus'tan Romalılara Mektup , 1:28-32)</text:span></text:p>
      <text:p text:style-name="P51"><text:span text:style-name="T2">Gece ilerledi, gündüz yaklaştı. Bunun için karanlığın işlerini üzerimizden atıp ışığın silahlarını kuşanalım. Kendimizi çılgınca eğlenceye ve sarhoşluğa, ahlaksızlığa ve sefahate, çekişmeye ve </text:span><text:span text:style-name="T6">kıskançlığa kaptırmayalım</text:span><text:span text:style-name="T2">. Gün ışığında olduğu gibi, saygın bir yaşam sürelim... Benliğinizin tutkularına uymayı düşünmeyin. (Pavlus'tan Romalılara Mektup, 13:12-14)</text:span></text:p>
      <text:p text:style-name="P51"><text:span text:style-name="T6">... Aranızda çekişme, kıskançlık,</text:span><text:span text:style-name="T2"> öfke, bencil tutkular, iftira, dedikodu, böbürlenme, kargaşa </text:span><text:span text:style-name="T6">olmasından korkuyorum.</text:span><text:span text:style-name="T2"> (Pavlus'tan Korintlilere 2. Mektup, 12:20)</text:span></text:p>
      <text:p text:style-name="P41"/>
      <text:p text:style-name="P49">Barışçıl Olmak </text:p>
      <text:p text:style-name="P51"><text:span text:style-name="T2">Kötülüğe kötülükle karşılık vermeyin. Herkesin gözünde iyi olanı yapmaya dikkat edin. </text:span><text:span text:style-name="T6">Herkesle barış içinde yaşamak için elinizden geleni yapın. </text:span><text:span text:style-name="T2">(Pavlus'tan Romalılara Mektup, 12:17-18)</text:span></text:p>
      <text:p text:style-name="P51"><text:span text:style-name="T5">Ne mutlu barışı sağlayanlara!...</text:span><text:span text:style-name="T2"> (Matta, 5: 9)</text:span></text:p>
      <text:p text:style-name="P51"><text:span text:style-name="T6">Herkesle barış içinde yaşamak</text:span><text:span text:style-name="T2"> ve kutsal [salih mümin] olmak </text:span><text:span text:style-name="T6">için gayret edin. </text:span><text:span text:style-name="T2">Kutsallığa sahip olmadan kimse Rab'bi göremeyecek. [Salih müminlerin cennet nimeti olarak Allah'ın Yüce Zatı'nın tecellisini görmeleri kastedilmektedir.] Dikkat edin ki, kimse Allah'ın lütfundan yoksun kalmasın... (İbranilere Mektup, 12:14-15)</text:span></text:p>
      <text:p text:style-name="P51"><text:span text:style-name="T2">Bu yüzden, sunakta adak sunarken kardeşinin sana karşı bir şikayeti olduğunu anımsarsan, adağını orada, sunağın önünde bırak, </text:span><text:span text:style-name="T6">git önce kardeşinle barış;</text:span><text:span text:style-name="T2"> sonra gelip </text:span><text:soft-page-break/><text:span text:style-name="T2">adağını sun. </text:span><text:span text:style-name="T6">Senden davacı olanla daha yoldayken çabucak anlaş...</text:span><text:span text:style-name="T2"> (Matta, 5:23-25)</text:span></text:p>
      <text:p text:style-name="P35"><text:span text:style-name="T19">Tuz yararlıdır. Ama tuz tuzluluğunu yitirirse, bir daha ona nasıl tat verebilirsiniz? İçinizde tuz olsun ve </text:span><text:span text:style-name="T23">birbirinizle barış içinde yaşayın!</text:span><text:span text:style-name="T19"> (Markos, 9:50)</text:span></text:p>
      <text:p text:style-name="P35"><text:span text:style-name="T19">İman etmeyen ayrılırsa ayrılsın. Kardeş ya da kızkardeş böyle durumlarda özgürdür. </text:span><text:span text:style-name="T23">Allah sizi barış içinde yaşamaya çağırdı.</text:span><text:span text:style-name="T19"> (Pavlus'tan Korintlilere 1. Mektup , 7:15)</text:span></text:p>
      <text:p text:style-name="P51"><text:span text:style-name="T2">Kardeşler, aranızda çalışanların, Rab yolunda size önderlik edip öğüt verenlerin değerini bilmenizi rica ederiz. Yaptıkları işten ötürü onlara fazlasıyla saygı, sevgi gösterin. </text:span><text:span text:style-name="T6">Birbirinizle barış içinde yaşayın.</text:span><text:span text:style-name="T2"> (Pavlus'tan Selaniklilere 1. Mektup, 5:12-13)</text:span></text:p>
      <text:p text:style-name="P51"><text:span text:style-name="T2">Ama </text:span><text:span text:style-name="T6">gökten inen [Allah Katından olan] bilgelik herşeyden önce paktır, sonra barışçıldır, yumuşaktır, uysaldır. </text:span><text:span text:style-name="T2">Merhamet ve iyi meyvelerle doludur. Kayırıcılığı, ikiyüzlülüğü yoktur. </text:span><text:span text:style-name="T6">Barış içinde eken barış yapıcıları doğruluk ürününü biçerler. </text:span><text:span text:style-name="T2">(Yakup'un Mektubu, 3:17-18)</text:span></text:p>
      <text:p text:style-name="P51"><text:span text:style-name="T2">Bunun için, sevgili kardeşlerim, mademki bunları bekliyorsunuz, Allah'ın huzurunda lekesiz, kusursuz ve </text:span><text:span text:style-name="T6">barış içinde olmaya gayret edin.</text:span><text:span text:style-name="T2"> (Petrus'un 2. Mektubu, 3:14)</text:span></text:p>
      <text:p text:style-name="P41"/>
      <text:p text:style-name="P49">Sadakat Sahibi Olmak</text:p>
      <text:p text:style-name="P51"><text:span text:style-name="T2">Vay halinize...! Siz nanenin, anasonun ve kimyonun ondalığını verirsiniz de, Kutsal Yasa'nın [Allah'ın emirlerinin] daha önemli yönleri olan adalet, merhamet ve </text:span><text:span text:style-name="T6">sadakati ihmal edersiniz. Ondalık vermeyi ihmal etmeden esas bunları yerine getirmeniz gerekirdi. </text:span><text:span text:style-name="T2">(Matta, 23:23)</text:span></text:p>
      <text:p text:style-name="P51"><text:span text:style-name="T6">Rab'be sadık olan sevgili çocuğum</text:span><text:span text:style-name="T2"> Timoteos'u bu amaçla size gönderiyorum. Her yerde, her kilisede öğrettiğim ve [Allah rızası için] Mesih'te izlediğim yolları o size anımsatacaktır. (Pavlus'tan Korintlilere 1. Mektup, 4:17)</text:span></text:p>
      <text:p text:style-name="P51"><text:span text:style-name="T2">... Pavlus'tan Efes'te bulunan mübareklere, </text:span><text:span text:style-name="T6">Mesih İsa'ya ait olan [Allah rızası için Hz. İsa (as)'ı izleyen] sadıklara selam!</text:span><text:span text:style-name="T2"> Rabbimiz Allah'tan... sizlere lütuf ve esenlik olsun. (Pavlus'tan Efeslilere Mektup, 1:1-2)</text:span></text:p>
      <text:p text:style-name="P51"><text:span text:style-name="T6">Musa... Allah'a nasıl sadık kaldıysa, İsa da kendisini görevlendirene [Allah'a] sadıktır.</text:span><text:span text:style-name="T2"> (İbranililere Mektup, 3:2)</text:span></text:p>
      <text:p text:style-name="P51"><text:span text:style-name="T6">Musa,</text:span><text:span text:style-name="T2"> gelecekte söylenecek sözlere tanıklık etmek için... </text:span><text:span text:style-name="T6">[Allah'a] bir hizmetkar olarak sadık kaldı...</text:span><text:span text:style-name="T2"> (İbranililere Mektup, 3:5)</text:span></text:p>
      <text:p text:style-name="P35"><text:span text:style-name="T19">Çekmek üzere olduğun sıkıntılardan korkma! Bak, denenesiniz diye şeytan içinizden bazılarını yakında zindana atacak. On gün sıkıntı çekeceksiniz. </text:span><text:span text:style-name="T23">Ölüm pahasına da olsa sadık kal, </text:span><text:span text:style-name="T19">sana yaşam tacını [cenneti] vereceğim. (Vahiy, 2:10)</text:span></text:p>
      <text:p text:style-name="P51"><text:span text:style-name="T6">... Onunla [Hz. İsa (as)'yla] birlikte olanlar</text:span><text:span text:style-name="T2">, çağrılmış, seçilmiş ve ona [Allah rızası için Hz. İsa (as)'a] </text:span><text:span text:style-name="T6">sadık kalmış olanlardır. </text:span><text:span text:style-name="T2">(Vahiy, 17:14)</text:span></text:p>
      <text:p text:style-name="P51"><text:span text:style-name="T2">İsa kendisine iman etmiş olan Yahudilere, "</text:span><text:span text:style-name="T6">Eğer benim sözüme bağlı kalırsanız</text:span><text:span text:style-name="T2">, gerçekten öğrencilerim olursunuz. Gerçeği bileceksiniz ve gerçek sizi özgür kılacak" dedi. (Yuhanna, 8:31-32)</text:span></text:p>
      <text:p text:style-name="P51"><text:span text:style-name="T2">... İmanla dolu, iyi bir adam olan Barnaba, Antakya'ya varıp Allah lütfunun meyvelerini görünce sevindi. </text:span><text:span text:style-name="T6">Herkesi, candan ve yürekten Rab'be bağlı kalmaya özendirdi.</text:span><text:span text:style-name="T2"> Sonuç olarak Rab'be daha birçok kişi kazanıldı. (Elçilerin İşleri, 11:23-24)</text:span></text:p>
      <text:p text:style-name="P45"><text:soft-page-break/></text:p>
      <text:p text:style-name="P49">Yardımsever Olmak</text:p>
      <text:p text:style-name="P51"><text:span text:style-name="T2">Herkes kendi yararını değil, </text:span><text:span text:style-name="T6">başkalarının yararını gözetsin.</text:span><text:span text:style-name="T2"> (Pavlus'tan Korintlilere 1. Mektup, 10:24) </text:span></text:p>
      <text:p text:style-name="P51"><text:span text:style-name="T2">[Hz. İsa (as):] "</text:span><text:span text:style-name="T6">... Karşılıksız aldınız, karşılıksız verin.</text:span><text:span text:style-name="T2">" (Matta, 10:8)</text:span></text:p>
      <text:p text:style-name="P51"><text:span text:style-name="T2">Yoksullar her zaman aranızdadır, </text:span><text:span text:style-name="T6">dilediğiniz anda onlara yardım edebilirsiniz... </text:span><text:span text:style-name="T2">(Markos, 14:7)</text:span></text:p>
      <text:p text:style-name="P51"><text:span text:style-name="T6">İhtiyaç içinde olan kutsallara [kendini Allah'a adamışlara] yardım edin.</text:span><text:span text:style-name="T2"> Konuksever olmaya bakın. (Pavlus'tan Romalılara Mektup, 12:13)</text:span></text:p>
      <text:p text:style-name="P35"><text:span text:style-name="T19">... Siz de bilirsiniz ki, bu eller hem benim, hem de </text:span><text:span text:style-name="T23">benimle birlikte olanların gereksinmelerini karşılamak için</text:span><text:span text:style-name="T19"> hizmet etmiştir. Yaptığım her işte sizlere, böyle </text:span><text:span text:style-name="T23">emek vererek güçsüzlere yardım etmemiz </text:span><text:span text:style-name="T19">ve... </text:span><text:span text:style-name="T23">İsa'nın, 'vermek, almaktan daha büyük mutluluktur' diyen sözünü unutmamamız gerektiğini gösterdim.</text:span><text:span text:style-name="T19">" (Elçilerin İşleri, 20:34-35)</text:span></text:p>
      <text:p text:style-name="P35"><text:span text:style-name="T19">Ama dul kadının çocukları ya da torunları varsa, </text:span><text:span text:style-name="T23">bunlar öncelikle kendi ev halkına yardım ederek Allah yolunda yürümeyi </text:span><text:span text:style-name="T19">ve büyüklerine iyilik borcunu ödemeyi </text:span><text:span text:style-name="T23">öğrensinler.</text:span><text:span text:style-name="T19"> Çünkü bu Allah'ı hoşnut eder. (Pavlus'tan Timoteos'a 1. Mektup, 5:4)</text:span></text:p>
      <text:p text:style-name="P51"><text:span text:style-name="T2">Sezariye'de Kornelius adında bir adam vardı. "İtalyan" taburunda yüzbaşıydı. Dindar bir adamdı. Hem kendisi hem de bütün ev halkı Allah'tan korkardı. </text:span><text:span text:style-name="T6">Halka çok yardımda bulunur, Allah'a sürekli dua ederdi.</text:span><text:span text:style-name="T2"> (Elçilerin İşleri, 10:1-2)</text:span></text:p>
      <text:p text:style-name="P51"><text:span text:style-name="T2">Sevgili kardeşim, sana yabancı oldukları halde, kardeşler için yaptığın herşeyde içten bir bağlılıkla davranıyorsun. Onlar, inananlar topluluğu önünde senin sevgine tanıklık ettiler. </text:span><text:span text:style-name="T6">Onları Allah'a yaraşır [Allah'ın rızasına uygun] şekilde yardımlarınla birlikte uğurlarsan, iyi edersin. </text:span><text:span text:style-name="T2">Çünkü inanmayanlardan hiçbir yardım almadan, [Allah rızası için] Mesih adı uğruna yola çıktılar. Bu nedenle </text:span><text:span text:style-name="T6">gerçek uğruna emektaşlar olmak için böylelerini desteklemeliyiz. </text:span><text:span text:style-name="T2">(Yuhanna'nın 3. Mektubu, 5-8)</text:span></text:p>
      <text:p text:style-name="P51"><text:span text:style-name="T2">... Mecdelli denilen Meryem, Hirodes'in kahyası Kuza'nın karısı Yohanna, Suzanna ve daha birçokları İsa'yla birlikte dolaşıyordu. </text:span><text:span text:style-name="T6">Bunlar, kendi olanaklarıyla İsa'ya ve öğrencilerine yardım ediyorlardı</text:span><text:span text:style-name="T2">. (Luka, 8:2-3)</text:span></text:p>
      <text:p text:style-name="P51"><text:span text:style-name="T2">Yafa'da, İsa öğrencisi olan Tabita adında bir kadın vardı. Tabita, ceylan anlamına gelir. Bu kadın </text:span><text:span text:style-name="T6">her zaman iyilik yapıp yoksullara yardım ederdi. </text:span><text:span text:style-name="T2">(Elçilerin İşleri, 9:36)</text:span></text:p>
      <text:p text:style-name="P51"><text:span text:style-name="T2">Apollos Ahaya'ya gitmek isteyince kardeşler onu cesaretlendirdiler. Onu iyi karşılamaları için oradaki öğrencilere mektup yazdılar. Apollos Ahaya'ya varınca </text:span><text:span text:style-name="T6">Allah'ın lütfuyla iman etmiş olanlara çok yardım etti. </text:span><text:span text:style-name="T2">(Elçilerin İşleri, 18:27)</text:span></text:p>
      <text:p text:style-name="P51"><text:span text:style-name="T2">İmanlı bir kadının </text:span><text:span text:style-name="T6">dul yakınları varsa onlara yardım etsin</text:span><text:span text:style-name="T2">. İnananlar topluluğu yük altına girmesin ki, gerçekten </text:span><text:span text:style-name="T6">kimsesiz olan dullara yardım edebilsin.</text:span><text:span text:style-name="T2"> (Pavlus'tan Timoteos'a 1. Mektup, 5:16)</text:span></text:p>
      <text:p text:style-name="P51"><text:span text:style-name="T2">Siz de bilirsiniz, ey Filipililer, Müjde [Allah'ın emirleri] yayılmaya başladığında, Makedonya'dan ayrılışımdan sonra </text:span><text:span text:style-name="T6">sizden başka hiçbir topluluk karşılıklı yardımlaşma konusunda benimle işbirliği yapmadı. </text:span><text:span text:style-name="T2">Ben Selanik'teyken de, </text:span><text:span text:style-name="T6">ihtiyacım olduğunda birkaç kez bana yardımda bulundunuz. </text:span><text:span text:style-name="T2">(Pavlus'tan Filipililere Mektup, 4:15-16) </text:span></text:p>
      <text:p text:style-name="P51"><text:span text:style-name="T2">Yanımda yalnız Luka var. Markos'u alıp beraberinde getir, </text:span><text:span text:style-name="T6">yapacağım hizmette bana </text:span><text:soft-page-break/><text:span text:style-name="T6">yardım eder.</text:span><text:span text:style-name="T2"> (Pavlus'tan Timoteos'a 2. Mektup, 4:11)</text:span></text:p>
      <text:p text:style-name="P51"><text:span text:style-name="T6">... Herhangi bir ihtiyacı olursa, kendisine yardım edin.</text:span><text:span text:style-name="T2"> Çünkü o, [Allah rızası için] ben dahil, birçoklarına destek sağlamıştır. (Pavlus'tan Romalılara Mektup, 16:2)</text:span></text:p>
      <text:p text:style-name="P51"><text:span text:style-name="T2">Öbür teknedeki ortaklarına işaret ederek </text:span><text:span text:style-name="T6">gelip yardım etmelerini istediler.</text:span><text:span text:style-name="T2"> Onlar da geldiler ve her iki tekneyi balıkla doldurdular; tekneler neredeyse batıyordu. (Luka, 5:7)</text:span></text:p>
      <text:p text:style-name="P41"/>
      <text:p text:style-name="P64">İncil'de Akıl ve Hikmete </text:p>
      <text:p text:style-name="P49">Verilen Önem</text:p>
      <text:p text:style-name="P51"><text:span text:style-name="T2">Allah'ın Rab'bi bütün yüreğinle, bütün canınla, </text:span><text:span text:style-name="T6">bütün aklınla</text:span><text:span text:style-name="T2"> ve bütün gücünle </text:span><text:span text:style-name="T6">seveceksin.</text:span><text:span text:style-name="T2"> (Markos, 12:30; Luka, 10:27)</text:span></text:p>
      <text:p text:style-name="P51"><text:span text:style-name="T2">İç varlığımda Allah'ın Yasası'ndan zevk alıyorum... Allah'a şükürler olsun! Sonuç olarak </text:span><text:span text:style-name="T6">ben aklımla Allah'ın Yasası'na... kulluk ediyorum. </text:span><text:span text:style-name="T2">(Pavlus'tan Romalılara Mektup, 7:22-25)</text:span></text:p>
      <text:p text:style-name="P51"><text:span text:style-name="T2">Öyleyse nasıl yaşadığınıza çok dikkat edin. </text:span><text:span text:style-name="T6">Bilgelikten yoksun olanlar gibi değil, bilgeler gibi yaşayın. </text:span><text:span text:style-name="T2">(Pavlus'tan Efeslilere Mektup, 5:15)</text:span></text:p>
      <text:p text:style-name="P51"><text:span text:style-name="T2">Bunu işittiğimiz günden beri biz de sizler için dua etmekten, </text:span><text:span text:style-name="T6">tam bir bilgelik ve ruhsal anlayışla Allah'ın isteğini bütünüyle bilmenizi</text:span><text:span text:style-name="T2"> sağlamasını dilemekten geri kalmadık. (Pavlus'tan Koloselilere Mektup, 1:9)</text:span></text:p>
      <text:p text:style-name="P35"><text:span text:style-name="T19">Çocuk [Hz. İsa (as)] büyüyor, güçleniyor ve </text:span><text:span text:style-name="T23">bilgelikte olgunlaşıyordu.</text:span><text:span text:style-name="T19"> Allah'ın lütfu onun üzerindeydi. (Luka, 2:40)</text:span></text:p>
      <text:p text:style-name="P51"><text:span text:style-name="T6">İsa bilgelikte </text:span><text:span text:style-name="T3">ve boyda</text:span><text:span text:style-name="T6"> gelişiyor, Allah'ın ve insanların beğenisini kazanıyordu. </text:span><text:span text:style-name="T3">(Luka, 2:52)</text:span></text:p>
      <text:p text:style-name="P51"><text:span text:style-name="T6">İçinizden birinin bilgelikte eksiği varsa</text:span><text:span text:style-name="T2">, herkese cömertçe... veren Allah'tan istesin; kendisine verilecektir. (Yakup'un Mektubu, 1:5)</text:span></text:p>
      <text:p text:style-name="P51"><text:span text:style-name="T2">Ama gökten inen </text:span><text:span text:style-name="T6">[Allah Katından olan] bilgelik herşeyden önce paktır, sonra barışçıldır, yumuşaktır, uysaldır.</text:span><text:span text:style-name="T2"> Merhamet ve iyi meyvelerle doludur... (Yakup'un Mektubu, 3:17)</text:span></text:p>
      <text:p text:style-name="P51"><text:span text:style-name="T6">Aranızda bilge ve anlayışlı olan kim? Olumlu yaşayışıyla, bilgelikten doğan alçakgönüllülükle iyi eylemlerini göstersin.</text:span><text:span text:style-name="T2"> (Yakup'un Mektubu, 3:13)</text:span></text:p>
      <text:p text:style-name="P51"><text:span text:style-name="T2">Bunun farkında olan İsa, "Ekmeğiniz yok diye niçin tartışıyorsunuz?" dedi. "</text:span><text:span text:style-name="T6">Hâlâ akıl erdiremiyor, anlamıyor musunuz? Zihniniz köreldi mi?</text:span><text:span text:style-name="T2"> Gözleriniz olduğu halde görmüyor musunuz? Kulaklarınız olduğu halde işitmiyor musunuz? Hatırlamıyor musunuz, beş ekmeği beş bin kişiye bölüştürdüğümde kaç sepet dolusu yemek fazlası topladınız?" "On iki" dediler. "Yedi ekmeği dört bin kişiye bölüştürdüğümde kaç küfe dolusu yemek fazlası topladınız?" "Yedi" dediler. İsa onlara, "Hâlâ anlamıyor musunuz?" dedi. (Markos, 8:17-21)</text:span></text:p>
      <text:p text:style-name="P51"><text:span text:style-name="T2">Mesih'in sözü bütün zenginliğiyle içinizde yaşasın. </text:span><text:span text:style-name="T6">Tam bir bilgelikle birbirinize öğretin,</text:span><text:span text:style-name="T2"> öğüt verin, mezmurlar, ilahiler, ruhsal ezgiler söyleyerek yüreklerinizde şükranla Allah'a nağmeler yükseltin. (Pavlus'tan Koloselilere Mektup, 3:16)</text:span></text:p>
      <text:p text:style-name="P51"><text:span text:style-name="T2">... </text:span><text:span text:style-name="T6">Allah Kendisini tanımanız için size bilgelik... ruhunu versin</text:span><text:span text:style-name="T2"> diye dua ediyorum. (Pavlus'tan Efeslilere Mektup, 1:17)</text:span></text:p>
      <text:p text:style-name="P51"><text:span text:style-name="T2">Ama anlamadıkları konularda sövüp sayan bu kişiler, içgüdüleriyle yaşayan, yakalanıp boğazlanmak üzere doğan, </text:span><text:span text:style-name="T6">akıldan yoksun hayvanlar gibidir.</text:span><text:span text:style-name="T2"> Hayvanlar gibi onlar da yıkıma uğrayacaklar. (Petrus'un 2. Mektubu, 2:12)</text:span></text:p>
      <text:p text:style-name="P51"><text:span text:style-name="T2">... İstefanos'un </text:span><text:span text:style-name="T6">konuşmasındaki bilgeliğe... karşı koyamadılar. </text:span><text:span text:style-name="T2">(Elçilerin İşleri, 6:10)</text:span></text:p>
      <text:p text:style-name="P51"><text:span text:style-name="T2">Bunun üzerine Onikiler, bütün öğrencileri biraraya toplayıp şöyle dediler: "Allah'ın sözünü [Allah'ın vahyini] yayma işini bırakıp maddi işlerle uğraşmamız doğru olmaz. Bu nedenle, kardeşler, aranızdan... </text:span><text:span text:style-name="T6">bilgelikle dolu, yedi saygın kişi seçin.</text:span><text:span text:style-name="T2"> Onları bu iş için görevlendirelim. Biz ise kendimizi duaya ve Allah sözünü yaymaya adayalım." (Elçilerin İşleri, </text:span><text:soft-page-break/><text:span text:style-name="T2">6:2-4)</text:span></text:p>
      <text:p text:style-name="P51"><text:span text:style-name="T2">Yusuf'u kıskanan atalarımız, onu köle olarak Mısır'a sattılar. Ama Allah onunlaydı ve onu bütün sıkıntılarından kurtardı. </text:span><text:span text:style-name="T6">Ona bilgelik vererek</text:span><text:span text:style-name="T2"> Mısır Firavunu'nun gözüne girmesini sağladı. Firavun da onu Mısır ve bütün saray halkı üzerine yönetici atadı. (Elçilerin İşleri, 7:9-10)</text:span></text:p>
      <text:p text:style-name="P51"><text:span text:style-name="T2">Yüreklerinin cesaret bulmasını, sevgide birleşmelerini dilerim. Öyle ki, </text:span><text:span text:style-name="T6">anlayışın verdiği tam güvenliğin bütün zenginliğine kavuşsunlar</text:span><text:span text:style-name="T2"> ve... </text:span><text:span text:style-name="T6">bilginin ve bilgeliğin bütün hazinelerinin saklı olduğu Mesih'i tanısınlar. </text:span><text:span text:style-name="T2">Kimse sizi kulağı okşayan sözlerle aldatmasın diye söylüyorum bunu. (Pavlus'tan Koloselilere Mektup 2:2-4)</text:span></text:p>
      <text:p text:style-name="P51"><text:span text:style-name="T2">Ama bu kişiler anlamadıkları herşeye sövüyorlar. Öte yandan, </text:span><text:span text:style-name="T6">akıldan yoksun hayvanlar gibi</text:span><text:span text:style-name="T2"> içgüdüleriyle anladıkları ne varsa, onları yıkıma götürüyor. (Yahuda'nın Mektubu, 1:10)</text:span></text:p>
      <text:p text:style-name="P51"><text:span text:style-name="T2">Pavlus... "Gerçek ve </text:span><text:span text:style-name="T6">akla uygun sözler söylüyorum</text:span><text:span text:style-name="T2">." (Elçilerin İşleri, 26:25)</text:span></text:p>
      <text:h text:style-name="P97" text:outline-level="1">14. BÖLÜM</text:h>
      <text:h text:style-name="P89" text:outline-level="1">İNCİL'DE ALLAH'I ANMAK VE </text:h>
      <text:h text:style-name="P89" text:outline-level="1">GÜZEL SÖZ SÖYLEMENİN ÖNEMİ</text:h>
      <text:p text:style-name="P13"/>
      <text:p text:style-name="P13"/>
      <text:p text:style-name="P62">Allah'ı Anmak</text:p>
      <text:p text:style-name="P51"><text:span text:style-name="T17">İsa Zeytin Dağı'ndan aşağı inen yola yaklaştığı sırada, öğrencilerinden oluşan kalabalığın tümü, görmüş oldukları bütün mucizelerden ötürü, </text:span><text:span text:style-name="T22">sevinç içinde yüksek sesle Allah'ı övmeye başladılar.</text:span><text:span text:style-name="T17"> (Luka, 19:37)</text:span></text:p>
      <text:p text:style-name="P51"><text:span text:style-name="T17">Adam o anda yeniden görmeye başladı ve</text:span><text:span text:style-name="T22"> Allah'ı yücelterek İsa'nın ardından gitti.</text:span><text:span text:style-name="T17"> Bunu gören </text:span><text:span text:style-name="T22">bütün halk Allah'a övgüler sundu</text:span><text:span text:style-name="T17">. (Luka, 18:43)</text:span></text:p>
      <text:p text:style-name="P51"><text:span text:style-name="T22">Sürekli mescitte bulunuyor, Allah'ı övüyorlardı</text:span><text:span text:style-name="T17">. (Luka, 24:53)</text:span></text:p>
      <text:p text:style-name="P51"><text:span text:style-name="T22">Her gün mescitte toplanmaya devam eden imanlılar,</text:span><text:span text:style-name="T17"> kendi evlerinde de ekmek bölüp içten bir sevinç ve sadelikle yemek yiyor ve </text:span><text:span text:style-name="T22">Allah'ı övüyorlardı. </text:span><text:span text:style-name="T17">(Elçilerin İşleri, 2:46)</text:span></text:p>
      <text:p text:style-name="P51"><text:span text:style-name="T17">Çobanlar, </text:span><text:span text:style-name="T22">işitip gördüklerinin tümü için Allah'ı yüceltip överek geri döndüler.</text:span><text:span text:style-name="T17"> Herşeyi, kendilerine anlatıldığı gibi bulmuşlardı. (Luka, 2:20)</text:span></text:p>
      <text:p text:style-name="P51"><text:span text:style-name="T18">O anda</text:span><text:span text:style-name="T22"> Zekeriya... Allah'ı överek konuşmaya başladı. </text:span><text:span text:style-name="T18">(Luka, 1:64)</text:span></text:p>
      <text:p text:style-name="P51"><text:span text:style-name="T22">Dilimizle Allah'ı överiz...</text:span><text:span text:style-name="T17"> (Yakup'un Mektubu, 3:9)</text:span></text:p>
      <text:p text:style-name="P51"><text:span text:style-name="T17">... Öteki uluslar</text:span><text:span text:style-name="T22"> merhameti için Allah'ı yüceltsin. </text:span><text:span text:style-name="T17">Yazılmış olduğu gibi: "Bunun için uluslar arasında </text:span><text:span text:style-name="T22">Sana şükredeceğim, Adını ilahilerle öveceğim.</text:span><text:span text:style-name="T17">" Yine deniyor ki, "Ey uluslar, O'nun halkıyla [kullarıyla] birlikte sevinin!" Ve, "</text:span><text:span text:style-name="T22">Ey bütün uluslar, Rab'be övgüler sunun! Ey bütün halklar, O'nu yüceltin!</text:span><text:span text:style-name="T17">" (Pavlus'tan Romalılara Mektup, 15:8-11)</text:span></text:p>
      <text:p text:style-name="P51"><text:span text:style-name="T17">On sekiz yıldır içinde hastalık ruhu bulunan bir kadın da oradaydı. İki büklüm olmuş, belini hiç doğrultamıyordu. İsa onu görünce yanına çağırdı. "Kadın" dedi, "Hastalığından kurtuldun." Ellerini kadının üzerine koydu. Kadın hemen doğruldu ve </text:span><text:span text:style-name="T22">Allah'ı yüceltmeye başladı. </text:span><text:span text:style-name="T17">(Luka, 13:11-13)</text:span></text:p>
      <text:p text:style-name="P51"><text:span text:style-name="T17">Onlardan biri, iyileştiğini görünce </text:span><text:span text:style-name="T22">yüksek sesle Allah'ı yücelterek geri döndü</text:span><text:span text:style-name="T17">... (Luka, 17:15-16)</text:span></text:p>
      <text:p text:style-name="P51"><text:span text:style-name="T17">Halk bunu görünce korkuya kapıldı. </text:span><text:span text:style-name="T22">İnsana böyle bir yetki veren Allah'ı yücelttiler.</text:span><text:span text:style-name="T17"> (Matta, 9:8)</text:span></text:p>
      <text:p text:style-name="P51"><text:span text:style-name="T17">Çünkü onların, </text:span><text:span text:style-name="T22">bilmedikleri dillerle konuşup Allah'ı yücelttiklerini </text:span><text:span text:style-name="T17">duyuyorlardı. (Elçilerin İşleri, 10:46-47)</text:span></text:p>
      <text:p text:style-name="P51"><text:span text:style-name="T17">Adam onların gözü önünde hemen ayağa kalktı, üzerinde yattığı yatağı topladı ve </text:span><text:span text:style-name="T22">Allah'ı yücelterek evine gitti. </text:span><text:span text:style-name="T17">Herkesi bir şaşkınlık almıştı. </text:span><text:span text:style-name="T22">Allah'ı yüceltiyor</text:span><text:span text:style-name="T17">, büyük korku içinde, "Bugün şaşılacak işler gördük!" diyorlardı. (Luka, 5:25-26)</text:span></text:p>
      <text:p text:style-name="P51"><text:span text:style-name="T17">Herkesi bir korku almıştı. "Aramızda büyük bir peygamber ortaya çıktı!"... diyerek </text:span><text:span text:style-name="T22">Allah'ı yüceltmeye başladılar. </text:span><text:span text:style-name="T17">(Luka, 7:16)</text:span></text:p>
      <text:p text:style-name="P51"><text:span text:style-name="T17">Meryem de şöyle dedi: "</text:span><text:span text:style-name="T22">Canım Rab'bi yüceltir</text:span><text:span text:style-name="T17">; ruhum, kurtarıcım Allah sayesinde sevinçle coşar. Çünkü O, sıradan biri olan kuluyla ilgilendi. İşte, bundan böyle bütün kuşaklar beni mutlu sayacak. Çünkü Güçlü Olan, benim için büyük işler yaptı. O'nun adı kutsaldır. </text:span><text:soft-page-break/><text:span text:style-name="T17">Kuşaklar boyunca Kendisinden korkanlara merhamet eder." (Luka, 1:46-50)</text:span></text:p>
      <text:p text:style-name="P51"><text:span text:style-name="T17">Çocuğun babası Zekeriya... : "</text:span><text:span text:style-name="T22">... Rab'be övgüler olsun! </text:span><text:span text:style-name="T17">Çünkü halkının [kullarının] yardımına gelip onları kurtardı..." (Luka, 1:67-68)</text:span></text:p>
      <text:p text:style-name="P51"><text:span text:style-name="T17">Bunları dinledikten sonra yatıştılar. </text:span><text:span text:style-name="T22">Allah'ı yücelterek şöyle dediler...</text:span><text:span text:style-name="T17"> (Elçilerin İşleri, 11:18)</text:span></text:p>
      <text:p text:style-name="P51"><text:span text:style-name="T17">Olanları gören yüzbaşı, "Bu adam gerçekten doğru biriydi" diyerek </text:span><text:span text:style-name="T22">Allah'ı yüceltmeye başladı.</text:span><text:span text:style-name="T17"> (Luka, 23:47)</text:span></text:p>
      <text:p text:style-name="P51"><text:span text:style-name="T17">Gece yarısına doğru Pavlus'la Silas dua ediyor, </text:span><text:span text:style-name="T22">Allah'ı ilahilerle yüceltiyorlardı.</text:span><text:span text:style-name="T17"> Öbür tutuklular da onları dinliyordu. (Elçilerin İşleri, 16:25)</text:span></text:p>
      <text:p text:style-name="P51"><text:span text:style-name="T22">... İsa Mesih'in Allah'ını... birlik içinde hep bir ağızdan yüceltesiniz.</text:span><text:span text:style-name="T17"> Bu nedenle, Mesih sizi kabul ettiği gibi, Allah'ın yüceliği için birbirinizi kabul edin. (Pavlus'tan Romalılara Mektup, 15:6-7)</text:span></text:p>
      <text:p text:style-name="P51"><text:span text:style-name="T17">Kurul üyeleri onları bir daha tehdit ettikten sonra serbest bıraktılar; onları cezalandırmak için hiçbir gerekçe bulamamışlardı. </text:span><text:span text:style-name="T22">Çünkü bütün halk, olup bitenler için Allah'ı yüceltiyordu.</text:span><text:span text:style-name="T17"> (Elçilerin İşleri, 4:21)</text:span></text:p>
      <text:p text:style-name="P51"><text:span text:style-name="T17">[Hz. İsa (as):] "</text:span><text:span text:style-name="T22">Adını kardeşlerime duyuracağım, topluluğun ortasında Seni ilahilerle öveceğim</text:span><text:span text:style-name="T17">" diyor. (İbranilere Mektup, 2:12)</text:span></text:p>
      <text:p text:style-name="P51"><text:span text:style-name="T17">İmansızlık edip Allah'ın vaadinden kuşkulanmadı; tersine, imanı güçlendi ve </text:span><text:span text:style-name="T22">Allah'ı yüceltti</text:span><text:span text:style-name="T17">. (Pavlus'tan Romalılara Mektup, 4:20)</text:span></text:p>
      <text:p text:style-name="P51"><text:span text:style-name="T22">Bunları işitince Allah'ı yücelttiler.</text:span><text:span text:style-name="T17"> Pavlus'a, "Görüyorsun kardeş, Yahudiler arasında binlerce imanlı var ve hepsi Kutsal Yasa'nın [Allah'ın emirlerinin] candan savunucusudur" dediler. (Elçilerin İşleri, 21:20)</text:span></text:p>
      <text:p text:style-name="P51"><text:span text:style-name="T17">Ama Mesih imanlısı olduğu için [Hz. İsa (as)'a Allah'ın peygamberi olarak iman ettiği için] acı çeken, bundan utanç duymasın. Taşıdığı bu adla </text:span><text:span text:style-name="T22">Allah'ı yüceltsin.</text:span><text:span text:style-name="T17"> (Petrus'un 1. Mektubu, 4:16)</text:span></text:p>
      <text:p text:style-name="P51"><text:span text:style-name="T17">Yüksek sesle şöyle diyordu: "Allah'tan korkun! </text:span><text:span text:style-name="T22">O'nu yüceltin!</text:span><text:span text:style-name="T17"> Çünkü O'nun yargılama saati geldi. Göğü, yeri, denizi, su pınarlarını yaratana kulluk edin!" (Vahiy, 14:7)</text:span></text:p>
      <text:p text:style-name="P51"><text:span text:style-name="T17">Adam kalktı, hemen şiltesini topladı, hepsinin gözü önünde çıkıp gitti. Herkes şaşakalmıştı. </text:span><text:span text:style-name="T22">Allah'ı övüyorlar, "Böylesini hiç görmemiştik" diyorlardı.</text:span><text:span text:style-name="T17"> (Markos, 2:12)</text:span></text:p>
      <text:p text:style-name="P51"><text:span text:style-name="T17">... </text:span><text:span text:style-name="T22">Allah'ı överek, "En yücelerde Allah'a yücelik olsun, </text:span><text:span text:style-name="T17">yeryüzünde O'nun hoşnut kaldığı insanlara esenlik olsun!" dediler. (Luka, 2:13-14)</text:span></text:p>
      <text:p text:style-name="P51"><text:span text:style-name="T17">... Şimon onu kucağına aldı, </text:span><text:span text:style-name="T22">Allah'ı överek şöyle dedi... </text:span><text:span text:style-name="T17">(Luka, 2:28)</text:span></text:p>
      <text:p text:style-name="P51"><text:span text:style-name="T17">Sıçrayıp ayağa kalktı, yürümeye başladı. Yürüyüp sıçrayarak, </text:span><text:span text:style-name="T22">Allah'ı överek onlarla birlikte mescide girdi. Bütün halk, onun yürüyüp Allah'ı övdüğünü gördü. </text:span><text:span text:style-name="T17">Onun... oturup para dilenen kişi olduğunu anlayınca ondaki değişiklik karşısında büyük bir hayret ve şaşkınlığa düştüler. (Elçilerin İşleri, 3:8-10)</text:span></text:p>
      <text:p text:style-name="P51"><text:span text:style-name="T17">Üstelik bu kardeş, </text:span><text:span text:style-name="T22">Rab'bi yüceltmek</text:span><text:span text:style-name="T17"> ve yardıma hazır olduğumuzu göstermek için yürüttüğümüz bu hayırlı hizmette yol arkadaşımız olmak üzere kiliseler tarafından seçildi. (Pavlus'tan Korintlilere 2. Mektup, 8:9)</text:span></text:p>
      <text:p text:style-name="P51"><text:span text:style-name="T17">Onlar, içtenliğinizi kanıtlayan bu hizmetten ötürü, açıkça benimsediğiniz Mesih Müjdesi'ne [Hz. İsa (as)'a vahyedilen Allah'ın emirlerine] uyarak kendileriyle ve herkesle </text:span><text:soft-page-break/><text:span text:style-name="T22">malınızı cömertçe paylaştığınız için Allah'ı yüceltiyorlar. </text:span><text:span text:style-name="T17">(Pavlus'tan Korintlilere 2. Mektup, 9:13)</text:span></text:p>
      <text:p text:style-name="P51"><text:span text:style-name="T17">Halk, dilsizlerin konuştuğunu, çolakların iyileştiğini, körlerin gördüğünü, kötürümlerin yürüdüğünü görünce şaştı ve </text:span><text:span text:style-name="T22">Allah'ı yüceltti.</text:span><text:span text:style-name="T17"> (Matta, 15:31)</text:span></text:p>
      <text:p text:style-name="P51"><text:span text:style-name="T17">Tam o saatte şiddetli bir deprem oldu, kentin onda biri yıkıldı. Depremde yedi bin kişi can verdi. Geriye kalanlar dehşete kapılıp... </text:span><text:span text:style-name="T22">Allah'ı yücelttiler.</text:span><text:span text:style-name="T17"> (Vahiy, 11:13)</text:span></text:p>
      <text:p text:style-name="P53"/>
      <text:p text:style-name="P62">Kötü Sözden Sakınmak, </text:p>
      <text:p text:style-name="P62">Güzel Sözlü Olmak</text:p>
      <text:p text:style-name="P51"><text:span text:style-name="T22">Ağzınızdan hiç kötü söz çıkmasın.</text:span><text:span text:style-name="T17"> İşitenler yararlansın diye, ihtiyaca göre, başkalarının gelişmesine yarayacak olanı söyleyin. (Pavlus'tan Efeslilere Mektup, 4:29)</text:span></text:p>
      <text:p text:style-name="P51"><text:span text:style-name="T22">Sözünüz tuzla terbiye edilmiş gibi her zaman lütufla dolu olsun.</text:span><text:span text:style-name="T17"> Böylece herkese nasıl karşılık vermek gerektiğini bileceksiniz. (Pavlus'tan Koloselilere Mektup, 4: 6)</text:span></text:p>
      <text:p text:style-name="P51"><text:span text:style-name="T17">Herkes İsa'yı övüyor, </text:span><text:span text:style-name="T22">ağzından çıkan lütufkar sözlere hayran kalıyordu...</text:span><text:span text:style-name="T17"> (Luka, 4:22)</text:span></text:p>
      <text:p text:style-name="P51"><text:span text:style-name="T17">Sonuç olarak hepiniz aynı düşüncede birleşin. Başkalarının duygularını paylaşın. Birbirinizi kardeşçe sevin. Şefkatli, alçakgönüllü olun. </text:span><text:span text:style-name="T22">Kötülüğe kötülükle, sövgüye sövgüyle değil, tersine, kutluluk dileyerek karşılık verin.</text:span><text:span text:style-name="T17"> Çünkü kutlu kılınmayı miras almak için çağrıldınız. (Petrus'un 1. Mektubu, 3:8-9)</text:span></text:p>
      <text:p text:style-name="P51"><text:span text:style-name="T22">... Yaşamdan zevk almak ve iyi günler görmek isteyen, dilini kötülükten, dudaklarını hileli sözlerden uzak tutsun. </text:span><text:span text:style-name="T17">Kötülükten sakınsın ve iyilik etsin. Esenliği arayıp onun ardınca gitsin. Çünkü Rab'bin gözleri [inayeti] doğru kişilerin üzerindedir... Ama Rab kötülük yapanlara karşı durur. (Petrus'un 1. Mektubu, 3:10-12)</text:span></text:p>
      <text:p text:style-name="P51"><text:span text:style-name="T17">Ama şimdi öfke, kızgınlık, kötü niyet dahil, hepsini üzerinizden sıyırıp atın. </text:span><text:span text:style-name="T22">Ağzınızdan hiçbir iftira ya da uygunsuz söz çıkmasın.</text:span><text:span text:style-name="T17"> (Pavlus'tan Koloselilere Mektup, 3:8)</text:span></text:p>
      <text:p text:style-name="P51"><text:span text:style-name="T17">Kendini dindar sanıp da </text:span><text:span text:style-name="T22">dilini dizginlemeyen kişi kendini aldatır...</text:span><text:span text:style-name="T17"> (Yakup'un Mektubu, 1:26)</text:span></text:p>
      <text:p text:style-name="P51"><text:span text:style-name="T17">Ama ben size diyorum ki, kardeşine öfkelenen herkes yargılanacaktır. </text:span><text:span text:style-name="T22">Kim kardeşine aşağılayıcı bir söz söylerse... yargılanacaktır [ahirette karşılığını alacaktır]</text:span><text:span text:style-name="T17">... (Matta, 5:22)</text:span></text:p>
      <text:p text:style-name="P51"><text:span text:style-name="T17">[Ahirette] kendi sözlerinizle aklanacak, yine </text:span><text:span text:style-name="T22">kendi sözlerinizle suçlu çıkarılacaksınız.</text:span><text:span text:style-name="T17"> (Matta, 12:37)</text:span></text:p>
      <text:p text:style-name="P51"><text:span text:style-name="T17">... Allah tarafından Müjde'yi [Allah'ın vahyini] emanet almaya layık görüldüğümüz için, </text:span><text:span text:style-name="T22">insanları değil, yüreklerimizi sınayan Allah'ı hoşnut edecek biçimde konuşuyoruz.</text:span><text:span text:style-name="T17"> (Pavlus'tan Selaniklilere 1. Mektup, 2:3-4)</text:span></text:p>
      <text:p text:style-name="P51"><text:span text:style-name="T17">Kardeşler... </text:span><text:span text:style-name="T22">birbirinize karşı homurdanmayın.</text:span><text:span text:style-name="T17"> (Yakup'un Mektubu, 4:9)</text:span></text:p>
      <text:p text:style-name="P51"><text:span text:style-name="T22">... [Allah rızası için kullanılmayan] dil, öldürücü zehirle dolu, dinmeyen bir kötülüktür. Dilimizle Rab'bi... överiz. Yine dilimizle... yaratılmış olan insanlara söveriz. Övgü ve sövgü aynı ağızdan çıkar. Kardeşlerim, bu böyle olmamalı. Bir pınar aynı gözden tatlı ve acı su akıtır mı? </text:span><text:span text:style-name="T17">Kardeşlerim, incir ağacı zeytin, ya da asma incir verebilir mi? Aynı şekilde, tuzlu su kaynağı tatlı su veremez. (Yakup'un Mektubu, 3:8-12)</text:span></text:p>
      <text:p text:style-name="P51"><text:span text:style-name="T17">Ama </text:span><text:span text:style-name="T22">anlamadıkları konularda sövüp sayan bu kişiler,</text:span><text:span text:style-name="T17"> içgüdüleriyle yaşayan, yakalanıp boğazlanmak üzere doğan, akıldan yoksun hayvanlar gibidir. Hayvanlar gibi onlar da yıkıma </text:span><text:soft-page-break/><text:span text:style-name="T17">uğrayacaklar. (Petrus'un 2. Mektubu, 2:12)</text:span></text:p>
      <text:p text:style-name="P51"><text:span text:style-name="T17">Ama </text:span><text:span text:style-name="T22">bu kişiler anlamadıkları herşeye sövüyorlar.</text:span><text:span text:style-name="T17"> Öte yandan, akıldan yoksun hayvanlar gibi içgüdüleriyle anladıkları ne varsa, onları yıkıma götürüyor. (Yahuda'nın Mektubu, 1:10)</text:span></text:p>
      <text:p text:style-name="P51"><text:span text:style-name="T17">Bakın, gemiler de o kadar büyük olduğu ve güçlü rüzgarlar tarafından sürüklendiği halde, dümencinin gönlü nereye isterse, küçücük bir dümenle o yöne çevrilirler. Bunun gibi, dil de bedenin küçük bir üyesidir, ama büyük işlerle övünür. Bakın, küçücük bir kıvılcım ne kadar büyük bir ormanı tutuşturabilir! </text:span><text:span text:style-name="T22">Dil de [Allah rızasına uygun kullanılmadığında] bir ateş, bedenimizin üyeleri arasında bir kötülük dünyasıdır. Bütün varlığımızı kirletir... </text:span><text:span text:style-name="T17">(Yakup'un Mektubu, 3:4-6)</text:span></text:p>
      <text:p text:style-name="P51"><text:span text:style-name="T22">... Eğer bir kimse sözleriyle hiç hata yapmazsa, bütün bedenini de dizginleyebilen kamil bir kişidir</text:span><text:span text:style-name="T17">. Bize boyun eğmeleri için atların ağızlarına gem vurursak, onların bütün bedenlerini de yönlendirebiliriz. (Yakup'un Mektubu, 3:2-3)</text:span></text:p>
      <text:p text:style-name="P51"><text:span text:style-name="T17">Listra ve Konya'daki </text:span><text:span text:style-name="T22">kardeşler ondan övgüyle söz ediyorlardı.</text:span><text:span text:style-name="T17"> (Elçilerin İşleri, 16:2)</text:span></text:p>
      <text:p text:style-name="P51"><text:span text:style-name="T17">İmanlılar, </text:span><text:span text:style-name="T22">mektuptaki yüreklendirici sözleri okuyunca sevindiler.</text:span><text:span text:style-name="T17"> (Elçilerin İşleri, 15:31)</text:span></text:p>
      <text:p text:style-name="P51"><text:span text:style-name="T17">Bunun gibi, her iyi ağaç iyi meyve verir, </text:span><text:span text:style-name="T22">kötü ağaç ise kötü meyve verir. </text:span><text:span text:style-name="T17">İyi ağaç kötü meyve, kötü ağaç da iyi meyve veremez. (Matta, 7:17-18)</text:span></text:p>
      <text:p text:style-name="P51"><text:span text:style-name="T17">Açgözlülüklerinden ötürü </text:span><text:span text:style-name="T22">uydurma sözlerle sizi sömürecekler.</text:span><text:span text:style-name="T17"> Onlar için çoktan beri verilmiş olan yargı gecikmez. Onları bekleyen yıkım da uyuklamaz. (Petrus'un 2. Mektubu, 2:3)</text:span></text:p>
      <text:p text:style-name="P51"><text:span text:style-name="T17">İsa, halkı yanına çağırıp onlara, "Dinleyin ve şunu belleyin" dedi. "Ağızdan giren şey insanı kirletmez. </text:span><text:span text:style-name="T22">İnsanı kirleten ağızdan çıkandır... ağızdan çıkan, yürekten kaynaklanır. </text:span><text:span text:style-name="T17">İnsanı kirleten de budur.</text:span><text:span text:style-name="T22"> Çünkü kötü düşünceler</text:span><text:span text:style-name="T17">, cinayet, zina, fuhuş, hırsızlık, </text:span><text:span text:style-name="T22">yalan yere tanıklık ve iftira hep [kirli] yürekten kaynaklanır. İnsanı kirleten bunlardır...</text:span><text:span text:style-name="T17">" (Matta, 15:10-20)</text:span></text:p>
      <text:p text:style-name="P51"><text:span text:style-name="T22">... Ağız yürekten taşanı söyler.</text:span><text:span text:style-name="T17"> (Matta, 12:34)</text:span></text:p>
      <text:p text:style-name="P53"/>
      <text:p text:style-name="P62">Tartışmacı Üsluptan Sakınmak</text:p>
      <text:p text:style-name="P51"><text:span text:style-name="T17">Gençlik arzularından kaç. Temiz yürekle Rab'be yakaranlarla birlikte doğruluğun, imanın, sevginin ve esenliğin ardından koş. </text:span><text:span text:style-name="T22">Saçma, cahilce tartışmalara girmeyi reddet. Bunların kavga doğurduğunu bilirsin. Rab'bin kulu kavgacı olmamalı.</text:span><text:span text:style-name="T17"> Tersine, herkese şefkatle davranmalı, öğretme yeteneği olmalı, haksızlıklara sabırla dayanmalıdır. Kendisine karşı olanları yumuşak huyla yola getirmeli. Gerçeği anlamaları için Allah belki onlara bir tövbe yolu açar. (Pavlus'tan Timoteos'a 2. Mektup, 2:22-25)</text:span></text:p>
      <text:p text:style-name="P51"><text:span text:style-name="T22">Akılsız tartışmalardan, soyağacı didişmelerinden, Kutsal Yasa'yla [Allah'ın emirleriyle] ilgili çekişme ve kavgalardan sakın. Bunlar [çekişme ve tartışma] yararsız ve boş şeylerdir.</text:span><text:span text:style-name="T17"> Birinci ve ikinci uyarıdan sonra bölücü kişiyle ilişkini kes. Böyle birinin sapmış olduğundan ve günah işlediğinden emin olabilirsin... (Pavlus'tan Titus'a Mektup, 3:9-11)</text:span></text:p>
      <text:p text:style-name="P51"><text:span text:style-name="T22">Kendimizi... çekişmeye</text:span><text:span text:style-name="T17"> ve kıskançlığa </text:span><text:span text:style-name="T22">kaptırmayalım.</text:span><text:span text:style-name="T17"> Gün ışığında olduğu gibi, saygın bir yaşam sürelim. (Pavlus'tan Romalılara Mektup, 13:13)</text:span></text:p>
      <text:p text:style-name="P51"><text:span text:style-name="T17">... İsa, "Ekmeğiniz yok diye </text:span><text:span text:style-name="T22">niçin tartışıyorsunuz?" dedi. "Hâlâ akıl erdiremiyor, </text:span><text:soft-page-break/><text:span text:style-name="T22">anlamıyor musunuz?</text:span><text:span text:style-name="T17"> Zihniniz köreldi mi? Gözleriniz olduğu halde görmüyor musunuz? Kulaklarınız olduğu halde işitmiyor musunuz? Hatırlamıyor musunuz, beş ekmeği beş bin kişiye bölüştürdüğümde kaç sepet dolusu yemek fazlası topladınız?" "On iki" dediler. (Markos, 8:17-19; Matta, 16:8-11)</text:span></text:p>
      <text:p text:style-name="P51"><text:span text:style-name="T17">... İsa onlara, </text:span><text:span text:style-name="T22">"Yolda neyi tartışıyordunuz?" diye sordu. Hiç birinden ses çıkmadı. Çünkü yolda aralarında kimin en büyük olduğunu tartışmışlardı. </text:span><text:span text:style-name="T17">İsa oturup Onikiler'i yanına çağırdı. Onlara şöyle dedi: "Birinci olmak isteyen en sonuncu olsun, herkesin hizmetkarı olsun." (Markos, 9:33-35)</text:span></text:p>
      <text:p text:style-name="P51"><text:span text:style-name="T17">... Bazı kişilerin farklı öğretiler yaymamasını, masallarla ve sonu gelmeyen soyağaçlarıyla uğraşmamasını öğütle. </text:span><text:span text:style-name="T22">Bu şeyler, imana dayanan Allah'ın hoşnut olduğu düzene hizmet etmekten çok, tartışmalara yol açar.</text:span><text:span text:style-name="T17"> (Pavlus'tan Timoteos'a 1. Mektup, 1:3-4)</text:span></text:p>
      <text:p text:style-name="P51"><text:span text:style-name="T17">Eğer biri farklı öğretiler yayar, doğru sözleri... İsa Mesih'in sözlerini ve Allah yoluna dayanan öğretiyi onaylamazsa, kendini beğenmiş, bilgisiz bir kişidir. </text:span><text:span text:style-name="T22">Böyle biri tartışmaları ve kelime kavgalarını hastalık derecesinde sever. Bu şeyler</text:span><text:span text:style-name="T17"> kıskançlığa, </text:span><text:span text:style-name="T22">çekişmeye</text:span><text:span text:style-name="T17">, iftiraya, kötü kuşkulara, </text:span><text:span text:style-name="T22">düşünceleri yozlaşmış ve gerçeği yitirmiş kişilerin durmadan sürtüşmesine yol açar.</text:span><text:span text:style-name="T17"> Onlar Allah yolunu kazanç yolu sanıyorlar. (Pavlus'tan Timoteos'a 1. Mektup, 6:3-5)</text:span></text:p>
      <text:p text:style-name="P51"><text:span text:style-name="T17">Çünkü hâlâ benliğe [nefse] uyuyorsunuz. </text:span><text:span text:style-name="T22">Aranızda kıskançlık ve çekişme olması, benliğe [nefsinize] uyduğunuzu, öbür insanlar gibi yaşadığınızı göstermiyor mu?...</text:span><text:span text:style-name="T17"> Önemli olan, eken ya da sulayan değil, ekileni büyüten Allah'tır. (Pavlus'tan Korintlilere 1. Mektup, 3:3, 7)</text:span></text:p>
      <text:p text:style-name="P51"><text:span text:style-name="T22">Herşeyi söylenmeden ve çekişmeden yapın ki,</text:span><text:span text:style-name="T17"> yaşam sözüne sımsıkı sarılarak aralarında evrendeki yıldızlar gibi parladığınız bu eğri ve sapkın kuşağın ortasında kusursuz ve saf, Allah'ın lekesiz kulları olasınız... (Pavlus'tan Filipililere Mektup, 2:14-16)</text:span></text:p>
      <text:p text:style-name="P51"><text:span text:style-name="T17">Buna göre, </text:span><text:span text:style-name="T22">erkeklerin öfkelenip çekişmeden,</text:span><text:span text:style-name="T17"> her yerde pak eller yükselterek dua etmelerini isterim. (Pavlus'tan Timoteos'a 1. Mektup, 2:8)</text:span></text:p>
      <text:p text:style-name="P51"><text:span text:style-name="T22">Aranızdaki kavgaların, çekişmelerin kaynağı nedir? </text:span><text:span text:style-name="T17">Bedeninizin üyelerinde savaşan tutkularınız değil mi? (Yakup'un Mektubu, 4:1)</text:span></text:p>
      <text:p text:style-name="P51"><text:span text:style-name="T17">Bir şey arzu ediyor, elde edemeyince adam öldürüyorsunuz. Kıskanıyorsunuz, </text:span><text:span text:style-name="T22">isteğinize erişemeyince çekişip kavga ediyorsunuz.</text:span><text:span text:style-name="T17"> Elde edemiyorsunuz, çünkü Allah'tan dilemiyorsunuz. (Yakup'un Mektubu, 4:2)</text:span></text:p>
      <text:p text:style-name="P10"/>
      <text:p text:style-name="P62">Boş Söz Söylemekten Kaçınmak</text:p>
      <text:p text:style-name="P51"><text:span text:style-name="T17">Size şunu söyleyeyim, </text:span><text:span text:style-name="T22">insanlar söyledikleri her boş söz için yargı günü hesap verecekler.</text:span><text:span text:style-name="T17"> (Matta, 12:36)</text:span></text:p>
      <text:p text:style-name="P51"><text:span text:style-name="T22">Bayağı, boş sözlerden sakın.</text:span><text:span text:style-name="T17"> Çünkü bunlara dalanlar Allah'sızlıkta daha da ileri gidecekler. (Pavlus'tan Timoteos'a 2. Mektup, 2:16)</text:span></text:p>
      <text:p text:style-name="P51"><text:span text:style-name="T17">... Aranızda açık saçıklık, </text:span><text:span text:style-name="T22">budalaca konuşmalar, bayağı şakalar da olmasın. Bunlar size yakışmaz. </text:span><text:span text:style-name="T17">Bunun yerine şükredin... </text:span><text:span text:style-name="T22">Hiç kimse sizi boş sözlerle aldatmasın.</text:span><text:span text:style-name="T17"> Bu şeylerden ötürü Allah'ın gazabı söz dinlemeyenlerin üzerine gelir. Onun için böyleleriyle oturup kalkmayın. (Pavlus'tan Efeslilere Mektup, 5:3-7)</text:span></text:p>
      <text:p text:style-name="P51"><text:soft-page-break/><text:span text:style-name="T17">Çünkü yanlış yolda yürüyenlerden henüz kurtulanları, </text:span><text:span text:style-name="T22">boş ve kurumlu sözler söyleyerek benliğin [nefsin] tutkularıyla, sefahatle ayartırlar.</text:span><text:span text:style-name="T17"> (Petrus'un 2. Mektubu, 2:18)</text:span></text:p>
      <text:p text:style-name="P51"><text:span text:style-name="T17">Ey Timoteos, sana emanet edileni koru. </text:span><text:span text:style-name="T22">Bayağı ve boş sözlerden, yalan yere "bilgi" denen düşüncelerin çelişkilerinden sakın. </text:span><text:span text:style-name="T17">Bu sözde bilgiye sahip olma iddiasında bulunan bazıları imandan saptılar. Allah'ın lütfu sizlerle birlikte olsun. (Pavlus'tan Timoteos'a 1. Mektup, 6:20-21)</text:span></text:p>
      <text:p text:style-name="P51"><text:span text:style-name="T17">Dikkatli olun! </text:span><text:span text:style-name="T22">... İnsanların geleneğine, dünyanın temel ilkelerine dayanan [dinsiz] felsefeyle, boş ve aldatıcı sözlerle kimse sizi tutsak etmesin. </text:span><text:span text:style-name="T17">(Pavlus'tan Koloselilere Mektup, 2:8)</text:span></text:p>
      <text:p text:style-name="P57"/>
      <text:p text:style-name="P62">Doğru Söz Söylemek</text:p>
      <text:p text:style-name="P51"><text:span text:style-name="T17">İyi olanı yaparak her konuda onlara örnek ol. </text:span><text:span text:style-name="T22">Öğretişinde dürüst ve ağırbaşlı ol, kimsenin kınayamayacağı doğru sözler söyle.</text:span><text:span text:style-name="T17"> Öyle ki bize karşı gelen, hakkımızda söyleyecek kötü bir söz bulamayıp utansın. (Pavlus'tan Titus'a Mektup, 2:7-8)</text:span></text:p>
      <text:p text:style-name="P51"><text:span text:style-name="T17">Ama şimdi öfke, kızgınlık, kötü niyet dahil, hepsini üzerinizden sıyırıp atın. </text:span><text:span text:style-name="T22">Ağzınızdan hiçbir iftira ya da uygunsuz söz çıkmasın. </text:span><text:span text:style-name="T17">(Pavlus'tan Koloselilere Mektup, 3:8)</text:span></text:p>
      <text:p text:style-name="P51"><text:span text:style-name="T22">Benden işitmiş olduğun doğru sözleri örnek alarak</text:span><text:span text:style-name="T17"> imanla ve [Allah rızası için] Mesih İsa'da olan sevgiyle bunlara bağlı kal. (Pavlus'tan Timoteos'a 2. Mektup, 1:13)</text:span></text:p>
      <text:p text:style-name="P51"><text:span text:style-name="T17">Eğer biri farklı öğretiler yayar, </text:span><text:span text:style-name="T22">doğru sözleri... İsa Mesih'in sözlerini ve Allah yoluna dayanan öğretiyi onaylamazsa, kendini beğenmiş, bilgisiz bir kişidir.</text:span><text:span text:style-name="T17"> (Pavlus'tan Timoteos'a 1. Mektup, 6:3-4)</text:span></text:p>
      <text:p text:style-name="P51"><text:span text:style-name="T17">O [Hz. İsa (as)] günah işlemedi, </text:span><text:span text:style-name="T22">ağzından hileli söz çıkmadı.</text:span><text:span text:style-name="T17"> (Petrus'un 1. Mektubu, 2:22)</text:span></text:p>
      <text:p text:style-name="P51"><text:span text:style-name="T22">Ağızlarından hiç yalan çıkmamıştır...</text:span><text:span text:style-name="T17"> (Vahiy, 14:5)</text:span></text:p>
      <text:p text:style-name="P51"><text:span text:style-name="T17">Çünkü kötü düşünceler, cinayet, zina, fuhuş, hırsızlık, </text:span><text:span text:style-name="T22">yalan yere tanıklık ve iftira hep [kirli] yürekten kaynaklanır. İnsanı kirleten bunlardır...</text:span><text:span text:style-name="T17"> (Matta, 15:19-20; Markos, 7:21-23)</text:span></text:p>
      <text:p text:style-name="P51"><text:span text:style-name="T17">Bu nedenle her kötülüğü, hileyi, ikiyüzlülüğü, kıskançlığı ve </text:span><text:span text:style-name="T22">bütün iftiraları üzerinizden sıyırıp atın.</text:span><text:span text:style-name="T17"> (Petrus'un 1. Mektubu, 2:1)</text:span></text:p>
      <text:p text:style-name="P53"/>
      <text:p text:style-name="P16">Allah'ın Emirlerini ve Hak Dini </text:p>
      <text:p text:style-name="P16">Tebliğ Etmek</text:p>
      <text:p text:style-name="P51"><text:span text:style-name="T17">Kardeşlerin çoğu da zincire vuruluşumdan ötürü Rab'be güvenerek </text:span><text:span text:style-name="T22">Allah'ın sözünü korkusuzca söylemekte</text:span><text:span text:style-name="T17"> daha da cesur davranıyorlar. (Pavlus'tan Filipililere Mektup, 1:14)</text:span></text:p>
      <text:p text:style-name="P51"><text:span text:style-name="T22">Gittiğiniz her yerde Allah'ın Egemenliği'nin [ahiret hayatının] yaklaştığını duyurun... </text:span><text:span text:style-name="T17">Karşılıksız aldınız, karşılıksız verin. (Matta, 10:7-8)</text:span></text:p>
      <text:p text:style-name="P51"><text:span text:style-name="T22">Konuşan, Allah'ın sözlerini [Allah'tan gelen vahyi] iletir gibi konuşsun. </text:span><text:span text:style-name="T17">Başkalarına hizmet eden, Allah'ın verdiği güçle hizmet etsin... (Petrus'un 1. Mektubu, 4:11)</text:span></text:p>
      <text:p text:style-name="P51"><text:span text:style-name="T17">[Hz. İsa (as):] "Adil Allah, dünya Seni tanımıyor, ama ben Seni tanıyorum... </text:span><text:span text:style-name="T22">Senin adını onlara bildirdim ve bildirmeye devam edeceğim.</text:span><text:span text:style-name="T17">" (Yuhanna, 17:25-26)</text:span></text:p>
      <text:p text:style-name="P51"><text:span text:style-name="T17">Orada bulunan hastaları iyileştirin ve kendilerine, '</text:span><text:span text:style-name="T22">Allah'ın Egemenliği [ahiret hayatı] size yaklaştı' deyin.</text:span><text:span text:style-name="T17"> (Luka, 10:9)</text:span></text:p>
      <text:p text:style-name="P51"><text:soft-page-break/><text:span text:style-name="T17">Aynı zamanda bizim için de dua edin ki </text:span><text:span text:style-name="T22">Allah, sözünü yaymamız ve uğruna hapsedildiğim Mesih sırrını [Hz. İsa (as)'a inen vahyi] açıklamamız için bize bir kapı açsın. </text:span><text:span text:style-name="T17">(Pavlus'tan Koloselilere Mektup, 4:3)</text:span></text:p>
      <text:p text:style-name="P51"><text:span text:style-name="T17">Yeruşalim'den başlayıp İllirikum bölgesine kadar </text:span><text:span text:style-name="T22">dolaşarak Mesih'in Müjdesi'ni [Allah'ın Hz. İsa (as)'a vahyini] eksiksiz duyurdum.</text:span><text:span text:style-name="T17"> (Pavlus'tan Romalılara Mektup, 15:18-19)</text:span></text:p>
      <text:p text:style-name="P51"><text:span text:style-name="T17">Şimdi kardeşlerim, yanınıza gelip dillerle konuşsam, ama </text:span><text:span text:style-name="T22">size bir vahiy, bir bilgi, bir peygamberlik sözü ya da bir öğreti getirmesem, size ne yararım olur?</text:span><text:span text:style-name="T17"> Kaval ya da lir gibi ses veren cansız nesneler bile değişik sesler çıkarmasa, kaval mı, lir mi çalındığını kim anlar? Borazan belirgin bir ses çıkarmasa, kim savaşa hazırlanır? </text:span><text:span text:style-name="T22">Bunun gibi, siz de anlaşılır bir dil konuşmazsanız, söyledikleriniz nasıl anlaşılır?... </text:span><text:span text:style-name="T17">(Pavlus'tan Korintlilere 1. Mektup, 14:6-9)</text:span></text:p>
      <text:p text:style-name="P51"><text:span text:style-name="T22">... Allah'ın sözünü duyur. Zaman uygun olsun olmasın, bu görevi sürdür. İnsanları tam bir sabırla eğiterek ikna et, uyar, isteklendir. </text:span><text:span text:style-name="T17">Çünkü öyle bir zaman gelecek ki, sağlam öğretiye dayanamayacaklar. Kulaklarını okşayan sözler dinleyebilmek için çevrelerine, kendi arzularına uygun öğretmenler toplayacaklar. Kulaklarını gerçeğin sesine tıkayacak, dönüp efsanelere dalacaklar. </text:span><text:span text:style-name="T22">Ama sen her durumda</text:span><text:span text:style-name="T17"> ayık ol, sıkıntıya göğüs ger, </text:span><text:span text:style-name="T22">müjdeci olarak çalış, görevini tamamla.</text:span><text:span text:style-name="T17"> (Pavlus'tan Timoteos'a 2. Mektup, 4:1-5)</text:span></text:p>
      <text:p text:style-name="P51"><text:span text:style-name="T22">Allah'ın sözünü [Allah'tan gelen vahyi] size iletmiş olan </text:span><text:span text:style-name="T17">önderlerinizi anımsayın. Yaşayışlarının sonucuna bakarak onların imanını örnek alın. (İbranilere Mektup, 13:7)</text:span></text:p>
      <text:p text:style-name="P51"><text:span text:style-name="T17">Ağzınızdan hiç kötü söz çıkmasın. </text:span><text:span text:style-name="T22">İşitenler yararlansın diye, ihtiyaca göre, başkalarının gelişmesine yarayacak olanı söyleyin. </text:span><text:span text:style-name="T17">(Pavlus'tan Efeslilere 2. Mektup, 4:29)</text:span></text:p>
      <text:p text:style-name="P51"><text:span text:style-name="T17">Öyleyse ne diyelim, kardeşler? </text:span><text:span text:style-name="T22">Toplandığınızda her birinizin bir ilahisi, öğretecek bir konusu... </text:span><text:span text:style-name="T17">bilmediği dilde söyleyecek bir sözü ya da bir çevirisi vardır. </text:span><text:span text:style-name="T22">Herşey topluluğun gelişmesi için olsun. </text:span><text:span text:style-name="T17">(Pavlus'tan Korintlilere 1. Mektup, 14:26)</text:span></text:p>
      <text:p text:style-name="P51"><text:span text:style-name="T22">Yaşlı adama çıkışma, böylesine babanmış gibi öğüt ver. Genç erkeklere kardeşlerinmiş gibi, yaşlı kadınlara annenmiş gibi, genç kadınlara da tam bir yürek temizliğiyle kızkardeşlerinmiş gibi öğüt ver.</text:span><text:span text:style-name="T17"> Gerçekten kimsesiz olan dul kadınlara saygı göster. (Pavlus'tan Timoteos'a 1. Mektup, 5:1-3)</text:span></text:p>
      <text:p text:style-name="P51"><text:span text:style-name="T17">İmanda, </text:span><text:span text:style-name="T22">söz söylemekte [Allah'ın dinini tebliğde]</text:span><text:span text:style-name="T17">, bilgide, her tür gayrette, bize beslediğiniz sevgide, herşeyde </text:span><text:span text:style-name="T22">üstün olduğunuz gibi</text:span><text:span text:style-name="T17">, bu hayırlı işte de üstün olmaya bakın. (Pavlus'tan Korintlilere 2. Mektup, 8:7)</text:span></text:p>
      <text:p text:style-name="P10"/>
      <text:p text:style-name="P62">Dedikodudan Kaçınmak</text:p>
      <text:p text:style-name="P51"><text:span text:style-name="T17">Çünkü geldiğimde sizi istediğim durumda bulamayacağımdan korkuyorum. Sizler de beni istediğiniz durumda bulamayabilirsiniz. </text:span><text:span text:style-name="T22">Aranızda</text:span><text:span text:style-name="T17"> çekişme, kıskançlık, öfke, bencil tutkular, iftira, </text:span><text:span text:style-name="T22">dedikodu</text:span><text:span text:style-name="T17">, böbürlenme, kargaşa </text:span><text:span text:style-name="T22">olmasından korkuyorum.</text:span><text:span text:style-name="T17"> (Pavlus'tan Korintlilere 2. Mektup, 12:20)</text:span></text:p>
      <text:h text:style-name="P97" text:outline-level="1">15. BOLUM</text:h>
      <text:h text:style-name="P89" text:outline-level="1">İNCİL'DE KURAN'A UYGUN </text:h>
      <text:h text:style-name="P89" text:outline-level="1">İBADETLER</text:h>
      <text:p text:style-name="P58"/>
      <text:p text:style-name="P59"/>
      <text:p text:style-name="P62">Oruç Tutmak</text:p>
      <text:p text:style-name="P35"><text:span text:style-name="T4">"</text:span><text:span text:style-name="T8">Oruç tuttuğunuz zaman</text:span><text:span text:style-name="T4">, ikiyüzlüler gibi surat asmayın. Onlar oruç tuttuklarını insanlara belli etmek için kendilerine perişan bir görünüm verirler... Siz </text:span><text:span text:style-name="T8">oruç tuttuğunuz zaman, başınıza yağ sürüp yüzünüzü yıkayın.</text:span><text:span text:style-name="T4"> Öyle ki, insanlara değil, gizlide olan Allah'a oruçlu görünesiniz [sadece gizlide olanı bilen Allah'ın rızasını gözetin]. Gizlilik içinde yapılanı gören Allah sizi ödüllendirecektir." (Matta, 6:16-18)</text:span></text:p>
      <text:p text:style-name="P51"><text:span text:style-name="T17">... [Anna adındaki kadın] mescitten ayrılmaz, </text:span><text:span text:style-name="T22">oruç tutup dua ederek</text:span><text:span text:style-name="T17"> gece gündüz Allah'a ibadet ederdi. (Luka, 2:36-37)</text:span></text:p>
      <text:p text:style-name="P51"><text:span text:style-name="T17">... İsa kırk gün kırk gece </text:span><text:span text:style-name="T22">oruç tuttuktan sonra</text:span><text:span text:style-name="T17"> acıktı. (Matta, 4:1-2)</text:span></text:p>
      <text:p text:style-name="P51"><text:span text:style-name="T22">Yahya geldiği zaman oruç tutup</text:span><text:span text:style-name="T17"> içkiden kaçındı... (Matta, 11:18; Luka, 7:33)</text:span></text:p>
      <text:p text:style-name="P51"><text:span text:style-name="T17">Ferisi ayakta kendi kendine şöyle dua etti: 'Allah'ım öbür insanlara –soygunculara, hak yiyenlere, zina edenlere– ya da şu vergi görevlisine benzemediğim için Sana şükrederim. Haftada iki gün </text:span><text:span text:style-name="T22">oruç tutuyor</text:span><text:span text:style-name="T17">, bütün kazancımın ondalığını veriyorum.' (Luka, 18:11-12)</text:span></text:p>
      <text:p text:style-name="P51"><text:span text:style-name="T17">Bunlar Rab'be ibadet edip </text:span><text:span text:style-name="T22">oruç tutarlarken...</text:span><text:span text:style-name="T17"> Böylece </text:span><text:span text:style-name="T22">oruç tutup dua ettikten sonra,</text:span><text:span text:style-name="T17"> Barnaba'yla Saul'un üzerine ellerini koyup onları yolcu ettiler. (Elçilerin İşleri, 13:2-3)</text:span></text:p>
      <text:p text:style-name="P51"><text:span text:style-name="T17">... </text:span><text:span text:style-name="T22">Dua ve oruçla</text:span><text:span text:style-name="T17"> onları, inandıkları Rab'be emanet ettiler. (Elçilerin İşleri, 14:23)</text:span></text:p>
      <text:p text:style-name="P51"><text:span text:style-name="T22">... Oruç günü</text:span><text:span text:style-name="T17"> bile geçmişti. (Elçilerin İşleri, 27:9)</text:span></text:p>
      <text:p text:style-name="P53"/>
      <text:p text:style-name="P62">Zekat-Sadaka İbadeti</text:p>
      <text:p text:style-name="P35"><text:span text:style-name="T8">Ben de... [Allah rızası için] malımı da kendimi de seve seve harcayacağım...</text:span><text:span text:style-name="T4"> (Pavlus'tan Korintlilere 2. Mektup, 12:15)</text:span></text:p>
      <text:p text:style-name="P51"><text:span text:style-name="T17">... Siz bardağın ve tabağın dışını temizlersiniz, ama içiniz açgözlülük ve kötülükle doludur. Ey akılsızlar! Dışı yapanla içi yapan aynı değil mi? </text:span><text:span text:style-name="T22">Siz kaplarınızın içindekini sadaka olarak verin, o zaman sizin için herşey temiz olur. </text:span><text:span text:style-name="T17">(Luka, 11:39-41)</text:span></text:p>
      <text:p text:style-name="P51"><text:span text:style-name="T17">Doğruluğunuzu insanların gözü önünde gösteriş amacıyla sergilemekten kaçının. Yoksa... Allah'tan ödül alamazsınız. Bu nedenle, </text:span><text:span text:style-name="T22">birisine sadaka verirken bunu borazan çaldırarak ilan etmeyin. </text:span><text:span text:style-name="T17">İkiyüzlüler, insanların övgüsünü kazanmak için havralarda ve sokaklarda böyle yaparlar. Size doğrusunu söyleyeyim, onlar ödüllerini almışlardır. </text:span><text:span text:style-name="T22">Siz sadaka verirken, sol eliniz sağ elinizin ne yaptığını bilmesin. Öyle ki, verdiğiniz sadaka gizli kalsın. </text:span><text:span text:style-name="T17">Gizlice yapılanı gören Allah'ınız sizi ödüllendirecektir. (Matta, 6:1-4)</text:span></text:p>
      <text:p text:style-name="P51"><text:span text:style-name="T17">Gittiğiniz her yerde Allah'ın Egemenliği'nin [cennet vaadinin] yaklaştığını duyurun. Hastaları iyileştirin... cüzzamlıları temiz kılın... </text:span><text:span text:style-name="T22">Karşılıksız aldınız, karşılıksız verin. Kuşağınıza altın, gümüş, ya da bakır para koymayın. </text:span><text:span text:style-name="T17">(Matta, 10:7-9)</text:span></text:p>
      <text:p text:style-name="P51"><text:span text:style-name="T17">... Allah'ın büyük lütfu hepsinin [iman edenler] üzerindeydi. Aralarında yoksul olan yoktu. Çünkü </text:span><text:span text:style-name="T22">toprak ya da ev sahibi olanlar bunları satar, sattıklarının bedelini getirip </text:span><text:soft-page-break/><text:span text:style-name="T22">elçilerin buyruğuna verirlerdi; bu da herkese ihtiyacına göre dağıtılırdı.</text:span><text:span text:style-name="T17"> (Elçilerin İşleri, 4:33-35)</text:span></text:p>
      <text:p text:style-name="P51"><text:span text:style-name="T17">Dünya ulusları hep bu şeylerin peşinden giderler. Oysa Allah'ınız, bunlara gereksinmeniz olduğunu bilir. Siz O'nun Egemenliğinin ardından gidin [Allah'ın rızasını arayın], o zaman size bunlar da verilecektir. Korkma, ey küçük sürü! Çünkü Allah'ınız, egemenliği size vermeyi uygun gördü. </text:span><text:span text:style-name="T22">Mallarınızı satın, sadaka olarak verin. Kendinize eskimeyen keseler, göklerde [ahirette] tükenmeyen bir hazine edinin. </text:span><text:span text:style-name="T17">Orada ne hırsız ona yaklaşır, ne de güve onu yer. Hazineniz neredeyse, yüreğiniz de orada olacaktır. (Luka, 12:30-34)</text:span></text:p>
      <text:p text:style-name="P51"><text:span text:style-name="T17">[Hz. İsa (as):] "Ama beni dinleyen sizlere şunu söylüyorum: </text:span><text:span text:style-name="T22">... Abanızı alandan mintanınızı da esirgemeyin. Sizden bir şey dileyen herkese verin, malınızı alandan onu geri istemeyin.</text:span><text:span text:style-name="T17"> İnsanların size nasıl davranmasını istiyorsanız, siz de onlara öyle davranın... Size iyilik yapanlara iyilik yaparsanız, bu size ne övgü kazandırır? Günahkarlar bile böyle yapar. </text:span><text:span text:style-name="T22">Geri alacağınızı umduğunuz kişilere ödünç verirseniz, bu size ne övgü kazandırır?</text:span><text:span text:style-name="T17"> Günahkarlar bile verdiklerini geri almak koşuluyla günahkarlara ödünç verirler. Ama siz düşmanlarınızı sevin, iyilik yapın, </text:span><text:span text:style-name="T22">hiçbir karşılık beklemeden ödünç verin</text:span><text:span text:style-name="T17">. Alacağınız ödül büyük olacak..." (Luka, 6:27-35)</text:span></text:p>
      <text:p text:style-name="P51"><text:span text:style-name="T22">Yeryüzünde kendinize hazineler biriktirmeyin. </text:span><text:span text:style-name="T17">Burada güve ve pas onları yiyip bitirir, hırsızlar da girip çalarlar. Bunun yerine </text:span><text:span text:style-name="T22">kendinize gökte [ahiret için] hazineler biriktirin.</text:span><text:span text:style-name="T17"> Orada ne güve ne pas onları yiyip bitirir, ne de hırsızlar girip çalar. Hazineniz neredeyse, yüreğiniz de orada olacak. (Matta, 6:19-21)</text:span></text:p>
      <text:p text:style-name="P51"><text:span text:style-name="T17">Öğüt veren, öğütte bulunsun. </text:span><text:span text:style-name="T22">Bağışta bulunan, bunu cömertçe yapsın. </text:span><text:span text:style-name="T17">Yöneten, gayretle yönetsin. Merhamet eden, bunu güler yüzle yapsın. (Pavlus'tan Romalılara Mektup, 12:8)</text:span></text:p>
      <text:p text:style-name="P51"><text:span text:style-name="T17">Yahya onlara, </text:span><text:span text:style-name="T22">"İki mintanı olan birini mintanı olmayana versin; yiyeceği olan yiyeceği olmayanla paylaşsın"</text:span><text:span text:style-name="T17"> yanıtını verdi. (Luka, 3:11)</text:span></text:p>
      <text:p text:style-name="P51"><text:span text:style-name="T22">İhtiyaç içinde olan kutsallara [kendini Allah'a adamışlara] yardım edin.</text:span><text:span text:style-name="T17"> Konuksever olmaya bakın. (Pavlus'tan Romalılara Mektup, 12:13)</text:span></text:p>
      <text:p text:style-name="P51"><text:span text:style-name="T17">İsa kendisini yemeğe çağırmış olana da şöyle dedi: "Bir öğlen ya da akşam yemeği verdiğin zaman dostlarını, kardeşlerini, akrabalarını ve zengin komşularını çağırma. Yoksa onlar da seni çağırarak karşılık verirler. Ama </text:span><text:span text:style-name="T22">ziyafet verdiğin zaman yoksulları, kötürümleri, sakatları, körleri çağır</text:span><text:span text:style-name="T17">. Böylece mutlu olursun. Çünkü bunlar sana karşılık verecek durumda değildirler. </text:span><text:span text:style-name="T22">Karşılığı sana... [insanlar] dirildiği zaman [ahirette] verilecektir.</text:span><text:span text:style-name="T17"> (Luka, 14:12-14)</text:span></text:p>
      <text:p text:style-name="P51"><text:span text:style-name="T17">Zakkay ayağa kalkıp... şöyle dedi: </text:span><text:span text:style-name="T22">"... İşte malımın yarısını yoksullara veriyorum. Bir kimseden haksızlıkla bir şey aldımsa, dört katını geri vereceğim."</text:span><text:span text:style-name="T17"> İsa dedi ki, "Bu ev bugün kurtuluşa kavuştu. Çünkü bu adam da İbrahim'in oğludur." (Luka, 19:8-9)</text:span></text:p>
      <text:p text:style-name="P51"><text:span text:style-name="T17">İsa mescidin para kutusu karşısında oturup topluluğun kutuya para atışını gözledi. Birçok varlıklı kişi bol para attı. Bu arada yoksul bir dul kadın yaklaşıp bir metelik değerinde iki bakır kuruş attı. İsa öğrencilerini yanına çağırarak, "Doğrusu size derim ki" dedi, </text:span><text:span text:style-name="T22">"Bu yoksul dul kutuya para atanların tümünden daha çok para attı. Çünkü ötekilerin tümü varlıklarının bolluğundan bıraktılar. Ama bu kadın yoksulluğundan –nesi varsa onu, tüm geçim </text:span><text:soft-page-break/><text:span text:style-name="T22">olanağını- bıraktı."</text:span><text:span text:style-name="T17"> (Markos, 12:41-44; Luka, 21:1-4)</text:span></text:p>
      <text:p text:style-name="P51"><text:span text:style-name="T17">İsa yola çıkarken, biri koşarak yanına geldi. Önünde diz çöküp ona, "İyi öğretmenim, sonsuz yaşama [cennete] kavuşmak için ne yapmalıyım?" diye sordu. İsa, "... O'nun [Allah'ın] buyruklarını biliyorsun: 'Adam öldürmeyeceksin, zina etmeyeceksin, çalmayacaksın, yalan yere tanıklık etmeyeceksin, kimsenin hakkını yemeyeceksin, annene babana saygı göstereceksin.'" Adam, "Öğretmenim, bunların hepsini gençliğimden beri yerine getiriyorum" dedi. </text:span><text:span text:style-name="T22">Ona sevgiyle bakan İsa, "Bir eksiğin var" dedi. "Git neyin varsa sat, parasını yoksullara ver; böylece gökte [ahirette] hazinen olur. Sonra gel, beni izle."</text:span><text:span text:style-name="T17"> Bu sözler üzerine adamın yüzü asıldı, üzüntü içinde oradan uzaklaştı. Çünkü çok malı vardı. İsa çevresine göz gezdirdikten sonra öğrencilerine, "Varlıklı kişilerin [infak etmedikleri sürece] Allah Egemenliği'ne [cennete] girmesi ne güç olacak!" dedi. Öğrenciler onun sözlerine şaştılar... Birbirlerine, "Öyleyse kim kurtulabilir?" diyorlardı... Petrus ona [Hz. İsa (as)'a], "Bak, biz herşeyi bırakıp senin ardından geldik" demeye başladı. "Size doğrusunu söyleyeyim" dedi İsa, "[Allah rızası için] benim ve Müjde'nin [Allah'ın emirlerinin] uğruna evini, kardeşlerini, anne ya da babasını, çocuklarını ya da topraklarını bırakıp da şimdi, bu çağda çekeceği zulümlerle birlikte yüz kat daha fazla eve, kardeşe, anneye, çocuğa, toprağa ve gelecek çağda sonsuz yaşama [cennete] kavuşmayacak hiç kimse yoktur. Ne var ki, birincilerin birçoğu sonuncu, sonuncuların birçoğu da birinci olacak." (Markos, 10:17-31; Matta, 19:16-30; Luka, 18:18-30)</text:span></text:p>
      <text:p text:style-name="P51"><text:span text:style-name="T17">Hananya adında bir adam, karısı Safira'nın onayıyla bir mülk sattı, paranın bir kısmını kendine saklayarak gerisini getirip elçilerin buyruğuna verdi. Karısının da olup bitenlerden haberi vardı. Petrus ona, "Hananya, </text:span><text:span text:style-name="T22">nasıl oldu da şeytana uydun... yalan söyleyip mülkün parasının bir kısmını kendine sakladın?</text:span><text:span text:style-name="T17">" dedi. "Mülk satılmadan önce sana ait değil miydi? Sen onu sattıktan sonra da parayı dilediğin gibi kullanamaz mıydın? Neden yüreğinde böyle bir düzen kurdun? Sen insanlara değil, Allah'a yalan söylemiş oldun." (Elçilerin İşleri, 5:1-4)</text:span></text:p>
      <text:p text:style-name="P51"><text:span text:style-name="T17">Kutsallara yapılacak para yardımına gelince: Galatya kiliselerine ne buyurduysam, siz de öyle yapın. Haftanın ilk günü </text:span><text:span text:style-name="T22">herkes kazancına göre bir miktar para ayırıp biriktirsin. </text:span><text:span text:style-name="T17">Öyle ki, yanınıza geldiğimde para toplamaya gerek kalmasın. Oraya vardığımda, </text:span><text:span text:style-name="T22">bağışlarınızı götürmek üzere</text:span><text:span text:style-name="T17"> uygun gördüğünüz kişileri tanıtıcı mektuplarla Yeruşalim'e göndereceğim... (Pavlus'tan Korintlilere 1. Mektup, 16:1-4)</text:span></text:p>
      <text:p text:style-name="P51"><text:span text:style-name="T17">Onlar, içtenliğinizi kanıtlayan bu hizmetten ötürü, açıkça benimsediğiniz Mesih Müjdesi'ne [Allah'ın Hz. İsa (as)'a vahyine] uyarak kendileriyle ve </text:span><text:span text:style-name="T22">herkesle malınızı cömertçe paylaştığınız için Allah'ı yüceltiyorlar. </text:span><text:span text:style-name="T17">(Pavlus'tan Korintlilere 2. Mektup, 9:13)</text:span></text:p>
      <text:p text:style-name="P51"><text:span text:style-name="T22">İmanlıların tümü bir arada bulunuyor, herşeyi ortaklaşa kullanıyorlardı. Mallarını mülklerini satıyor ve bunun parasını herkese ihtiyacına göre dağıtıyorlardı.</text:span><text:span text:style-name="T17"> Her gün mescitte toplanmaya devam eden imanlılar, kendi evlerinde de ekmek bölüp içten bir sevinç ve sadelikle yemek yiyor ve Allah'ı övüyorlardı. Bütün halkın beğenisini kazanmışlardı. Rab de her gün yeni kurtulanları [hidayete erenleri] topluluğa katıyordu. (Elçilerin İşleri, 2:44-47)</text:span></text:p>
      <text:p text:style-name="P51"><text:span text:style-name="T17">Ferisi ayakta kendi kendine şöyle dua etti: "Allah'ım, öbür insanlara –soygunculara, hak yiyenlere, zina edenlere– ya da şu vergi görevlisine benzemediğim için sana şükrederim. Haftada iki gün oruç tutuyor, </text:span><text:span text:style-name="T22">bütün kazancımın ondalığını veriyorum.</text:span><text:span text:style-name="T17">" (Luka, 18:11-12)</text:span></text:p>
      <text:p text:style-name="P51"><text:soft-page-break/><text:span text:style-name="T17">Bu Melkisedek, Şalem Kralı ve Yüce Allah'ın din adamıydı. Kralları bozguna uğratmaktan dönen İbrahim'i karşılamış ve onu kutsamıştı. </text:span><text:span text:style-name="T22">İbrahim de ona herşeyin ondalığını verdi... </text:span><text:span text:style-name="T17">(İbranilere Mektup, 7:1-2)</text:span></text:p>
      <text:p text:style-name="P51"><text:span text:style-name="T17">Siz de bilirsiniz, ey Filipililer, Müjde [Allah'ın emirleri] yayılmaya başladığında, Makedonya'dan ayrılışımdan sonra </text:span><text:span text:style-name="T22">sizden başka hiçbir topluluk karşılıklı yardımlaşma konusunda benimle işbirliği yapmadı.</text:span><text:span text:style-name="T17"> Ben Selanik'teyken de, </text:span><text:span text:style-name="T22">ihtiyacım olduğunda birkaç kez bana yardımda bulundunuz.</text:span><text:span text:style-name="T17"> Armağan peşinde değilim, ama ruhsal kazancın hesabınızda birikmesini [ahiretteki ecrinizin karşılığının çoğalmasını] istiyorum. Benim herşeyim var, bolluk içindeyim. Epafroditus'un eliyle </text:span><text:span text:style-name="T22">gönderdiğiniz armağanları alınca bir eksiğim kalmadı.</text:span><text:span text:style-name="T17"> Bunlar güzel kokulu sunular, Allah'ın beğenisini kazanan, O'nu hoşnut eden kurbanlardır. Allah'ım da her ihtiyacınızı Kendi zenginliğiyle... görkemli bir biçimde karşılayacaktır. Allah'a sonsuzlara dek yücelik olsun! Amin. (Pavlus'tan Filipililere Mektup, 4:15-20)</text:span></text:p>
      <text:p text:style-name="P51"><text:span text:style-name="T17">Dindar bir adamdı. Hem kendisi hem de bütün ev halkı Allah'tan korkardı. </text:span><text:span text:style-name="T22">Halka çok yardımda bulunur,</text:span><text:span text:style-name="T17"> Allah'a sürekli dua ederdi. Bir gün saat üç sularında, bir görümde Allah'ın bir meleğinin kendisine geldiğini açıkça gördü. Melek ona, "Kornelius" diye seslendi. Kornelius korku içinde gözlerini ona dikti, "Ne var, efendim?" dedi. Melek ona şöyle dedi:"Duaların ve </text:span><text:span text:style-name="T22">sadakaların anılmak üzere Allah Katına ulaştı.</text:span><text:span text:style-name="T17">" (Elçilerin İşleri, 10:2-4)</text:span></text:p>
      <text:p text:style-name="P51"><text:span text:style-name="T17">Ama şimdi kutsallara [kendini Allah'a adamışlara] bir hizmet için Yeruşalim'e gidiyorum. Çünkü Makedonya ve Ahaya'da bulunanlar, Yeruşalim'deki kutsallar arasında </text:span><text:span text:style-name="T22">yoksul olanlar için yardım toplamayı uygun gördüler.</text:span><text:span text:style-name="T17"> Evet, uygun gördüler. Gerçekte onlara yardım borçlular. Uluslar, onların ruhsal bereketlerine [manevi zenginliklerine] ortak olduklarına göre, maddesel bereketlerle onlara hizmet etmeye borçlular. Bu işi bitirip </text:span><text:span text:style-name="T22">sağlanan yardımı onlara ulaştırdıktan sonra</text:span><text:span text:style-name="T17"> size uğrayacağım, sonra da İspanya'ya gideceğim. Yanınıza geldiğimde, [Allah'ın dilemesiyle] Mesih'in bereketinin doluluğuyla geleceğimi biliyorum. (Pavlus'tan Romalılara Mektup, 15:25-29)</text:span></text:p>
      <text:p text:style-name="P51"><text:span text:style-name="T17">Şunu unutmayın: Az eken az biçer, çok eken çok biçer. Herkes yüreğinde niyet ettiği gibi versin; isteksizce ya da zorlanmış gibi değil. Çünkü </text:span><text:span text:style-name="T22">Allah sevinçle vereni sever. </text:span><text:span text:style-name="T17">Her zaman, her yönden, herşeye yeterli ölçüde sahip olarak her iyi işe cömertçe katkıda bulunabilmeniz için, Allah her nimeti size bol bol sağlayacak güçtedir. (Pavlus'tan Korintlilere 2. Mektup, 9:6-8)</text:span></text:p>
      <text:p text:style-name="P53"/>
      <text:p text:style-name="P62">İncilde Namaz </text:p>
      <text:p text:style-name="P35"><text:span text:style-name="T4">Sonra İsa öğrencileriyle birlikte Getsemani denen yere geldi. Öğrencilerine, "Ben şuraya gidip dua edeceğim, siz burada oturun" dedi... Biraz ilerledi, </text:span><text:span text:style-name="T8">yüzüstü yere kapanıp dua etmeye başladı...</text:span><text:span text:style-name="T4"> (Matta, 26:36-39)</text:span></text:p>
      <text:p text:style-name="P51"><text:span text:style-name="T17">İsa öğrencilerine, "Ben dua ederken siz burada oturun" dedi... Biraz ilerledi, </text:span><text:span text:style-name="T22">yüzüstü yere kapanıp dua etmeye başladı... </text:span><text:span text:style-name="T17">(Markos, 14:32-35)</text:span></text:p>
      <text:p text:style-name="P51"><text:span text:style-name="T17">[İnananlar topluluğu]</text:span><text:span text:style-name="T22">... yüzüstü yere kapanıp Allah'a ibadet edecektir. </text:span><text:span text:style-name="T17">(Pavlus'tan Korintlilere 1. Mektup, 14:25)</text:span></text:p>
      <text:p text:style-name="P51"><text:span text:style-name="T17">... Yirmi dört ihtiyar </text:span><text:span text:style-name="T22">yüzüstü yere kapandı. Allah'a ibadet ederek </text:span><text:span text:style-name="T17">şöyle dediler: "Herşeye gücü yeten, var olan, var olmuş olan Rab Allah! Sana şükrediyoruz..." (Vahiy, 11:16-</text:span><text:soft-page-break/><text:span text:style-name="T17">17)</text:span></text:p>
      <text:p text:style-name="P51"><text:span text:style-name="T22">... Yüzüstü yere kapanıp Allah'a ibadet ederek</text:span><text:span text:style-name="T17"> şöyle diyorlardı: "Amin! Övgü, yücelik, bilgelik, şükran, saygı, güç, kudret, sonsuzlara dek Allah'ımızın olsun! Amin!" (Vahiy, 7:11)</text:span></text:p>
      <text:p text:style-name="P51"><text:span text:style-name="T17">Kendi doğruluklarına güvenip başkalarına tepeden bakan bazı kişilere İsa şu benzetmeyi anlattı: "Biri Ferisi, öbürü vergi görevlisi iki kişi </text:span><text:span text:style-name="T22">dua etmek üzere mescide çıktı. Ferisi ayakta kendi kendine şöyle dua etti:</text:span><text:span text:style-name="T17"> 'Allah'ım, öbür insanlara –soygunculara, hak yiyenlere, zina edenlere– ya da şu vergi görevlisine benzemediğim için Sana şükrederim.'" (Luka, 18:9-11)</text:span></text:p>
      <text:p text:style-name="P51"><text:span text:style-name="T22">Kalkıp dua ettiğiniz zaman</text:span><text:span text:style-name="T17">, birine karşı bir şikayetiniz varsa onu bağışlayın ki, Allah da sizin suçlarınızı bağışlasın. (Markos, 11:25-26)</text:span></text:p>
      <text:p text:style-name="P51"><text:span text:style-name="T17">İsa dışarı çıktı, her zamanki gibi Zeytin Dağı'na gitti. Öğrenciler de onun ardından gittiler. Oraya varınca İsa onlara, "Dua edin ki yoldan sapmayasınız" dedi. Onlardan bir taş atımı kadar uzaklaştı ve</text:span><text:span text:style-name="T22"> diz çökerek şöyle dua etti:</text:span><text:span text:style-name="T17"> "Allah'ım, Senin isteğine uygunsa, bu kaseyi benden uzaklaştır. Yine de benim değil, Senin istediğin olsun." (Luka, 22:39-42)</text:span></text:p>
      <text:p text:style-name="P51"><text:span text:style-name="T17">Petrus, herkesi dışarı çıkarttı, </text:span><text:span text:style-name="T22">diz çöküp dua etti</text:span><text:span text:style-name="T17">... (Elçilerin İşleri, 9:40)</text:span></text:p>
      <text:p text:style-name="P51"><text:span text:style-name="T17">Pavlus bu sözleri söyledikten sonra </text:span><text:span text:style-name="T22">diz çöküp onlarla birlikte dua etti.</text:span><text:span text:style-name="T17"> (Elçilerin İşleri, 20:36)</text:span></text:p>
      <text:p text:style-name="P51"><text:span text:style-name="T17">Günümüz dolunca kentten ayrılıp yolumuza devam ettik. İmanlıların hepsi, eşleri ve çocuklarıyla birlikte bizi kentin dışına kadar geçirdiler. Deniz kıyısında </text:span><text:span text:style-name="T22">diz çöküp dua ettik</text:span><text:span text:style-name="T17">. (Elçilerin İşleri, 21:5)</text:span></text:p>
      <text:p text:style-name="P51"><text:span text:style-name="T17">Bunun için... </text:span><text:span text:style-name="T22">Allah'ın huzurunda diz çökerim.</text:span><text:span text:style-name="T17"> (Pavlus'tan Efeslilere Mektup, 3:14-15)</text:span></text:p>
      <text:p text:style-name="P51"><text:span text:style-name="T17">Sonra </text:span><text:span text:style-name="T22">diz çökerek yüksek sesle şöyle dedi</text:span><text:span text:style-name="T17">: "Ya Rab, bu günahı onlara yükleme!"... (Elçilerin İşleri, 7:60)</text:span></text:p>
      <text:p text:style-name="P51"><text:span text:style-name="T17">Yazılmış olduğu gibi: "Rab şöyle diyor: 'Varlığım hakkı için </text:span><text:span text:style-name="T22">her diz önümde çökecek</text:span><text:span text:style-name="T17">, her dil Allah olduğumu açıkça söyleyecek.'" (Pavlus'tan Romalılara Mektup, 14:11) </text:span></text:p>
      <text:p text:style-name="P51"><text:span text:style-name="T17">... Gökteki, yerdeki ve yer altındakilerin </text:span><text:span text:style-name="T22">hepsi diz çöksün... </text:span><text:span text:style-name="T17">(Pavlus'tan Filipililere Mektup, 2:10) </text:span></text:p>
      <text:p text:style-name="P53"/>
      <text:p text:style-name="P62">İncil'de İbadet Vakitleri</text:p>
      <text:p text:style-name="P35"><text:span text:style-name="T8">Sabah çok erkenden, ortalık henüz ağarmadan İsa kalktı, evden çıkıp ıssız bir yere gitti, orada dua etmeye başlad</text:span><text:span text:style-name="T4">ı. (Markos, 1:35)</text:span></text:p>
      <text:p text:style-name="P51"><text:span text:style-name="T17">Halkı gönderdikten sonra </text:span><text:span text:style-name="T22">dua etmek için tek başına dağa çıktı. Akşam olurken</text:span><text:span text:style-name="T17"> orada yalnızdı. (Matta, 14:23)</text:span></text:p>
      <text:p text:style-name="P51"><text:span text:style-name="T17">O günlerde İsa, dua etmek için dağa çıktı ve </text:span><text:span text:style-name="T22">bütün geceyi Allah'a dua ederek geçirdi.</text:span><text:span text:style-name="T17"> (Luka, 6:12)</text:span></text:p>
      <text:p text:style-name="P51"><text:span text:style-name="T17">Bir gün Petrus'la Yuhanna, saat üçte, </text:span><text:span text:style-name="T22">dua vaktinde</text:span><text:span text:style-name="T17"> mescite çıkıyorlardı. (Elçilerin İşleri, 3:1)</text:span></text:p>
      <text:p text:style-name="P51"><text:span text:style-name="T17">Ertesi gün onlar yol alıp kente yaklaşırlarken, </text:span><text:span text:style-name="T22">saat on iki sularında Petrus dua etmek için dama çıktı.</text:span><text:span text:style-name="T17"> (Elçilerin İşleri, 10:9)</text:span></text:p>
      <text:p text:style-name="P51"><text:span text:style-name="T17">Kornelius, "Üç gün önce bu sıralarda, </text:span><text:span text:style-name="T22">saat üçte evimde dua ediyordum</text:span><text:span text:style-name="T17">" dedi. "Birdenbire, parlak giysili bir adam önüme çıkıverdi. 'Kornelius' dedi, 'Allah senin duanı işitti </text:span><text:soft-page-break/><text:span text:style-name="T17">[kabul etti], verdiğin sadakaları andı [kabul etti]." (Elçilerin İşleri, 10:30-31)</text:span></text:p>
      <text:h text:style-name="P97" text:outline-level="1">16. BÖLÜM</text:h>
      <text:h text:style-name="P89" text:outline-level="1">HZ. İSA (AS)'IN BEŞERİ ÖZELLİKLERİ </text:h>
      <text:h text:style-name="P89" text:outline-level="1">VE ALLAH'IN KULU OLMASI</text:h>
      <text:p text:style-name="P54"/>
      <text:p text:style-name="P53"/>
      <text:p text:style-name="P62">Hz. İsa (as) Bir İnsandır</text:p>
      <text:p text:style-name="P51"><text:span text:style-name="T22">.... O [Hz. İsa] İnsanoğlu'dur.</text:span><text:span text:style-name="T17"> Buna şaşmayın. Mezarda olanların hepsinin O'nun [Allah'ın] sesini işitecekleri saat geliyor. Ve onlar mezarlarından çıkacaklar. İyilik yapmış olanlar yaşamak, kötülük yapmış olanlar yargılanmak üzere dirilecekler. (Yuhanna, 5:27-29)</text:span></text:p>
      <text:p text:style-name="P35"><text:span text:style-name="T4">Ey İsrailliler, şu sözleri dinleyin: Bildiğiniz gibi Nasıralı İsa, Allah'ın, kendisi aracılığıyla aranızda yaptığı mucizeler, harikalar ve belirtilerle </text:span><text:span text:style-name="T8">kimliği kanıtlanmış bir kişidir.</text:span><text:span text:style-name="T4"> (Elçilerin İşleri, 2:22)</text:span></text:p>
      <text:p text:style-name="P40"/>
      <text:p text:style-name="P62">Hz. İsa (as)'ın Doğumu, Soyu, </text:p>
      <text:p text:style-name="P62">Yakınları</text:p>
      <text:p text:style-name="P35"><text:span text:style-name="T8">Meryem bir oğul doğuracak</text:span><text:span text:style-name="T4">. Adını İsa koyacaksın... (Matta, 1:21)</text:span></text:p>
      <text:p text:style-name="P35"><text:span text:style-name="T4">Eve girip </text:span><text:span text:style-name="T8">çocuğu annesi Meryem'le birlikte</text:span><text:span text:style-name="T4"> görünce yere kapanarak O'na [Allah'a] tapındılar... (Matta, 2:11)</text:span></text:p>
      <text:p text:style-name="P51"><text:span text:style-name="T17">Onlar oradayken, </text:span><text:span text:style-name="T22">Meryem'in doğurma vakti geldi ve ilk oğlunu doğurdu. </text:span><text:span text:style-name="T17">Onu kundağa sarıp bir yemliğe yatırdı. Çünkü handa yer yoktu. (Luka, 2:6-7)</text:span></text:p>
      <text:p text:style-name="P51"><text:span text:style-name="T17">Daha sonra </text:span><text:span text:style-name="T22">İsa'nın annesiyle kardeşleri</text:span><text:span text:style-name="T17"> geldi. Dışarıda durdular, haber gönderip onu çağırdılar. (Markos, 3:31)</text:span></text:p>
      <text:p text:style-name="P51"><text:span text:style-name="T17">Önden giden ve arkadan gelen kalabalıklar şöyle bağırıyorlardı: "</text:span><text:span text:style-name="T22">Davut oğluna</text:span><text:span text:style-name="T17"> hozana (şimdi kurtar)! Rab'bin adıyla gelene övgüler olsun, en yücelerde hozana!" İsa Kudüs'e girdiği zaman bütün kent, "Bu kimdir?" diyerek çalkalandı. Kalabalıklar, "Bu, </text:span><text:span text:style-name="T22">Celile'nin Nasıra kentinden İsa Peygamber</text:span><text:span text:style-name="T17">" diyordu. (Matta, 21:9-11)</text:span></text:p>
      <text:p text:style-name="P51"><text:span text:style-name="T22">Meryem'in oğlu, Yakup, Yose, Yahuda ve Simun'un kardeşi olan marangoz değil mi bu? Kızkardeşleri burada, aramızda yaşamıyor mu?...</text:span><text:span text:style-name="T17"> (Markos, 6:3) </text:span></text:p>
      <text:p text:style-name="P51"><text:span text:style-name="T17">İbrahim oğlu, </text:span><text:span text:style-name="T22">Davut oğlu İsa Mesih'in soyuyla</text:span><text:span text:style-name="T17"> ilgili kayıt şöyledir... (Matta, 1:1-2)</text:span></text:p>
      <text:p text:style-name="P53"/>
      <text:p text:style-name="P62">Hz. İsa (as)'ın Çocukluğu, Bilgi ve </text:p>
      <text:p text:style-name="P62">Bedence Gelişimi</text:p>
      <text:p text:style-name="P35"><text:span text:style-name="T4">Şimon onları kutsayıp </text:span><text:span text:style-name="T8">çocuğun annesi Meryem'e</text:span><text:span text:style-name="T4"> şöyle dedi: "</text:span><text:span text:style-name="T8">Bu çocuk</text:span><text:span text:style-name="T4">, İsrail'de birçok kişinin düşmesine ya da yükselmesine yol açmak... [ve] bir belirti olmak üzere belirlenmiştir." (Luka, 2:34)</text:span></text:p>
      <text:p text:style-name="P35"><text:span text:style-name="T8">Çocuk [Hz. İsa (as)] büyüyor, güçleniyor</text:span><text:span text:style-name="T4"> ve bilgelikte yetkinleşiyordu. Allah'ın lütfu onun üzerindeydi. (Luka, 2:40)</text:span></text:p>
      <text:p text:style-name="P51"><text:span text:style-name="T22">İsa bilgelikte ve boyda gelişiyor,</text:span><text:span text:style-name="T17"> Allah'ın ve insanların beğenisini kazanıyordu. (Luka, 2:52)</text:span></text:p>
      <text:p text:style-name="P51"><text:span text:style-name="T17">Bayramdan sonra eve dönerlerken </text:span><text:span text:style-name="T22">küçük İsa Yeruşalim'de kaldı</text:span><text:span text:style-name="T17">.... Sonra onu </text:span><text:soft-page-break/><text:span text:style-name="T17">akrabalar ve dostlar arasında aramaya başladılar. Bulamayınca onu araya araya Yeruşalim'e döndüler. Üç gün sonra onu mescitte buldular. </text:span><text:span text:style-name="T22">Din öğretmenleri arasında oturmuş, onları dinliyor, sorular soruyordu. Onu dinleyen herkes, zekasına ve verdiği yanıtlara hayran kalıyordu.</text:span><text:span text:style-name="T17"> (Luka, 2:43-47)</text:span></text:p>
      <text:p text:style-name="P53"/>
      <text:p text:style-name="P62">Hz. İsa (as)'ın Acıkması ve </text:p>
      <text:p text:style-name="P62">Yemek Yemesi</text:p>
      <text:p text:style-name="P35"><text:span text:style-name="T4">Sevinçten hâlâ inanamayan, şaşkınlık içindeki öğrencilerine, </text:span><text:span text:style-name="T8">"Sizde yiyecek bir şey var mı?" diye sordu. Kendisine bir parça kızarmış balık verdiler. İsa onu alıp gözlerinin önünde yedi.</text:span><text:span text:style-name="T4"> (Luka, 24:41-43)</text:span></text:p>
      <text:p text:style-name="P51"><text:span text:style-name="T17">Daha sonra </text:span><text:span text:style-name="T21">İsa, Levi'nin evinde yemek yerken...</text:span><text:span text:style-name="T17"> (Markos, 2:15)</text:span></text:p>
      <text:p text:style-name="P51"><text:span text:style-name="T17">Akşam olunca </text:span><text:span text:style-name="T22">İsa on iki öğrencisiyle yemeğe oturdu. </text:span><text:span text:style-name="T17">Yemek yerlerken, "Size doğrusunu söyleyeyim, sizden biri bana ihanet edecek" dedi. (Matta, 26:20-21)</text:span></text:p>
      <text:p text:style-name="P51"><text:span text:style-name="T17">İsa... </text:span><text:span text:style-name="T22">sonra acıktı</text:span><text:span text:style-name="T17">. (Matta, 4:2)</text:span></text:p>
      <text:p text:style-name="P51"><text:span text:style-name="T17">... Şeria Irmağı'ndan dönen İsa... </text:span><text:span text:style-name="T22">o günlerde hiçbir şey yemedi. Dolayısıyla bu süre sonunda acıktı. </text:span><text:span text:style-name="T17">(Luka, 4:1-2)</text:span></text:p>
      <text:p text:style-name="P51"><text:span text:style-name="T17">... İsa, yolculuktan yorulmuş olduğu için kuyunun yanına oturmuştu. Saat on iki sularıydı. Samiriyeli bir kadın su çekmeye geldi. </text:span><text:span text:style-name="T22">İsa ona, "Bana su ver, içeyim</text:span><text:span text:style-name="T17">" dedi. (Yuhanna, 4:6-7)</text:span></text:p>
      <text:p text:style-name="P51"><text:span text:style-name="T17">O da, "Bana ihanet edecek olan" dedi, "</text:span><text:span text:style-name="T22">elindeki ekmeği benimle birlikte sahana batırandır.</text:span><text:span text:style-name="T17">" (Matta, 26:23)</text:span></text:p>
      <text:p text:style-name="P51"><text:span text:style-name="T17">Sonra </text:span><text:span text:style-name="T22">İsa, Levi'nin evinde yemek yerken</text:span><text:span text:style-name="T17">, birçok vergi görevlisiyle günahkar onunla ve öğrencileriyle birlikte sofraya oturmuştu. Onu izleyen böyle birçok kişi vardı. (Markos, 2:15)</text:span></text:p>
      <text:p text:style-name="P51"><text:span text:style-name="T17">Ferisilerden biri </text:span><text:span text:style-name="T21">İsa'yı yemeğe çağırdı. O da Ferisi'nin evine gidip sofraya oturdu.</text:span><text:span text:style-name="T17"> (Luka, 7:36)</text:span></text:p>
      <text:p text:style-name="P51"><text:span text:style-name="T17">İsa Beytanya'da cüzzamlı </text:span><text:span text:style-name="T22">Simun'un evinde sofrada otururken</text:span><text:span text:style-name="T17"> yanına bir kadın geldi... (Markos, 14:3)</text:span></text:p>
      <text:p text:style-name="P51"><text:span text:style-name="T22">Sofraya oturmuş yemek yerlerken İsa, </text:span><text:span text:style-name="T17">"Size doğrusunu söyleyeyim" dedi, "Sizden biri, benimle yemek yiyen biri bana ihanet edecek." (Markos, 14:18)</text:span></text:p>
      <text:p text:style-name="P51"><text:span text:style-name="T17">İsa onlara, "Onikilerden biridir, </text:span><text:span text:style-name="T22">ekmeğini benimle birlikte sahana batırandır</text:span><text:span text:style-name="T17">" dedi. (Markos, 14:20)</text:span></text:p>
      <text:p text:style-name="P51"><text:span text:style-name="T17">Sonra Levi, evinde </text:span><text:span text:style-name="T22">İsa'nın onuruna büyük bir şölen</text:span><text:span text:style-name="T17"> verdi. Vergi görevlileriyle başka kişilerden oluşan büyük bir kalabalık onlarla birlikte yemeğe oturmuştu. (Luka, 5:29)</text:span></text:p>
      <text:p text:style-name="P51"><text:span text:style-name="T17">Mayasız Ekmek bayramının ilk günü öğrenciler İsa'nın yanına gelerek, "</text:span><text:span text:style-name="T22">Fısıh yemeğini yemen için nerede hazırlık yapmamızı istersin?</text:span><text:span text:style-name="T17">" diye sordular. (Matta, 26:17)</text:span></text:p>
      <text:p text:style-name="P51"><text:span text:style-name="T17">İsa bundan sonra eve gitti. Yine öyle büyük bir kalabalık toplandı ki, </text:span><text:span text:style-name="T22">İsa'yla öğrencileri yemek bile yiyemediler. </text:span><text:span text:style-name="T17">(Markos, 3:20)</text:span></text:p>
      <text:p text:style-name="P51"><text:span text:style-name="T17">İsa onlara, "Gelin, tek başımıza tenha bir yere gidelim de biraz dinlenin" dedi. Gelen giden öyle çoktu ki, </text:span><text:span text:style-name="T22">yemek yemeye bile vakit bulamıyorlardı.</text:span><text:span text:style-name="T17"> (Markos, 6:31)</text:span></text:p>
      <text:p text:style-name="P57"/>
      <text:p text:style-name="P62">Hz. İsa (as)'ın Yorulup Dinlenmesi, </text:p>
      <text:p text:style-name="P62"><text:soft-page-break/>Uyuması</text:p>
      <text:p text:style-name="P35"><text:span text:style-name="T8">... İsa, yolculuktan yorulmuş olduğu için</text:span><text:span text:style-name="T4"> kuyunun yanına oturmuştu... (Yuhanna, 4:6)</text:span></text:p>
      <text:p text:style-name="P35"><text:span text:style-name="T8">İsa</text:span><text:span text:style-name="T4">, kayığın uç tarafında </text:span><text:span text:style-name="T8">bir yastığa yaslanmış uyuyordu...</text:span><text:span text:style-name="T4"> (Markos, 4:38)</text:span></text:p>
      <text:p text:style-name="P40"/>
      <text:p text:style-name="P62">Hz. İsa (as)'ın Diğer İnsani Vasıflarına </text:p>
      <text:p text:style-name="P62">Bir Örnek</text:p>
      <text:p text:style-name="P35"><text:span text:style-name="T8">İsa, kalabalığın arasında sıkışıp kalmamak için</text:span><text:span text:style-name="T4"> öğrencilerine bir kayık hazır bulundurmalarını söyledi. (Markos, 3:9)</text:span></text:p>
      <text:p text:style-name="P10"/>
      <text:p text:style-name="P62">Hz. İsa (as) Allah'ın Kuludur</text:p>
      <text:p text:style-name="P35"><text:span text:style-name="T4">Allah, sizleri kötü yollarınızdan döndürüp kutsamak için </text:span><text:span text:style-name="T8">kulunu [Hz. İsa (as)'ı] ortaya çıkarıp önce size gönderdi</text:span><text:span text:style-name="T4">. (Elçilerin İşleri, 3:26)</text:span></text:p>
      <text:p text:style-name="P35"><text:span text:style-name="T4">İsa ona şöyle karşılık verdi: "... Allah'ın Rab'be tapacak, </text:span><text:span text:style-name="T8">yalnız O'na kulluk edeceksin</text:span><text:span text:style-name="T4">' diye yazılmıştır." (Matta, 4:10)</text:span></text:p>
      <text:p text:style-name="P51"><text:span text:style-name="T17">İsa şöyle karşılık verdi: "En önemlisi şudur: 'Dinle, ey İsrail! </text:span><text:span text:style-name="T22">Allah'ımız Rab tek Rab'dir.</text:span><text:span text:style-name="T17"> Allah'ın Rab'bi bütün yüreğinle, bütün canınla, bütün aklınla ve bütün gücünle seveceksin.'" (Markos, 12:29-30)</text:span></text:p>
      <text:p text:style-name="P51"><text:span text:style-name="T17">Din bilgini İsa'ya, "İyi söyledin, öğretmenim" dedi. "'</text:span><text:span text:style-name="T22">Allah tektir ve O'ndan başkası yoktur' demekle doğruyu söyledin...</text:span><text:span text:style-name="T17"> İsa onun akıllıca yanıt verdiğini görünce, "Sen Allah'ın Egemenliğinden uzak değilsin" dedi... (Markos, 12:32-34)</text:span></text:p>
      <text:p text:style-name="P53">İsa ona şu karşılığı verdi: "'Allah'ın Rab'be tapacak, yalnız O'na kulluk edeceksin' diye yazılmıştır." (Luka, 4:8)</text:p>
      <text:p text:style-name="P53"/>
      <text:p text:style-name="P62">Hz. İsa (as) Allah'ın Gönderdiği </text:p>
      <text:p text:style-name="P62">Bir Peygamberdir</text:p>
      <text:p text:style-name="P35"><text:span text:style-name="T4"><text:s/>[Hz. İsa (as):] "</text:span><text:span text:style-name="T8">Ben kendiliğimden hiçbir şey yapamam. </text:span><text:span text:style-name="T4">İşittiğim gibi yargılarım ve benim yargım adildir. Çünkü amacım kendi istediğimi değil, beni </text:span><text:span text:style-name="T8">Gönderenin [Allah'ın] istediğini yapmaktır." </text:span><text:span text:style-name="T4">(Yuhanna, 5:30)</text:span></text:p>
      <text:p text:style-name="P51"><text:span text:style-name="T17">Beni </text:span><text:span text:style-name="T21">Gönderen [Allah]...</text:span><text:span text:style-name="T17"> benim için şahittir. (Yuhanna, 5:37)</text:span></text:p>
      <text:p text:style-name="P51"><text:span text:style-name="T17">... Beni </text:span><text:span text:style-name="T22">Senin gönderdiğine</text:span><text:span text:style-name="T17"> iman ettiler. (Yuhanna, 17:8)</text:span></text:p>
      <text:p text:style-name="P51"><text:span text:style-name="T17">[Hz. İsa (as):] "... Ben kendiliğimden gelmedim. Ama </text:span><text:span text:style-name="T22">beni Gönderen gerçektir</text:span><text:span text:style-name="T17">. Ne var ki, O'nu [Allah'ı] tanımıyorsunuz. Oysa ben O'nu [Allah'ı] tanıyorum. Çünkü O'ndanım ve </text:span><text:span text:style-name="T22">beni O gönderdi." </text:span><text:span text:style-name="T17">(Yuhanna, 7:28-29)</text:span></text:p>
      <text:p text:style-name="P51"><text:span text:style-name="T17">İsa, "Allah tarafından onaylanan iş, </text:span><text:span text:style-name="T22">O'nun [Allah'ın] gönderdiği kişiye iman etmenizdir</text:span><text:span text:style-name="T17">" diye karşılık verdi. (Yuhanna, 6:29)</text:span></text:p>
      <text:p text:style-name="P51"><text:span text:style-name="T22">Allah'ın gönderdiği kişi </text:span><text:span text:style-name="T17">Allah'ın sözlerini konuşur... (Yuhanna, 3:34)</text:span></text:p>
      <text:p text:style-name="P51"><text:span text:style-name="T17">Halk, İsa'nın yaptığı mucizeyi görünce, "Gerçekten </text:span><text:span text:style-name="T22">dünyaya gelecek olan Peygamber budur</text:span><text:span text:style-name="T17">" dedi. (Yuhanna, 6:14)</text:span></text:p>
      <text:p text:style-name="P51"><text:span text:style-name="T17">... Kalabalıklar, "</text:span><text:span text:style-name="T22">Bu, Celile'nin Nasıra kentinden İsa Peygambe</text:span><text:span text:style-name="T17">r" diyordu. (Matta, 21:11)</text:span></text:p>
      <text:p text:style-name="P51"><text:span text:style-name="T17">... "O adam, Allah'ın ve bütün halkın önünde </text:span><text:span text:style-name="T22">gerek söz, gerek eylemde güçlü bir </text:span><text:soft-page-break/><text:span text:style-name="T22">Peygamberdi.</text:span><text:span text:style-name="T17">" (Luka, 24:19)</text:span></text:p>
      <text:p text:style-name="P51"><text:span text:style-name="T17">İsa, "Başka yere gidelim" dedi, "Yakın kasabalara. </text:span><text:span text:style-name="T22">Oralarda da sözü yaymam gerek. Çünkü bunun için geldim</text:span><text:span text:style-name="T17">." (Markos, 1:38)</text:span></text:p>
      <text:p text:style-name="P51"><text:span text:style-name="T17">... Onu [Hz. İsa (as)'ı] reddettiler. Ama İsa onlara şöyle dedi: "</text:span><text:span text:style-name="T22">Bir Peygamber, kendi memleketinden ve evinden başka yerde hor görülmez."</text:span><text:span text:style-name="T17"> (Matta, 13:57)</text:span></text:p>
      <text:p text:style-name="P51"><text:span text:style-name="T17">Onu tutuklamak istedilerse de, halkın tepkisinden korktular. Çünkü </text:span><text:span text:style-name="T22">halk, onu [Hz. İsa (as)'ı] Peygamber sayıyordu. </text:span><text:span text:style-name="T17">(Matta, 21:46)</text:span></text:p>
      <text:p text:style-name="P51"><text:span text:style-name="T17">İsa da onlara, </text:span><text:span text:style-name="T22">"Bir Peygamber, kendi memleketinden, akraba çevresinden ve kendi evinden başka yerde hor görülmez</text:span><text:span text:style-name="T17">" dedi. (Markos, 6:4)</text:span></text:p>
      <text:p text:style-name="P51"><text:span text:style-name="T17">... Çünkü </text:span><text:span text:style-name="T22">beni Göndereni [Allah'ı] tanımıyorlar.</text:span><text:span text:style-name="T17"> [Allah'ı tenzih ederiz.] (Yuhanna, 15:21)</text:span></text:p>
      <text:p text:style-name="P51"><text:span text:style-name="T17">Allah, sizleri kötü yollarınızdan döndürüp kutsamak için </text:span><text:span text:style-name="T22">kulunu [Hz. İsa (as)'ı] ortaya çıkarıp önce size gönderdi</text:span><text:span text:style-name="T17">. (Elçilerin İşleri, 3:26)</text:span></text:p>
      <text:p text:style-name="P51"><text:span text:style-name="T17">... İsa, "Benim, sizin bilmediğiniz bir yiyeceğim var" dedi. Öğrenciler birbirlerine, "Acaba biri ona yiyecek mi getirdi?" diye sordular. İsa, "</text:span><text:span text:style-name="T22">Benim yemeğim, beni Gönderenin [Allah'ın] isteğini yerine getirmek</text:span><text:span text:style-name="T17"> ve O'nun işini tamamlamaktır" dedi. (Yuhanna, 4:31-34)</text:span></text:p>
      <text:p text:style-name="P51"><text:span text:style-name="T17">Herkesi bir korku almıştı. "</text:span><text:span text:style-name="T22">Aramızda büyük bir peygamber ortaya çıktı!</text:span><text:span text:style-name="T17">"... diyerek Allah'ı yüceltmeye başladılar. İsa'yla ilgili bu haber bütün Yahudiye'ye ve çevre bölgelere yayıldı. (Luka, 7:16-17) </text:span></text:p>
      <text:p text:style-name="P53"/>
      <text:p text:style-name="P62">Hz. İsa (as)'ın Allah'ın Verdiği Buyrukları </text:p>
      <text:p text:style-name="P62">Yerine Getirmesi</text:p>
      <text:p text:style-name="P51"><text:span text:style-name="T22">... Allah'ın bana verdiği buyruk uyarınca</text:span><text:span text:style-name="T17"> iş görüyorum... (Yuhanna, 14:31)</text:span></text:p>
      <text:p text:style-name="P35"><text:span text:style-name="T4">... Size önemle belirtirim ki, </text:span><text:span text:style-name="T8">elçi kendiliğinden hiçbir şey yapamaz... </text:span><text:span text:style-name="T4">(Yuhanna, 5:19)</text:span></text:p>
      <text:p text:style-name="P51"><text:span text:style-name="T17">... Ben her zaman </text:span><text:span text:style-name="T22">O'nun [Allah'ın] beğendiği işleri yapıyorum.</text:span><text:span text:style-name="T17"> (Yuhanna, 8:29)</text:span></text:p>
      <text:p text:style-name="P51"><text:span text:style-name="T17">[Hz. İsa (as):] "</text:span><text:span text:style-name="T22">Ben kendiliğimden hiçbir şey yapamam... </text:span><text:span text:style-name="T17">Amacım kendi istediğimi değil, beni Gönderenin [Allah'ın] istediğini yapmaktır." (Yuhanna, 5:30)</text:span></text:p>
      <text:p text:style-name="P51"><text:span text:style-name="T17"><text:s/>[Hz. İsa (as):] "... kendi isteğimi değil, </text:span><text:span text:style-name="T22">beni Gönderenin [Allah'ın] isteğini yerine getirmek için geldim.</text:span><text:span text:style-name="T17">" (Yuhanna, 6:38)</text:span></text:p>
      <text:p text:style-name="P53"/>
      <text:p text:style-name="P16">Hz. İsa (as)'ı Konuşturan Allah'tır</text:p>
      <text:p text:style-name="P35"><text:span text:style-name="T4">... Size söylediğim sözleri </text:span><text:span text:style-name="T8">kendiliğimden söylemiyorum... </text:span><text:span text:style-name="T4">(Yuhanna, 14:10)</text:span></text:p>
      <text:p text:style-name="P35"><text:span text:style-name="T4">... Benim </text:span><text:span text:style-name="T8">öğretişim kendimden değil, beni Gönderenden [Allah'tan] esinleniyor. </text:span><text:span text:style-name="T4">(Yuhanna, 7:16)</text:span></text:p>
      <text:p text:style-name="P51"><text:span text:style-name="T17">Çünkü </text:span><text:span text:style-name="T22">ben kendiliğimden konuşmadım. Ne diyeceğimi, ne konuşacağımı beni gönderen Allah buyurdu. </text:span><text:span text:style-name="T17">O'nun buyruğunun ise sonsuz yaşam olduğunu biliyorum. Bunun için konuştuğum her sözü Allah'ın bana bildirdiği gibi söylüyorum. (Yuhanna, 12:49-50)</text:span></text:p>
      <text:p text:style-name="P51"><text:span text:style-name="T17">Beni sevmeyen, sözlerimi tutmaz. </text:span><text:span text:style-name="T22">İşittiğiniz söz benim değil, beni gönderen Allah'ındır</text:span><text:span text:style-name="T17">. (Yuhanna, 14:24)</text:span></text:p>
      <text:p text:style-name="P51"><text:span text:style-name="T17">... Ama beni Gönderen </text:span><text:span text:style-name="T22">[Allah]</text:span><text:span text:style-name="T17"> gerçektir ve ben </text:span><text:span text:style-name="T22">O'ndan [Allah'tan] duyduklarımı dünyaya bildiriyorum.</text:span><text:span text:style-name="T17"> (Yuhanna, 8:26)</text:span></text:p>
      <text:p text:style-name="P51"><text:soft-page-break/><text:span text:style-name="T21">Allah'ın gönderdiği kişi Allah'ın sözlerini konuşur...</text:span><text:span text:style-name="T17"> (Yuhanna, 3:34)</text:span></text:p>
      <text:p text:style-name="P53"/>
      <text:p text:style-name="P16">Hz. İsa (as)'a Herşeyi Veren Allah'tır</text:p>
      <text:p text:style-name="P35"><text:span text:style-name="T4">... </text:span><text:span text:style-name="T8">İsa, Rab'bin gücü sayesinde hastaları iyileştiriyordu. </text:span><text:span text:style-name="T4">(Luka, 5:17)</text:span></text:p>
      <text:p text:style-name="P35"><text:span text:style-name="T7">Herşey bana Rabbim tarafından verildi...</text:span><text:span text:style-name="T4"> (Matta, 11:27)</text:span></text:p>
      <text:p text:style-name="P51"><text:span text:style-name="T17">İsa </text:span><text:span text:style-name="T22">Allah'ın herşeyi kendi ellerine verdiğini</text:span><text:span text:style-name="T17"> ve Allah'tan gelmiş olup yine Allah'a gittiğini biliyordu. (Yuhanna, 13:3)</text:span></text:p>
      <text:p text:style-name="P51"><text:span text:style-name="T22">Onları bana veren Rabbim</text:span><text:span text:style-name="T17"> her varlıktan üstündür... (Yuhanna, 10:29)</text:span></text:p>
      <text:p text:style-name="P51"><text:span text:style-name="T18">Kendisine</text:span><text:span text:style-name="T22"> Rabbimden olanak sağlanmadıkça, kimse bana gelemez... </text:span><text:span text:style-name="T18">(Yuhanna, 6:65)</text:span></text:p>
      <text:p text:style-name="P51"><text:span text:style-name="T17">... Şaşırdılar. "Bu adam hiç öğrenim görmediği halde, nasıl bu kadar bilgili olabilir?" dediler. İsa onlara, </text:span><text:span text:style-name="T22">"Benim öğretim benim değil, beni Gönderenindir [Allah'ındır]"</text:span><text:span text:style-name="T17"> diye karşılık verdi. "Eğer bir kimse Allah'ın isteğini yerine getirmek istiyorsa, bu öğretinin Allah'tan mı olduğunu, yoksa kendiliğimden mi konuştuğumu bilecektir. Kendiliğinden konuşan kendini yüceltmek ister, ama</text:span><text:span text:style-name="T22"> kendisini Göndereni [Allah'ı] yüceltmek isteyen doğrudur..."</text:span><text:span text:style-name="T17"> (Yuhanna, 7:15-18)</text:span></text:p>
      <text:p text:style-name="P53"/>
      <text:p text:style-name="P16">Hz. İsa (as)'ın Allah'a İbadet ve </text:p>
      <text:p text:style-name="P16">Dua Etmesi</text:p>
      <text:p text:style-name="P51"><text:span text:style-name="T17">Biraz </text:span><text:span text:style-name="T21">ileriye giderek yüzüstü yere kapandı, duaya koyuldu...</text:span><text:span text:style-name="T17"> (Matta, 26:39)</text:span></text:p>
      <text:p text:style-name="P51"><text:span text:style-name="T17">Halkı salıverdikten sonra </text:span><text:span text:style-name="T21">dua etmek için tek başına dağa çıktı...</text:span><text:span text:style-name="T17"> (Matta, 14:23)</text:span></text:p>
      <text:p text:style-name="P51"><text:span text:style-name="T17">Sabah çok erkenden, ortalık henüz ağarmadan İsa kalktı, evden çıkıp ıssız bir yere gitti, </text:span><text:span text:style-name="T22">orada dua etmeye başladı. </text:span><text:span text:style-name="T17">(Markos, 1:35)</text:span></text:p>
      <text:p text:style-name="P51"><text:span text:style-name="T17">Onları uğurladıktan sonra, </text:span><text:span text:style-name="T22">dua etmek için dağa çıktı.</text:span><text:span text:style-name="T17"> (Markos, 6:46)</text:span></text:p>
      <text:p text:style-name="P51"><text:span text:style-name="T17">İsa öğrencilerine, "</text:span><text:span text:style-name="T22">Ben dua ederken siz burada oturun" </text:span><text:span text:style-name="T17">dedi. (Markos, 14:32)</text:span></text:p>
      <text:p text:style-name="P51"><text:span text:style-name="T17">O günlerde</text:span><text:span text:style-name="T22"> İsa, dua etmek için dağa çıktı ve bütün geceyi Allah'a dua ederek geçirdi.</text:span><text:span text:style-name="T17"> (Luka, 6:12)</text:span></text:p>
      <text:p text:style-name="P51"><text:span text:style-name="T17">Bir gün </text:span><text:span text:style-name="T22">İsa tek başına dua ediyordu,</text:span><text:span text:style-name="T17"> öğrencileri de yanındaydı... (Luka, 9:18)</text:span></text:p>
      <text:p text:style-name="P51"><text:span text:style-name="T21">İsa bir yerde dua ediyordu...</text:span><text:span text:style-name="T17"> (Luka, 11:1)</text:span></text:p>
      <text:p text:style-name="P51"><text:span text:style-name="T17">... Ben, imanını yitirmeyesin diye </text:span><text:span text:style-name="T22">senin için [Allah'a] dua ettim...</text:span><text:span text:style-name="T17"> (Luka, 22:32)</text:span></text:p>
      <text:p text:style-name="P51"><text:span text:style-name="T17">Sonra İsa öğrencileriyle birlikte Getsemani denen yere geldi. Öğrencilerine, "</text:span><text:span text:style-name="T22">Ben şuraya gidip dua edeceğim</text:span><text:span text:style-name="T17">, siz burada oturun" dedi. (Matta, 26:36)</text:span></text:p>
      <text:p text:style-name="P51"><text:span text:style-name="T22">Mesih</text:span><text:span text:style-name="T17">, yeryüzünde olduğu günlerde kendisini ölümden kurtaracak güçte olan </text:span><text:span text:style-name="T22">Allah'a</text:span><text:span text:style-name="T17"> büyük feryat ve gözyaşlarıyla </text:span><text:span text:style-name="T22">dua etti, yakardı</text:span><text:span text:style-name="T17"> ve Allah korkusu nedeniyle işitildi. (İbranilere Mektup, 5:7)</text:span></text:p>
      <text:p text:style-name="P51"><text:span text:style-name="T17">İsa, "Onları buraya, bana getirin" dedi. Halka çayıra oturmalarını buyurduktan sonra, beş ekmekle iki balığı aldı... </text:span><text:span text:style-name="T22">şükretti</text:span><text:span text:style-name="T17">; sonra ekmekleri bölüp öğrencilerine verdi, onlar da halka dağıttılar. (Matta, 14:18-19)</text:span></text:p>
      <text:p text:style-name="P51"><text:span text:style-name="T17">Onlarla sofrada otururken İsa ekmek aldı, </text:span><text:span text:style-name="T22">şükretti </text:span><text:span text:style-name="T17">ve ekmeği bölüp onlara verdi. (Luka, 24:30)</text:span></text:p>
      <text:p text:style-name="P53"/>
      <text:p text:style-name="P16">Hz. İsa (as)'ın İmtihan Olması</text:p>
      <text:p text:style-name="P35"><text:soft-page-break/><text:span text:style-name="T4">[Hz. İsa (as):] "</text:span><text:span text:style-name="T8">Denendiğim zamanlar benimle birlikte sabretmiş olanlar sizlersiniz.</text:span><text:span text:style-name="T4">" (Luka, 22:28)</text:span></text:p>
      <text:p text:style-name="P35"><text:span text:style-name="T4"> Sonra şeytan İsa'yı yükseklere çıkararak bir anda ona dünyanın bütün ülkelerini gösterdi. Ona, "Bütün bunların yönetimini ve zenginliğini sana vereceğim" dedi. "Bunlar bana teslim edildi, ben de dilediğim kişiye veririm. </text:span><text:span text:style-name="T8">Bana taparsan, hepsi senin olacak." İsa ona şu karşılığı verdi: "'Allah'ın Rab'be tapacak, yalnız O'na kulluk edeceksin' diye yazılmıştır."</text:span><text:span text:style-name="T4"> (Luka, 4:5-8)</text:span></text:p>
      <text:p text:style-name="P51"><text:span text:style-name="T17">Bundan sonra </text:span><text:span text:style-name="T22">İsa, şeytan tarafından denenmek üzere...</text:span><text:span text:style-name="T17"> çöle götürüldü. (Matta, 4:1)</text:span></text:p>
      <text:p text:style-name="P51"><text:span text:style-name="T17">... Şeria Irmağı'ndan dönen </text:span><text:span text:style-name="T22">İsa... kırk gün şeytan tarafından denendi. </text:span><text:span text:style-name="T17">(Luka, 4 :1)</text:span></text:p>
      <text:p text:style-name="P51"><text:span text:style-name="T22">İsa</text:span><text:span text:style-name="T17"> çölde kaldığı kırk gün boyunca </text:span><text:span text:style-name="T22">şeytan tarafından denendi... </text:span><text:span text:style-name="T17">(Markos, 1:13)</text:span></text:p>
      <text:p text:style-name="P51"><text:span text:style-name="T22">Şeytan, İsa'yı her bakımdan denedikten sonra...</text:span><text:span text:style-name="T17"> (Luka, 4:13)</text:span></text:p>
      <text:h text:style-name="P97" text:outline-level="1">17. BÖLÜM</text:h>
      <text:h text:style-name="P99" text:outline-level="1">İNCİL'DE İMTİHANIN SIRRI VE İMAN EDENLERİN KARŞILAŞTIKLARI </text:h>
      <text:h text:style-name="P89" text:outline-level="1">İMTİHANLAR</text:h>
      <text:p text:style-name="P27"/>
      <text:p text:style-name="P27"/>
      <text:p text:style-name="P16">İman Edenlerin Allah Yolunda Canlarıyla </text:p>
      <text:p text:style-name="P16">ve Mallarıyla Mücadele Etmeleri</text:p>
      <text:p text:style-name="P51"><text:span text:style-name="T17">"Size doğrusunu söyleyeyim" dedi İsa, </text:span><text:span text:style-name="T22">"[Allah rızası için] benim ve Müjde'nin [Allah'ın emirlerinin] uğruna evini, kardeşlerini, anne ya da babasını, çocuklarını ya da topraklarını bırakıp da şimdi, bu çağda çekeceği zulümlerle birlikte yüz kat daha fazla eve, kardeşe, anneye, çocuğa, toprağa ve gelecek çağda sonsuz yaşama kavuşmayacak hiç kimse yoktur. </text:span><text:span text:style-name="T17">Ne var ki, birincilerin birçoğu sonuncu, sonuncuların birçoğu da birinci olacak." (Markos, 10:29-31)</text:span></text:p>
      <text:p text:style-name="P51"><text:span text:style-name="T17">Canını kurtarmak isteyen onu yitirecek, </text:span><text:span text:style-name="T22">canını [Allah rızası için] benim uğruma yitiren ise onu kurtaracaktır. İnsan bütün dünyayı kazanıp da canından olursa, bunun kendisine ne yararı olur?</text:span><text:span text:style-name="T17"> İnsan kendi canına karşılık ne verebilir? (Matta, 16:25-26)</text:span></text:p>
      <text:p text:style-name="P35"><text:span text:style-name="T4">[Hz. İsa (as):] </text:span><text:span text:style-name="T8">"[Allah rızası için] benim adım uğruna evlerini, kardeşlerini, anne ya da babasını, çocuklarını ya da topraklarını bırakan herkes, bunların yüz katını elde edecek ve sonsuz yaşamı miras alacak.</text:span><text:span text:style-name="T4"> Ne var ki, birincilerin birçoğu sonuncu, sonuncuların birçoğu da birinci olacak." (Matta, 19:29-30)</text:span></text:p>
      <text:p text:style-name="P51"><text:span text:style-name="T17">[Hz. İsa (as)] Öğrencileriyle birlikte halkı da yanına çağırıp şöyle konuştu: "</text:span><text:span text:style-name="T22">Ardımdan gelmek isteyen </text:span><text:span text:style-name="T17">kendini inkar etsin [dünyadan geçsin].</text:span><text:span text:style-name="T22">.. Canını kurtarmak isteyen onu yitirecek, canını [Allah rızası için] benim ve Müjde'nin [Allah'ın emirlerinin] uğruna yitiren ise onu kurtaracaktır.</text:span><text:span text:style-name="T17"> İnsan bütün dünyayı kazanıp da canından olursa, bunun kendisine ne yararı olur? İnsan kendi canına karşılık ne verebilir? (Markos, 8:34-37; Luka, 9:23-25)</text:span></text:p>
      <text:p text:style-name="P51"><text:span text:style-name="T17">Aralarında yoksul olan yoktu. Çünkü </text:span><text:span text:style-name="T22">toprak ya da ev sahibi olanlar bunları satar, sattıklarının bedelini getirip elçilerin buyruğuna verirlerdi;</text:span><text:span text:style-name="T17"> bu da herkese ihtiyacına göre dağıtılırdı. (Elçilerin İşleri, 4:34-35)</text:span></text:p>
      <text:p text:style-name="P51"><text:span text:style-name="T17">[Hz. İsa (as):] "Canını kurtaran onu yitirecek. </text:span><text:span text:style-name="T22">Canını [Allah rızası için] benim uğruma yitiren ise onu kurtaracaktır.</text:span><text:span text:style-name="T17">" (Matta, 10:39; Luka, 17:33)</text:span></text:p>
      <text:p text:style-name="P51"><text:span text:style-name="T17">Bu nedenle, </text:span><text:span text:style-name="T22">Rab'bin uğruna tutuklu olan ben</text:span><text:span text:style-name="T17">, aldığınız çağrıya yaraşır biçimde yaşamanızı rica ederim. (Pavlus'tan Efeslilere Mektup, 4:1)</text:span></text:p>
      <text:p text:style-name="P51"><text:span text:style-name="T17">Canını seven onu yitirir. Ama </text:span><text:span text:style-name="T22">bu dünyada canını gözden çıkaran onu sonsuz yaşam [sonsuz cennet hayatı] için koruyacaktır.</text:span><text:span text:style-name="T17"> (Yuhanna, 12:25)</text:span></text:p>
      <text:p text:style-name="P51"><text:span text:style-name="T22">Canımı hiç önemsemiyorum, ona değer vermiyorum.</text:span><text:span text:style-name="T17"> Yeter ki yarışı bitireyim ve... aldığım görevi, Allah'ın lütfunu bildiren Müjde'ye [Allah'ın vahyine] tanıklık etme görevini tamamlayayım. (Elçilerin İşleri, 20:24)</text:span></text:p>
      <text:p text:style-name="P51"><text:span text:style-name="T17">Bu, on iki oymağımızın </text:span><text:span text:style-name="T22">gece gündüz Allah'a canla başla kulluk ederek erişmeyi umdukları vaattir... </text:span><text:span text:style-name="T17">(Elçilerin İşleri, 26:7)</text:span></text:p>
      <text:p text:style-name="P51"><text:soft-page-break/><text:span text:style-name="T17">... Onun gibi kişileri onurlandırın. Çünkü </text:span><text:span text:style-name="T22">sizin bana yapamadığınız yardımı yapmak için canını tehlikeye atarak Mesih'in işi uğruna [Allah rızası için Mesih'in sözlerini yayarken] neredeyse ölüyordu.</text:span><text:span text:style-name="T17"> (Pavlus'tan Filipililere Mektup, 2:29-30)</text:span></text:p>
      <text:p text:style-name="P51"><text:span text:style-name="T17">Bunun için, </text:span><text:span text:style-name="T22">Allah'ın isteği uyarınca acı çekenler, iyilik ederek canlarını güvenilir Yaradan'a emanet etsinler</text:span><text:span text:style-name="T17">. (Petrus'un 1. Mektubu, 4:19)</text:span></text:p>
      <text:p text:style-name="P51"><text:span text:style-name="T22">... Sizinle yalnız Allah'ın Müjdesi'ni [Allah vahyini] değil, [Allah rızası için] kendi canlarımızı da paylaşmaya razıydık</text:span><text:span text:style-name="T17">... (Pavlus'tan Selaniklilere 1. Mektup, 2:8)</text:span></text:p>
      <text:p text:style-name="P53"/>
      <text:p text:style-name="P62">İnkarcıların, İman Edenleri Haksız Sebeplerle </text:p>
      <text:p text:style-name="P62">Hapse Atıp İşkence Yapmaları</text:p>
      <text:p text:style-name="P51"><text:span text:style-name="T17">[Hz. İsa (as):] "Ama siz kendinize dikkat edin! </text:span><text:span text:style-name="T22">İnsanlar sizi mahkemelere verecek... [ve] dövecekler. Benden ötürü [Allah rızası için bana uyduğunuzdan ötürü] valilerin, kralların önüne çıkarılacak,</text:span><text:span text:style-name="T17"> böylece onlara tanıklık edeceksiniz. Ne var ki, önce Müjde'nin [Allah'ın emirlerinin] bütün uluslara duyurulması gerekir. </text:span><text:span text:style-name="T22">Sizi tutuklayıp mahkemeye verdiklerinde</text:span><text:span text:style-name="T17">, 'Ne söyleyeceğiz?' diye önceden kaygılanmayın. O anda size ne vahyolunursa onu söyleyin. Çünkü konuşan siz değil, Allah olacak. Kardeş kardeşi, baba çocuğunu ölüme teslim edecek. Çocuklar anne babalarına başkaldırıp onları öldürtecek. </text:span><text:span text:style-name="T22">Benim adımdan ötürü [Allah rızası için bana uyduğunuzdan ötürü] herkes sizden nefret edecek</text:span><text:span text:style-name="T17">. Ama sonuna kadar sebat gösteren kurtulacaktır." (Markos, 13:9-13)</text:span></text:p>
      <text:p text:style-name="P35"><text:span text:style-name="T4">[Hz. İsa (as):] "... Savaş ve isyan haberleri duyunca telaşlanmayın. Önce bunların olması gerek, ama son hemen gelmeyecek." Sonra onlara şöyle dedi: "Ulus ulusa, devlet devlete savaş açacak. Şiddetli depremler, yer yer kıtlıklar ve salgın hastalıklar, korkunç olaylar ve gökte olağanüstü belirtiler olacak. </text:span><text:span text:style-name="T8">Ama bütün bu olaylardan önce sizi yakalayıp zulmedecekler. Sizi... zindanlara atacaklar. Benim adımdan ötürü kralların, valilerin önüne çıkarılacaksınız... Anne babanız, kardeşleriniz, akraba ve dostlarınız bile sizi ele verecek ve bazılarınızı öldürtecekler. Benim adımdan ötürü [Allah rızazsı için bana uyduğunuzdan ötürü] herkes sizden nefret edecek.</text:span><text:span text:style-name="T4"> Ne var ki, başınızdaki saçlardan bir tel bile yok olmayacaktır. Sebat göstermekle canlarınızı kazanacaksınız." (Luka, 21:5-19)</text:span></text:p>
      <text:p text:style-name="P35"><text:span text:style-name="T4">... Halka seslenmekte olan Petrus'la Yuhanna'nın üzerine yürüdüler. Çünkü onların halka [Allah'ın vahyini] öğretmelerine... </text:span><text:span text:style-name="T8">çok kızmışlardı. Onları yakaladılar, akşam olduğu için ertesi güne dek hapiste tuttular.</text:span><text:span text:style-name="T4"> Ne var ki, konuşmayı dinlemiş olanların birçoğu iman etti. Böylece imanlı erkeklerin sayısı aşağı yukarı beş bine ulaştı. (Elçilerin İşleri, 4:1-4)</text:span></text:p>
      <text:p text:style-name="P51"><text:span text:style-name="T17">... O gün Yeruşalim'deki kiliseye karşı </text:span><text:span text:style-name="T22">dehşetli bir baskı dönemi başladı... </text:span><text:span text:style-name="T17">Saul ise </text:span><text:span text:style-name="T22">iman edenler topluluğunu kırıp geçirmeye başladı. Ev ev dolaşarak, kadın erkek demeden iman edenleri dışarı sürüklüyor, hapse atıyordu. </text:span><text:span text:style-name="T17">Bunun sonucu dağılan imanlılar, gittikleri her yerde Allah sözünü müjdeliyorlardı. (Elçilerin İşleri, 8:1-4)</text:span></text:p>
      <text:p text:style-name="P51"><text:span text:style-name="T17">Halk da Pavlus'la Silas'a yapılan saldırıya katıldı. Yargıçlar onların giysilerini yırtıp sıyırarak değnekle dövülmeleri için buyruk verdi.</text:span><text:span text:style-name="T22"> Onları iyice dövdürdükten sonra hapse attılar.</text:span><text:span text:style-name="T17"> Zindancıya, onları sıkı güvenlik altında tutmasını buyurdular. Bu buyruğu alan </text:span><text:span text:style-name="T22">zindancı onları hapishanenin iç bölmesine atarak ayaklarını tomruğa vurdu.</text:span><text:span text:style-name="T17"> Gece yarısına doğru Pavlus'la Silas dua ediyor, Allah'ı ilahilerle yüceltiyorlardı. Öbür tutuklular da onları </text:span><text:soft-page-break/><text:span text:style-name="T17">dinliyordu. Birdenbire öyle şiddetli bir deprem oldu ki, tutukevi temelden sarsıldı. Bir anda bütün kapılar açıldı, herkesin zincirleri çözüldü. (Elçilerin İşleri, 16:22-26)</text:span></text:p>
      <text:p text:style-name="P51"><text:span text:style-name="T17">O günlerde İsa'yla ilgili haberleri duyan bölge kralı Hirodes, adamlarına, "Bu, Vaftizci Yahya'dır" dedi... Hirodes... </text:span><text:span text:style-name="T22">Yahya'yı tutuklatmış, bağlatıp zindana attırmıştı... </text:span><text:span text:style-name="T17">Hirodes </text:span><text:span text:style-name="T22">Yahya'yı öldürtmek istemiş, ama halktan korkmuştu.</text:span><text:span text:style-name="T17"> Çünkü halk Yahya'yı peygamber sayıyordu. (Matta, 14:1-5)</text:span></text:p>
      <text:p text:style-name="P51"><text:span text:style-name="T17">... Bu Müjde [Allah'ın emirleri] uğruna </text:span><text:span text:style-name="T22">bir suçlu gibi zincire vurulmaya kadar varan sıkıntılara sabrediyorum... </text:span><text:span text:style-name="T17">(Pavlus'tan Timoteos'a 2. Mektup, 2:9)</text:span></text:p>
      <text:p text:style-name="P51"><text:span text:style-name="T17">Tersine </text:span><text:span text:style-name="T22">Allah'ın hizmetkarları olarak olağanüstü dayanmada, sıkıntı, güçlük ve elemlerde, dayak, hapis, karışıklık, emek, uykusuzluk ve açlıkta;</text:span><text:span text:style-name="T17"> pak yaşayışta, bilgi, sabır, iyilik... ve içten sevgide; gerçeğin ilanında ve Allah'ın gücünde... kendimizi her durumda örnek gösteriyoruz. </text:span><text:span text:style-name="T22">Aldatanlar sayılıyorsak da</text:span><text:span text:style-name="T17"> dürüst kişileriz. (Pavlus'tan Korintlilere 2. Mektup, 6:4-8)</text:span></text:p>
      <text:p text:style-name="P51"><text:span text:style-name="T17">... [Peygamberler] iman sayesinde ülkeler ele geçirdiler, adaleti sağladılar, vaat edilenlere kavuştular, aslanların ağzını kapadılar. Kızgın ateşi söndürdüler, kılıcın ağzından kaçıp kurtuldular. Güçsüzlükte kuvvet buldular, savaşta güçlendiler, yabancı orduları bozguna uğrattılar... Başkalarıysa salıverilmeyi reddederek dirilip </text:span><text:span text:style-name="T22">[ahirette] daha iyi bir yaşama kavuşma umuduyla işkencelere sabrettiler. Daha başkaları alaya alınıp kamçılandı, hatta zincire vurulup hapsedildi. Taşlandılar, testereyle biçildiler, kılıçtan geçirilip öldürüldüler.</text:span><text:span text:style-name="T17"> Koyun postu, keçi derisi içinde dolaştılar, </text:span><text:span text:style-name="T22">yoksulluk çektiler, sıkıntılara uğradılar, baskı gördüler.</text:span><text:span text:style-name="T17"> Dünya onlara layık değildi. Çöllerde, dağlarda, mağaralarda, yeraltı oyuklarında dolanıp durdular. (İbranilere Mektup, 11:33-38)</text:span></text:p>
      <text:p text:style-name="P51"><text:span text:style-name="T17">... Kardeş sevgisi sürekli olsun. Konuksever olmaktan geri kalmayın. Çünkü bu sayede bazıları bilmeden melekleri konuk ettiler. </text:span><text:span text:style-name="T22">Hapiste olanları, onlarla birlikte hapsedilmiş gibi anımsayın.</text:span><text:span text:style-name="T17"> Sizin de bir bedeniniz olduğunu düşünerek </text:span><text:span text:style-name="T22">baskı görenleri hatırlayın</text:span><text:span text:style-name="T17">. (İbranilere Mektup, 13:1-3)</text:span></text:p>
      <text:p text:style-name="P51"><text:span text:style-name="T22">... [Onların] iftiralarını biliyorum. Çekmek üzere olduğun sıkıntılardan korkma! </text:span><text:span text:style-name="T17">Bak, denenesiniz diye şeytan </text:span><text:span text:style-name="T22">içinizden bazılarını yakında zindana atacak.</text:span><text:span text:style-name="T17"> On gün sıkıntı çekeceksiniz. Ölüm pahasına da olsa sadık kal, sana yaşam tacını [cennet hayatını] vereceğim. (Vahiy, 2:9-10)</text:span></text:p>
      <text:p text:style-name="P53"/>
      <text:p text:style-name="P62">İnkarcıların, İman Edenleri Sürgün Etmek </text:p>
      <text:p text:style-name="P62">ya da Öldürmek İstemeleri</text:p>
      <text:p text:style-name="P51"><text:span text:style-name="T17">... [İman edenler] Rab'bin sözünü yücelttiler. Sonsuz yaşam [cennet] için belirlenmiş olanların hepsi iman etti. Böylece Rab'bin sözü bütün yörede yayıldı. Ne var ki... [inkar edenler halkı] kışkırttılar, Pavlus'la Barnaba'ya karşı </text:span><text:span text:style-name="T22">bir baskı hareketi başlatıp onları bölge sınırlarının dışına attılar. </text:span><text:span text:style-name="T17">(Elçilerin İşleri, 13:48-50)</text:span></text:p>
      <text:p text:style-name="P35"><text:span text:style-name="T4"><text:s/>[Hz. İsa (as):] "</text:span><text:span text:style-name="T8">O zaman sizi sıkıntıya sokacak, öldürecekler.</text:span><text:span text:style-name="T4"> Benim adımdan [Allah rızası için bana uyduğunuzdan] ötürü </text:span><text:span text:style-name="T8">bütün uluslar sizden nefret edecekler.</text:span><text:span text:style-name="T4">" (Matta, 24:9-10)</text:span></text:p>
      <text:p text:style-name="P35"><text:span text:style-name="T4">[Hz. İsa (as):] "Ama bütün bu olaylardan önce sizi yakalayıp zulmedecekler. Sizi... </text:span><text:soft-page-break/><text:span text:style-name="T4">zindanlara atacaklar. Benim adımdan ötürü [Allah rızası için bana uyduğunuzdan ötürü] kralların, valilerin önüne çıkarılacaksınız... Anne babanız, kardeşleriniz, akraba ve dostlarınız bile sizi ele verecek ve </text:span><text:span text:style-name="T8">bazılarınızı öldürtecekler.</text:span><text:span text:style-name="T4">" (Luka, 21:12-16)</text:span></text:p>
      <text:p text:style-name="P51"><text:span text:style-name="T17"><text:s/>[Hz. İsa (as):] "Bunları size, sendeleyip düşmeyesiniz diye söyledim... </text:span><text:span text:style-name="T22">Evet, öyle bir saat geliyor ki, sizi öldüren herkes Allah'a hizmet ettiğini sanacak.</text:span><text:span text:style-name="T17"> Bunları, Allah'ı ve beni tanımadıkları için yapacaklar. Bunları size şimdiden bildiriyorum. Öyle ki, saati gelince bunları size söylediğimi hatırlayasınız..." (Yuhanna, 16:1-4)</text:span></text:p>
      <text:p text:style-name="P51"><text:span text:style-name="T17">... [Peygamberler, ahirette] daha iyi bir yaşama kavuşma umuduyla işkencelere sabrettiler. Daha başkaları alaya alınıp kamçılandı, hatta zincire vurulup hapsedildi. </text:span><text:span text:style-name="T22">Taşlandılar, testereyle biçildiler, kılıçtan geçirilip öldürüldüler.</text:span><text:span text:style-name="T17"> Koyun postu, keçi derisi içinde dolaştılar, yoksulluk çektiler, sıkıntılara uğradılar, baskı gördüler. Dünya onlara layık değildi. Çöllerde, dağlarda, mağaralarda, yeraltı oyuklarında dolanıp durdular. (İbranilere Mektup, 11:35-38)</text:span></text:p>
      <text:p text:style-name="P53"/>
      <text:p text:style-name="P62">İman Edenlere Atılan İftiralar ve Onlara </text:p>
      <text:p text:style-name="P62">Yapılan Baskılar</text:p>
      <text:p text:style-name="P51"><text:span text:style-name="T17">[Hz. İsa (as):] "Ne mutlu doğruluk uğruna zulüm görenlere!... [Allah rızası için] bana olan bağlılığınızdan ötürü insanlar </text:span><text:span text:style-name="T22">size sövüp zulmettikleri, yalan yere size karşı her türlü kötü sözü söyledikleri zaman</text:span><text:span text:style-name="T17"> ne mutlu size! Sevinin, sevinçle coşun! Çünkü ödülünüz büyüktür. </text:span><text:span text:style-name="T22">Sizden önce yaşamış olan peygamberlere de böyle zulmettiler.</text:span><text:span text:style-name="T17">" (Matta, 5:10-12)</text:span></text:p>
      <text:p text:style-name="P35"><text:span text:style-name="T4"><text:s/>[Hz. İsa (as)'a] bağlılığınız yüzünden </text:span><text:span text:style-name="T8">insanlar sizden nefret ettikleri, sizi toplum dışı edip aşağıladıkları ve adınızı kötüleyip sizi reddettikleri zaman</text:span><text:span text:style-name="T4"> ne mutlu size! O gün sevinin, coşkuyla zıplayın! Çünkü gökteki ödülünüz büyüktür. Nitekim onların ataları da peygamberlere böyle davrandılar. (Luka, 6:22-23)</text:span></text:p>
      <text:p text:style-name="P35"><text:span text:style-name="T8">Elçileri içeri çağırtıp kamçılattılar ve İsa'nın adından söz etmemelerini buyurduktan sonra salıverdiler. Elçiler [Allah rızası için] İsa'nın adı uğruna hakarete layık görüldükleri için... sevinç içinde ayrıldılar.</text:span><text:span text:style-name="T4"> Her gün mescitte ve evlerde öğretmekten ve Mesih İsa'yla ilgili Müjde'yi [Hz. İsa (as)'a vahyolunan Allah'ın emirlerini] yaymaktan geri kalmadılar. (Elçilerin İşleri, 5:40-42)</text:span></text:p>
      <text:p text:style-name="P51"><text:span text:style-name="T17">[Hz. İsa (as):] "Size söylediğim sözü hatırlayın: </text:span><text:span text:style-name="T22">... Bana zulmettilerse, size de zulmedecekler... </text:span><text:span text:style-name="T17">Bütün bunları size benim adımdan ötürü [Allah rızazsı için bana uyduğunuzdan ötürü] yapacaklar. Çünkü beni Göndereni [Allah'ı] tanımıyorlar." (Yuhanna, 15:20-21)</text:span></text:p>
      <text:p text:style-name="P51"><text:span text:style-name="T17">Kendi ellerimizle çalışıp emek veriyoruz. </text:span><text:span text:style-name="T22">Bize sövenlere</text:span><text:span text:style-name="T17"> iyilik diliyoruz, </text:span><text:span text:style-name="T22">zulmedilince</text:span><text:span text:style-name="T17"> sabrediyoruz. </text:span><text:span text:style-name="T22">İftiraya uğrayınca</text:span><text:span text:style-name="T17"> tatlılıkla karşılık veriyoruz... (Pavlus'tan Korintlilere 1. Mektup, 4:12-13)</text:span></text:p>
      <text:p text:style-name="P51"><text:span text:style-name="T17">Allah'ın seçtiklerini [hidayet verdiklerini] kim suçlayacak? Onları aklayan Allah'tır. Kim suçlu çıkaracak?... [Allah rızası için] Mesih'in sevgisinden bizi kim ayırabilir? </text:span><text:span text:style-name="T22">Sıkıntı mı, elem mi, zulüm mü, açlık mı, çıplaklık mı, tehlike mi, kılıç mı? Yazılmış olduğu gibi: "Senin uğruna [Allah için Hz. İsa (as)'a tabi olduğumuzdan dolayı] bütün gün öldürülüyoruz, kasaplık koyun sayılıyoruz.</text:span><text:span text:style-name="T17">" Ama bizi sevenin aracılığıyla bu durumların hepsinde galiplerden üstünüz. </text:span><text:soft-page-break/><text:span text:style-name="T17">(Pavlus'tan Romalılara Mektup, 8:33-37)</text:span></text:p>
      <text:p text:style-name="P51"><text:span text:style-name="T17">İnanmayanlar arasında olumlu bir yaşam sürün. Öyle ki, </text:span><text:span text:style-name="T22">kötülük yapanlarmışsınız gibi size iftira etseler de,</text:span><text:span text:style-name="T17"> iyi işlerinizi görsünler ve yargılayacağı günde Allah'ı yüceltsinler. (Petrus'un 1. Mektubu, 2:12)</text:span></text:p>
      <text:p text:style-name="P51"><text:span text:style-name="T22">Mesih uğruna [Allah rızası için Hz. İsa (as)'a bağlılıkta karşılaştığımız] güçsüzlükleri, hakaretleri, zorlukları, zulümleri ve darlıkları</text:span><text:span text:style-name="T17"> sevinçle karşılıyorum. Çünkü [bu dünyada] ne zaman güçsüzsem, o zaman [ahirette] güçlüyüm. (Pavlus'tan Korintlilere 2. Mektup, 12:10)</text:span></text:p>
      <text:p text:style-name="P51"><text:span text:style-name="T17">Yalnız bunu yumuşak huyla, saygıyla yapın. Vicdanınızı temiz tutun. Öyle ki, </text:span><text:span text:style-name="T22">Mesih'e ait olarak [Allah rızası için Hz. İsa (as)'a bağlı olarak] sürdürdüğünüz olumlu yaşamı kınayanlar size ettikleri iftiradan utansınlar. </text:span><text:span text:style-name="T17">İyilik edip acı çekmek –eğer Allah'ın isteği buysa– kötülük yapıp acı çekmekten daha iyidir. (Petrus'un 1. Mektubu, 3:16-17)</text:span></text:p>
      <text:p text:style-name="P51"><text:span text:style-name="T17">Sense benim öğretimi, davranışımı, amacımı, imanımı, sabrımı, sevgimi, sebat gücümü, </text:span><text:span text:style-name="T22">çektiğim zulüm ve acıları</text:span><text:span text:style-name="T17">, örneğin Antakya'da, Konya'da ve Listra'da </text:span><text:span text:style-name="T22">başıma gelenleri yakından izledin. Ne zulümlere</text:span><text:span text:style-name="T17"> sabrettim! Ama Rab beni hepsinden kurtardı... </text:span><text:span text:style-name="T22">Allah yoluna yaraşır bir yaşam sürmek isteyenlerin hepsi zulüm görecek. </text:span><text:span text:style-name="T17">Ama kötüler ve sahtekarlar, aldatarak ve aldanarak gittikçe daha beter olacaklar. (Pavlus'tan Timoteos'a 2. Mektup, 3:10-13)</text:span></text:p>
      <text:p text:style-name="P53"/>
      <text:p text:style-name="P16">İman Edenlerle Alay Etmeleri</text:p>
      <text:p text:style-name="P51"><text:span text:style-name="T17">İsa'yı göz altında tutan adamlar </text:span><text:span text:style-name="T22">onunla alay ediyor...</text:span><text:span text:style-name="T17"> (Luka, 22:63)</text:span></text:p>
      <text:p text:style-name="P51"><text:span text:style-name="T22">[İman edenlerden] daha başkaları alaya alınıp kamçılandı,</text:span><text:span text:style-name="T17"> hatta zincire vurulup hapsedildi. (İbranilere Mektup, 11:36)</text:span></text:p>
      <text:p text:style-name="P35"><text:span text:style-name="T4">... Onunla [Hz. İsa (as) ile] </text:span><text:span text:style-name="T8">alay ettiler.</text:span><text:span text:style-name="T4"> (Matta, 27:29)</text:span></text:p>
      <text:p text:style-name="P51"><text:span text:style-name="T17">[Hz. İsa (as):] "... Siz hem Allah'a, hem paraya kulluk edemezsiniz." </text:span><text:span text:style-name="T22">Parayı seven[ler]... bütün bu sözleri duyunca İsa'yla alay etmeye başladılar.</text:span><text:span text:style-name="T17"> O da onlara şöyle dedi: "Siz insanlar önünde kendinizi temize çıkarıyorsunuz, ama Allah yüreğinizi biliyor. İnsanların gururlandıkları ne varsa, Allah beğenmez." (Luka, 16:13-15)</text:span></text:p>
      <text:p text:style-name="P51"><text:span text:style-name="T17">İsa arkasına dönüp onu görünce, "Cesur ol, kızım! İmanın seni kurtardı" dedi. Ve kadın o anda iyileşti. İsa, yöneticinin evine varıp kaval çalanlarla gürültülü kalabalığı görünce, "Çekilin!" dedi. "Kız ölmedi, uyuyor." </text:span><text:span text:style-name="T22">Onlar ise kendisiyle alay ettiler.</text:span><text:span text:style-name="T17"> Kalabalık dışarı çıkarılınca İsa içeri girip kızın elini tuttu, kız ayağa kalktı. Bu haber bütün bölgeye yayıldı. (Matta, 9:22-26)</text:span></text:p>
      <text:p text:style-name="P51"><text:span text:style-name="T17">... Evine vardıklarında İsa, acı acı ağlayıp feryat eden gürültülü bir kalabalıkla karşılaştı. İçeri girerek onlara, "Niye gürültü edip ağlıyorsunuz?" dedi. "Çocuk ölmedi, uyuyor." </text:span><text:span text:style-name="T22">Onlar ise kendisiyle alay ettiler</text:span><text:span text:style-name="T17">. Ama İsa hepsini dışarı çıkardıktan sonra çocuğun annesini babasını ve kendisiyle birlikte olanları alıp çocuğun bulunduğu odaya girdi. Çocuğun elini tutarak ona, "Talita kumi!" dedi. Bu söz, "Kızım, sana söylüyorum, kalk" demektir. On iki yaşında olan kız hemen ayağa kalktı, yürümeye başladı. Oradakileri derin bir şaşkınlık aldı. (Markos, 5:38-42; Luka, 8:50-55)</text:span></text:p>
      <text:p text:style-name="P51"><text:span text:style-name="T17">Ölülerin dirilmesiyle ilgili sözleri duyunca</text:span><text:span text:style-name="T22"> kimi alay etti...</text:span><text:span text:style-name="T17"> (Elçilerin İşleri, 17:32)</text:span></text:p>
      <text:p text:style-name="P53"/>
      <text:p text:style-name="P75">Halkın İman Edenlerden </text:p>
      <text:p text:style-name="P16">Uzak Durması</text:p>
      <text:p text:style-name="P51"><text:span text:style-name="T17">... İmanlıların hepsi Süleyman'ın Eyvanında toplanıyordu. </text:span><text:span text:style-name="T22">Halk onlara büyük saygı duyduğu halde, dışarıdan hiç kimse onlara katılmayı göze alamıyordu.</text:span><text:span text:style-name="T17"> (Elçilerin İşleri, 5:12-13)</text:span></text:p>
      <text:p text:style-name="P51"><text:span text:style-name="T17">[Hz. İsa (as)'a] bağlılığınız yüzünden </text:span><text:span text:style-name="T22">insanlar sizden nefret ettikleri, sizi toplum dışı edip aşağıladıkları ve adınızı kötüleyip sizi reddettikleri zaman </text:span><text:span text:style-name="T17">ne mutlu size! O gün sevinin, coşkuyla zıplayın! Çünkü gökteki ödülünüz büyüktür. Nitekim onların ataları da peygamberlere böyle davrandılar. (Luka, 6:22-23)</text:span></text:p>
      <text:p text:style-name="P35"><text:span text:style-name="T4">[Hz. İsa (as):] "Benim adımdan [Allah rızası için bana uyduğunuzdan] ötürü </text:span><text:span text:style-name="T8">herkes sizden nefret edecek.</text:span><text:span text:style-name="T4"> Ama sonuna kadar sebat eden kurtulacaktır." (Matta, 10:22)</text:span></text:p>
      <text:p text:style-name="P40"/>
      <text:p text:style-name="P62">İman Edenlerin Allah Yolunda </text:p>
      <text:p text:style-name="P62">Denemelerle Karşılaşması</text:p>
      <text:p text:style-name="P51"><text:span text:style-name="T22">Kardeşlerim, çeşitli denenmelerle karşılaştığınızda </text:span><text:span text:style-name="T17">kendinizi çok sevinçli sayasınız. Biliyorsunuz ki,</text:span><text:span text:style-name="T22"> imanınızın sınanması</text:span><text:span text:style-name="T17"> dayanma gücü oluşturur. Bu dayanma gücü mükemmel sonucunu göstersin. Öyle ki hem olgun olasınız hem de mükemmelliğe eresiniz. Hiçbir konuda eksiğiniz kalmasın. (Yakup'un Mektubu, 1:2-4)</text:span></text:p>
      <text:p text:style-name="P35"><text:span text:style-name="T8">Ne mutlu denemeye sabreden kişiye! Denemeden başarıyla çıktığı zaman</text:span><text:span text:style-name="T4"> Rab'bin Kendisini sevenlere vaat ettiği yaşam tacını [cennet hayatını] alacaktır. (Yakup'un Mektubu, 1:12)</text:span></text:p>
      <text:p text:style-name="P35"><text:span text:style-name="T4">Bu nedenle şimdi </text:span><text:span text:style-name="T8">kısa bir süre çeşitli denemeler sonucu acı çekmeniz gerekiyorsa da</text:span><text:span text:style-name="T4">, sevinçle coşmaktasınız... (Petrus'un 1. Mektubu, 1:6)</text:span></text:p>
      <text:p text:style-name="P51"><text:span text:style-name="T22">Herkesin karşılaştığı denemelerden başka denemelerle karşılaşmadınız.</text:span><text:span text:style-name="T17"> Allah güvenilirdir, gücünüzü aşan biçimde denenmenize izin vermez. Dayanabilmeniz için </text:span><text:span text:style-name="T22">denemeyle birlikte çıkış yolunu da sağlayacaktır.</text:span><text:span text:style-name="T17"> (Pavlus'tan Korintlilere 1. Mektup, 10:13)</text:span></text:p>
      <text:p text:style-name="P51"><text:span text:style-name="T17">Görülüyor ki Rab </text:span><text:span text:style-name="T22">Kendi yolunda yürüyenleri karşılaştıkları denemelerden</text:span><text:span text:style-name="T17"> nasıl kurtaracağını bilir. Doğru olmayanları, özellikle benliğin yozlaşmış tutkuları ardından giden ve yetkisini hor görenleri cezalandırarak yargı gününe dek nasıl alıkoyacağını da bilir. (Petrus'un 2. Mektubu, 2:9-10)</text:span></text:p>
      <text:p text:style-name="P51"><text:span text:style-name="T17">Bu sıkıntılardan ötürü kimse sarsılmasın diye sizi imanda güçlendirip yüreklendirmesini istedik. </text:span><text:span text:style-name="T22">Sıkıntılardan geçmek için belirlendiğimizi siz de biliyorsunuz. Çünkü sıkıntı çekeceğimizi size önceden, daha yanınızdayken söylemiştik. </text:span><text:span text:style-name="T17">Bildiğiniz gibi, öyle oldu. (Pavlus'tan Selaniklilere Mektup, 3:3-4)</text:span></text:p>
      <text:p text:style-name="P51"><text:span text:style-name="T17">Kardeşler, sizlere Allah'ın Makedonya'daki kiliselerine sağladığı lütuftan söz etmek istiyoruz: </text:span><text:span text:style-name="T22">Büyük sıkıntılarla denendiklerinde</text:span><text:span text:style-name="T17">, coşkun sevinçleri ve aşırı yoksullukları tam bir cömertliğe dönüştü. Ellerinden geldiği kadarını, hatta daha fazlasını kendi istekleriyle verdiklerine tanıklık ederim. Kutsallara [kendini Allah'a adamışlara] yapılan yardıma katkıda bulunma ayrıcalığının kendilerine verilmesi için bize yalvarıp yakardılar. (Pavlus'tan Korintlilere 2. Mektup, 8:1-4)</text:span></text:p>
      <text:p text:style-name="P51"><text:span text:style-name="T17">O kentte de Müjde'yi [Allah'ın emirlerini] duyurup birçok öğrenci edindiler. Pavlus'la </text:span><text:soft-page-break/><text:span text:style-name="T17">Barnaba daha sonra Listra, Konya ve Antakya'ya dönerek öğrencileri ruhça pekiştirdiler, imana bağlı kalmaları için onlara cesaret verdiler. </text:span><text:span text:style-name="T22">"Allah'ın Egemenliği'ne [cennete], birçok sıkıntıdan geçerek girmemiz gerekir"</text:span><text:span text:style-name="T17"> diyorlardı. (Elçilerin İşleri, 14:20-22)</text:span></text:p>
      <text:p text:style-name="P53"/>
      <text:p text:style-name="P62">İman Edenlerin İmtihanın Sırrını Bilmeleri ve </text:p>
      <text:p text:style-name="P62">Allah Yolunda Gösterdikleri Cesaret</text:p>
      <text:p text:style-name="P51"><text:span text:style-name="T17">Onun için </text:span><text:span text:style-name="T22">cesaretinizi yitirmeyin; bu cesaretin ödülü büyüktür.</text:span><text:span text:style-name="T17"> Çünkü Allah'ın isteğini yerine getirmek ve vaat edilene kavuşmak için dayanma gücüne ihtiyacınız vardır... Biz, geri çekilip mahvolanlardan değiliz; iman edip canlarının kurtuluşuna kavuşanlardanız. (İbranilere Mektup, 10:35-36, 39)</text:span></text:p>
      <text:p text:style-name="P51"><text:span text:style-name="T17">İyilik yapmakta gayretli olursanız, size kim kötülük edecek? Doğruluk uğruna acı çekseniz bile, size ne mutlu! </text:span><text:span text:style-name="T22">İnsanların "korktuklarından korkmayın ve telaşlanmayın.</text:span><text:span text:style-name="T17">" (Petrus'un 1. Mektubu, 3:13-14) </text:span></text:p>
      <text:p text:style-name="P35"><text:span text:style-name="T4">Duaları bitince toplandıkları yer sarsıldı. Hepsi Allah'ın Ruhu'yla doldular ve </text:span><text:span text:style-name="T8">Allah'ın sözünü cesaretle duyurmaya devam ettiler. </text:span><text:span text:style-name="T4">(Elçilerin İşleri, 4:31)</text:span></text:p>
      <text:p text:style-name="P51"><text:span text:style-name="T22">Bu hizmeti Allah'ın merhametiyle üstlendiğimiz için cesaretimizi yitirmeyiz.</text:span><text:span text:style-name="T17"> Utanç verici gizli yolları reddettik. Hileye başvurmayız, Allah'ın sözünü de çarpıtmayız. Gerçeği ortaya koyarak kendimizi Allah'ın önünde her insanın vicdanına tavsiye ederiz. (Pavlus'tan Korintlilere 2. Mektup, 4:1-2)</text:span></text:p>
      <text:p text:style-name="P51"><text:span text:style-name="T17">Pavlus'la Barnaba ise </text:span><text:span text:style-name="T22">cesaretle karşılık verdiler: "Allah'ın sözünü ilk önce size bildirmemiz gerekiyordu.</text:span><text:span text:style-name="T17"> Siz onu reddettiğinize ve kendinizi sonsuz yaşama [cennete] layık görmediğinize göre, biz şimdi öteki uluslara gidiyoruz." (Elçilerin İşleri, 13:46)</text:span></text:p>
      <text:p text:style-name="P51"><text:span text:style-name="T17">Önceden ne yazıldıysa, bize öğretmek için, sabırla ve </text:span><text:span text:style-name="T22">Kutsal Yazılar'ın [Allah'ın vahyi olan hükümlerin] verdiği cesaretle umudumuz olsun diye yazıldı. Sabır ve cesaret kaynağı olan Allah'ın,</text:span><text:span text:style-name="T17"> sizleri... aynı düşüncede birleştirmesini dilerim. Öyle ki... [Allah'ı] hep bir ağızdan yüceltesiniz. (Pavlus'tan Romalılara Mektup, 15:4-6)</text:span></text:p>
      <text:p text:style-name="P51"><text:span text:style-name="T17">Orada uzunca bir süre kalan Pavlus'la Barnaba, </text:span><text:span text:style-name="T22">Rab hakkında cesaretle konuşuyorlardı... </text:span><text:span text:style-name="T17">(Elçilerin İşleri, 14:3)</text:span></text:p>
      <text:p text:style-name="P51"><text:span text:style-name="T22">Havraya giren Pavlus cesaretle konuşmaya başladı.</text:span><text:span text:style-name="T17"> Üç ay boyunca oradakilerle konuşup durdu, onları Allah'ın Egemenliği [ahiret hayatı] konusunda ikna etmeye çalıştı. </text:span><text:span text:style-name="T22">Ne var ki, bazıları sert bir tutum takınıp ikna olmamakta direndiler</text:span><text:span text:style-name="T17"> ve İsa'nın yolunu halkın önünde kötülemeye başladılar. Bunun üzerine Pavlus onlardan ayrıldı. Öğrencilerini de alıp götürdü ve Tiranus'un dershanesinde her gün konuşmalarını sürdürdü. </text:span><text:span text:style-name="T22">Bu durum iki yıl sürdü. Sonunda </text:span><text:span text:style-name="T17">Yahudi olsun Grek olsun, Asya İli'nde yaşayan </text:span><text:span text:style-name="T22">herkes Rab'bin sözünü [Allah'ın Hz. İsa (as)'a vahyini] işitti... </text:span><text:span text:style-name="T17">(Elçilerin İşleri, 19:8-11)</text:span></text:p>
      <text:p text:style-name="P51"><text:span text:style-name="T17">Pavlus tam iki yıl kendi kiraladığı evde kaldı ve ziyaretine gelen herkesi kabul etti. Hiçbir engelle karşılaşmadan </text:span><text:span text:style-name="T22">Allah'ın Egemenliği'ni [ahiret hayatını] tam bir cesaretle duyuruyor... İsa Mesih'le ilgili gerçekleri öğretiyordu. </text:span><text:span text:style-name="T17">(Elçilerin İşleri, 28:30-31)</text:span></text:p>
      <text:p text:style-name="P51"><text:span text:style-name="T17">... Kalıcı olanın yüceliği çok daha büyüktür. Böyle bir </text:span><text:span text:style-name="T22">umuda sahip olduğumuz için büyük cesaretle konuşabiliriz. </text:span><text:span text:style-name="T17">(Pavlus'tan Korintlilere 2. Mektup, 3:12)</text:span></text:p>
      <text:p text:style-name="P51"><text:span text:style-name="T17">... Aynı iman ruhuna sahip olarak biz de iman ediyor ve bu nedenle konuşuyoruz... </text:span><text:soft-page-break/><text:span text:style-name="T17">Böylelikle Allah'ın lütfu çoğalıp daha çok insana ulaştıkça, Allah'ın yüceliği için şükran da artsın. </text:span><text:span text:style-name="T22">Bu nedenle cesaretimizi yitirmeyiz. </text:span><text:span text:style-name="T17">Her ne kadar dış varlığımız harap oluyorsa da, iç varlığımız günden güne yenileniyor. Çünkü geçici, hafif sıkıntılarımız bize, ağırlıkta hiçbir şeyle karşılaştırılamayacak kadar büyük, sonsuz bir yücelik kazandırmaktadır. Gözlerimizi görünen şeylere değil, görünmeyenlere çeviriyoruz. Çünkü görünenler geçicidir, görünmeyenlerse sonsuza dek kalıcıdır. (Pavlus'tan Korintlilere 2. Mektup, 4:13-18)</text:span></text:p>
      <text:p text:style-name="P51"><text:span text:style-name="T22">Bu nedenle her zaman cesaretimiz vardır... Gözle görülene değil, imana dayanarak yaşarız. Cesaretimiz vardır diyorum ve bedenden uzakta, Rab'bin yanında olmayı yeğleriz.</text:span><text:span text:style-name="T17"> Bunun için, ister bedende yaşayalım ister bedenden uzak olalım, amacımız Rab'bi hoşnut etmektir. (Pavlus'tan Korintlilere 2. Mektup, 5:6-9)</text:span></text:p>
      <text:p text:style-name="P51"><text:span text:style-name="T17">Uğruna zincire vurulmuş durumda elçilik ettiğim </text:span><text:span text:style-name="T22">Müjde'yi [Allah'ın emirlerini] gerektiği gibi cesaretle duyurabilmem için</text:span><text:span text:style-name="T17"> dua edin. (Pavlus'tan Efeslilere Mektup, 6:20)</text:span></text:p>
      <text:p text:style-name="P51"><text:span text:style-name="T17">Kardeşler, size yaptığımız ziyaretin boşa gitmediğini siz de biliyorsunuz. Bildiğiniz gibi, daha önce Filipi'de eziyet görmüş, aşağılanmıştık. Ama </text:span><text:span text:style-name="T22">şiddetli karşı koymalara rağmen, Allah'tan gelen Müjde'yi [Allah'ın vahyini] size duyurmak için Rabbimiz'den cesaret aldık. </text:span><text:span text:style-name="T17">(Pavlus'tan Selaniklilere 1. Mektup, 2:1-2)</text:span></text:p>
      <text:p text:style-name="P51"><text:span text:style-name="T17">... Bizi sevip </text:span><text:span text:style-name="T22">lütfuyla bize tükenmez cesaret ve sağlam bir umut veren Rabbimiz Allah sizi yüreklendirsin,</text:span><text:span text:style-name="T17"> her iyi eylem ve sözde pekiştirsin. (Pavlus'tan Selaniklilere 2. Mektup, 2:16-17)</text:span></text:p>
      <text:p text:style-name="P51"><text:span text:style-name="T17">Görevlerini iyi yapanlar [Allah'ın rızasına uygun yaşayanlar], kendileri için iyi bir yer edinir... </text:span><text:span text:style-name="T22">imanda büyük cesaret kazanırlar.</text:span><text:span text:style-name="T17"> (Pavlus'tan Timoteos'a 1. Mektup, 3:13)</text:span></text:p>
      <text:p text:style-name="P51"><text:span text:style-name="T17">Simun İsa'ya, "... ben </text:span><text:span text:style-name="T22">[Allah rızası için] seninle birlikte zindana da, ölüme de gitmeye hazırım</text:span><text:span text:style-name="T17">" dedi. (Luka, 22:33)</text:span></text:p>
      <text:p text:style-name="P51"><text:span text:style-name="T17">Kardeşlerin çoğu da zincire vuruluşumdan ötürü Rab'be güvenerek </text:span><text:span text:style-name="T22">Allah'ın sözünü korkusuzca söylemekte daha da cesur davranıyorlar...</text:span><text:span text:style-name="T17"> Hiçbir şekilde utandırılmayacağımı, yaşasam da ölsem de... </text:span><text:span text:style-name="T22">tam bir cesaret gösterebileceğimi bekliyor ve umut ediyorum. </text:span><text:span text:style-name="T17">(Pavlus'tan Filipililere Mektup, 1:14, 20)</text:span></text:p>
      <text:p text:style-name="P51"><text:span text:style-name="T17">Bir süre için günahın sefasını sürmektense, </text:span><text:span text:style-name="T22">Allah'ın kullarıyla [müminlerle] birlikte baskı görmeyi yeğledi... </text:span><text:span text:style-name="T17">Aşağılanmayı Mısır hazinelerinden daha büyük zenginlik saydı. Çünkü [ahirette] alacağı ödülü düşünüyordu. </text:span><text:span text:style-name="T22">Kralın öfkesinden korkmadan imanla Mısır'dan ayrıldı...</text:span><text:span text:style-name="T17"> (İbranilere Mektup, 11:25-27)</text:span></text:p>
      <text:p text:style-name="P51"><text:span text:style-name="T17">Dar kapıdan girin. Çünkü yıkıma [cehennem azabına] götüren kapı geniş ve yol enlidir. Bu kapıdan girenler çoktur. Oysa </text:span><text:span text:style-name="T22">yaşama [cennete] götüren kapı dar, yol da çetindir. </text:span><text:span text:style-name="T17">Bu yolu bulanlar azdır. (Matta, 7:13-14)</text:span></text:p>
      <text:p text:style-name="P51"><text:span text:style-name="T17">Elçileri içeri çağırtıp kamçılattılar ve İsa'nın adından söz etmemelerini buyurduktan sonra salıverdiler. </text:span><text:span text:style-name="T22">Elçiler [Allah rızası için] İsa'nın adı uğruna hakarete layık görüldükleri için... sevinç içinde ayrıldılar.</text:span><text:span text:style-name="T17"> Her gün mescitte ve evlerde öğretmekten ve Mesih İsa'yla ilgili Müjde'yi [Hz. İsa (as)'a vahyolunan Allah'ın emirlerini] yaymaktan geri kalmadılar. (Elçilerin İşleri, 5:40-42)</text:span></text:p>
      <text:h text:style-name="P97" text:outline-level="1">18. BÖLÜM</text:h>
      <text:h text:style-name="P89" text:outline-level="1">İNCİL'DE MÜNAFIK KARAKTERİ</text:h>
      <text:p text:style-name="P27"/>
      <text:p text:style-name="P27"/>
      <text:p text:style-name="P16">Dini Sadece Zahiren Yaşamaları, </text:p>
      <text:p text:style-name="P16">Samimi İman Etmemeleri</text:p>
      <text:p text:style-name="P51"><text:span text:style-name="T17">Vay halinize.... ikiyüzlüler! </text:span><text:span text:style-name="T22">Siz nanenin, dereotunun ve kimyonun ondalığını verirsiniz de, Kutsal Yasa'nın [Allah'ın emirlerinden] daha önemli konularını –adaleti, merhameti, sadakati– ihmal edersiniz</text:span><text:span text:style-name="T17">. Ondalık vermeyi ihmal etmeden asıl bunları yerine getirmeniz gerekirdi. Ey kör kılavuzlar! </text:span><text:span text:style-name="T22">Küçük sineği süzer ayırır, ama deveyi yutarsınız! </text:span><text:span text:style-name="T17">(Matta, 23:23)</text:span></text:p>
      <text:p text:style-name="P51"><text:span text:style-name="T17">Vay halinize... ikiyüzlüler! </text:span><text:span text:style-name="T22">Bardağın ve çanağın dışını temizlersiniz, oysa bunların içi açgözlülük ve taşkınlıkla doludur.</text:span><text:span text:style-name="T17"> Ey kör... sen önce bardağın ve çanağın içini temizle ki, dıştan da temiz olsunlar. (Matta, 23:25-26)</text:span></text:p>
      <text:p text:style-name="P51"><text:span text:style-name="T17">Ama vay halinize... </text:span><text:span text:style-name="T22">Siz nanenin, sedefotunun ve her tür sebzenin ondalığını verirsiniz de, adaleti ve Allah sevgisini ihmal edersiniz. Ondalık vermeyi ihmal etmeden esas bunları yerine getirmeniz gerekird</text:span><text:span text:style-name="T17">i. (Luka, 11:42)</text:span></text:p>
      <text:p text:style-name="P35"><text:span text:style-name="T4">... Siz... </text:span><text:span text:style-name="T8">bardağın ve tabağın dışını temizlersiniz, ama içiniz açgözlülük ve kötülükle doludur. </text:span><text:span text:style-name="T4">Ey akılsızlar! Dışı yapanla içi yapan aynı değil mi? Siz kaplarınızın içindekini sadaka olarak verin, o zaman sizin için herşey temiz olur. (Luka, 11:39-41)</text:span></text:p>
      <text:p text:style-name="P40"/>
      <text:p text:style-name="P16">Dini Zor Göstermeye Çalışmaları</text:p>
      <text:p text:style-name="P51"><text:span text:style-name="T17">İsa, "Sizin de vay halinize, ey Yasa uzmanları [Kutsal Kitap alimleri]!" dedi. </text:span><text:span text:style-name="T22">"İnsanlara taşınması güç yükler yüklersiniz, kendiniz ise bu yükleri kaldırmak için parmağınızı bile kıpırdatmazsınız."</text:span><text:span text:style-name="T17"> (Luka, 11:46)</text:span></text:p>
      <text:p text:style-name="P51"><text:span text:style-name="T17">Bundan sonra İsa halka ve öğrencilerine şöyle seslendi: "... Size söylediklerinin tümünü yapın ve yerine getirin, ama onların yaptıklarını yapmayın. Çünkü söyledikleri şeyleri kendileri yapmazlar. </text:span><text:span text:style-name="T22">Ağır ve taşınması güç yükleri bağlayıp başkalarının sırtına yüklerler, kendileriyse bu yükleri taşımak için parmaklarını bile oynatmak istemezler. </text:span><text:span text:style-name="T17">Yaptıklarının tümünü gösteriş için yaparlar..." (Matta, 23:1-5)</text:span></text:p>
      <text:p text:style-name="P10"/>
      <text:p text:style-name="P16">Dine Bidatler Eklemeleri, Takva Görünmek </text:p>
      <text:p text:style-name="P16">İçin Helal-Haram Türetmeleri</text:p>
      <text:p text:style-name="P51"><text:span text:style-name="T17">... Vicdanları adeta kızgın bir demirle dağlanmış</text:span><text:span text:style-name="T22"> bu yalancılar... iman edip gerçeği bilenlerin şükranla yemesi için Allah'ın yarattığı yiyeceklerden çekinmek gerektiğini buyuracaklar.</text:span><text:span text:style-name="T17"> (Pavlus'tan Timoteos'a 1. Mektup, 4:1-3)</text:span></text:p>
      <text:p text:style-name="P51"><text:span text:style-name="T17">... Dünyanın temel ilkelerinden kurtulduğunuza göre, </text:span><text:span text:style-name="T22">niçin dünyada yaşayanlar gibi, "Şunu elleme", "Bunu tatma", "Şuna dokunma" gibi kurallara uyuyorsunuz?</text:span><text:span text:style-name="T17"> Bu kuralların hepsi, kullanıldıkça yok olacak nesnelerle ilgilidir;</text:span><text:span text:style-name="T22"> insanların buyruklarına, öğretilerine dayanır. Kuşkusuz bu kuralların sahte dindarlık, sözde alçakgönüllülük, bedene eziyet açısından bilgece bir görünüşü vardır; ama benliğin [nefsin] tutkularını denetlemekte hiçbir yararları yoktur. </text:span><text:span text:style-name="T17">(Pavlus'tan Koloselilere Mektup, 2:20-23)</text:span></text:p>
      <text:p text:style-name="P35"><text:soft-page-break/><text:span text:style-name="T4">İsa onları şöyle yanıtladı: </text:span><text:span text:style-name="T8">"[İkiyüzlülerin]... öğrettikleri, sadece insan buyruklarıdır.' Siz Allah buyruğunu bir yana bırakmış, insan töresine uyuyorsunuz."</text:span><text:span text:style-name="T4"> İsa onlara ayrıca şunu söyledi: </text:span><text:span text:style-name="T8">"Kendi törenizi sürdürmek için Allah buyruğunu bir kenara itmeyi ne de güzel beceriyorsunuz!</text:span><text:span text:style-name="T4">" (Markos, 7:6-9)</text:span></text:p>
      <text:p text:style-name="P10"/>
      <text:p text:style-name="P16">Gizli Dinsiz Olmaları</text:p>
      <text:p text:style-name="P51"><text:span text:style-name="T17">Çünkü Allah'ımızın lütfunu sefahate araç eden... İsa Mesih'i yadsıyan </text:span><text:span text:style-name="T22">bazı Allah'sızlar gizlice aranıza sızdılar.</text:span><text:span text:style-name="T17"> Onların yargılanacakları çoktan beri yazılmıştır. (Yahuda'nın Mektubu, 1:4)</text:span></text:p>
      <text:p text:style-name="P51"><text:span text:style-name="T17">Şunu bil ki, son günlerde çetin anlar olacaktır... </text:span><text:span text:style-name="T22">Allah yolundaymış gibi görünüp bu yolun gücünü inkar edenler olacak.</text:span><text:span text:style-name="T17"> Böylelerinden uzak dur. (Pavlus'tan Timoteos'a 2. Mektup, 3:1-5)</text:span></text:p>
      <text:p text:style-name="P10"/>
      <text:p text:style-name="P16">Bilgi Sahibi Oldukları Halde, İmanı </text:p>
      <text:p text:style-name="P16">Kavramayan Kişiler Olmaları</text:p>
      <text:p text:style-name="P51"><text:span text:style-name="T17">Allah yolundaymış gibi görünüp bu yolun gücünü inkar edenler olacak... Bunların arasında evlerin içine sokulup günahla yüklü, çeşitli arzularla sürüklenen, </text:span><text:span text:style-name="T22">her zaman öğrenen, ama gerçeğin bilgisine bir türlü erişemeyen...</text:span><text:span text:style-name="T17"> adamlar var. (Pavlus'tan Timoteos'a 2. Mektup, 3:1-7)</text:span></text:p>
      <text:p text:style-name="P51"><text:span text:style-name="T17">Bu buyruğun amacı, pak yürekten, temiz vicdandan, içten imandan doğan sevgiyi uyandırmaktır. </text:span><text:span text:style-name="T22">Bazı kişiler bunlardan saparak boş konuşmalara daldılar. Kutsal Yasa öğretmeni [Allah'ın emirlerini öğreten] olmak istiyorlar, ama ne söyledikleri sözleri ne de iddialı oldukları konuları anlıyorlar. </text:span><text:span text:style-name="T17">(Pavlus'tan Timoteos'a 1. Mektup, 1:3-6)</text:span></text:p>
      <text:p text:style-name="P10"/>
      <text:p text:style-name="P16">Kalplerinde Olmayanı Söylemeleri</text:p>
      <text:p text:style-name="P51"><text:span text:style-name="T17">İsa onları şöyle yanıtladı: "Yeşaya'nın siz ikiyüzlülerle ilgili peygamberlik sözü ne kadar yerindedir! Yazmış olduğu gibi, '</text:span><text:span text:style-name="T22">Bu halk, dudaklarıyla Beni [Allah'ı] sayar, ama yürekleri Benden uzak.</text:span><text:span text:style-name="T17">'" (Markos, 7:6; Matta, 15:7-8)</text:span></text:p>
      <text:p text:style-name="P51"><text:span text:style-name="T22">Bu buyruğun amacı, pak yürekten, temiz vicdandan, içten imandan doğan sevgiyi uyandırmaktır. Bazı kişiler bunlardan saparak boş konuşmalara daldılar.</text:span><text:span text:style-name="T17"> Kutsal Yasa öğretmeni [Allah'ın emirlerini öğreten] olmak istiyorlar, ama ne söyledikleri sözleri ne de iddialı oldukları konuları anlıyorlar. (Pavlus'tan Timoteos'a 1. Mektup, 1:3-6)</text:span></text:p>
      <text:p text:style-name="P35"><text:span text:style-name="T4">Ama öğrencilerinden biri, </text:span><text:span text:style-name="T8">İsa'ya sonradan ihanet eden Yahuda İskariot, "Bu yağ neden üç yüz dinara satılıp parası yoksullara verilmedi?" dedi. Bunu, yoksullarla ilgilendiği için değil, hırsız olduğu için söylüyordu.</text:span><text:span text:style-name="T4"> Ortak para kutusu ondaydı ve kutuya konulandan aşırıyordu. (Yuhanna, 12:4-6)</text:span></text:p>
      <text:p text:style-name="P10"/>
      <text:p text:style-name="P16">Gösteriş İçin İbadet Etmeleri</text:p>
      <text:p text:style-name="P51"><text:span text:style-name="T17">Bütün halk dinlerken İsa öğrencilerine şöyle dedi: "</text:span><text:span text:style-name="T22">Uzun kaftanlar içinde dolaşmaktan hoşlanan, meydanlarda selamlanmaya, mescitlerde en seçkin yerlere, şölenlerde başköşelere kurulmaya bayılan din bilginlerinden sakının. </text:span><text:span text:style-name="T17">Dul kadınların malını mülkünü </text:span><text:soft-page-break/><text:span text:style-name="T17">sömüren,</text:span><text:span text:style-name="T22"> gösteriş için uzun uzun dua eden bu kişilerin cezası daha ağır olacaktır.</text:span><text:span text:style-name="T17">" (Luka, 20:45-47; Markos, 12:38-40)</text:span></text:p>
      <text:p text:style-name="P51"><text:span text:style-name="T22">Dua ettiğiniz zaman ikiyüzlüler gibi olmayın. Onlar, herkes kendilerini görsün diye... caddelerin köşe başlarında dikilip dua etmekten zevk alırlar.</text:span><text:span text:style-name="T17"> Size doğrusunu söyleyeyim, onlar karşılıklarını almışlardır. (Matta, 6:5)</text:span></text:p>
      <text:p text:style-name="P35"><text:span text:style-name="T4">Bundan sonra İsa halka ve öğrencilerine şöyle seslendi: "... Size söylediklerinin tümünü yapın ve yerine getirin, ama onların yaptıklarını yapmayın. Çünkü söyledikleri şeyleri kendileri yapmazlar. Ağır ve taşınması güç yükleri bağlayıp başkalarının sırtına yüklerler, kendileriyse bu yükleri taşımak için parmaklarını bile oynatmak istemezler. </text:span><text:span text:style-name="T8">Yaptıklarının tümünü gösteriş için yaparlar..."</text:span><text:span text:style-name="T4"> (Matta, 23:1-5)</text:span></text:p>
      <text:p text:style-name="P35"><text:span text:style-name="T4">Vay halinize...</text:span><text:span text:style-name="T8"> Mescitlerde en seçkin yerlere kurulmaya, meydanlarda selamlanmaya bayılırsınız. </text:span><text:span text:style-name="T4">Vay halinize! İnsanların, farkında olmadan üzerlerinde gezindiği belirsiz mezarlara benziyorsunuz. (Luka, 11:43-44)</text:span></text:p>
      <text:p text:style-name="P40"/>
      <text:p text:style-name="P62">Allah Rızasını Değil, İnsanların </text:p>
      <text:p text:style-name="P62">Hoşnutluğunu Gözetmeleri</text:p>
      <text:p text:style-name="P51"><text:span text:style-name="T17">Bununla birlikte, önderlerin bile birçoğu İsa'ya iman etti. Ama... iman ettiklerini açıkça söylemediler. Çünkü </text:span><text:span text:style-name="T22">insandan gelen övgüyü, Allah'tan gelen övgüden daha çok seviyorlardı.</text:span><text:span text:style-name="T17"> (Yuhanna, 12:42-43)</text:span></text:p>
      <text:p text:style-name="P53"/>
      <text:p text:style-name="P62">Başkalarına Söylediklerini Kendileri </text:p>
      <text:p text:style-name="P62">Yapmamaları</text:p>
      <text:p text:style-name="P35"><text:span text:style-name="T4">Bundan sonra İsa halka ve öğrencilerine şöyle seslendi: "... Size söylediklerinin tümünü yapın ve yerine getirin, ama onların yaptıklarını yapmayın. Çünkü </text:span><text:span text:style-name="T8">söyledikleri şeyleri kendileri yapmazlar.</text:span><text:span text:style-name="T4"> Ağır ve taşınması güç yükleri bağlayıp başkalarının sırtına yüklerler, kendileriyse bu yükleri taşımak için parmaklarını bile oynatmak istemezler. Yaptıklarının tümünü gösteriş için yaparlar..." (Matta, 23:1-5)</text:span></text:p>
      <text:p text:style-name="P51"><text:span text:style-name="T22">Kendi gözündeki merteği görmezken, kardeşine nasıl, 'kardeş, izin ver, gözündeki çöpü çıkarayım' dersin? Seni ikiyüzlü!</text:span><text:span text:style-name="T17"> Önce kendi gözündeki merteği çıkar, o zaman kardeşinin gözündeki çöpü çıkarmak için daha iyi görürsün. (Luka, 6:42)</text:span></text:p>
      <text:p text:style-name="P53"/>
      <text:p text:style-name="P16">Dış Görünümlerinin Aldatıcı Olması </text:p>
      <text:p text:style-name="P35"><text:span text:style-name="T4">Vay halinize ey din bilginleri ve Ferisiler, ikiyüzlüler! </text:span><text:span text:style-name="T8">Siz dıştan güzel görünen, ama içi ölü kemikleri ve her türlü pislikle dolu badanalı mezarlara benzersiniz.</text:span><text:span text:style-name="T4"> Dıştan insanlara doğru görünürsünüz, ama içte ikiyüzlülük ve kötülükle dolusunuz. (Matta, 23:27-28)</text:span></text:p>
      <text:p text:style-name="P40"/>
      <text:p text:style-name="P16">Müminler Aleyhine Düzen Kurmaları</text:p>
      <text:p text:style-name="P35"><text:span text:style-name="T4">Bunun üzerine... </text:span><text:span text:style-name="T8">İsa'yı, kendi söyleyeceği sözlerle tuzağa düşürmek amacıyla düzen kurdular.</text:span><text:span text:style-name="T4"> (Matta, 22:13; Markos, 12:13)</text:span></text:p>
      <text:p text:style-name="P51"><text:span text:style-name="T17">İsa oradan ayrılınca... </text:span><text:span text:style-name="T22">onu şiddetle sıkıştırarak birçok konuda ağzını aramaya başladılar. Ağzından çıkacak bir sözle onu tuzağa düşürmek için fırsat kolluyorlardı. </text:span><text:span text:style-name="T17">(Luka, </text:span><text:soft-page-break/><text:span text:style-name="T17">11:53-54)</text:span></text:p>
      <text:p text:style-name="P35"><text:span text:style-name="T4">Sık sık yolculuk ettim. Irmaklarda, haydutlar arasında, gerek soydaşlarımın gerekse öteki ulusların arasında tehlikelere uğradım. Kentte, kırda, denizde, </text:span><text:span text:style-name="T8">sahte kardeşler arasında tehlikelere düştüm. </text:span><text:span text:style-name="T4">(Pavlus'tan Korintlilere 2. Mektup, 11:26)</text:span></text:p>
      <text:p text:style-name="P10"/>
      <text:p text:style-name="P62">İnkarcılara Haber Taşımak İçin Müminlerin </text:p>
      <text:p text:style-name="P62">Arasına Katılmaları</text:p>
      <text:p text:style-name="P51"><text:span text:style-name="T17">İsa'yı dikkatle gözlüyorlardı.</text:span><text:span text:style-name="T22"> Ona, kendilerine dürüst süsü veren muhbirler gönderdiler</text:span><text:span text:style-name="T17">. Onu, söyleyeceği bir sözle tuzağa düşürmek ve böylelikle valinin yetki ve yargısına teslim etmek istiyorlardı. (Luka, 20:20)</text:span></text:p>
      <text:p text:style-name="P57"/>
      <text:p text:style-name="P16">Müminleri Sahte Delillerle Hapse </text:p>
      <text:p text:style-name="P16">Attırmak İstemeleri</text:p>
      <text:p text:style-name="P35"><text:span text:style-name="T4">İsa'yı dikkatle gözlüyorlardı. Ona, kendilerine dürüst süsü veren muhbirler gönderdiler. </text:span><text:span text:style-name="T8">Onu, söyleyeceği bir sözle tuzağa düşürmek ve böylelikle valinin yetki ve yargısına teslim etmek istiyorlardı.</text:span><text:span text:style-name="T4"> (Luka, 20:20)</text:span></text:p>
      <text:p text:style-name="P35"><text:span text:style-name="T4">İsa daha konuşurken, Onikiler'den biri olan Yahuda geldi. Yanında, baş din adamlarıyla halkın ileri gelenleri tarafından gönderilmiş kılıçlı sopalı büyük bir kalabalık vardı. </text:span><text:span text:style-name="T8">İsa'ya ihanet eden Yahuda, "Kimi öpersem, İsa odur, onu tutuklayın" diye onlarla sözleşmişti</text:span><text:span text:style-name="T4">... (Matta, 26:47-49; Markos, 14:43-45)</text:span></text:p>
      <text:p text:style-name="P40"/>
      <text:p text:style-name="P16">Müminleri Yurtlarından Sürmek, </text:p>
      <text:p text:style-name="P16">Öldürmek İstemeleri</text:p>
      <text:p text:style-name="P51"><text:span text:style-name="T17">... Bu sözleri duyunca öfkeden kudurdular. Ayağa kalkıp </text:span><text:span text:style-name="T22">İsa'yı kentin dışına kovdular. Onu uçurumdan aşağı atmak için kentin kurulduğu tepenin yamacına götürdüler. </text:span><text:span text:style-name="T17">Ama İsa onların arasından geçerek oradan uzaklaştı. (Luka, 4:28-30)</text:span></text:p>
      <text:p text:style-name="P51"><text:span text:style-name="T17">Vay halinize!... </text:span><text:span text:style-name="T22">Onlara peygamberler ve elçiler göndereceğim, bunlardan kimini öldürecek, kimine zulmedecekler. </text:span><text:span text:style-name="T17">(Luka, 11:47-49)</text:span></text:p>
      <text:p text:style-name="P35"><text:span text:style-name="T4">[Hz. İsa (as):] İbrahim'in soyundan olduğunuzu biliyorum. </text:span><text:span text:style-name="T8">Yine de beni öldürmek istiyorsunuz.</text:span><text:span text:style-name="T4"> Çünkü yüreğinizde sözüme yer vermiyorsunuz. (Yuhanna, 8:37)</text:span></text:p>
      <text:p text:style-name="P14"/>
      <text:p text:style-name="P16">Müminlere Karşı İşbirliği Yapmaları ve </text:p>
      <text:p text:style-name="P16">Onlara İhanet Etmeleri</text:p>
      <text:p text:style-name="P51"><text:span text:style-name="T17">[Hz. İsa (as):] "</text:span><text:span text:style-name="T22">Benimle yemek yiyen biri beni ele verecek.</text:span><text:span text:style-name="T17">"... İsa onlara, "Onikilerden biridir, ekmeğini benimle birlikte sahana batırandır" dedi. (Markos, 14:18-20)</text:span></text:p>
      <text:p text:style-name="P51"><text:span text:style-name="T17">O sırada Onikiler'den biri -adı Yahuda İskariot olanı– baş din adamlarına giderek, "onu [Hz. İsa (as)'ı] ele verirsem bana ne verirsiniz?" dedi. Otuz gümüş tartıp ona verdiler. </text:span><text:span text:style-name="T22">Yahuda o andan itibaren İsa'yı ele vermek için fırsat kollamaya başladı.</text:span><text:span text:style-name="T17"> (Matta, 26:14-16; Markos, 14:10-11)</text:span></text:p>
      <text:p text:style-name="P51"><text:span text:style-name="T17">İsa daha konuşurken, Onikiler'den biri olan Yahuda geldi. Yanında, baş din adamlarıyla halkın ileri gelenleri tarafından gönderilmiş kılıçlı sopalı büyük bir kalabalık vardı. </text:span><text:span text:style-name="T22">İsa'ya </text:span><text:soft-page-break/><text:span text:style-name="T22">ihanet eden Yahuda,</text:span><text:span text:style-name="T17"> </text:span><text:span text:style-name="T22">"Kimi öpersem, İsa odur, onu tutuklayın" diye onlarla sözleşmişti. </text:span><text:span text:style-name="T17">Dosdoğru İsa'ya gidip, "Selam...!" diyerek onu öptü. (Matta, 26:47-49; Markos, 14:43-45)</text:span></text:p>
      <text:p text:style-name="P35"><text:span text:style-name="T4">Şeytan, Onikiler'den biri olup İskariot diye adlandırılan Yahuda'nın yüreğine girdi. Yahuda gitti... </text:span><text:span text:style-name="T8">İsa'yı nasıl ele verebileceğini </text:span><text:span text:style-name="T4">görüştü.</text:span><text:span text:style-name="T8"> </text:span><text:span text:style-name="T4">Onlar buna sevindiler ve kendisine para vermeye razı oldular. Bunu kabul eden Yahuda,</text:span><text:span text:style-name="T8"> kalabalığın olmadığı bir zamanda İsa'yı ele vermek için fırsat kollamaya başladı. </text:span><text:span text:style-name="T4">(Luka, 22:3-6)</text:span></text:p>
      <text:p text:style-name="P51"><text:span text:style-name="T17">İsa onlara şu karşılığı verdi: "</text:span><text:span text:style-name="T22">Siz Onikiler'i seçen ben değil miyim? Buna karşın içinizden biri şeytandır.</text:span><text:span text:style-name="T17">" Simun İskariot'un oğlu Yahuda'dan söz ediyordu. Çünkü Yahuda Onikiler'den biri olduğu halde </text:span><text:span text:style-name="T22">İsa'ya ihanet edecekti.</text:span><text:span text:style-name="T17"> (Yuhanna, 6:70-71)</text:span></text:p>
      <text:p text:style-name="P53"/>
      <text:p text:style-name="P16">Müminlere Karşı Kin ve Nefretle </text:p>
      <text:p text:style-name="P16">Dolu Olmaları</text:p>
      <text:p text:style-name="P51"><text:span text:style-name="T17">... Bu sözleri duyunca </text:span><text:span text:style-name="T22">öfkeden kudurdular.</text:span><text:span text:style-name="T17"> Ayağa kalkıp İsa'yı kentin dışına kovdular. Onu uçurumdan aşağı atmak için kentin kurulduğu tepenin yamacına götürdüler. Ama İsa onların arasından geçerek oradan uzaklaştı. (Luka, 4:28-30)</text:span></text:p>
      <text:p text:style-name="P51"><text:span text:style-name="T17">İsa'yı suçlamak için fırsat kollayan din bilginleri... onu gözlüyorlardı. İsa, onların ne düşündüklerini biliyordu.... Onlar ise </text:span><text:span text:style-name="T22">öfkeden deliye döndüler ve aralarında İsa'ya ne yapabileceklerini tartışmaya başladılar.</text:span><text:span text:style-name="T17"> (Luka, 6:7-11)</text:span></text:p>
      <text:p text:style-name="P10"/>
      <text:p text:style-name="P16">Müminleri Açık Aramak Kastıyla </text:p>
      <text:p text:style-name="P16">Gözlemeleri ve Denemeleri</text:p>
      <text:p text:style-name="P51"><text:span text:style-name="T17">Bunları </text:span><text:span text:style-name="T22">İsa'yı denemek amacıyla söylüyorlardı; onu suçlayabilmek için bir neden arıyorlardı</text:span><text:span text:style-name="T17">. Durmadan aynı soruyu sormaları üzerine doğruldu ve "İçinizde kim günahsızsa, ilk taşı o atsın!" dedi. (Yuhanna, 8:6-7)</text:span></text:p>
      <text:p text:style-name="P51"><text:span text:style-name="T22">İsa onların kötü niyetlerini bildiğinden, "Ey ikiyüzlüler!" dedi. "Beni neden deniyorsunuz?</text:span><text:span text:style-name="T17">" (Matta, 22:18)</text:span></text:p>
      <text:p text:style-name="P10"/>
      <text:p text:style-name="P16">Allah Yolunda Mücadeleden Bahaneler </text:p>
      <text:p text:style-name="P16">Sürerek Uzak Durmaları</text:p>
      <text:p text:style-name="P51"><text:span text:style-name="T17">Yolda giderlerken bir adam İsa'ya, "Nereye gidersen, senin ardından geleceğim" dedi. İsa ona, "Tilkilerin ini, kuşların yuvası var, ama İnsanoğlu'nun [Hz. İsa (as)'ın] başını yaslayacak bir yeri yok" dedi. </text:span><text:span text:style-name="T22">Bir başkasına, "Ardımdan gel" dedi. Adam ise, "İzin ver, önce gidip babamı gömeyim</text:span><text:span text:style-name="T17">" dedi. İsa ona şöyle dedi: "Bırak ölüleri, kendi ölülerini kendileri gömsün. </text:span><text:span text:style-name="T22">Sen gidip Allah'ın Egemenliği'ni [ahiret hayatını] duyur." Bir başkası... "Senin ardından geleceğim ama, izin ver, önce evimdekilerle vedalaşayım." İsa ona, "Sabanı tutup da geriye bakan, Allah'ın Egemenliği'ne [cennete] layık değildir" dedi.</text:span><text:span text:style-name="T17"> (Luka, 9:57-62; Matta, 8:19-22)</text:span></text:p>
      <text:p text:style-name="P53"/>
      <text:p text:style-name="P16">İnfak Etmek İstememeleri</text:p>
      <text:p text:style-name="P35"><text:span text:style-name="T4">[Hz. İsa (as):] "O'nun [Allah'ın] buyruklarını biliyorsun: 'Zina etmeyeceksin, adam öldürmeyeceksin, çalmayacaksın, yalan yere tanıklık etmeyeceksin, annene babana saygı </text:span><text:soft-page-break/><text:span text:style-name="T4">göstereceksin.'" "Bunların hepsini gençliğimden beri yerine getiriyorum" dedi adam. İsa bunu duyunca ona, "</text:span><text:span text:style-name="T8">Hâlâ bir eksiğin var" dedi. "Neyin varsa hepsini sat, parasını yoksullara dağıt; böylece göklerde hazinen olur. Sonra gel, beni izle." Adam bu sözleri duyunca çok üzüldü. Çünkü son derece zengindi.</text:span><text:span text:style-name="T4"> Onun üzüntüsünü gören İsa, "Varlıklı kişilerin Allah'ın Egemenliği'ne [cennete] girmesi ne kadar güç!" dedi. "Nitekim devenin iğne deliğinden geçmesi, zenginin Allah Egemenliği'ne [cennete] girmesinden daha kolaydır." (Luka, 18:20-25)</text:span></text:p>
      <text:p text:style-name="P51"><text:span text:style-name="T17">Hananya adında bir adam, karısı Safira'nın onayıyla bir mülk sattı, </text:span><text:span text:style-name="T22">paranın bir kısmını kendine saklayarak gerisini getirip elçilerin buyruğuna verdi.</text:span><text:span text:style-name="T17"> Karısının da olup bitenlerden haberi vardı. Petrus ona, "Hananya, nasıl oldu da şeytana uydun... </text:span><text:span text:style-name="T22">yalan söyleyip mülkün parasının bir kısmını kendine sakladın?</text:span><text:span text:style-name="T17">" dedi. "Mülk satılmadan önce sana ait değil miydi? Sen onu sattıktan sonra da parayı dilediğin gibi kullanamaz mıydın?</text:span><text:span text:style-name="T22"> Neden yüreğinde böyle bir düzen kurdun? Sen insanlara değil, Allah'a yalan söylemiş oldun.</text:span><text:span text:style-name="T17">" (Elçilerin İşleri, 5:1-4)</text:span></text:p>
      <text:p text:style-name="P35"><text:span text:style-name="T4">Zengin olmak isteyenler ayartılıp tuzağa düşerler, insanı çöküşe ve yıkıma götüren birçok saçma ve zararlı arzulara kapılırlar. Çünkü her türlü kötülüğün bir kökü de para sevgisidir. </text:span><text:span text:style-name="T8">Kimileri zengin olma hevesiyle imandan saptılar, kendi kendilerine çok acı çektirdiler.</text:span><text:span text:style-name="T4"> (Pavlus'tan Timoteos'a 1. Mektup, 6:9-10)</text:span></text:p>
      <text:p text:style-name="P10"/>
      <text:p text:style-name="P16">Müminlere Çıkar Sağlamak </text:p>
      <text:p text:style-name="P16">İçin Yanaşmaları</text:p>
      <text:p text:style-name="P51"><text:span text:style-name="T22">Aranıza sızan bu kişiler...</text:span><text:span text:style-name="T17"> Vay onların haline!... </text:span><text:span text:style-name="T22">Kazanç için kendilerini Balam'ınkine benzer bir yanılgıya kaptırdılar... Sevgi şölenlerinizde sizinle birlikte pervasızca yiyip içen bu kişiler birer kara lekedir. Yalnız kendilerini besleyen çobanlardır... </text:span><text:span text:style-name="T17">Bunlar hep yakınıp söylenir, kendi tutkularının peşinden giderler. Ağızlarından kurumlu sözler çıkar, </text:span><text:span text:style-name="T22">kendi çıkarları için başkalarını pohpohlarlar.</text:span><text:span text:style-name="T17"> (Yahuda'nın Mektubu, 1:8, 11-12, 16)</text:span></text:p>
      <text:p text:style-name="P51"><text:span text:style-name="T22">... Sizinle yiyip içerken kendi hilelerinden zevk alırlar. </text:span><text:span text:style-name="T17">Gözleri zinayla doludur, günaha doymazlar. Kararsız kişileri doğru yoldan saptırırlar. </text:span><text:span text:style-name="T22">Yüreği açgözlülüğe alıştırılmış lanetli insanlardır. </text:span><text:span text:style-name="T17">(Petrus'un 2. Mektubu, 2:13-14)</text:span></text:p>
      <text:p text:style-name="P53"/>
      <text:p text:style-name="P16">Menfaat Elde Edemediklerinde Mümin </text:p>
      <text:p text:style-name="P16">Topluluğundan Ayrılmaları</text:p>
      <text:p text:style-name="P35"><text:span text:style-name="T4">... Nitekim şimdiden çok sayıda Mesih karşıtı türemiş bulunuyor... </text:span><text:span text:style-name="T8">Bunlar aramızdan çıktılar, ama bizden değildiler. Bizden olsalardı, bizimle kalırlardı. Ayrılmaları hiçbirinin bizden olmadığını ortaya çıkardı.</text:span><text:span text:style-name="T4"> (Yuhanna'nın 1. Mektubu, 2:18-19)</text:span></text:p>
      <text:p text:style-name="P40"/>
      <text:p text:style-name="P16">Akılsız Olmaları</text:p>
      <text:p text:style-name="P35"><text:span text:style-name="T8">Aranıza sızan bu kişiler... akıldan yoksun hayvanlar gibi </text:span><text:span text:style-name="T4">içgüdüleriyle anladıkları ne varsa, onları yıkıma götürüyor. (Yahuda'nın Mektubu, 1:8, 10)</text:span></text:p>
      <text:p text:style-name="P51"><text:span text:style-name="T17">... Bu küstah, dikbaşlı kişiler yüce varlıklara sövmekten korkmazlar [Allah'ı tenzih ederiz] ... Ama anlamadıkları konularda sövüp sayan bu kişiler, </text:span><text:span text:style-name="T22">içgüdüleriyle yaşayan, yakalanıp boğazlanmak üzere doğan, akıldan yoksun hayvanlar gibidir. </text:span><text:span text:style-name="T17">Hayvanlar gibi onlar </text:span><text:soft-page-break/><text:span text:style-name="T17">da yıkıma uğrayacaklar. Ettikleri haksızlığa karşılık zarar görecekler. Gündüzün zevk alemlerine dalmayı eğlence sayarlar. Birer leke ve yüzkarasıdırlar... (Petrus'un 2. Mektubu, 2:10-13)</text:span></text:p>
      <text:p text:style-name="P10"/>
      <text:p text:style-name="P16">Kibirli ve Çirkin Cesaret Sahibi </text:p>
      <text:p text:style-name="P16">Olmaları</text:p>
      <text:p text:style-name="P51"><text:span text:style-name="T22">... Bu küstah, dikbaşlı kişiler yüce varlıklara sövmekten korkmazlar [Allah'ı tenzih ederiz]... </text:span><text:span text:style-name="T17">Anlamadıkları konularda sövüp sayan bu kişiler, içgüdüleriyle yaşayan, yakalanıp boğazlanmak üzere doğan, akıldan yoksun hayvanlar gibidir. Hayvanlar gibi onlar da yıkıma uğrayacaklar. (Petrus'un 2. Mektubu, 2:10-12)</text:span></text:p>
      <text:p text:style-name="P51"><text:span text:style-name="T22">Aranıza sızan bu kişiler de onlar gibi gördükleri düşlere dayanarak öz bedenlerini kirletiyor, Rab'bin yetkisini hiçe sayıyor, yüce varlıklara sövüyorlar...</text:span><text:span text:style-name="T17"> Bu kişiler anlamadıkları herşeye sövüyorlar... (Yahuda'nın Mektubu, 1:8-10)</text:span></text:p>
      <text:p text:style-name="P10"/>
      <text:p text:style-name="P16">Başkalarının İmanına Engel Olmaya </text:p>
      <text:p text:style-name="P16">Çalışmaları</text:p>
      <text:p text:style-name="P51"><text:span text:style-name="T17">... Ey Yasa uzmanları [Kutsal Kitap alimleri]! Bilgi kapısının anahtarını alıp götürdünüz. </text:span><text:span text:style-name="T22">Kendiniz bu kapıdan girmediniz, girmek isteyenlere de engel oldunuz.</text:span><text:span text:style-name="T17"> (Luka, 11:52) </text:span></text:p>
      <text:p text:style-name="P51"><text:span text:style-name="T17">Vay halinize... ikiyüzlüler! Allah'ın Egemenliği'nin </text:span><text:span text:style-name="T22">[cennetin] kapısını insanların yüzüne kapıyorsunuz; ne kendiniz içeri giriyor, ne de girmek isteyenleri bırakıyorsunuz!</text:span><text:span text:style-name="T17"> (Matta, 23:13-14)</text:span></text:p>
      <text:p text:style-name="P9"/>
      <text:p text:style-name="P16">İmanı Zayıf Olanları Doğru Yoldan </text:p>
      <text:p text:style-name="P16">Saptırmaya Çalışmaları</text:p>
      <text:p text:style-name="P51"><text:span text:style-name="T17">... Sizinle yiyip içerken kendi hilelerinden zevk alırlar. Gözleri zinayla doludur, günaha doymazlar. </text:span><text:span text:style-name="T22">Kararsız kişileri doğru yoldan saptırırlar.</text:span><text:span text:style-name="T17"> Yüreği açgözlülüğe alıştırılmış lanetli insanlardır. (Petrus'un 2. Mektubu, 2:13-14)</text:span></text:p>
      <text:p text:style-name="P51"><text:span text:style-name="T17">... [Münafıklar] yanlış yolda yürüyenlerden </text:span><text:span text:style-name="T22">henüz kurtulanları, boş ve kurumlu sözler söyleyerek benliğin tutkularıyla, sefahatle doğru yoldan saptırırlar</text:span><text:span text:style-name="T17">. (Petrus'un 2. Mektubu, 2:18)</text:span></text:p>
      <text:p text:style-name="P35"><text:span text:style-name="T4">Kardeşler... aldığınız öğretiye karşı gelerek ayrılıklara ve sapmalara neden olanlara dikkat edin, onlardan sakının. Böyle kişiler Mesih'e değil, kendi midelerine kulluk ederler. </text:span><text:span text:style-name="T8">Saf adamların yüreklerini, kulağı okşayan tatlı sözlerle aldatırlar. </text:span><text:span text:style-name="T4">(Pavlus'tan Romalılara Mektup, 16:17-18)</text:span></text:p>
      <text:p text:style-name="P35"><text:span text:style-name="T4">Vay halinize...</text:span><text:span text:style-name="T8"> ikiyüzlüler! Tek bir kişiyi dininize döndürmek için denizleri, kıtaları dolaşırsınız. Dininize döneni de kendinizden iki kat cehennemlik yaparsınız.</text:span><text:span text:style-name="T4"> (Matta, 23:15)</text:span></text:p>
      <text:p text:style-name="P51"><text:span text:style-name="T17">Çünkü sahte mesihler, sahte peygamberler türeyecek; bunlar büyük belirtiler ve harikalar yapacaklar. Öyle ki, </text:span><text:span text:style-name="T22">ellerinden gelse, seçilmiş olanları bile saptıracaklar.</text:span><text:span text:style-name="T17"> İşte size önceden söylüyorum. (Matta, 24:24-25)</text:span></text:p>
      <text:p text:style-name="P51"><text:span text:style-name="T17">... Gerçek yoldan saptılar. Şimdi de </text:span><text:span text:style-name="T22">bazılarının imanını altüst ediyorlar.</text:span><text:span text:style-name="T17"> Ne var ki, Allah'ın attığı sağlam temel, "Rab Kendine ait olanları bilir" ve "Rab'bin adını anan herkes </text:span><text:soft-page-break/><text:span text:style-name="T17">kötülükten uzak dursun" sözleriyle mühürlenmiş olarak duruyor. Büyük bir evde yalnız altın ve gümüş kaplar değil, tahta ve toprak kaplar da vardır. Kimi onurlu, kimi bayağı iş için kullanılır. Eğer bir kimse bayağı olandan arınırsa, onurlu amaçlara uygun, kutsal kılınmış, efendisine yararlı ve her iyi işe hazır bir kap olacaktır. (Pavlus'tan Timoteos'a 2. Mektup, 2:18-20) </text:span></text:p>
      <text:p text:style-name="P51"><text:span text:style-name="T17">... Son zamanlarda </text:span><text:span text:style-name="T22">bazıları yalancıların ikiyüzlülüğü nedeniyle aldatıcı ruhlara ve cinlerin öğretilerine kulak vererek imandan dönecek.</text:span><text:span text:style-name="T17"> (Pavlus'tan Timoteos'a 1. Mektup, 4:1)</text:span></text:p>
      <text:p text:style-name="P57"/>
      <text:p text:style-name="P62">Fitne Çıkarmak İçin Müminlerin </text:p>
      <text:p text:style-name="P62">Arasına Katılmaları</text:p>
      <text:p text:style-name="P51"><text:span text:style-name="T17">Ben gittikten sonra </text:span><text:span text:style-name="T22">sürüyü esirgemeyen yırtıcı kurtların aranıza gireceğini biliyorum. Hatta öğrencileri kendi peşlerinden sürüklemek için sizin aranızdan da sapkın sözler söyleyen kişiler çıkacak. </text:span><text:span text:style-name="T17">(Elçilerin İşleri, 20:29)</text:span></text:p>
      <text:p text:style-name="P51"><text:span text:style-name="T17">Ne var ki, İsa Mesih'te sahip olduğumuz özgürlüğü el altından öğrenmek ve böylece </text:span><text:span text:style-name="T22">bizi köleleştirmek [dünya hayatına çekmek] için gizlice aramıza sızan sahte kardeşler vardı.</text:span><text:span text:style-name="T17"> Müjde gerçeği [Allah'ın vahyi] sürekli sizinle kalsın diye bir an bile onlara boyun eğip teslim olmadık. (Pavlus'tan Galatyalılara Mektup, 2:4-5)</text:span></text:p>
      <text:p text:style-name="P51"><text:span text:style-name="T17">... Sahte peygamberler vardı, </text:span><text:span text:style-name="T22">tıpkı sizin de aranızda yanlış öğreti yayanlar olacağı gibi. Bunlar... gizlice aranıza yıkıcı öğretiler sokacaklar.</text:span><text:span text:style-name="T17"> Böyleleri ani bir yıkıma uğrayacaklar. Birçokları da onların sefahatine kapılacak. Onların yüzünden gerçeğin yoluna sövülecek. Açgözlülüklerinden ötürü uydurma sözlerle sizi sömürecekler. Onlar için çoktan beri verilmiş olan yargı gecikmez. Onları bekleyen yıkım da uyuklamaz. (Petrus'un 2. Mektubu, 2:1-3)</text:span></text:p>
      <text:p text:style-name="P35"><text:span text:style-name="T4">Sahte peygamberlerden sakının! </text:span><text:span text:style-name="T8">Kuzu postuna bürünerek gelirler size, ama özde yırtıcı kurtlardır. Onları meyvelerinden tanıyacaksınız.</text:span><text:span text:style-name="T4"> Dikenli bitkilerden üzüm, devedikenlerinden incir toplanabilir mi? Bunun gibi, her iyi ağaç iyi meyve verir, kötü ağaç ise kötü meyve verir. İyi ağaç kötü meyve veremez. Kötü ağaç da iyi meyve veremez. İyi meyve vermeyen her ağaç kesilip ateşe atılır. Böylece sahte peygamberleri meyvelerinden tanıyacaksınız. (Matta, 7:15-20)</text:span></text:p>
      <text:p text:style-name="P40"/>
      <text:p text:style-name="P16">Cahiliye Hayatından Tam Olarak </text:p>
      <text:p text:style-name="P16">Kopmamaları</text:p>
      <text:p text:style-name="P51"><text:span text:style-name="T17">Onlara özgürlük vaadederler, oysa </text:span><text:span text:style-name="T22">kendileri yozlaşmışlığın kölesidirler</text:span><text:span text:style-name="T17">. Çünkü kişi neye yenilirse, onun kölesi olur... İsa Mesih'i tanımakla </text:span><text:span text:style-name="T22">dünyanın çirkefliklerinden kurtulduktan sonra tekrar aynı işlere karışıp yenilirlerse, son halleri, ilk hallerinden beter olur. Çünkü doğruluk yolunu bilip de kendilerine emanet edilmiş olan kutsal buyruktan [Allah'ın emirlerinden] geri dönmektense, bu yolu hiç bilmemiş olmak onlar için daha iyi olurdu.</text:span><text:span text:style-name="T17"> Şu gerçek özdeyiş onların durumunu anlatıyor: ... </text:span><text:span text:style-name="T22">"domuz da yıkandıktan sonra çamurda yuvarlanmaya döner." </text:span><text:span text:style-name="T17">(Petrus'un 2. Mektubu 2:19- 22)</text:span></text:p>
      <text:p text:style-name="P51"><text:span text:style-name="T22">... Kardeş diye bilinirken fuhuş yapan, açgözlü, putperest, sövücü, ayyaş ya da soyguncu olanla arkadaşlık etmeyin, böyle biriyle yemek bile yemeyin.</text:span><text:span text:style-name="T17"> İnanlılar topluluğunun dışındakileri yargılamaya benim ne hakkım var? Sizin de yargılamanız gereken </text:span><text:soft-page-break/><text:span text:style-name="T17">kişiler topluluğun içindekiler değil mi? Topluluğun dışında kalanları Allah yargılar. "Kötü adamı aranızdan kovun!" (Pavlus'tan Korintlilere 1. Mektup, 5:11-13)</text:span></text:p>
      <text:p text:style-name="P35"><text:span text:style-name="T4">... Sizinle yiyip içerken kendi hilelerinden zevk alırlar. </text:span><text:span text:style-name="T8">Gözleri zinayla doludur, günaha doymazlar.</text:span><text:span text:style-name="T4"> Kararsız kişileri doğru yoldan saptırırlar. Yüreği açgözlülüğe alıştırılmış lanetli insanlardır. (Petrus'un 2. Mektubu, 2:13-14)</text:span></text:p>
      <text:p text:style-name="P10"/>
      <text:p text:style-name="P16">Dünyada ve Ahirette Yıkım ve Azapla </text:p>
      <text:p text:style-name="P16">Karşılık Görmeleri </text:p>
      <text:p text:style-name="P51"><text:span text:style-name="T17">... Sizinle yiyip içerken kendi hilelerinden zevk alırlar... Haksızlıkla elde ettiği kazancı seven Beor oğlu Balam'ın yolunu tutarak doğru yolu bırakıp saptılar... </text:span><text:span text:style-name="T22">Bu kişiler, susuz pınarlar, fırtınanın dağıttığı sis gibidirler. Onları koyu karanlık bekliyor. </text:span><text:span text:style-name="T17">(Petrus'un 2. Mektubu, 2:13-17)</text:span></text:p>
      <text:p text:style-name="P51"><text:span text:style-name="T22">Aranıza sızan bu kişiler... Rüzgarın sürüklediği yağmursuz bulutlara, iki kez ölmüş, kökünden sökülmüş, sonbaharın meyvesiz ağaçlarına benzerler.</text:span><text:span text:style-name="T17"> Köpüğünü savuran denizin azgın dalgaları gibi ayıplarını çevreye savururlar. Serseri yıldızlar gibidirler. </text:span><text:span text:style-name="T22">Onları sonsuza dek sürecek koyu karanlık bekliyor</text:span><text:span text:style-name="T17">. (Yahuda'nın Mektubu, 1:8, 12-13)</text:span></text:p>
      <text:p text:style-name="P51"><text:span text:style-name="T17">... Bunlar... gizlice aranıza yıkıcı öğretiler sokacaklar. </text:span><text:span text:style-name="T22">Böyleleri ani bir yıkıma uğrayacaklar</text:span><text:span text:style-name="T17">. Birçokları da onların sefahatine kapılacak. Onların yüzünden gerçeğin yoluna sövülecek. Açgözlülüklerinden ötürü uydurma sözlerle sizi sömürecekler.</text:span><text:span text:style-name="T22"> Onlar için çoktan beri verilmiş olan yargı gecikmez. Onları bekleyen yıkım da uyuklamaz.</text:span><text:span text:style-name="T17"> (Petrus'un 2. Mektubu, 2:1-3)</text:span></text:p>
      <text:p text:style-name="P35"><text:span text:style-name="T4">... Bu kişiler, içgüdüleriyle yaşayan, yakalanıp boğazlanmak üzere doğan, akıldan yoksun hayvanlar gibidir. </text:span><text:span text:style-name="T8">Hayvanlar gibi onlar da yıkıma uğrayacaklar. Ettikleri haksızlığa karşılık zarar görecekler.</text:span><text:span text:style-name="T4"> Gündüzün zevk alemlerine dalmayı eğlence sayarlar. Birer leke ve yüzkarasıdırlar... (Petrus'un 2. Mektubu, 2:12-13) </text:span></text:p>
      <text:h text:style-name="P97" text:outline-level="1">19. BÖLÜM</text:h>
      <text:h text:style-name="P99" text:outline-level="1">İNCİL'DE YARATILIŞ İLE İLGİLİ AÇIKLAMALAR</text:h>
      <text:p text:style-name="P3"/>
      <text:p text:style-name="P3"/>
      <text:p text:style-name="P35"><text:span text:style-name="T4">... Sizi bu boş şeylerden vazgeçmeye, </text:span><text:span text:style-name="T8">yeri, göğü, denizi ve bunların içindekilerin hepsini yaratan, diri [Hayy] olan Allah'a dönmeye çağırıyoruz... </text:span><text:span text:style-name="T4">[Allah] size iyilik [ihsan] ediyor. Gökten yağmur yağdırıyor, çeşitli ürünleriyle mevsimleri düzenliyor, sizi yiyecekle doyurup yüreklerinizi sevinçle dolduruyor. (Elçilerin İşleri, 14:15-17)</text:span></text:p>
      <text:p text:style-name="P35"><text:span text:style-name="T8">Dünyayı ve içindekilerin tümünü yaratan, yerin ve göğün Rabbi olan Allah... Herkese yaşam, soluk ve herşeyi veren Kendisi... Allah, bütün ulusları tek insandan türetti ve onları yeryüzünün dört bucağına yerleştirdi.</text:span><text:span text:style-name="T4"> (Elçilerin İşleri, 17:24-25)</text:span></text:p>
      <text:p text:style-name="P35"><text:span text:style-name="T8">Nitekim şöyle yazılmıştır: "İlk insan Adem yaşayan can oldu."... İlk insan yerden, yani topraktandır...</text:span><text:span text:style-name="T4"> (Pavlus'tan Korintlilere 1. Mektup, 15:45-47)</text:span></text:p>
      <text:p text:style-name="P35"><text:span text:style-name="T4">Yine diyor ki, "</text:span><text:span text:style-name="T8">Ya Rab, başlangıçta yerin temellerini Sen attın. Gökler de Senin ellerinin yapıtıdır."</text:span><text:span text:style-name="T4"> (İbranilere Mektup, 1:10)</text:span></text:p>
      <text:p text:style-name="P35"><text:span text:style-name="T8">Her varlığa yaşam veren Allah</text:span><text:span text:style-name="T4">'ın huzurunda sana buyuruyorum. (Pavlus'tan Timoteos'a 1. Mektup, 6:13)</text:span></text:p>
      <text:p text:style-name="P51"><text:span text:style-name="T17">Her evin bir yapıcısı vardır, oysa </text:span><text:span text:style-name="T22">herşeyi yapan Allah'tır.</text:span><text:span text:style-name="T17"> (İbranilere Mektup, 3:4)</text:span></text:p>
      <text:p text:style-name="P51"><text:span text:style-name="T22">Herşeyin kaynağı O'dur [Allah'tır]; herşey O'nun tarafından ve O'nun için var oldu. </text:span><text:span text:style-name="T17">Sonsuza dek O'na yücelik olsun. Amin. (Pavlus'tan Romalılara Mektup, 11:36)</text:span></text:p>
      <text:p text:style-name="P51"><text:span text:style-name="T17">İman yoluyla, lütufla kurtuldunuz. Bu sizin başarınız değil, Allah'ın armağanıdır. Kimsenin övünmemesi için iyi işlerin ödülü değildir. Çünkü </text:span><text:span text:style-name="T22">biz Allah'ın yapıtıyız, O'nun önceden hazırladığı iyi işleri yapmak üzere... yaratıldık. </text:span><text:span text:style-name="T17">(Pavlus'tan Efeslilere Mektup, 2:8-10)</text:span></text:p>
      <text:p text:style-name="P51"><text:span text:style-name="T22">O [Allah]... bizi, Kendi isteği uyarınca... yaşama kavuşturdu. </text:span><text:span text:style-name="T18">(Yakup'un Mektubu, 1:18)</text:span></text:p>
      <text:p text:style-name="P51"><text:span text:style-name="T22">Ne var ki, göklerin çok önceden Allah'ın sözüyle var olduğunu, yerin sudan ve su aracılığıyla yaratıldığını bile bile unutuyorlar.</text:span><text:span text:style-name="T17"> (Petrus'un 2. Mektubu, 3:5)</text:span></text:p>
      <text:p text:style-name="P51"><text:span text:style-name="T17">... Çünkü </text:span><text:span text:style-name="T22">O [Allah], Güneş'ini hem kötülerin hem iyilerin üzerine doğdurur; yağmurunu hem doğruların hem eğrilerin üzerine yağdırır.</text:span><text:span text:style-name="T17"> (Matta, 5:45)</text:span></text:p>
      <text:p text:style-name="P51"><text:span text:style-name="T17">İki serçe bir meteliğe satılmıyor mu? Ama </text:span><text:span text:style-name="T22">Allah'ın izni olmadan bunlardan bir teki bile yere düşmez.</text:span><text:span text:style-name="T17"> Size gelince, başınızdaki bütün saçlar bile sayılıdır. (Matta, 10:29-30)</text:span></text:p>
      <text:p text:style-name="P51"><text:span text:style-name="T17">Arkadaşları bunu duyunca hep birlikte Allah'a şöyle seslendiler: "Ey Efendimiz! </text:span><text:span text:style-name="T22">Yeri göğü, denizi ve onların içindekilerin tümünü yaratan Sensin</text:span><text:span text:style-name="T17">." (Elçilerin İşleri, 4:24)</text:span></text:p>
      <text:p text:style-name="P51"><text:span text:style-name="T17">Allah, </text:span><text:span text:style-name="T21">yaratılışın başlangıcından 'İnsanları erkek ve dişi olarak yarattı.'</text:span><text:span text:style-name="T17"> (Markos, 10:6)</text:span></text:p>
      <text:p text:style-name="P51"><text:span text:style-name="T17">İsa şu karşılığı verdi: "Kutsal Yazılar'ı [Allah'ın vahyini] okumadınız mı? </text:span><text:span text:style-name="T22">Yaradan [Allah] başlangıçtan 'İnsanları erkek ve dişi olarak yarattı.</text:span><text:span text:style-name="T17">'" (Matta, 19:4)</text:span></text:p>
      <text:p text:style-name="P51"><text:span text:style-name="T17">Bizim için tek bir Allah vardır. </text:span><text:span text:style-name="T22">O herşeyin kaynağıdır</text:span><text:span text:style-name="T17">, bizler O'nun için yaşıyoruz. Tek bir Rab var... </text:span><text:span text:style-name="T22">Herşey O'nun aracılığıyla [Allah'ın emriyle] yaratıldı, biz de O'nun aracılığıyla yaşıyoruz. </text:span><text:span text:style-name="T17">(Pavlus'tan Korintlilere 1. Mektup, 8:5-6)</text:span></text:p>
      <text:p text:style-name="P51"><text:span text:style-name="T17">Nitekim </text:span><text:span text:style-name="T22">yerde ve gökte, görünen ve görünmeyen herşey... O'nun aracılığıyla [Allah'ın </text:span><text:soft-page-break/><text:span text:style-name="T22">emriyle] ve O'nun için yaratıldı. </text:span><text:span text:style-name="T17">Herşeyden önce var olan O'dur ve herşey varlığını O'nda sürdürmektedir. (Pavlus'tan Koloselilere 1. Mektup, 1:16-17)</text:span></text:p>
      <text:p text:style-name="P51"><text:span text:style-name="T22">Herşey O'nun [Allah] tarafından var oldu</text:span><text:span text:style-name="T17">, var olan hiçbir şey O'nsuz olmadı. (Yuhanna, 1:3)</text:span></text:p>
      <text:p text:style-name="P51"><text:span text:style-name="T22">... Yeryüzü ve içindeki herşey Rab'bindir.</text:span><text:span text:style-name="T17"> (Pavlus'tan Korintlilere 1. Mektup, 1:26)</text:span></text:p>
      <text:p text:style-name="P51"><text:span text:style-name="T17">Çünkü Allah'a ilişkin bilinen ne varsa, gözlerinin önündedir; </text:span><text:span text:style-name="T22">Allah [varlığının delillerinin] hepsini gözlerinin önüne sermiştir. Allah'ın görünmeyen nitelikleri –sonsuz gücü ve İlahlığı– dünya yaratılalı beri O'nun yaptıklarıyla anlaşılmakta, açıkça görülmektedir.</text:span><text:span text:style-name="T17"> Bu nedenle özürleri yoktur. Allah'ı bildikleri halde O'nu Allah olarak yüceltmediler, O'na şükretmediler. Tersine, düşüncelerinde budalalığa düştüler; anlayışsız yüreklerini karanlık bürüdü. Akıllı olduklarını ileri sürerken akılsız olup çıktılar. Ölümsüz Allah'ın yüceliği yerine ölümlü insana, kuşlara, dört ayaklılara, sürüngenlere benzeyen putları yeğlediler. (Pavlus'tan Romalılara Mektup, 1:19-26)</text:span></text:p>
      <text:p text:style-name="P51"><text:span text:style-name="T17">Üzerine sık sık yağan yağmuru emen ve kimler için işleniyorsa onlara yararlı bitkiler üreten </text:span><text:span text:style-name="T22">toprağı Allah bereketli kılar.</text:span><text:span text:style-name="T17"> (İbranilere Mektup, 6:7)</text:span></text:p>
      <text:h text:style-name="P97" text:outline-level="1">20. BÖLÜM</text:h>
      <text:h text:style-name="P99" text:outline-level="1">KURAN VE İNCİL'DEKİ BENZER İFADELERDEN BİR KISMI</text:h>
      <text:p text:style-name="P54"/>
      <text:p text:style-name="P53"/>
      <text:p text:style-name="P63">Allah Baki olandır:</text:p>
      <text:p text:style-name="P51"><text:span text:style-name="T12">İNCİL:</text:span><text:span text:style-name="T22"> </text:span><text:span text:style-name="T17">Yine diyor ki, "</text:span><text:span text:style-name="T22">Ya Rab, başlangıçta, dünyanın temellerini sen attın. Gökler de Senin ellerinin yapıtıdır. Onlar yok olacak, ama Sen kalıcısın</text:span><text:span text:style-name="T17">. Hepsi bir giysi gibi eskiyecek. Bir kaftan gibi düreceksin onları, bir giysi gibi değiştirilecekler. Ama </text:span><text:span text:style-name="T22">Sen hep aynısın, yılların tükenmeyecek.</text:span><text:span text:style-name="T17">" (İbranilere Mektup, 1:10-12)</text:span></text:p>
      <text:p text:style-name="P55"/>
      <text:p text:style-name="P51"><text:span text:style-name="T12">KURAN:</text:span><text:span text:style-name="T17"> </text:span><text:span text:style-name="T22">(Yer) Üzerindeki herşey yok olucudur; Celal ve ikram sahibi olan Rabbinin yüzü (Kendisi) Baki kalacaktır. </text:span><text:span text:style-name="T17">(Rahman Suresi, 26-27)</text:span></text:p>
      <text:p text:style-name="P53"/>
      <text:p text:style-name="P63">Allah herşeyin Yaratıcısıdır:</text:p>
      <text:p text:style-name="P51"><text:span text:style-name="T12">İNCİL: </text:span><text:span text:style-name="T22">Herşeyin kaynağı O'dur; herşey O'nun tarafından ve O'nun için var oldu.</text:span><text:span text:style-name="T17"> O'na sonsuza dek yücelik olsun! Amin. (Pavlus'tan Romalılara Mektup, 11:36)</text:span></text:p>
      <text:p text:style-name="P9"/>
      <text:p text:style-name="P35"><text:span text:style-name="T10">KURAN: </text:span><text:span text:style-name="T4">İşte Rabbiniz olan Allah budur. O'ndan başka İlah yoktur. </text:span><text:span text:style-name="T8">Herşeyin Yaratıcısı'dır,</text:span><text:span text:style-name="T4"> öyleyse O'na kulluk edin. O, herşeyin üstünde bir vekildir. (En'am Suresi, 102)</text:span></text:p>
      <text:p text:style-name="P40"/>
      <text:p text:style-name="P63">Allah şekil ve suret verendir:</text:p>
      <text:p text:style-name="P35"><text:span text:style-name="T10">İNCİL:</text:span><text:span text:style-name="T4"> Gerçek şu ki, </text:span><text:span text:style-name="T8">Allah bedenin her üyesini dilediği biçimde bedene yerleştirmiştir.</text:span><text:span text:style-name="T4"> (Pavlus'tan Korintlilere 1. Mektup, 12:18)</text:span></text:p>
      <text:p text:style-name="P9"/>
      <text:p text:style-name="P35"><text:span text:style-name="T10">KURAN:</text:span><text:span text:style-name="T4"> Döl yataklarında </text:span><text:span text:style-name="T8">size dilediği gibi suret veren O'dur.</text:span><text:span text:style-name="T4"> O'ndan başka İlah yoktur; üstün ve güçlü olandır, hüküm ve hikmet sahibidir. (Al-i İmran Suresi, 6)</text:span></text:p>
      <text:p text:style-name="P40"/>
      <text:p text:style-name="P63">Allah dua edenin duasına icabet eder:</text:p>
      <text:p text:style-name="P35"><text:span text:style-name="T10">İNCİL:</text:span><text:span text:style-name="T4"> </text:span><text:span text:style-name="T8">[Allah'tan] dileyin, size verilecek; arayın, bulacaksınız;</text:span><text:span text:style-name="T4"> kapıyı çalın, size açılacaktır. </text:span><text:span text:style-name="T8">Çünkü her dileyen alır, arayan bulur, kapı çalana açılır.</text:span><text:span text:style-name="T4"> (Matta, 7:7)</text:span></text:p>
      <text:p text:style-name="P35"><text:span text:style-name="T10">İNCİL: </text:span><text:span text:style-name="T8">İmanla dua ederseniz, dilediğiniz herşeyi alırsınız. </text:span><text:span text:style-name="T4">(Matta, 21:22)</text:span></text:p>
      <text:p text:style-name="P43"/>
      <text:p text:style-name="P51"><text:span text:style-name="T12">KURAN: </text:span><text:span text:style-name="T17">Rabbiniz dedi ki: "</text:span><text:span text:style-name="T22">Bana dua edin, size icabet edeyim</text:span><text:span text:style-name="T17">. Doğrusu Bana ibadet etmekten büyüklenen (müstekbir)ler; cehenneme boyun bükmüş kimseler olarak gireceklerdir. (Mü'min Suresi, 60)</text:span></text:p>
      <text:p text:style-name="P55"/>
      <text:p text:style-name="P51"><text:span text:style-name="T12">KURAN: </text:span><text:span text:style-name="T17">Kullarım Beni sana soracak olursa, muhakkak ki Ben (onlara) pek yakınım. </text:span><text:span text:style-name="T22">Bana dua ettiği zaman dua edenin duasına cevap veririm.</text:span><text:span text:style-name="T17"> Öyleyse, onlar da Benim çağrıma cevap versinler ve Bana iman etsinler. Umulur ki irşad (doğru yolu bulmuş) olurlar. (Bakara </text:span><text:soft-page-break/><text:span text:style-name="T17">Suresi, 186)</text:span></text:p>
      <text:p text:style-name="P63">Allah'ın elçisine iman ve itaat eden </text:p>
      <text:p text:style-name="P63">Allah'a itaat etmiş olur:</text:p>
      <text:p text:style-name="P51"><text:span text:style-name="T12">İNCİL:</text:span><text:span text:style-name="T17"> [Hz. İsa (as):] "</text:span><text:span text:style-name="T22">... Beni kabul eden de beni Göndereni [Allah'ı] kabul etmiş olur.</text:span><text:span text:style-name="T17">" (Matta, 10:40; Markos, 9:37)</text:span></text:p>
      <text:p text:style-name="P51"><text:span text:style-name="T12">İNCİL:</text:span><text:span text:style-name="T17"> [Hz. İsa (as):] </text:span><text:span text:style-name="T22">"... Beni reddeden de beni Göndereni [Allah'ı] reddetmiş olur."</text:span><text:span text:style-name="T17"> (Luka, 10:16)</text:span></text:p>
      <text:p text:style-name="P55"/>
      <text:p text:style-name="P51"><text:span text:style-name="T12">KURAN:</text:span><text:span text:style-name="T17"> Şüphesiz </text:span><text:span text:style-name="T22">sana biat edenler, ancak Allah'a biat etmişlerdir. </text:span><text:span text:style-name="T17">Allah'ın eli, onların ellerinin üzerindedir. Şu halde, kim ahdini bozarsa, artık o, ancak kendi aleyhine ahdini bozmuş olur. Kim de Allah'a verdiği ahdine vefa gösterirse, artık O da, ona büyük bir ecir verecektir. (Fetih Suresi, 10)</text:span></text:p>
      <text:p text:style-name="P55"/>
      <text:p text:style-name="P51"><text:span text:style-name="T12">KURAN:</text:span><text:span text:style-name="T17"> </text:span><text:span text:style-name="T22">Kim Resûl'e itaat ederse, gerçekte Allah'a itaat etmiş olur.</text:span><text:span text:style-name="T17"> Kim de yüz çevirirse, Biz seni onların üzerine koruyucu göndermedik. (Nisa Suresi, 80)</text:span></text:p>
      <text:p text:style-name="P10"/>
      <text:p text:style-name="P63">Peygamber kendisinden konuşmaz, </text:p>
      <text:p text:style-name="P63">Allah'ın vahyini iletir:</text:p>
      <text:p text:style-name="P51"><text:span text:style-name="T12">İNCİL:</text:span><text:span text:style-name="T17"> İsa onlara, </text:span><text:span text:style-name="T22">"Benim öğretim benim değil, beni Gönderenindir [Allah'ındır]"</text:span><text:span text:style-name="T17"> diye karşılık verdi. (Yuhanna, 7:16)</text:span></text:p>
      <text:p text:style-name="P51"><text:span text:style-name="T12">İNCİL:</text:span><text:span text:style-name="T17"> Bu nedenle İsa şöyle dedi: "... benim o olduğumu, </text:span><text:span text:style-name="T22">kendiliğimden hiçbir şey yapmadığımı, ama tıpkı Allah'ın bana öğrettiği gibi konuştuğumu anlayacaksınız.</text:span><text:span text:style-name="T17">" (Yuhanna, 8:28)</text:span></text:p>
      <text:p text:style-name="P55"/>
      <text:p text:style-name="P51"><text:span text:style-name="T12">KURAN:</text:span><text:span text:style-name="T17"> </text:span><text:span text:style-name="T22">O, hevadan (kendi istek, düşünce ve tutkularına göre) konuşmaz. O (söyledikleri), yalnızca vahyolunmakta olan bir vahiydir.</text:span><text:span text:style-name="T17"> (Necm Suresi, 3-4)</text:span></text:p>
      <text:p text:style-name="P55"/>
      <text:p text:style-name="P51"><text:span text:style-name="T12">KURAN:</text:span><text:span text:style-name="T17"> "Size </text:span><text:span text:style-name="T22">Rabbimin risaletini tebliğ ediyorum</text:span><text:span text:style-name="T17">. (Ayrıca) Size öğüt veriyor ve </text:span><text:span text:style-name="T22">sizin bilmediklerinizi ben Allah'tan biliyorum.</text:span><text:span text:style-name="T17">" (Araf Suresi, 62) </text:span></text:p>
      <text:p text:style-name="P10"/>
      <text:p text:style-name="P63">Allah elçisine itaat edeni sever:</text:p>
      <text:p text:style-name="P51"><text:span text:style-name="T12">İNCİL: </text:span><text:span text:style-name="T17">İsa ona şu karşılığı verdi: "</text:span><text:span text:style-name="T22">Beni seven sözüme uyar, Allah'ım da onu sever...</text:span><text:span text:style-name="T17"> Beni sevmeyen, sözlerime uymaz. İşittiğiniz söz benim değil, beni gönderen Allah'ındır." (Yuhanna, 14:23-24)</text:span></text:p>
      <text:p text:style-name="P51"><text:span text:style-name="T12">İNCİL:</text:span><text:span text:style-name="T17"> [Hz. İsa (as):] "</text:span><text:span text:style-name="T22">Kim buyruklarımı bilir ve yerine getirirse, işte beni seven odur. Beni seveni Allah'ım da sevecektir.</text:span><text:span text:style-name="T17"> Ben de onu seveceğim..." (Yuhanna, 14:21)</text:span></text:p>
      <text:p text:style-name="P55"/>
      <text:p text:style-name="P51"><text:span text:style-name="T12">KURAN:</text:span><text:span text:style-name="T17"> De ki: "</text:span><text:span text:style-name="T22">Eğer siz Allah'ı seviyorsanız bana uyun; Allah da sizi sevsin</text:span><text:span text:style-name="T17"> ve günahlarınızı bağışlasın. Allah bağışlayandır, esirgeyendir." De ki: "Allah'a ve elçisine itaat edin." Eğer yüz çevirirlerse şüphesiz Allah, kafirleri sevmez. (Al-i İmran Suresi, 31-32)</text:span></text:p>
      <text:h text:style-name="P86" text:outline-level="1"/>
      <text:p text:style-name="P65">Müminlerin zorluklarla imtihan olmaları:</text:p>
      <text:p text:style-name="P35"><text:span text:style-name="T10">İNCİL:</text:span><text:span text:style-name="T4"> [Hz. İsa (as):] "... [Allah rızası için] bana olan bağlılığınızdan ötürü </text:span><text:span text:style-name="T8">insanlar size sövüp zulmettikleri, yalan yere size karşı her türlü kötü sözü söyledikleri zaman </text:span><text:span text:style-name="T4">ne mutlu size! Sevinin, sevinçle coşun! Çünkü </text:span><text:span text:style-name="T8">[ahiretteki] ödülünüz büyüktür. Sizden önce yaşamış olan peygamberlere de böyle zulmettiler.</text:span><text:span text:style-name="T4">" (Matta, 5:10-12)</text:span></text:p>
      <text:p text:style-name="P35"><text:span text:style-name="T10">İNCİL: </text:span><text:span text:style-name="T4">... "</text:span><text:span text:style-name="T8">Allah'ın Egemenliği'ne [cennete], birçok sıkıntıdan geçerek girmemiz gerekir</text:span><text:span text:style-name="T4">" diyorlardı. (Elçilerin İşleri, 14:22)</text:span></text:p>
      <text:p text:style-name="P42"/>
      <text:p text:style-name="P51"><text:span text:style-name="T12">KURAN: </text:span><text:span text:style-name="T17">Yoksa </text:span><text:span text:style-name="T22">sizden önce gelip-geçenlerin hali başınıza gelmeden cennete gireceğinizi mi sandınız?</text:span><text:span text:style-name="T17"> Onlara öyle bir yoksulluk, öyle dayanılmaz bir zorluk çattı ve öylesine sarsıldılar ki, sonunda elçi, beraberindeki mü'minlerle; "Allah'ın yardımı ne zaman?" diyordu. Dikkat edin. Şüphesiz Allah'ın yardımı pek yakındır. (Bakara Suresi, 214)</text:span></text:p>
      <text:p text:style-name="P53"/>
      <text:p text:style-name="P63">Herkesin gücünün kaldırabileceği </text:p>
      <text:p text:style-name="P63">kadarıyla imtihan olması:</text:p>
      <text:p text:style-name="P35"><text:span text:style-name="T10">İNCİL: </text:span><text:span text:style-name="T4">Herkesin karşılaştığı denemelerden başka denemelerle karşılaşmadınız. Allah güvenilirdir, </text:span><text:span text:style-name="T8">gücünüzü aşan biçimde denenmenize izin vermez. Dayanabilmeniz için denemeyle birlikte çıkış yolunu da sağlayacaktır. </text:span><text:span text:style-name="T4">(Pavlus'tan Korintlilere 1. Mektup, 10:13)</text:span></text:p>
      <text:p text:style-name="P42"/>
      <text:p text:style-name="P51"><text:span text:style-name="T12">KURAN:</text:span><text:span text:style-name="T17"> </text:span><text:span text:style-name="T22">... Hiçbir nefse, gücünün kaldırabileceği dışında bir şey yüklemeyiz. </text:span><text:span text:style-name="T17">Söylediğiniz zaman -yakınınız dahi olsa- adil olun. Allah'ın ahdine vefa gösterin. İşte bunlarla size tavsiye (emr) etti; umulur ki öğüt alıp-düşünürsünüz. (Enam Suresi, 152)</text:span></text:p>
      <text:p text:style-name="P55"/>
      <text:p text:style-name="P51"><text:span text:style-name="T12">KURAN</text:span><text:span text:style-name="T17">: ... Şahidliği Allah için dosdoğru yerine getirin. İşte bununla, Allah'a ve ahiret gününe iman edenlere öğüt verilir. </text:span><text:span text:style-name="T22">Kim Allah'tan korkup-sakınırsa, (Allah) ona bir çıkış yolu gösterir. </text:span><text:span text:style-name="T17">(Talak Suresi, 2)</text:span></text:p>
      <text:p text:style-name="P53"/>
      <text:p text:style-name="P63">Allah için canını malını satmış olmak:</text:p>
      <text:p text:style-name="P35"><text:span text:style-name="T10">İNCİL: </text:span><text:span text:style-name="T4">Kalabalık halk toplulukları İsa'yla birlikte yol alıyordu. İsa dönüp onlara şöyle dedi: "</text:span><text:span text:style-name="T8">Biri bana gelip de babasını, annesini, karısını, çocuklarını, kardeşlerini, hatta kendi canını bile gözden çıkarmazsa</text:span><text:span text:style-name="T4">, öğrencim olamaz." (Luka, 14:25-26)</text:span></text:p>
      <text:p text:style-name="P42"/>
      <text:p text:style-name="P51"><text:span text:style-name="T12">KURAN:</text:span><text:span text:style-name="T17"> De ki: "</text:span><text:span text:style-name="T22">Eğer babalarınız, çocuklarınız, kardeşleriniz, eşleriniz, aşiretiniz, kazandığınız mallar, az kar getireceğinden korktuğunuz ticaret ve hoşunuza giden evler, sizlere Allah'tan, O'nun Resûlü'nden ve O'nun yolunda cehd etmekten daha sevimli ise, artık Allah'ın emri gelinceye kadar bekleyedurun</text:span><text:span text:style-name="T17">. Allah, fasıklar topluluğuna hidayet vermez." (Tevbe Suresi, 24)</text:span></text:p>
      <text:p text:style-name="P53"/>
      <text:p text:style-name="P63">İmanın sağlam bir temel üzerine </text:p>
      <text:p text:style-name="P63">kurulması:</text:p>
      <text:p text:style-name="P35"><text:span text:style-name="T10">İNCİL: </text:span><text:span text:style-name="T4">[Hz. İsa (as):] "</text:span><text:span text:style-name="T8">İşte bu sözlerimi duyup uygulayan herkes, evini kaya üzerine </text:span><text:soft-page-break/><text:span text:style-name="T8">kuran akıllı adama benzer. </text:span><text:span text:style-name="T4">Yağmur yağar, seller basar, yeller eser, eve saldırır; ama ev yıkılmaz. Çünkü kaya üzerine kurulmuştur. </text:span><text:span text:style-name="T8">Bu sözlerimi duyup da uygulamayan herkes, evini kum üzerine kuran budala adama benzer.</text:span><text:span text:style-name="T4"> Yağmur yağar, seller basar, yeller eser, evi sarsar. Ev yıkılır; yıkılışı da korkunç olur." (Matta, 7:24-27)</text:span></text:p>
      <text:p text:style-name="P35"><text:span text:style-name="T10">İNCİL:</text:span><text:span text:style-name="T4"> [Hz. İsa (as):] "</text:span><text:span text:style-name="T8">Bana gelen ve sözlerimi duyup uygulayan kişinin kime benzediğini size anlatayım. Böyle bir kişi, evini yaparken toprağı kazan, derinlere inip temeli kaya üzerine atan adama benzer.</text:span><text:span text:style-name="T4"> Sel sularıyla kabaran ırmak o eve saldırsa da, onu sarsamaz. Çünkü ev sağlam yapılmıştır. Ama </text:span><text:span text:style-name="T8">sözlerimi duyup da uygulamayan kişi, evini temel koymaksızın toprağın üzerine kuran adama benzer. </text:span><text:span text:style-name="T4">Kabaran ırmak saldırınca ev hemen çöker. Evin yıkılışı da korkunç olur." (Luka, 6:47-49)</text:span></text:p>
      <text:p text:style-name="P42"/>
      <text:p text:style-name="P51"><text:span text:style-name="T12">KURAN:</text:span><text:span text:style-name="T17"> </text:span><text:span text:style-name="T22">Binasının temelini, Allah korkusu ve hoşnutluğu üzerine Kuran kimse mi hayırlıdır, yoksa binasının temelini göçecek bir yarın kenarına kurup </text:span><text:span text:style-name="T17">onunla birlikte kendisi de cehennem ateşi içine yuvarlanan kimse mi? Allah, zulmeden bir topluluğa hidayet vermez. (Tevbe Suresi, 109)</text:span></text:p>
      <text:p text:style-name="P53"/>
      <text:p text:style-name="P63">Allah yolunda hicret eden kişiye </text:p>
      <text:p text:style-name="P63">bereket verilmesi:</text:p>
      <text:p text:style-name="P35"><text:span text:style-name="T10">İNCİL:</text:span><text:span text:style-name="T4"> "Size doğrusunu söyleyeyim" dedi İsa, "</text:span><text:span text:style-name="T8">[Allah rızası için] benim ve Müjde'nin [Allah'ın emirlerinin] uğruna evini, kardeşlerini, anne ya da babasını, çocuklarını ya da topraklarını bırakıp da şimdi, bu çağda çekeceği zulümlerle birlikte yüz kat daha fazla eve, kardeşe, anneye, çocuğa, toprağa ve gelecek çağda sonsuz yaşama kavuşmayacak hiç kimse yoktur.</text:span><text:span text:style-name="T4"> Ne var ki, birincilerin birçoğu sonuncu, sonuncuların birçoğu da birinci olacak." (Markos, 10:29-31)</text:span></text:p>
      <text:p text:style-name="P42"/>
      <text:p text:style-name="P51"><text:span text:style-name="T12">KURAN: </text:span><text:span text:style-name="T22">Allah yolunda hicret eden, yeryüzünde barınacak çok yer de bulur, genişlik (ve bolluk) da.</text:span><text:span text:style-name="T17"> Allah'a ve Resûlü'ne hicret etmek üzere evinden çıkan, sonra kendisine ölüm gelen kişinin ecri şüphesiz Allah'a düşmüştür. Allah, bağışlayıcıdır, esirgeyicidir. (Nisa Suresi, 100)</text:span></text:p>
      <text:p text:style-name="P53"/>
      <text:p text:style-name="P63">İnfak ibadetini gösteriş konusu </text:p>
      <text:p text:style-name="P63">yapmamak:</text:p>
      <text:p text:style-name="P51"><text:span text:style-name="T12">İNCİL: </text:span><text:span text:style-name="T17">Bu nedenle, </text:span><text:span text:style-name="T22">birisine sadaka verirken bunu borazan çaldırarak ilan etmeyin. İkiyüzlüler, insanların övgüsünü kazanmak için... </text:span><text:span text:style-name="T17">böyle yaparlar. (Matta, 6:2) </text:span></text:p>
      <text:p text:style-name="P9"/>
      <text:p text:style-name="P35"><text:span text:style-name="T10">KURAN: </text:span><text:span text:style-name="T4">Ey iman edenler, Allah'a ve ahiret gününe inanmayıp, </text:span><text:span text:style-name="T8">insanlara karşı gösteriş olsun diye malını infak eden gibi minnet ve eziyet ederek sadakalarınızı geçersiz kılmayın. </text:span><text:span text:style-name="T4">Böylesinin durumu, üzerinde toprak bulunan bir kayanın durumuna benzer; üzerine sağnak bir yağmur düştü mü, onu çırılçıplak bırakıverir. Onlar kazandıklarından hiçbir şeye güç yetiremez (elde edemez)ler. Allah, kafirler topluluğuna hidayet vermez. (Bakara Suresi, 264)</text:span></text:p>
      <text:h text:style-name="P115" text:outline-level="1"/>
      <text:p text:style-name="P63"><text:soft-page-break/>Mal yığıp biriktirmemek:</text:p>
      <text:p text:style-name="P51"><text:span text:style-name="T12">İNCİL:</text:span><text:span text:style-name="T17"> </text:span><text:span text:style-name="T22">Yeryüzünde kendinize hazineler biriktirmeyin. </text:span><text:span text:style-name="T17">Burada güve ve pas onları yiyip bitirir, hırsızlar da girip çalarlar. </text:span><text:span text:style-name="T22">Bunun yerine kendinize gökte [ahiret için] hazineler biriktirin</text:span><text:span text:style-name="T17">. Orada ne güve ne pas onları yiyip bitirir, ne de hırsızlar girip çalar. Hazineniz neredeyse, yüreğiniz de orada olacaktır. (Matta, 6:19-21)</text:span></text:p>
      <text:p text:style-name="P55"/>
      <text:p text:style-name="P51"><text:span text:style-name="T12">KURAN:</text:span><text:span text:style-name="T22"> Ki o, mal yığıp biriktiren ve onu saydıkça sayandır. Gerçekten malının kendisini ebedi kılacağını sanıyor.</text:span><text:span text:style-name="T17"> Hayır; andolsun o, 'hutame'ye atılacaktır. (Hümeze Suresi, 2-4)</text:span></text:p>
      <text:p text:style-name="P53"/>
      <text:p text:style-name="P63">Müminler, kendileri ihtiyaç içinde </text:p>
      <text:p text:style-name="P63">olsalar da infak ederler:</text:p>
      <text:p text:style-name="P51"><text:span text:style-name="T12">İNCİL:</text:span><text:span text:style-name="T17"> İsa başını kaldırdı ve bağış toplanan yerde bağışlarını bırakan zenginleri gördü. Yoksul bir dul kadının oraya iki bakır para attığını görünce, "Size gerçeği söyleyeyim" dedi, "Bu yoksul dul kadın herkesten daha çok verdi. Çünkü bunların hepsi kutuya, zenginliklerinden artanı attılar. </text:span><text:span text:style-name="T22">Bu kadın ise yoksulluğuna karşın, geçinmek için elinde ne varsa hepsini verdi.</text:span><text:span text:style-name="T17">" (Luka, 21:1-4)</text:span></text:p>
      <text:p text:style-name="P55"/>
      <text:p text:style-name="P51"><text:span text:style-name="T12">KURAN:</text:span><text:span text:style-name="T17"> Kendilerinden önce o yurdu (Medine'yi) hazırlayıp imanı (gönüllerine) yerleştirenler ise, hicret edenleri severler ve </text:span><text:span text:style-name="T22">onlara verilen şeylerden dolayı içlerinde bir ihtiyaç (arzusu) duymazlar. Kendilerinde bir açıklık (ihtiyaç) olsa bile (kardeşlerini) öz nefislerine tercih ederler. </text:span><text:span text:style-name="T17">Kim nefsinin 'cimri ve bencil tutkularından' korunmuşsa, işte onlar, felah (kurtuluş) bulanlardır. (Haşr Suresi, 9)</text:span></text:p>
      <text:p text:style-name="P10"/>
      <text:p text:style-name="P63">İbadet ederken gösteriş yapmamak:</text:p>
      <text:p text:style-name="P51"><text:span text:style-name="T12">İNCİL:</text:span><text:span text:style-name="T22"> "Dua ettiğiniz zaman ikiyüzlüler gibi olmayın. Onlar, herkes kendilerini görsün diye... köşe başlarında dikilip dua etmekten zevk alırlar.</text:span><text:span text:style-name="T17"> Size doğrusunu söyleyeyim, onlar karşılıklarını almışlardır. Ama siz dua edeceğiniz zaman iç odanıza çekilip kapıyı örtün ve gizlide olan Allah'a dua edin. Gizlilik içinde yapılanı gören Allah'ınız sizi ödüllendirecektir. (Matta, 6:5-6)</text:span></text:p>
      <text:p text:style-name="P9"/>
      <text:p text:style-name="P35"><text:span text:style-name="T10">KURAN:</text:span><text:span text:style-name="T4"> Ki onlar, </text:span><text:span text:style-name="T8">namazlarında yanılgıdadırlar, onlar gösteriş yapmaktadırlar.</text:span><text:span text:style-name="T4"> (Maun Suresi, 6-7)</text:span></text:p>
      <text:p text:style-name="P42"/>
      <text:p text:style-name="P51"><text:span text:style-name="T12">KURAN: </text:span><text:span text:style-name="T17">Gerçek şu ki, münafıklar (sözde), Allah'ı aldatmaktadırlar. Oysa O, onları aldatandır. </text:span><text:span text:style-name="T22">Namaza kalktıkları zaman</text:span><text:span text:style-name="T17">, isteksizce kalkarlar. </text:span><text:span text:style-name="T22">İnsanlara gösteriş yaparlar</text:span><text:span text:style-name="T17"> ve Allah'ı ancak çok az anarlar. (Nisa Suresi, 142)</text:span></text:p>
      <text:p text:style-name="P53"/>
      <text:p text:style-name="P63">Allah'a yaklaştıran kurban eti değil, </text:p>
      <text:p text:style-name="P63">takvadır:</text:p>
      <text:p text:style-name="P35"><text:span text:style-name="T10">İNCİL:</text:span><text:span text:style-name="T4"> ... Hâlâ putperest alışkanlıklarının etkisinde kalan bazıları, </text:span><text:span text:style-name="T8">yedikleri etin puta </text:span><text:soft-page-break/><text:span text:style-name="T8">sunulduğunu düşünüyorlar.</text:span><text:span text:style-name="T4"> Vicdanları zayıf olduğu için lekeleniyor. </text:span><text:span text:style-name="T8">Yiyecek bizi Allah'a yaklaştırmaz... </text:span><text:span text:style-name="T4">(Pavlus'tan Korintlilere 1. Mektup, 8:7-8)</text:span></text:p>
      <text:p text:style-name="P42"/>
      <text:p text:style-name="P51"><text:span text:style-name="T12">KURAN: </text:span><text:span text:style-name="T22">Onların etleri ve kanları kesin olarak Allah'a ulaşmaz, </text:span><text:span text:style-name="T17">ancak O'na sizden takva ulaşır. İşte böyle, onlara sizin için boyun eğdirmiştir; O'nun size hidayet vermesine karşılık Allah'ı tekbir etmeniz için. Güzellikte bulunanlara müjde ver. (Hac Suresi, 37)</text:span></text:p>
      <text:p text:style-name="P57"/>
      <text:p text:style-name="P63">Başkalarını uyarırken kişinin </text:p>
      <text:p text:style-name="P63">kendisini unutmaması:</text:p>
      <text:p text:style-name="P51"><text:span text:style-name="T12">İNCİL: </text:span><text:span text:style-name="T22">Sen neden kardeşinin gözündeki çöpü görürsün de kendi gözündeki merteği fark etmezsin? Kendi gözünde mertek varken kardeşine nasıl, 'İzin ver, gözündeki çöpü çıkarayım' dersin?</text:span><text:span text:style-name="T17"> Seni ikiyüzlü! Önce kendi gözündeki merteği çıkar, o zaman kardeşinin gözündeki çöpü çıkarmak için daha iyi görürsün. (Matta, 7:3-5; Luka, 6:37-42)</text:span></text:p>
      <text:p text:style-name="P35"><text:span text:style-name="T10">İNCİL:</text:span><text:span text:style-name="T4"> Bundan sonra İsa halka ve öğrencilerine şöyle seslendi: "... Size söylediklerinin tümünü yapın ve yerine getirin, ama onların yaptıklarını yapmayın. Çünkü </text:span><text:span text:style-name="T8">söyledikleri şeyleri kendileri yapmazlar.</text:span><text:span text:style-name="T4">" (Matta, 23:1-3)</text:span></text:p>
      <text:p text:style-name="P9"/>
      <text:p text:style-name="P35"><text:span text:style-name="T10">KURAN:</text:span><text:span text:style-name="T8"> Siz, insanlara iyiliği emrederken, kendinizi unutuyor musunuz?</text:span><text:span text:style-name="T4"> Oysa siz kitabı okuyorsunuz. Yine de akıllanmayacak mısınız? (Bakara Suresi, 44)</text:span></text:p>
      <text:p text:style-name="P40"/>
      <text:p text:style-name="P63">İnkar edenlerin gözlerinin ve </text:p>
      <text:p text:style-name="P63">kulaklarının körelmesi:</text:p>
      <text:p text:style-name="P35"><text:span text:style-name="T10">İNCİL:</text:span><text:span text:style-name="T4"> Onlara benzetmelerle konuşmamın nedeni budur. Çünkü, '</text:span><text:span text:style-name="T8">Gördükleri halde görmezler, duydukları halde duymaz ve anlamazlar.</text:span><text:span text:style-name="T4">' "Böylece Yeşaya'nın peygamberlik sözü onlar için gerçekleşmiş oldu: 'Duyacak duyacak, ama hiç anlamayacaksınız, bakacak bakacak, ama hiç görmeyeceksiniz! Çünkü bu halkın yüreği duygusuzlaştı, kulakları ağırlaştı. Gözlerini kapadılar. Öyle ki, gözleri görmesin, kulakları duymasın, yürekleri anlamasın ve Bana dönmesinler. Dönselerdi, onları iyileştirirdim.' (Matta, 13:13-15)</text:span></text:p>
      <text:p text:style-name="P51"><text:span text:style-name="T12">İNCİL:</text:span><text:span text:style-name="T22"> Gözleriniz olduğu halde görmüyor musunuz? Kulaklarınız olduğu halde işitmiyor musunuz?</text:span><text:span text:style-name="T17"> (Markos, 8:18-19)</text:span></text:p>
      <text:p text:style-name="P55"/>
      <text:p text:style-name="P51"><text:span text:style-name="T12">KURAN:</text:span><text:span text:style-name="T17"> Andolsun, cehennem için cinlerden ve insanlardan çok sayıda kişi yarattık (hazırladık). </text:span><text:span text:style-name="T22">Kalpleri vardır bununla kavrayıp-anlamazlar, gözleri vardır bununla görmezler, kulakları vardır bununla işitmezler. </text:span><text:span text:style-name="T17">Bunlar hayvanlar gibidir, hatta daha aşağılıktırlar. İşte bunlar gafil olanlardır. (Araf Suresi, 179)</text:span></text:p>
      <text:p text:style-name="P55"/>
      <text:p text:style-name="P51"><text:span text:style-name="T12">KURAN: </text:span><text:span text:style-name="T17">Allah, onların </text:span><text:span text:style-name="T22">kalplerini ve kulaklarını mühürlemiştir; gözlerinin üzerinde perdeler vardır.</text:span><text:span text:style-name="T17"> Ve büyük azap onlaradır. (Bakara Suresi, 7)</text:span></text:p>
      <text:p text:style-name="P10"/>
      <text:p text:style-name="P63">Kötülüğe iyilikle karşılık vermek:</text:p>
      <text:p text:style-name="P51"><text:span text:style-name="T12">İNCİL:</text:span><text:span text:style-name="T17"> [Hz. İsa (as):] "Ama beni dinleyen sizlere şunu söylüyorum: </text:span><text:span text:style-name="T22">Düşmanlarınızı </text:span><text:soft-page-break/><text:span text:style-name="T22">sevin, sizden nefret edenlere iyilik yapın, size lanet edenler için iyilik dileyin,</text:span><text:span text:style-name="T17"> size hakaret edenler için dua edin." (Luka, 6:27-28)</text:span></text:p>
      <text:p text:style-name="P51"><text:span text:style-name="T12">İNCİL:</text:span><text:span text:style-name="T22"> Kötülüğe kötülükle karşılık vermeyin.</text:span><text:span text:style-name="T17"> Herkesin gözünde iyi olanı yapmaya dikkat edin. Herkesle barış içinde yaşamak için elinizden geleni yapın. Mümkünse, elinizden geldiğince herkesle barış içinde yaşayın. Sevgili kardeşler, kimseden öç almayın; bunu Allah'ın gazabına bırakın. Çünkü şöyle yazılmıştır: "Rab diyor ki, 'Öç benimdir, ben karşılık vereceğim.'" Ama, "Düşmanın acıkmışsa doyur, susamışsa su ver. Bunu yapmakla onu utanca boğarsın." Kötülüğe yenilme, kötülüğü iyilikle yen. (Pavlus'tan Romalılara Mektup, 12:17-21)</text:span></text:p>
      <text:p text:style-name="P55"/>
      <text:p text:style-name="P51"><text:span text:style-name="T12">KURAN: </text:span><text:span text:style-name="T17">İyilikle kötülük eşit olmaz. </text:span><text:span text:style-name="T22">Sen, en güzel olan bir tarzda (kötülüğü) uzaklaştır;</text:span><text:span text:style-name="T17"> o zaman, (görürsün ki) seninle onun arasında düşmanlık bulunan kimse, sanki sıcak bir dost(un) oluvermiştir. (Fussilet Suresi, 34)</text:span></text:p>
      <text:p text:style-name="P55"/>
      <text:p text:style-name="P51"><text:span text:style-name="T22">KURAN:</text:span><text:span text:style-name="T17"> İşte onlar; sabretmeleri dolayısıyla ecirleri iki defa verilir ve </text:span><text:span text:style-name="T22">onlar kötülüğü iyilikle uzaklaştırıp</text:span><text:span text:style-name="T17"> kendilerine rızık olarak verdiklerimizden infak ederler. (Kasas Suresi, 54)</text:span></text:p>
      <text:p text:style-name="P10"/>
      <text:p text:style-name="P63">Evlere girildiğinde selam vermek:</text:p>
      <text:p text:style-name="P51"><text:span text:style-name="T12">İNCİL:</text:span><text:span text:style-name="T22"> Hangi eve girerseniz, önce, 'Bu eve esenlik olsun!' deyin. </text:span><text:span text:style-name="T17">Orada esenliksever biri varsa, dilediğiniz esenlik onun üzerinde kalacak; yoksa, size dönecektir. (Luka, 10:5-6)</text:span></text:p>
      <text:p text:style-name="P55"/>
      <text:p text:style-name="P51"><text:span text:style-name="T22">KURAN:</text:span><text:span text:style-name="T17"> Ey iman edenler, evlerinizden başka evlere, yakınlık kurup (izin almadan) ve </text:span><text:span text:style-name="T22">(ev halkına) selam vermeden girmeyin.</text:span><text:span text:style-name="T17"> Bu sizin için daha hayırlıdır; umulur ki öğüt alıp düşünürsünüz. (Nur Suresi, 27)</text:span></text:p>
      <text:p text:style-name="P61"/>
      <text:p text:style-name="P63">Allah dilerse (İnşaAllah) demek:</text:p>
      <text:p text:style-name="P35"><text:span text:style-name="T10">İNCİL:</text:span><text:span text:style-name="T4"> Dinleyin şimdi, "Bugün ya da yarın filan kente gideceğiz, orada bir yıl kalıp ticaret yapacağız ve para kazanacağız" diyen sizler, yarın ne olacağını bilmiyorsunuz. Yaşamınız nedir ki? Kısa bir süre görünen ve sonra kaybolan bir buğu gibisiniz. Bunun yerine, "</text:span><text:span text:style-name="T8">Rab dilerse yaşayacağız, şunu şunu yapacağız" demelisiniz.</text:span><text:span text:style-name="T4"> (Yakup'un Mektubu, 4. Bölüm, 13:15)</text:span></text:p>
      <text:p text:style-name="P9"/>
      <text:p text:style-name="P35"><text:span text:style-name="T10">KURAN: </text:span><text:span text:style-name="T4">Hiçbir şey hakkında: "Ben bunu yarın mutlaka yapacağım" deme. Ancak: "</text:span><text:span text:style-name="T8">Allah dilerse" (inşaAllah yapacağım de). </text:span><text:span text:style-name="T4">Unuttuğun zaman Rabbini zikret ve de ki: "Umulur ki, Rabbim beni bundan daha yakın bir başarıya yöneltip-iletir." (Kehf Suresi, 23-24)</text:span></text:p>
      <text:p text:style-name="P40"/>
      <text:p text:style-name="P63">Verilen ahde bağlı kalmak:</text:p>
      <text:p text:style-name="P35"><text:span text:style-name="T10">İNCİL: </text:span><text:span text:style-name="T4">Yine atalarımıza, </text:span><text:span text:style-name="T8">'Yalan yere ant içmeyeceksin, ama Rab'bin huzurunda içtiğin antları yerine getireceksin'</text:span><text:span text:style-name="T4"> dendiğini duydunuz. (Matta, 5:33) </text:span></text:p>
      <text:p text:style-name="P9"/>
      <text:p text:style-name="P35"><text:span text:style-name="T10">KURAN: </text:span><text:span text:style-name="T8">Ahidleştiğiniz zaman, Allah'ın ahdini yerine getirin, pekiştirdikten sonra yeminleri bozmayın;</text:span><text:span text:style-name="T4"> çünkü Allah'ı üzerinize kefil kılmışsınızdır. Şüphesiz Allah, yaptıklarınızı </text:span><text:soft-page-break/><text:span text:style-name="T4">bilir. (Nahl Suresi, 91)</text:span></text:p>
      <text:p text:style-name="P40"/>
      <text:p text:style-name="P63">İman edenlerin çekişip ayrılığa </text:p>
      <text:p text:style-name="P63">düşmemeleri:</text:p>
      <text:p text:style-name="P35"><text:span text:style-name="T10">İNCİL:</text:span><text:span text:style-name="T8"> Kardeşler... hepiniz uyum içinde olun, aranızda bölünmeler olmadan aynı düşünce ve görüşte birleşin</text:span><text:span text:style-name="T4">... (Pavlus'tan Korintlilere 1. Mektup, 1:10-11)</text:span></text:p>
      <text:p text:style-name="P9"/>
      <text:p text:style-name="P35"><text:span text:style-name="T10">KURAN:</text:span><text:span text:style-name="T4"> Allah'a ve Resûlü'ne itaat edin ve </text:span><text:span text:style-name="T8">çekişip birbirinize düşmeyin,</text:span><text:span text:style-name="T4"> çözülüp yılgınlaşırsınız, gücünüz gider. Sabredin. Şüphesiz Allah, sabredenlerle beraberdir. (Enfal Suresi, 46)</text:span></text:p>
      <text:h text:style-name="P87" text:outline-level="1"/>
      <text:p text:style-name="P63">Dinde kolaylık vardır:</text:p>
      <text:p text:style-name="P51"><text:span text:style-name="T12">İNCİL:</text:span><text:span text:style-name="T17"> [Hz. İsa (as):] "Ey bütün yorgunlar ve yükü ağır olanlar! </text:span><text:span text:style-name="T22">Bana gelin, ben size rahat veririm.</text:span><text:span text:style-name="T17"> [Allah rızası için] boyunduruğumu yüklenin, benden öğrenin. Çünkü ben yumuşak huylu, alçakgönüllüyüm. </text:span><text:span text:style-name="T22">Böylece canlarınız rahata kavuşur. Boyunduruğumu taşımak kolay, yüküm hafiftir.</text:span><text:span text:style-name="T17">" (Matta, 11:28-30)</text:span></text:p>
      <text:p text:style-name="P9"/>
      <text:p text:style-name="P35"><text:span text:style-name="T10">KURAN: </text:span><text:span text:style-name="T4">Kim iman eder ve salih amellerde bulunursa, onun için güzel bir karşılık vardır. </text:span><text:span text:style-name="T8">Ona buyruğumuzdan kolay olanını söyleyeceğiz.</text:span><text:span text:style-name="T4"> (Kehf Suresi, 88)</text:span></text:p>
      <text:p text:style-name="P9"/>
      <text:p text:style-name="P35"><text:span text:style-name="T10">KURAN: </text:span><text:span text:style-name="T4">Allah adına gerektiği gibi mücadele edin. O, sizleri seçmiş ve </text:span><text:span text:style-name="T8">din konusunda size bir güçlük yüklememiştir, atanız İbrahim'in dini(nde olduğu gibi)...</text:span><text:span text:style-name="T4"> (Hac Suresi 78) </text:span></text:p>
      <text:p text:style-name="P50"/>
      <text:p text:style-name="P63">Dünya hayatının geçiciliği:</text:p>
      <text:p text:style-name="P35"><text:span text:style-name="T10">İNCİL:</text:span><text:span text:style-name="T8"> Dünyayı ve dünyaya ait şeyleri sevmeyin</text:span><text:span text:style-name="T4">. Dünyayı sevenin Allah'a sevgisi yoktur. Çünkü dünyaya ait olan herşey, doğal benliğin tutkuları, gözün tutkuları ve maddi yaşamın verdiği gurur Allah'tan değil, dünyadandır. </text:span><text:span text:style-name="T8">Dünya ve dünyasal tutkular geçer, ama Allah'ın isteğini yerine getiren sonsuza dek yaşar.</text:span><text:span text:style-name="T4"> (Yuhanna'nın 1. Mektubu, 2:15-17)</text:span></text:p>
      <text:p text:style-name="P51"><text:span text:style-name="T12">İNCİL:</text:span><text:span text:style-name="T22"> ... Gurbeti andıran bu dünyadaki zamanınızı </text:span><text:span text:style-name="T17">Allah korkusuyla geçirin. Biliyorsunuz ki, atalarınızdan kalma boş yaşayışınızdan </text:span><text:span text:style-name="T22">altın ya da gümüş gibi geçici şeylerle</text:span><text:span text:style-name="T17"> [kurtulamazsınız]... (Petrus'un 1. Mektubu, 1:17-18)</text:span></text:p>
      <text:p text:style-name="P55"/>
      <text:p text:style-name="P51"><text:span text:style-name="T12">KURAN</text:span><text:span text:style-name="T17">: Allah dilediğine rızkı genişletir-yayar ve daraltır da. Onlar ise </text:span><text:span text:style-name="T22">dünya hayatına sevindiler. Oysaki dünya hayatı, ahirette (ki sınırsız mutluluk yanında geçici) bir meta'dan başkası değildir.</text:span><text:span text:style-name="T17"> (Rad Suresi, 26)</text:span></text:p>
      <text:p text:style-name="P55"/>
      <text:p text:style-name="P51"><text:span text:style-name="T12">KURAN:</text:span><text:span text:style-name="T17"> (Onlar için) </text:span><text:span text:style-name="T22">Dünyada geçici bir meta (vardır). Sonra dönüşleri Bizedir;</text:span><text:span text:style-name="T17"> sonra da inkara sapışları dolayısıyla onlara şiddetli azabı taddıracağız. (Yunus Suresi, 70)</text:span></text:p>
      <text:p text:style-name="P61"/>
      <text:p text:style-name="P63">Ahirette görüşün keskinleşmesi:</text:p>
      <text:p text:style-name="P51"><text:span text:style-name="T12">İNCİL:</text:span><text:span text:style-name="T17"> Şimdi </text:span><text:span text:style-name="T22">herşeyi aynadaki silik görüntü gibi görüyoruz, ama o zaman [ahirette] </text:span><text:soft-page-break/><text:span text:style-name="T22">yüz yüze görüşeceğiz. </text:span><text:span text:style-name="T17">Şimdi bilgim sınırlıdır, ama o zaman bilindiğim gibi tam bileceğim... (Pavlus'tan </text:span><text:span text:style-name="T14">Korintlilere 1. Mektup, 13:12-13)</text:span></text:p>
      <text:p text:style-name="P56"/>
      <text:p text:style-name="P51"><text:span text:style-name="T12">KURAN: </text:span><text:span text:style-name="T17">"Andolsun, sen bundan gaflet içindeydin; işte Biz de senin üzerindeki örtüyü açıp-kaldırdık. </text:span><text:span text:style-name="T22">Artık bugün görüş-gücün keskindir.</text:span><text:span text:style-name="T17">" (Kaf Suresi, 22)</text:span></text:p>
      <text:p text:style-name="P53"/>
      <text:p text:style-name="P63">Cehennem ehlinin müminlerden </text:p>
      <text:p text:style-name="P63">su talep etmeleri:</text:p>
      <text:p text:style-name="P35"><text:span text:style-name="T10">İNCİL:</text:span><text:span text:style-name="T8"> Ölüler diyarında [cehennemde] ıstırap çeken zengin adam</text:span><text:span text:style-name="T4"> başını kaldırıp uzakta [cennette] İbrahim'i ve onun yanında Lazar'ı gördü. 'Ey babamız İbrahim, acı bana!' diye seslendi. 'Lazar'ı gönder de parmağının ucunu suya batırıp dilimi serinletsin. Bu alevlerin içinde azap çekiyorum.' (Luka, 16:23-24)</text:span></text:p>
      <text:p text:style-name="P9"/>
      <text:p text:style-name="P35"><text:span text:style-name="T10">KURAN:</text:span><text:span text:style-name="T8"> Ateşin halkı cennet halkına seslenir: "Bize biraz sudan ya da Allah'ın size verdiği rızıktan aktarın."</text:span><text:span text:style-name="T4"> Derler ki: "Doğrusu Allah, bunları inkar edenlere haram (yasak) kılmıştır." (Araf Suresi, 50)</text:span></text:p>
      <text:p text:style-name="P10"/>
      <text:p text:style-name="P63">İnkarcıların ölüler konuşsa bile </text:p>
      <text:p text:style-name="P63">iman etmemeleri:</text:p>
      <text:p text:style-name="P51"><text:span text:style-name="T12">İNCİL:</text:span><text:span text:style-name="T17"> İbrahim ona, 'Eğer Musa ile peygamberleri dinlemezlerse, </text:span><text:span text:style-name="T22">ölüler arasından biri dirilse bile ikna olmazlar</text:span><text:span text:style-name="T17">' dedi. (Luka, 16:31)</text:span></text:p>
      <text:p text:style-name="P9"/>
      <text:p text:style-name="P35"><text:span text:style-name="T10">KURAN:</text:span><text:span text:style-name="T4"> Gerçek şu ki, Biz onlara melekler indirseydik, </text:span><text:span text:style-name="T8">onlarla ölüler konuşsaydı</text:span><text:span text:style-name="T4"> ve herşeyi karşılarına toplasaydık, -</text:span><text:span text:style-name="T8">Allah'ın dilediği dışında- yine onlar inanmayacaklardı.</text:span><text:span text:style-name="T4"> Ancak onların çoğu cahillik ediyorlar. (Enam Suresi, 111)</text:span></text:p>
      <text:p text:style-name="P10"/>
      <text:p text:style-name="P63">İlk insandan yaratılış:</text:p>
      <text:p text:style-name="P51"><text:span text:style-name="T12">İNCİL:</text:span><text:span text:style-name="T22"> ... Allah, bütün ulusları tek insandan türetti ve onları yeryüzünün dört bucağına yerleştirdi. </text:span><text:span text:style-name="T17">(Elçilerin İşleri, 17:24-28) </text:span></text:p>
      <text:p text:style-name="P9"/>
      <text:p text:style-name="P35"><text:span text:style-name="T10">KURAN:</text:span><text:span text:style-name="T4"> Ey insanlar </text:span><text:span text:style-name="T8">sizi tek bir nefisten yaratan, ondan eşini yaratan ve her ikisinden birçok erkek ve kadın türetip-yayan Rabbinizden</text:span><text:span text:style-name="T4"> korkup-sakının. Ve (yine) kendisiyle, birbirinizle dilekleştiğiniz Allah'tan ve akrabalık (bağlarını koparmak)tan sakının. Şüphesiz Allah, sizin üzerinizde gözeticidir. (Nisa Suresi, 1)</text:span></text:p>
      <text:p text:style-name="P40"/>
      <text:p text:style-name="P63">İbret alınması için geçmiş kavimlerden </text:p>
      <text:p text:style-name="P63">örnekler verilmesi:</text:p>
      <text:p text:style-name="P35"><text:span text:style-name="T10">İNCİL:</text:span><text:span text:style-name="T4"> Bu olaylar başkalarına ders olsun diye onların başına geldi; </text:span><text:span text:style-name="T8">çağların sonuna ulaşmış olan bizleri uyarmak için yazıya geçirildi.</text:span><text:span text:style-name="T4"> (Pavlus'tan Korintlilere 1. Mektup, 10:11)</text:span></text:p>
      <text:p text:style-name="P77"><text:span text:style-name="T10">KURAN: </text:span><text:span text:style-name="T8">Sana geçmişlerin haberlerinden bir bölümünü böylece aktarıyoruz.</text:span><text:span text:style-name="T4"> Gerçekten, sana Katımız'dan bir zikir verdik. (Enbiya Suresi, 99)</text:span></text:p>
      <text:p text:style-name="P10"/>
      <text:p text:style-name="P63">Allah Katında bir günün, bir yıl olması:</text:p>
      <text:p text:style-name="P51"><text:span text:style-name="T12">İNCİL:</text:span><text:span text:style-name="T17"> Sevgili kardeşlerim, şunu unutmayın ki, </text:span><text:span text:style-name="T22">Rab'bin nazarında bir gün bin yıl, bin yıl bir gün gibidir. </text:span><text:span text:style-name="T17">(Petrus'un 2. Mektubu, 3:8)</text:span></text:p>
      <text:p text:style-name="P9"/>
      <text:p text:style-name="P35"><text:span text:style-name="T10">KURAN: </text:span><text:span text:style-name="T4">Onlar senden, azabın çarçabuk getirilmesini istiyorlar; Allah, va'dine kesin olarak muhalefet etmez. Gerçekten, senin </text:span><text:span text:style-name="T8">Rabbinin Katında bir gün, sizin saymakta olduklarınızdan bin yıl gibidir.</text:span><text:span text:style-name="T4"> (Hac Suresi, 47)</text:span></text:p>
      <text:p text:style-name="P10"/>
      <text:p text:style-name="P63">Üstünlüğün soya göre olmaması, </text:p>
      <text:p text:style-name="P63">soya önem vermemek:</text:p>
      <text:p text:style-name="P51"><text:span text:style-name="T12">İNCİL: </text:span><text:span text:style-name="T17">Makedonya'ya giderken sana rica ettiğim gibi, Efes'te kal ve bazı kişilerin farklı öğretiler yaymamasını, masallarla ve</text:span><text:span text:style-name="T22"> sonu gelmeyen soyağaçlarıyla uğraşmamasını öğütle</text:span><text:span text:style-name="T17">. Bu şeyler, </text:span><text:span text:style-name="T22">imana dayanan İlahi düzene hizmet etmekten çok, tartışmalara yol açar. </text:span><text:span text:style-name="T17">(Pavlus'tan Timoteos'a 1. Mektup, 1:3-4)</text:span></text:p>
      <text:p text:style-name="P9"/>
      <text:p text:style-name="P35"><text:span text:style-name="T10">KURAN: </text:span><text:span text:style-name="T4">Hani o inkar edenler, </text:span><text:span text:style-name="T8">kendi kalplerinde, 'öfkeli soy koruyuculuğu'nu (hamiyeti), cahiliyenin 'öfkeli soy koruyuculuğunu' kılıp-kışkırttıkları zaman,</text:span><text:span text:style-name="T4"> hemen Allah; elçisinin ve mü'minlerin üzerine '(kalbi teskin eden) güven ve yatışma duygusunu' indirdi ve onları "takva sözü" üzerinde 'kararlılıkla ayakta tuttu." Zaten onlar da, buna layık ve ehil idiler. Allah, herşeyi hakkıyla bilendir. (Fetih Suresi, 26)</text:span></text:p>
      <text:p text:style-name="P40"/>
      <text:p text:style-name="P63">Münafıkların dış görünüşlerinin </text:p>
      <text:p text:style-name="P63">aldatıcı olması:</text:p>
      <text:p text:style-name="P35"><text:span text:style-name="T10">İNCİL:</text:span><text:span text:style-name="T4"> "Vay halinize ey din bilginleri ve Ferisiler, ikiyüzlüler! </text:span><text:span text:style-name="T8">Siz dıştan güzel görünen, ama içi ölü kemikleri ve her türlü pislikle dolu badanalı mezarlara benzersiniz.</text:span><text:span text:style-name="T4"> Dıştan insanlara doğru görünürsünüz, ama içte ikiyüzlülük ve kötülükle dolusunuz. (Matta, 23:27-28)</text:span></text:p>
      <text:p text:style-name="P42"/>
      <text:p text:style-name="P51"><text:span text:style-name="T12">KURAN:</text:span><text:span text:style-name="T17"> Sen onları </text:span><text:span text:style-name="T22">gördüğün zaman cüsseli yapıları beğenini kazanmaktadır. Konuştukları zaman da onları dinlersin. (Oysa) Sanki onlar (sütun gibi) dayandırılmış ahşap-kütük gibidirler.</text:span><text:span text:style-name="T17"> (Bu dayanıksızlıklarından dolayı da) Her çağrıyı kendileri aleyhinde sanırlar. Onlar düşmandırlar, bu yüzden onlardan kaçınıp-sakının. Allah onları kahretsin; nasıl da çevriliyorlar. (Münafikun Suresi, 4)</text:span></text:p>
      <text:p text:style-name="P53"/>
      <text:p text:style-name="P63">Münafıkların Allah yolunda mücadeleden </text:p>
      <text:p text:style-name="P63">kaçmak için ailelerini bahane etmeleri:</text:p>
      <text:p text:style-name="P51"><text:span text:style-name="T12">İNCİL:</text:span><text:span text:style-name="T17"> Bir başkası...</text:span><text:span text:style-name="T22"> "Senin ardından geleceğim ama, izin ver, önce evimdekilerle vedalaşayım."</text:span><text:span text:style-name="T17"> İsa ona, "Sabanı tutup da geriye bakan, Allah'ın Egemenliği'ne [cennetine] </text:span><text:soft-page-break/><text:span text:style-name="T17">layık değildir" dedi. (Luka, 9:61-62)</text:span></text:p>
      <text:p text:style-name="P35"><text:span text:style-name="T10">İNCİL:</text:span><text:span text:style-name="T8"> Başka bir öğrencisi İsa'ya, "Ya Rab, izin ver, önce gidip babamı gömeyim" dedi.</text:span><text:span text:style-name="T4"> İsa ona, "Ardımdan gel" dedi. "Bırak ölüleri, kendi ölülerini kendileri gömsün." (Matta, 8:21-22)</text:span></text:p>
      <text:p text:style-name="P42"/>
      <text:p text:style-name="P51"><text:span text:style-name="T12">KURAN: </text:span><text:span text:style-name="T17">Onlardan bir grup da hani şöyle demişti: "Ey Yesrib (Medine) halkı, artık sizin için (burada) kalacak yer yok, şu halde dönün." </text:span><text:span text:style-name="T22">Onlardan bir topluluk da: "Gerçekten evlerimiz açıktır" diye Peygamberden izin istiyordu; oysa onlar(ın evleri) açık değildi. Onlar yalnızca kaçmak istiyorlardı. </text:span><text:span text:style-name="T17">(Ahzab Suresi, 13)</text:span></text:p>
      <text:p text:style-name="P53"/>
      <text:p text:style-name="P63">Münafıkların kalplerinde olmayanı </text:p>
      <text:p text:style-name="P63">söylemeleri:</text:p>
      <text:p text:style-name="P35"><text:span text:style-name="T10">İNCİL: </text:span><text:span text:style-name="T4">Ey ikiyüzlüler! Yeşaya'nın sizinle ilgili şu peygamberlik sözü ne kadar yerindedir: '</text:span><text:span text:style-name="T8">Bu halk dudaklarıyla Beni sayar, ama yürekleri Benden uzak.</text:span><text:span text:style-name="T4"> Bana boşuna ibadet ederler. Çünkü öğrettikleri, sadece insan buyruklarıdır.'" (Matta, 15:7-9; Markos, 7: 6-7)</text:span></text:p>
      <text:p text:style-name="P42"/>
      <text:p text:style-name="P51"><text:span text:style-name="T12">KURAN:</text:span><text:span text:style-name="T17"> Münafıklık yapanları da belirtmesi içindi. Onlara: "Gelin, Allah'ın yolunda savaşın ya da savunma yapın" denildiğinde, "Biz savaşmayı bilseydik elbette sizi izlerdik" dediler. </text:span><text:span text:style-name="T22">O gün onlar, imandan çok küfre daha yakındılar. Kalplerinde olmayanı ağızlarıyla söylüyorlardı. Allah, onların gizli tuttuklarını daha iyi bilir. </text:span><text:span text:style-name="T17">(Al-i İmran Suresi, 167) </text:span></text:p>
      <text:p text:style-name="P55"/>
      <text:p text:style-name="P51"><text:span text:style-name="T12">KURAN:</text:span><text:span text:style-name="T17"> Ey peygamber,</text:span><text:span text:style-name="T22"> kalpleri inanmadığı halde ağızlarıyla "İnandık"</text:span><text:span text:style-name="T17"> diyenlerle Yahudilerden küfür içinde çaba harcayanlar seni üzmesin. Onlar, yalana kulak tutanlar, sana gelmeyen diğer topluluk adına kulak tutanlar (haber toplayanlar)dır... (Maide Suresi, 41)</text:span></text:p>
      <text:p text:style-name="P53"/>
      <text:p text:style-name="P63">Allah'ın emirlerine karşılık atalarının </text:p>
      <text:p text:style-name="P63">dinini savunanlar:</text:p>
      <text:p text:style-name="P35"><text:span text:style-name="T10">İNCİL:</text:span><text:span text:style-name="T4"> ... İsa'ya sordular: </text:span><text:span text:style-name="T8">"Öğrencilerin neden ataların töresine aykırı davranıyor?..." İsa onları şöyle yanıtladı: "… Siz Allah'ın emrini bırakıp insanların töresini tutuyorsunuz." </text:span><text:span text:style-name="T4">İsa onlara ayrıca şunu söyledi: "</text:span><text:span text:style-name="T8">İnsanların töresine uymak için Allah'ın emrini reddediyorsunuz.</text:span><text:span text:style-name="T4">" (Markos, 7:5-9)</text:span></text:p>
      <text:p text:style-name="P51"><text:span text:style-name="T12">İNCİL:</text:span><text:span text:style-name="T17"> Bunun üzerine... İsa'ya gelip, </text:span><text:span text:style-name="T22">"Öğrencilerin neden ataların töresini çiğniyor?" dediler... İsa onlara şu karşılığı verdi: "Ya siz, neden töreniz uğruna Allah'ın buyruğunu çiğniyorsunuz?"</text:span><text:span text:style-name="T17"> (Matta, 15:1-3)</text:span></text:p>
      <text:p text:style-name="P55"/>
      <text:p text:style-name="P51"><text:span text:style-name="T12">KURAN: </text:span><text:span text:style-name="T17">Ne zaman onlara: "Allah'ın indirdiklerine uyun" denilse, onlar: </text:span><text:span text:style-name="T22">"Hayır, biz, atalarımızı üzerinde bulduğumuz şeye (geleneğe) uyarız" derler. (Peki) Ya atalarının aklı bir şeye ermez ve doğru yolu da bulamamış idiyseler?</text:span><text:span text:style-name="T17"> (Bakara Suresi, 170)</text:span></text:p>
      <text:p text:style-name="P55"/>
      <text:p text:style-name="P66"><text:span text:style-name="T12">KURAN: </text:span><text:span text:style-name="T17">Onlar, 'çirkin bir hayasızlık' işlediklerinde: "</text:span><text:span text:style-name="T22">Biz atalarımızı bunun üzerinde bulduk. Allah bunu bize emretti" derler. De ki: "Şüphesiz Allah, 'çirkin hayasızlıkları' emretmez. Bilmediğiniz bir şeyi Allah'a karşı mı söylüyorsunuz?</text:span><text:span text:style-name="T17">" (Araf Suresi, 28)</text:span></text:p>
      <text:p text:style-name="P61"/>
      <text:p text:style-name="P63">İman edenler birbirlerinin ailesidir:</text:p>
      <text:p text:style-name="P51"><text:span text:style-name="T12">İNCİL: </text:span><text:span text:style-name="T17">Birisi İsa'ya, "Bak, annenle kardeşlerin dışarıda duruyor, seninle görüşmek istiyorlar" dedi. İsa, kendisiyle konuşana, "Kimdir annem, kimdir kardeşlerim?" karşılığını verdi. Eliyle öğrencilerini göstererek, "İşte annem, işte kardeşlerim!" dedi. "</text:span><text:span text:style-name="T22">Allah'ın isteğini kim yerine getirirse, kardeşim, kızkardeşim ve annem odur.</text:span><text:span text:style-name="T17">" (Matta, 12:47-50)</text:span></text:p>
      <text:p text:style-name="P55"/>
      <text:p text:style-name="P51"><text:span text:style-name="T12">KURAN: </text:span><text:span text:style-name="T17">Nuh, Rabbine seslendi. Dedi ki: "Rabbim, şüphesiz benim oğlum ailemdendir ve Senin va'din de doğrusu haktır. Sen hakimlerin hakimisin." Dedi ki: "Ey Nuh, </text:span><text:span text:style-name="T22">kesinlikle o senin ailenden değildir. Çünkü o, salih olmayan bir iş (yapmıştır).</text:span><text:span text:style-name="T17"> Öyleyse hakkında bilgin olmayan şeyi Benden isteme. Gerçekten Ben, cahillerden olmayasın diye sana öğüt veriyorum." (Hud Suresi, 45-46)</text:span></text:p>
      <text:p text:style-name="P53"/>
      <text:p text:style-name="P63">İman edenler ve iyi toprağa ekilen </text:p>
      <text:p text:style-name="P63">tohum benzetmesi:</text:p>
      <text:p text:style-name="P35"><text:span text:style-name="T10">İNCİL:</text:span><text:span text:style-name="T8"> "Şimdi ekinciyle ilgili benzetmeyi siz dinleyin.</text:span><text:span text:style-name="T4"> Kim Allah'ın Egemenliğiyle [cennetle] ilgili sözü işitir de anlamazsa, kötü olan gelir, onun yüreğine ekileni söker götürür. Yol kenarına ekilen tohum işte budur. Kayalık yerlere ekilen ise işittiği sözü hemen sevinçle kabul eden, ama kök salamadığı için ancak bir süre dayanan kişidir. Böyle biri Allah sözünden ötürü sıkıntı ya da zulme uğrayınca hemen sendeleyip düşer. Dikenler arasında ekilen de şudur: Sözü işitir, ama dünyasal kaygılar ve zenginliğin aldatıcılığı sözü boğar ve ürün vermesini engeller. </text:span><text:span text:style-name="T8">İyi toprağa ekilen tohum ise, sözü işitip anlayan birine benzer. Böylesi elbette ürün verir, kimi yüz, kimi altmış, kimi de otuz kat.</text:span><text:span text:style-name="T4">" (Matta, 13:18-23)</text:span></text:p>
      <text:p text:style-name="P35"><text:span text:style-name="T10">İNCİL: </text:span><text:span text:style-name="T8">İsa sonra onlara, "Siz bu benzetmeyi anlamıyor musunuz?" dedi. "Öyleyse bütün benzetmeleri nasıl anlayacaksınız? Ekincinin ektiği, Allah sözüdür.</text:span><text:span text:style-name="T4"> Bazı insanlar sözün ekildiği yerde yol kenarına düşen tohumlara benzer. Bunlar sözü işitir işitmez, şeytan gelir, yüreklerine ekilen sözü alır götürür. Kayalık yerlere ekilenler ise, işittikleri sözü hemen sevinçle kabul eden, ama kök salamadıkları için ancak bir süre dayanan kişilerdir. Böyleleri Allah sözünden ötürü sıkıntı ya da zulme uğrayınca hemen sendeleyip düşerler. Yine bazıları dikenler arasında ekilen tohumlara benzerler. Bunlar sözü işitirler, ama dünyasal kaygılar, zenginliğin aldatıcılığı ve daha başka hevesler araya girip sözü boğar ve ürün vermesini engeller. </text:span><text:span text:style-name="T8">İyi toprağa ekilenler ise, sözü işiten, onu benimseyen, kimi otuz, kimi altmış, kimi de yüz kat ürün veren kişilerdir.</text:span><text:span text:style-name="T4">" (Markos, 4:13-20)</text:span></text:p>
      <text:p text:style-name="P42"/>
      <text:p text:style-name="P51"><text:span text:style-name="T12">KURAN:</text:span><text:span text:style-name="T17"> Muhammed, Allah'ın elçisidir. Ve onunla birlikte olanlar da kafirlere karşı zorlu, kendi aralarında ise merhametlidirler. Onları, rüku edenler, secde edenler olarak görürsün; onlar, Allah'tan bir fazl (lütuf ve ihsan) ve hoşnutluk arayıp-isterler. Belirtileri, secde izinden yüzlerindedir. İşte onların Tevrat'taki vasıfları budur: </text:span><text:span text:style-name="T22">İncil'deki vasıfları ise: </text:span><text:soft-page-break/><text:span text:style-name="T22">Sanki bir ekin; filizini çıkarmış, derken onu kuvvetlendirmiş, derken kalınlaşmış, sonra sapları üzerinde doğrulup-boy atmış (ki bu,) ekicilerin hoşuna gider.</text:span><text:span text:style-name="T17"> (Bu örnek,) Onunla kafirleri öfkelendirmek içindir. Allah, içlerinden iman edip salih amellerde bulunanlara bir mağfiret ve büyük bir ecir va'detmiştir. (Fetih Suresi, 29)</text:span></text:p>
      <text:h text:style-name="P95" text:outline-level="1">EK BÖLÜM</text:h>
      <text:h text:style-name="P92" text:outline-level="1">EVRİM YANILGISI</text:h>
      <text:p text:style-name="P3"/>
      <text:p text:style-name="P3"/>
      <text:p text:style-name="P3">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u aş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3">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3">Evrim teorisinin çöküşünü ve yaratılışın delillerini diğer pek çok çalışmamızda bütün bilimsel detaylarıyla ele aldık ve almaya devam ediyoruz. Ancak konuyu, taşıdığı büyük önem nedeniyle, burada da özetlemekte yarar vardır.</text:p>
      <text:p text:style-name="P8"/>
      <text:p text:style-name="P17">Darwin'i Yıkan Zorluklar</text:p>
      <text:p text:style-name="P35"><text:span text:style-name="T9">Evrim teorisi, tarihi eski Yunan'a kadar uzanan pagan bir öğreti olmakla birlikte, kapsamlı olarak 19. yüzyılda ortaya atıldı. Teoriyi bilim dünyasının gündemine sokan en önemli gelişme, Charles Darwin'in 1859 yılında yayınlanan </text:span><text:span text:style-name="T4">Türlerin Kökeni</text:span><text:span text:style-name="T9">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3">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Darwinizm'in bilim karşısındaki yenilgisi, üç temel başlıkta incelenebilir:</text:p>
      <text:p text:style-name="P3"><text:soft-page-break/>1) Teori, hayatın yeryüzünde ilk kez nasıl ortaya çıktığını asla açıklayamamaktadır.</text:p>
      <text:p text:style-name="P3">2) Teorinin öne sürdüğü "evrim mekanizmaları"nın, gerçekte evrimleştirici bir etkiye sahip olduğunu gösteren hiçbir bilimsel bulgu yoktur.</text:p>
      <text:p text:style-name="P3">3) Fosil kayıtları, evrim teorisinin öngörülerinin tam aksine bir tablo ortaya koymaktadır. </text:p>
      <text:p text:style-name="P15">Bu bölümde, bu üç temel başlığı ana hatları ile inceleyeceğiz.</text:p>
      <text:p text:style-name="P3"/>
      <text:p text:style-name="P17">Aşılamayan İlk Basamak: </text:p>
      <text:p text:style-name="P17">Hayatın Kökeni </text:p>
      <text:p text:style-name="P3">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 </text:p>
      <text:p text:style-name="P17"/>
      <text:p text:style-name="P17">"Hayat Hayattan Gelir"</text:p>
      <text:p text:style-name="P3">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 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5"><text:span text:style-name="T9">Darwin'in </text:span><text:span text:style-name="T4">Türlerin Kökeni </text:span><text:span text:style-name="T9">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text:span><text:span text:style-name="T1">1</text:span></text:p>
      <text:p text:style-name="P3">Evrim teorisinin savunucuları, Pasteur'ün bulgularına karşı uzun süre direndiler. Ancak gelişen bilim, canlı hücresinin karmaşık yapısını ortaya çıkardıkça, hayatın <text:soft-page-break/>kendiliğinden oluşabileceği iddiasının geçersizliği daha da açık hale geldi.</text:p>
      <text:p text:style-name="P3"/>
      <text:p text:style-name="P17">20. Yüzyıldaki Sonuçsuz Çabalar</text:p>
      <text:p text:style-name="P35"><text:span text:style-name="T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4">"Maalesef hücrenin kökeni, evrim teorisinin tümünü içine alan en karanlık noktayı oluşturmaktadır."</text:span><text:span text:style-name="T1">2</text:span><text:span text:style-name="T9"> </text:span></text:p>
      <text:p text:style-name="P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35"><text:span text:style-name="T9">O yıllarda evrim adına önemli bir aşama gibi tanıtılan bu deneyin geçerli olmadığı ve deneyde kullanılan atmosferin gerçek dünya koşullarından çok farklı olduğu, ilerleyen yıllarda ortaya çıkacaktı.</text:span><text:span text:style-name="T1">3</text:span></text:p>
      <text:p text:style-name="P35"><text:span text:style-name="T9">Uzun süren bir sessizlikten sonra Miller'in kendisi de kullandığı atmosfer ortamının gerçekçi olmadığını itiraf etti.</text:span><text:span text:style-name="T1">4</text:span></text:p>
      <text:p text:style-name="P35"><text:span text:style-name="T9">Hayatın kökeni sorununu açıklamak için 20. yüzyıl boyunca yürütülen tüm evrimci çabalar hep başarısızlıkla sonuçlandı. San Diego Scripps Enstitüsü'nden ünlü jeokimyacı Jeffrey Bada, evrimci </text:span><text:span text:style-name="T4">Earth </text:span><text:span text:style-name="T9">dergisinde 1998 yılında yayınlanan bir makalede bu gerçeği şöyle kabul eder:</text:span></text:p>
      <text:p text:style-name="P70"><text:span text:style-name="T14">Bugün, 20. yüzyılı geride bırakırken, hala, 20. yüzyıla girdiğimizde sahip olduğumuz en büyük çözülmemiş problemle karşı karşıyayız: Hayat yeryüzünde nasıl başladı?</text:span><text:span text:style-name="T24">5</text:span></text:p>
      <text:p text:style-name="P71"/>
      <text:p text:style-name="P17">Hayatın Kompleks Yapısı </text:p>
      <text:p text:style-name="P3">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35"><text:span text:style-name="T9">Bir hücrenin meydana gelmesi için gereken şartlar, asla rastlantılarla açıklanamayacak kadar fazladır. Hücrenin en temel yapı taşı olan proteinlerin rastlantısal olarak sentezlenme ihtimali; 500 aminoasitlik ortalama bir protein için, 10</text:span><text:span text:style-name="T1">950</text:span><text:span text:style-name="T9">'de 1'dir. Ancak matematikte 10</text:span><text:span text:style-name="T1">50</text:span><text:span text:style-name="T9">'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5"><text:span text:style-name="T9">Bu noktada çok ilginç bir ikilem daha vardır: DNA, yalnız birtakım özelleşmiş </text:span><text:soft-page-break/><text:span text:style-name="T9">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4">Scientific American</text:span><text:span text:style-name="T9"> dergisinin Ekim 1994 tarihli sayısında bu gerçeği şöyle itiraf eder:</text:span></text:p>
      <text:p text:style-name="P70"><text:span text:style-name="T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T24">6</text:span></text:p>
      <text:p text:style-name="P3">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
      <text:p text:style-name="P17">Evrimin Hayali Mekanizmaları</text:p>
      <text:p text:style-name="P3">Darwin'in teorisini geçersiz kılan ikinci büyük nokta, teorinin "evrim mekanizmaları" olarak öne sürdüğü iki kavramın da gerçekte hiçbir evrimleştirici güce sahip olmadığının anlaşılmış olmasıdır. </text:p>
      <text:p text:style-name="P35"><text:span text:style-name="T9">Darwin, ortaya attığı evrim iddiasını tamamen "doğal seleksiyon" mekanizmasına bağlamıştı. Bu mekanizmaya verdiği önem, kitabının isminden de açıkça anlaşılıyordu: </text:span><text:span text:style-name="T4">Türlerin Kökeni, Doğal Seleksiyon Yoluyla...</text:span></text:p>
      <text:p text:style-name="P35"><text:span text:style-name="T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 Dolayısıyla doğal seleksiyon mekanizması hiçbir evrimleştirici güce sahip değildir. Darwin de bu gerçeğin farkındaydı ve Türlerin Kökeni adlı kitabında </text:span><text:span text:style-name="T4">"Faydalı değişiklikler oluşmadığı sürece doğal seleksiyon hiçbir şey yapamaz"</text:span><text:span text:style-name="T9"> demek zorunda kalmıştı.</text:span><text:span text:style-name="T1">7</text:span></text:p>
      <text:p text:style-name="P19"/>
      <text:p text:style-name="P17">Lamarck'ın Etkisi</text:p>
      <text:p text:style-name="P3">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35"><text:span text:style-name="T9">Darwin de benzeri örnekler vermiş, örneğin Türlerin Kökeni adlı kitabında, yiyecek </text:span><text:soft-page-break/><text:span text:style-name="T9">bulmak için suya giren bazı ayıların zamanla balinalara dönüştüğünü iddia etmişti.</text:span><text:span text:style-name="T1">8</text:span></text:p>
      <text:p text:style-name="P3">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
      <text:p text:style-name="P17">Neo-Darwinizm ve Mutasyonlar</text:p>
      <text:p text:style-name="P3">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3">Bunun nedeni çok basittir: DNA çok kompleks bir düzene sahiptir. Bu molekül üzerinde oluşan herhangi bir tesadüfi etki ancak zarar verir. Amerikalı genetikçi B. G. Ranganathan bunu şöyle açıklar:</text:p>
      <text:p text:style-name="P70"><text:span text:style-name="T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24">9</text:span></text:p>
      <text:p text:style-name="P3">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67"/>
      <text:p text:style-name="P17">Fosil Kayıtları: </text:p>
      <text:p text:style-name="P17">Ara Formlardan Eser Yok</text:p>
      <text:p text:style-name="P3">Evrim teorisinin iddia ettiği senaryonun yaşanmamış olduğunun en açık göstergesi ise fosil kayıtlarıdır.</text:p>
      <text:p text:style-name="P3"><text:soft-page-break/>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3">Bu durumda, iddia edilen uzun dönüşüm süreci içinde sayısız "ara türler"in oluşmuş ve yaşamış olmaları gerekir. </text:p>
      <text:p text:style-name="P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35"><text:span text:style-name="T9">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4">Türlerin Kökeni</text:span><text:span text:style-name="T9">'nde bunu şöyle açıklamıştır:</text:span></text:p>
      <text:p text:style-name="P70"><text:span text:style-name="T14">Eğer teorim doğruysa, türleri birbirine bağlayan sayısız ara-geçiş çeşitleri mutlaka yaşamış olmalıdır... Bunların yaşamış olduklarının kanıtları da sadece fosil kalıntıları arasında bulunabilir.</text:span><text:span text:style-name="T24">10</text:span></text:p>
      <text:p text:style-name="P35"><text:span text:style-name="T9">Ancak bu satırları yazan Darwin, bu ara formların fosillerinin bir türlü bulunamadığının da farkındaydı. Bunun teorisi için büyük bir açmaz oluşturduğunu görüyordu. Bu yüzden, </text:span><text:span text:style-name="T4">Türlerin Kökeni</text:span><text:span text:style-name="T9"> kitabının "Teorinin Zorlukları" (Difficulties on Theory) adlı bölümünde şöyle yazmıştı:</text:span></text:p>
      <text:p text:style-name="P70"><text:span text:style-name="T14">Eğer gerçekten türler öbür türlerden yavaş gelişmelerle türemişse, </text:span><text:span text:style-name="T12">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14"> Jeoloji iyi derecelendirilmiş bir süreç ortaya çıkarmamaktadır ve belki de bu benim teorime karşı ileri sürülecek en büyük itiraz olacaktır.</text:span><text:span text:style-name="T24">11</text:span></text:p>
      <text:p text:style-name="P71"/>
      <text:p text:style-name="P17"><text:s/>Darwin'in Yıkılan Umutları</text:p>
      <text:p text:style-name="P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 Ünlü İngiliz paleontolog (fosil bilimci) Derek W. Ager, bir evrimci olmasına karşın bu gerçeği şöyle itiraf eder:</text:p>
      <text:p text:style-name="P70"><text:span text:style-name="T14">Sorunumuz şudur: Fosil kayıtlarını detaylı olarak incelediğimizde, türler ya da sınıflar seviyesinde olsun, sürekli olarak aynı gerçekle karşılaşırız; kademeli evrimle gelişen değil, aniden yeryüzünde oluşan gruplar görürüz.</text:span><text:span text:style-name="T24">12</text:span></text:p>
      <text:p text:style-name="P3"><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70"><text:span text:style-name="T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T24">13</text:span></text:p>
      <text:p text:style-name="P3">Fosiller ise, canlıların yeryüzünde eksiksiz ve mükemmel bir biçimde ortaya çıktıklarını göstermektedir. Yani "türlerin kökeni", Darwin'in sandığının aksine, evrim değil Yaratılıştır.</text:p>
      <text:p text:style-name="P3"/>
      <text:p text:style-name="P17">İnsanın Evrimi Masalı</text:p>
      <text:p text:style-name="P3">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3">1) Australopithecus</text:p>
      <text:p text:style-name="P3">2) Homo habilis</text:p>
      <text:p text:style-name="P3">3) Homo erectus</text:p>
      <text:p text:style-name="P3">4) Homo sapiens</text:p>
      <text:p text:style-name="P35"><text:span text:style-name="T9">Evrimciler, insanların sözde ilk maymunsu atalarına "güney maymunu" anlamına gelen "</text:span><text:span text:style-name="T4">Australopithecus</text:span><text:span text:style-name="T9">" ismini verirler. Bu canlılar gerçekte soyu tükenmiş bir maymun türünden başka bir şey değildir. Lord Solly Zuckerman ve Prof. Charles Oxnard gibi İngiltere ve ABD'den dünyaca ünlü iki anatomistin </text:span><text:span text:style-name="T4">Australopithecus</text:span><text:span text:style-name="T9"> örnekleri üzerinde yaptıkları çok geniş kapsamlı çalışmalar, bu canlıların sadece soyu tükenmiş bir maymun türüne ait olduklarını ve insanlarla hiçbir benzerlik taşımadıklarını göstermiştir.</text:span><text:span text:style-name="T1">14</text:span></text:p>
      <text:p text:style-name="P35"><text:span text:style-name="T9">Evrimciler insan evriminin bir sonraki safhasını da, "homo" yani insan olarak sınıflandırırlar. İddiaya göre homo serisindeki canlılar, </text:span><text:span text:style-name="T4">Australopithecuslar</text:span><text:span text:style-name="T9">'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4">Homo sapiens</text:span><text:span text:style-name="T9">'e uzanan zincir gerçekte kayıptır" diyerek bunu kabul eder.</text:span><text:span text:style-name="T1"> 15</text:span></text:p>
      <text:p text:style-name="P35"><text:span text:style-name="T9">Evrimciler "</text:span><text:span text:style-name="T4">Australopithecus</text:span><text:span text:style-name="T9"> &gt; </text:span><text:span text:style-name="T4">Homo habilis </text:span><text:span text:style-name="T9">&gt; </text:span><text:span text:style-name="T4">Homo erectus</text:span><text:span text:style-name="T9"> &gt; </text:span><text:span text:style-name="T4">Homo sapiens</text:span><text:span text:style-name="T9">" sıralamasını yazarken, bu türlerin her birinin, bir sonrakinin atası olduğu izlenimini </text:span><text:soft-page-break/><text:span text:style-name="T9">verirler. Oysa paleoantropologların son bulguları, </text:span><text:span text:style-name="T4">Australopithecus</text:span><text:span text:style-name="T9">, </text:span><text:span text:style-name="T4">Homo habilis</text:span><text:span text:style-name="T9"> ve </text:span><text:span text:style-name="T4">Homo erectus</text:span><text:span text:style-name="T9">'un dünyanın farklı bölgelerinde aynı dönemlerde yaşadıklarını göstermektedir.</text:span><text:span text:style-name="T1">16</text:span></text:p>
      <text:p text:style-name="P35"><text:span text:style-name="T9">Dahası </text:span><text:span text:style-name="T4">Homo erectus</text:span><text:span text:style-name="T9"> sınıflamasına ait insanların bir bölümü çok modern zamanlara kadar yaşamışlar, </text:span><text:span text:style-name="T4">Homo sapiens neandertalensis</text:span><text:span text:style-name="T9"> ve </text:span><text:span text:style-name="T4">Homo sapiens sapiens</text:span><text:span text:style-name="T9"> (insan) ile aynı ortamda yan yana bulunmuşlardır.</text:span><text:span text:style-name="T1">17</text:span></text:p>
      <text:p text:style-name="P3">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70"><text:span text:style-name="T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24">18</text:span></text:p>
      <text:p text:style-name="P3">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35"><text:span text:style-name="T9">Bu konuyu uzun yıllar inceleyen, özellikle </text:span><text:span text:style-name="T4">Australopithecus</text:span><text:span text:style-name="T9">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3">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70"><text:span text:style-name="T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T24">19</text:span></text:p>
      <text:p text:style-name="P3">İşte insanın evrimi masalı da, teorilerine körü körüne inanan birtakım insanların buldukları bazı fosilleri ön yargılı bir biçimde yorumlamalarından ibarettir.</text:p>
      <text:p text:style-name="P3"/>
      <text:p text:style-name="P17">Darwin Formülü!</text:p>
      <text:p text:style-name="P3">Şimdiye kadar ele aldığımız tüm teknik delillerin yanında, isterseniz evrimcilerin nasıl saçma bir inanışa sahip olduklarını bir de çocukların bile anlayabileceği kadar açık bir örnekle özetleyelim. </text:p>
      <text:p text:style-name="P3">Evrim teorisi canlılığın tesadüfen oluştuğunu iddia etmektedir. Dolayısıyla bu akıl <text:soft-page-break/>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5"><text:span text:style-name="T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950</text:span><text:span text:style-name="T9">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span></text:p>
      <text:p text:style-name="P3">Bunun aksini iddia eden evrim teorisi ise, akla tamamen aykırı bir safsatadır. Evrimcilerin ortaya attığı iddialar üzerinde biraz bile düşünmek, üstteki örnekte olduğu gibi, bu gerçeği açıkça gösterir.</text:p>
      <text:p text:style-name="P3"/>
      <text:p text:style-name="P17">Göz ve Kulaktaki Teknoloji</text:p>
      <text:p text:style-name="P3">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Beyin ışığa kapalıdır. Yani beynin içi kapkaranlıktır, ışık beynin bulunduğu yere <text:soft-page-break/>kadar giremez. Görüntü merkezi denilen yer kapkaranlık, ışığın asla ulaşmadığı, belki de hiç karşılaşmadığınız kadar karanlık bir yerdir. Ancak siz bu zifiri karanlıkta ışıklı, pırıl pırıl bir dünyayı seyretmektesiniz.</text:p>
      <text:p text:style-name="P3">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k için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3">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3">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3">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text:soft-page-break/>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3"/>
      <text:p text:style-name="P17">Beynin İçinde Gören ve Duyan </text:p>
      <text:p text:style-name="P17">Şuur Kime Aittir?</text:p>
      <text:p text:style-name="P3">Beynin içinde, ışıl ışıl renkli bir dünyayı seyreden, senfonileri, kuşların cıvıltılarını dinleyen, gülü koklayan kimdir?</text:p>
      <text:p text:style-name="P3">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3">Beynin içinde göze, kulağa, burna ihtiyaç duymadan tüm bunları algılayan bir şuur bulunmaktadır. Bu şuur kime aittir?</text:p>
      <text:p text:style-name="P3">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Bu açık ve ilmi gerçeği okuyan her insanın, beynin içindeki birkaç santimetreküplük, kapkaranlık mekana tüm kainatı üç boyutlu, renkli, gölgeli ve ışıklı olarak sığdıran yüce Allah'ı düşünüp, O'ndan korkup, O'na sığınması gerekir. </text:p>
      <text:p text:style-name="P67"/>
      <text:p text:style-name="P17">Materyalist Bir İnanç</text:p>
      <text:p text:style-name="P3">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3"><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3">Bazen bunu açıkça itiraf da ederler. Harvard Üniversitesi'nden ünlü bir genetikçi ve aynı zamanda önde gelen bir evrimci olan Richard Lewontin, "önce materyalist, sonra bilim adamı" olduğunu şöyle itiraf etmektedir:</text:p>
      <text:p text:style-name="P70"><text:span text:style-name="T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T24">20</text:span></text:p>
      <text:p text:style-name="P3">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3"/>
      <text:p text:style-name="P17">Evrim Teorisi Dünya Tarihinin </text:p>
      <text:p text:style-name="P17">En Etkili Büyüsüdür</text:p>
      <text:p text:style-name="P3">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text:soft-page-break/>alan, akıl ve mantıkla düşünmelerine imkan tanımayan, gözlerinin önüne sanki bir perde çekip çok açık olan gerçekleri görmelerine engel olan bir başka inanç veya iddia daha yoktur. </text:p>
      <text:p text:style-name="P3">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8"/>
      <text:p text:style-name="P39">Şüphesiz, inkar edenleri uyarsan da, uyarmasan da, onlar için fark etmez; inanmazlar. Allah, onların kalplerini ve kulaklarını mühürlemiştir; gözlerinin üzerinde perdeler vardır. Ve büyük azab onlaradır. (Bakara Suresi, 6-7)</text:p>
      <text:p text:style-name="P39"/>
      <text:p text:style-name="P39">… Kalpleri vardır bununla kavrayıp-anlamazlar, gözleri vardır bununla görmezler, kulakları vardır bununla işitmezler. Bunlar hayvanlar gibidir, hatta daha aşağılıktırlar. İşte bunlar gafil olanlardır. (Araf Suresi, 179)</text:p>
      <text:p text:style-name="P8"/>
      <text:p text:style-name="P3">Allah, Hicr Suresi'nde ise bu insanların mucizeler görseler bile inanmayacak kadar büyülendiklerini şöyle bildirmektedir:</text:p>
      <text:p text:style-name="P38"/>
      <text:p text:style-name="P39">Onların üzerlerine gökyüzünden bir kapı açsak, ordan yukarı yükselseler de, mutlaka: "Gözlerimiz döndürüldü, belki biz büyülenmiş bir topluluğuz" diyeceklerdir. (Hicr Suresi, 14-15)</text:p>
      <text:p text:style-name="P8"/>
      <text:p text:style-name="P3">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3">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bir ayet şöyledir:</text:p>
      <text:p text:style-name="P38"/>
      <text:p text:style-name="P39"><text:soft-page-break/>(Musa:) "Siz atın" dedi. (Asalarını) atıverince, insanların gözlerini büyüleyiverdiler, onları dehşete düşürdüler ve (ortaya) büyük bir sihir getirmiş oldular. (Araf Suresi, 116)</text:p>
      <text:p text:style-name="P8"/>
      <text:p text:style-name="P3">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38"/>
      <text:p text:style-name="P39">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8"/>
      <text:p text:style-name="P3">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70"><text:span text:style-name="T14">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text:span><text:span text:style-name="T24">21</text:span></text:p>
      <text:p text:style-name="P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
      <text:p text:style-name="P3"/>
      <text:p text:style-name="P69">Sen yücesin, bize öğrettiğinden başka bizim hiçbir bilgimiz yok.</text:p>
      <text:p text:style-name="P69">Gerçekten Sen, herşeyi bilen, hüküm ve hikmet sahibi olansın.</text:p>
      <text:p text:style-name="P69">(Bakara Suresi, 32)</text:p>
      <text:p text:style-name="P6"/>
      <text:h text:style-name="P116" text:outline-level="1"/>
      <text:h text:style-name="P117" text:outline-level="1">Kaynakça</text:h>
      <text:p text:style-name="P83"/>
      <text:p text:style-name="P84"/>
      <text:p text:style-name="P81"><text:span text:style-name="T9">1. Sidney Fox, Klaus Dose, </text:span><text:span text:style-name="T4">Molecular Evolution and The Origin of Life</text:span><text:span text:style-name="T9">, New York: Marcel Dekker, 1977, s. 2.</text:span></text:p>
      <text:p text:style-name="P82"><text:span text:style-name="T9">2. Alexander I. Oparin, </text:span><text:span text:style-name="T4">Origin of Life</text:span><text:span text:style-name="T9">, (1936) New York, Dover Publications, 1953 (Reprint), s. 196.</text:span></text:p>
      <text:p text:style-name="P82"><text:span text:style-name="T9">3. "New Evidence on Evolution of Early Atmosphere and Life",</text:span><text:span text:style-name="T4"> Bulletin of the American Meteorological Society</text:span><text:span text:style-name="T9">, c. 63, Kasım 1982, s. 1328-1330. </text:span></text:p>
      <text:p text:style-name="P82"><text:span text:style-name="T9">4. Stanley Miller, </text:span><text:span text:style-name="T4">Molecular Evolution of Life: Current Status of the Prebiotic Synthesis of Small Molecules</text:span><text:span text:style-name="T9">, 1986, s. 7.</text:span></text:p>
      <text:p text:style-name="P82"><text:span text:style-name="T9">5. Jeffrey Bada, </text:span><text:span text:style-name="T4">Earth,</text:span><text:span text:style-name="T9"> Şubat 1998, s. 40.</text:span></text:p>
      <text:p text:style-name="P82"><text:span text:style-name="T9">6. Leslie E. Orgel, </text:span><text:span text:style-name="T4">The Origin of Life on Earth</text:span><text:span text:style-name="T9">, Scientific American, c. 271, Ekim 1994, s. 78.</text:span></text:p>
      <text:p text:style-name="P82"><text:span text:style-name="T9">7. Charles Darwin, </text:span><text:span text:style-name="T4">The Origin of Species: A Facsimile of the First Edition</text:span><text:span text:style-name="T9">, Harvard University Press, 1964, s. 189.</text:span></text:p>
      <text:p text:style-name="P82"><text:span text:style-name="T9">8. Charles Darwin, </text:span><text:span text:style-name="T4">The Origin of Species: A Facsimile of the First Edition</text:span><text:span text:style-name="T9">, Harvard University Press, 1964, s. 184.</text:span></text:p>
      <text:p text:style-name="P82"><text:span text:style-name="T9">9. B. G. Ranganathan, </text:span><text:span text:style-name="T4">Origins?</text:span><text:span text:style-name="T9">, Pennsylvania: The Banner Of Truth Trust, 1988.</text:span></text:p>
      <text:p text:style-name="P82"><text:span text:style-name="T9">10. Charles Darwin, </text:span><text:span text:style-name="T4">The Origin of Species: A Facsimile of the First Edition</text:span><text:span text:style-name="T9">, Harvard University Press, 1964, s. 179.</text:span></text:p>
      <text:p text:style-name="P82"><text:span text:style-name="T9">11. Charles Darwin, </text:span><text:span text:style-name="T4">The Origin of Species</text:span><text:span text:style-name="T9">, s. 172, 280.</text:span></text:p>
      <text:p text:style-name="P82"><text:span text:style-name="T9">12. Derek A. Ager, </text:span><text:span text:style-name="T4">"The Nature of the Fossil Record"</text:span><text:span text:style-name="T9">, Proceedings of the British Geological Association, c. 87, 1976, s. 133.</text:span></text:p>
      <text:p text:style-name="P82"><text:span text:style-name="T9">13. Douglas J. Futuyma,</text:span><text:span text:style-name="T4"> Science on Trial</text:span><text:span text:style-name="T9">, New York: Pantheon Books, 1983. s. 197.</text:span></text:p>
      <text:p text:style-name="P82"><text:span text:style-name="T9">14. Solly Zuckerman, </text:span><text:span text:style-name="T4">Beyond The Ivory Tower,</text:span><text:span text:style-name="T9"> New York: Toplinger Publications, 1970, ss. 75-94; Charles E. Oxnard, </text:span><text:span text:style-name="T4">"The Place of Australopithecines in Human Evolution: Grounds for Doubt"</text:span><text:span text:style-name="T9">, Nature, c. 258, s. 389. </text:span></text:p>
      <text:p text:style-name="P82"><text:span text:style-name="T9">15. J. Rennie, </text:span><text:span text:style-name="T4">"Darwin's Current Bulldog: Ernst Mayr"</text:span><text:span text:style-name="T9">, Scientific American, Aralık 1992</text:span></text:p>
      <text:p text:style-name="P82"><text:span text:style-name="T9">16. Alan Walker, </text:span><text:span text:style-name="T4">Science</text:span><text:span text:style-name="T9">, c. 207, 1980, s. 1103; A. J. Kelso, </text:span><text:span text:style-name="T4">Physical Antropology,</text:span><text:span text:style-name="T9"> 1. baskı, New York: J. B. Lipincott Co., 1970, s. 221; M. D. Leakey, Olduvai Gorge, c. 3, Cambridge: Cambridge University Press, 1971, s. 272.</text:span></text:p>
      <text:p text:style-name="P82"><text:span text:style-name="T9">17. </text:span><text:span text:style-name="T4">Time</text:span><text:span text:style-name="T9">, Kasım 1996. </text:span></text:p>
      <text:p text:style-name="P82"><text:span text:style-name="T9">18. S. J. Gould, </text:span><text:span text:style-name="T4">Natural History</text:span><text:span text:style-name="T9">, c. 85, 1976, s. 30.</text:span></text:p>
      <text:p text:style-name="P82"><text:span text:style-name="T9">19. Solly Zuckerman, </text:span><text:span text:style-name="T4">Beyond The Ivory Tower</text:span><text:span text:style-name="T9">, New York: Toplinger Publications, 1970, s. 19.</text:span></text:p>
      <text:p text:style-name="P82"><text:span text:style-name="T9">20. Richard Lewontin, </text:span><text:span text:style-name="T4">"The Demon-Haunted World"</text:span><text:span text:style-name="T9">, The New York Review of Books, 9 Ocak, 1997, s. 28.</text:span></text:p>
      <text:p text:style-name="P85">21. Malcolm Muggeridge, The End of Christendom, Grand Rapids: Eerdmans, 1980, s. 43. </text:p>
      <text:p text:style-name="P4"><text:soft-page-break/></text:p>
      <text:p text:style-name="P4"/>
      <text:p text:style-name="P74"/>
      <text:h text:style-name="P114" text:outline-level="1">RESİM ALTI</text:h>
      <text:p text:style-name="P22"/>
      <text:p text:style-name="P8">438</text:p>
      <text:p text:style-name="P8">Kambriyen kayalıklarında bulunan fosiller, salyangozlar, trilobitler, süngerler, solucanlar, denizanaları, deniz yıldızları, yüzücü kabuklular, deniz zambakları gibi kompleks omurgasız türlerine aittir. İlginç olan, birbirinden çok farklı olan bu türlerin hepsinin bir anda ortaya çıkmalarıdır. Bu yüzden jeolojik literatürde bu mucizevi olay, "Kambriyen Patlaması" olarak anılır.</text:p>
      <text:p text:style-name="P8"/>
      <text:p text:style-name="P8">438</text:p>
      <text:p text:style-name="P8">Louis Pasteur</text:p>
      <text:p text:style-name="P8"/>
      <text:p text:style-name="P8">442</text:p>
      <text:p text:style-name="P8">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8"/>
      <text:p text:style-name="P8">444</text:p>
      <text:p text:style-name="P8">Doğal seleksiyona göre, güçlü olan ve yaşadığı çevreye uyum sağlayabilen canlılar hayatta kalırlar, diğerleri ise yok olurlar. Evrimciler ise doğal seleksiyonun canlıları evrimleştirdiğini, yeni türler meydana getirdiğini öne sürerler. Oysa doğal seleksiyonun böyle bir sonucu yoktur ve bu iddiayı doğrulayan tek bir delil de bulunmamaktadır.</text:p>
      <text:p text:style-name="P8"/>
      <text:p text:style-name="P8">446</text:p>
      <text:p text:style-name="P8">Rastgele mutasyonlar insanlara ve diğer tüm canlılara her zaman için zarar verirler. Aşağıda soldaki kuzu ve sağdaki resimde görülen çocuk Çernobil kazasının sonucunda sakat kalmıştır. </text:p>
      <text:p text:style-name="P8"/>
      <text:p text:style-name="P8">448</text:p>
      <text:p text:style-name="P8">Bitkilerin evrimi iddiasını doğrulayan tek bir fosil örneği dahi yokken, evrim geçirmediklerini ispatlayan yüz binlerce fosil vardır. Bu fosillerden biri de resimde görülen 54 – 37 milyon yıllık ginkgo yaprağı fosilidir. Milyonlarca yıldır değişmeyen ginkgolar, evrimin büyük bir aldatmaca olduğunu göstermektedir.</text:p>
      <text:p text:style-name="P8"/>
      <text:p text:style-name="P8">450-451</text:p>
      <text:p text:style-name="P8"><text:soft-page-break/>YAŞAYAN FOSİLLER EVRİMİ YALANLIYOR</text:p>
      <text:p text:style-name="P8">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 Tüm canlıları yaratan Allah'tır.</text:p>
      <text:p text:style-name="P8"/>
      <text:p text:style-name="P8">Güneş Balığı </text:p>
      <text:p text:style-name="P8">Dönem: Senozoik zaman, Eosen dönemi</text:p>
      <text:p text:style-name="P8">Yaş: 54 – 37 milyon yıl</text:p>
      <text:p text:style-name="P8"/>
      <text:p text:style-name="P8">Çayır Sivrisineği</text:p>
      <text:p text:style-name="P8">Dönem: Senozoik zaman, Eosen dönemi</text:p>
      <text:p text:style-name="P8">Yaş: 48-37 milyon yıl</text:p>
      <text:p text:style-name="P8"/>
      <text:p text:style-name="P8">Deniz Kestanesi</text:p>
      <text:p text:style-name="P8">Dönem: Paleozoik zaman, Karbonifer dönemi</text:p>
      <text:p text:style-name="P8">Yaş: 295 milyon yıl</text:p>
      <text:p text:style-name="P8"/>
      <text:p text:style-name="P8">Deniz Yıldızı</text:p>
      <text:p text:style-name="P8">Dönem: Paleozoik zaman, Ordovisyen dönemi</text:p>
      <text:p text:style-name="P8">Yaş: 490 – 443 milyon yıl</text:p>
      <text:p text:style-name="P8"/>
      <text:p text:style-name="P8">Huş Ağacı Yaprağı</text:p>
      <text:p text:style-name="P8">Dönem: Senozoik zaman, Eosen dönemi</text:p>
      <text:p text:style-name="P8">Yaş: 50 milyon yıl</text:p>
      <text:p text:style-name="P8"/>
      <text:p text:style-name="P8">Köpüklü Ağustos Böceği</text:p>
      <text:p text:style-name="P8">Dönem: Mezozoik zaman, Kretase dönemi</text:p>
      <text:p text:style-name="P8">Yaş: 125 milyon yıl</text:p>
      <text:p text:style-name="P8"/>
      <text:p text:style-name="P8">Sekoya Yaprağı</text:p>
      <text:p text:style-name="P8">Dönem: Senozoik zaman, Eosen dönemi</text:p>
      <text:p text:style-name="P8">Yaş: 50 milyon yıl</text:p>
      <text:p text:style-name="P8"/>
      <text:p text:style-name="P8">453</text:p>
      <text:p text:style-name="P8">HAYALİ</text:p>
      <text:p text:style-name="P8">Evrim yanlısı gazete ve dergilerde çıkan haberlerde yukarıdakine benzer hayali "ilkel" insanların resimleri sıklıkla kullanılır. Bu hayali resimlere dayanarak oluşturulan haberlerdeki tek kaynak, yazan kişilerin hayal gücüdür. Ancak evrim bilim karşısında o <text:soft-page-break/>kadar çok yenilgi almıştır ki artık bilimsel dergilerde evrimle ilgili haberlere daha az rastlanır olmuştur.</text:p>
      <text:p text:style-name="P8"/>
      <text:p text:style-name="P8">458</text:p>
      <text:p text:style-name="P8">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8"/>
      <text:p text:style-name="P8">460</text:p>
      <text:p text:style-name="P8">Bir cisimden gelen uyarılar elektrik sinyaline dönüşerek beyinde bir etki oluştururlar. Görüyorum derken, aslında zihnimizdeki elektrik sinyallerinin etkisini seyrederiz.</text:p>
      <text:p text:style-name="P8"/>
      <text:p text:style-name="P8">464</text:p>
      <text:p text:style-name="P8">Gözü ve kulağı, kamera ve ses kayıt cihazları ile kıyasladığımızda bu organlarımızın söz konusu teknoloji ürünlerinden çok daha kompleks, çok daha başarılı, çok daha kusursuz yapılara sahip olduklarını görürüz.</text:p>
      <text:p text:style-name="P8"/>
      <text:p text:style-name="P8">467</text:p>
      <text:p text:style-name="P8">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8"/>
      <text:p text:style-name="P8">471</text:p>
      <text:p text:style-name="P68">Sen yücesin, bize öğrettiğinden başka bizim hiçbir bilgimiz yok. Gerçekten Sen, herşeyi bilen, hüküm ve hikmet sahibi olansın. (Bakara Suresi, 32)</text:p>
      <text:p text:style-name="P13"/>
      <text:p text:style-name="P47"/>
      <text:p text:style-name="P73"/>
      <text:p text:style-name="P6"/>
      <text:p text:style-name="P6"/>
      <text:p text:style-name="P6"/>
      <text:p text:style-name="P5">Allah Kuran'da Müslümanların Peygamberimiz Hz. Muhammed (sav)'e ve ondan önce gönderilmiş olan tüm peygamberlere ve bu peygamberlere indirilenlere iman ettiklerini bildirmektedir. Bakara Suresi'nin 4. ayetinde Rabbimiz Müslümanlar için; "ve onlar, sana indirilene, senden önce indirilenlere iman ederler..." buyurmaktadır.</text:p>
      <text:p text:style-name="P5">Kuran'da bildirildiği gibi İncil, Tevrat, Zebur ve Hz. İbrahim (as)'ın sayfaları geçmişte yaşamış Peygamberlere indirilmiş olan kitaplardır. Bu kitapların bir kısmı yok olmuş, bir kısmı da tahrif olmuş veya değiştirilmiştir. Fakat buna rağmen içlerinde, hak dine ait birçok doğru izah da yer almaktadır. Müslümanlar, bu kitapları Kuran'a ve sünnete göre değerlendirip, ayetlere ve hadislere uygun izahların doğru olduğuna hüsn-ü zan ederler. Dolayısıyla, Kuran'a uygun, sünnete mutabık Tevrat ve İncil açıklamaları Müslümanların istifade edebilecekleri izahlardır. Ancak temel şart, bu izahların Kuran ayetlerine ve hadislere uygun olmalarıdır. Okumakta olduğunuz bu kitapta da, İncil'den sadece Kuran'a ve Peygamberimiz (sav)'in hadislerine uygun izahlar yer almaktadır.</text:p>
      <text:p text:style-name="P5"/>
      <text:p text:style-name="P30"/>
      <text:p text:style-name="P30"/>
      <text:p text:style-name="P18">YAZAR HAKKINDA</text:p>
      <text:p text:style-name="P7"/>
      <text:p text:style-name="P5"/>
      <text:p text:style-name="P5">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5">Harun Yahya Külliyatı, -Allah'ın izniyle- 21. yüzyılda dünya insanlarını Kuran'da tarif edilen huzur ve barışa, doğruluk ve adalete, güzellik ve mutluluğa taşımaya bir vesile olacaktır.</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ato" svg:font-family="Lato" style:font-pitch="variable"/>
    <style:font-face style:name="Lucida Grande" svg:font-family="'Lucida Grande'" style:font-pitch="variable"/>
    <style:font-face style:name="PalatinoTurk" svg:font-family="PalatinoTurk,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5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text-align="center" style:justify-single-word="false" fo:keep-with-next="always"/>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b" style:family="paragraph" style:next-style-name="ALINTIALT">
      <style:paragraph-properties fo:margin-top="0.076cm" fo:margin-bottom="0.25cm" loext:contextual-spacing="false" fo:line-height="0.582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ALT" style:family="paragraph">
      <style:paragraph-properties fo:margin-left="0.801cm" fo:margin-right="0cm" fo:margin-top="0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Ÿst" style:family="paragraph">
      <style:paragraph-properties fo:margin-left="0.801cm" fo:margin-right="0cm" fo:margin-top="0.076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orta" style:family="paragraph">
      <style:paragraph-properties fo:margin-left="0.801cm" fo:margin-right="0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TIUST" style:family="paragraph">
      <style:paragraph-properties fo:margin-left="0.801cm" fo:margin-right="0cm" fo:margin-top="0.071cm" fo:margin-bottom="0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ORTA" style:family="paragraph">
      <style:paragraph-properties fo:margin-left="0.801cm" fo:margin-right="0cm"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next-style-name="ALINTIORTA">
      <style:paragraph-properties fo:margin-left="0.801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elge_20_Bağlantıları" style:display-name="Belge Bağlantıları" style:family="paragraph" style:parent-style-name="Standard">
      <style:text-properties style:font-name="Lucida Grande" fo:font-family="'Lucida Grande'" style:font-pitch="variable" fo:font-size="12pt" style:font-size-asian="12pt" style:font-name-complex="Lucida Grande" style:font-family-complex="'Lucida Grande'" style:font-pitch-complex="variable" style:font-size-complex="12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1pt" fo:language="tr" fo:country="TR" style:font-size-asian="11pt" style:font-name-complex="Symbol" style:font-family-complex="Symbol" style:font-family-generic-complex="roman" style:font-pitch-complex="variable" style:font-charset-complex="x-symbol" style:font-size-complex="11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1pt" fo:language="tr" fo:country="TR" style:font-size-asian="11pt" style:font-name-complex="Symbol" style:font-family-complex="Symbol" style:font-family-generic-complex="roman" style:font-pitch-complex="variable" style:font-charset-complex="x-symbol" style:font-size-complex="11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1pt" fo:language="tr" fo:country="TR" style:font-size-asian="11pt" style:font-name-complex="Symbol" style:font-family-complex="Symbol" style:font-family-generic-complex="roman" style:font-pitch-complex="variable" style:font-charset-complex="x-symbol" style:font-size-complex="11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1pt" fo:language="tr" fo:country="TR" style:font-size-asian="11pt" style:font-name-complex="Symbol" style:font-family-complex="Symbol" style:font-family-generic-complex="roman" style:font-pitch-complex="variable" style:font-charset-complex="x-symbol" style:font-size-complex="11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1pt" fo:language="tr" fo:country="TR" style:font-size-asian="11pt" style:font-name-complex="Symbol" style:font-family-complex="Symbol" style:font-family-generic-complex="roman" style:font-pitch-complex="variable" style:font-charset-complex="x-symbol" style:font-size-complex="11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fo:color="#000000" style:font-name="Calibri" fo:font-family="Calibri" style:font-family-generic="swiss" style:font-pitch="variable" fo:font-size="16pt" fo:language="en" fo:country="GB"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weight-complex="bold"/>
    </style:style>
    <style:style style:name="Belge_20_Bağlantıları_20_Char" style:display-name="Belge Bağlantıları Char" style:family="text" style:parent-style-name="Varsayılan_20_Paragraf_20_Yazı_20_Tipi">
      <style:text-properties fo:color="#000000" style:font-name="Lucida Grande" fo:font-family="'Lucida Grande'" style:font-pitch="variable" fo:font-size="12pt" fo:language="en" fo:country="GB" style:font-size-asian="12pt" style:font-name-complex="PalatinoTurk" style:font-family-complex="PalatinoTurk, 'Courier New'" style:font-pitch-complex="variable"/>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52cm" fo:margin-bottom="2.54cm" fo:margin-left="3.175cm" fo:margin-right="3.175cm" style:writing-mode="lr-tb" style:layout-grid-color="#c0c0c0" style:layout-grid-lines="37"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İncil'den Güzel Sözler</dc:title>
    <dc:subject>İNCİL’DEN GÜZEL SÖZLER</dc:subject>
    <meta:initial-creator>HARUN YAHYA - ADNAN OKTAR</meta:initial-creator>
    <meta:creation-date>2010-10-16T18:30:00</meta:creation-date>
    <dc:date>2019-10-08T01:32:37.234295324</dc:date>
    <meta:editing-cycles>16</meta:editing-cycles>
    <meta:editing-duration>PT2H39M22S</meta:editing-duration>
    <meta:generator>LibreOffice/6.3.2.2$Linux_X86_64 LibreOffice_project/ddcf6633b674837c71d3649d97a9cb3c0d392a84</meta:generator>
    <meta:document-statistic meta:table-count="0" meta:image-count="0" meta:object-count="0" meta:page-count="203" meta:paragraph-count="2632" meta:word-count="67857" meta:character-count="523723" meta:non-whitespace-character-count="458398"/>
  </office:meta>
</office:document-meta>
</file>